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922cm"/>
    </style:style>
    <style:style style:name="co2" style:family="table-column">
      <style:table-column-properties fo:break-before="auto" style:column-width="8.137cm"/>
    </style:style>
    <style:style style:name="co3" style:family="table-column">
      <style:table-column-properties fo:break-before="auto" style:column-width="8.569cm"/>
    </style:style>
    <style:style style:name="co4" style:family="table-column">
      <style:table-column-properties fo:break-before="auto" style:column-width="9.063cm"/>
    </style:style>
    <style:style style:name="co5" style:family="table-column">
      <style:table-column-properties fo:break-before="auto" style:column-width="7.151cm"/>
    </style:style>
    <style:style style:name="co6" style:family="table-column">
      <style:table-column-properties fo:break-before="auto" style:column-width="14.4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401cm" fo:break-before="auto" style:use-optimal-row-height="true"/>
    </style:style>
    <style:style style:name="ro3" style:family="table-row">
      <style:table-row-properties style:row-height="1.866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0e4f5"/>
    </style:style>
    <style:style style:name="ce9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no-wrap"/>
    </style:style>
    <style:style style:name="ce11" style:family="table-cell" style:parent-style-name="Default" style:data-style-name="N0">
      <style:table-cell-properties fo:background-color="#d0e4f5" fo:wrap-option="no-wrap" style:vertical-align="automatic"/>
    </style:style>
    <style:style style:name="ce12" style:family="table-cell" style:parent-style-name="Default" style:data-style-name="N0">
      <style:table-cell-properties fo:background-color="#d0e4f5" fo:wrap-option="no-wrap"/>
    </style:style>
    <style:style style:name="ce13" style:family="table-cell" style:parent-style-name="Default" style:data-style-name="N0">
      <style:table-cell-properties fo:wrap-option="no-wrap" style:vertical-align="automatic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d0e4f5" fo:wrap-option="wrap" style:vertical-align="automatic"/>
    </style:style>
  </office:automatic-styles>
  <office:body>
    <office:spreadsheet>
      <table:table table:name="lieu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9" office:value-type="string" calcext:value-type="string">
            <text:p>items</text:p>
          </table:table-cell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nfo</text:p>
          </table:table-cell>
        </table:table-row>
        <table:table-row table:style-name="ro2">
          <table:table-cell table:style-name="ce1" office:value-type="string" calcext:value-type="string">
            <text:p>Absalon</text:p>
          </table:table-cell>
          <table:table-cell table:style-name="ce10" office:value-type="string" calcext:value-type="string">
            <text:p>#2909 #2918 #3176</text:p>
          </table:table-cell>
          <table:table-cell table:style-name="ce1" office:value-type="string" calcext:value-type="string">
            <text:p>http://www.geonames.org/3571153</text:p>
          </table:table-cell>
          <table:table-cell table:style-name="ce1" office:value-type="string" calcext:value-type="string">
            <text:p>Absal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Abyssinie</text:p>
          </table:table-cell>
          <table:table-cell table:style-name="ce11" office:value-type="string" calcext:value-type="string">
            <text:p>#2572 #2775 #5225 #5374 #5375 #5376 #5377 #5378 #5379 #5380 <text:s/>#5381 #5382 #5383 #5384 #5385</text:p>
          </table:table-cell>
          <table:table-cell table:style-name="ce4" office:value-type="string" calcext:value-type="string">
            <text:p>http://www.geonames.org/337996</text:p>
          </table:table-cell>
          <table:table-cell table:style-name="ce4" office:value-type="string" calcext:value-type="string">
            <text:p>Abyssin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Éthiopie</text:p>
            <text:p>Population: 109,224,559</text:p>
          </table:table-cell>
        </table:table-row>
        <table:table-row table:style-name="ro3">
          <table:table-cell table:style-name="ce1" office:value-type="string" calcext:value-type="string">
            <text:p>Açores</text:p>
          </table:table-cell>
          <table:table-cell table:style-name="ce10" office:value-type="string" calcext:value-type="string">
            <text:p>#14251 #20771</text:p>
          </table:table-cell>
          <table:table-cell table:style-name="ce1" office:value-type="string" calcext:value-type="string">
            <text:p>http://www.geonames.org/3411865</text:p>
          </table:table-cell>
          <table:table-cell table:style-name="ce1" office:value-type="string" calcext:value-type="string">
            <text:p>Açor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ortugal</text:p>
            <text:p>Admin name: Açores</text:p>
            <text:p>Population: 242,902</text:p>
          </table:table-cell>
        </table:table-row>
        <table:table-row table:style-name="ro3">
          <table:table-cell table:style-name="ce4" office:value-type="string" calcext:value-type="string">
            <text:p>Acre</text:p>
          </table:table-cell>
          <table:table-cell table:style-name="ce12" office:value-type="string" calcext:value-type="string">
            <text:p>#5234 #5602 #5603 #5604 #5605 #5606 #5607 #5608 #5609 #5610</text:p>
          </table:table-cell>
          <table:table-cell table:style-name="ce4" office:value-type="string" calcext:value-type="string">
            <text:p>http://www.geonames.org/3665474</text:p>
          </table:table-cell>
          <table:table-cell table:style-name="ce4" office:value-type="string" calcext:value-type="string">
            <text:p>Ac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Acre</text:p>
            <text:p>Population: 732,793</text:p>
          </table:table-cell>
        </table:table-row>
        <table:table-row table:style-name="ro2">
          <table:table-cell table:style-name="ce1" office:value-type="string" calcext:value-type="string">
            <text:p>Adjara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8693304</text:p>
          </table:table-cell>
          <table:table-cell table:style-name="ce1" office:value-type="string" calcext:value-type="string">
            <text:p>Adjar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énin</text:p>
            <text:p>Admin name: Ouémé</text:p>
          </table:table-cell>
        </table:table-row>
        <table:table-row table:style-name="ro4">
          <table:table-cell table:style-name="ce4" office:value-type="string" calcext:value-type="string">
            <text:p>Afrique</text:p>
          </table:table-cell>
          <table:table-cell table:style-name="ce11" office:value-type="string" calcext:value-type="string">
            <text:p>#1086 #1486 #1512 #1698 #1709 #1723 #1725 #1726 #1733 #1739 <text:s/>#1741 #1743 #1745 #1749 #1753 #1760 #1780 #1796 #2548 #2777 <text:s/>#3231 #3234 #3547 #3568 #3674 #3675 #3678 #3679 #3680 #3681 <text:s/>#3682 #3683 #3684 #3685 #3686 #3687 #3688 #3689 #3690 #3691 <text:s/>#3693 #3694 #3695 #3696 #3697 #3698 #3699 #3700 #3701 #3702 <text:s/>#3703 #3704 #3705 #3706 #3707 #3708 #3709 #3710 #3711 #4045 <text:s/>#4061 #4110 #4112 #4118 #4127 #4156 #4168 #4169 #4171 #4172 <text:s/>#4173 #4174 #4175 #4176 #4315 #4871 #5043 #5092 #5123 #5257 <text:s/>#5452 #5895 #5899 #5901 #5916 #5918 #5919 #6931 #6933 #6949 <text:s/>#6950 #6951 #6952 #7788 #7908 #7909 #8040 #8079 #8122 #8150 <text:s/>#10802 #10803 #10815 #10816 #10818 #10832 #11518 #11999 #12022 #12526 <text:s/>#12652 #12677 #12964 #13088 #13115 #13542 #13772 #13774 #13780 #14156 <text:s/>#14157 #14158 #14159 #14160 #14161 #14162 #14163 #14164 #14165 #14166 <text:s/>#14167 #14168 #14169 #14170 #14171 #14172 #14173 #14174 #14175 #14176 <text:s/>#14177 #14178 #14179 #16206 #16280 #16283 #16284 #16285 #16289 #16291 <text:s/>#16292 #16293 #16294 #16298 #16300 #16301 #16302 #16305 #16306 #16307 <text:s/>#16308 #16311 #20443 #20719 #20850 #20917 #20918 #21660 #21947 #21950</text:p>
          </table:table-cell>
          <table:table-cell table:style-name="ce4" office:value-type="string" calcext:value-type="string">
            <text:p>http://www.geonames.org/6255146</text:p>
          </table:table-cell>
          <table:table-cell table:style-name="ce4" office:value-type="string" calcext:value-type="string">
            <text:p>Afrique</text:p>
          </table:table-cell>
          <table:table-cell table:style-name="ce4"/>
          <table:table-cell table:style-name="ce5" office:value-type="string" calcext:value-type="string">
            <text:p>Feature: continent</text:p>
            <text:p>Population: 1,031,833,000</text:p>
          </table:table-cell>
        </table:table-row>
        <table:table-row table:style-name="ro4">
          <table:table-cell table:style-name="ce1" office:value-type="string" calcext:value-type="string">
            <text:p>Afrique de l'Est</text:p>
          </table:table-cell>
          <table:table-cell table:style-name="ce10" office:value-type="string" calcext:value-type="string">
            <text:p>#2363 #16286 #16290 #16310</text:p>
          </table:table-cell>
          <table:table-cell table:style-name="ce1" office:value-type="string" calcext:value-type="string">
            <text:p>http://www.geonames.org/7729889</text:p>
          </table:table-cell>
          <table:table-cell table:style-name="ce1" office:value-type="string" calcext:value-type="string">
            <text:p>Afrique de l'Est</text:p>
          </table:table-cell>
          <table:table-cell table:style-name="ce1"/>
          <table:table-cell table:style-name="ce3" office:value-type="string" calcext:value-type="string">
            <text:p>Feature: region</text:p>
            <text:p>Population: 325,927,000</text:p>
          </table:table-cell>
        </table:table-row>
        <table:table-row table:style-name="ro4">
          <table:table-cell table:style-name="ce4" office:value-type="string" calcext:value-type="string">
            <text:p>Afrique de l'Ouest</text:p>
          </table:table-cell>
          <table:table-cell table:style-name="ce12" office:value-type="string" calcext:value-type="string">
            <text:p>#7658 #7676 #10817 #11355 #20454</text:p>
          </table:table-cell>
          <table:table-cell table:style-name="ce4" office:value-type="string" calcext:value-type="string">
            <text:p>http://www.geonames.org/7729885</text:p>
          </table:table-cell>
          <table:table-cell table:style-name="ce4" office:value-type="string" calcext:value-type="string">
            <text:p>Afrique de l'Ouest</text:p>
          </table:table-cell>
          <table:table-cell table:style-name="ce4"/>
          <table:table-cell table:style-name="ce5" office:value-type="string" calcext:value-type="string">
            <text:p>Feature: region</text:p>
            <text:p>Population: 340,000,000</text:p>
          </table:table-cell>
        </table:table-row>
        <table:table-row table:style-name="ro4">
          <table:table-cell table:style-name="ce1" office:value-type="string" calcext:value-type="string">
            <text:p>Afrique du Nord</text:p>
          </table:table-cell>
          <table:table-cell table:style-name="ce10" office:value-type="string" calcext:value-type="string">
            <text:p>#6255 #10814 #11494 #11496 #12526 #16282 #16304 #16309</text:p>
          </table:table-cell>
          <table:table-cell table:style-name="ce1" office:value-type="string" calcext:value-type="string">
            <text:p>http://www.geonames.org/7729887</text:p>
          </table:table-cell>
          <table:table-cell table:style-name="ce1" office:value-type="string" calcext:value-type="string">
            <text:p>Afrique du Nord</text:p>
          </table:table-cell>
          <table:table-cell table:style-name="ce1"/>
          <table:table-cell table:style-name="ce3" office:value-type="string" calcext:value-type="string">
            <text:p>Feature: region</text:p>
            <text:p>Population: 210,800,000</text:p>
          </table:table-cell>
        </table:table-row>
        <table:table-row table:style-name="ro2">
          <table:table-cell table:style-name="ce4" office:value-type="string" calcext:value-type="string">
            <text:p>Afrique du Sud</text:p>
          </table:table-cell>
          <table:table-cell table:style-name="ce12" office:value-type="string" calcext:value-type="string">
            <text:p>#7699</text:p>
          </table:table-cell>
          <table:table-cell table:style-name="ce4" office:value-type="string" calcext:value-type="string">
            <text:p>http://www.geonames.org/953987</text:p>
          </table:table-cell>
          <table:table-cell table:style-name="ce4" office:value-type="string" calcext:value-type="string">
            <text:p>Afrique du Sud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Afrique du Sud</text:p>
            <text:p>Population: 57,779,622</text:p>
          </table:table-cell>
        </table:table-row>
        <table:table-row table:style-name="ro1">
          <table:table-cell table:style-name="ce1" office:value-type="string" calcext:value-type="string">
            <text:p>Afrique équatoriale</text:p>
          </table:table-cell>
          <table:table-cell table:style-name="ce10" office:value-type="string" calcext:value-type="string">
            <text:p>#3575 #16287 #16297 #16299 #1630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frique équatoriale française</text:p>
          </table:table-cell>
          <table:table-cell table:style-name="ce12" office:value-type="string" calcext:value-type="string">
            <text:p>#6196 #6263 #6392 #1389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frique lusophone</text:p>
          </table:table-cell>
          <table:table-cell table:style-name="ce10" office:value-type="string" calcext:value-type="string">
            <text:p>#16437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frique occidentale</text:p>
          </table:table-cell>
          <table:table-cell table:style-name="ce12" office:value-type="string" calcext:value-type="string">
            <text:p>#12620 #13427 #20526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frique occidentale française</text:p>
          </table:table-cell>
          <table:table-cell table:style-name="ce13" office:value-type="string" calcext:value-type="string">
            <text:p>#3574 #6196 #6263 #6383 #6384 #6385 #6386 #6387 #6388 #6389 <text:s/>#6390 #6391 #6521 #13792 #13793 #13795 #13798 #13800 #13801 #13802 <text:s/>#13804 #13821 #13822 #13823 #13824 #13825 #13826 #13827 #13845 #13856 <text:s/>#13858 #13859 #13861 #13877 #13879 #1388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frique orientale</text:p>
          </table:table-cell>
          <table:table-cell table:style-name="ce12" office:value-type="string" calcext:value-type="string">
            <text:p>#12620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Aileron</text:p>
          </table:table-cell>
          <table:table-cell table:style-name="ce10" office:value-type="string" calcext:value-type="string">
            <text:p>#2940</text:p>
          </table:table-cell>
          <table:table-cell table:style-name="ce1" office:value-type="string" calcext:value-type="string">
            <text:p>http://www.geonames.org/2077986</text:p>
          </table:table-cell>
          <table:table-cell table:style-name="ce1" office:value-type="string" calcext:value-type="string">
            <text:p>Aileron</text:p>
          </table:table-cell>
          <table:table-cell table:style-name="ce1"/>
          <table:table-cell table:style-name="ce3" office:value-type="string" calcext:value-type="string">
            <text:p>Feature: farm</text:p>
            <text:p>Country: Australie</text:p>
            <text:p>Admin name: Territoire du Nord</text:p>
          </table:table-cell>
        </table:table-row>
        <table:table-row table:style-name="ro3">
          <table:table-cell table:style-name="ce4" office:value-type="string" calcext:value-type="string">
            <text:p>Alaska</text:p>
          </table:table-cell>
          <table:table-cell table:style-name="ce12" office:value-type="string" calcext:value-type="string">
            <text:p>#14626</text:p>
          </table:table-cell>
          <table:table-cell table:style-name="ce4" office:value-type="string" calcext:value-type="string">
            <text:p>http://www.geonames.org/5879092</text:p>
          </table:table-cell>
          <table:table-cell table:style-name="ce4" office:value-type="string" calcext:value-type="string">
            <text:p>Alask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Alaska</text:p>
            <text:p>Population: 660,633</text:p>
          </table:table-cell>
        </table:table-row>
        <table:table-row table:style-name="ro2">
          <table:table-cell table:style-name="ce1" office:value-type="string" calcext:value-type="string">
            <text:p>Algérie</text:p>
          </table:table-cell>
          <table:table-cell table:style-name="ce13" office:value-type="string" calcext:value-type="string">
            <text:p>#1344 #2180 #2442 #2572 #4112 #4118 #5090 #6196 #6254 #6255 <text:s/>#6256 #6263 #6343 #6344 #6347 #6348 #6349 #6350 #6351 #11067 <text:s/>#11069 #11071 #11072 #11073 #11494 #11496 #11999 #13480 #13537 #13643 <text:s/>#13645 #13646 #13648 #13649 #13651 #13652 #13653 #13654 #13655 #13657 <text:s/>#13659 #13660 #13661 #13669 #13671 #13673 #13676 #13677 #13678 #13679 <text:s/>#13680 #13681 #13682 #13683 #13684 #13685 #13686 #13687 #13688 #13689 <text:s/>#13690 #13691 #13693 #13694 #13701 #13703 #13707 #13769 #13771 #13782 <text:s/>#13785 #13786 #13787 #16182 #16322 #21545 #21546 #21548 #21549 #21733 <text:s/>#21734 #22246</text:p>
          </table:table-cell>
          <table:table-cell table:style-name="ce1" office:value-type="string" calcext:value-type="string">
            <text:p>http://www.geonames.org/2589581</text:p>
          </table:table-cell>
          <table:table-cell table:style-name="ce1" office:value-type="string" calcext:value-type="string">
            <text:p>Algér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Algérie</text:p>
            <text:p>Population: 42,228,429</text:p>
          </table:table-cell>
        </table:table-row>
        <table:table-row table:style-name="ro3">
          <table:table-cell table:style-name="ce4" office:value-type="string" calcext:value-type="string">
            <text:p>Algérie|Alger</text:p>
          </table:table-cell>
          <table:table-cell table:style-name="ce11" office:value-type="string" calcext:value-type="string">
            <text:p>#3590 #6258 #6341 #6342 #11068 #11070 #12210 #13666 #13667 #13668 <text:s/>#13695 #13696</text:p>
          </table:table-cell>
          <table:table-cell table:style-name="ce4" office:value-type="string" calcext:value-type="string">
            <text:p>http://www.geonames.org/2507480</text:p>
          </table:table-cell>
          <table:table-cell table:style-name="ce4" office:value-type="string" calcext:value-type="string">
            <text:p>Alger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Algérie</text:p>
            <text:p>Admin name: Alger</text:p>
            <text:p>Population: 1,977,663</text:p>
          </table:table-cell>
        </table:table-row>
        <table:table-row table:style-name="ro3">
          <table:table-cell table:style-name="ce4" office:value-type="string" calcext:value-type="string">
            <text:p>Algérie|Alger</text:p>
          </table:table-cell>
          <table:table-cell table:style-name="ce11" office:value-type="string" calcext:value-type="string">
            <text:p>#3590 #6258 #6341 #6342 #11068 #11070 #12210 #13666 #13667 #13668 <text:s/>#13695 #13696</text:p>
          </table:table-cell>
          <table:table-cell table:style-name="ce4" office:value-type="string" calcext:value-type="string">
            <text:p>http://www.geonames.org/2507475</text:p>
          </table:table-cell>
          <table:table-cell table:style-name="ce4" office:value-type="string" calcext:value-type="string">
            <text:p>Alger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Alger</text:p>
            <text:p>Population: 2,988,145</text:p>
          </table:table-cell>
        </table:table-row>
        <table:table-row table:style-name="ro2">
          <table:table-cell table:style-name="ce4" office:value-type="string" calcext:value-type="string">
            <text:p>Algérie|Alger</text:p>
          </table:table-cell>
          <table:table-cell table:style-name="ce11" office:value-type="string" calcext:value-type="string">
            <text:p>#3590 #6258 #6341 #6342 #11068 #11070 #12210 #13666 #13667 #13668 <text:s/>#13695 #13696</text:p>
          </table:table-cell>
          <table:table-cell table:style-name="ce4" office:value-type="string" calcext:value-type="string">
            <text:p>http://www.geonames.org/9847471</text:p>
          </table:table-cell>
          <table:table-cell table:style-name="ce4" office:value-type="string" calcext:value-type="string">
            <text:p>Alger</text:p>
          </table:table-cell>
          <table:table-cell table:style-name="ce4"/>
          <table:table-cell table:style-name="ce5" office:value-type="string" calcext:value-type="string">
            <text:p>Feature: port</text:p>
            <text:p>Country: Algérie</text:p>
            <text:p>Admin name: Alger</text:p>
          </table:table-cell>
        </table:table-row>
        <table:table-row table:style-name="ro3">
          <table:table-cell table:style-name="ce1" office:value-type="string" calcext:value-type="string">
            <text:p>Algérie|Biskra</text:p>
          </table:table-cell>
          <table:table-cell table:style-name="ce10" office:value-type="string" calcext:value-type="string">
            <text:p>#13647 #13656 #13658 #13702 #13770</text:p>
          </table:table-cell>
          <table:table-cell table:style-name="ce1" office:value-type="string" calcext:value-type="string">
            <text:p>http://www.geonames.org/2503826</text:p>
          </table:table-cell>
          <table:table-cell table:style-name="ce1" office:value-type="string" calcext:value-type="string">
            <text:p>Biskr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Biskra</text:p>
            <text:p>Population: 307,987</text:p>
          </table:table-cell>
        </table:table-row>
        <table:table-row table:style-name="ro3">
          <table:table-cell table:style-name="ce1" office:value-type="string" calcext:value-type="string">
            <text:p>Algérie|Biskra</text:p>
          </table:table-cell>
          <table:table-cell table:style-name="ce10" office:value-type="string" calcext:value-type="string">
            <text:p>#13647 #13656 #13658 #13702 #13770</text:p>
          </table:table-cell>
          <table:table-cell table:style-name="ce1" office:value-type="string" calcext:value-type="string">
            <text:p>http://www.geonames.org/2503822</text:p>
          </table:table-cell>
          <table:table-cell table:style-name="ce1" office:value-type="string" calcext:value-type="string">
            <text:p>Biskr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lgérie</text:p>
            <text:p>Admin name: Biskra</text:p>
            <text:p>Population: 721,356</text:p>
          </table:table-cell>
        </table:table-row>
        <table:table-row table:style-name="ro4">
          <table:table-cell table:style-name="ce1" office:value-type="string" calcext:value-type="string">
            <text:p>Algérie|Biskra</text:p>
          </table:table-cell>
          <table:table-cell table:style-name="ce10" office:value-type="string" calcext:value-type="string">
            <text:p>#13647 #13656 #13658 #13702 #13770</text:p>
          </table:table-cell>
          <table:table-cell table:style-name="ce1" office:value-type="string" calcext:value-type="string">
            <text:p>http://www.geonames.org/6296387</text:p>
          </table:table-cell>
          <table:table-cell table:style-name="ce1" office:value-type="string" calcext:value-type="string">
            <text:p>Biskra Airport</text:p>
          </table:table-cell>
          <table:table-cell table:style-name="ce1"/>
          <table:table-cell table:style-name="ce3" office:value-type="string" calcext:value-type="string">
            <text:p>Feature: airport</text:p>
            <text:p>Country: Algérie</text:p>
          </table:table-cell>
        </table:table-row>
        <table:table-row table:style-name="ro3">
          <table:table-cell table:style-name="ce4" office:value-type="string" calcext:value-type="string">
            <text:p>Algérie|Blida</text:p>
          </table:table-cell>
          <table:table-cell table:style-name="ce12" office:value-type="string" calcext:value-type="string">
            <text:p>#3509</text:p>
          </table:table-cell>
          <table:table-cell table:style-name="ce4" office:value-type="string" calcext:value-type="string">
            <text:p>http://www.geonames.org/2503769</text:p>
          </table:table-cell>
          <table:table-cell table:style-name="ce4" office:value-type="string" calcext:value-type="string">
            <text:p>Blid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Algérie</text:p>
            <text:p>Admin name: Blida</text:p>
            <text:p>Population: 182,447</text:p>
          </table:table-cell>
        </table:table-row>
        <table:table-row table:style-name="ro3">
          <table:table-cell table:style-name="ce4" office:value-type="string" calcext:value-type="string">
            <text:p>Algérie|Blida</text:p>
          </table:table-cell>
          <table:table-cell table:style-name="ce12" office:value-type="string" calcext:value-type="string">
            <text:p>#3509</text:p>
          </table:table-cell>
          <table:table-cell table:style-name="ce4" office:value-type="string" calcext:value-type="string">
            <text:p>http://www.geonames.org/2503765</text:p>
          </table:table-cell>
          <table:table-cell table:style-name="ce4" office:value-type="string" calcext:value-type="string">
            <text:p>Blid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Blida</text:p>
            <text:p>Population: 1,002,937</text:p>
          </table:table-cell>
        </table:table-row>
        <table:table-row table:style-name="ro3">
          <table:table-cell table:style-name="ce1" office:value-type="string" calcext:value-type="string">
            <text:p>Algérie|Chiffa</text:p>
          </table:table-cell>
          <table:table-cell table:style-name="ce10" office:value-type="string" calcext:value-type="string">
            <text:p>#13644</text:p>
          </table:table-cell>
          <table:table-cell table:style-name="ce1" office:value-type="string" calcext:value-type="string">
            <text:p>http://www.geonames.org/2501323</text:p>
          </table:table-cell>
          <table:table-cell table:style-name="ce1" office:value-type="string" calcext:value-type="string">
            <text:p>Chiff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Algérie</text:p>
            <text:p>Admin name: Blida</text:p>
            <text:p>Population: 23,218</text:p>
          </table:table-cell>
        </table:table-row>
        <table:table-row table:style-name="ro3">
          <table:table-cell table:style-name="ce4" office:value-type="string" calcext:value-type="string">
            <text:p>Algérie|Constantine</text:p>
          </table:table-cell>
          <table:table-cell table:style-name="ce12" office:value-type="string" calcext:value-type="string">
            <text:p>#6259 #13672 #13699</text:p>
          </table:table-cell>
          <table:table-cell table:style-name="ce4" office:value-type="string" calcext:value-type="string">
            <text:p>http://www.geonames.org/2501152</text:p>
          </table:table-cell>
          <table:table-cell table:style-name="ce4" office:value-type="string" calcext:value-type="string">
            <text:p>Constantin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Algérie</text:p>
            <text:p>Admin name: Constantine</text:p>
            <text:p>Population: 450,097</text:p>
          </table:table-cell>
        </table:table-row>
        <table:table-row table:style-name="ro3">
          <table:table-cell table:style-name="ce4" office:value-type="string" calcext:value-type="string">
            <text:p>Algérie|Constantine</text:p>
          </table:table-cell>
          <table:table-cell table:style-name="ce12" office:value-type="string" calcext:value-type="string">
            <text:p>#6259 #13672 #13699</text:p>
          </table:table-cell>
          <table:table-cell table:style-name="ce4" office:value-type="string" calcext:value-type="string">
            <text:p>http://www.geonames.org/2501147</text:p>
          </table:table-cell>
          <table:table-cell table:style-name="ce4" office:value-type="string" calcext:value-type="string">
            <text:p>Constantin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Constantine</text:p>
            <text:p>Population: 938,475</text:p>
          </table:table-cell>
        </table:table-row>
        <table:table-row table:style-name="ro3">
          <table:table-cell table:style-name="ce1" office:value-type="string" calcext:value-type="string">
            <text:p>Algérie|Ghardaïa</text:p>
          </table:table-cell>
          <table:table-cell table:style-name="ce10" office:value-type="string" calcext:value-type="string">
            <text:p>#13789</text:p>
          </table:table-cell>
          <table:table-cell table:style-name="ce1" office:value-type="string" calcext:value-type="string">
            <text:p>http://www.geonames.org/2496049</text:p>
          </table:table-cell>
          <table:table-cell table:style-name="ce1" office:value-type="string" calcext:value-type="string">
            <text:p>Ghardaï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Ghardaïa</text:p>
            <text:p>Population: 93,423</text:p>
          </table:table-cell>
        </table:table-row>
        <table:table-row table:style-name="ro3">
          <table:table-cell table:style-name="ce1" office:value-type="string" calcext:value-type="string">
            <text:p>Algérie|Ghardaïa</text:p>
          </table:table-cell>
          <table:table-cell table:style-name="ce10" office:value-type="string" calcext:value-type="string">
            <text:p>#13789</text:p>
          </table:table-cell>
          <table:table-cell table:style-name="ce1" office:value-type="string" calcext:value-type="string">
            <text:p>http://www.geonames.org/2496045</text:p>
          </table:table-cell>
          <table:table-cell table:style-name="ce1" office:value-type="string" calcext:value-type="string">
            <text:p>Ghardaï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lgérie</text:p>
            <text:p>Admin name: Ghardaïa</text:p>
            <text:p>Population: 363,598</text:p>
          </table:table-cell>
        </table:table-row>
        <table:table-row table:style-name="ro4">
          <table:table-cell table:style-name="ce1" office:value-type="string" calcext:value-type="string">
            <text:p>Algérie|Ghardaïa</text:p>
          </table:table-cell>
          <table:table-cell table:style-name="ce10" office:value-type="string" calcext:value-type="string">
            <text:p>#13789</text:p>
          </table:table-cell>
          <table:table-cell table:style-name="ce1" office:value-type="string" calcext:value-type="string">
            <text:p>http://www.geonames.org/6296389</text:p>
          </table:table-cell>
          <table:table-cell table:style-name="ce1" office:value-type="string" calcext:value-type="string">
            <text:p>Ghardaia</text:p>
          </table:table-cell>
          <table:table-cell table:style-name="ce1"/>
          <table:table-cell table:style-name="ce3" office:value-type="string" calcext:value-type="string">
            <text:p>Feature: airport</text:p>
            <text:p>Country: Algérie</text:p>
          </table:table-cell>
        </table:table-row>
        <table:table-row table:style-name="ro3">
          <table:table-cell table:style-name="ce4" office:value-type="string" calcext:value-type="string">
            <text:p>Algérie|La Calle</text:p>
          </table:table-cell>
          <table:table-cell table:style-name="ce12" office:value-type="string" calcext:value-type="string">
            <text:p>#13704</text:p>
          </table:table-cell>
          <table:table-cell table:style-name="ce4" office:value-type="string" calcext:value-type="string">
            <text:p>http://www.geonames.org/2497988</text:p>
          </table:table-cell>
          <table:table-cell table:style-name="ce4" office:value-type="string" calcext:value-type="string">
            <text:p>La Ca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Algérie</text:p>
            <text:p>Admin name: El Tarf</text:p>
            <text:p>Population: 35,449</text:p>
          </table:table-cell>
        </table:table-row>
        <table:table-row table:style-name="ro3">
          <table:table-cell table:style-name="ce1" office:value-type="string" calcext:value-type="string">
            <text:p>Algérie|Laghouat</text:p>
          </table:table-cell>
          <table:table-cell table:style-name="ce10" office:value-type="string" calcext:value-type="string">
            <text:p>#13790 #13791</text:p>
          </table:table-cell>
          <table:table-cell table:style-name="ce1" office:value-type="string" calcext:value-type="string">
            <text:p>http://www.geonames.org/2491191</text:p>
          </table:table-cell>
          <table:table-cell table:style-name="ce1" office:value-type="string" calcext:value-type="string">
            <text:p>Laghouat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Laghouat</text:p>
            <text:p>Population: 113,872</text:p>
          </table:table-cell>
        </table:table-row>
        <table:table-row table:style-name="ro3">
          <table:table-cell table:style-name="ce1" office:value-type="string" calcext:value-type="string">
            <text:p>Algérie|Laghouat</text:p>
          </table:table-cell>
          <table:table-cell table:style-name="ce10" office:value-type="string" calcext:value-type="string">
            <text:p>#13790 #13791</text:p>
          </table:table-cell>
          <table:table-cell table:style-name="ce1" office:value-type="string" calcext:value-type="string">
            <text:p>http://www.geonames.org/2491188</text:p>
          </table:table-cell>
          <table:table-cell table:style-name="ce1" office:value-type="string" calcext:value-type="string">
            <text:p>Laghouat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lgérie</text:p>
            <text:p>Admin name: Laghouat</text:p>
            <text:p>Population: 455,602</text:p>
          </table:table-cell>
        </table:table-row>
        <table:table-row table:style-name="ro2">
          <table:table-cell table:style-name="ce1" office:value-type="string" calcext:value-type="string">
            <text:p>Algérie|Laghouat</text:p>
          </table:table-cell>
          <table:table-cell table:style-name="ce10" office:value-type="string" calcext:value-type="string">
            <text:p>#13790 #13791</text:p>
          </table:table-cell>
          <table:table-cell table:style-name="ce1" office:value-type="string" calcext:value-type="string">
            <text:p>http://www.geonames.org/2578466</text:p>
          </table:table-cell>
          <table:table-cell table:style-name="ce1" office:value-type="string" calcext:value-type="string">
            <text:p>Laghouat</text:p>
          </table:table-cell>
          <table:table-cell table:style-name="ce1"/>
          <table:table-cell table:style-name="ce3" office:value-type="string" calcext:value-type="string">
            <text:p>Feature: cliff(s)</text:p>
            <text:p>Country: Algérie</text:p>
            <text:p>Admin name: Tiaret</text:p>
          </table:table-cell>
        </table:table-row>
        <table:table-row table:style-name="ro3">
          <table:table-cell table:style-name="ce4" office:value-type="string" calcext:value-type="string">
            <text:p>Algérie|Mansourah</text:p>
          </table:table-cell>
          <table:table-cell table:style-name="ce12" office:value-type="string" calcext:value-type="string">
            <text:p>#13698 #13700</text:p>
          </table:table-cell>
          <table:table-cell table:style-name="ce4" office:value-type="string" calcext:value-type="string">
            <text:p>http://www.geonames.org/2490183</text:p>
          </table:table-cell>
          <table:table-cell table:style-name="ce4" office:value-type="string" calcext:value-type="string">
            <text:p>Mansourah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Algérie</text:p>
            <text:p>Admin name: Tlemcen</text:p>
            <text:p>Population: 52,285</text:p>
          </table:table-cell>
        </table:table-row>
        <table:table-row table:style-name="ro3">
          <table:table-cell table:style-name="ce4" office:value-type="string" calcext:value-type="string">
            <text:p>Algérie|Mansourah</text:p>
          </table:table-cell>
          <table:table-cell table:style-name="ce12" office:value-type="string" calcext:value-type="string">
            <text:p>#13698 #13700</text:p>
          </table:table-cell>
          <table:table-cell table:style-name="ce4" office:value-type="string" calcext:value-type="string">
            <text:p>http://www.geonames.org/2490180</text:p>
          </table:table-cell>
          <table:table-cell table:style-name="ce4" office:value-type="string" calcext:value-type="string">
            <text:p>Mansourah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Algérie</text:p>
            <text:p>Admin name: Bordj Bou Arréridj</text:p>
            <text:p>Population: 22,117</text:p>
          </table:table-cell>
        </table:table-row>
        <table:table-row table:style-name="ro2">
          <table:table-cell table:style-name="ce4" office:value-type="string" calcext:value-type="string">
            <text:p>Algérie|Mansourah</text:p>
          </table:table-cell>
          <table:table-cell table:style-name="ce12" office:value-type="string" calcext:value-type="string">
            <text:p>#13698 #13700</text:p>
          </table:table-cell>
          <table:table-cell table:style-name="ce4" office:value-type="string" calcext:value-type="string">
            <text:p>http://www.geonames.org/7391924</text:p>
          </table:table-cell>
          <table:table-cell table:style-name="ce4" office:value-type="string" calcext:value-type="string">
            <text:p>Mansourah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Algérie</text:p>
            <text:p>Admin name: Mostaganem</text:p>
          </table:table-cell>
        </table:table-row>
        <table:table-row table:style-name="ro2">
          <table:table-cell table:style-name="ce4" office:value-type="string" calcext:value-type="string">
            <text:p>Algérie|Mansourah</text:p>
          </table:table-cell>
          <table:table-cell table:style-name="ce12" office:value-type="string" calcext:value-type="string">
            <text:p>#13698 #13700</text:p>
          </table:table-cell>
          <table:table-cell table:style-name="ce4" office:value-type="string" calcext:value-type="string">
            <text:p>http://www.geonames.org/2490179</text:p>
          </table:table-cell>
          <table:table-cell table:style-name="ce4" office:value-type="string" calcext:value-type="string">
            <text:p>Mansourah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Algérie</text:p>
            <text:p>Admin name: Constantine</text:p>
          </table:table-cell>
        </table:table-row>
        <table:table-row table:style-name="ro3">
          <table:table-cell table:style-name="ce1" office:value-type="string" calcext:value-type="string">
            <text:p>Algérie|Oran</text:p>
          </table:table-cell>
          <table:table-cell table:style-name="ce10" office:value-type="string" calcext:value-type="string">
            <text:p>#2572 #6257 #13697</text:p>
          </table:table-cell>
          <table:table-cell table:style-name="ce1" office:value-type="string" calcext:value-type="string">
            <text:p>http://www.geonames.org/2485926</text:p>
          </table:table-cell>
          <table:table-cell table:style-name="ce1" office:value-type="string" calcext:value-type="string">
            <text:p>Oran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Oran</text:p>
            <text:p>Population: 645,984</text:p>
          </table:table-cell>
        </table:table-row>
        <table:table-row table:style-name="ro3">
          <table:table-cell table:style-name="ce1" office:value-type="string" calcext:value-type="string">
            <text:p>Algérie|Oran</text:p>
          </table:table-cell>
          <table:table-cell table:style-name="ce10" office:value-type="string" calcext:value-type="string">
            <text:p>#2572 #6257 #13697</text:p>
          </table:table-cell>
          <table:table-cell table:style-name="ce1" office:value-type="string" calcext:value-type="string">
            <text:p>http://www.geonames.org/2485920</text:p>
          </table:table-cell>
          <table:table-cell table:style-name="ce1" office:value-type="string" calcext:value-type="string">
            <text:p>Ora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lgérie</text:p>
            <text:p>Admin name: Oran</text:p>
            <text:p>Population: 1,454,078</text:p>
          </table:table-cell>
        </table:table-row>
        <table:table-row table:style-name="ro3">
          <table:table-cell table:style-name="ce4" office:value-type="string" calcext:value-type="string">
            <text:p>Algérie|Ouargla</text:p>
          </table:table-cell>
          <table:table-cell table:style-name="ce12" office:value-type="string" calcext:value-type="string">
            <text:p>#13768 #13777</text:p>
          </table:table-cell>
          <table:table-cell table:style-name="ce4" office:value-type="string" calcext:value-type="string">
            <text:p>http://www.geonames.org/2485794</text:p>
          </table:table-cell>
          <table:table-cell table:style-name="ce4" office:value-type="string" calcext:value-type="string">
            <text:p>Ouargl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Ouargla</text:p>
            <text:p>Population: 558,558</text:p>
          </table:table-cell>
        </table:table-row>
        <table:table-row table:style-name="ro3">
          <table:table-cell table:style-name="ce4" office:value-type="string" calcext:value-type="string">
            <text:p>Algérie|Ouargla</text:p>
          </table:table-cell>
          <table:table-cell table:style-name="ce12" office:value-type="string" calcext:value-type="string">
            <text:p>#13768 #13777</text:p>
          </table:table-cell>
          <table:table-cell table:style-name="ce4" office:value-type="string" calcext:value-type="string">
            <text:p>http://www.geonames.org/2485801</text:p>
          </table:table-cell>
          <table:table-cell table:style-name="ce4" office:value-type="string" calcext:value-type="string">
            <text:p>Ouargl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Algérie</text:p>
            <text:p>Admin name: Ouargla</text:p>
            <text:p>Population: 129,402</text:p>
          </table:table-cell>
        </table:table-row>
        <table:table-row table:style-name="ro4">
          <table:table-cell table:style-name="ce4" office:value-type="string" calcext:value-type="string">
            <text:p>Algérie|Ouargla</text:p>
          </table:table-cell>
          <table:table-cell table:style-name="ce12" office:value-type="string" calcext:value-type="string">
            <text:p>#13768 #13777</text:p>
          </table:table-cell>
          <table:table-cell table:style-name="ce4" office:value-type="string" calcext:value-type="string">
            <text:p>http://www.geonames.org/6296396</text:p>
          </table:table-cell>
          <table:table-cell table:style-name="ce4" office:value-type="string" calcext:value-type="string">
            <text:p>Ouargla</text:p>
          </table:table-cell>
          <table:table-cell table:style-name="ce4"/>
          <table:table-cell table:style-name="ce5" office:value-type="string" calcext:value-type="string">
            <text:p>Feature: airport</text:p>
            <text:p>Country: Algérie</text:p>
          </table:table-cell>
        </table:table-row>
        <table:table-row table:style-name="ro3">
          <table:table-cell table:style-name="ce1" office:value-type="string" calcext:value-type="string">
            <text:p>Algérie|Philippeville</text:p>
          </table:table-cell>
          <table:table-cell table:style-name="ce10" office:value-type="string" calcext:value-type="string">
            <text:p>#6345</text:p>
          </table:table-cell>
          <table:table-cell table:style-name="ce1" office:value-type="string" calcext:value-type="string">
            <text:p>http://www.geonames.org/2479536</text:p>
          </table:table-cell>
          <table:table-cell table:style-name="ce1" office:value-type="string" calcext:value-type="string">
            <text:p>Philippevill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Skikda</text:p>
            <text:p>Population: 162,702</text:p>
          </table:table-cell>
        </table:table-row>
        <table:table-row table:style-name="ro3">
          <table:table-cell table:style-name="ce4" office:value-type="string" calcext:value-type="string">
            <text:p>Algérie|Sétif</text:p>
          </table:table-cell>
          <table:table-cell table:style-name="ce12" office:value-type="string" calcext:value-type="string">
            <text:p>#13650</text:p>
          </table:table-cell>
          <table:table-cell table:style-name="ce4" office:value-type="string" calcext:value-type="string">
            <text:p>http://www.geonames.org/2481700</text:p>
          </table:table-cell>
          <table:table-cell table:style-name="ce4" office:value-type="string" calcext:value-type="string">
            <text:p>Sétif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Algérie</text:p>
            <text:p>Admin name: Sétif</text:p>
            <text:p>Population: 288,461</text:p>
          </table:table-cell>
        </table:table-row>
        <table:table-row table:style-name="ro3">
          <table:table-cell table:style-name="ce4" office:value-type="string" calcext:value-type="string">
            <text:p>Algérie|Sétif</text:p>
          </table:table-cell>
          <table:table-cell table:style-name="ce12" office:value-type="string" calcext:value-type="string">
            <text:p>#13650</text:p>
          </table:table-cell>
          <table:table-cell table:style-name="ce4" office:value-type="string" calcext:value-type="string">
            <text:p>http://www.geonames.org/2481696</text:p>
          </table:table-cell>
          <table:table-cell table:style-name="ce4" office:value-type="string" calcext:value-type="string">
            <text:p>Sétif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Sétif</text:p>
            <text:p>Population: 1,489,979</text:p>
          </table:table-cell>
        </table:table-row>
        <table:table-row table:style-name="ro3">
          <table:table-cell table:style-name="ce1" office:value-type="string" calcext:value-type="string">
            <text:p>Algérie|Skikda</text:p>
          </table:table-cell>
          <table:table-cell table:style-name="ce10" office:value-type="string" calcext:value-type="string">
            <text:p>#13706</text:p>
          </table:table-cell>
          <table:table-cell table:style-name="ce1" office:value-type="string" calcext:value-type="string">
            <text:p>http://www.geonames.org/2479536</text:p>
          </table:table-cell>
          <table:table-cell table:style-name="ce1" office:value-type="string" calcext:value-type="string">
            <text:p>Skikd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gérie</text:p>
            <text:p>Admin name: Skikda</text:p>
            <text:p>Population: 162,702</text:p>
          </table:table-cell>
        </table:table-row>
        <table:table-row table:style-name="ro3">
          <table:table-cell table:style-name="ce1" office:value-type="string" calcext:value-type="string">
            <text:p>Algérie|Skikda</text:p>
          </table:table-cell>
          <table:table-cell table:style-name="ce10" office:value-type="string" calcext:value-type="string">
            <text:p>#13706</text:p>
          </table:table-cell>
          <table:table-cell table:style-name="ce1" office:value-type="string" calcext:value-type="string">
            <text:p>http://www.geonames.org/2479532</text:p>
          </table:table-cell>
          <table:table-cell table:style-name="ce1" office:value-type="string" calcext:value-type="string">
            <text:p>Skikd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lgérie</text:p>
            <text:p>Admin name: Skikda</text:p>
            <text:p>Population: 898,680</text:p>
          </table:table-cell>
        </table:table-row>
        <table:table-row table:style-name="ro4">
          <table:table-cell table:style-name="ce1" office:value-type="string" calcext:value-type="string">
            <text:p>Algérie|Skikda</text:p>
          </table:table-cell>
          <table:table-cell table:style-name="ce10" office:value-type="string" calcext:value-type="string">
            <text:p>#13706</text:p>
          </table:table-cell>
          <table:table-cell table:style-name="ce1" office:value-type="string" calcext:value-type="string">
            <text:p>http://www.geonames.org/6296372</text:p>
          </table:table-cell>
          <table:table-cell table:style-name="ce1" office:value-type="string" calcext:value-type="string">
            <text:p>Skikda</text:p>
          </table:table-cell>
          <table:table-cell table:style-name="ce1"/>
          <table:table-cell table:style-name="ce3" office:value-type="string" calcext:value-type="string">
            <text:p>Feature: airport</text:p>
            <text:p>Country: Algérie</text:p>
          </table:table-cell>
        </table:table-row>
        <table:table-row table:style-name="ro2">
          <table:table-cell table:style-name="ce1" office:value-type="string" calcext:value-type="string">
            <text:p>Algérie|Skikda</text:p>
          </table:table-cell>
          <table:table-cell table:style-name="ce10" office:value-type="string" calcext:value-type="string">
            <text:p>#13706</text:p>
          </table:table-cell>
          <table:table-cell table:style-name="ce1" office:value-type="string" calcext:value-type="string">
            <text:p>http://www.geonames.org/2570444</text:p>
          </table:table-cell>
          <table:table-cell table:style-name="ce1" office:value-type="string" calcext:value-type="string">
            <text:p>Skikda</text:p>
          </table:table-cell>
          <table:table-cell table:style-name="ce1"/>
          <table:table-cell table:style-name="ce3" office:value-type="string" calcext:value-type="string">
            <text:p>Feature: airfield</text:p>
            <text:p>Country: Algérie</text:p>
            <text:p>Admin name: Skikda</text:p>
          </table:table-cell>
        </table:table-row>
        <table:table-row table:style-name="ro3">
          <table:table-cell table:style-name="ce4" office:value-type="string" calcext:value-type="string">
            <text:p>Algérie|Tébessa</text:p>
          </table:table-cell>
          <table:table-cell table:style-name="ce12" office:value-type="string" calcext:value-type="string">
            <text:p>#13664 #13665 #13692 #13705</text:p>
          </table:table-cell>
          <table:table-cell table:style-name="ce4" office:value-type="string" calcext:value-type="string">
            <text:p>http://www.geonames.org/2477461</text:p>
          </table:table-cell>
          <table:table-cell table:style-name="ce4" office:value-type="string" calcext:value-type="string">
            <text:p>Tébess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Algérie</text:p>
            <text:p>Admin name: Tébessa</text:p>
            <text:p>Population: 634,332</text:p>
          </table:table-cell>
        </table:table-row>
        <table:table-row table:style-name="ro3">
          <table:table-cell table:style-name="ce4" office:value-type="string" calcext:value-type="string">
            <text:p>Algérie|Tébessa</text:p>
          </table:table-cell>
          <table:table-cell table:style-name="ce12" office:value-type="string" calcext:value-type="string">
            <text:p>#13664 #13665 #13692 #13705</text:p>
          </table:table-cell>
          <table:table-cell table:style-name="ce4" office:value-type="string" calcext:value-type="string">
            <text:p>http://www.geonames.org/2477457</text:p>
          </table:table-cell>
          <table:table-cell table:style-name="ce4" office:value-type="string" calcext:value-type="string">
            <text:p>Tébess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lgérie</text:p>
            <text:p>Admin name: Tébessa</text:p>
            <text:p>Population: 648,703</text:p>
          </table:table-cell>
        </table:table-row>
        <table:table-row table:style-name="ro2">
          <table:table-cell table:style-name="ce1" office:value-type="string" calcext:value-type="string">
            <text:p>Algérie|Timgad</text:p>
          </table:table-cell>
          <table:table-cell table:style-name="ce10" office:value-type="string" calcext:value-type="string">
            <text:p>#13662 #13663</text:p>
          </table:table-cell>
          <table:table-cell table:style-name="ce1" office:value-type="string" calcext:value-type="string">
            <text:p>http://www.geonames.org/2476409</text:p>
          </table:table-cell>
          <table:table-cell table:style-name="ce1" office:value-type="string" calcext:value-type="string">
            <text:p>Timgad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Algérie</text:p>
            <text:p>Admin name: Batna</text:p>
          </table:table-cell>
        </table:table-row>
        <table:table-row table:style-name="ro2">
          <table:table-cell table:style-name="ce1" office:value-type="string" calcext:value-type="string">
            <text:p>Algérie|Timgad</text:p>
          </table:table-cell>
          <table:table-cell table:style-name="ce10" office:value-type="string" calcext:value-type="string">
            <text:p>#13662 #13663</text:p>
          </table:table-cell>
          <table:table-cell table:style-name="ce1" office:value-type="string" calcext:value-type="string">
            <text:p>http://www.geonames.org/9855409</text:p>
          </table:table-cell>
          <table:table-cell table:style-name="ce1" office:value-type="string" calcext:value-type="string">
            <text:p>Timgad</text:p>
          </table:table-cell>
          <table:table-cell table:style-name="ce1"/>
          <table:table-cell table:style-name="ce3" office:value-type="string" calcext:value-type="string">
            <text:p>Feature: archaeological/prehistoric site</text:p>
            <text:p>Country: Algérie</text:p>
            <text:p>Admin name: Batna</text:p>
          </table:table-cell>
        </table:table-row>
        <table:table-row table:style-name="ro2">
          <table:table-cell table:style-name="ce4" office:value-type="string" calcext:value-type="string">
            <text:p>Allemagne</text:p>
          </table:table-cell>
          <table:table-cell table:style-name="ce12" office:value-type="string" calcext:value-type="string">
            <text:p>#3502 #3997 #5092 #5123 #13189</text:p>
          </table:table-cell>
          <table:table-cell table:style-name="ce4" office:value-type="string" calcext:value-type="string">
            <text:p>http://www.geonames.org/2921044</text:p>
          </table:table-cell>
          <table:table-cell table:style-name="ce4" office:value-type="string" calcext:value-type="string">
            <text:p>Allemagn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Allemagne</text:p>
            <text:p>Population: 82,927,922</text:p>
          </table:table-cell>
        </table:table-row>
        <table:table-row table:style-name="ro3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2891122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llemagne</text:p>
            <text:p>Admin name: Schleswig-Holstein</text:p>
            <text:p>Population: 232,758</text:p>
          </table:table-cell>
        </table:table-row>
        <table:table-row table:style-name="ro3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2891951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Allemagne</text:p>
            <text:p>Admin name: Bade-Wurtemberg</text:p>
            <text:p>Population: 34,009</text:p>
          </table:table-cell>
        </table:table-row>
        <table:table-row table:style-name="ro2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2891123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mountain</text:p>
            <text:p>Country: Allemagne</text:p>
            <text:p>Admin name: Saxe</text:p>
          </table:table-cell>
        </table:table-row>
        <table:table-row table:style-name="ro3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3249070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Allemagne</text:p>
            <text:p>Admin name: Schleswig-Holstein</text:p>
            <text:p>Population: 246,794</text:p>
          </table:table-cell>
        </table:table-row>
        <table:table-row table:style-name="ro2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2891121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Allemagne</text:p>
            <text:p>Admin name: Schleswig-Holstein</text:p>
          </table:table-cell>
        </table:table-row>
        <table:table-row table:style-name="ro2">
          <table:table-cell table:style-name="ce1" office:value-type="string" calcext:value-type="string">
            <text:p>Allemagne|Kiel</text:p>
          </table:table-cell>
          <table:table-cell table:style-name="ce10" office:value-type="string" calcext:value-type="string">
            <text:p>#6484</text:p>
          </table:table-cell>
          <table:table-cell table:style-name="ce1" office:value-type="string" calcext:value-type="string">
            <text:p>http://www.geonames.org/2891124</text:p>
          </table:table-cell>
          <table:table-cell table:style-name="ce1" office:value-type="string" calcext:value-type="string">
            <text:p>Kiel</text:p>
          </table:table-cell>
          <table:table-cell table:style-name="ce1"/>
          <table:table-cell table:style-name="ce3" office:value-type="string" calcext:value-type="string">
            <text:p>Feature: farm</text:p>
            <text:p>Country: Allemagne</text:p>
            <text:p>Admin name: Basse-Saxe</text:p>
          </table:table-cell>
        </table:table-row>
        <table:table-row table:style-name="ro3">
          <table:table-cell table:style-name="ce4" office:value-type="string" calcext:value-type="string">
            <text:p>Allemagne|Wilhelmshaven</text:p>
          </table:table-cell>
          <table:table-cell table:style-name="ce12" office:value-type="string" calcext:value-type="string">
            <text:p>#6482</text:p>
          </table:table-cell>
          <table:table-cell table:style-name="ce4" office:value-type="string" calcext:value-type="string">
            <text:p>http://www.geonames.org/2808720</text:p>
          </table:table-cell>
          <table:table-cell table:style-name="ce4" office:value-type="string" calcext:value-type="string">
            <text:p>Wilhelmshaven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Allemagne</text:p>
            <text:p>Admin name: Basse-Saxe</text:p>
            <text:p>Population: 84,393</text:p>
          </table:table-cell>
        </table:table-row>
        <table:table-row table:style-name="ro3">
          <table:table-cell table:style-name="ce4" office:value-type="string" calcext:value-type="string">
            <text:p>Allemagne|Wilhelmshaven</text:p>
          </table:table-cell>
          <table:table-cell table:style-name="ce12" office:value-type="string" calcext:value-type="string">
            <text:p>#6482</text:p>
          </table:table-cell>
          <table:table-cell table:style-name="ce4" office:value-type="string" calcext:value-type="string">
            <text:p>http://www.geonames.org/3221100</text:p>
          </table:table-cell>
          <table:table-cell table:style-name="ce4" office:value-type="string" calcext:value-type="string">
            <text:p>Wilhelmshave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Allemagne</text:p>
            <text:p>Admin name: Basse-Saxe</text:p>
            <text:p>Population: 76,089</text:p>
          </table:table-cell>
        </table:table-row>
        <table:table-row table:style-name="ro3">
          <table:table-cell table:style-name="ce4" office:value-type="string" calcext:value-type="string">
            <text:p>Allemagne|Wilhelmshaven</text:p>
          </table:table-cell>
          <table:table-cell table:style-name="ce12" office:value-type="string" calcext:value-type="string">
            <text:p>#6482</text:p>
          </table:table-cell>
          <table:table-cell table:style-name="ce4" office:value-type="string" calcext:value-type="string">
            <text:p>http://www.geonames.org/6552852</text:p>
          </table:table-cell>
          <table:table-cell table:style-name="ce4" office:value-type="string" calcext:value-type="string">
            <text:p>Wilhelmshave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Allemagne</text:p>
            <text:p>Admin name: Basse-Saxe</text:p>
            <text:p>Population: 76,089</text:p>
          </table:table-cell>
        </table:table-row>
        <table:table-row table:style-name="ro3">
          <table:table-cell table:style-name="ce1" office:value-type="string" calcext:value-type="string">
            <text:p>Alma</text:p>
          </table:table-cell>
          <table:table-cell table:style-name="ce10" office:value-type="string" calcext:value-type="string">
            <text:p>#2841</text:p>
          </table:table-cell>
          <table:table-cell table:style-name="ce1" office:value-type="string" calcext:value-type="string">
            <text:p>http://www.geonames.org/5884083</text:p>
          </table:table-cell>
          <table:table-cell table:style-name="ce1" office:value-type="string" calcext:value-type="string">
            <text:p>Al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anada</text:p>
            <text:p>Admin name: Québec</text:p>
            <text:p>Population: 29,526</text:p>
          </table:table-cell>
        </table:table-row>
        <table:table-row table:style-name="ro3">
          <table:table-cell table:style-name="ce4" office:value-type="string" calcext:value-type="string">
            <text:p>Amapa</text:p>
          </table:table-cell>
          <table:table-cell table:style-name="ce12" office:value-type="string" calcext:value-type="string">
            <text:p>#1870 #1905 #13035 #13036</text:p>
          </table:table-cell>
          <table:table-cell table:style-name="ce4" office:value-type="string" calcext:value-type="string">
            <text:p>http://www.geonames.org/3407762</text:p>
          </table:table-cell>
          <table:table-cell table:style-name="ce4" office:value-type="string" calcext:value-type="string">
            <text:p>Amap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Amapá</text:p>
            <text:p>Population: 668,689</text:p>
          </table:table-cell>
        </table:table-row>
        <table:table-row table:style-name="ro3">
          <table:table-cell table:style-name="ce1" office:value-type="string" calcext:value-type="string">
            <text:p>Amazonas</text:p>
          </table:table-cell>
          <table:table-cell table:style-name="ce13" office:value-type="string" calcext:value-type="string">
            <text:p>#1684 #1720 #1867 #2179 #5234 #5590 #5591 #5592 #5593 #5594 <text:s/>#5595 #5596 #5597 #5598 #5599 #5600 #5601</text:p>
          </table:table-cell>
          <table:table-cell table:style-name="ce1" office:value-type="string" calcext:value-type="string">
            <text:p>http://www.geonames.org/3665361</text:p>
          </table:table-cell>
          <table:table-cell table:style-name="ce1" office:value-type="string" calcext:value-type="string">
            <text:p>Amazona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Amazonas</text:p>
            <text:p>Population: 3,480,937</text:p>
          </table:table-cell>
        </table:table-row>
        <table:table-row table:style-name="ro3">
          <table:table-cell table:style-name="ce4" office:value-type="string" calcext:value-type="string">
            <text:p>Amazone</text:p>
          </table:table-cell>
          <table:table-cell table:style-name="ce11" office:value-type="string" calcext:value-type="string">
            <text:p>#1565 #1566 #1568 #1569 #1701 #1732 #1742 #1748 #1871 #1925 <text:s/>#3808 #3810 #3822 #3847 #4212 #4267 #16605</text:p>
          </table:table-cell>
          <table:table-cell table:style-name="ce4" office:value-type="string" calcext:value-type="string">
            <text:p>http://www.geonames.org/3665361</text:p>
          </table:table-cell>
          <table:table-cell table:style-name="ce4" office:value-type="string" calcext:value-type="string">
            <text:p>Amazon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Amazonas</text:p>
            <text:p>Population: 3,480,937</text:p>
          </table:table-cell>
        </table:table-row>
        <table:table-row table:style-name="ro2">
          <table:table-cell table:style-name="ce1" office:value-type="string" calcext:value-type="string">
            <text:p>Amazonie</text:p>
          </table:table-cell>
          <table:table-cell table:style-name="ce13" office:value-type="string" calcext:value-type="string">
            <text:p>#458 #1176 #1681 #1692 #1708 #1710 #1763 #1771 #1773 #1774 <text:s/>#1775 #1777 #1789 #1791 #1792 #1795 #1799 #1800 #1801 #1804 <text:s/>#1817 #1828 #1830 #1840 #1844 #1857 #1875 #1877 #1878 #1880 <text:s/>#1883 #1884 #1888 #1889 #1892 #1894 #1897 #1901 #1957 #2001 <text:s/>#2304 #2542 #4053 #5311 #5942 #5961 #11352 #12820 #12887 #13161 <text:s/>#13617 #13620 #13621 #13622 #13623 #14384 #16508 #16602 #16605 #20543 <text:s/>#20544 #20545 #20546 #21944 #21945 #21946 #21947 #21948 #21949 #21950 <text:s/>#21951 #21952 #21953 #21954 #21955 #21956 #21957 #21959 #21960 #21961 <text:s/>#21962 #21964 #21965 #21973 #21982 #21983 #21986 #21987 #21990 #21992 <text:s/>#21994 #21995 #21996 #22000 #22001 #22006 #22007 #22008 #22125 #22126</text:p>
          </table:table-cell>
          <table:table-cell table:style-name="ce1" office:value-type="string" calcext:value-type="string">
            <text:p>http://www.geonames.org/3472360</text:p>
          </table:table-cell>
          <table:table-cell table:style-name="ce1" office:value-type="string" calcext:value-type="string">
            <text:p>Amazoni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3">
          <table:table-cell table:style-name="ce4" office:value-type="string" calcext:value-type="string">
            <text:p>Ambérieu</text:p>
          </table:table-cell>
          <table:table-cell table:style-name="ce12" office:value-type="string" calcext:value-type="string">
            <text:p>#9411</text:p>
          </table:table-cell>
          <table:table-cell table:style-name="ce4" office:value-type="string" calcext:value-type="string">
            <text:p>http://www.geonames.org/3037943</text:p>
          </table:table-cell>
          <table:table-cell table:style-name="ce4" office:value-type="string" calcext:value-type="string">
            <text:p>Ambérieu-en-Bugey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Auvergne-Rhône-Alpes</text:p>
            <text:p>Population: 13,260</text:p>
          </table:table-cell>
        </table:table-row>
        <table:table-row table:style-name="ro2">
          <table:table-cell table:style-name="ce4" office:value-type="string" calcext:value-type="string">
            <text:p>Ambérieu</text:p>
          </table:table-cell>
          <table:table-cell table:style-name="ce12" office:value-type="string" calcext:value-type="string">
            <text:p>#9411</text:p>
          </table:table-cell>
          <table:table-cell table:style-name="ce4" office:value-type="string" calcext:value-type="string">
            <text:p>http://www.geonames.org/6299480</text:p>
          </table:table-cell>
          <table:table-cell table:style-name="ce4" office:value-type="string" calcext:value-type="string">
            <text:p>Ambérieu-en-Bugey Air Base</text:p>
          </table:table-cell>
          <table:table-cell table:style-name="ce4"/>
          <table:table-cell table:style-name="ce5" office:value-type="string" calcext:value-type="string">
            <text:p>Feature: airport</text:p>
            <text:p>Country: France</text:p>
            <text:p>Admin name: Auvergne-Rhône-Alpes</text:p>
          </table:table-cell>
        </table:table-row>
        <table:table-row table:style-name="ro3">
          <table:table-cell table:style-name="ce4" office:value-type="string" calcext:value-type="string">
            <text:p>Ambérieu</text:p>
          </table:table-cell>
          <table:table-cell table:style-name="ce12" office:value-type="string" calcext:value-type="string">
            <text:p>#9411</text:p>
          </table:table-cell>
          <table:table-cell table:style-name="ce4" office:value-type="string" calcext:value-type="string">
            <text:p>http://www.geonames.org/3037944</text:p>
          </table:table-cell>
          <table:table-cell table:style-name="ce4" office:value-type="string" calcext:value-type="string">
            <text:p>Ambérieux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Auvergne-Rhône-Alpes</text:p>
            <text:p>Population: 453</text:p>
          </table:table-cell>
        </table:table-row>
        <table:table-row table:style-name="ro1">
          <table:table-cell table:style-name="ce1" office:value-type="string" calcext:value-type="string">
            <text:p>Ambihimanono</text:p>
          </table:table-cell>
          <table:table-cell table:style-name="ce10" office:value-type="string" calcext:value-type="string">
            <text:p>#9218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Amérique</text:p>
          </table:table-cell>
          <table:table-cell table:style-name="ce11" office:value-type="string" calcext:value-type="string">
            <text:p>#299 #1697 #1698 #1709 #1717 #1718 #1722 #1723 #1725 #1726 <text:s/>#1733 #1736 #1738 #1739 #1741 #1743 #1744 #1745 #1747 #1749 <text:s/>#1753 #1757 #1760 #1761 #1766 #1767 #1781 #1796 #1843 #1890 <text:s/>#2037 #2049 #2185 #2371 #2442 #2817 #2818 #2819 #2820 #3104 <text:s/>#3152 #3231 #3310 #3333 #3547 #3579 #4050 #4059 #4060 #4062 <text:s/>#4090 #4091 #4092 #4144 #4151 #4155 #4168 #4169 #4171 #4172 <text:s/>#4173 #4174 #4175 #4176 #4180 #4286 #4316 #4317 #4318 #4321 <text:s/>#4323 #4324 #4325 #4326 #4327 #4328 #4329 #4330 #4331 #4332 <text:s/>#4333 #4334 #4335 #4336 #4337 #4338 #4339 #4340 #4341 #4342 <text:s/>#4343 #4344 #4345 #4346 #4347 #4348 #4349 #4350 #4351 #4352 <text:s/>#4353 #4354 #4355 #4356 #4357 #4358 #4359 #4360 #4361 #4362 <text:s/>#4363 #4364 #4365 #4366 #4367 #4845 #5257 #5258 #6755 #6756 <text:s/>#6757 #6759 #14132 #20511 #20786 #20917 #20918 #21533 #21619</text:p>
          </table:table-cell>
          <table:table-cell table:style-name="ce4" office:value-type="string" calcext:value-type="string">
            <text:p>http://www.geonames.org/9172703</text:p>
          </table:table-cell>
          <table:table-cell table:style-name="ce4" office:value-type="string" calcext:value-type="string">
            <text:p>Amerique</text:p>
          </table:table-cell>
          <table:table-cell table:style-name="ce4"/>
          <table:table-cell table:style-name="ce5" office:value-type="string" calcext:value-type="string">
            <text:p>Feature: hotel</text:p>
            <text:p>Country: France</text:p>
            <text:p>Admin name: Occitanie</text:p>
          </table:table-cell>
        </table:table-row>
        <table:table-row table:style-name="ro4">
          <table:table-cell table:style-name="ce1" office:value-type="string" calcext:value-type="string">
            <text:p>Amérique centrale</text:p>
          </table:table-cell>
          <table:table-cell table:style-name="ce13" office:value-type="string" calcext:value-type="string">
            <text:p>#427 #900 #1769 #1802 #1838 #1847 #1853 #1898 #1910 #1912 <text:s/>#2154 #2443 #2636 #2651 #3536 #3994 #3995 #3999 #4000 #4001 <text:s/>#4003 #4004 #4007 #4319 #5226 #6217 #11541 #11542 #12654 #12879 <text:s/>#12893 #13432 #13593 #14397 #14654 #16185 #16199 #20819</text:p>
          </table:table-cell>
          <table:table-cell table:style-name="ce1" office:value-type="string" calcext:value-type="string">
            <text:p>http://www.geonames.org/7729892</text:p>
          </table:table-cell>
          <table:table-cell table:style-name="ce1" office:value-type="string" calcext:value-type="string">
            <text:p>Amérique centrale</text:p>
          </table:table-cell>
          <table:table-cell table:style-name="ce1"/>
          <table:table-cell table:style-name="ce3" office:value-type="string" calcext:value-type="string">
            <text:p>Feature: region</text:p>
            <text:p>Population: 154,300,000</text:p>
          </table:table-cell>
        </table:table-row>
        <table:table-row table:style-name="ro4">
          <table:table-cell table:style-name="ce4" office:value-type="string" calcext:value-type="string">
            <text:p>Amérique du Nord</text:p>
          </table:table-cell>
          <table:table-cell table:style-name="ce11" office:value-type="string" calcext:value-type="string">
            <text:p>#1093 #1683 #1759 #2787 #2788 #2790 #3994 #4320 #5036 #5279 <text:s/>#5293 #5300 #5878 #5893 #5907 #6251 #6925 #6979 #8024 #8027 <text:s/>#8029 #8123 #10802 #10803 #10804 #11350 #11463 #11469 #11540 #11542 <text:s/>#12064 #12654 #12993 #13431 #13596 #13597 #13601 #14133 #14134 #14135 <text:s/>#14136 #14137 #14138 #14139 #14636 #14646 #14648 #21993</text:p>
          </table:table-cell>
          <table:table-cell table:style-name="ce4" office:value-type="string" calcext:value-type="string">
            <text:p>http://www.geonames.org/6255149</text:p>
          </table:table-cell>
          <table:table-cell table:style-name="ce4" office:value-type="string" calcext:value-type="string">
            <text:p>Amérique du Nord</text:p>
          </table:table-cell>
          <table:table-cell table:style-name="ce4"/>
          <table:table-cell table:style-name="ce5" office:value-type="string" calcext:value-type="string">
            <text:p>Feature: continent</text:p>
            <text:p>Population: 580,000,000</text:p>
          </table:table-cell>
        </table:table-row>
        <table:table-row table:style-name="ro4">
          <table:table-cell table:style-name="ce1" office:value-type="string" calcext:value-type="string">
            <text:p>Amérique du Sud</text:p>
          </table:table-cell>
          <table:table-cell table:style-name="ce13" office:value-type="string" calcext:value-type="string">
            <text:p>#457 #1182 #1237 #1289 #1562 #1570 #1683 #1711 #1719 #1731 <text:s/>#1732 #1735 #1762 #1764 #1765 #1768 #1769 #1770 #1776 #1779 <text:s/>#1787 #1790 #1802 #1806 #1808 #1809 #1812 #1819 #1825 #1827 <text:s/>#1829 #1833 #1834 #1838 #1847 #1850 #1852 #1853 #2148 #2149 <text:s/>#2159 #2160 #2416 #2427 #2440 #2449 #2633 #2800 #2812 #3166 <text:s/>#3167 #3232 #3311 #3313 #3371 #3511 #3536 #3563 #3565 #3566 <text:s/>#3579 #3589 #3746 #3994 #3996 #4011 #4013 #4014 #4130 #4152 <text:s/>#4905 #5037 #5885 #5908 #5910 #5911 #6931 #6979 #7046 #7047 <text:s/>#7048 #7049 #7050 #7054 #7055 #7200 #7201 #7202 #7203 #7204 <text:s/>#7206 #7207 #7209 #7211 #7212 #7213 #7648 #7658 #7742 #7762 <text:s/>#7775 #7791 #7794 #7795 #7799 #7910 #7911 #7912 #7913 #7914 <text:s/>#7915 #7916 #7917 #7918 #7919 #7920 #7921 #7922 #7923 #7924 <text:s/>#7925 #7926 #7927 #7928 #7929 #7930 #7931 #7932 #7933 #7934 <text:s/>#7935 #7936 #7937 #7938 #7939 #7940 #7941 #7942 #7943 #7944 <text:s/>#7945 #7946 #7947 #7948 #7949 #7950 #7951 #7952 #7953 #7954 <text:s/>#7955 #7956 #7957 #7958 #8123 #10646 #10802 #11426 #12526 #12540 <text:s/>#12597 #12820 #12955 #12962 #12963 #12987 #12995 #13358 #13533 #13534 <text:s/>#13546 #14212 #14616 #14636 #16042 #16094 #16161 #16184 #20652 #20775 <text:s/>#20777 #20778 #21980 #21993</text:p>
          </table:table-cell>
          <table:table-cell table:style-name="ce1" office:value-type="string" calcext:value-type="string">
            <text:p>http://www.geonames.org/6255150</text:p>
          </table:table-cell>
          <table:table-cell table:style-name="ce1" office:value-type="string" calcext:value-type="string">
            <text:p>Amérique du Sud</text:p>
          </table:table-cell>
          <table:table-cell table:style-name="ce1"/>
          <table:table-cell table:style-name="ce3" office:value-type="string" calcext:value-type="string">
            <text:p>Feature: continent</text:p>
            <text:p>Population: 385,742,554</text:p>
          </table:table-cell>
        </table:table-row>
        <table:table-row table:style-name="ro1">
          <table:table-cell table:style-name="ce4" office:value-type="string" calcext:value-type="string">
            <text:p>Amérique Latine</text:p>
          </table:table-cell>
          <table:table-cell table:style-name="ce11" office:value-type="string" calcext:value-type="string">
            <text:p>#1212 #1378 #1782 #1873 #5318 #6948 #6952 #6992 #7007 #12984 <text:s/>#13542 #16423 #16439 #16440 #16441 #21985 #2199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mériques</text:p>
          </table:table-cell>
          <table:table-cell table:style-name="ce13" office:value-type="string" calcext:value-type="string">
            <text:p>#39 #1061 #1486 #1487 #2571 #2823 #2829 #4008 #4010 #4126 <text:s/>#6951 #11323 #11326 #12613 #12803 #13088 #13128 #13167 #13169 #16148 <text:s/>#16149 #16150 #16151 #16152 #16153 #16154 #16155 #16330 #2163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N|Bonaire</text:p>
          </table:table-cell>
          <table:table-cell table:style-name="ce12" office:value-type="string" calcext:value-type="string">
            <text:p>#136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N|Curaçao</text:p>
          </table:table-cell>
          <table:table-cell table:style-name="ce10" office:value-type="string" calcext:value-type="string">
            <text:p>#1364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Andalousie</text:p>
          </table:table-cell>
          <table:table-cell table:style-name="ce12" office:value-type="string" calcext:value-type="string">
            <text:p>#1740</text:p>
          </table:table-cell>
          <table:table-cell table:style-name="ce4" office:value-type="string" calcext:value-type="string">
            <text:p>http://www.geonames.org/2593109</text:p>
          </table:table-cell>
          <table:table-cell table:style-name="ce4" office:value-type="string" calcext:value-type="string">
            <text:p>Andalousi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Espagne</text:p>
            <text:p>Admin name: Andalousie</text:p>
            <text:p>Population: 8,302,923</text:p>
          </table:table-cell>
        </table:table-row>
        <table:table-row table:style-name="ro3">
          <table:table-cell table:style-name="ce1" office:value-type="string" calcext:value-type="string">
            <text:p>Andes</text:p>
          </table:table-cell>
          <table:table-cell table:style-name="ce10" office:value-type="string" calcext:value-type="string">
            <text:p>#2183</text:p>
          </table:table-cell>
          <table:table-cell table:style-name="ce1" office:value-type="string" calcext:value-type="string">
            <text:p>http://www.geonames.org/3882434</text:p>
          </table:table-cell>
          <table:table-cell table:style-name="ce1" office:value-type="string" calcext:value-type="string">
            <text:p>Ande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hili</text:p>
            <text:p>Admin name: Valparaíso</text:p>
            <text:p>Population: 56,859</text:p>
          </table:table-cell>
        </table:table-row>
        <table:table-row table:style-name="ro3">
          <table:table-cell table:style-name="ce4" office:value-type="string" calcext:value-type="string">
            <text:p>Angleterre</text:p>
          </table:table-cell>
          <table:table-cell table:style-name="ce12" office:value-type="string" calcext:value-type="string">
            <text:p>#20665 #21595 #21603 #21917</text:p>
          </table:table-cell>
          <table:table-cell table:style-name="ce4" office:value-type="string" calcext:value-type="string">
            <text:p>http://www.geonames.org/6269131</text:p>
          </table:table-cell>
          <table:table-cell table:style-name="ce4" office:value-type="string" calcext:value-type="string">
            <text:p>Angleter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Royaume-Uni</text:p>
            <text:p>Admin name: Angleterre</text:p>
            <text:p>Population: 56,286,961</text:p>
          </table:table-cell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10" office:value-type="string" calcext:value-type="string">
            <text:p>#6263 #14252</text:p>
          </table:table-cell>
          <table:table-cell table:style-name="ce1" office:value-type="string" calcext:value-type="string">
            <text:p>http://www.geonames.org/3351879</text:p>
          </table:table-cell>
          <table:table-cell table:style-name="ce1" office:value-type="string" calcext:value-type="string">
            <text:p>Angol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Angola</text:p>
            <text:p>Population: 30,809,762</text:p>
          </table:table-cell>
        </table:table-row>
        <table:table-row table:style-name="ro2">
          <table:table-cell table:style-name="ce4" office:value-type="string" calcext:value-type="string">
            <text:p>Anguilla</text:p>
          </table:table-cell>
          <table:table-cell table:style-name="ce12" office:value-type="string" calcext:value-type="string">
            <text:p>#1364 #1377 #2447 #20647</text:p>
          </table:table-cell>
          <table:table-cell table:style-name="ce4" office:value-type="string" calcext:value-type="string">
            <text:p>http://www.geonames.org/3573511</text:p>
          </table:table-cell>
          <table:table-cell table:style-name="ce4" office:value-type="string" calcext:value-type="string">
            <text:p>Anguilla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Anguilla</text:p>
            <text:p>Population: 13,254</text:p>
          </table:table-cell>
        </table:table-row>
        <table:table-row table:style-name="ro3">
          <table:table-cell table:style-name="ce1" office:value-type="string" calcext:value-type="string">
            <text:p>Anjouan</text:p>
          </table:table-cell>
          <table:table-cell table:style-name="ce10" office:value-type="string" calcext:value-type="string">
            <text:p>#6526</text:p>
          </table:table-cell>
          <table:table-cell table:style-name="ce1" office:value-type="string" calcext:value-type="string">
            <text:p>http://www.geonames.org/922001</text:p>
          </table:table-cell>
          <table:table-cell table:style-name="ce1" office:value-type="string" calcext:value-type="string">
            <text:p>Anjoua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Comores</text:p>
            <text:p>Admin name: Île Autonome d'Anjouan</text:p>
            <text:p>Population: 270,255</text:p>
          </table:table-cell>
        </table:table-row>
        <table:table-row table:style-name="ro4">
          <table:table-cell table:style-name="ce4" office:value-type="string" calcext:value-type="string">
            <text:p>Annam</text:p>
          </table:table-cell>
          <table:table-cell table:style-name="ce12" office:value-type="string" calcext:value-type="string">
            <text:p>#21542</text:p>
          </table:table-cell>
          <table:table-cell table:style-name="ce4" office:value-type="string" calcext:value-type="string">
            <text:p>http://www.geonames.org/1594320</text:p>
          </table:table-cell>
          <table:table-cell table:style-name="ce4" office:value-type="string" calcext:value-type="string">
            <text:p>Annam</text:p>
          </table:table-cell>
          <table:table-cell table:style-name="ce4"/>
          <table:table-cell table:style-name="ce5" office:value-type="string" calcext:value-type="string">
            <text:p>Feature: region</text:p>
            <text:p>Country: Vietnam</text:p>
          </table:table-cell>
        </table:table-row>
        <table:table-row table:style-name="ro1">
          <table:table-cell table:style-name="ce1" office:value-type="string" calcext:value-type="string">
            <text:p>Annbon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nse Latouche</text:p>
          </table:table-cell>
          <table:table-cell table:style-name="ce12" office:value-type="string" calcext:value-type="string">
            <text:p>#634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Antarctique</text:p>
          </table:table-cell>
          <table:table-cell table:style-name="ce10" office:value-type="string" calcext:value-type="string">
            <text:p>#4125 #5222 #13585</text:p>
          </table:table-cell>
          <table:table-cell table:style-name="ce1" office:value-type="string" calcext:value-type="string">
            <text:p>http://www.geonames.org/6697173</text:p>
          </table:table-cell>
          <table:table-cell table:style-name="ce1" office:value-type="string" calcext:value-type="string">
            <text:p>Antarctique</text:p>
          </table:table-cell>
          <table:table-cell table:style-name="ce1"/>
          <table:table-cell table:style-name="ce3" office:value-type="string" calcext:value-type="string">
            <text:p>Feature: territory</text:p>
            <text:p>Country: Antarctique</text:p>
          </table:table-cell>
        </table:table-row>
        <table:table-row table:style-name="ro3">
          <table:table-cell table:style-name="ce4" office:value-type="string" calcext:value-type="string">
            <text:p>Antigua</text:p>
          </table:table-cell>
          <table:table-cell table:style-name="ce12" office:value-type="string" calcext:value-type="string">
            <text:p>#1724 #2101 #10717</text:p>
          </table:table-cell>
          <table:table-cell table:style-name="ce4" office:value-type="string" calcext:value-type="string">
            <text:p>http://www.geonames.org/2521706</text:p>
          </table:table-cell>
          <table:table-cell table:style-name="ce4" office:value-type="string" calcext:value-type="string">
            <text:p>Antigua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Espagne</text:p>
            <text:p>Admin name: Canaries</text:p>
            <text:p>Population: 10,371</text:p>
          </table:table-cell>
        </table:table-row>
        <table:table-row table:style-name="ro2">
          <table:table-cell table:style-name="ce1" office:value-type="string" calcext:value-type="string">
            <text:p>Antigua et Barbuda</text:p>
          </table:table-cell>
          <table:table-cell table:style-name="ce10" office:value-type="string" calcext:value-type="string">
            <text:p>#1364 #1377</text:p>
          </table:table-cell>
          <table:table-cell table:style-name="ce1" office:value-type="string" calcext:value-type="string">
            <text:p>http://www.geonames.org/3576396</text:p>
          </table:table-cell>
          <table:table-cell table:style-name="ce1" office:value-type="string" calcext:value-type="string">
            <text:p>Antigua et Barbud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Antigua et Barbuda</text:p>
            <text:p>Population: 96,286</text:p>
          </table:table-cell>
        </table:table-row>
        <table:table-row table:style-name="ro2">
          <table:table-cell table:style-name="ce4" office:value-type="string" calcext:value-type="string">
            <text:p>Antigua-et-Barbuda</text:p>
          </table:table-cell>
          <table:table-cell table:style-name="ce11" office:value-type="string" calcext:value-type="string">
            <text:p>#14 #86 #106 #2101 #2152 #2187 #2188 #2191 #2194 #2414 <text:s/>#2417 #2418 #2419 #2447 #3239 #3244 #3516 #3517 #7797 #10132 <text:s/>#10133 #10134 #10135 #10136 #10137 #10138 #10717 #13441 #13442 #16384 <text:s/>#20647</text:p>
          </table:table-cell>
          <table:table-cell table:style-name="ce4" office:value-type="string" calcext:value-type="string">
            <text:p>http://www.geonames.org/3576396</text:p>
          </table:table-cell>
          <table:table-cell table:style-name="ce4" office:value-type="string" calcext:value-type="string">
            <text:p>Antigua-et-Barbud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Antigua et Barbuda</text:p>
            <text:p>Population: 96,286</text:p>
          </table:table-cell>
        </table:table-row>
        <table:table-row table:style-name="ro4">
          <table:table-cell table:style-name="ce1" office:value-type="string" calcext:value-type="string">
            <text:p>Antilles</text:p>
          </table:table-cell>
          <table:table-cell table:style-name="ce13" office:value-type="string" calcext:value-type="string">
            <text:p>#42 #72 #330 #650 #1560 #1693 #1707 #1712 #1719 #1728 <text:s/>#1730 #1759 #1761 #1766 #1767 #1768 #1769 #1770 #1774 #1775 <text:s/>#1778 #1779 #1789 #1803 #1815 #1828 #1833 #1834 #1838 #1847 <text:s/>#1848 #1853 #1866 #1868 #1873 #1898 #1901 #1903 #1906 #1910 <text:s/>#1912 #1917 #1957 #1994 #2015 #2016 #2017 #2018 #2021 #2023 <text:s/>#2029 #2030 #2031 #2032 #2033 #2034 #2035 #2036 #2043 #2058 <text:s/>#2059 #2061 #2062 #2063 #2064 #2065 #2066 #2067 #2068 #2069 <text:s/>#2070 #2071 #2072 #2073 #2074 #2077 #2078 #2079 #2080 #2081 <text:s/>#2082 #2083 #2084 #2085 #2086 #2087 #2088 #2089 #2090 #2091 <text:s/>#2092 #2093 #2094 #2095 #2096 #2098 #2099 #2100 #2102 #2103 <text:s/>#2104 #2105 #2106 #2108 #2109 #2110 #2111 #2112 #2113 #2114 <text:s/>#2115 #2116 #2117 #2118 #2119 #2120 #2121 #2122 #2123 #2124 <text:s/>#2125 #2126 #2127 #2128 #2129 #2130 #2131 #2132 #2133 #2134 <text:s/>#2135 #2136 #2137 #2138 #2139 #2140 #2141 #2142 #2143 #2144 <text:s/>#2145 #2146 #2147 #2150 #2151 #2189 #2193 #2427 #2437 #2438 <text:s/>#2439 #2441 #2442 #2443 #2444 #2445 #2446 #2447 #2450 #2451 <text:s/>#2452 #2453 #2454 #2455 #2456 #2458 #2459 #2460 #2461 #2462 <text:s/>#2463 #2464 #2465 #2466 #2467 #2468 #2469 #2470 #2471 #2472 <text:s/>#2473 #2479 #2480 #2482 #2500 #2502 #2510 #2511 #2512 #2513 <text:s/>#2514 #2515 #2516 #2517 #2518 #2519 #2521 #2522 #2523 #2528 <text:s/>#2529 #2530 #2559 #2562 #2573 #2633 #2652 #2792 #2793 #2796 <text:s/>#2797 #2799 #2801 #2805 #2807 #2808 #2809 #2810 #2813 #2821 <text:s/>#2838 #2839 #2840 #2841 #2842 #2843 #2844 #2845 #2846 #2847 <text:s/>#2848 #2849 #2850 #2851 #2852 #2855 #2856 #2857 #2859 #2860 <text:s/>#2861 #2862 #2863 #2864 #2865 #2866 #2867 #2868 #2869 #2870 <text:s/>#2871 #2872 #2873 #2874 #2875 #2876 #2877 #2878 #2879 #2880 <text:s/>#2881 #2882 #2883 #2884 #2885 #2886 #2887 #2888 #2889 #2890 <text:s/>#2891 #2892 #2893 #2894 #2895 #2896 #2897 #2898 #2899 #2900 <text:s/>#2901 #2902 #2903 #2904 #2905 #2906 #2907 #2908 #2909 #2910 <text:s/>#2911 #2912 #2913 #2917 #2918 #2919 #2920 #2921 #2922 #2923 <text:s/>#2924 #2925 #2926 #2927 #2928 #2929 #2930 #2931 #2932 #2933 <text:s/>#2934 #2935 #2936 #2937 #2938 #2939 #2940 #2941 #2942 #2943 <text:s/>#2944 #2945 #2946 #2947 #2948 #2949 #2950 #2951 #2952 #2953 <text:s/>#2954 #2955 #2957 #2958 #2959 #2960 #2961 #2962 #2963 #2964 <text:s/>#2965 #2966 #2967 #2969 #2970 #2971 #2972 #2975 #2979 #2985 <text:s/>#2986 #2987 #2988 #2989 #2990 #2991 #2992 #2993 #2994 #2995 <text:s/>#2996 #2997 #2998 #2999 #3000 #3001 #3002 #3087 #3111 #3153 <text:s/>#3156 #3158 #3159 #3160 #3161 #3162 #3163 #3164 #3165 #3168 <text:s/>#3169 #3170 #3171 #3172 #3173 #3174 #3175 #3176 #3177 #3178 <text:s/>#3179 #3180 #3181 #3182 #3183 #3184 #3185 #3186 #3187 #3188 <text:s/>#3189 #3190 #3191 #3192 #3193 #3194 #3195 #3196 #3197 #3198 <text:s/>#3199 #3200 #3201 #3202 #3205 #3206 #3207 #3208 #3209 #3210 <text:s/>#3213 #3214 #3215 #3237 #3238 #3239 #3240 #3241 #3243 #3244 <text:s/>#3245 #3246 #3247 #3248 #3249 #3251 #3253 #3254 #3255 #3256 <text:s/>#3257 #3258 #3259 #3260 #3261 #3262 #3264 #3265 #3266 #3269 <text:s/>#3270 #3271 #3272 #3275 #3277 #3279 #3281 #3282 #3283 #3284 <text:s/>#3285 #3287 #3288 #3289 #3290 #3291 #3292 #3293 #3294 #3295 <text:s/>#3297 #3298 #3299 #3300 #3301 #3302 #3303 #3304 #3305 #3306 <text:s/>#3307 #3308 #3309 #3320 #3328 #3335 #3357 #3358 #3359 #3366 <text:s/>#3369 #3372 #3373 #3374 #3375 #3376 #3377 #3378 #3379 #3380 <text:s/>#3385 #3390 #3396 #3402 #3403 #3407 #3408 #3414 #3415 #3416 <text:s/>#3417 #3418 #3419 #3420 #3421 #3423 #3424 #3425 #3426 #3427 <text:s/>#3428 #3429 #3430 #3431 #3436 #3439 #3441 #3451 #3454 #3455 <text:s/>#3456 #3457 #3463 #3464 #3478 #3480 #3481 #3483 #3485 #3514 <text:s/>#3515 #3516 #3517 #3518 #3520 #3523 #3524 #3525 #3526 #3528 <text:s/>#3529 #3530 #3531 #3532 #3533 #3535 #3537 #3539 #3541 #3542 <text:s/>#3543 #3548 #3558 #3572 #3579 #3587 #3588 #3606 #3607 #3608 <text:s/>#3609 #4062 #4101 #4111 #4118 #4126 #4319 #4321 #4323 #4324 <text:s/>#4325 #4326 #4327 #4328 #4329 #4330 #4331 #4332 #4333 #4334 <text:s/>#4335 #4336 #4337 #4338 #4339 #4340 #4341 #4342 #4343 #4344 <text:s/>#4345 #4346 #4347 #4348 #4349 #4350 #4351 #4352 #4353 #4354 <text:s/>#4355 #4356 #4357 #4358 #4359 #4360 #4361 #4362 #4363 #4364 <text:s/>#4365 #4366 #4367 #5091 #5095 #5097 #5099 #5103 #5117 #5124 <text:s/>#5125 #5155 #5281 #5308 #5311 #5316 #5902 #5941 #6217 #6229 <text:s/>#6670 #6978 #6979 #6981 #6982 #6987 #6988 #7028 #7158 #7178 <text:s/>#7184 #7622 #7628 #7630 #7637 #7640 #7641 #7647 #7649 #7650 <text:s/>#7652 #7653 #7654 #7657 #7658 #7696 #7697 #7698 #7702 #7703 <text:s/>#7704 #7706 #7707 #7708 #7709 #7710 #7711 #7716 #7717 #7718 <text:s/>#7719 #7721 #7744 #7753 #7760 #7761 #7764 #7765 #7767 #7768 <text:s/>#7772 #7791 #7877 #7882 #7890 #7959 #7960 #7961 #7962 #7963 <text:s/>#7964 #7965 #7966 #7967 #7968 #7969 #7970 #7971 #7972 #7973 <text:s/>#7978 #7979 #7980 #7981 #7982 #7983 #7985 #7996 #8011 #8012 <text:s/>#8013 #8035 #8145 #8147 #8148 #8149 #9787 #9788 #9789 #9790 <text:s/>#9791 #9792 #9793 #9794 #9795 #9796 #9797 #9798 #9799 #9800 <text:s/>#9801 #9802 #9803 #9804 #10318 #10319 #10320 #10321 #10322 #10323 <text:s/>#10324 #10325 #10326 #10327 #10328 #10329 #10330 #10331 #10364 #10365 <text:s/>#10366 #10367 #10368 #10369 #10371 #10382 #11318 #11324 #11377 #11415 <text:s/>#11419 #11420 #11421 #11562 #11979 #11988 #12002 #12100 #12112 #12115 <text:s/>#12387 #12706 #12708 #12709 #12710 #12712 #12733 #12748 #12864 #12950 <text:s/>#12983 #13015 #13016 #13091 #13092 #13094 #13167 #13199 #13359 #13360 <text:s/>#13432 #13433 #13434 #13435 #13436 #13437 #13438 #13439 #13440 #13441 <text:s/>#13442 #13443 #13444 #13445 #13446 #13447 #13448 #13449 #13481 #13490 <text:s/>#13494 #13510 #14212 #14253 #14254 #14440 #14441 #14442 #16199 #16419 <text:s/>#16495 #20443 #20451 #20452 #20454 #20456 #20457 #20458 #20463 #20465 <text:s/>#20475 #20654 #20656 #20657 #20658 #20666 #20667 #20668 #20669 #20670 <text:s/>#20671 #20672 #20673 #20774 #20851 #20852 #20855 #21309 #21310 #21311 <text:s/>#21312 #21313 #21314 #21315 #21316 #21317 #21318 #21319 #21320 #21321 <text:s/>#21322 #21323 #21324 #21325 #21326 #21327 #21328 #21329 #21330 #21331 <text:s/>#21332 #21333 #21334 #21335 #21336 #21337 #21338 #21339 #21340 #21341 <text:s/>#21342 #21343 #21344 #21345 #21346 #21347 #21348 #21349 #21350 #21351 <text:s/>#21352 #21353 #21354 #21355 #21356 #21357 #21358 #21359 #21360 #21361 <text:s/>#21362 #21363 #21364 #21365 #21366 #21367 #21368 #21369 #21370 #21371 <text:s/>#21372 #21373 #21374 #21375 #21376 #21377 #21378 #21379 #21380 #21533 <text:s/>#21563 #21568 #21570 #21593 #21638 #21646 #21647 #21674 #21675 #21676 <text:s/>#21680 #21686 #21698 #21712 #21721 #21722 #21727 #21728 #21875 #21876 <text:s/>#21877 #21878 #21879 #21880 #21881 #21882 #21883 #21884 #21885 #21888 <text:s/>#21889 #21890 #21931 #21932 #22018 #22066 #22105 #22166 #22214</text:p>
          </table:table-cell>
          <table:table-cell table:style-name="ce1" office:value-type="string" calcext:value-type="string">
            <text:p>http://www.geonames.org/3571219</text:p>
          </table:table-cell>
          <table:table-cell table:style-name="ce1" office:value-type="string" calcext:value-type="string">
            <text:p>Antilles</text:p>
          </table:table-cell>
          <table:table-cell table:style-name="ce1"/>
          <table:table-cell table:style-name="ce3" office:value-type="string" calcext:value-type="string">
            <text:p>Feature: region</text:p>
            <text:p>Population: 42,450,000</text:p>
          </table:table-cell>
        </table:table-row>
        <table:table-row table:style-name="ro1">
          <table:table-cell table:style-name="ce4" office:value-type="string" calcext:value-type="string">
            <text:p>Antilles anglaises</text:p>
          </table:table-cell>
          <table:table-cell table:style-name="ce12" office:value-type="string" calcext:value-type="string">
            <text:p>#6190 #7684 #7727 #7751 #7797 #9968 #10709 #20770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ntilles danoises</text:p>
          </table:table-cell>
          <table:table-cell table:style-name="ce10" office:value-type="string" calcext:value-type="string">
            <text:p>#6190 #10709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Antilles Françaises</text:p>
          </table:table-cell>
          <table:table-cell table:style-name="ce11" office:value-type="string" calcext:value-type="string">
            <text:p>#1057 #1095 #1189 #1210 #1252 #1431 #1433 #1448 #1461 #1462 <text:s/>#1471 #1473 #1930 #1932 #1934 #1938 #2009 #2012 #2153 #2167 <text:s/>#2415 #2424 #2425 #2524 #2527 #2535 #2782 #2784 #2785 #2786 <text:s/>#2789 #2790 #2822 #2824 #3003 #3512 #4005 #4007 #4015 #4073 <text:s/>#4120 #4121 #5059 #5060 #5061 #5062 #5063 #5064 #5065 #5066 <text:s/>#5067 #5068 #5069 #5070 #5071 #5072 #5073 #5074 #5076 #5078 <text:s/>#5079 #5080 #5081 #5082 #5083 #5092 #5243 #5277 #5278 #5279 <text:s/>#5287 #5289 #5290 #5291 #5292 #5294 #5295 #5297 #5298 #5299 <text:s/>#5300 #5301 #5302 #5310 #5314 #5315 #5317 #5318 #5319 #5320 <text:s/>#5321 #5323 #5878 #5879 #5881 #5882 #5884 #5886 #5903 #5904 <text:s/>#5912 #5913 #5915 #5922 #5923 #5924 #5928 #5929 #5930 #5931 <text:s/>#5932 #5933 #5934 #5936 #5938 #5939 #5940 #5945 #5946 #5947 <text:s/>#6190 #6239 #6240 #6241 #6242 #6243 #6245 #6247 #6251 #6252 <text:s/>#6253 #6926 #6953 #6961 #6963 #6965 #6967 #6968 #6970 #6971 <text:s/>#6972 #6973 #6974 #6975 #6976 #6980 #6991 #6998 #6999 #7000 <text:s/>#7001 #7002 #7003 #7004 #7006 #7008 #7010 #7011 #7012 #7013 <text:s/>#7014 #7015 #7017 #7018 #7019 #7020 #7021 #7024 #7026 #7027 <text:s/>#7029 #7031 #7032 #7033 #7034 #7035 #7036 #7039 #7040 #7041 <text:s/>#7042 #7043 #7044 #7045 #7646 #7651 #7673 #7674 #7675 #7676 <text:s/>#7677 #7678 #7679 #7680 #7682 #7683 #7686 #7687 #7689 #7693 <text:s/>#7694 #7705 #7722 #7723 #7724 #7725 #7732 #7733 #7748 #7749 <text:s/>#7750 #7751 #7752 #7754 #7755 #7763 #7766 #7769 #7771 #7784 <text:s/>#7789 #7790 #7792 #7793 #7796 #7802 #7803 #7804 #7805 #7806 <text:s/>#7807 #7808 #7809 #7810 #7811 #7873 #7875 #7878 #7879 #7880 <text:s/>#7881 #7883 #7884 #7885 #7986 #7989 #8043 #8044 #8045 #8046 <text:s/>#8047 #8048 #8049 #8050 #8051 #8052 #8053 #8054 #8055 #8056 <text:s/>#8058 #8059 #8061 #8062 #8064 #8065 #8066 #8067 #8068 #8069 <text:s/>#8070 #8071 #8072 #8073 #8074 #8078 #8130 #8131 #8132 #8135 <text:s/>#8136 #8137 #8139 #8140 #8141 #9890 #9891 #9968 #10011 #10015 <text:s/>#10016 #10017 #10372 #10645 #10646 #10647 #10648 #10649 #10650 #10651 <text:s/>#10652 #10653 #10654 #10655 #10656 #10657 #10658 #10659 #10660 #10661 <text:s/>#10662 #10663 #10664 #10665 #10666 #10667 #10668 #10669 #10670 #10671 <text:s/>#10672 #10673 #10674 #10675 #10676 #10677 #10678 #10679 #10680 #10681 <text:s/>#10682 #10709 #10813 #10821 #10823 #11177 #11311 #11312 #11313 #11315 <text:s/>#11316 #11337 #11411 #11432 #11436 #11446 #11461 #11462 #11473 #11474 <text:s/>#11476 #11477 #11481 #11483 #11486 #11487 #11490 #11501 #11502 #11504 <text:s/>#11505 #11506 #11508 #11509 #11510 #11513 #11514 #11516 #11521 #11522 <text:s/>#11532 #11533 #11535 #11536 #11537 #11539 #11550 #11943 #11945 #11946 <text:s/>#11947 #11948 #11949 #11950 #11951 #11952 #11955 #11956 #11957 #11958 <text:s/>#11959 #11961 #11962 #11964 #11966 #11967 #11972 #11996 #11998 #12016 <text:s/>#12017 #12033 #12038 #12039 #12040 #12041 #12044 #12045 #12046 #12047 <text:s/>#12050 #12051 #12058 #12059 #12061 #12062 #12063 #12064 #12065 #12066 <text:s/>#12067 #12068 #12069 #12070 #12071 #12072 #12073 #12074 #12075 #12076 <text:s/>#12077 #12078 #12083 #12099 #12102 #12104 #12105 #12106 #12108 #12109 <text:s/>#12522 #12524 #12527 #12528 #12530 #12531 #12536 #12617 #12623 #12726 <text:s/>#12727 #12776 #12780 #12782 #12783 #12784 #12790 #12819 #12954 #12994 <text:s/>#12997 #12998 #12999 #13000 #13001 #13002 #13003 #13066 #13085 #13111 <text:s/>#13114 #13200 #13245 #13246 #13256 #13366 #13430 #13462 #13509 #14070 <text:s/>#14071 #14072 #14073 #14074 #14075 #14076 #14077 #14078 #14079 #14080 <text:s/>#14191 #14192 #14193 #14258 #14395 #14396 #14438 #16071 #16074 #16272 <text:s/>#16273 #16274 #16275 #16320 #16403 #16405 #16441 #20528 #20565 #20632 <text:s/>#20645 #21604 #21660 #21870 #22171 #22172 #22173</text:p>
          </table:table-cell>
          <table:table-cell table:style-name="ce4" office:value-type="string" calcext:value-type="string">
            <text:p>http://www.geonames.org/3579306</text:p>
          </table:table-cell>
          <table:table-cell table:style-name="ce4" office:value-type="string" calcext:value-type="string">
            <text:p>Antilles Françaises</text:p>
          </table:table-cell>
          <table:table-cell table:style-name="ce4"/>
          <table:table-cell table:style-name="ce5" office:value-type="string" calcext:value-type="string">
            <text:p>Feature: islands</text:p>
            <text:p>Population: 850,000</text:p>
          </table:table-cell>
        </table:table-row>
        <table:table-row table:style-name="ro4">
          <table:table-cell table:style-name="ce1" office:value-type="string" calcext:value-type="string">
            <text:p>Antilles néerlandaises</text:p>
          </table:table-cell>
          <table:table-cell table:style-name="ce13" office:value-type="string" calcext:value-type="string">
            <text:p>#4110 #6190 #7785 #7895 #7896 #7897 #7898 #7899 #7900 #7901 <text:s/>#7902 #7903 #7904 #7905 #7906 #7907 #16390</text:p>
          </table:table-cell>
          <table:table-cell table:style-name="ce1" office:value-type="string" calcext:value-type="string">
            <text:p>http://www.geonames.org/8505032</text:p>
          </table:table-cell>
          <table:table-cell table:style-name="ce1" office:value-type="string" calcext:value-type="string">
            <text:p>Antilles Néerlandaises</text:p>
          </table:table-cell>
          <table:table-cell table:style-name="ce1"/>
          <table:table-cell table:style-name="ce3" office:value-type="string" calcext:value-type="string">
            <text:p>Feature: historical political entity</text:p>
            <text:p>Population: 300,000</text:p>
          </table:table-cell>
        </table:table-row>
        <table:table-row table:style-name="ro1">
          <table:table-cell table:style-name="ce4" office:value-type="string" calcext:value-type="string">
            <text:p>Aougueroût</text:p>
          </table:table-cell>
          <table:table-cell table:style-name="ce12" office:value-type="string" calcext:value-type="string">
            <text:p>#218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Apatou</text:p>
          </table:table-cell>
          <table:table-cell table:style-name="ce10" office:value-type="string" calcext:value-type="string">
            <text:p>#602 #3252</text:p>
          </table:table-cell>
          <table:table-cell table:style-name="ce1" office:value-type="string" calcext:value-type="string">
            <text:p>http://www.geonames.org/3382527</text:p>
          </table:table-cell>
          <table:table-cell table:style-name="ce1" office:value-type="string" calcext:value-type="string">
            <text:p>Apatou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4,752</text:p>
          </table:table-cell>
        </table:table-row>
        <table:table-row table:style-name="ro1">
          <table:table-cell table:style-name="ce4" office:value-type="string" calcext:value-type="string">
            <text:p>Apehous</text:p>
          </table:table-cell>
          <table:table-cell table:style-name="ce12" office:value-type="string" calcext:value-type="string">
            <text:p>#3242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Approuague</text:p>
          </table:table-cell>
          <table:table-cell table:style-name="ce10" office:value-type="string" calcext:value-type="string">
            <text:p>#22195</text:p>
          </table:table-cell>
          <table:table-cell table:style-name="ce1" office:value-type="string" calcext:value-type="string">
            <text:p>http://www.geonames.org/3381482</text:p>
          </table:table-cell>
          <table:table-cell table:style-name="ce1" office:value-type="string" calcext:value-type="string">
            <text:p>Approuague</text:p>
          </table:table-cell>
          <table:table-cell table:style-name="ce1"/>
          <table:table-cell table:style-name="ce3" office:value-type="string" calcext:value-type="string">
            <text:p>Feature: abandoned populated place</text:p>
            <text:p>Country: Guyane</text:p>
            <text:p>Admin name: Guyane</text:p>
          </table:table-cell>
        </table:table-row>
        <table:table-row table:style-name="ro1">
          <table:table-cell table:style-name="ce4" office:value-type="string" calcext:value-type="string">
            <text:p>Aprouak</text:p>
          </table:table-cell>
          <table:table-cell table:style-name="ce12" office:value-type="string" calcext:value-type="string">
            <text:p>#425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rataie</text:p>
          </table:table-cell>
          <table:table-cell table:style-name="ce10" office:value-type="string" calcext:value-type="string">
            <text:p>#1188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Archipel de la Société</text:p>
          </table:table-cell>
          <table:table-cell table:style-name="ce12" office:value-type="string" calcext:value-type="string">
            <text:p>#6272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Archipel des Tuamotu</text:p>
          </table:table-cell>
          <table:table-cell table:style-name="ce10" office:value-type="string" calcext:value-type="string">
            <text:p>#5959 #6272</text:p>
          </table:table-cell>
          <table:table-cell table:style-name="ce1" office:value-type="string" calcext:value-type="string">
            <text:p>http://www.geonames.org/4033263</text:p>
          </table:table-cell>
          <table:table-cell table:style-name="ce1" office:value-type="string" calcext:value-type="string">
            <text:p>Archipel des Tuamotu</text:p>
          </table:table-cell>
          <table:table-cell table:style-name="ce1"/>
          <table:table-cell table:style-name="ce3" office:value-type="string" calcext:value-type="string">
            <text:p>Feature: islands</text:p>
            <text:p>Country: Polynésie Française</text:p>
            <text:p>Admin name: Îles Tuamotu-Gambier</text:p>
          </table:table-cell>
        </table:table-row>
        <table:table-row table:style-name="ro1">
          <table:table-cell table:style-name="ce4" office:value-type="string" calcext:value-type="string">
            <text:p>Archipel Tubaï</text:p>
          </table:table-cell>
          <table:table-cell table:style-name="ce12" office:value-type="string" calcext:value-type="string">
            <text:p>#6272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Arctique</text:p>
          </table:table-cell>
          <table:table-cell table:style-name="ce10" office:value-type="string" calcext:value-type="string">
            <text:p>#2776 #5336 #5337 #5338 #14626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Argentine</text:p>
          </table:table-cell>
          <table:table-cell table:style-name="ce11" office:value-type="string" calcext:value-type="string">
            <text:p>#1562 #3563 #3746 #3747 #3748 #3749 #3750 #3751 #3752 #3753 <text:s/>#3754 #3755 #3756 #3757 #3758 #3759 #3760 #3761 #3762 #3763 <text:s/>#3764 #3765 #3766 #3767 #3768 #3769 #3770 #3771 #3772 #3773 <text:s/>#3774 #3775 #3776 #3777 #3778 #3779 #3780 #3787 #3788 #4013 <text:s/>#5222 #5325 #5326 #5327 #5328 #5329 #5330 #6948 #7178 #10844 <text:s/>#11137 #13133 #13134 #13547 #13585 #13587 #14614 #14671 #14673 #16095</text:p>
          </table:table-cell>
          <table:table-cell table:style-name="ce4" office:value-type="string" calcext:value-type="string">
            <text:p>http://www.geonames.org/3865483</text:p>
          </table:table-cell>
          <table:table-cell table:style-name="ce4" office:value-type="string" calcext:value-type="string">
            <text:p>Argentin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Argentine</text:p>
            <text:p>Population: 44,494,502</text:p>
          </table:table-cell>
        </table:table-row>
        <table:table-row table:style-name="ro3">
          <table:table-cell table:style-name="ce1" office:value-type="string" calcext:value-type="string">
            <text:p>Argentine|Buenos aires</text:p>
          </table:table-cell>
          <table:table-cell table:style-name="ce10" office:value-type="string" calcext:value-type="string">
            <text:p>#1859 #11136</text:p>
          </table:table-cell>
          <table:table-cell table:style-name="ce1" office:value-type="string" calcext:value-type="string">
            <text:p>http://www.geonames.org/3435910</text:p>
          </table:table-cell>
          <table:table-cell table:style-name="ce1" office:value-type="string" calcext:value-type="string">
            <text:p>Buenos Aires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Argentine</text:p>
            <text:p>Admin name: Buenos Aires</text:p>
            <text:p>Population: 13,076,300</text:p>
          </table:table-cell>
        </table:table-row>
        <table:table-row table:style-name="ro3">
          <table:table-cell table:style-name="ce1" office:value-type="string" calcext:value-type="string">
            <text:p>Argentine|Buenos aires</text:p>
          </table:table-cell>
          <table:table-cell table:style-name="ce10" office:value-type="string" calcext:value-type="string">
            <text:p>#1859 #11136</text:p>
          </table:table-cell>
          <table:table-cell table:style-name="ce1" office:value-type="string" calcext:value-type="string">
            <text:p>http://www.geonames.org/3435907</text:p>
          </table:table-cell>
          <table:table-cell table:style-name="ce1" office:value-type="string" calcext:value-type="string">
            <text:p>Buenos Air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rgentine</text:p>
            <text:p>Admin name: Buenos Aires</text:p>
            <text:p>Population: 15,625,084</text:p>
          </table:table-cell>
        </table:table-row>
        <table:table-row table:style-name="ro3">
          <table:table-cell table:style-name="ce1" office:value-type="string" calcext:value-type="string">
            <text:p>Argentine|Buenos aires</text:p>
          </table:table-cell>
          <table:table-cell table:style-name="ce10" office:value-type="string" calcext:value-type="string">
            <text:p>#1859 #11136</text:p>
          </table:table-cell>
          <table:table-cell table:style-name="ce1" office:value-type="string" calcext:value-type="string">
            <text:p>http://www.geonames.org/3433955</text:p>
          </table:table-cell>
          <table:table-cell table:style-name="ce1" office:value-type="string" calcext:value-type="string">
            <text:p>Buenos Air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Argentine</text:p>
            <text:p>Admin name: Buenos Aires</text:p>
            <text:p>Population: 2,776,138</text:p>
          </table:table-cell>
        </table:table-row>
        <table:table-row table:style-name="ro2">
          <table:table-cell table:style-name="ce1" office:value-type="string" calcext:value-type="string">
            <text:p>Argentine|Buenos aires</text:p>
          </table:table-cell>
          <table:table-cell table:style-name="ce10" office:value-type="string" calcext:value-type="string">
            <text:p>#1859 #11136</text:p>
          </table:table-cell>
          <table:table-cell table:style-name="ce1" office:value-type="string" calcext:value-type="string">
            <text:p>http://www.geonames.org/3473394</text:p>
          </table:table-cell>
          <table:table-cell table:style-name="ce1" office:value-type="string" calcext:value-type="string">
            <text:p>Buenos Aires</text:p>
          </table:table-cell>
          <table:table-cell table:style-name="ce1"/>
          <table:table-cell table:style-name="ce3" office:value-type="string" calcext:value-type="string">
            <text:p>Feature: port</text:p>
            <text:p>Country: Argentine</text:p>
            <text:p>Admin name: Buenos Aires</text:p>
          </table:table-cell>
        </table:table-row>
        <table:table-row table:style-name="ro2">
          <table:table-cell table:style-name="ce1" office:value-type="string" calcext:value-type="string">
            <text:p>Argentine|Buenos aires</text:p>
          </table:table-cell>
          <table:table-cell table:style-name="ce10" office:value-type="string" calcext:value-type="string">
            <text:p>#1859 #11136</text:p>
          </table:table-cell>
          <table:table-cell table:style-name="ce1" office:value-type="string" calcext:value-type="string">
            <text:p>http://www.geonames.org/3435908</text:p>
          </table:table-cell>
          <table:table-cell table:style-name="ce1" office:value-type="string" calcext:value-type="string">
            <text:p>Buenos Aires</text:p>
          </table:table-cell>
          <table:table-cell table:style-name="ce1"/>
          <table:table-cell table:style-name="ce3" office:value-type="string" calcext:value-type="string">
            <text:p>Feature: railroad station</text:p>
            <text:p>Country: Argentine</text:p>
            <text:p>Admin name: Buenos Aires</text:p>
          </table:table-cell>
        </table:table-row>
        <table:table-row table:style-name="ro3">
          <table:table-cell table:style-name="ce4" office:value-type="string" calcext:value-type="string">
            <text:p>Arizona</text:p>
          </table:table-cell>
          <table:table-cell table:style-name="ce12" office:value-type="string" calcext:value-type="string">
            <text:p>#14625</text:p>
          </table:table-cell>
          <table:table-cell table:style-name="ce4" office:value-type="string" calcext:value-type="string">
            <text:p>http://www.geonames.org/5551752</text:p>
          </table:table-cell>
          <table:table-cell table:style-name="ce4" office:value-type="string" calcext:value-type="string">
            <text:p>Arizon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Arizona</text:p>
            <text:p>Population: 5,863,809</text:p>
          </table:table-cell>
        </table:table-row>
        <table:table-row table:style-name="ro2">
          <table:table-cell table:style-name="ce1" office:value-type="string" calcext:value-type="string">
            <text:p>Aruba</text:p>
          </table:table-cell>
          <table:table-cell table:style-name="ce10" office:value-type="string" calcext:value-type="string">
            <text:p>#1364 #1377 #20658</text:p>
          </table:table-cell>
          <table:table-cell table:style-name="ce1" office:value-type="string" calcext:value-type="string">
            <text:p>http://www.geonames.org/3577279</text:p>
          </table:table-cell>
          <table:table-cell table:style-name="ce1" office:value-type="string" calcext:value-type="string">
            <text:p>Aruba</text:p>
          </table:table-cell>
          <table:table-cell table:style-name="ce1"/>
          <table:table-cell table:style-name="ce3" office:value-type="string" calcext:value-type="string">
            <text:p>Feature: section of independent political entity</text:p>
            <text:p>Country: Aruba</text:p>
            <text:p>Population: 105,845</text:p>
          </table:table-cell>
        </table:table-row>
        <table:table-row table:style-name="ro4">
          <table:table-cell table:style-name="ce4" office:value-type="string" calcext:value-type="string">
            <text:p>Asie</text:p>
          </table:table-cell>
          <table:table-cell table:style-name="ce11" office:value-type="string" calcext:value-type="string">
            <text:p>#39 #1698 #1709 #1723 #1725 #1726 #1733 #1739 #1741 #1743 <text:s/>#1745 #1749 #1753 #1760 #1796 #2548 #2624 #2625 #2635 #2650 <text:s/>#3231 #3235 #3547 #4124 #4151 #4168 #4169 #4171 #4172 #4173 <text:s/>#4174 #4175 #4176 #8123 #13603 #13604</text:p>
          </table:table-cell>
          <table:table-cell table:style-name="ce4" office:value-type="string" calcext:value-type="string">
            <text:p>http://www.geonames.org/6255147</text:p>
          </table:table-cell>
          <table:table-cell table:style-name="ce4" office:value-type="string" calcext:value-type="string">
            <text:p>Asie</text:p>
          </table:table-cell>
          <table:table-cell table:style-name="ce4"/>
          <table:table-cell table:style-name="ce5" office:value-type="string" calcext:value-type="string">
            <text:p>Feature: continent</text:p>
            <text:p>Population: 3,812,366,000</text:p>
          </table:table-cell>
        </table:table-row>
        <table:table-row table:style-name="ro4">
          <table:table-cell table:style-name="ce1" office:value-type="string" calcext:value-type="string">
            <text:p>Asie du Sud-Est</text:p>
          </table:table-cell>
          <table:table-cell table:style-name="ce10" office:value-type="string" calcext:value-type="string">
            <text:p>#2634 #13602 #13605 #14217 #14632</text:p>
          </table:table-cell>
          <table:table-cell table:style-name="ce1" office:value-type="string" calcext:value-type="string">
            <text:p>http://www.geonames.org/7729896</text:p>
          </table:table-cell>
          <table:table-cell table:style-name="ce1" office:value-type="string" calcext:value-type="string">
            <text:p>Asie du Sud-Est</text:p>
          </table:table-cell>
          <table:table-cell table:style-name="ce1"/>
          <table:table-cell table:style-name="ce3" office:value-type="string" calcext:value-type="string">
            <text:p>Feature: region</text:p>
            <text:p>Population: 618,000,000</text:p>
          </table:table-cell>
        </table:table-row>
        <table:table-row table:style-name="ro1">
          <table:table-cell table:style-name="ce4" office:value-type="string" calcext:value-type="string">
            <text:p>Asie Mineure</text:p>
          </table:table-cell>
          <table:table-cell table:style-name="ce12" office:value-type="string" calcext:value-type="string">
            <text:p>#277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Assisi</text:p>
          </table:table-cell>
          <table:table-cell table:style-name="ce10" office:value-type="string" calcext:value-type="string">
            <text:p>#4224 #4225</text:p>
          </table:table-cell>
          <table:table-cell table:style-name="ce1" office:value-type="string" calcext:value-type="string">
            <text:p>http://www.geonames.org/3182722</text:p>
          </table:table-cell>
          <table:table-cell table:style-name="ce1" office:value-type="string" calcext:value-type="string">
            <text:p>Assisi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Italie</text:p>
            <text:p>Admin name: Ombrie</text:p>
            <text:p>Population: 3,732</text:p>
          </table:table-cell>
        </table:table-row>
        <table:table-row table:style-name="ro2">
          <table:table-cell table:style-name="ce4" office:value-type="string" calcext:value-type="string">
            <text:p>Atlantique</text:p>
          </table:table-cell>
          <table:table-cell table:style-name="ce12" office:value-type="string" calcext:value-type="string">
            <text:p>#4845 #5309 #11997</text:p>
          </table:table-cell>
          <table:table-cell table:style-name="ce4" office:value-type="string" calcext:value-type="string">
            <text:p>http://www.geonames.org/5107483</text:p>
          </table:table-cell>
          <table:table-cell table:style-name="ce4" office:value-type="string" calcext:value-type="string">
            <text:p>Atlantiqu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New York</text:p>
          </table:table-cell>
        </table:table-row>
        <table:table-row table:style-name="ro1">
          <table:table-cell table:style-name="ce1" office:value-type="string" calcext:value-type="string">
            <text:p>Audjila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Australie</text:p>
          </table:table-cell>
          <table:table-cell table:style-name="ce12" office:value-type="string" calcext:value-type="string">
            <text:p>#1780 #2647 #2649 #2657 #3231 #4118</text:p>
          </table:table-cell>
          <table:table-cell table:style-name="ce4" office:value-type="string" calcext:value-type="string">
            <text:p>http://www.geonames.org/2077456</text:p>
          </table:table-cell>
          <table:table-cell table:style-name="ce4" office:value-type="string" calcext:value-type="string">
            <text:p>Austral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Australie</text:p>
            <text:p>Population: 24,992,369</text:p>
          </table:table-cell>
        </table:table-row>
        <table:table-row table:style-name="ro2">
          <table:table-cell table:style-name="ce1" office:value-type="string" calcext:value-type="string">
            <text:p>Axioma</text:p>
          </table:table-cell>
          <table:table-cell table:style-name="ce10" office:value-type="string" calcext:value-type="string">
            <text:p>#5602</text:p>
          </table:table-cell>
          <table:table-cell table:style-name="ce1" office:value-type="string" calcext:value-type="string">
            <text:p>http://www.geonames.org/3665142</text:p>
          </table:table-cell>
          <table:table-cell table:style-name="ce1" office:value-type="string" calcext:value-type="string">
            <text:p>Axio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ahamas</text:p>
          </table:table-cell>
          <table:table-cell table:style-name="ce12" office:value-type="string" calcext:value-type="string">
            <text:p>#2010 #3085 #3320 #6925 #10454 #13420 #13436 #14253 #14254</text:p>
          </table:table-cell>
          <table:table-cell table:style-name="ce4" office:value-type="string" calcext:value-type="string">
            <text:p>http://www.geonames.org/3572887</text:p>
          </table:table-cell>
          <table:table-cell table:style-name="ce4" office:value-type="string" calcext:value-type="string">
            <text:p>Bahama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Bahamas</text:p>
            <text:p>Population: 385,640</text:p>
          </table:table-cell>
        </table:table-row>
        <table:table-row table:style-name="ro2">
          <table:table-cell table:style-name="ce1" office:value-type="string" calcext:value-type="string">
            <text:p>Bahi</text:p>
          </table:table-cell>
          <table:table-cell table:style-name="ce10" office:value-type="string" calcext:value-type="string">
            <text:p>#5635 #5636</text:p>
          </table:table-cell>
          <table:table-cell table:style-name="ce1" office:value-type="string" calcext:value-type="string">
            <text:p>http://www.geonames.org/2218906</text:p>
          </table:table-cell>
          <table:table-cell table:style-name="ce1" office:value-type="string" calcext:value-type="string">
            <text:p>Bahi</text:p>
          </table:table-cell>
          <table:table-cell table:style-name="ce1"/>
          <table:table-cell table:style-name="ce3" office:value-type="string" calcext:value-type="string">
            <text:p>Feature: gasfield</text:p>
            <text:p>Country: Libye</text:p>
            <text:p>Admin name: Surt</text:p>
          </table:table-cell>
        </table:table-row>
        <table:table-row table:style-name="ro3">
          <table:table-cell table:style-name="ce4" office:value-type="string" calcext:value-type="string">
            <text:p>Bahia</text:p>
          </table:table-cell>
          <table:table-cell table:style-name="ce11" office:value-type="string" calcext:value-type="string">
            <text:p>#1859 #5235 #5611 #5612 #5613 #5614 #5615 #5616 #5617 #5618 <text:s/>#5619 #5620 #5621 #5622 #5623</text:p>
          </table:table-cell>
          <table:table-cell table:style-name="ce4" office:value-type="string" calcext:value-type="string">
            <text:p>http://www.geonames.org/3450554</text:p>
          </table:table-cell>
          <table:table-cell table:style-name="ce4" office:value-type="string" calcext:value-type="string">
            <text:p>Bahi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Bahia</text:p>
            <text:p>Population: 2,711,840</text:p>
          </table:table-cell>
        </table:table-row>
        <table:table-row table:style-name="ro3">
          <table:table-cell table:style-name="ce1" office:value-type="string" calcext:value-type="string">
            <text:p>Bali</text:p>
          </table:table-cell>
          <table:table-cell table:style-name="ce10" office:value-type="string" calcext:value-type="string">
            <text:p>#2541</text:p>
          </table:table-cell>
          <table:table-cell table:style-name="ce1" office:value-type="string" calcext:value-type="string">
            <text:p>http://www.geonames.org/1650534</text:p>
          </table:table-cell>
          <table:table-cell table:style-name="ce1" office:value-type="string" calcext:value-type="string">
            <text:p>Bali</text:p>
          </table:table-cell>
          <table:table-cell table:style-name="ce1"/>
          <table:table-cell table:style-name="ce3" office:value-type="string" calcext:value-type="string">
            <text:p>Feature: island</text:p>
            <text:p>Country: Indonésie</text:p>
            <text:p>Admin name: Bali</text:p>
            <text:p>Population: 4,225,384</text:p>
          </table:table-cell>
        </table:table-row>
        <table:table-row table:style-name="ro3">
          <table:table-cell table:style-name="ce4" office:value-type="string" calcext:value-type="string">
            <text:p>Banco</text:p>
          </table:table-cell>
          <table:table-cell table:style-name="ce12" office:value-type="string" calcext:value-type="string">
            <text:p>#6833</text:p>
          </table:table-cell>
          <table:table-cell table:style-name="ce4" office:value-type="string" calcext:value-type="string">
            <text:p>http://www.geonames.org/3684917</text:p>
          </table:table-cell>
          <table:table-cell table:style-name="ce4" office:value-type="string" calcext:value-type="string">
            <text:p>Banco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Colombie</text:p>
            <text:p>Admin name: Magdalena</text:p>
            <text:p>Population: 54,522</text:p>
          </table:table-cell>
        </table:table-row>
        <table:table-row table:style-name="ro2">
          <table:table-cell table:style-name="ce1" office:value-type="string" calcext:value-type="string">
            <text:p>Barbade</text:p>
          </table:table-cell>
          <table:table-cell table:style-name="ce13" office:value-type="string" calcext:value-type="string">
            <text:p>#14 #74 #86 #106 #132 #465 #666 #1364 #1377 #1464 <text:s/>#1519 #1724 #2422 #2447 #3245 #3526 #3587 #4061 #4119 #6189 <text:s/>#6658 #6679 #7797 #9018 #9205 #9912 #10049 #10050 #10351 #10709 <text:s/>#10715 #10717 #11141 #11342 #11451 #12523 #13441 #13442 #20440 #20647 <text:s/>#21580 #21606 #21673 #21676 #21686</text:p>
          </table:table-cell>
          <table:table-cell table:style-name="ce1" office:value-type="string" calcext:value-type="string">
            <text:p>http://www.geonames.org/3374084</text:p>
          </table:table-cell>
          <table:table-cell table:style-name="ce1" office:value-type="string" calcext:value-type="string">
            <text:p>Barba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Barbade</text:p>
            <text:p>Population: 286,641</text:p>
          </table:table-cell>
        </table:table-row>
        <table:table-row table:style-name="ro3">
          <table:table-cell table:style-name="ce4" office:value-type="string" calcext:value-type="string">
            <text:p>Barbade|Bridgetown</text:p>
          </table:table-cell>
          <table:table-cell table:style-name="ce12" office:value-type="string" calcext:value-type="string">
            <text:p>#343 #606 #6500 #6502</text:p>
          </table:table-cell>
          <table:table-cell table:style-name="ce4" office:value-type="string" calcext:value-type="string">
            <text:p>http://www.geonames.org/3374036</text:p>
          </table:table-cell>
          <table:table-cell table:style-name="ce4" office:value-type="string" calcext:value-type="string">
            <text:p>Bridgetown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Barbade</text:p>
            <text:p>Admin name: Saint Michael</text:p>
            <text:p>Population: 98,511</text:p>
          </table:table-cell>
        </table:table-row>
        <table:table-row table:style-name="ro2">
          <table:table-cell table:style-name="ce1" office:value-type="string" calcext:value-type="string">
            <text:p>Bargylia</text:p>
          </table:table-cell>
          <table:table-cell table:style-name="ce10" office:value-type="string" calcext:value-type="string">
            <text:p>#2573</text:p>
          </table:table-cell>
          <table:table-cell table:style-name="ce1" office:value-type="string" calcext:value-type="string">
            <text:p>http://www.geonames.org/11395883</text:p>
          </table:table-cell>
          <table:table-cell table:style-name="ce1" office:value-type="string" calcext:value-type="string">
            <text:p>Bargylia</text:p>
          </table:table-cell>
          <table:table-cell table:style-name="ce1"/>
          <table:table-cell table:style-name="ce3" office:value-type="string" calcext:value-type="string">
            <text:p>Feature: abandoned populated place</text:p>
            <text:p>Country: Turquie</text:p>
            <text:p>Admin name: Muğla</text:p>
          </table:table-cell>
        </table:table-row>
        <table:table-row table:style-name="ro3">
          <table:table-cell table:style-name="ce4" office:value-type="string" calcext:value-type="string">
            <text:p>Bas-Rhin</text:p>
          </table:table-cell>
          <table:table-cell table:style-name="ce12" office:value-type="string" calcext:value-type="string">
            <text:p>#10873 #10874 #10875 #10876 #10877 #10878 #10879</text:p>
          </table:table-cell>
          <table:table-cell table:style-name="ce4" office:value-type="string" calcext:value-type="string">
            <text:p>http://www.geonames.org/3034720</text:p>
          </table:table-cell>
          <table:table-cell table:style-name="ce4" office:value-type="string" calcext:value-type="string">
            <text:p>Bas-Rhi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Grand Est</text:p>
            <text:p>Population: 1,113,207</text:p>
          </table:table-cell>
        </table:table-row>
        <table:table-row table:style-name="ro3">
          <table:table-cell table:style-name="ce1" office:value-type="string" calcext:value-type="string">
            <text:p>Basse-Terre</text:p>
          </table:table-cell>
          <table:table-cell table:style-name="ce10" office:value-type="string" calcext:value-type="string">
            <text:p>#9104 #9221</text:p>
          </table:table-cell>
          <table:table-cell table:style-name="ce1" office:value-type="string" calcext:value-type="string">
            <text:p>http://www.geonames.org/3579732</text:p>
          </table:table-cell>
          <table:table-cell table:style-name="ce1" office:value-type="string" calcext:value-type="string">
            <text:p>Basse-Terr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Guadeloupe</text:p>
            <text:p>Admin name: Guadeloupe</text:p>
            <text:p>Population: 11,472</text:p>
          </table:table-cell>
        </table:table-row>
        <table:table-row table:style-name="ro1">
          <table:table-cell table:style-name="ce4" office:value-type="string" calcext:value-type="string">
            <text:p>Basses-Pyrénées</text:p>
          </table:table-cell>
          <table:table-cell table:style-name="ce12" office:value-type="string" calcext:value-type="string">
            <text:p>#10853 #10854 #10855 #10856 #10857 #10858 #1085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Bassin de la rivière de Kaw</text:p>
          </table:table-cell>
          <table:table-cell table:style-name="ce10" office:value-type="string" calcext:value-type="string">
            <text:p>#809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Bassin de la rivière de Kourou</text:p>
          </table:table-cell>
          <table:table-cell table:style-name="ce12" office:value-type="string" calcext:value-type="string">
            <text:p>#8092 #809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Bassin des rivières Lézard</text:p>
          </table:table-cell>
          <table:table-cell table:style-name="ce10" office:value-type="string" calcext:value-type="string">
            <text:p>#809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Bassin du Sinnamary</text:p>
          </table:table-cell>
          <table:table-cell table:style-name="ce12" office:value-type="string" calcext:value-type="string">
            <text:p>#822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Batavia</text:p>
          </table:table-cell>
          <table:table-cell table:style-name="ce10" office:value-type="string" calcext:value-type="string">
            <text:p>#4118</text:p>
          </table:table-cell>
          <table:table-cell table:style-name="ce1" office:value-type="string" calcext:value-type="string">
            <text:p>http://www.geonames.org/1642911</text:p>
          </table:table-cell>
          <table:table-cell table:style-name="ce1" office:value-type="string" calcext:value-type="string">
            <text:p>Batavia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Indonésie</text:p>
            <text:p>Admin name: Jakarta Raya</text:p>
            <text:p>Population: 8,540,121</text:p>
          </table:table-cell>
        </table:table-row>
        <table:table-row table:style-name="ro2">
          <table:table-cell table:style-name="ce4" office:value-type="string" calcext:value-type="string">
            <text:p>Beaurivage</text:p>
          </table:table-cell>
          <table:table-cell table:style-name="ce12" office:value-type="string" calcext:value-type="string">
            <text:p>#8092</text:p>
          </table:table-cell>
          <table:table-cell table:style-name="ce4" office:value-type="string" calcext:value-type="string">
            <text:p>http://www.geonames.org/9609641</text:p>
          </table:table-cell>
          <table:table-cell table:style-name="ce4" office:value-type="string" calcext:value-type="string">
            <text:p>Beaurivage</text:p>
          </table:table-cell>
          <table:table-cell table:style-name="ce4"/>
          <table:table-cell table:style-name="ce5" office:value-type="string" calcext:value-type="string">
            <text:p>Feature: hotel</text:p>
            <text:p>Country: Italie</text:p>
            <text:p>Admin name: Émilie-Romagne</text:p>
          </table:table-cell>
        </table:table-row>
        <table:table-row table:style-name="ro2">
          <table:table-cell table:style-name="ce1" office:value-type="string" calcext:value-type="string">
            <text:p>Belgique</text:p>
          </table:table-cell>
          <table:table-cell table:style-name="ce10" office:value-type="string" calcext:value-type="string">
            <text:p>#5097 #5099 #5117 #9283 #10833 #16288 #21562</text:p>
          </table:table-cell>
          <table:table-cell table:style-name="ce1" office:value-type="string" calcext:value-type="string">
            <text:p>http://www.geonames.org/2802361</text:p>
          </table:table-cell>
          <table:table-cell table:style-name="ce1" office:value-type="string" calcext:value-type="string">
            <text:p>Belgiqu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Belgique</text:p>
            <text:p>Population: 11,422,068</text:p>
          </table:table-cell>
        </table:table-row>
        <table:table-row table:style-name="ro2">
          <table:table-cell table:style-name="ce4" office:value-type="string" calcext:value-type="string">
            <text:p>Bélize</text:p>
          </table:table-cell>
          <table:table-cell table:style-name="ce12" office:value-type="string" calcext:value-type="string">
            <text:p>#11547 #13593</text:p>
          </table:table-cell>
          <table:table-cell table:style-name="ce4" office:value-type="string" calcext:value-type="string">
            <text:p>http://www.geonames.org/3582678</text:p>
          </table:table-cell>
          <table:table-cell table:style-name="ce4" office:value-type="string" calcext:value-type="string">
            <text:p>Beliz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Belize</text:p>
            <text:p>Population: 383,071</text:p>
          </table:table-cell>
        </table:table-row>
        <table:table-row table:style-name="ro3">
          <table:table-cell table:style-name="ce4" office:value-type="string" calcext:value-type="string">
            <text:p>Bélize</text:p>
          </table:table-cell>
          <table:table-cell table:style-name="ce12" office:value-type="string" calcext:value-type="string">
            <text:p>#11547 #13593</text:p>
          </table:table-cell>
          <table:table-cell table:style-name="ce4" office:value-type="string" calcext:value-type="string">
            <text:p>http://www.geonames.org/3582677</text:p>
          </table:table-cell>
          <table:table-cell table:style-name="ce4" office:value-type="string" calcext:value-type="string">
            <text:p>Beliz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elize</text:p>
            <text:p>Admin name: Belize</text:p>
            <text:p>Population: 61,461</text:p>
          </table:table-cell>
        </table:table-row>
        <table:table-row table:style-name="ro3">
          <table:table-cell table:style-name="ce4" office:value-type="string" calcext:value-type="string">
            <text:p>Bélize</text:p>
          </table:table-cell>
          <table:table-cell table:style-name="ce12" office:value-type="string" calcext:value-type="string">
            <text:p>#11547 #13593</text:p>
          </table:table-cell>
          <table:table-cell table:style-name="ce4" office:value-type="string" calcext:value-type="string">
            <text:p>http://www.geonames.org/3582676</text:p>
          </table:table-cell>
          <table:table-cell table:style-name="ce4" office:value-type="string" calcext:value-type="string">
            <text:p>Beliz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elize</text:p>
            <text:p>Admin name: Belize</text:p>
            <text:p>Population: 89,247</text:p>
          </table:table-cell>
        </table:table-row>
        <table:table-row table:style-name="ro2">
          <table:table-cell table:style-name="ce4" office:value-type="string" calcext:value-type="string">
            <text:p>Bélize</text:p>
          </table:table-cell>
          <table:table-cell table:style-name="ce12" office:value-type="string" calcext:value-type="string">
            <text:p>#11547 #13593</text:p>
          </table:table-cell>
          <table:table-cell table:style-name="ce4" office:value-type="string" calcext:value-type="string">
            <text:p>http://www.geonames.org/2243645</text:p>
          </table:table-cell>
          <table:table-cell table:style-name="ce4" office:value-type="string" calcext:value-type="string">
            <text:p>Beliz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Angola</text:p>
            <text:p>Admin name: Cabinda</text:p>
          </table:table-cell>
        </table:table-row>
        <table:table-row table:style-name="ro2">
          <table:table-cell table:style-name="ce4" office:value-type="string" calcext:value-type="string">
            <text:p>Bélize</text:p>
          </table:table-cell>
          <table:table-cell table:style-name="ce12" office:value-type="string" calcext:value-type="string">
            <text:p>#11547 #13593</text:p>
          </table:table-cell>
          <table:table-cell table:style-name="ce4" office:value-type="string" calcext:value-type="string">
            <text:p>http://www.geonames.org/2243646</text:p>
          </table:table-cell>
          <table:table-cell table:style-name="ce4" office:value-type="string" calcext:value-type="string">
            <text:p>Beliz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Angola</text:p>
            <text:p>Admin name: Cabinda</text:p>
          </table:table-cell>
        </table:table-row>
        <table:table-row table:style-name="ro3">
          <table:table-cell table:style-name="ce1" office:value-type="string" calcext:value-type="string">
            <text:p>Bengasi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88319</text:p>
          </table:table-cell>
          <table:table-cell table:style-name="ce1" office:value-type="string" calcext:value-type="string">
            <text:p>Bengasi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Libye</text:p>
            <text:p>Admin name: Banghāzī</text:p>
            <text:p>Population: 650,629</text:p>
          </table:table-cell>
        </table:table-row>
        <table:table-row table:style-name="ro2">
          <table:table-cell table:style-name="ce4" office:value-type="string" calcext:value-type="string">
            <text:p>Bénin</text:p>
          </table:table-cell>
          <table:table-cell table:style-name="ce11" office:value-type="string" calcext:value-type="string">
            <text:p>#3512 #6263 #13818 #13869 #13870 #13871 #13872 #13873 #13874 #13876 <text:s/>#13878 #13881 #13882 #13883 #13884 #13887 #13894</text:p>
          </table:table-cell>
          <table:table-cell table:style-name="ce4" office:value-type="string" calcext:value-type="string">
            <text:p>http://www.geonames.org/2395170</text:p>
          </table:table-cell>
          <table:table-cell table:style-name="ce4" office:value-type="string" calcext:value-type="string">
            <text:p>Bénin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Bénin</text:p>
            <text:p>Population: 11,485,048</text:p>
          </table:table-cell>
        </table:table-row>
        <table:table-row table:style-name="ro3">
          <table:table-cell table:style-name="ce1" office:value-type="string" calcext:value-type="string">
            <text:p>Bénin|Cotonou</text:p>
          </table:table-cell>
          <table:table-cell table:style-name="ce10" office:value-type="string" calcext:value-type="string">
            <text:p>#13886</text:p>
          </table:table-cell>
          <table:table-cell table:style-name="ce1" office:value-type="string" calcext:value-type="string">
            <text:p>http://www.geonames.org/2394819</text:p>
          </table:table-cell>
          <table:table-cell table:style-name="ce1" office:value-type="string" calcext:value-type="string">
            <text:p>Cotonou</text:p>
          </table:table-cell>
          <table:table-cell table:style-name="ce1"/>
          <table:table-cell table:style-name="ce3" office:value-type="string" calcext:value-type="string">
            <text:p>Feature: seat of government of a political entity</text:p>
            <text:p>Country: Bénin</text:p>
            <text:p>Admin name: Littoral</text:p>
            <text:p>Population: 780,000</text:p>
          </table:table-cell>
        </table:table-row>
        <table:table-row table:style-name="ro2">
          <table:table-cell table:style-name="ce1" office:value-type="string" calcext:value-type="string">
            <text:p>Bénin|Cotonou</text:p>
          </table:table-cell>
          <table:table-cell table:style-name="ce10" office:value-type="string" calcext:value-type="string">
            <text:p>#13886</text:p>
          </table:table-cell>
          <table:table-cell table:style-name="ce1" office:value-type="string" calcext:value-type="string">
            <text:p>http://www.geonames.org/7874113</text:p>
          </table:table-cell>
          <table:table-cell table:style-name="ce1" office:value-type="string" calcext:value-type="string">
            <text:p>Cotonou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énin</text:p>
            <text:p>Admin name: Littoral</text:p>
          </table:table-cell>
        </table:table-row>
        <table:table-row table:style-name="ro2">
          <table:table-cell table:style-name="ce1" office:value-type="string" calcext:value-type="string">
            <text:p>Bénin|Cotonou</text:p>
          </table:table-cell>
          <table:table-cell table:style-name="ce10" office:value-type="string" calcext:value-type="string">
            <text:p>#13886</text:p>
          </table:table-cell>
          <table:table-cell table:style-name="ce1" office:value-type="string" calcext:value-type="string">
            <text:p>http://www.geonames.org/11876775</text:p>
          </table:table-cell>
          <table:table-cell table:style-name="ce1" office:value-type="string" calcext:value-type="string">
            <text:p>Cotonou</text:p>
          </table:table-cell>
          <table:table-cell table:style-name="ce1"/>
          <table:table-cell table:style-name="ce3" office:value-type="string" calcext:value-type="string">
            <text:p>Feature: port</text:p>
            <text:p>Country: Bénin</text:p>
            <text:p>Admin name: Littoral</text:p>
          </table:table-cell>
        </table:table-row>
        <table:table-row table:style-name="ro3">
          <table:table-cell table:style-name="ce4" office:value-type="string" calcext:value-type="string">
            <text:p>Bénin|Porto-Novo</text:p>
          </table:table-cell>
          <table:table-cell table:style-name="ce12" office:value-type="string" calcext:value-type="string">
            <text:p>#13866 #13867 #13875 #13885</text:p>
          </table:table-cell>
          <table:table-cell table:style-name="ce4" office:value-type="string" calcext:value-type="string">
            <text:p>http://www.geonames.org/2392087</text:p>
          </table:table-cell>
          <table:table-cell table:style-name="ce4" office:value-type="string" calcext:value-type="string">
            <text:p>Porto-Novo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Bénin</text:p>
            <text:p>Admin name: Ouémé</text:p>
            <text:p>Population: 234,168</text:p>
          </table:table-cell>
        </table:table-row>
        <table:table-row table:style-name="ro2">
          <table:table-cell table:style-name="ce4" office:value-type="string" calcext:value-type="string">
            <text:p>Bénin|Porto-Novo</text:p>
          </table:table-cell>
          <table:table-cell table:style-name="ce12" office:value-type="string" calcext:value-type="string">
            <text:p>#13866 #13867 #13875 #13885</text:p>
          </table:table-cell>
          <table:table-cell table:style-name="ce4" office:value-type="string" calcext:value-type="string">
            <text:p>http://www.geonames.org/7668939</text:p>
          </table:table-cell>
          <table:table-cell table:style-name="ce4" office:value-type="string" calcext:value-type="string">
            <text:p>Porto-Nov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énin</text:p>
            <text:p>Admin name: Ouémé</text:p>
          </table:table-cell>
        </table:table-row>
        <table:table-row table:style-name="ro2">
          <table:table-cell table:style-name="ce1" office:value-type="string" calcext:value-type="string">
            <text:p>Berbice</text:p>
          </table:table-cell>
          <table:table-cell table:style-name="ce10" office:value-type="string" calcext:value-type="string">
            <text:p>#4249 #6214 #6753 #9023 #9171 #9204 #9355 #9357</text:p>
          </table:table-cell>
          <table:table-cell table:style-name="ce1" office:value-type="string" calcext:value-type="string">
            <text:p>http://www.geonames.org/1020070</text:p>
          </table:table-cell>
          <table:table-cell table:style-name="ce1" office:value-type="string" calcext:value-type="string">
            <text:p>Berbic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Afrique du Sud</text:p>
            <text:p>Admin name: Mpumalanga</text:p>
          </table:table-cell>
        </table:table-row>
        <table:table-row table:style-name="ro2">
          <table:table-cell table:style-name="ce4" office:value-type="string" calcext:value-type="string">
            <text:p>Bermudes</text:p>
          </table:table-cell>
          <table:table-cell table:style-name="ce12" office:value-type="string" calcext:value-type="string">
            <text:p>#13441 #13442</text:p>
          </table:table-cell>
          <table:table-cell table:style-name="ce4" office:value-type="string" calcext:value-type="string">
            <text:p>http://www.geonames.org/3573345</text:p>
          </table:table-cell>
          <table:table-cell table:style-name="ce4" office:value-type="string" calcext:value-type="string">
            <text:p>Bermudes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Bermudes</text:p>
            <text:p>Population: 63,968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4607242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lake</text:p>
            <text:p>Country: États-Unis</text:p>
            <text:p>Admin name: Tennessee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8710031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locality</text:p>
            <text:p>Country: Trinidad et Tobago</text:p>
            <text:p>Admin name: Couva-Tabaquite-Talparo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5535541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depression(s)</text:p>
            <text:p>Country: États-Unis</text:p>
            <text:p>Admin name: Utah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5701698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depression(s)</text:p>
            <text:p>Country: États-Unis</text:p>
            <text:p>Admin name: Nevada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3574964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valley</text:p>
            <text:p>Country: Trinidad et Tobago</text:p>
            <text:p>Admin name: Diego Martin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5414302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depression(s)</text:p>
            <text:p>Country: États-Unis</text:p>
            <text:p>Admin name: Colorado</text:p>
          </table:table-cell>
        </table:table-row>
        <table:table-row table:style-name="ro2">
          <table:table-cell table:style-name="ce1" office:value-type="string" calcext:value-type="string">
            <text:p>Blue basin</text:p>
          </table:table-cell>
          <table:table-cell table:style-name="ce10" office:value-type="string" calcext:value-type="string">
            <text:p>#609</text:p>
          </table:table-cell>
          <table:table-cell table:style-name="ce1" office:value-type="string" calcext:value-type="string">
            <text:p>http://www.geonames.org/5757759</text:p>
          </table:table-cell>
          <table:table-cell table:style-name="ce1" office:value-type="string" calcext:value-type="string">
            <text:p>Blue Basin</text:p>
          </table:table-cell>
          <table:table-cell table:style-name="ce1"/>
          <table:table-cell table:style-name="ce3" office:value-type="string" calcext:value-type="string">
            <text:p>Feature: depression(s)</text:p>
            <text:p>Country: États-Unis</text:p>
            <text:p>Admin name: Oregon</text:p>
          </table:table-cell>
        </table:table-row>
        <table:table-row table:style-name="ro3">
          <table:table-cell table:style-name="ce4" office:value-type="string" calcext:value-type="string">
            <text:p>Blumenau</text:p>
          </table:table-cell>
          <table:table-cell table:style-name="ce12" office:value-type="string" calcext:value-type="string">
            <text:p>#5564</text:p>
          </table:table-cell>
          <table:table-cell table:style-name="ce4" office:value-type="string" calcext:value-type="string">
            <text:p>http://www.geonames.org/3469968</text:p>
          </table:table-cell>
          <table:table-cell table:style-name="ce4" office:value-type="string" calcext:value-type="string">
            <text:p>Blumenau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Brésil</text:p>
            <text:p>Admin name: Santa Catarina</text:p>
            <text:p>Population: 293,949</text:p>
          </table:table-cell>
        </table:table-row>
        <table:table-row table:style-name="ro4">
          <table:table-cell table:style-name="ce1" office:value-type="string" calcext:value-type="string">
            <text:p>Bœuf-Mort</text:p>
          </table:table-cell>
          <table:table-cell table:style-name="ce10" office:value-type="string" calcext:value-type="string">
            <text:p>#8091</text:p>
          </table:table-cell>
          <table:table-cell table:style-name="ce1" office:value-type="string" calcext:value-type="string">
            <text:p>http://www.geonames.org/3382347</text:p>
          </table:table-cell>
          <table:table-cell table:style-name="ce1" office:value-type="string" calcext:value-type="string">
            <text:p>Bœuf Mort</text:p>
          </table:table-cell>
          <table:table-cell table:style-name="ce1"/>
          <table:table-cell table:style-name="ce3" office:value-type="string" calcext:value-type="string">
            <text:p>Feature: locality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Bœuf-Mort</text:p>
          </table:table-cell>
          <table:table-cell table:style-name="ce10" office:value-type="string" calcext:value-type="string">
            <text:p>#8091</text:p>
          </table:table-cell>
          <table:table-cell table:style-name="ce1" office:value-type="string" calcext:value-type="string">
            <text:p>http://www.geonames.org/3382348</text:p>
          </table:table-cell>
          <table:table-cell table:style-name="ce1" office:value-type="string" calcext:value-type="string">
            <text:p>Bœuf Mort</text:p>
          </table:table-cell>
          <table:table-cell table:style-name="ce1"/>
          <table:table-cell table:style-name="ce3" office:value-type="string" calcext:value-type="string">
            <text:p>Feature: locality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Bœuf-Mort</text:p>
          </table:table-cell>
          <table:table-cell table:style-name="ce10" office:value-type="string" calcext:value-type="string">
            <text:p>#8091</text:p>
          </table:table-cell>
          <table:table-cell table:style-name="ce1" office:value-type="string" calcext:value-type="string">
            <text:p>http://www.geonames.org/10328468</text:p>
          </table:table-cell>
          <table:table-cell table:style-name="ce1" office:value-type="string" calcext:value-type="string">
            <text:p>Bœuf Mort</text:p>
          </table:table-cell>
          <table:table-cell table:style-name="ce1"/>
          <table:table-cell table:style-name="ce3" office:value-type="string" calcext:value-type="string">
            <text:p>Feature: locality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Bœuf-Mort</text:p>
          </table:table-cell>
          <table:table-cell table:style-name="ce10" office:value-type="string" calcext:value-type="string">
            <text:p>#8091</text:p>
          </table:table-cell>
          <table:table-cell table:style-name="ce1" office:value-type="string" calcext:value-type="string">
            <text:p>http://www.geonames.org/3382346</text:p>
          </table:table-cell>
          <table:table-cell table:style-name="ce1" office:value-type="string" calcext:value-type="string">
            <text:p>Bœuf Mort</text:p>
          </table:table-cell>
          <table:table-cell table:style-name="ce1"/>
          <table:table-cell table:style-name="ce3" office:value-type="string" calcext:value-type="string">
            <text:p>Feature: abandoned populated place</text:p>
            <text:p>Country: Guyane</text:p>
            <text:p>Admin name: Guyane</text:p>
          </table:table-cell>
        </table:table-row>
        <table:table-row table:style-name="ro2">
          <table:table-cell table:style-name="ce4" office:value-type="string" calcext:value-type="string">
            <text:p>Bolivie</text:p>
          </table:table-cell>
          <table:table-cell table:style-name="ce11" office:value-type="string" calcext:value-type="string">
            <text:p>#91 #1562 #3563 #3746 #3747 #3748 #3749 #3750 #3751 #3752 <text:s/>#3753 #3754 #3755 #3756 #3757 #3758 #3759 #3760 #3761 #3763 <text:s/>#3764 #3765 #3766 #3767 #3768 #3769 #3770 #3771 #3772 #3773 <text:s/>#3774 #3775 #3776 #3777 #3778 #3779 #3780 #3781 #3782 #3783 <text:s/>#3784 #3785 #3786 #3787 #3788 #3789 #3790 #3791 #3792 #3793 <text:s/>#3794 #3795 #3796 #3797 #3798 #3799 #3800 #3801 #3802 #3803 <text:s/>#3804 #3805 #3806 #3807 #4111 #5309 #6658 #12507 #13133 #13134 <text:s/>#13587</text:p>
          </table:table-cell>
          <table:table-cell table:style-name="ce4" office:value-type="string" calcext:value-type="string">
            <text:p>http://www.geonames.org/3923057</text:p>
          </table:table-cell>
          <table:table-cell table:style-name="ce4" office:value-type="string" calcext:value-type="string">
            <text:p>Boliv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Bolivie</text:p>
            <text:p>Population: 11,353,142</text:p>
          </table:table-cell>
        </table:table-row>
        <table:table-row table:style-name="ro3">
          <table:table-cell table:style-name="ce1" office:value-type="string" calcext:value-type="string">
            <text:p>Bolivie|Potosi</text:p>
          </table:table-cell>
          <table:table-cell table:style-name="ce10" office:value-type="string" calcext:value-type="string">
            <text:p>#6707</text:p>
          </table:table-cell>
          <table:table-cell table:style-name="ce1" office:value-type="string" calcext:value-type="string">
            <text:p>http://www.geonames.org/3907584</text:p>
          </table:table-cell>
          <table:table-cell table:style-name="ce1" office:value-type="string" calcext:value-type="string">
            <text:p>Potosi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olivie</text:p>
            <text:p>Admin name: Potosí</text:p>
            <text:p>Population: 141,251</text:p>
          </table:table-cell>
        </table:table-row>
        <table:table-row table:style-name="ro3">
          <table:table-cell table:style-name="ce1" office:value-type="string" calcext:value-type="string">
            <text:p>Bolivie|Potosi</text:p>
          </table:table-cell>
          <table:table-cell table:style-name="ce10" office:value-type="string" calcext:value-type="string">
            <text:p>#6707</text:p>
          </table:table-cell>
          <table:table-cell table:style-name="ce1" office:value-type="string" calcext:value-type="string">
            <text:p>http://www.geonames.org/3907580</text:p>
          </table:table-cell>
          <table:table-cell table:style-name="ce1" office:value-type="string" calcext:value-type="string">
            <text:p>Potosi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olivie</text:p>
            <text:p>Admin name: Potosí</text:p>
            <text:p>Population: 754,689</text:p>
          </table:table-cell>
        </table:table-row>
        <table:table-row table:style-name="ro2">
          <table:table-cell table:style-name="ce1" office:value-type="string" calcext:value-type="string">
            <text:p>Bolivie|Potosi</text:p>
          </table:table-cell>
          <table:table-cell table:style-name="ce10" office:value-type="string" calcext:value-type="string">
            <text:p>#6707</text:p>
          </table:table-cell>
          <table:table-cell table:style-name="ce1" office:value-type="string" calcext:value-type="string">
            <text:p>http://www.geonames.org/3907585</text:p>
          </table:table-cell>
          <table:table-cell table:style-name="ce1" office:value-type="string" calcext:value-type="string">
            <text:p>Potosi</text:p>
          </table:table-cell>
          <table:table-cell table:style-name="ce1"/>
          <table:table-cell table:style-name="ce3" office:value-type="string" calcext:value-type="string">
            <text:p>Feature: airfield</text:p>
            <text:p>Country: Bolivie</text:p>
            <text:p>Admin name: Potosí</text:p>
          </table:table-cell>
        </table:table-row>
        <table:table-row table:style-name="ro3">
          <table:table-cell table:style-name="ce1" office:value-type="string" calcext:value-type="string">
            <text:p>Bolivie|Potosi</text:p>
          </table:table-cell>
          <table:table-cell table:style-name="ce10" office:value-type="string" calcext:value-type="string">
            <text:p>#6707</text:p>
          </table:table-cell>
          <table:table-cell table:style-name="ce1" office:value-type="string" calcext:value-type="string">
            <text:p>http://www.geonames.org/11494504</text:p>
          </table:table-cell>
          <table:table-cell table:style-name="ce1" office:value-type="string" calcext:value-type="string">
            <text:p>Potosi Municipality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Bolivie</text:p>
            <text:p>Admin name: Potosí</text:p>
            <text:p>Population: 191,302</text:p>
          </table:table-cell>
        </table:table-row>
        <table:table-row table:style-name="ro3">
          <table:table-cell table:style-name="ce4" office:value-type="string" calcext:value-type="string">
            <text:p>Bonaire</text:p>
          </table:table-cell>
          <table:table-cell table:style-name="ce12" office:value-type="string" calcext:value-type="string">
            <text:p>#20658</text:p>
          </table:table-cell>
          <table:table-cell table:style-name="ce4" office:value-type="string" calcext:value-type="string">
            <text:p>http://www.geonames.org/7609816</text:p>
          </table:table-cell>
          <table:table-cell table:style-name="ce4" office:value-type="string" calcext:value-type="string">
            <text:p>Bonai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onaire, Saint-Eustache et Saba</text:p>
            <text:p>Admin name: Bonaire</text:p>
            <text:p>Population: 13,389</text:p>
          </table:table-cell>
        </table:table-row>
        <table:table-row table:style-name="ro2">
          <table:table-cell table:style-name="ce1" office:value-type="string" calcext:value-type="string">
            <text:p>Bonnaire</text:p>
          </table:table-cell>
          <table:table-cell table:style-name="ce10" office:value-type="string" calcext:value-type="string">
            <text:p>#2007</text:p>
          </table:table-cell>
          <table:table-cell table:style-name="ce1" office:value-type="string" calcext:value-type="string">
            <text:p>http://www.geonames.org/3571011</text:p>
          </table:table-cell>
          <table:table-cell table:style-name="ce1" office:value-type="string" calcext:value-type="string">
            <text:p>Bonnai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Bordeaux</text:p>
          </table:table-cell>
          <table:table-cell table:style-name="ce12" office:value-type="string" calcext:value-type="string">
            <text:p>#22074</text:p>
          </table:table-cell>
          <table:table-cell table:style-name="ce4" office:value-type="string" calcext:value-type="string">
            <text:p>http://www.geonames.org/3031582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Nouvelle-Aquitaine</text:p>
            <text:p>Population: 231,844</text:p>
          </table:table-cell>
        </table:table-row>
        <table:table-row table:style-name="ro2">
          <table:table-cell table:style-name="ce1" office:value-type="string" calcext:value-type="string">
            <text:p>Bornéo</text:p>
          </table:table-cell>
          <table:table-cell table:style-name="ce10" office:value-type="string" calcext:value-type="string">
            <text:p>#5041</text:p>
          </table:table-cell>
          <table:table-cell table:style-name="ce1" office:value-type="string" calcext:value-type="string">
            <text:p>http://www.geonames.org/1648148</text:p>
          </table:table-cell>
          <table:table-cell table:style-name="ce1" office:value-type="string" calcext:value-type="string">
            <text:p>Bornéo</text:p>
          </table:table-cell>
          <table:table-cell table:style-name="ce1"/>
          <table:table-cell table:style-name="ce3" office:value-type="string" calcext:value-type="string">
            <text:p>Feature: island</text:p>
            <text:p>Country: Indonésie</text:p>
            <text:p>Population: 21,258,000</text:p>
          </table:table-cell>
        </table:table-row>
        <table:table-row table:style-name="ro2">
          <table:table-cell table:style-name="ce4" office:value-type="string" calcext:value-type="string">
            <text:p>Botafogo</text:p>
          </table:table-cell>
          <table:table-cell table:style-name="ce12" office:value-type="string" calcext:value-type="string">
            <text:p>#4276</text:p>
          </table:table-cell>
          <table:table-cell table:style-name="ce4" office:value-type="string" calcext:value-type="string">
            <text:p>http://www.geonames.org/3473663</text:p>
          </table:table-cell>
          <table:table-cell table:style-name="ce4" office:value-type="string" calcext:value-type="string">
            <text:p>Botafog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1" office:value-type="string" calcext:value-type="string">
            <text:p>Bourda</text:p>
          </table:table-cell>
          <table:table-cell table:style-name="ce10" office:value-type="string" calcext:value-type="string">
            <text:p>#882</text:p>
          </table:table-cell>
          <table:table-cell table:style-name="ce1" office:value-type="string" calcext:value-type="string">
            <text:p>http://www.geonames.org/3379308</text:p>
          </table:table-cell>
          <table:table-cell table:style-name="ce1" office:value-type="string" calcext:value-type="string">
            <text:p>Bourda</text:p>
          </table:table-cell>
          <table:table-cell table:style-name="ce1"/>
          <table:table-cell table:style-name="ce3" office:value-type="string" calcext:value-type="string">
            <text:p>Feature: section of populated place</text:p>
            <text:p>Country: Guyana</text:p>
            <text:p>Admin name: Demerara-Mahaica</text:p>
          </table:table-cell>
        </table:table-row>
        <table:table-row table:style-name="ro2">
          <table:table-cell table:style-name="ce4" office:value-type="string" calcext:value-type="string">
            <text:p>Bourdon</text:p>
          </table:table-cell>
          <table:table-cell table:style-name="ce12" office:value-type="string" calcext:value-type="string">
            <text:p>#5127</text:p>
          </table:table-cell>
          <table:table-cell table:style-name="ce4" office:value-type="string" calcext:value-type="string">
            <text:p>http://www.geonames.org/3729228</text:p>
          </table:table-cell>
          <table:table-cell table:style-name="ce4" office:value-type="string" calcext:value-type="string">
            <text:p>Bourdon</text:p>
          </table:table-cell>
          <table:table-cell table:style-name="ce4"/>
          <table:table-cell table:style-name="ce5" office:value-type="string" calcext:value-type="string">
            <text:p>Feature: locality</text:p>
            <text:p>Country: Haïti</text:p>
            <text:p>Admin name: Grand'Anse</text:p>
          </table:table-cell>
        </table:table-row>
        <table:table-row table:style-name="ro2">
          <table:table-cell table:style-name="ce1" office:value-type="string" calcext:value-type="string">
            <text:p>Brésil</text:p>
          </table:table-cell>
          <table:table-cell table:style-name="ce13" office:value-type="string" calcext:value-type="string">
            <text:p>#2 #10 #12 #21 #28 #32 #38 #42 #46 #48 <text:s/>#53 #61 #63 #65 #67 #68 #91 #95 #97 #107 <text:s/>#110 #115 #121 #127 #134 #136 #141 #144 #147 #149 <text:s/>#153 #155 #182 #190 #203 #204 #214 #218 #221 #227 <text:s/>#231 #238 #240 #253 #270 #275 #279 #281 #291 #292 <text:s/>#295 #296 #297 #302 #325 #337 #356 #368 #372 #375 <text:s/>#376 #383 #384 #390 #391 #395 #399 #401 #407 #425 <text:s/>#431 #432 #449 #450 #463 #470 #471 #473 #479 #503 <text:s/>#506 #507 #518 #520 #527 #531 #556 #557 #565 #596 <text:s/>#600 #615 #616 #638 #652 #678 #689 #690 #691 #705 <text:s/>#712 #724 #731 #743 #746 #750 #755 #759 #772 #775 <text:s/>#784 #817 #820 #824 #836 #853 #856 #857 #859 #861 <text:s/>#864 #865 #869 #873 #876 #878 #879 #885 #888 #890 <text:s/>#917 #921 #924 #931 #933 #939 #942 #1226 #1237 #1499 <text:s/>#1511 #1518 #1548 #1549 #1550 #1552 #1553 #1554 #1555 #1556 <text:s/>#1557 #1558 #1559 #1560 #1562 #1563 #1564 #1565 #1566 #1567 <text:s/>#1568 #1569 #1570 #1571 #1572 #1573 #1574 #1681 #1688 #1689 <text:s/>#1691 #1694 #1703 #1705 #1706 #1707 #1711 #1715 #1716 #1721 <text:s/>#1727 #1728 #1729 #1732 #1740 #1742 #1746 #1748 #1750 #1752 <text:s/>#1754 #1755 #1759 #1760 #1761 #1762 #1763 #1764 #1765 #1766 <text:s/>#1767 #1768 #1769 #1770 #1772 #1773 #1774 #1775 #1776 #1777 <text:s/>#1778 #1779 #1781 #1783 #1784 #1785 #1786 #1787 #1788 #1789 <text:s/>#1790 #1791 #1792 #1794 #1795 #1796 #1797 #1798 #1799 #1800 <text:s/>#1801 #1802 #1803 #1804 #1805 #1806 #1807 #1808 #1809 #1810 <text:s/>#1811 #1812 #1813 #1814 #1815 #1816 #1817 #1818 #1819 #1820 <text:s/>#1821 #1822 #1823 #1824 #1825 #1826 #1827 #1828 #1829 #1830 <text:s/>#1831 #1832 #1833 #1834 #1835 #1836 #1837 #1838 #1839 #1840 <text:s/>#1841 #1842 #1843 #1844 #1845 #1846 #1847 #1848 #1849 #1850 <text:s/>#1851 #1852 #1853 #1854 #1855 #1856 #1857 #1858 #1859 #1860 <text:s/>#1861 #1862 #1863 #1864 #1865 #1867 #1868 #1869 #1870 #1871 <text:s/>#1874 #1875 #1876 #1877 #1878 #1879 #1880 #1881 #1882 #1883 <text:s/>#1884 #1885 #1886 #1887 #1888 #1889 #1891 #1892 #1893 #1894 <text:s/>#1895 #1896 #1897 #1898 #1899 #1900 #1901 #1902 #1903 #1904 <text:s/>#1905 #1906 #1907 #1908 #1909 #1910 #1911 #1912 #1913 #1914 <text:s/>#1915 #1916 #1917 #1918 #1919 #1920 #1925 #1939 #1940 #1941 <text:s/>#1942 #1943 #1944 #1945 #1946 #1947 #1948 #1949 #1950 #1951 <text:s/>#2001 #2005 #2166 #2176 #2179 #2180 #2181 #2183 #2244 #2245 <text:s/>#2247 #2248 #2249 #2250 #2251 #2252 #2253 #2254 #2255 #2256 <text:s/>#2300 #2304 #2312 #2319 #2321 #2427 #2442 #2448 #2551 #2567 <text:s/>#2572 #2573 #2667 #2711 #2712 #2713 #2714 #2715 #2716 #2717 <text:s/>#2718 #2719 #2720 #2721 #2722 #2723 #2724 #2725 #2726 #2727 <text:s/>#2728 #2729 #2730 #2731 #2732 #2733 #2734 #2735 #2736 #2737 <text:s/>#2738 #2739 #2740 #2741 #2742 #2743 #2744 #2745 #2746 #2747 <text:s/>#2748 #2749 #2750 #2751 #2752 #2753 #2754 #2755 #3511 #3545 <text:s/>#3546 #3550 #3564 #3566 #3613 #3744 #3762 #3808 #3809 #3810 <text:s/>#3824 #4011 #4022 #4037 #4043 #4048 #4052 #4053 #4064 #4110 <text:s/>#4111 #4123 #4126 #4170 #4212 #4239 #4267 #4271 #4274 #4275 <text:s/>#4276 #4277 #4278 #4279 #4280 #4281 #4282 #4283 #4284 #4286 <text:s/>#4292 #4293 #4294 #4295 #4296 #4297 #4298 #4299 #4300 #4301 <text:s/>#4302 #4303 #4304 #4305 #4906 #4907 #4908 #4909 #4910 #4911 <text:s/>#4912 #4913 #4914 #4915 #4916 #4917 #4918 #4919 #4920 #4921 <text:s/>#4922 #4923 #4924 #4925 #4926 #4927 #4928 #4929 #4930 #4931 <text:s/>#4932 #4933 #4934 #4935 #4936 #4937 #4938 #4939 #4940 #4941 <text:s/>#4942 #4943 #4944 #4945 #4946 #4947 #4948 #4949 #4950 #4951 <text:s/>#4952 #4953 #4954 #4955 #4956 #4957 #4958 #4959 #4960 #4961 <text:s/>#4962 #4963 #4964 #4965 #4966 #4967 #4968 #4969 #4970 #4971 <text:s/>#4972 #4973 #4974 #4975 #4976 #4977 #4978 #4979 #4980 #4981 <text:s/>#4982 #4983 #4984 #4985 #4986 #4987 #4988 #4989 #4990 #4991 <text:s/>#4992 #4993 #4994 #4995 #4996 #4997 #5006 #5095 #5097 #5098 <text:s/>#5099 #5229 #5230 #5232 #5234 #5235 #5237 #5238 #5239 #5241 <text:s/>#5306 #5503 #5506 #5507 #5508 #5509 #5510 #5511 #5512 #5513 <text:s/>#5514 #5515 #5527 #5528 #5529 #5530 #5531 #5532 #5533 #5534 <text:s/>#5535 #5536 #5537 #5538 #5539 #5540 #5546 #5547 #5548 #5549 <text:s/>#5551 #5553 #5554 #5555 #5556 #5557 #5558 #5559 #5560 #5561 <text:s/>#5562 #5564 #5565 #5566 #5567 #5568 #5569 #5570 #5571 #5574 <text:s/>#5575 #5576 #5577 #5578 #5579 #5580 #5581 #5582 #5583 #5584 <text:s/>#5585 #5586 #5587 #5588 #5589 #5590 #5591 #5592 #5593 #5594 <text:s/>#5595 #5600 #5601 #5602 #5603 #5604 #5605 #5606 #5607 #5608 <text:s/>#5609 #5610 #5611 #5612 #5613 #5614 #5615 #5616 #5617 #5618 <text:s/>#5619 #5620 #5621 #5622 #5623 #5624 #5625 #5626 #5627 #5628 <text:s/>#5629 #5630 #5631 #5632 #5633 #5634 #5635 #5636 #5637 #5638 <text:s/>#5639 #5640 #5643 #5644 #5645 #5646 #5647 #5652 #5653 #5654 <text:s/>#5655 #5656 #5657 #5658 #5659 #5660 #5661 #5662 #5663 #5664 <text:s/>#5665 #5666 #5671 #5680 #5682 #5683 #5684 #5685 #5688 #5689 <text:s/>#5690 #5694 #5961 #6020 #6189 #6190 #6220 #6223 #6224 #6279 <text:s/>#6395 #6396 #6397 #6398 #6399 #6400 #6401 #6402 #6403 #6404 <text:s/>#6405 #6406 #6407 #6408 #6409 #6410 #6411 #6412 #6413 #6414 <text:s/>#6415 #6416 #6417 #6418 #6419 #6420 #6421 #6422 #6423 #6424 <text:s/>#6425 #6426 #6427 #6428 #6430 #6431 #6432 #6433 #6434 #6435 <text:s/>#6436 #6437 #6438 #6439 #6441 #6442 #6443 #6444 #6445 #6446 <text:s/>#6447 #6448 #6449 #6450 #6451 #6452 #6453 #6454 #6455 #6456 <text:s/>#6457 #6458 #6459 #6460 #6461 #6462 #6463 #6464 #6465 #6466 <text:s/>#6467 #6468 #6469 #6470 #6471 #6473 #6474 #6475 #6476 #6477 <text:s/>#6478 #6506 #6507 #6517 #6658 #6679 #6696 #6918 #6919 #6920 <text:s/>#6921 #6922 #6923 #6924 #6948 #7016 #7958 #8123 #9806 #9808 <text:s/>#9937 #10344 #11128 #11129 #11130 #11305 #11336 #11389 #11390 #12495 <text:s/>#12506 #12507 #12508 #12509 #12510 #12511 #12513 #12514 #12515 #12516 <text:s/>#12519 #12520 #12887 #12888 #12889 #13134 #13168 #13588 #13617 #13620 <text:s/>#13621 #13622 #13623 #13624 #13625 #14061 #14281 #14283 #14284 #14289 <text:s/>#14302 #14317 #14343 #14403 #14483 #14616 #14617 #14674 #16039 #16041 <text:s/>#16042 #16060 #16063 #16065 #16068 #16069 #16070 #16076 #16077 #16078 <text:s/>#16079 #16080 #16081 #16082 #16085 #16087 #16090 #16095 #16096 #16097 <text:s/>#16098 #16099 #16100 #16101 #16102 #16103 #16104 #16105 #16106 #16107 <text:s/>#16108 #16109 #16110 #16111 #16112 #16113 #16114 #16115 #16116 #16117 <text:s/>#16118 #16119 #16120 #16121 #16122 #16123 #16124 #16125 #16126 #16127 <text:s/>#16128 #16129 #16130 #16131 #16132 #16133 #16134 #16135 #16136 #16137 <text:s/>#16138 #16139 #16140 #16161 #16199 #16422 #16437 #16445 #16448 #16450 <text:s/>#16453 #16510 #16511 #16512 #16513 #16514 #16515 #16516 #16517 #16518 <text:s/>#16519 #16520 #16521 #16522 #16523 #16524 #16525 #16526 #16527 #16528 <text:s/>#16529 #16530 #16531 #16532 #16533 #16534 #16535 #16536 #16537 #16538 <text:s/>#16539 #16540 #16541 #16542 #16543 #16544 #16545 #16546 #16547 #16548 <text:s/>#16549 #16550 #16551 #16552 #16553 #16554 #16555 #16556 #16557 #16558 <text:s/>#16559 #16560 #16561 #16562 #16563 #16564 #16565 #16566 #16567 #16568 <text:s/>#16569 #16570 #16571 #16572 #16573 #16574 #16575 #16576 #16577 #16578 <text:s/>#16579 #16580 #16581 #16582 #16583 #16584 #16585 #16586 #16587 #16588 <text:s/>#16589 #16595 #16596 #16599 #16606 #16607 #16608 #16609 #16611 #16612 <text:s/>#16613 #16614 #16619 #16676 #16677 #16678 #16679 #16680 #16681 #16682 <text:s/>#16683 #16684 #16685 #16686 #16687 #16688 #16689 #16690 #16691 #16692 <text:s/>#16693 #16694 #16695 #16696 #16697 #16698 #16699 #16700 #16701 #16702 <text:s/>#16703 #16704 #16705 #16706 #16707 #16708 #16709 #16710 #16711 #16712 <text:s/>#16713 #16714 #16715 #16716 #16717 #16718 #16719 #16720 #16721 #16722 <text:s/>#16723 #16724 #16725 #16726 #16727 #16728 #16729 #16730 #16731 #16732 <text:s/>#16733 #16734 #16735 #16736 #16737 #16738 #16739 #16740 #16741 #16742 <text:s/>#16743 #16744 #16745 #16746 #16747 #16748 #16749 #16750 #16751 #16752 <text:s/>#16753 #16754 #16755 #16756 #16757 #16758 #16759 #16760 #16761 #16762 <text:s/>#16763 #16764 #16765 #16766 #16767 #16768 #16769 #16770 #16771 #16772 <text:s/>#16773 #16774 #16775 #16776 #16777 #16778 #16779 #16780 #16781 #16782 <text:s/>#16783 #16784 #16785 #16786 #16787 #16788 #16789 #16790 #16791 #16792 <text:s/>#16793 #16794 #16795 #16796 #16797 #16798 #16799 #16800 #16801 #16802 <text:s/>#16803 #16804 #16805 #16806 #16807 #16808 #16809 #16810 #16811 #16812 <text:s/>#16813 #16814 #16815 #16816 #16817 #16818 #16819 #16820 #16821 #16822 <text:s/>#16823 #16824 #16825 #16826 #16827 #16828 #16829 #16830 #16831 #16832 <text:s/>#16833 #16834 #16835 #16836 #16837 #16838 #16839 #16840 #16841 #16842 <text:s/>#16843 #16844 #16845 #16846 #16847 #16848 #16849 #16850 #16851 #16852 <text:s/>#16853 #16854 #16855 #16856 #16857 #16858 #16859 #16860 #16861 #16862 <text:s/>#16863 #16864 #16865 #16866 #16867 #16868 #16869 #16870 #16871 #16872 <text:s/>#16873 #16874 #16875 #16876 #16877 #16878 #16879 #16880 #16881 #16882 <text:s/>#16883 #16884 #16885 #16886 #16887 #16888 #16889 #16890 #16891 #16892 <text:s/>#16893 #16894 #16895 #16896 #16897 #16898 #16899 #16900 #16901 #16902 <text:s/>#16903 #16904 #16905 #16906 #16907 #16908 #16909 #16910 #16911 #16912 <text:s/>#16913 #16914 #16915 #16916 #16917 #16918 #16919 #16920 #16921 #16922 <text:s/>#16923 #16924 #16925 #16926 #16927 #16928 #16929 #16930 #16931 #16932 <text:s/>#16933 #16934 #16935 #16936 #16937 #16938 #16939 #16940 #16941 #16942 <text:s/>#16943 #16944 #16945 #16946 #16947 #16948 #16949 #16950 #16951 #16952 <text:s/>#16953 #16954 #16955 #16956 #16957 #16958 #16959 #16960 #16961 #16962 <text:s/>#16963 #16964 #16965 #16966 #16967 #16968 #16969 #16970 #16971 #16972 <text:s/>#16973 #16974 #16975 #16976 #16977 #16978 #16979 #16980 #16981 #16982 <text:s/>#16983 #16984 #16985 #16986 #16987 #16988 #16989 #16990 #16991 #16992 <text:s/>#16993 #16994 #16995 #16996 #16997 #16998 #16999 #17000 #17001 #17002 <text:s/>#17003 #17004 #17005 #17006 #17007 #17008 #17009 #17010 #17011 #17012 <text:s/>#17013 #17014 #17015 #17016 #17017 #17018 #17019 #17020 #17021 #17022 <text:s/>#17023 #17024 #17025 #17026 #17027 #17028 #17029 #17030 #17031 #17032 <text:s/>#17033 #17034 #17035 #17036 #17037 #17038 #17039 #17040 #17041 #17042 <text:s/>#17043 #17044 #17045 #17046 #17047 #17048 #17049 #17050 #17051 #17052 <text:s/>#17053 #17054 #17055 #17056 #17057 #17058 #17059 #17060 #17061 #17062 <text:s/>#17063 #17064 #17065 #17066 #17067 #17068 #17069 #17070 #17071 #17072 <text:s/>#17073 #17074 #17075 #17076 #17077 #17078 #17079 #17080 #17081 #17082 <text:s/>#17083 #17084 #17085 #17086 #17087 #17088 #17089 #17090 #17091 #17092 <text:s/>#17093 #17094 #17095 #17096 #17097 #17098 #17099 #17100 #17101 #17102 <text:s/>#17103 #17104 #17105 #17106 #17107 #17108 #17109 #17110 #17111 #17112 <text:s/>#17113 #17114 #17115 #17116 #17117 #17118 #17119 #17120 #17121 #17122 <text:s/>#17123 #17124 #17125 #17126 #17127 #17128 #17129 #17130 #17131 #17132 <text:s/>#17133 #17134 #17135 #17136 #17137 #17138 #17139 #17140 #17141 #17142 <text:s/>#17143 #17144 #17145 #17146 #17147 #17148 #17149 #17150 #17151 #17152 <text:s/>#17153 #17154 #17155 #17156 #17157 #17158 #17159 #17160 #17161 #17162 <text:s/>#17163 #17164 #17165 #17166 #17167 #17168 #17169 #17170 #17171 #17172 <text:s/>#17173 #17174 #17175 #17176 #17177 #17178 #17179 #17180 #17181 #17182 <text:s/>#17183 #17184 #17185 #17186 #17187 #17188 #17189 #17190 #17191 #17192 <text:s/>#17193 #17194 #17195 #17196 #17197 #17198 #17199 #17200 #17201 #17202 <text:s/>#17203 #17204 #17205 #17206 #17207 #17208 #17209 #17210 #17211 #17212 <text:s/>#17213 #17214 #17215 #17216 #17217 #17218 #17219 #17220 #17221 #17222 <text:s/>#17223 #17224 #17225 #17226 #17227 #17228 #17229 #17230 #17231 #17232 <text:s/>#17233 #17234 #17235 #17236 #17237 #17238 #17239 #17240 #17241 #17242 <text:s/>#17243 #17244 #17245 #17246 #17247 #17248 #17249 #17250 #17251 #17252 <text:s/>#17253 #17254 #17255 #17256 #17257 #17258 #17259 #17260 #17261 #17262 <text:s/>#17263 #17264 #17265 #17266 #17267 #17268 #17269 #17270 #17271 #17272 <text:s/>#17273 #17274 #17275 #17276 #17277 #17278 #17279 #17280 #17281 #17282 <text:s/>#17283 #17284 #17285 #17286 #17287 #17288 #17289 #17290 #17291 #17292 <text:s/>#17293 #17294 #17295 #17296 #17297 #17298 #17299 #17300 #17301 #17302 <text:s/>#17303 #17304 #17305 #17306 #17307 #17308 #17309 #17310 #17311 #17312 <text:s/>#17313 #17314 #17315 #17316 #17317 #17318 #17319 #17320 #17321 #17322 <text:s/>#17323 #17324 #17325 #17326 #17327 #17328 #17329 #17330 #17331 #17332 <text:s/>#17333 #17334 #17335 #17336 #17337 #17338 #17339 #17340 #17341 #17342 <text:s/>#17343 #17344 #17345 #17346 #17347 #17348 #17349 #17350 #17351 #17352 <text:s/>#17353 #17354 #17355 #17356 #17357 #17358 #17359 #17360 #17361 #17362 <text:s/>#17363 #17364 #17365 #17366 #17367 #17368 #17369 #17370 #17371 #17372 <text:s/>#17373 #17374 #17375 #17376 #17377 #17378 #17379 #17380 #17381 #17382 <text:s/>#17383 #17384 #17385 #17386 #17387 #17388 #17389 #17390 #17391 #17392 <text:s/>#17393 #17394 #17395 #17396 #17397 #17398 #17399 #17400 #17401 #17402 <text:s/>#17403 #17404 #17405 #17406 #17407 #17408 #17409 #17410 #17411 #17412 <text:s/>#17413 #17414 #17415 #17416 #17417 #17418 #17419 #17420 #17421 #17422 <text:s/>#17423 #17424 #17425 #17426 #17427 #17428 #17429 #17430 #17431 #17432 <text:s/>#17433 #17434 #17435 #17436 #17437 #17438 #17439 #17440 #17441 #17442 <text:s/>#17443 #17444 #17445 #17446 #17447 #17448 #17449 #17450 #17451 #17452 <text:s/>#17453 #17454 #17455 #17456 #17457 #17458 #17459 #17460 #17461 #17462 <text:s/>#17463 #17464 #17465 #17466 #17467 #17468 #17469 #17470 #17471 #17472 <text:s/>#17473 #17474 #17475 #17476 #17477 #17478 #17479 #17480 #17481 #17482 <text:s/>#17483 #17484 #17485 #17486 #17487 #17488 #17489 #17490 #17491 #17492 <text:s/>#17493 #17494 #17495 #17496 #17497 #17498 #17499 #17500 #17501 #17502 <text:s/>#17503 #17504 #17505 #17506 #17507 #17508 #17509 #17510 #17511 #17512 <text:s/>#17513 #17514 #17515 #17516 #17517 #17518 #17519 #17520 #17521 #17522 <text:s/>#17523 #17524 #17525 #17526 #17527 #17528 #17529 #17530 #17531 #17532 <text:s/>#17533 #17534 #17535 #17536 #17537 #17538 #17539 #17540 #17541 #17542 <text:s/>#17543 #17544 #17545 #17546 #17547 #17548 #17549 #17550 #17551 #17552 <text:s/>#17553 #17554 #17555 #17556 #17557 #17558 #17559 #17560 #17561 #17562 <text:s/>#17563 #17564 #17565 #17566 #17567 #17568 #17569 #17570 #17571 #17572 <text:s/>#17573 #17574 #17575 #17576 #17577 #17578 #17579 #17580 #17581 #17582 <text:s/>#17583 #17584 #17585 #17586 #17587 #17588 #17589 #17590 #17591 #17592 <text:s/>#17593 #17594 #17595 #17596 #17597 #17598 #17599 #17600 #17601 #17602 <text:s/>#17603 #17604 #17605 #17606 #17607 #17608 #17609 #17610 #17611 #17612 <text:s/>#17613 #17614 #17615 #17616 #17617 #17618 #17619 #17620 #17621 #17622 <text:s/>#17623 #17624 #17625 #17626 #17627 #17628 #17629 #17630 #17631 #17632 <text:s/>#17633 #17634 #17635 #17636 #17637 #17638 #17639 #17640 #17641 #17642 <text:s/>#17643 #17644 #17645 #17646 #17647 #17648 #17649 #17650 #17651 #17652 <text:s/>#17653 #17654 #17655 #17656 #17657 #17658 #17659 #17660 #17661 #17662 <text:s/>#17663 #17664 #17665 #17666 #17667 #17668 #17669 #17670 #17671 #17672 <text:s/>#17673 #17674 #17675 #17676 #17677 #17678 #17679 #17680 #17681 #17682 <text:s/>#17683 #17684 #17685 #17686 #17687 #17688 #17689 #17690 #17691 #17692 <text:s/>#17693 #17694 #17695 #17696 #17697 #17698 #17699 #17700 #17701 #17702 <text:s/>#17703 #17704 #17705 #17706 #17707 #17708 #17709 #17710 #17711 #17712 <text:s/>#17713 #17714 #17715 #17716 #17717 #17718 #17719 #17720 #17721 #17722 <text:s/>#17723 #17724 #17725 #17726 #17727 #17728 #17729 #17730 #17731 #17732 <text:s/>#17733 #17734 #17735 #17736 #17737 #17738 #17739 #17740 #17741 #17742 <text:s/>#17743 #17744 #17745 #17746 #17747 #17748 #17749 #17750 #17751 #17752 <text:s/>#17753 #17754 #17755 #17756 #17757 #17758 #17759 #17760 #17761 #17762 <text:s/>#17763 #17764 #17765 #17766 #17767 #17768 #17769 #17770 #17771 #17772 <text:s/>#17773 #17774 #17775 #17776 #17777 #17778 #17779 #17780 #17781 #17782 <text:s/>#17783 #17784 #17785 #17786 #17787 #17788 #17789 #17790 #17791 #17792 <text:s/>#17793 #17794 #17795 #17796 #17797 #17798 #17799 #17800 #17801 #17802 <text:s/>#17803 #17804 #17805 #17806 #17807 #17808 #17809 #17810 #17811 #17812 <text:s/>#17813 #17814 #17815 #17816 #17817 #17818 #17819 #17820 #17821 #17822 <text:s/>#17823 #17824 #17825 #17826 #17827 #17828 #17829 #17830 #17831 #17832 <text:s/>#17833 #17834 #17835 #17836 #17837 #17838 #17839 #17840 #17841 #17842 <text:s/>#17843 #17844 #17845 #17846 #17847 #17848 #17849 #17850 #17851 #17852 <text:s/>#17853 #17854 #17855 #17856 #17857 #17858 #17859 #17860 #17861 #17862 <text:s/>#17863 #17864 #17865 #17866 #17867 #17868 #17869 #17870 #17871 #17872 <text:s/>#17873 #17874 #17875 #17876 #17877 #17878 #17879 #17880 #17881 #17882 <text:s/>#17883 #17884 #17885 #17886 #17887 #17888 #17889 #17890 #17891 #17892 <text:s/>#17893 #17894 #17895 #17896 #17897 #17898 #17899 #17900 #17901 #17902 <text:s/>#17903 #17904 #17905 #17906 #17907 #17908 #17909 #17910 #17911 #17912 <text:s/>#17913 #17914 #17915 #17916 #17917 #17918 #17919 #17920 #17921 #17922 <text:s/>#17923 #17924 #17925 #17926 #17927 #17928 #17929 #17930 #17931 #17932 <text:s/>#17933 #17934 #17935 #17936 #17937 #17938 #17939 #17940 #17941 #17942 <text:s/>#17943 #17944 #17945 #17946 #17947 #17948 #17949 #17950 #17951 #17952 <text:s/>#17953 #17954 #17955 #17956 #17957 #17958 #17959 #17960 #17961 #17962 <text:s/>#17963 #17964 #17965 #17966 #17967 #17968 #17969 #17970 #17971 #17972 <text:s/>#17973 #17974 #17975 #17976 #17977 #17978 #17979 #17980 #17981 #17982 <text:s/>#17983 #17984 #17985 #17986 #17987 #17988 #17989 #17990 #17991 #17992 <text:s/>#17993 #17994 #17995 #17996 #17997 #17998 #17999 #18000 #18001 #18002 <text:s/>#18003 #18004 #18005 #18006 #18007 #18008 #18009 #18010 #18011 #18012 <text:s/>#18013 #18014 #18015 #18016 #18017 #18018 #18019 #18020 #18021 #18022 <text:s/>#18023 #18024 #18025 #18026 #18027 #18028 #18029 #18030 #18031 #18032 <text:s/>#18033 #18034 #18035 #18036 #18037 #18038 #18039 #18040 #18041 #18042 <text:s/>#18043 #18044 #18045 #18046 #18047 #18048 #18049 #18050 #18051 #18052 <text:s/>#18053 #18054 #18055 #18056 #18057 #18058 #18059 #18060 #18061 #18062 <text:s/>#18063 #18064 #18065 #18066 #18067 #18068 #18069 #18070 #18071 #18072 <text:s/>#18073 #18074 #18075 #18076 #18077 #18078 #18079 #18080 #18081 #18082 <text:s/>#18083 #18084 #18085 #18086 #18087 #18088 #18089 #18090 #18091 #18092 <text:s/>#18093 #18094 #18095 #18096 #18097 #18098 #18099 #18100 #18101 #18102 <text:s/>#18103 #18104 #18105 #18106 #18107 #18108 #18109 #18110 #18111 #18112 <text:s/>#18113 #18114 #18115 #18116 #18117 #18118 #18119 #18120 #18121 #18122 <text:s/>#18123 #18124 #18125 #18126 #18127 #18128 #18129 #18130 #18131 #18132 <text:s/>#18133 #18134 #18135 #18136 #18137 #18138 #18139 #18140 #18141 #18142 <text:s/>#18143 #18144 #18145 #18146 #18147 #18148 #18149 #18150 #18151 #18152 <text:s/>#18153 #18154 #18155 #18156 #18157 #18158 #18159 #18160 #18161 #18162 <text:s/>#18163 #18164 #18165 #18166 #18167 #18168 #18169 #18170 #18171 #18172 <text:s/>#18173 #18174 #18175 #18176 #18177 #18178 #18179 #18180 #18181 #18182 <text:s/>#18183 #18184 #18185 #18186 #18187 #18188 #18189 #18190 #18191 #18192 <text:s/>#18193 #18194 #18195 #18196 #18197 #18198 #18199 #18200 #18201 #18202 <text:s/>#18203 #18204 #18205 #18206 #18207 #18208 #18209 #18210 #18211 #18212 <text:s/>#18213 #18214 #18215 #18216 #18217 #18218 #18219 #18220 #18221 #18222 <text:s/>#18223 #18224 #18225 #18226 #18227 #18228 #18229 #18230 #18231 #18232 <text:s/>#18233 #18234 #18235 #18236 #18237 #18238 #18239 #18240 #18241 #18242 <text:s/>#18243 #18244 #18245 #18246 #18247 #18248 #18249 #18250 #18251 #18252 <text:s/>#18253 #18254 #18255 #18256 #18257 #18258 #18259 #18260 #18261 #18262 <text:s/>#18263 #18264 #18265 #18266 #18267 #18268 #18269 #18270 #18271 #18272 <text:s/>#18273 #18274 #18275 #18276 #18277 #18278 #18279 #18280 #18281 #18282 <text:s/>#18283 #18284 #18285 #18286 #18287 #18288 #18289 #18290 #18291 #18292 <text:s/>#18293 #18294 #18295 #18296 #18297 #18298 #18299 #18300 #18301 #18302 <text:s/>#18303 #18304 #18305 #18306 #18307 #18308 #18309 #18310 #18311 #18312 <text:s/>#18313 #18314 #18315 #18316 #18317 #18318 #18319 #18320 #18321 #18322 <text:s/>#18323 #18324 #18325 #18326 #18327 #18328 #18329 #18330 #18331 #18332 <text:s/>#18333 #18334 #18335 #18336 #18337 #18338 #18339 #18340 #18341 #18342 <text:s/>#18343 #18344 #18345 #18346 #18347 #18348 #18349 #18350 #18351 #18352 <text:s/>#18353 #18354 #18355 #18356 #18357 #18358 #18359 #18360 #18361 #18362 <text:s/>#18363 #18364 #18365 #18366 #18367 #18368 #18369 #18370 #18371 #18372 <text:s/>#18373 #18374 #18375 #18376 #18377 #18378 #18379 #18380 #18381 #18382 <text:s/>#18383 #18384 #18385 #18386 #18387 #18388 #18389 #18390 #18391 #18392 <text:s/>#18393 #18394 #18395 #18396 #18397 #18398 #18399 #18400 #18401 #18402 <text:s/>#18403 #18404 #18405 #18406 #18407 #18408 #18409 #18410 #18411 #18412 <text:s/>#18413 #18414 #18415 #18416 #18417 #18418 #18419 #18420 #18421 #18422 <text:s/>#18423 #18424 #18425 #18426 #18427 #18428 #18429 #18430 #18431 #18432 <text:s/>#18433 #18434 #18435 #18436 #18437 #18438 #18439 #18440 #18441 #18442 <text:s/>#18443 #18444 #18445 #18446 #18447 #18448 #18449 #18450 #18451 #18452 <text:s/>#18453 #18454 #18455 #18456 #18457 #18458 #18459 #18460 #18461 #18462 <text:s/>#18463 #18464 #18465 #18466 #18467 #18468 #18469 #18470 #18471 #18472 <text:s/>#18473 #18474 #18475 #18476 #18477 #18478 #18479 #18480 #18481 #18482 <text:s/>#18483 #18484 #18485 #18486 #18487 #18488 #18489 #18490 #18491 #18492 <text:s/>#18493 #18494 #18495 #18496 #18497 #18498 #18499 #18500 #18501 #18502 <text:s/>#18503 #18504 #18505 #18506 #18507 #18508 #18509 #18510 #18511 #18512 <text:s/>#18513 #18514 #18515 #18516 #18517 #18518 #18519 #18520 #18521 #18522 <text:s/>#18523 #18524 #18525 #18526 #18527 #18528 #18529 #18530 #18531 #18532 <text:s/>#18533 #18534 #18535 #18536 #18537 #18538 #18539 #18540 #18541 #18542 <text:s/>#18543 #18544 #18545 #18546 #18547 #18548 #18549 #18550 #18551 #18552 <text:s/>#18553 #18554 #18555 #18556 #18557 #18558 #18559 #18560 #18561 #18562 <text:s/>#18563 #18564 #18565 #18566 #18567 #18568 #18569 #18570 #18571 #18572 <text:s/>#18573 #18574 #18575 #18576 #18577 #18578 #18579 #18580 #18581 #18582 <text:s/>#18583 #18584 #18585 #18586 #18587 #18588 #18589 #18590 #18591 #18592 <text:s/>#18593 #18594 #18595 #18596 #18597 #18598 #18599 #18600 #18601 #18602 <text:s/>#18603 #18604 #18605 #18606 #18607 #18608 #18609 #18610 #18611 #18612 <text:s/>#18613 #18614 #18615 #18616 #18617 #18618 #18619 #18620 #18621 #18622 <text:s/>#18623 #18624 #18625 #18626 #18627 #18628 #18629 #18630 #18631 #18632 <text:s/>#18633 #18634 #18635 #18636 #18637 #18638 #18639 #18640 #18641 #18642 <text:s/>#18643 #18644 #18645 #18646 #18647 #18648 #18649 #18650 #18651 #18652 <text:s/>#18653 #18654 #18655 #18656 #18657 #18658 #18659 #18660 #18661 #18662 <text:s/>#18663 #18664 #18665 #18666 #18667 #18668 #18669 #18670 #18671 #18672 <text:s/>#18673 #18674 #18675 #18676 #18677 #18678 #18679 #18680 #18681 #18682 <text:s/>#18683 #18684 #18685 #18686 #18687 #18688 #18689 #18690 #18691 #18692 <text:s/>#18693 #18694 #18695 #18696 #18697 #18698 #18699 #18700 #18701 #18702 <text:s/>#18703 #18704 #18705 #18706 #18707 #18708 #18709 #18710 #18711 #18712 <text:s/>#18713 #18714 #18715 #18716 #18717 #18718 #18719 #18720 #18721 #18722 <text:s/>#18723 #18724 #18725 #18726 #18727 #18728 #18729 #18730 #18731 #18732 <text:s/>#18733 #18734 #18735 #18736 #18737 #18738 #18739 #18740 #18741 #18742 <text:s/>#18743 #18744 #18745 #18746 #18747 #18748 #18749 #18750 #18751 #18752 <text:s/>#18753 #18754 #18755 #18756 #18757 #18758 #18759 #18760 #18761 #18762 <text:s/>#18763 #18764 #18765 #18766 #18767 #18768 #18769 #18770 #18771 #18772 <text:s/>#18773 #18774 #18775 #18776 #18777 #18778 #18779 #18780 #18781 #18782 <text:s/>#18783 #18784 #18785 #18786 #18787 #18788 #18789 #18790 #18791 #18792 <text:s/>#18793 #18794 #18795 #18796 #18797 #18798 #18799 #18800 #18801 #18802 <text:s/>#18803 #18804 #18805 #18806 #18807 #18808 #18809 #18810 #18811 #18812 <text:s/>#18813 #18814 #18815 #18816 #18817 #18818 #18819 #18820 #18821 #18822 <text:s/>#18823 #18824 #18825 #18826 #18827 #18828 #18829 #18830 #18831 #18832 <text:s/>#18833 #18834 #18835 #18836 #18837 #18838 #18839 #18840 #18841 #18842 <text:s/>#18843 #18844 #18845 #18846 #18847 #18848 #18849 #18850 #18851 #18852 <text:s/>#18853 #18854 #18855 #18856 #18857 #18858 #18859 #18860 #18861 #18862 <text:s/>#18863 #18864 #18865 #18866 #18867 #18868 #18869 #18870 #18871 #18872 <text:s/>#18873 #18874 #18875 #18876 #18877 #18878 #18879 #18880 #18881 #18882 <text:s/>#18883 #18884 #18885 #18886 #18887 #18888 #18889 #18890 #18891 #18892 <text:s/>#18893 #18894 #18895 #18896 #18897 #18898 #18899 #18900 #18901 #18902 <text:s/>#18903 #18904 #18905 #18906 #18907 #18908 #18909 #18910 #18911 #18912 <text:s/>#18913 #18914 #18915 #18916 #18917 #18918 #18919 #18920 #18921 #18922 <text:s/>#18923 #18924 #18925 #18926 #18927 #18928 #18929 #18930 #18931 #18932 <text:s/>#18933 #18934 #18935 #18936 #18937 #18938 #18939 #18940 #18941 #18942 <text:s/>#18943 #18944 #18945 #18946 #18947 #18948 #18949 #18950 #18951 #18952 <text:s/>#18953 #18954 #18955 #18956 #18957 #18958 #18959 #18960 #18961 #18962 <text:s/>#18963 #18964 #18965 #18966 #18967 #18968 #18969 #18970 #18971 #18972 <text:s/>#18973 #18974 #18975 #18976 #18977 #18978 #18979 #18980 #18981 #18982 <text:s/>#18983 #18984 #18985 #18986 #18987 #18988 #18989 #18990 #18991 #18992 <text:s/>#18993 #18994 #18995 #18996 #18997 #18998 #18999 #19000 #19001 #19002 <text:s/>#19003 #19004 #19005 #19006 #19007 #19008 #19009 #19010 #19011 #19012 <text:s/>#19013 #19014 #19015 #19016 #19017 #19018 #19019 #19020 #19021 #19022 <text:s/>#19023 #19024 #19025 #19026 #19027 #19028 #19029 #19030 #19031 #19032 <text:s/>#19033 #19034 #19035 #19036 #19037 #19038 #19039 #19040 #19041 #19042 <text:s/>#19043 #19044 #19045 #19046 #19047 #19048 #19049 #19050 #19051 #19052 <text:s/>#19053 #19054 #19055 #19056 #19057 #19058 #19059 #19060 #19061 #19062 <text:s/>#19063 #19064 #19065 #19066 #19067 #19068 #19069 #19070 #19071 #19072 <text:s/>#19073 #19074 #19075 #19076 #19077 #19078 #19079 #19080 #19081 #19082 <text:s/>#19083 #19084 #19085 #19086 #19087 #19088 #19089 #19090 #19091 #19092 <text:s/>#19093 #19094 #19095 #19096 #19097 #19098 #19099 #19100 #19101 #19102 <text:s/>#19103 #19104 #19105 #19106 #19107 #19108 #19109 #19110 #19111 #19112 <text:s/>#19113 #19114 #19115 #19116 #19117 #19118 #19119 #19120 #19121 #19122 <text:s/>#19123 #19124 #19125 #19126 #19127 #19128 #19129 #19130 #19131 #19132 <text:s/>#19133 #19134 #19135 #19136 #19137 #19138 #19139 #19140 #19141 #19142 <text:s/>#19143 #19144 #19145 #19146 #19147 #19148 #19149 #19150 #19151 #19152 <text:s/>#19153 #19154 #19155 #19156 #19157 #19158 #19159 #19160 #19161 #19162 <text:s/>#19163 #19164 #19165 #19166 #19167 #19168 #19169 #19170 #19171 #19172 <text:s/>#19173 #19174 #19175 #19176 #19177 #19178 #19179 #19180 #19181 #19182 <text:s/>#19183 #19184 #19185 #19186 #19187 #19188 #19189 #19190 #19191 #19192 <text:s/>#19193 #19194 #19195 #19196 #19197 #19198 #19199 #19200 #19201 #19202 <text:s/>#19203 #19204 #19205 #19206 #19207 #19208 #19209 #19210 #19211 #19212 <text:s/>#19213 #19214 #19215 #19216 #19217 #19218 #19219 #19220 #19221 #19222 <text:s/>#19223 #19224 #19225 #19226 #19227 #19228 #19229 #19230 #19231 #19232 <text:s/>#19233 #19234 #19235 #19236 #19237 #19238 #19239 #19240 #19241 #19242 <text:s/>#19243 #19244 #19245 #19246 #19247 #19248 #19249 #19250 #19251 #19252 <text:s/>#19253 #19254 #19255 #19256 #19257 #19258 #19259 #19260 #19261 #19262 <text:s/>#19263 #19264 #19265 #19266 #19267 #19268 #19269 #19270 #19271 #19272 <text:s/>#19273 #19274 #19275 #19276 #19277 #19278 #19279 #19280 #19281 #19282 <text:s/>#19283 #19284 #19285 #19286 #19287 #19288 #19289 #19290 #19291 #19292 <text:s/>#19293 #19294 #19295 #19296 #19297 #19298 #19299 #19300 #19301 #19302 <text:s/>#19303 #19304 #19305 #19306 #19307 #19308 #19309 #19310 #19311 #19312 <text:s/>#19313 #19314 #19315 #19316 #19317 #19318 #19319 #19320 #19321 #19322 <text:s/>#19323 #19324 #19325 #19326 #19327 #19328 #19329 #19330 #19331 #19332 <text:s/>#19333 #19334 #19335 #19336 #19337 #19338 #19339 #19340 #19341 #19342 <text:s/>#19343 #19344 #19345 #19346 #19347 #19348 #19349 #19350 #19351 #19352 <text:s/>#19353 #19354 #19355 #19356 #19357 #19358 #19359 #19360 #19361 #19362 <text:s/>#19363 #19364 #19365 #19366 #19367 #19368 #19369 #19370 #19371 #19372 <text:s/>#19373 #19374 #19375 #19376 #19377 #19378 #19379 #19380 #19381 #19382 <text:s/>#19383 #19384 #19385 #19386 #19387 #19388 #19389 #19390 #19391 #19392 <text:s/>#19393 #19394 #19395 #19396 #19397 #19398 #19399 #19400 #19401 #19402 <text:s/>#19403 #19404 #19405 #19406 #19407 #19408 #19409 #19410 #19411 #19412 <text:s/>#19413 #19414 #19415 #19416 #19417 #19418 #19419 #19420 #19421 #19422 <text:s/>#19423 #19424 #19425 #19426 #19427 #19428 #19429 #19430 #19431 #19432 <text:s/>#19433 #19434 #19435 #19436 #19437 #19438 #19439 #19440 #19441 #19442 <text:s/>#19443 #19444 #19445 #19446 #19447 #19448 #19449 #19450 #19451 #19452 <text:s/>#19453 #19454 #19455 #19456 #19457 #19458 #19459 #19460 #19461 #19462 <text:s/>#19463 #19464 #19465 #19466 #19467 #19468 #19469 #19470 #19471 #19472 <text:s/>#19473 #19474 #19475 #19476 #19477 #19478 #19479 #19480 #19481 #19482 <text:s/>#19483 #19484 #19485 #19486 #19487 #19488 #19489 #19490 #19491 #19492 <text:s/>#19493 #19494 #19495 #19496 #19497 #19498 #19499 #19500 #19501 #19502 <text:s/>#19503 #19504 #19505 #19506 #19507 #19508 #19509 #19510 #19511 #19512 <text:s/>#19513 #19514 #19515 #19516 #19517 #19518 #19519 #19520 #19521 #19522 <text:s/>#19523 #19524 #19525 #19526 #19527 #19528 #19529 #19530 #19531 #19532 <text:s/>#19533 #19534 #19535 #19536 #19537 #19538 #19539 #19540 #19541 #19542 <text:s/>#19543 #19544 #19545 #19546 #19547 #19548 #19549 #19550 #19551 #19552 <text:s/>#19553 #19554 #19555 #19556 #19557 #19558 #19559 #19560 #19561 #19562 <text:s/>#19563 #19564 #19565 #19566 #19567 #19568 #19569 #19570 #19571 #19572 <text:s/>#19573 #19574 #19575 #19576 #19577 #19578 #19579 #19580 #19581 #19582 <text:s/>#19583 #19584 #19585 #19586 #19587 #19588 #19589 #19590 #19591 #19592 <text:s/>#19593 #19594 #19595 #19596 #19597 #19598 #19599 #19600 #19601 #19602 <text:s/>#19603 #19604 #19605 #19606 #19607 #19608 #19609 #19610 #19611 #19612 <text:s/>#19613 #19614 #19615 #19616 #19617 #19618 #19619 #19620 #19621 #19622 <text:s/>#19623 #19624 #19625 #19626 #19627 #19628 #19629 #19630 #19631 #19632 <text:s/>#19633 #19634 #19635 #19636 #19637 #19638 #19639 #19640 #19641 #19642 <text:s/>#19643 #19644 #19645 #19646 #19647 #19648 #19649 #19650 #19651 #19652 <text:s/>#19653 #19654 #19655 #19656 #19657 #19658 #19659 #19660 #19661 #19662 <text:s/>#19663 #19664 #19665 #19666 #19667 #19668 #19669 #19670 #19671 #19672 <text:s/>#19673 #19674 #19675 #19676 #19677 #19678 #19679 #19680 #19681 #19682 <text:s/>#19683 #19684 #19685 #19686 #19687 #19688 #19689 #19690 #19691 #19692 <text:s/>#19693 #19694 #19695 #19696 #19697 #19698 #19699 #19700 #19701 #19702 <text:s/>#19703 #19704 #19705 #19706 #19707 #19708 #19709 #19710 #19711 #19712 <text:s/>#19713 #19714 #19715 #19716 #19717 #19718 #19719 #19720 #19721 #19722 <text:s/>#19723 #19724 #19725 #19726 #19727 #19728 #19729 #19730 #19731 #19732 <text:s/>#19733 #19734 #19735 #19736 #19737 #19738 #19739 #19740 #19741 #19742 <text:s/>#19743 #19744 #19745 #19746 #19747 #19748 #19749 #19750 #19751 #19752 <text:s/>#19753 #19754 #19755 #19756 #19757 #19758 #19759 #19760 #19761 #19762 <text:s/>#19763 #19764 #19765 #19766 #19767 #19768 #19769 #19770 #19771 #19772 <text:s/>#19773 #19774 #19775 #19776 #19777 #19778 #19779 #19780 #19781 #19782 <text:s/>#19783 #19784 #19785 #19786 #19787 #19788 #19789 #19790 #19791 #19792 <text:s/>#19793 #19794 #19795 #19796 #19797 #19798 #19799 #19800 #19801 #19802 <text:s/>#19803 #19804 #19805 #19806 #19807 #19808 #19809 #19810 #19811 #19812 <text:s/>#19813 #19814 #19815 #19816 #19817 #19818 #19819 #19820 #19821 #19822 <text:s/>#19823 #19824 #19825 #19826 #19827 #19828 #19829 #19830 #19831 #19832 <text:s/>#19833 #19834 #19835 #19836 #19837 #19838 #19839 #19840 #19841 #19842 <text:s/>#19843 #19844 #19845 #19846 #19847 #19848 #19849 #19850 #19851 #19852 <text:s/>#19853 #19854 #19855 #19856 #19857 #19858 #19859 #19860 #19861 #19862 <text:s/>#19863 #19864 #19865 #19866 #19867 #19868 #19869 #19870 #19871 #19872 <text:s/>#19873 #19874 #19875 #19876 #19877 #19878 #19879 #19880 #19881 #19882 <text:s/>#19883 #19884 #19885 #19886 #19887 #19888 #19889 #19890 #19891 #19892 <text:s/>#19893 #19894 #19895 #19896 #19897 #19898 #19899 #19900 #19901 #19902 <text:s/>#19903 #19904 #19905 #19906 #19907 #19908 #19909 #19910 #19911 #19912 <text:s/>#19913 #19914 #19915 #19916 #19917 #19918 #19919 #19920 #19921 #19922 <text:s/>#19923 #19924 #19925 #19926 #19927 #19928 #19929 #19930 #19931 #19932 <text:s/>#19933 #19934 #19935 #19936 #19937 #19938 #19939 #19940 #19941 #19942 <text:s/>#19943 #19944 #19945 #19946 #19947 #19948 #19949 #19950 #19951 #19952 <text:s/>#19953 #19954 #19955 #19956 #19957 #19958 #19959 #19960 #19961 #19962 <text:s/>#19963 #19964 #19965 #19966 #19967 #19968 #19969 #19970 #19971 #19972 <text:s/>#19973 #19974 #19975 #19976 #19977 #19978 #19979 #19980 #19981 #19982 <text:s/>#19983 #19984 #19985 #19986 #19987 #19988 #19989 #19990 #19991 #19992 <text:s/>#19993 #19994 #19995 #19996 #19997 #19998 #19999 #20000 #20001 #20002 <text:s/>#20003 #20004 #20005 #20006 #20007 #20008 #20009 #20010 #20011 #20012 <text:s/>#20013 #20014 #20015 #20016 #20017 #20018 #20019 #20020 #20021 #20022 <text:s/>#20023 #20024 #20025 #20026 #20027 #20028 #20029 #20030 #20031 #20032 <text:s/>#20033 #20034 #20035 #20036 #20037 #20038 #20039 #20040 #20041 #20042 <text:s/>#20043 #20044 #20045 #20046 #20047 #20048 #20049 #20050 #20051 #20052 <text:s/>#20053 #20054 #20055 #20056 #20057 #20058 #20059 #20060 #20061 #20062 <text:s/>#20063 #20064 #20065 #20066 #20067 #20068 #20069 #20070 #20071 #20072 <text:s/>#20073 #20074 #20075 #20076 #20077 #20078 #20079 #20080 #20081 #20082 <text:s/>#20083 #20084 #20085 #20086 #20087 #20088 #20089 #20090 #20091 #20092 <text:s/>#20093 #20094 #20095 #20096 #20097 #20098 #20099 #20100 #20101 #20102 <text:s/>#20103 #20104 #20105 #20106 #20107 #20108 #20109 #20110 #20111 #20112 <text:s/>#20113 #20114 #20115 #20116 #20117 #20118 #20119 #20120 #20121 #20122 <text:s/>#20123 #20124 #20125 #20126 #20127 #20128 #20129 #20130 #20131 #20132 <text:s/>#20133 #20134 #20135 #20136 #20137 #20138 #20139 #20140 #20141 #20142 <text:s/>#20143 #20144 #20145 #20146 #20147 #20148 #20149 #20150 #20151 #20152 <text:s/>#20153 #20154 #20155 #20156 #20157 #20158 #20159 #20160 #20161 #20162 <text:s/>#20163 #20164 #20165 #20166 #20167 #20168 #20169 #20170 #20171 #20172 <text:s/>#20173 #20174 #20175 #20176 #20177 #20178 #20179 #20180 #20181 #20182 <text:s/>#20183 #20184 #20185 #20186 #20187 #20188 #20189 #20190 #20191 #20192 <text:s/>#20193 #20194 #20195 #20196 #20197 #20198 #20199 #20200 #20201 #20202 <text:s/>#20203 #20204 #20205 #20206 #20207 #20208 #20209 #20210 #20211 #20212 <text:s/>#20213 #20214 #20215 #20216 #20217 #20218 #20219 #20220 #20221 #20222 <text:s/>#20223 #20224 #20225 #20226 #20227 #20228 #20229 #20230 #20231 #20232 <text:s/>#20233 #20234 #20235 #20236 #20237 #20238 #20239 #20240 #20241 #20242 <text:s/>#20243 #20244 #20245 #20246 #20247 #20248 #20249 #20250 #20251 #20252 <text:s/>#20253 #20254 #20255 #20256 #20257 #20258 #20259 #20260 #20261 #20262 <text:s/>#20263 #20264 #20265 #20266 #20267 #20268 #20269 #20270 #20271 #20272 <text:s/>#20273 #20274 #20275 #20276 #20277 #20278 #20279 #20280 #20281 #20282 <text:s/>#20283 #20284 #20285 #20286 #20287 #20288 #20289 #20290 #20291 #20292 <text:s/>#20293 #20294 #20295 #20296 #20297 #20298 #20299 #20300 #20301 #20302 <text:s/>#20303 #20304 #20305 #20306 #20307 #20308 #20309 #20310 #20311 #20312 <text:s/>#20313 #20314 #20315 #20316 #20317 #20318 #20319 #20320 #20321 #20322 <text:s/>#20323 #20324 #20325 #20326 #20327 #20328 #20329 #20330 #20331 #20332 <text:s/>#20333 #20334 #20335 #20336 #20337 #20338 #20339 #20340 #20341 #20342 <text:s/>#20343 #20344 #20345 #20346 #20347 #20348 #20349 #20350 #20351 #20352 <text:s/>#20353 #20354 #20355 #20356 #20357 #20358 #20359 #20360 #20361 #20362 <text:s/>#20363 #20364 #20365 #20366 #20367 #20368 #20369 #20370 #20371 #20372 <text:s/>#20373 #20374 #20375 #20376 #20377 #20378 #20379 #20380 #20381 #20382 <text:s/>#20383 #20384 #20385 #20386 #20387 #20388 #20389 #20390 #20391 #20392 <text:s/>#20393 #20394 #20395 #20396 #20397 #20398 #20399 #20400 #20401 #20402 <text:s/>#20403 #20404 #20405 #20406 #20407 #20408 #20409 #20410 #20411 #20412 <text:s/>#20413 #20414 #20415 #20416 #20417 #20418 #20419 #20420 #20421 #20422 <text:s/>#20423 #20424 #20425 #20426 #20427 #20428 #20429 #20430 #20431 #20443 <text:s/>#20542 #20614 #21917 #21943 #21944 #21945 #21946 #21955 #21956 #21958 <text:s/>#21959 #21960 #21961 #21962 #21964 #21965 #21968 #21973 #21981 #21994 <text:s/>#22108 #22205 #22226 #22227 #22229</text:p>
          </table:table-cell>
          <table:table-cell table:style-name="ce1" office:value-type="string" calcext:value-type="string">
            <text:p>http://www.geonames.org/3469034</text:p>
          </table:table-cell>
          <table:table-cell table:style-name="ce1" office:value-type="string" calcext:value-type="string">
            <text:p>Brésil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Brésil</text:p>
            <text:p>Population: 209,469,333</text:p>
          </table:table-cell>
        </table:table-row>
        <table:table-row table:style-name="ro3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665361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Amazonas</text:p>
            <text:p>Population: 3,480,937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407733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407734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Norte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472362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472363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3472361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7537802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Amazonas</text:p>
          </table:table-cell>
          <table:table-cell table:style-name="ce11" office:value-type="string" calcext:value-type="string">
            <text:p>#133 #135 #146 #566 #574 #607 #617 #621 #623 #637 <text:s/>#796 #833 #908</text:p>
          </table:table-cell>
          <table:table-cell table:style-name="ce4" office:value-type="string" calcext:value-type="string">
            <text:p>http://www.geonames.org/10288502</text:p>
          </table:table-cell>
          <table:table-cell table:style-name="ce4" office:value-type="string" calcext:value-type="string">
            <text:p>Amazonas</text:p>
          </table:table-cell>
          <table:table-cell table:style-name="ce4"/>
          <table:table-cell table:style-name="ce5" office:value-type="string" calcext:value-type="string">
            <text:p>Feature: hotel</text:p>
            <text:p>Country: Brésil</text:p>
            <text:p>Admin name: Rio de Janeiro</text:p>
          </table:table-cell>
        </table:table-row>
        <table:table-row table:style-name="ro3">
          <table:table-cell table:style-name="ce1" office:value-type="string" calcext:value-type="string">
            <text:p>Brésil|Bahia</text:p>
          </table:table-cell>
          <table:table-cell table:style-name="ce10" office:value-type="string" calcext:value-type="string">
            <text:p>#620 #640</text:p>
          </table:table-cell>
          <table:table-cell table:style-name="ce1" office:value-type="string" calcext:value-type="string">
            <text:p>http://www.geonames.org/3450554</text:p>
          </table:table-cell>
          <table:table-cell table:style-name="ce1" office:value-type="string" calcext:value-type="string">
            <text:p>Bahi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Bahia</text:p>
            <text:p>Population: 2,711,840</text:p>
          </table:table-cell>
        </table:table-row>
        <table:table-row table:style-name="ro3">
          <table:table-cell table:style-name="ce1" office:value-type="string" calcext:value-type="string">
            <text:p>Brésil|Bahia</text:p>
          </table:table-cell>
          <table:table-cell table:style-name="ce10" office:value-type="string" calcext:value-type="string">
            <text:p>#620 #640</text:p>
          </table:table-cell>
          <table:table-cell table:style-name="ce1" office:value-type="string" calcext:value-type="string">
            <text:p>http://www.geonames.org/3471168</text:p>
          </table:table-cell>
          <table:table-cell table:style-name="ce1" office:value-type="string" calcext:value-type="string">
            <text:p>Bahi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Bahia</text:p>
            <text:p>Population: 14,175,341</text:p>
          </table:table-cell>
        </table:table-row>
        <table:table-row table:style-name="ro2">
          <table:table-cell table:style-name="ce1" office:value-type="string" calcext:value-type="string">
            <text:p>Brésil|Bahia</text:p>
          </table:table-cell>
          <table:table-cell table:style-name="ce10" office:value-type="string" calcext:value-type="string">
            <text:p>#620 #640</text:p>
          </table:table-cell>
          <table:table-cell table:style-name="ce1" office:value-type="string" calcext:value-type="string">
            <text:p>http://www.geonames.org/3471164</text:p>
          </table:table-cell>
          <table:table-cell table:style-name="ce1" office:value-type="string" calcext:value-type="string">
            <text:p>Bah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Santa Catarina</text:p>
          </table:table-cell>
        </table:table-row>
        <table:table-row table:style-name="ro2">
          <table:table-cell table:style-name="ce1" office:value-type="string" calcext:value-type="string">
            <text:p>Brésil|Bahia</text:p>
          </table:table-cell>
          <table:table-cell table:style-name="ce10" office:value-type="string" calcext:value-type="string">
            <text:p>#620 #640</text:p>
          </table:table-cell>
          <table:table-cell table:style-name="ce1" office:value-type="string" calcext:value-type="string">
            <text:p>http://www.geonames.org/3406920</text:p>
          </table:table-cell>
          <table:table-cell table:style-name="ce1" office:value-type="string" calcext:value-type="string">
            <text:p>Bahia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Ceará</text:p>
          </table:table-cell>
        </table:table-row>
        <table:table-row table:style-name="ro2">
          <table:table-cell table:style-name="ce1" office:value-type="string" calcext:value-type="string">
            <text:p>Brésil|Bahia</text:p>
          </table:table-cell>
          <table:table-cell table:style-name="ce10" office:value-type="string" calcext:value-type="string">
            <text:p>#620 #640</text:p>
          </table:table-cell>
          <table:table-cell table:style-name="ce1" office:value-type="string" calcext:value-type="string">
            <text:p>http://www.geonames.org/3472462</text:p>
          </table:table-cell>
          <table:table-cell table:style-name="ce1" office:value-type="string" calcext:value-type="string">
            <text:p>Bahia</text:p>
          </table:table-cell>
          <table:table-cell table:style-name="ce1"/>
          <table:table-cell table:style-name="ce3" office:value-type="string" calcext:value-type="string">
            <text:p>Feature: railroad stop</text:p>
            <text:p>Country: Brésil</text:p>
            <text:p>Admin name: Minas Gerais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70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Pará</text:p>
            <text:p>Population: 1,407,737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6319377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Pará</text:p>
            <text:p>Population: 1,392,031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63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  <text:p>Population: 15,550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52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ernambouc</text:p>
            <text:p>Population: 11,124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393240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iauí</text:p>
            <text:p>Population: 4,262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11525618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rt</text:p>
            <text:p>Country: Brésil</text:p>
            <text:p>Admin name: Pará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76765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12135010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Minas Gerais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385850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  <text:p>Population: 7,823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64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70155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70156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Espírito Santo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397877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Ceará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70150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11962394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Brésil</text:p>
            <text:p>Admin name: São Paulo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70152</text:p>
          </table:table-cell>
          <table:table-cell table:style-name="ce4" office:value-type="string" calcext:value-type="string">
            <text:p>Belem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Bahia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6320280</text:p>
          </table:table-cell>
          <table:table-cell table:style-name="ce4" office:value-type="string" calcext:value-type="string">
            <text:p>Belém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Paraíba</text:p>
            <text:p>Population: 17,083</text:p>
          </table:table-cell>
        </table:table-row>
        <table:table-row table:style-name="ro3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6320622</text:p>
          </table:table-cell>
          <table:table-cell table:style-name="ce4" office:value-type="string" calcext:value-type="string">
            <text:p>Belém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Alagoas</text:p>
            <text:p>Population: 4,551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57</text:p>
          </table:table-cell>
          <table:table-cell table:style-name="ce4" office:value-type="string" calcext:value-type="string">
            <text:p>Belé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lagoas</text:p>
          </table:table-cell>
        </table:table-row>
        <table:table-row table:style-name="ro2">
          <table:table-cell table:style-name="ce4" office:value-type="string" calcext:value-type="string">
            <text:p>Brésil|Belem</text:p>
          </table:table-cell>
          <table:table-cell table:style-name="ce11" office:value-type="string" calcext:value-type="string">
            <text:p>#5230 #5516 #5517 #5518 #5519 #5520 #5521 #5522 #5523 #5524 <text:s/>#5525 #5526</text:p>
          </table:table-cell>
          <table:table-cell table:style-name="ce4" office:value-type="string" calcext:value-type="string">
            <text:p>http://www.geonames.org/3405856</text:p>
          </table:table-cell>
          <table:table-cell table:style-name="ce4" office:value-type="string" calcext:value-type="string">
            <text:p>Belé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lagoas</text:p>
          </table:table-cell>
        </table:table-row>
        <table:table-row table:style-name="ro3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70127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Minas Gerais</text:p>
            <text:p>Population: 2,373,224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6301851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airport</text:p>
            <text:p>Country: Brésil</text:p>
            <text:p>Admin name: Minas Gerais</text:p>
          </table:table-cell>
        </table:table-row>
        <table:table-row table:style-name="ro3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6321162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Minas Gerais</text:p>
            <text:p>Population: 2,375,444</text:p>
          </table:table-cell>
        </table:table-row>
        <table:table-row table:style-name="ro3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397337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lagoas</text:p>
            <text:p>Population: 9,606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665027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70125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665028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25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á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70124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4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lagoas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5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Sergipe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6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lagoas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7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8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Ceará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19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aíba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20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Ceará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21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22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aíba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70130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Belo Horizonte</text:p>
          </table:table-cell>
          <table:table-cell table:style-name="ce10" office:value-type="string" calcext:value-type="string">
            <text:p>#5504 #5505</text:p>
          </table:table-cell>
          <table:table-cell table:style-name="ce1" office:value-type="string" calcext:value-type="string">
            <text:p>http://www.geonames.org/3405826</text:p>
          </table:table-cell>
          <table:table-cell table:style-name="ce1" office:value-type="string" calcext:value-type="string">
            <text:p>Belo Horizo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3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69058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Brésil</text:p>
            <text:p>Admin name: District fédéral</text:p>
            <text:p>Population: 2,207,718</text:p>
          </table:table-cell>
        </table:table-row>
        <table:table-row table:style-name="ro3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6324222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District fédéral</text:p>
            <text:p>Population: 2,562,963</text:p>
          </table:table-cell>
        </table:table-row>
        <table:table-row table:style-name="ro3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925227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cre</text:p>
            <text:p>Population: 11,200</text:p>
          </table:table-cell>
        </table:table-row>
        <table:table-row table:style-name="ro3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69057</text:p>
          </table:table-cell>
          <table:table-cell table:style-name="ce4" office:value-type="string" calcext:value-type="string">
            <text:p>Brasília de Min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inas Gerais</text:p>
            <text:p>Population: 14,728</text:p>
          </table:table-cell>
        </table:table-row>
        <table:table-row table:style-name="ro3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52992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ná</text:p>
            <text:p>Population: 11,390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7693417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Santa Catarina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09381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ranhão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10315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04962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Norte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04963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Norte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8602081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Brésil</text:p>
            <text:p>Admin name: Pará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8601944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Brésil</text:p>
            <text:p>Admin name: Pará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69056</text:p>
          </table:table-cell>
          <table:table-cell table:style-name="ce4" office:value-type="string" calcext:value-type="string">
            <text:p>Brasília</text:p>
          </table:table-cell>
          <table:table-cell table:style-name="ce4"/>
          <table:table-cell table:style-name="ce5" office:value-type="string" calcext:value-type="string">
            <text:p>Feature: railroad station</text:p>
            <text:p>Country: Brésil</text:p>
            <text:p>Admin name: São Paulo</text:p>
          </table:table-cell>
        </table:table-row>
        <table:table-row table:style-name="ro2">
          <table:table-cell table:style-name="ce4" office:value-type="string" calcext:value-type="string">
            <text:p>Brésil|Brasília</text:p>
          </table:table-cell>
          <table:table-cell table:style-name="ce12" office:value-type="string" calcext:value-type="string">
            <text:p>#14409 #14413</text:p>
          </table:table-cell>
          <table:table-cell table:style-name="ce4" office:value-type="string" calcext:value-type="string">
            <text:p>http://www.geonames.org/3469034</text:p>
          </table:table-cell>
          <table:table-cell table:style-name="ce4" office:value-type="string" calcext:value-type="string">
            <text:p>Brasili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Brésil</text:p>
            <text:p>Population: 209,469,333</text:p>
          </table:table-cell>
        </table:table-row>
        <table:table-row table:style-name="ro3">
          <table:table-cell table:style-name="ce1" office:value-type="string" calcext:value-type="string">
            <text:p>Brésil|Cabedelo</text:p>
          </table:table-cell>
          <table:table-cell table:style-name="ce10" office:value-type="string" calcext:value-type="string">
            <text:p>#5681</text:p>
          </table:table-cell>
          <table:table-cell table:style-name="ce1" office:value-type="string" calcext:value-type="string">
            <text:p>http://www.geonames.org/3404558</text:p>
          </table:table-cell>
          <table:table-cell table:style-name="ce1" office:value-type="string" calcext:value-type="string">
            <text:p>Cabedel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aíba</text:p>
            <text:p>Population: 54,839</text:p>
          </table:table-cell>
        </table:table-row>
        <table:table-row table:style-name="ro3">
          <table:table-cell table:style-name="ce1" office:value-type="string" calcext:value-type="string">
            <text:p>Brésil|Cabedelo</text:p>
          </table:table-cell>
          <table:table-cell table:style-name="ce10" office:value-type="string" calcext:value-type="string">
            <text:p>#5681</text:p>
          </table:table-cell>
          <table:table-cell table:style-name="ce1" office:value-type="string" calcext:value-type="string">
            <text:p>http://www.geonames.org/6320294</text:p>
          </table:table-cell>
          <table:table-cell table:style-name="ce1" office:value-type="string" calcext:value-type="string">
            <text:p>Cabedelo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Paraíba</text:p>
            <text:p>Population: 57,926</text:p>
          </table:table-cell>
        </table:table-row>
        <table:table-row table:style-name="ro2">
          <table:table-cell table:style-name="ce1" office:value-type="string" calcext:value-type="string">
            <text:p>Brésil|Cabedelo</text:p>
          </table:table-cell>
          <table:table-cell table:style-name="ce10" office:value-type="string" calcext:value-type="string">
            <text:p>#5681</text:p>
          </table:table-cell>
          <table:table-cell table:style-name="ce1" office:value-type="string" calcext:value-type="string">
            <text:p>http://www.geonames.org/11525625</text:p>
          </table:table-cell>
          <table:table-cell table:style-name="ce1" office:value-type="string" calcext:value-type="string">
            <text:p>Cabedelo</text:p>
          </table:table-cell>
          <table:table-cell table:style-name="ce1"/>
          <table:table-cell table:style-name="ce3" office:value-type="string" calcext:value-type="string">
            <text:p>Feature: port</text:p>
            <text:p>Country: Brésil</text:p>
            <text:p>Admin name: Paraíba</text:p>
          </table:table-cell>
        </table:table-row>
        <table:table-row table:style-name="ro2">
          <table:table-cell table:style-name="ce4" office:value-type="string" calcext:value-type="string">
            <text:p>Brésil|Carsevenne</text:p>
          </table:table-cell>
          <table:table-cell table:style-name="ce12" office:value-type="string" calcext:value-type="string">
            <text:p>#6508 #6509 #6510 #6511</text:p>
          </table:table-cell>
          <table:table-cell table:style-name="ce4" office:value-type="string" calcext:value-type="string">
            <text:p>http://www.geonames.org/3403899</text:p>
          </table:table-cell>
          <table:table-cell table:style-name="ce4" office:value-type="string" calcext:value-type="string">
            <text:p>Carseve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pá</text:p>
          </table:table-cell>
        </table:table-row>
        <table:table-row table:style-name="ro3">
          <table:table-cell table:style-name="ce1" office:value-type="string" calcext:value-type="string">
            <text:p>Brésil|Curitiba</text:p>
          </table:table-cell>
          <table:table-cell table:style-name="ce10" office:value-type="string" calcext:value-type="string">
            <text:p>#5552</text:p>
          </table:table-cell>
          <table:table-cell table:style-name="ce1" office:value-type="string" calcext:value-type="string">
            <text:p>http://www.geonames.org/3464975</text:p>
          </table:table-cell>
          <table:table-cell table:style-name="ce1" office:value-type="string" calcext:value-type="string">
            <text:p>Curitib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Paraná</text:p>
            <text:p>Population: 1,718,421</text:p>
          </table:table-cell>
        </table:table-row>
        <table:table-row table:style-name="ro3">
          <table:table-cell table:style-name="ce1" office:value-type="string" calcext:value-type="string">
            <text:p>Brésil|Curitiba</text:p>
          </table:table-cell>
          <table:table-cell table:style-name="ce10" office:value-type="string" calcext:value-type="string">
            <text:p>#5552</text:p>
          </table:table-cell>
          <table:table-cell table:style-name="ce1" office:value-type="string" calcext:value-type="string">
            <text:p>http://www.geonames.org/6322752</text:p>
          </table:table-cell>
          <table:table-cell table:style-name="ce1" office:value-type="string" calcext:value-type="string">
            <text:p>Curitib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Paraná</text:p>
            <text:p>Population: 1,746,896</text:p>
          </table:table-cell>
        </table:table-row>
        <table:table-row table:style-name="ro3">
          <table:table-cell table:style-name="ce4" office:value-type="string" calcext:value-type="string">
            <text:p>Brésil|Cuyaba</text:p>
          </table:table-cell>
          <table:table-cell table:style-name="ce12" office:value-type="string" calcext:value-type="string">
            <text:p>#5667</text:p>
          </table:table-cell>
          <table:table-cell table:style-name="ce4" office:value-type="string" calcext:value-type="string">
            <text:p>http://www.geonames.org/3465038</text:p>
          </table:table-cell>
          <table:table-cell table:style-name="ce4" office:value-type="string" calcext:value-type="string">
            <text:p>Cuyab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Mato Grosso</text:p>
            <text:p>Population: 521,934</text:p>
          </table:table-cell>
        </table:table-row>
        <table:table-row table:style-name="ro2">
          <table:table-cell table:style-name="ce4" office:value-type="string" calcext:value-type="string">
            <text:p>Brésil|Cuyaba</text:p>
          </table:table-cell>
          <table:table-cell table:style-name="ce12" office:value-type="string" calcext:value-type="string">
            <text:p>#5667</text:p>
          </table:table-cell>
          <table:table-cell table:style-name="ce4" office:value-type="string" calcext:value-type="string">
            <text:p>http://www.geonames.org/3457215</text:p>
          </table:table-cell>
          <table:table-cell table:style-name="ce4" office:value-type="string" calcext:value-type="string">
            <text:p>Cuyaba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Minas Gerais</text:p>
          </table:table-cell>
        </table:table-row>
        <table:table-row table:style-name="ro3">
          <table:table-cell table:style-name="ce1" office:value-type="string" calcext:value-type="string">
            <text:p>Brésil|Ega</text:p>
          </table:table-cell>
          <table:table-cell table:style-name="ce10" office:value-type="string" calcext:value-type="string">
            <text:p>#6429</text:p>
          </table:table-cell>
          <table:table-cell table:style-name="ce1" office:value-type="string" calcext:value-type="string">
            <text:p>http://www.geonames.org/3661944</text:p>
          </table:table-cell>
          <table:table-cell table:style-name="ce1" office:value-type="string" calcext:value-type="string">
            <text:p>Eg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  <text:p>Population: 44,942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63930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Espírito Santo</text:p>
            <text:p>Population: 3,512,672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394500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Ceará</text:p>
            <text:p>Population: 37,389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387082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ernambouc</text:p>
            <text:p>Population: 16,926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6324169</text:p>
          </table:table-cell>
          <table:table-cell table:style-name="ce4" office:value-type="string" calcext:value-type="string">
            <text:p>Espírito Sant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Rio Grande do Norte</text:p>
            <text:p>Population: 10,480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01457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  <text:p>Population: 5,812</text:p>
          </table:table-cell>
        </table:table-row>
        <table:table-row table:style-name="ro3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61289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Sergipe</text:p>
            <text:p>Population: 4,989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398264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ernambouc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76693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8306800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Paraná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00709</text:p>
          </table:table-cell>
          <table:table-cell table:style-name="ce4" office:value-type="string" calcext:value-type="string">
            <text:p>Espírito Santo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Piauí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00710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Ceará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664275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664271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664272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664274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63934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63936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3463937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8306798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4" office:value-type="string" calcext:value-type="string">
            <text:p>Brésil|Espírito-Santo</text:p>
          </table:table-cell>
          <table:table-cell table:style-name="ce11" office:value-type="string" calcext:value-type="string">
            <text:p>#269 #301 #382 #440 #452 #490 #491 #500 #510 #575 <text:s/>#578 #591 #612 #659 #677 #704 #709 #713 #714 #790 <text:s/>#862 #877 #886 #922</text:p>
          </table:table-cell>
          <table:table-cell table:style-name="ce4" office:value-type="string" calcext:value-type="string">
            <text:p>http://www.geonames.org/8470706</text:p>
          </table:table-cell>
          <table:table-cell table:style-name="ce4" office:value-type="string" calcext:value-type="string">
            <text:p>Espirito San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Goiás</text:p>
          </table:table-cell>
        </table:table-row>
        <table:table-row table:style-name="ro3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3463237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Santa Catarina</text:p>
            <text:p>Population: 412,724</text:p>
          </table:table-cell>
        </table:table-row>
        <table:table-row table:style-name="ro3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6323121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Santa Catarina</text:p>
            <text:p>Population: 421,203</text:p>
          </table:table-cell>
        </table:table-row>
        <table:table-row table:style-name="ro2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3664213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3664211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cre</text:p>
          </table:table-cell>
        </table:table-row>
        <table:table-row table:style-name="ro2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3664212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cre</text:p>
          </table:table-cell>
        </table:table-row>
        <table:table-row table:style-name="ro2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3664214</text:p>
          </table:table-cell>
          <table:table-cell table:style-name="ce1" office:value-type="string" calcext:value-type="string">
            <text:p>Florianópol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Florianópolis</text:p>
          </table:table-cell>
          <table:table-cell table:style-name="ce10" office:value-type="string" calcext:value-type="string">
            <text:p>#5563</text:p>
          </table:table-cell>
          <table:table-cell table:style-name="ce1" office:value-type="string" calcext:value-type="string">
            <text:p>http://www.geonames.org/8604012</text:p>
          </table:table-cell>
          <table:table-cell table:style-name="ce1" office:value-type="string" calcext:value-type="string">
            <text:p>Florianopolis</text:p>
          </table:table-cell>
          <table:table-cell table:style-name="ce1"/>
          <table:table-cell table:style-name="ce3" office:value-type="string" calcext:value-type="string">
            <text:p>Feature: section of populated place</text:p>
            <text:p>Country: Brésil</text:p>
            <text:p>Admin name: Paraná</text:p>
          </table:table-cell>
        </table:table-row>
        <table:table-row table:style-name="ro3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399415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Ceará</text:p>
            <text:p>Population: 2,400,000</text:p>
          </table:table-cell>
        </table:table-row>
        <table:table-row table:style-name="ro3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6320062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Ceará</text:p>
            <text:p>Population: 2,447,409</text:p>
          </table:table-cell>
        </table:table-row>
        <table:table-row table:style-name="ro3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54578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inas Gerais</text:p>
            <text:p>Population: 20,899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47909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745246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Roraima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77018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locality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63061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664197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ondônia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925100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ondônia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925101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cre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08792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ranhão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11605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63058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63060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63063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474009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9179588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399400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399401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2">
          <table:table-cell table:style-name="ce4" office:value-type="string" calcext:value-type="string">
            <text:p>Brésil|Fortaleza</text:p>
          </table:table-cell>
          <table:table-cell table:style-name="ce12" office:value-type="string" calcext:value-type="string">
            <text:p>#5691 #5692 #5693</text:p>
          </table:table-cell>
          <table:table-cell table:style-name="ce4" office:value-type="string" calcext:value-type="string">
            <text:p>http://www.geonames.org/3399402</text:p>
          </table:table-cell>
          <table:table-cell table:style-name="ce4" office:value-type="string" calcext:value-type="string">
            <text:p>Fortalez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3">
          <table:table-cell table:style-name="ce1" office:value-type="string" calcext:value-type="string">
            <text:p>Brésil|Manaos</text:p>
          </table:table-cell>
          <table:table-cell table:style-name="ce10" office:value-type="string" calcext:value-type="string">
            <text:p>#5234 #5596 #5597 #5598 #5599 #6440 #6472</text:p>
          </table:table-cell>
          <table:table-cell table:style-name="ce1" office:value-type="string" calcext:value-type="string">
            <text:p>http://www.geonames.org/3663517</text:p>
          </table:table-cell>
          <table:table-cell table:style-name="ce1" office:value-type="string" calcext:value-type="string">
            <text:p>Manao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Amazonas</text:p>
            <text:p>Population: 1,598,210</text:p>
          </table:table-cell>
        </table:table-row>
        <table:table-row table:style-name="ro3">
          <table:table-cell table:style-name="ce1" office:value-type="string" calcext:value-type="string">
            <text:p>Brésil|Manaos</text:p>
          </table:table-cell>
          <table:table-cell table:style-name="ce10" office:value-type="string" calcext:value-type="string">
            <text:p>#5234 #5596 #5597 #5598 #5599 #6440 #6472</text:p>
          </table:table-cell>
          <table:table-cell table:style-name="ce1" office:value-type="string" calcext:value-type="string">
            <text:p>http://www.geonames.org/6319328</text:p>
          </table:table-cell>
          <table:table-cell table:style-name="ce1" office:value-type="string" calcext:value-type="string">
            <text:p>Manao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Amazonas</text:p>
            <text:p>Population: 1,802,525</text:p>
          </table:table-cell>
        </table:table-row>
        <table:table-row table:style-name="ro3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394023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Rio Grande do Norte</text:p>
            <text:p>Population: 763,043</text:p>
          </table:table-cell>
        </table:table-row>
        <table:table-row table:style-name="ro3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6320189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Rio Grande do Norte</text:p>
            <text:p>Population: 803,811</text:p>
          </table:table-cell>
        </table:table-row>
        <table:table-row table:style-name="ro3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394621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iauí</text:p>
            <text:p>Population: 4,751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452548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445938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11525641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rt</text:p>
            <text:p>Country: Brésil</text:p>
            <text:p>Admin name: Rio Grande do Norte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456385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663193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663194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663195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456386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461981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3394022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Tocantins</text:p>
          </table:table-cell>
        </table:table-row>
        <table:table-row table:style-name="ro2">
          <table:table-cell table:style-name="ce4" office:value-type="string" calcext:value-type="string">
            <text:p>Brésil|Natal</text:p>
          </table:table-cell>
          <table:table-cell table:style-name="ce12" office:value-type="string" calcext:value-type="string">
            <text:p>#5686 #5687</text:p>
          </table:table-cell>
          <table:table-cell table:style-name="ce4" office:value-type="string" calcext:value-type="string">
            <text:p>http://www.geonames.org/8604016</text:p>
          </table:table-cell>
          <table:table-cell table:style-name="ce4" office:value-type="string" calcext:value-type="string">
            <text:p>Natal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Brésil</text:p>
            <text:p>Admin name: Paraná</text:p>
          </table:table-cell>
        </table:table-row>
        <table:table-row table:style-name="ro3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405870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Pará</text:p>
            <text:p>Population: 1,407,737</text:p>
          </table:table-cell>
        </table:table-row>
        <table:table-row table:style-name="ro3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393129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Pará</text:p>
            <text:p>Population: 7,588,078</text:p>
          </table:table-cell>
        </table:table-row>
        <table:table-row table:style-name="ro3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455161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inas Gerais</text:p>
            <text:p>Population: 75,786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456751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476616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hill</text:p>
            <text:p>Country: Brésil</text:p>
            <text:p>Admin name: São Paulo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11970704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São Paulo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455173</text:p>
          </table:table-cell>
          <table:table-cell table:style-name="ce1" office:value-type="string" calcext:value-type="string">
            <text:p>Pará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393131</text:p>
          </table:table-cell>
          <table:table-cell table:style-name="ce1" office:value-type="string" calcext:value-type="string">
            <text:p>Pará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Ceará</text:p>
          </table:table-cell>
        </table:table-row>
        <table:table-row table:style-name="ro2">
          <table:table-cell table:style-name="ce1" office:value-type="string" calcext:value-type="string">
            <text:p>Brésil|Para</text:p>
          </table:table-cell>
          <table:table-cell table:style-name="ce10" office:value-type="string" calcext:value-type="string">
            <text:p>#170 #228 #243 #267 #322 #336 #373 #492 #665</text:p>
          </table:table-cell>
          <table:table-cell table:style-name="ce1" office:value-type="string" calcext:value-type="string">
            <text:p>http://www.geonames.org/3393130</text:p>
          </table:table-cell>
          <table:table-cell table:style-name="ce1" office:value-type="string" calcext:value-type="string">
            <text:p>Pará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ernambouc</text:p>
          </table:table-cell>
        </table:table-row>
        <table:table-row table:style-name="ro1">
          <table:table-cell table:style-name="ce4" office:value-type="string" calcext:value-type="string">
            <text:p>Brésil|Prayna</text:p>
          </table:table-cell>
          <table:table-cell table:style-name="ce12" office:value-type="string" calcext:value-type="string">
            <text:p>#305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3390760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Pernambouc</text:p>
            <text:p>Population: 1,478,098</text:p>
          </table:table-cell>
        </table:table-row>
        <table:table-row table:style-name="ro3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6320570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Pernambouc</text:p>
            <text:p>Population: 1,536,934</text:p>
          </table:table-cell>
        </table:table-row>
        <table:table-row table:style-name="ro2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11525626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port</text:p>
            <text:p>Country: Brésil</text:p>
            <text:p>Admin name: Pernambouc</text:p>
          </table:table-cell>
        </table:table-row>
        <table:table-row table:style-name="ro2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3451767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3747313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3471440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Récife</text:p>
          </table:table-cell>
          <table:table-cell table:style-name="ce10" office:value-type="string" calcext:value-type="string">
            <text:p>#5231 #5541 #5542 #5543 #5544 #5545 #5550</text:p>
          </table:table-cell>
          <table:table-cell table:style-name="ce1" office:value-type="string" calcext:value-type="string">
            <text:p>http://www.geonames.org/3397902</text:p>
          </table:table-cell>
          <table:table-cell table:style-name="ce1" office:value-type="string" calcext:value-type="string">
            <text:p>Recife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ará</text:p>
          </table:table-cell>
        </table:table-row>
        <table:table-row table:style-name="ro3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3451190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Rio de Janeiro</text:p>
            <text:p>Population: 6,023,699</text:p>
          </table:table-cell>
        </table:table-row>
        <table:table-row table:style-name="ro3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3451189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Rio de Janeiro</text:p>
            <text:p>Population: 15,993,583</text:p>
          </table:table-cell>
        </table:table-row>
        <table:table-row table:style-name="ro3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6322060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Rio de Janeiro</text:p>
            <text:p>Population: 6,323,037</text:p>
          </table:table-cell>
        </table:table-row>
        <table:table-row table:style-name="ro2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11525646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port</text:p>
            <text:p>Country: Brésil</text:p>
            <text:p>Admin name: Rio de Janeiro</text:p>
          </table:table-cell>
        </table:table-row>
        <table:table-row table:style-name="ro2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3460169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stream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Rio de Janeiro</text:p>
          </table:table-cell>
          <table:table-cell table:style-name="ce11" office:value-type="string" calcext:value-type="string">
            <text:p>#180 #229 #298 #317 #335 #341 #351 #353 #430 #435 <text:s/>#482 #488 #515 #613 #654 #745 #777 #814 #920 #4273 <text:s/>#4285 #5039 #5236 #5240 #5668 #5669 #5670 #5672 #5673 #5674 <text:s/>#5675 #5676 #5677 #5678 #5679</text:p>
          </table:table-cell>
          <table:table-cell table:style-name="ce4" office:value-type="string" calcext:value-type="string">
            <text:p>http://www.geonames.org/3460168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stream</text:p>
            <text:p>Country: Brésil</text:p>
            <text:p>Admin name: Minas Gerais</text:p>
          </table:table-cell>
        </table:table-row>
        <table:table-row table:style-name="ro3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388368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Maranhão</text:p>
            <text:p>Population: 917,237</text:p>
          </table:table-cell>
        </table:table-row>
        <table:table-row table:style-name="ro3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52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Grande do Sul</text:p>
            <text:p>Population: 31,798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7582896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924771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cre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89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388349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iauí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1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Santa Catarina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3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85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662274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7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9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83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84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02899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ará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55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2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8575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8603793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section of populated place</text:p>
            <text:p>Country: Brésil</text:p>
            <text:p>Admin name: Minas Gerais</text:p>
          </table:table-cell>
        </table:table-row>
        <table:table-row table:style-name="ro2">
          <table:table-cell table:style-name="ce1" office:value-type="string" calcext:value-type="string">
            <text:p>Brésil|Sao Luiz</text:p>
          </table:table-cell>
          <table:table-cell table:style-name="ce10" office:value-type="string" calcext:value-type="string">
            <text:p>#5641 #5642</text:p>
          </table:table-cell>
          <table:table-cell table:style-name="ce1" office:value-type="string" calcext:value-type="string">
            <text:p>http://www.geonames.org/3446043</text:p>
          </table:table-cell>
          <table:table-cell table:style-name="ce1" office:value-type="string" calcext:value-type="string">
            <text:p>Sao Luiz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Minas Gerais</text:p>
          </table:table-cell>
        </table:table-row>
        <table:table-row table:style-name="ro3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48439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São Paulo</text:p>
            <text:p>Population: 10,021,295</text:p>
          </table:table-cell>
        </table:table-row>
        <table:table-row table:style-name="ro3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48433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São Paulo</text:p>
            <text:p>Population: 41,252,160</text:p>
          </table:table-cell>
        </table:table-row>
        <table:table-row table:style-name="ro3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6324358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São Paulo</text:p>
            <text:p>Population: 11,244,369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68689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01050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araíba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61627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3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62944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Sergipe</text:p>
            <text:p>Population: 7,047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48437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665091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7630231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São Paulo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48440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Espírito Santo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448441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Espírito Santo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7582885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Rio Grande do Sul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389837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ranhão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389366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ernambouc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7616988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São Paulo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8508141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9255305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Brésil</text:p>
            <text:p>Admin name: Amazonas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388258</text:p>
          </table:table-cell>
          <table:table-cell table:style-name="ce4" office:value-type="string" calcext:value-type="string">
            <text:p>São Paulo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Ceará</text:p>
          </table:table-cell>
        </table:table-row>
        <table:table-row table:style-name="ro2">
          <table:table-cell table:style-name="ce4" office:value-type="string" calcext:value-type="string">
            <text:p>Brésil|Sao Paulo</text:p>
          </table:table-cell>
          <table:table-cell table:style-name="ce12" office:value-type="string" calcext:value-type="string">
            <text:p>#5233 #5572 #5573</text:p>
          </table:table-cell>
          <table:table-cell table:style-name="ce4" office:value-type="string" calcext:value-type="string">
            <text:p>http://www.geonames.org/3388259</text:p>
          </table:table-cell>
          <table:table-cell table:style-name="ce4" office:value-type="string" calcext:value-type="string">
            <text:p>São Paulo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Ceará</text:p>
          </table:table-cell>
        </table:table-row>
        <table:table-row table:style-name="ro3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444924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Espírito Santo</text:p>
            <text:p>Population: 312,656</text:p>
          </table:table-cell>
        </table:table-row>
        <table:table-row table:style-name="ro3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384987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ernambouc</text:p>
            <text:p>Population: 107,383</text:p>
          </table:table-cell>
        </table:table-row>
        <table:table-row table:style-name="ro3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391090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Alagoas</text:p>
            <text:p>Population: 6,587</text:p>
          </table:table-cell>
        </table:table-row>
        <table:table-row table:style-name="ro2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395409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Grande do Norte</text:p>
          </table:table-cell>
        </table:table-row>
        <table:table-row table:style-name="ro2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407798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ranhão</text:p>
          </table:table-cell>
        </table:table-row>
        <table:table-row table:style-name="ro2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384985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á</text:p>
          </table:table-cell>
        </table:table-row>
        <table:table-row table:style-name="ro2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444913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São Paulo</text:p>
          </table:table-cell>
        </table:table-row>
        <table:table-row table:style-name="ro2">
          <table:table-cell table:style-name="ce1" office:value-type="string" calcext:value-type="string">
            <text:p>Brésil|Victoria</text:p>
          </table:table-cell>
          <table:table-cell table:style-name="ce10" office:value-type="string" calcext:value-type="string">
            <text:p>#5648 #5649 #5650 #5651</text:p>
          </table:table-cell>
          <table:table-cell table:style-name="ce1" office:value-type="string" calcext:value-type="string">
            <text:p>http://www.geonames.org/3448234</text:p>
          </table:table-cell>
          <table:table-cell table:style-name="ce1" office:value-type="string" calcext:value-type="string">
            <text:p>Victoria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Minas Gerais</text:p>
          </table:table-cell>
        </table:table-row>
        <table:table-row table:style-name="ro3">
          <table:table-cell table:style-name="ce4" office:value-type="string" calcext:value-type="string">
            <text:p>Breves</text:p>
          </table:table-cell>
          <table:table-cell table:style-name="ce12" office:value-type="string" calcext:value-type="string">
            <text:p>#5592</text:p>
          </table:table-cell>
          <table:table-cell table:style-name="ce4" office:value-type="string" calcext:value-type="string">
            <text:p>http://www.geonames.org/6319385</text:p>
          </table:table-cell>
          <table:table-cell table:style-name="ce4" office:value-type="string" calcext:value-type="string">
            <text:p>Brev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Brésil</text:p>
            <text:p>Admin name: Pará</text:p>
            <text:p>Population: 92,865</text:p>
          </table:table-cell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10" office:value-type="string" calcext:value-type="string">
            <text:p>#10817 #11563</text:p>
          </table:table-cell>
          <table:table-cell table:style-name="ce1" office:value-type="string" calcext:value-type="string">
            <text:p>http://www.geonames.org/2361809</text:p>
          </table:table-cell>
          <table:table-cell table:style-name="ce1" office:value-type="string" calcext:value-type="string">
            <text:p>Burkina Faso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Burkina Faso</text:p>
            <text:p>Population: 19,751,535</text:p>
          </table:table-cell>
        </table:table-row>
        <table:table-row table:style-name="ro2">
          <table:table-cell table:style-name="ce4" office:value-type="string" calcext:value-type="string">
            <text:p>Caera</text:p>
          </table:table-cell>
          <table:table-cell table:style-name="ce12" office:value-type="string" calcext:value-type="string">
            <text:p>#5241</text:p>
          </table:table-cell>
          <table:table-cell table:style-name="ce4" office:value-type="string" calcext:value-type="string">
            <text:p>http://www.geonames.org/931655</text:p>
          </table:table-cell>
          <table:table-cell table:style-name="ce4" office:value-type="string" calcext:value-type="string">
            <text:p>Caer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lawi</text:p>
            <text:p>Admin name: Southern Region</text:p>
          </table:table-cell>
        </table:table-row>
        <table:table-row table:style-name="ro3">
          <table:table-cell table:style-name="ce1" office:value-type="string" calcext:value-type="string">
            <text:p>Californie</text:p>
          </table:table-cell>
          <table:table-cell table:style-name="ce10" office:value-type="string" calcext:value-type="string">
            <text:p>#42 #1683 #13595 #14625</text:p>
          </table:table-cell>
          <table:table-cell table:style-name="ce1" office:value-type="string" calcext:value-type="string">
            <text:p>http://www.geonames.org/5332921</text:p>
          </table:table-cell>
          <table:table-cell table:style-name="ce1" office:value-type="string" calcext:value-type="string">
            <text:p>Californi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Californie</text:p>
            <text:p>Population: 39,512,223</text:p>
          </table:table-cell>
        </table:table-row>
        <table:table-row table:style-name="ro2">
          <table:table-cell table:style-name="ce4" office:value-type="string" calcext:value-type="string">
            <text:p>Cambodge</text:p>
          </table:table-cell>
          <table:table-cell table:style-name="ce11" office:value-type="string" calcext:value-type="string">
            <text:p>#2052 #2183 #2548 #2774 #3577 #6196 #6529 #6843 #13998 #13999 <text:s/>#14000 #14001 #14002 #14003 #14013 #14014 #14015 #14043 #14049 #14050</text:p>
          </table:table-cell>
          <table:table-cell table:style-name="ce4" office:value-type="string" calcext:value-type="string">
            <text:p>http://www.geonames.org/1831722</text:p>
          </table:table-cell>
          <table:table-cell table:style-name="ce4" office:value-type="string" calcext:value-type="string">
            <text:p>Cambodg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ambodge</text:p>
            <text:p>Population: 16,249,798</text:p>
          </table:table-cell>
        </table:table-row>
        <table:table-row table:style-name="ro3">
          <table:table-cell table:style-name="ce1" office:value-type="string" calcext:value-type="string">
            <text:p>Cambodge|Phnom Penh</text:p>
          </table:table-cell>
          <table:table-cell table:style-name="ce10" office:value-type="string" calcext:value-type="string">
            <text:p>#13997</text:p>
          </table:table-cell>
          <table:table-cell table:style-name="ce1" office:value-type="string" calcext:value-type="string">
            <text:p>http://www.geonames.org/1821306</text:p>
          </table:table-cell>
          <table:table-cell table:style-name="ce1" office:value-type="string" calcext:value-type="string">
            <text:p>Phnom Penh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Cambodge</text:p>
            <text:p>Admin name: Phnom Penh</text:p>
            <text:p>Population: 1,573,544</text:p>
          </table:table-cell>
        </table:table-row>
        <table:table-row table:style-name="ro3">
          <table:table-cell table:style-name="ce1" office:value-type="string" calcext:value-type="string">
            <text:p>Cambodge|Phnom Penh</text:p>
          </table:table-cell>
          <table:table-cell table:style-name="ce10" office:value-type="string" calcext:value-type="string">
            <text:p>#13997</text:p>
          </table:table-cell>
          <table:table-cell table:style-name="ce1" office:value-type="string" calcext:value-type="string">
            <text:p>http://www.geonames.org/1830103</text:p>
          </table:table-cell>
          <table:table-cell table:style-name="ce1" office:value-type="string" calcext:value-type="string">
            <text:p>Phnom Penh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Cambodge</text:p>
            <text:p>Admin name: Phnom Penh</text:p>
            <text:p>Population: 2,301,725</text:p>
          </table:table-cell>
        </table:table-row>
        <table:table-row table:style-name="ro3">
          <table:table-cell table:style-name="ce1" office:value-type="string" calcext:value-type="string">
            <text:p>Cambodge|Phnom Penh</text:p>
          </table:table-cell>
          <table:table-cell table:style-name="ce10" office:value-type="string" calcext:value-type="string">
            <text:p>#13997</text:p>
          </table:table-cell>
          <table:table-cell table:style-name="ce1" office:value-type="string" calcext:value-type="string">
            <text:p>http://www.geonames.org/1831095</text:p>
          </table:table-cell>
          <table:table-cell table:style-name="ce1" office:value-type="string" calcext:value-type="string">
            <text:p>Phnom Penh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Cambodge</text:p>
            <text:p>Admin name: Kândal</text:p>
            <text:p>Population: 1,265,805</text:p>
          </table:table-cell>
        </table:table-row>
        <table:table-row table:style-name="ro2">
          <table:table-cell table:style-name="ce1" office:value-type="string" calcext:value-type="string">
            <text:p>Cambodge|Phnom Penh</text:p>
          </table:table-cell>
          <table:table-cell table:style-name="ce10" office:value-type="string" calcext:value-type="string">
            <text:p>#13997</text:p>
          </table:table-cell>
          <table:table-cell table:style-name="ce1" office:value-type="string" calcext:value-type="string">
            <text:p>http://www.geonames.org/1821302</text:p>
          </table:table-cell>
          <table:table-cell table:style-name="ce1" office:value-type="string" calcext:value-type="string">
            <text:p>Phnom Penh International Airport</text:p>
          </table:table-cell>
          <table:table-cell table:style-name="ce1"/>
          <table:table-cell table:style-name="ce3" office:value-type="string" calcext:value-type="string">
            <text:p>Feature: airport</text:p>
            <text:p>Country: Cambodge</text:p>
            <text:p>Admin name: Phnom Penh</text:p>
          </table:table-cell>
        </table:table-row>
        <table:table-row table:style-name="ro4">
          <table:table-cell table:style-name="ce4" office:value-type="string" calcext:value-type="string">
            <text:p>Cambrousse</text:p>
          </table:table-cell>
          <table:table-cell table:style-name="ce12" office:value-type="string" calcext:value-type="string">
            <text:p>#8162</text:p>
          </table:table-cell>
          <table:table-cell table:style-name="ce4" office:value-type="string" calcext:value-type="string">
            <text:p>http://www.geonames.org/3382239</text:p>
          </table:table-cell>
          <table:table-cell table:style-name="ce4" office:value-type="string" calcext:value-type="string">
            <text:p>Cambrousse</text:p>
          </table:table-cell>
          <table:table-cell table:style-name="ce4"/>
          <table:table-cell table:style-name="ce5" office:value-type="string" calcext:value-type="string">
            <text:p>Feature: locality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Cameroun</text:p>
          </table:table-cell>
          <table:table-cell table:style-name="ce13" office:value-type="string" calcext:value-type="string">
            <text:p>#2442 #3512 #3575 #4111 #5959 #6263 #6834 #6835 #6838 #6848 <text:s/>#6851 #6852 #6860 #6861 #6863 #6865 #6866 #6876 #13888</text:p>
          </table:table-cell>
          <table:table-cell table:style-name="ce1" office:value-type="string" calcext:value-type="string">
            <text:p>http://www.geonames.org/2233387</text:p>
          </table:table-cell>
          <table:table-cell table:style-name="ce1" office:value-type="string" calcext:value-type="string">
            <text:p>Camerou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ameroun</text:p>
            <text:p>Population: 25,216,237</text:p>
          </table:table-cell>
        </table:table-row>
        <table:table-row table:style-name="ro1">
          <table:table-cell table:style-name="ce4" office:value-type="string" calcext:value-type="string">
            <text:p>Camp Bœuf Mort</text:p>
          </table:table-cell>
          <table:table-cell table:style-name="ce12" office:value-type="string" calcext:value-type="string">
            <text:p>#8155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Camp du Tigre</text:p>
          </table:table-cell>
          <table:table-cell table:style-name="ce10" office:value-type="string" calcext:value-type="string">
            <text:p>#459</text:p>
          </table:table-cell>
          <table:table-cell table:style-name="ce1" office:value-type="string" calcext:value-type="string">
            <text:p>http://www.geonames.org/10311623</text:p>
          </table:table-cell>
          <table:table-cell table:style-name="ce1" office:value-type="string" calcext:value-type="string">
            <text:p>Camp du Ti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2">
          <table:table-cell table:style-name="ce4" office:value-type="string" calcext:value-type="string">
            <text:p>Canada</text:p>
          </table:table-cell>
          <table:table-cell table:style-name="ce11" office:value-type="string" calcext:value-type="string">
            <text:p>#42 #71 #1475 #1476 #1693 #1759 #1866 #2442 #3266 #4118 <text:s/>#8029 #8121 #10347 #10348 #11119 #11146 #12073 #13181 #13182 #13183 <text:s/>#13184 #13185 #13186 #13187 #13597 #13600 #13601 #14063 #14134 #14206 <text:s/>#14285 #14290 #14291 #14301 #14302 #14313 #14315 #14322 #14323 #14325 <text:s/>#14326 #14474 #14626 #14627 #14631 #14640 #16199 #16200 #20464 #21676 <text:s/>#21941 #21942</text:p>
          </table:table-cell>
          <table:table-cell table:style-name="ce4" office:value-type="string" calcext:value-type="string">
            <text:p>http://www.geonames.org/6251999</text:p>
          </table:table-cell>
          <table:table-cell table:style-name="ce4" office:value-type="string" calcext:value-type="string">
            <text:p>Canad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anada</text:p>
            <text:p>Population: 37,058,856</text:p>
          </table:table-cell>
        </table:table-row>
        <table:table-row table:style-name="ro3">
          <table:table-cell table:style-name="ce1" office:value-type="string" calcext:value-type="string">
            <text:p>Canada|Québec</text:p>
          </table:table-cell>
          <table:table-cell table:style-name="ce10" office:value-type="string" calcext:value-type="string">
            <text:p>#2049 #8027 #14059 #21937 #21938 #21939 #21940</text:p>
          </table:table-cell>
          <table:table-cell table:style-name="ce1" office:value-type="string" calcext:value-type="string">
            <text:p>http://www.geonames.org/6325494</text:p>
          </table:table-cell>
          <table:table-cell table:style-name="ce1" office:value-type="string" calcext:value-type="string">
            <text:p>Québec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anada</text:p>
            <text:p>Admin name: Québec</text:p>
            <text:p>Population: 528,595</text:p>
          </table:table-cell>
        </table:table-row>
        <table:table-row table:style-name="ro3">
          <table:table-cell table:style-name="ce1" office:value-type="string" calcext:value-type="string">
            <text:p>Canada|Québec</text:p>
          </table:table-cell>
          <table:table-cell table:style-name="ce10" office:value-type="string" calcext:value-type="string">
            <text:p>#2049 #8027 #14059 #21937 #21938 #21939 #21940</text:p>
          </table:table-cell>
          <table:table-cell table:style-name="ce1" office:value-type="string" calcext:value-type="string">
            <text:p>http://www.geonames.org/6115047</text:p>
          </table:table-cell>
          <table:table-cell table:style-name="ce1" office:value-type="string" calcext:value-type="string">
            <text:p>Québec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Canada</text:p>
            <text:p>Admin name: Québec</text:p>
            <text:p>Population: 7,730,612</text:p>
          </table:table-cell>
        </table:table-row>
        <table:table-row table:style-name="ro2">
          <table:table-cell table:style-name="ce1" office:value-type="string" calcext:value-type="string">
            <text:p>Canada|Québec</text:p>
          </table:table-cell>
          <table:table-cell table:style-name="ce10" office:value-type="string" calcext:value-type="string">
            <text:p>#2049 #8027 #14059 #21937 #21938 #21939 #21940</text:p>
          </table:table-cell>
          <table:table-cell table:style-name="ce1" office:value-type="string" calcext:value-type="string">
            <text:p>http://www.geonames.org/8674020</text:p>
          </table:table-cell>
          <table:table-cell table:style-name="ce1" office:value-type="string" calcext:value-type="string">
            <text:p>Québec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Canada</text:p>
            <text:p>Admin name: Québec</text:p>
          </table:table-cell>
        </table:table-row>
        <table:table-row table:style-name="ro2">
          <table:table-cell table:style-name="ce1" office:value-type="string" calcext:value-type="string">
            <text:p>Canada|Québec</text:p>
          </table:table-cell>
          <table:table-cell table:style-name="ce10" office:value-type="string" calcext:value-type="string">
            <text:p>#2049 #8027 #14059 #21937 #21938 #21939 #21940</text:p>
          </table:table-cell>
          <table:table-cell table:style-name="ce1" office:value-type="string" calcext:value-type="string">
            <text:p>http://www.geonames.org/11886671</text:p>
          </table:table-cell>
          <table:table-cell table:style-name="ce1" office:value-type="string" calcext:value-type="string">
            <text:p>Quebec</text:p>
          </table:table-cell>
          <table:table-cell table:style-name="ce1"/>
          <table:table-cell table:style-name="ce3" office:value-type="string" calcext:value-type="string">
            <text:p>Feature: port</text:p>
            <text:p>Country: Canada</text:p>
            <text:p>Admin name: Québec</text:p>
          </table:table-cell>
        </table:table-row>
        <table:table-row table:style-name="ro1">
          <table:table-cell table:style-name="ce4" office:value-type="string" calcext:value-type="string">
            <text:p>Canal de la Dominique</text:p>
          </table:table-cell>
          <table:table-cell table:style-name="ce12" office:value-type="string" calcext:value-type="string">
            <text:p>#2854</text:p>
          </table:table-cell>
          <table:table-cell table:style-name="ce4" office:value-type="string" calcext:value-type="string">
            <text:p>http://www.geonames.org/3570310</text:p>
          </table:table-cell>
          <table:table-cell table:style-name="ce4" office:value-type="string" calcext:value-type="string">
            <text:p>Canal de la Dominique</text:p>
          </table:table-cell>
          <table:table-cell table:style-name="ce4"/>
          <table:table-cell table:style-name="ce4" office:value-type="string" calcext:value-type="string">
            <text:p>Feature: marine channel</text:p>
          </table:table-cell>
        </table:table-row>
        <table:table-row table:style-name="ro4">
          <table:table-cell table:style-name="ce1" office:value-type="string" calcext:value-type="string">
            <text:p>Canal de Panama</text:p>
          </table:table-cell>
          <table:table-cell table:style-name="ce10" office:value-type="string" calcext:value-type="string">
            <text:p>#22102 #22103 #22104</text:p>
          </table:table-cell>
          <table:table-cell table:style-name="ce1" office:value-type="string" calcext:value-type="string">
            <text:p>http://www.geonames.org/3703441</text:p>
          </table:table-cell>
          <table:table-cell table:style-name="ce1" office:value-type="string" calcext:value-type="string">
            <text:p>Canal de Panama</text:p>
          </table:table-cell>
          <table:table-cell table:style-name="ce1"/>
          <table:table-cell table:style-name="ce3" office:value-type="string" calcext:value-type="string">
            <text:p>Feature: navigation canal(s)</text:p>
            <text:p>Country: Panama</text:p>
          </table:table-cell>
        </table:table-row>
        <table:table-row table:style-name="ro2">
          <table:table-cell table:style-name="ce4" office:value-type="string" calcext:value-type="string">
            <text:p>Canal de Sainte-Lucie</text:p>
          </table:table-cell>
          <table:table-cell table:style-name="ce12" office:value-type="string" calcext:value-type="string">
            <text:p>#2854</text:p>
          </table:table-cell>
          <table:table-cell table:style-name="ce4" office:value-type="string" calcext:value-type="string">
            <text:p>http://www.geonames.org/3569912</text:p>
          </table:table-cell>
          <table:table-cell table:style-name="ce4" office:value-type="string" calcext:value-type="string">
            <text:p>Canal de Sainte-Lucie</text:p>
          </table:table-cell>
          <table:table-cell table:style-name="ce4"/>
          <table:table-cell table:style-name="ce5" office:value-type="string" calcext:value-type="string">
            <text:p>Feature: channel</text:p>
            <text:p>Country: Martinique</text:p>
            <text:p>Admin name: Martinique</text:p>
          </table:table-cell>
        </table:table-row>
        <table:table-row table:style-name="ro1">
          <table:table-cell table:style-name="ce1" office:value-type="string" calcext:value-type="string">
            <text:p>Canal de Suez</text:p>
          </table:table-cell>
          <table:table-cell table:style-name="ce10" office:value-type="string" calcext:value-type="string">
            <text:p>#2442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Canaries</text:p>
          </table:table-cell>
          <table:table-cell table:style-name="ce12" office:value-type="string" calcext:value-type="string">
            <text:p>#11458 #11459 #11460 #12113 #12799</text:p>
          </table:table-cell>
          <table:table-cell table:style-name="ce4" office:value-type="string" calcext:value-type="string">
            <text:p>http://www.geonames.org/2520308</text:p>
          </table:table-cell>
          <table:table-cell table:style-name="ce4" office:value-type="string" calcext:value-type="string">
            <text:p>Canaries</text:p>
          </table:table-cell>
          <table:table-cell table:style-name="ce4"/>
          <table:table-cell table:style-name="ce5" office:value-type="string" calcext:value-type="string">
            <text:p>Feature: islands</text:p>
            <text:p>Country: Espagne</text:p>
            <text:p>Admin name: Canaries</text:p>
            <text:p>Population: 2,127,000</text:p>
          </table:table-cell>
        </table:table-row>
        <table:table-row table:style-name="ro2">
          <table:table-cell table:style-name="ce1" office:value-type="string" calcext:value-type="string">
            <text:p>Cap</text:p>
          </table:table-cell>
          <table:table-cell table:style-name="ce10" office:value-type="string" calcext:value-type="string">
            <text:p>#2451</text:p>
          </table:table-cell>
          <table:table-cell table:style-name="ce1" office:value-type="string" calcext:value-type="string">
            <text:p>http://www.geonames.org/2960698</text:p>
          </table:table-cell>
          <table:table-cell table:style-name="ce1" office:value-type="string" calcext:value-type="string">
            <text:p>Cap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Luxembourg</text:p>
            <text:p>Admin name: Capellen</text:p>
          </table:table-cell>
        </table:table-row>
        <table:table-row table:style-name="ro2">
          <table:table-cell table:style-name="ce4" office:value-type="string" calcext:value-type="string">
            <text:p>Cap François</text:p>
          </table:table-cell>
          <table:table-cell table:style-name="ce12" office:value-type="string" calcext:value-type="string">
            <text:p>#20854</text:p>
          </table:table-cell>
          <table:table-cell table:style-name="ce4" office:value-type="string" calcext:value-type="string">
            <text:p>http://www.geonames.org/4156189</text:p>
          </table:table-cell>
          <table:table-cell table:style-name="ce4" office:value-type="string" calcext:value-type="string">
            <text:p>Cap François</text:p>
          </table:table-cell>
          <table:table-cell table:style-name="ce4"/>
          <table:table-cell table:style-name="ce5" office:value-type="string" calcext:value-type="string">
            <text:p>Feature: cape</text:p>
            <text:p>Country: États-Unis</text:p>
            <text:p>Admin name: Floride</text:p>
          </table:table-cell>
        </table:table-row>
        <table:table-row table:style-name="ro3">
          <table:table-cell table:style-name="ce1" office:value-type="string" calcext:value-type="string">
            <text:p>Cap-Français</text:p>
          </table:table-cell>
          <table:table-cell table:style-name="ce10" office:value-type="string" calcext:value-type="string">
            <text:p>#7060 #7061 #7068 #7150 #7154 #7157</text:p>
          </table:table-cell>
          <table:table-cell table:style-name="ce1" office:value-type="string" calcext:value-type="string">
            <text:p>http://www.geonames.org/3728474</text:p>
          </table:table-cell>
          <table:table-cell table:style-name="ce1" office:value-type="string" calcext:value-type="string">
            <text:p>Cap-Françai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aïti</text:p>
            <text:p>Admin name: Nord</text:p>
            <text:p>Population: 134,815</text:p>
          </table:table-cell>
        </table:table-row>
        <table:table-row table:style-name="ro2">
          <table:table-cell table:style-name="ce4" office:value-type="string" calcext:value-type="string">
            <text:p>Cap-Vert</text:p>
          </table:table-cell>
          <table:table-cell table:style-name="ce12" office:value-type="string" calcext:value-type="string">
            <text:p>#4873</text:p>
          </table:table-cell>
          <table:table-cell table:style-name="ce4" office:value-type="string" calcext:value-type="string">
            <text:p>http://www.geonames.org/3374766</text:p>
          </table:table-cell>
          <table:table-cell table:style-name="ce4" office:value-type="string" calcext:value-type="string">
            <text:p>Cap-Vert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ap-Vert</text:p>
            <text:p>Population: 543,767</text:p>
          </table:table-cell>
        </table:table-row>
        <table:table-row table:style-name="ro4">
          <table:table-cell table:style-name="ce1" office:value-type="string" calcext:value-type="string">
            <text:p>Caraïbe</text:p>
          </table:table-cell>
          <table:table-cell table:style-name="ce13" office:value-type="string" calcext:value-type="string">
            <text:p>#1093 #1104 #1109 #1160 #1188 #1200 #1201 #1313 #1316 #1378 <text:s/>#1455 #1464 #1466 #1467 #1519 #1521 #1522 #1953 #1954 #1955 <text:s/>#1957 #2006 #2010 #2011 #2013 #2152 #2155 #2156 #2157 #2186 <text:s/>#2187 #2188 #2190 #2191 #2192 #2194 #2414 #2417 #2418 #2419 <text:s/>#2422 #2423 #2427 #2533 #2540 #3500 #3993 #3994 #4002 #4003 <text:s/>#4010 #4014 #5075 #5280 #5296 #5303 #5304 #5312 #5313 #5322 <text:s/>#5883 #5887 #5889 #5890 #5895 #5896 #5901 #5905 #5907 #5909 <text:s/>#5910 #5911 #5917 #5927 #5941 #5942 #5943 #5944 #5948 #5950 <text:s/>#5951 #6238 #6244 #6246 #6248 #6249 #6250 #6251 #6925 #6930 <text:s/>#6937 #6938 #6947 #6952 #6953 #6954 #6955 #6956 #6957 #6958 <text:s/>#6959 #6960 #6962 #6983 #6989 #6992 #6993 #6997 #7005 #7038 <text:s/>#8080 #8081 #8082 #8083 #8084 #8086 #8125 #8126 #8127 #8128 <text:s/>#8129 #8146 #8150 #9892 #9893 #9894 #9895 #9896 #9897 #9898 <text:s/>#9899 #9900 #9901 #9902 #9903 #10683 #10802 #10803 #10804 #10818 <text:s/>#10825 #10827 #10831 #10832 #10834 #11317 #11319 #11321 #11327 #11328 <text:s/>#11329 #11331 #11332 #11333 #11346 #11349 #11350 #11351 #11400 #11401 <text:s/>#11402 #11403 #11404 #11406 #11407 #11408 #11409 #11410 #11412 #11414 <text:s/>#11416 #11418 #11422 #11423 #11424 #11425 #11427 #11428 #11429 #11430 <text:s/>#11431 #11433 #11435 #11437 #11438 #11439 #11440 #11441 #11442 #11443 <text:s/>#11444 #11445 #11447 #11448 #11449 #11450 #11451 #11454 #11455 #11456 <text:s/>#11457 #11469 #11470 #11471 #11472 #11473 #11474 #11482 #11494 #11496 <text:s/>#11497 #11498 #11499 #11500 #11538 #11541 #11542 #11963 #11979 #11985 <text:s/>#11986 #11989 #11990 #11991 #11993 #11994 #11995 #11997 #12010 #12015 <text:s/>#12029 #12030 #12031 #12034 #12035 #12036 #12037 #12049 #12052 #12055 <text:s/>#12056 #12057 #12098 #12110 #12111 #12523 #12526 #12529 #12532 #12535 <text:s/>#12544 #12547 #12551 #12554 #12557 #12600 #12601 #12602 #12603 #12604 <text:s/>#12606 #12607 #12626 #12627 #12628 #12629 #12630 #12631 #12632 #12633 <text:s/>#12634 #12635 #12636 #12637 #12638 #12639 #12640 #12641 #12642 #12643 <text:s/>#12644 #12645 #12646 #12692 #12693 #12743 #12745 #12751 #12772 #12773 <text:s/>#12775 #12779 #12785 #12787 #12789 #12792 #12793 #12794 #12797 #12800 <text:s/>#12813 #12825 #12848 #12870 #12871 #12872 #12877 #12879 #12880 #12893 <text:s/>#12894 #12903 #12965 #12966 #12969 #12972 #12973 #12974 #12983 #12984 <text:s/>#12985 #12986 #13005 #13019 #13068 #13071 #13072 #13080 #13081 #13082 <text:s/>#13084 #13086 #13087 #13088 #13361 #13362 #13363 #13461 #13466 #13482 <text:s/>#13484 #13487 #13488 #13489 #13491 #13493 #13495 #13496 #13511 #13532 <text:s/>#13535 #13539 #13542 #13546 #14271 #14277 #14278 #14279 #14280 #14294 <text:s/>#14295 #14304 #14306 #14307 #14311 #14363 #14366 #14370 #14371 #14377 <text:s/>#14378 #14379 #14380 #14381 #14434 #14443 #14444 #14445 #14446 #14447 <text:s/>#14448 #14449 #14450 #14451 #14452 #14453 #14454 #14455 #14456 #14457 <text:s/>#14458 #14460 #16180 #16323 #16330 #16332 #16423 #16469 #20693 #21621 <text:s/>#21625 #21631 #21632 #21660 #21742 #21743 #21744 #21745 #21865 #21866 <text:s/>#21874 #21886 #21887 #21905 #21906 #22176 #22187</text:p>
          </table:table-cell>
          <table:table-cell table:style-name="ce1" office:value-type="string" calcext:value-type="string">
            <text:p>http://www.geonames.org/7729891</text:p>
          </table:table-cell>
          <table:table-cell table:style-name="ce1" office:value-type="string" calcext:value-type="string">
            <text:p>Caraïbe</text:p>
          </table:table-cell>
          <table:table-cell table:style-name="ce1"/>
          <table:table-cell table:style-name="ce3" office:value-type="string" calcext:value-type="string">
            <text:p>Feature: region</text:p>
            <text:p>Population: 39,169,962</text:p>
          </table:table-cell>
        </table:table-row>
        <table:table-row table:style-name="ro1">
          <table:table-cell table:style-name="ce4" office:value-type="string" calcext:value-type="string">
            <text:p>Caraïbe insulaire</text:p>
          </table:table-cell>
          <table:table-cell table:style-name="ce11" office:value-type="string" calcext:value-type="string">
            <text:p>#1127 #1306 #1451 #1454 #1456 #1460 #13504 #14259 #14261 #14262 <text:s/>#14263 #14264 #14265 #14266 #14267 #14268 #14269 #14270 #14272 #1427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araïbes</text:p>
          </table:table-cell>
          <table:table-cell table:style-name="ce13" office:value-type="string" calcext:value-type="string">
            <text:p>#207 #1560 #1689 #1699 #1715 #1727 #1728 #1729 #1730 #1738 <text:s/>#1742 #1759 #1761 #1766 #1767 #1768 #1769 #1770 #1790 #2489 <text:s/>#3263 #3545 #3546 #4061 #4073 #4121 #4163 #6217 #8014 #13432 <text:s/>#13433 #13434 #13435 #13436 #13446 #13447 #13448 #14422 #14620 #20696 <text:s/>#20726 #20727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Caribbean</text:p>
          </table:table-cell>
          <table:table-cell table:style-name="ce12" office:value-type="string" calcext:value-type="string">
            <text:p>#1378</text:p>
          </table:table-cell>
          <table:table-cell table:style-name="ce4" office:value-type="string" calcext:value-type="string">
            <text:p>http://www.geonames.org/7729891</text:p>
          </table:table-cell>
          <table:table-cell table:style-name="ce4" office:value-type="string" calcext:value-type="string">
            <text:p>Caribbean</text:p>
          </table:table-cell>
          <table:table-cell table:style-name="ce4"/>
          <table:table-cell table:style-name="ce5" office:value-type="string" calcext:value-type="string">
            <text:p>Feature: region</text:p>
            <text:p>Population: 39,169,962</text:p>
          </table:table-cell>
        </table:table-row>
        <table:table-row table:style-name="ro3">
          <table:table-cell table:style-name="ce1" office:value-type="string" calcext:value-type="string">
            <text:p>Caroline du Nord</text:p>
          </table:table-cell>
          <table:table-cell table:style-name="ce10" office:value-type="string" calcext:value-type="string">
            <text:p>#14652 #16061 #16066 #16072</text:p>
          </table:table-cell>
          <table:table-cell table:style-name="ce1" office:value-type="string" calcext:value-type="string">
            <text:p>http://www.geonames.org/4482348</text:p>
          </table:table-cell>
          <table:table-cell table:style-name="ce1" office:value-type="string" calcext:value-type="string">
            <text:p>Caroline du Nord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Caroline du Nord</text:p>
            <text:p>Population: 10,488,084</text:p>
          </table:table-cell>
        </table:table-row>
        <table:table-row table:style-name="ro3">
          <table:table-cell table:style-name="ce4" office:value-type="string" calcext:value-type="string">
            <text:p>Caroline du Sud</text:p>
          </table:table-cell>
          <table:table-cell table:style-name="ce12" office:value-type="string" calcext:value-type="string">
            <text:p>#14652</text:p>
          </table:table-cell>
          <table:table-cell table:style-name="ce4" office:value-type="string" calcext:value-type="string">
            <text:p>http://www.geonames.org/4597040</text:p>
          </table:table-cell>
          <table:table-cell table:style-name="ce4" office:value-type="string" calcext:value-type="string">
            <text:p>Caroline du Sud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Caroline du Sud</text:p>
            <text:p>Population: 4,229,842</text:p>
          </table:table-cell>
        </table:table-row>
        <table:table-row table:style-name="ro1">
          <table:table-cell table:style-name="ce1" office:value-type="string" calcext:value-type="string">
            <text:p>Carsewene</text:p>
          </table:table-cell>
          <table:table-cell table:style-name="ce10" office:value-type="string" calcext:value-type="string">
            <text:p>#11929 #1193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Castille</text:p>
          </table:table-cell>
          <table:table-cell table:style-name="ce12" office:value-type="string" calcext:value-type="string">
            <text:p>#1693 #1721</text:p>
          </table:table-cell>
          <table:table-cell table:style-name="ce4" office:value-type="string" calcext:value-type="string">
            <text:p>http://www.geonames.org/4319221</text:p>
          </table:table-cell>
          <table:table-cell table:style-name="ce4" office:value-type="string" calcext:value-type="string">
            <text:p>Casti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Louisiane</text:p>
          </table:table-cell>
        </table:table-row>
        <table:table-row table:style-name="ro3">
          <table:table-cell table:style-name="ce1" office:value-type="string" calcext:value-type="string">
            <text:p>Cayenne</text:p>
          </table:table-cell>
          <table:table-cell table:style-name="ce13" office:value-type="string" calcext:value-type="string">
            <text:p>#9024 #9062 #9063 #9072 #9093 #9122 #9134 #9148 #9152 #9174 <text:s/>#9185 #9201 #9214 #9222 #9224 #9228 #9238 #9241 #9253 #9254 <text:s/>#9257 #9259 #9268 #9269 #9270 #9289 #9292 #9295 #9299 #9322 <text:s/>#9342 #9343 #9347 #9348 #9387 #9408 #9409 #9410 #9424 #9490 <text:s/>#9496</text:p>
          </table:table-cell>
          <table:table-cell table:style-name="ce1" office:value-type="string" calcext:value-type="string">
            <text:p>http://www.geonames.org/3382160</text:p>
          </table:table-cell>
          <table:table-cell table:style-name="ce1" office:value-type="string" calcext:value-type="string">
            <text:p>Cayenn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Guyane</text:p>
            <text:p>Admin name: Guyane</text:p>
            <text:p>Population: 61,550</text:p>
          </table:table-cell>
        </table:table-row>
        <table:table-row table:style-name="ro3">
          <table:table-cell table:style-name="ce4" office:value-type="string" calcext:value-type="string">
            <text:p>Ceará</text:p>
          </table:table-cell>
          <table:table-cell table:style-name="ce12" office:value-type="string" calcext:value-type="string">
            <text:p>#5691 #5692 #5693 #5694</text:p>
          </table:table-cell>
          <table:table-cell table:style-name="ce4" office:value-type="string" calcext:value-type="string">
            <text:p>http://www.geonames.org/3399415</text:p>
          </table:table-cell>
          <table:table-cell table:style-name="ce4" office:value-type="string" calcext:value-type="string">
            <text:p>Ceará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Ceará</text:p>
            <text:p>Population: 2,400,000</text:p>
          </table:table-cell>
        </table:table-row>
        <table:table-row table:style-name="ro2">
          <table:table-cell table:style-name="ce1" office:value-type="string" calcext:value-type="string">
            <text:p>Chaco boréal</text:p>
          </table:table-cell>
          <table:table-cell table:style-name="ce10" office:value-type="string" calcext:value-type="string">
            <text:p>#3563</text:p>
          </table:table-cell>
          <table:table-cell table:style-name="ce1" office:value-type="string" calcext:value-type="string">
            <text:p>http://www.geonames.org/3439121</text:p>
          </table:table-cell>
          <table:table-cell table:style-name="ce1" office:value-type="string" calcext:value-type="string">
            <text:p>Chaco Boreal</text:p>
          </table:table-cell>
          <table:table-cell table:style-name="ce1"/>
          <table:table-cell table:style-name="ce3" office:value-type="string" calcext:value-type="string">
            <text:p>Feature: region</text:p>
            <text:p>Country: Paraguay</text:p>
            <text:p>Admin name: Boquerón</text:p>
          </table:table-cell>
        </table:table-row>
        <table:table-row table:style-name="ro2">
          <table:table-cell table:style-name="ce4" office:value-type="string" calcext:value-type="string">
            <text:p>Château de Versailles</text:p>
          </table:table-cell>
          <table:table-cell table:style-name="ce12" office:value-type="string" calcext:value-type="string">
            <text:p>#20729 #20730 #20731</text:p>
          </table:table-cell>
          <table:table-cell table:style-name="ce4" office:value-type="string" calcext:value-type="string">
            <text:p>http://www.geonames.org/6284980</text:p>
          </table:table-cell>
          <table:table-cell table:style-name="ce4" office:value-type="string" calcext:value-type="string">
            <text:p>Château de Versailles</text:p>
          </table:table-cell>
          <table:table-cell table:style-name="ce4"/>
          <table:table-cell table:style-name="ce5" office:value-type="string" calcext:value-type="string">
            <text:p>Feature: palace</text:p>
            <text:p>Country: France</text:p>
            <text:p>Admin name: Île-de-France</text:p>
          </table:table-cell>
        </table:table-row>
        <table:table-row table:style-name="ro1">
          <table:table-cell table:style-name="ce1" office:value-type="string" calcext:value-type="string">
            <text:p>Chemin des Bains jaunes</text:p>
          </table:table-cell>
          <table:table-cell table:style-name="ce10" office:value-type="string" calcext:value-type="string">
            <text:p>#660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Chica</text:p>
          </table:table-cell>
          <table:table-cell table:style-name="ce12" office:value-type="string" calcext:value-type="string">
            <text:p>#1711 #1721 #1740</text:p>
          </table:table-cell>
          <table:table-cell table:style-name="ce4" office:value-type="string" calcext:value-type="string">
            <text:p>http://www.geonames.org/3402197</text:p>
          </table:table-cell>
          <table:table-cell table:style-name="ce4" office:value-type="string" calcext:value-type="string">
            <text:p>Chica</text:p>
          </table:table-cell>
          <table:table-cell table:style-name="ce4"/>
          <table:table-cell table:style-name="ce5" office:value-type="string" calcext:value-type="string">
            <text:p>Feature: area</text:p>
            <text:p>Country: Brésil</text:p>
            <text:p>Admin name: Piauí</text:p>
          </table:table-cell>
        </table:table-row>
        <table:table-row table:style-name="ro2">
          <table:table-cell table:style-name="ce1" office:value-type="string" calcext:value-type="string">
            <text:p>Chili</text:p>
          </table:table-cell>
          <table:table-cell table:style-name="ce13" office:value-type="string" calcext:value-type="string">
            <text:p>#7 #81 #1562 #1682 #1683 #1694 #1700 #1707 #1711 #1715 <text:s/>#1721 #1732 #1740 #2185 #3536 #3563 #3746 #3747 #3748 #3749 <text:s/>#3750 #3751 #3752 #3753 #3754 #3755 #3756 #3757 #3758 #3759 <text:s/>#3760 #3761 #3763 #3764 #3765 #3766 #3767 #3768 #3769 #3770 <text:s/>#3771 #3772 #3773 #3774 #3775 #3776 #3777 #3778 #3779 #5222 <text:s/>#5224 #5325 #5326 #5327 #5328 #5329 #5330 #5331 #5334 #5350 <text:s/>#5351 #5352 #5353 #5354 #5355 #5356 #5357 #5358 #5359 #5360 <text:s/>#5366 #5367 #5368 #5369 #5370 #5371 #5372 #5373 #6231 #6658 <text:s/>#11133 #11134 #11135 #12962 #12984 #13134 #13547 #13585 #13586 #14614 <text:s/>#14615 #14616 #14670 #14671 #16438 #16451</text:p>
          </table:table-cell>
          <table:table-cell table:style-name="ce1" office:value-type="string" calcext:value-type="string">
            <text:p>http://www.geonames.org/3895114</text:p>
          </table:table-cell>
          <table:table-cell table:style-name="ce1" office:value-type="string" calcext:value-type="string">
            <text:p>Chili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hili</text:p>
            <text:p>Population: 18,729,160</text:p>
          </table:table-cell>
        </table:table-row>
        <table:table-row table:style-name="ro3">
          <table:table-cell table:style-name="ce4" office:value-type="string" calcext:value-type="string">
            <text:p>Chili|Santiago</text:p>
          </table:table-cell>
          <table:table-cell table:style-name="ce12" office:value-type="string" calcext:value-type="string">
            <text:p>#5361 #5362 #5363 #5364 #5365</text:p>
          </table:table-cell>
          <table:table-cell table:style-name="ce4" office:value-type="string" calcext:value-type="string">
            <text:p>http://www.geonames.org/3871336</text:p>
          </table:table-cell>
          <table:table-cell table:style-name="ce4" office:value-type="string" calcext:value-type="string">
            <text:p>Santiago du Chili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Chili</text:p>
            <text:p>Admin name: Région métropolitaine de Santiago</text:p>
            <text:p>Population: 4,837,295</text:p>
          </table:table-cell>
        </table:table-row>
        <table:table-row table:style-name="ro3">
          <table:table-cell table:style-name="ce4" office:value-type="string" calcext:value-type="string">
            <text:p>Chili|Santiago</text:p>
          </table:table-cell>
          <table:table-cell table:style-name="ce12" office:value-type="string" calcext:value-type="string">
            <text:p>#5361 #5362 #5363 #5364 #5365</text:p>
          </table:table-cell>
          <table:table-cell table:style-name="ce4" office:value-type="string" calcext:value-type="string">
            <text:p>http://www.geonames.org/3873544</text:p>
          </table:table-cell>
          <table:table-cell table:style-name="ce4" office:value-type="string" calcext:value-type="string">
            <text:p>Santiag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Chili</text:p>
            <text:p>Admin name: Région métropolitaine de Santiago</text:p>
            <text:p>Population: 6,685,685</text:p>
          </table:table-cell>
        </table:table-row>
        <table:table-row table:style-name="ro2">
          <table:table-cell table:style-name="ce4" office:value-type="string" calcext:value-type="string">
            <text:p>Chili|Santiago</text:p>
          </table:table-cell>
          <table:table-cell table:style-name="ce12" office:value-type="string" calcext:value-type="string">
            <text:p>#5361 #5362 #5363 #5364 #5365</text:p>
          </table:table-cell>
          <table:table-cell table:style-name="ce4" office:value-type="string" calcext:value-type="string">
            <text:p>http://www.geonames.org/12100925</text:p>
          </table:table-cell>
          <table:table-cell table:style-name="ce4" office:value-type="string" calcext:value-type="string">
            <text:p>Santiago</text:p>
          </table:table-cell>
          <table:table-cell table:style-name="ce4"/>
          <table:table-cell table:style-name="ce5" office:value-type="string" calcext:value-type="string">
            <text:p>Feature: locality</text:p>
            <text:p>Country: Chili</text:p>
            <text:p>Admin name: Aisén</text:p>
          </table:table-cell>
        </table:table-row>
        <table:table-row table:style-name="ro2">
          <table:table-cell table:style-name="ce4" office:value-type="string" calcext:value-type="string">
            <text:p>Chili|Santiago</text:p>
          </table:table-cell>
          <table:table-cell table:style-name="ce12" office:value-type="string" calcext:value-type="string">
            <text:p>#5361 #5362 #5363 #5364 #5365</text:p>
          </table:table-cell>
          <table:table-cell table:style-name="ce4" office:value-type="string" calcext:value-type="string">
            <text:p>http://www.geonames.org/8261395</text:p>
          </table:table-cell>
          <table:table-cell table:style-name="ce4" office:value-type="string" calcext:value-type="string">
            <text:p>Santiago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Chili</text:p>
            <text:p>Admin name: Région métropolitaine de Santiago</text:p>
          </table:table-cell>
        </table:table-row>
        <table:table-row table:style-name="ro2">
          <table:table-cell table:style-name="ce4" office:value-type="string" calcext:value-type="string">
            <text:p>Chili|Santiago</text:p>
          </table:table-cell>
          <table:table-cell table:style-name="ce12" office:value-type="string" calcext:value-type="string">
            <text:p>#5361 #5362 #5363 #5364 #5365</text:p>
          </table:table-cell>
          <table:table-cell table:style-name="ce4" office:value-type="string" calcext:value-type="string">
            <text:p>http://www.geonames.org/11138118</text:p>
          </table:table-cell>
          <table:table-cell table:style-name="ce4" office:value-type="string" calcext:value-type="string">
            <text:p>Santiago</text:p>
          </table:table-cell>
          <table:table-cell table:style-name="ce4"/>
          <table:table-cell table:style-name="ce5" office:value-type="string" calcext:value-type="string">
            <text:p>Feature: triangulation station</text:p>
            <text:p>Country: Chili</text:p>
            <text:p>Admin name: Région de Tarapacá</text:p>
          </table:table-cell>
        </table:table-row>
        <table:table-row table:style-name="ro2">
          <table:table-cell table:style-name="ce1" office:value-type="string" calcext:value-type="string">
            <text:p>Chine</text:p>
          </table:table-cell>
          <table:table-cell table:style-name="ce13" office:value-type="string" calcext:value-type="string">
            <text:p>#2442 #2548 #3512 #8123 #13604 #14045 #14218 #14219 #14220 #14400 <text:s/>#14634</text:p>
          </table:table-cell>
          <table:table-cell table:style-name="ce1" office:value-type="string" calcext:value-type="string">
            <text:p>http://www.geonames.org/1814991</text:p>
          </table:table-cell>
          <table:table-cell table:style-name="ce1" office:value-type="string" calcext:value-type="string">
            <text:p>Chin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hine</text:p>
            <text:p>Population: 1,392,730,000</text:p>
          </table:table-cell>
        </table:table-row>
        <table:table-row table:style-name="ro2">
          <table:table-cell table:style-name="ce4" office:value-type="string" calcext:value-type="string">
            <text:p>Citron</text:p>
          </table:table-cell>
          <table:table-cell table:style-name="ce12" office:value-type="string" calcext:value-type="string">
            <text:p>#8158 #8159 #8161 #8162 #11800</text:p>
          </table:table-cell>
          <table:table-cell table:style-name="ce4" office:value-type="string" calcext:value-type="string">
            <text:p>http://www.geonames.org/3727662</text:p>
          </table:table-cell>
          <table:table-cell table:style-name="ce4" office:value-type="string" calcext:value-type="string">
            <text:p>Citron</text:p>
          </table:table-cell>
          <table:table-cell table:style-name="ce4"/>
          <table:table-cell table:style-name="ce5" office:value-type="string" calcext:value-type="string">
            <text:p>Feature: locality</text:p>
            <text:p>Country: Haïti</text:p>
            <text:p>Admin name: Nord</text:p>
          </table:table-cell>
        </table:table-row>
        <table:table-row table:style-name="ro3">
          <table:table-cell table:style-name="ce1" office:value-type="string" calcext:value-type="string">
            <text:p>Cluny</text:p>
          </table:table-cell>
          <table:table-cell table:style-name="ce10" office:value-type="string" calcext:value-type="string">
            <text:p>#4411</text:p>
          </table:table-cell>
          <table:table-cell table:style-name="ce1" office:value-type="string" calcext:value-type="string">
            <text:p>http://www.geonames.org/3024534</text:p>
          </table:table-cell>
          <table:table-cell table:style-name="ce1" office:value-type="string" calcext:value-type="string">
            <text:p>Clun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ourgogne-Franche-Comté</text:p>
            <text:p>Population: 4,581</text:p>
          </table:table-cell>
        </table:table-row>
        <table:table-row table:style-name="ro3">
          <table:table-cell table:style-name="ce4" office:value-type="string" calcext:value-type="string">
            <text:p>Cochin</text:p>
          </table:table-cell>
          <table:table-cell table:style-name="ce12" office:value-type="string" calcext:value-type="string">
            <text:p>#14237 #14240</text:p>
          </table:table-cell>
          <table:table-cell table:style-name="ce4" office:value-type="string" calcext:value-type="string">
            <text:p>http://www.geonames.org/1273874</text:p>
          </table:table-cell>
          <table:table-cell table:style-name="ce4" office:value-type="string" calcext:value-type="string">
            <text:p>Coch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Inde</text:p>
            <text:p>Admin name: Kerala</text:p>
            <text:p>Population: 604,696</text:p>
          </table:table-cell>
        </table:table-row>
        <table:table-row table:style-name="ro4">
          <table:table-cell table:style-name="ce1" office:value-type="string" calcext:value-type="string">
            <text:p>Cochinchine</text:p>
          </table:table-cell>
          <table:table-cell table:style-name="ce10" office:value-type="string" calcext:value-type="string">
            <text:p>#2178</text:p>
          </table:table-cell>
          <table:table-cell table:style-name="ce1" office:value-type="string" calcext:value-type="string">
            <text:p>http://www.geonames.org/1573261</text:p>
          </table:table-cell>
          <table:table-cell table:style-name="ce1" office:value-type="string" calcext:value-type="string">
            <text:p>Cochinchine</text:p>
          </table:table-cell>
          <table:table-cell table:style-name="ce1"/>
          <table:table-cell table:style-name="ce3" office:value-type="string" calcext:value-type="string">
            <text:p>Feature: region</text:p>
            <text:p>Country: Vietnam</text:p>
          </table:table-cell>
        </table:table-row>
        <table:table-row table:style-name="ro1">
          <table:table-cell table:style-name="ce4" office:value-type="string" calcext:value-type="string">
            <text:p>Cochinchine française (1862-1946)</text:p>
          </table:table-cell>
          <table:table-cell table:style-name="ce12" office:value-type="string" calcext:value-type="string">
            <text:p>#6843 #803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olline Isnard</text:p>
          </table:table-cell>
          <table:table-cell table:style-name="ce10" office:value-type="string" calcext:value-type="string">
            <text:p>#297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Colombie</text:p>
          </table:table-cell>
          <table:table-cell table:style-name="ce11" office:value-type="string" calcext:value-type="string">
            <text:p>#117 #722 #1556 #1562 #1680 #1688 #1748 #1750 #1751 #1856 <text:s/>#1859 #1861 #1863 #2321 #2443 #2542 #2544 #2573 #3268 #3536 <text:s/>#4111 #4170 #4839 #4843 #4998 #4999 #5000 #5001 #5002 #5003 <text:s/>#5004 #5005 #5006 #5223 #5342 #5343 #5344 #5345 #5346 #5347 <text:s/>#6610 #6613 #6658 #6679 #6737 #12597 #13133 #14313 #14324 #14619 <text:s/>#15957 #16145 #20775</text:p>
          </table:table-cell>
          <table:table-cell table:style-name="ce4" office:value-type="string" calcext:value-type="string">
            <text:p>http://www.geonames.org/3686110</text:p>
          </table:table-cell>
          <table:table-cell table:style-name="ce4" office:value-type="string" calcext:value-type="string">
            <text:p>Colomb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olombie</text:p>
            <text:p>Population: 49,648,685</text:p>
          </table:table-cell>
        </table:table-row>
        <table:table-row table:style-name="ro3">
          <table:table-cell table:style-name="ce1" office:value-type="string" calcext:value-type="string">
            <text:p>Colombie|Carthagène</text:p>
          </table:table-cell>
          <table:table-cell table:style-name="ce10" office:value-type="string" calcext:value-type="string">
            <text:p>#1793 #2501 #20745 #20746 #20783 #20857 #20858</text:p>
          </table:table-cell>
          <table:table-cell table:style-name="ce1" office:value-type="string" calcext:value-type="string">
            <text:p>http://www.geonames.org/3687238</text:p>
          </table:table-cell>
          <table:table-cell table:style-name="ce1" office:value-type="string" calcext:value-type="string">
            <text:p>Carthagèn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olombie</text:p>
            <text:p>Admin name: Bolívar</text:p>
            <text:p>Population: 952,024</text:p>
          </table:table-cell>
        </table:table-row>
        <table:table-row table:style-name="ro3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3687173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Colombie</text:p>
            <text:p>Admin name: Casanare</text:p>
            <text:p>Population: 295,353</text:p>
          </table:table-cell>
        </table:table-row>
        <table:table-row table:style-name="ro2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3778550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olombie</text:p>
            <text:p>Admin name: Valle del Cauca</text:p>
          </table:table-cell>
        </table:table-row>
        <table:table-row table:style-name="ro2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3687175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olombie</text:p>
            <text:p>Admin name: Distrito Capital de Bogotá</text:p>
          </table:table-cell>
        </table:table-row>
        <table:table-row table:style-name="ro2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3686999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olombie</text:p>
            <text:p>Admin name: Cesar</text:p>
          </table:table-cell>
        </table:table-row>
        <table:table-row table:style-name="ro2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3668996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olombie</text:p>
            <text:p>Admin name: Departamento de Arauca</text:p>
          </table:table-cell>
        </table:table-row>
        <table:table-row table:style-name="ro2">
          <table:table-cell table:style-name="ce4" office:value-type="string" calcext:value-type="string">
            <text:p>Colombie|Casanare</text:p>
          </table:table-cell>
          <table:table-cell table:style-name="ce12" office:value-type="string" calcext:value-type="string">
            <text:p>#6712 #6718 #6736</text:p>
          </table:table-cell>
          <table:table-cell table:style-name="ce4" office:value-type="string" calcext:value-type="string">
            <text:p>http://www.geonames.org/6826780</text:p>
          </table:table-cell>
          <table:table-cell table:style-name="ce4" office:value-type="string" calcext:value-type="string">
            <text:p>Casanare</text:p>
          </table:table-cell>
          <table:table-cell table:style-name="ce4"/>
          <table:table-cell table:style-name="ce5" office:value-type="string" calcext:value-type="string">
            <text:p>Feature: farm</text:p>
            <text:p>Country: Colombie</text:p>
            <text:p>Admin name: Caquetá</text:p>
          </table:table-cell>
        </table:table-row>
        <table:table-row table:style-name="ro1">
          <table:table-cell table:style-name="ce1" office:value-type="string" calcext:value-type="string">
            <text:p>Colombie|Ile de la Providence</text:p>
          </table:table-cell>
          <table:table-cell table:style-name="ce10" office:value-type="string" calcext:value-type="string">
            <text:p>#14421 #1442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Colonies</text:p>
          </table:table-cell>
          <table:table-cell table:style-name="ce11" office:value-type="string" calcext:value-type="string">
            <text:p>#4038 #4041 #4042 #4044 #4045 #4089 #4093 #4094 #4129 #4147 <text:s/>#4148 #4149 #4154 #5093 #5094 #5096 #5098 #5100 #5101 #5102 <text:s/>#5110 #5112 #5115 #5120 #5122 #5124 #5126 #5127 #5128 #5129 <text:s/>#5132 #5133 #5134 #5137 #5138 #5139 #5140 #5141 #5142 #5143 <text:s/>#5144 #5145 #5146 #5147 #5148 #5149 #5150 #5151 #5152 #5153 <text:s/>#5154 #5155 #13100 #13423 #13425</text:p>
          </table:table-cell>
          <table:table-cell table:style-name="ce4" office:value-type="string" calcext:value-type="string">
            <text:p>http://www.geonames.org/2757923</text:p>
          </table:table-cell>
          <table:table-cell table:style-name="ce4" office:value-type="string" calcext:value-type="string">
            <text:p>Colonies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Pays-Bas</text:p>
            <text:p>Admin name: Gueldre</text:p>
          </table:table-cell>
        </table:table-row>
        <table:table-row table:style-name="ro1">
          <table:table-cell table:style-name="ce1" office:value-type="string" calcext:value-type="string">
            <text:p>Colonies anglaises</text:p>
          </table:table-cell>
          <table:table-cell table:style-name="ce10" office:value-type="string" calcext:value-type="string">
            <text:p>#22052 #22053 #22054 #22055 #22056 #22057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Colonies d'Amérique</text:p>
          </table:table-cell>
          <table:table-cell table:style-name="ce12" office:value-type="string" calcext:value-type="string">
            <text:p>#6193 #13266 #13454 #13455 #1345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olonies françaises</text:p>
          </table:table-cell>
          <table:table-cell table:style-name="ce13" office:value-type="string" calcext:value-type="string">
            <text:p>#6228 #6229 #13106 #13107 #13122 #13170 #13240 #13241 #13242 #13243 <text:s/>#13248 #13249 #13251 #13252 #13253 #13254 #13255 #13258 #13259 #13260 <text:s/>#13263 #13264 #13285 #13290 #13302 #13451 #13454 #13455 #13457 #13458 <text:s/>#16158 #21577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Comores</text:p>
          </table:table-cell>
          <table:table-cell table:style-name="ce12" office:value-type="string" calcext:value-type="string">
            <text:p>#6196 #6265 #6526 #13952 #13953 #13954</text:p>
          </table:table-cell>
          <table:table-cell table:style-name="ce4" office:value-type="string" calcext:value-type="string">
            <text:p>http://www.geonames.org/921929</text:p>
          </table:table-cell>
          <table:table-cell table:style-name="ce4" office:value-type="string" calcext:value-type="string">
            <text:p>Comore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omores</text:p>
            <text:p>Population: 832,322</text:p>
          </table:table-cell>
        </table:table-row>
        <table:table-row table:style-name="ro2">
          <table:table-cell table:style-name="ce1" office:value-type="string" calcext:value-type="string">
            <text:p>Congo</text:p>
          </table:table-cell>
          <table:table-cell table:style-name="ce10" office:value-type="string" calcext:value-type="string">
            <text:p>#13888 #13893 #13906 #13911 #13920</text:p>
          </table:table-cell>
          <table:table-cell table:style-name="ce1" office:value-type="string" calcext:value-type="string">
            <text:p>http://www.geonames.org/2260494</text:p>
          </table:table-cell>
          <table:table-cell table:style-name="ce1" office:value-type="string" calcext:value-type="string">
            <text:p>Congo-Brazzavill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ongo-Brazzaville</text:p>
            <text:p>Population: 5,244,363</text:p>
          </table:table-cell>
        </table:table-row>
        <table:table-row table:style-name="ro1">
          <table:table-cell table:style-name="ce4" office:value-type="string" calcext:value-type="string">
            <text:p>Congo (République démocratique)</text:p>
          </table:table-cell>
          <table:table-cell table:style-name="ce12" office:value-type="string" calcext:value-type="string">
            <text:p>#2548 #3512 #4112 #21950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Congo belge</text:p>
          </table:table-cell>
          <table:table-cell table:style-name="ce10" office:value-type="string" calcext:value-type="string">
            <text:p>#4111</text:p>
          </table:table-cell>
          <table:table-cell table:style-name="ce1" office:value-type="string" calcext:value-type="string">
            <text:p>http://www.geonames.org/203312</text:p>
          </table:table-cell>
          <table:table-cell table:style-name="ce1" office:value-type="string" calcext:value-type="string">
            <text:p>Congo Belg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RDC</text:p>
            <text:p>Population: 84,068,091</text:p>
          </table:table-cell>
        </table:table-row>
        <table:table-row table:style-name="ro1">
          <table:table-cell table:style-name="ce4" office:value-type="string" calcext:value-type="string">
            <text:p>Congo belge (1908-1960)</text:p>
          </table:table-cell>
          <table:table-cell table:style-name="ce12" office:value-type="string" calcext:value-type="string">
            <text:p>#1628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ongo français (1880-1888 ; 1891-1910)</text:p>
          </table:table-cell>
          <table:table-cell table:style-name="ce13" office:value-type="string" calcext:value-type="string">
            <text:p>#13888 #13889 #13890 #13891 #13892 #13893 #13896 #13897 #13898 #13899 <text:s/>#13900 #13901 #13902 #13903 #13904 #13905 #13906 #13907 #13908 #13909 <text:s/>#13910 #13911 #13912 #13914 #13915 #13916 #13917 #1392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Connany</text:p>
          </table:table-cell>
          <table:table-cell table:style-name="ce12" office:value-type="string" calcext:value-type="string">
            <text:p>#4151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Connecticut</text:p>
          </table:table-cell>
          <table:table-cell table:style-name="ce10" office:value-type="string" calcext:value-type="string">
            <text:p>#16056</text:p>
          </table:table-cell>
          <table:table-cell table:style-name="ce1" office:value-type="string" calcext:value-type="string">
            <text:p>http://www.geonames.org/4831725</text:p>
          </table:table-cell>
          <table:table-cell table:style-name="ce1" office:value-type="string" calcext:value-type="string">
            <text:p>Connecticut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Connecticut</text:p>
            <text:p>Population: 3,527,249</text:p>
          </table:table-cell>
        </table:table-row>
        <table:table-row table:style-name="ro1">
          <table:table-cell table:style-name="ce4" office:value-type="string" calcext:value-type="string">
            <text:p>Coppename</text:p>
          </table:table-cell>
          <table:table-cell table:style-name="ce12" office:value-type="string" calcext:value-type="string">
            <text:p>#425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Corisco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11237865</text:p>
          </table:table-cell>
          <table:table-cell table:style-name="ce1" office:value-type="string" calcext:value-type="string">
            <text:p>Corisco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Guinée équatoriale</text:p>
            <text:p>Admin name: Litoral</text:p>
          </table:table-cell>
        </table:table-row>
        <table:table-row table:style-name="ro3">
          <table:table-cell table:style-name="ce4" office:value-type="string" calcext:value-type="string">
            <text:p>Corse</text:p>
          </table:table-cell>
          <table:table-cell table:style-name="ce12" office:value-type="string" calcext:value-type="string">
            <text:p>#1426 #1452 #1460 #2002 #2430 #2791 #4045 #9324 #13099 #13129</text:p>
          </table:table-cell>
          <table:table-cell table:style-name="ce4" office:value-type="string" calcext:value-type="string">
            <text:p>http://www.geonames.org/3023519</text:p>
          </table:table-cell>
          <table:table-cell table:style-name="ce4" office:value-type="string" calcext:value-type="string">
            <text:p>Cors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France</text:p>
            <text:p>Admin name: Corse</text:p>
            <text:p>Population: 299,209</text:p>
          </table:table-cell>
        </table:table-row>
        <table:table-row table:style-name="ro3">
          <table:table-cell table:style-name="ce1" office:value-type="string" calcext:value-type="string">
            <text:p>Corumba</text:p>
          </table:table-cell>
          <table:table-cell table:style-name="ce10" office:value-type="string" calcext:value-type="string">
            <text:p>#5665</text:p>
          </table:table-cell>
          <table:table-cell table:style-name="ce1" office:value-type="string" calcext:value-type="string">
            <text:p>http://www.geonames.org/3465342</text:p>
          </table:table-cell>
          <table:table-cell table:style-name="ce1" office:value-type="string" calcext:value-type="string">
            <text:p>Corumb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  <text:p>Population: 96,520</text:p>
          </table:table-cell>
        </table:table-row>
        <table:table-row table:style-name="ro2">
          <table:table-cell table:style-name="ce4" office:value-type="string" calcext:value-type="string">
            <text:p>Costa Rica</text:p>
          </table:table-cell>
          <table:table-cell table:style-name="ce12" office:value-type="string" calcext:value-type="string">
            <text:p>#88 #117 #1111 #2443 #4001 #4007 #4111 #13593 #16185</text:p>
          </table:table-cell>
          <table:table-cell table:style-name="ce4" office:value-type="string" calcext:value-type="string">
            <text:p>http://www.geonames.org/3624060</text:p>
          </table:table-cell>
          <table:table-cell table:style-name="ce4" office:value-type="string" calcext:value-type="string">
            <text:p>Costa Ric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osta Rica</text:p>
            <text:p>Population: 4,999,441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624060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osta Rica</text:p>
            <text:p>Population: 4,999,441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4012693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Sinaloa</text:p>
            <text:p>Population: 24,874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6323743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Mato Grosso do Sul</text:p>
            <text:p>Population: 19,689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465303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  <text:p>Population: 12,930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563249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Guantánamo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6316937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to Grosso do Sul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563251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Sancti Spíritus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563252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Camagüey</text:p>
          </table:table-cell>
        </table:table-row>
        <table:table-row table:style-name="ro2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11853147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Paraguay</text:p>
            <text:p>Admin name: San Pedro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860255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903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7543968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San Martín</text:p>
            <text:p>Population: 653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522615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566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514918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378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3942089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Ica</text:p>
            <text:p>Population: 49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782704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Sonora</text:p>
            <text:p>Population: 45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892542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État de Oaxaca</text:p>
            <text:p>Population: 44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898074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Veracruz-Llave</text:p>
            <text:p>Population: 31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900610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Guerrero</text:p>
            <text:p>Population: 26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906864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18</text:p>
          </table:table-cell>
        </table:table-row>
        <table:table-row table:style-name="ro3">
          <table:table-cell table:style-name="ce1" office:value-type="string" calcext:value-type="string">
            <text:p>Costa-Rica</text:p>
          </table:table-cell>
          <table:table-cell table:style-name="ce10" office:value-type="string" calcext:value-type="string">
            <text:p>#22214</text:p>
          </table:table-cell>
          <table:table-cell table:style-name="ce1" office:value-type="string" calcext:value-type="string">
            <text:p>http://www.geonames.org/8910325</text:p>
          </table:table-cell>
          <table:table-cell table:style-name="ce1" office:value-type="string" calcext:value-type="string">
            <text:p>Costa Ri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15</text:p>
          </table:table-cell>
        </table:table-row>
        <table:table-row table:style-name="ro2">
          <table:table-cell table:style-name="ce4" office:value-type="string" calcext:value-type="string">
            <text:p>Côte d'Ivoire</text:p>
          </table:table-cell>
          <table:table-cell table:style-name="ce11" office:value-type="string" calcext:value-type="string">
            <text:p>#3512 #4111 #6196 #6263 #6523 #6832 #6833 #6839 #6840 #6841 <text:s/>#6842 #6844 #6845 #6846 #6847 #6849 #6854 #6855 #6856 #6857 <text:s/>#6858 #6859 #6862 #6868 #6869 #6870 #6871 #6877 #6878 #13852 <text:s/>#13853 #13854 #13855 #13857 #13863 #13864</text:p>
          </table:table-cell>
          <table:table-cell table:style-name="ce4" office:value-type="string" calcext:value-type="string">
            <text:p>http://www.geonames.org/2287781</text:p>
          </table:table-cell>
          <table:table-cell table:style-name="ce4" office:value-type="string" calcext:value-type="string">
            <text:p>Côte d'Ivoir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ôte d'Ivoire</text:p>
            <text:p>Population: 25,069,229</text:p>
          </table:table-cell>
        </table:table-row>
        <table:table-row table:style-name="ro3">
          <table:table-cell table:style-name="ce1" office:value-type="string" calcext:value-type="string">
            <text:p>Côte d'Ivoire|Grand-Bassam</text:p>
          </table:table-cell>
          <table:table-cell table:style-name="ce10" office:value-type="string" calcext:value-type="string">
            <text:p>#13851</text:p>
          </table:table-cell>
          <table:table-cell table:style-name="ce1" office:value-type="string" calcext:value-type="string">
            <text:p>http://www.geonames.org/2288115</text:p>
          </table:table-cell>
          <table:table-cell table:style-name="ce1" office:value-type="string" calcext:value-type="string">
            <text:p>Grand-Bassam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Côte d'Ivoire</text:p>
            <text:p>Admin name: Comoé</text:p>
            <text:p>Population: 73,772</text:p>
          </table:table-cell>
        </table:table-row>
        <table:table-row table:style-name="ro3">
          <table:table-cell table:style-name="ce1" office:value-type="string" calcext:value-type="string">
            <text:p>Côte d'Ivoire|Grand-Bassam</text:p>
          </table:table-cell>
          <table:table-cell table:style-name="ce10" office:value-type="string" calcext:value-type="string">
            <text:p>#13851</text:p>
          </table:table-cell>
          <table:table-cell table:style-name="ce1" office:value-type="string" calcext:value-type="string">
            <text:p>http://www.geonames.org/2595340</text:p>
          </table:table-cell>
          <table:table-cell table:style-name="ce1" office:value-type="string" calcext:value-type="string">
            <text:p>Grand-Bassam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Côte d'Ivoire</text:p>
            <text:p>Admin name: Comoé</text:p>
            <text:p>Population: 180,000</text:p>
          </table:table-cell>
        </table:table-row>
        <table:table-row table:style-name="ro3">
          <table:table-cell table:style-name="ce4" office:value-type="string" calcext:value-type="string">
            <text:p>Côte d'Ivoire|Kong</text:p>
          </table:table-cell>
          <table:table-cell table:style-name="ce12" office:value-type="string" calcext:value-type="string">
            <text:p>#13862 #13865</text:p>
          </table:table-cell>
          <table:table-cell table:style-name="ce4" office:value-type="string" calcext:value-type="string">
            <text:p>http://www.geonames.org/11153310</text:p>
          </table:table-cell>
          <table:table-cell table:style-name="ce4" office:value-type="string" calcext:value-type="string">
            <text:p>Kong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Côte d'Ivoire</text:p>
            <text:p>Admin name: Savanes</text:p>
            <text:p>Population: 87,929</text:p>
          </table:table-cell>
        </table:table-row>
        <table:table-row table:style-name="ro2">
          <table:table-cell table:style-name="ce4" office:value-type="string" calcext:value-type="string">
            <text:p>Côte d'Ivoire|Kong</text:p>
          </table:table-cell>
          <table:table-cell table:style-name="ce12" office:value-type="string" calcext:value-type="string">
            <text:p>#13862 #13865</text:p>
          </table:table-cell>
          <table:table-cell table:style-name="ce4" office:value-type="string" calcext:value-type="string">
            <text:p>http://www.geonames.org/2286458</text:p>
          </table:table-cell>
          <table:table-cell table:style-name="ce4" office:value-type="string" calcext:value-type="string">
            <text:p>Kong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Côte d'Ivoire</text:p>
            <text:p>Admin name: Savanes</text:p>
          </table:table-cell>
        </table:table-row>
        <table:table-row table:style-name="ro2">
          <table:table-cell table:style-name="ce4" office:value-type="string" calcext:value-type="string">
            <text:p>Côte d'Ivoire|Kong</text:p>
          </table:table-cell>
          <table:table-cell table:style-name="ce12" office:value-type="string" calcext:value-type="string">
            <text:p>#13862 #13865</text:p>
          </table:table-cell>
          <table:table-cell table:style-name="ce4" office:value-type="string" calcext:value-type="string">
            <text:p>http://www.geonames.org/2286459</text:p>
          </table:table-cell>
          <table:table-cell table:style-name="ce4" office:value-type="string" calcext:value-type="string">
            <text:p>Kong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ôte d'Ivoire</text:p>
            <text:p>Admin name: Lagunes</text:p>
          </table:table-cell>
        </table:table-row>
        <table:table-row table:style-name="ro2">
          <table:table-cell table:style-name="ce4" office:value-type="string" calcext:value-type="string">
            <text:p>Côte d'Ivoire|Kong</text:p>
          </table:table-cell>
          <table:table-cell table:style-name="ce12" office:value-type="string" calcext:value-type="string">
            <text:p>#13862 #13865</text:p>
          </table:table-cell>
          <table:table-cell table:style-name="ce4" office:value-type="string" calcext:value-type="string">
            <text:p>http://www.geonames.org/2597146</text:p>
          </table:table-cell>
          <table:table-cell table:style-name="ce4" office:value-type="string" calcext:value-type="string">
            <text:p>Kong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ôte d'Ivoire</text:p>
            <text:p>Admin name: Comoé</text:p>
          </table:table-cell>
        </table:table-row>
        <table:table-row table:style-name="ro4">
          <table:table-cell table:style-name="ce1" office:value-type="string" calcext:value-type="string">
            <text:p>Côte d'Or</text:p>
          </table:table-cell>
          <table:table-cell table:style-name="ce10" office:value-type="string" calcext:value-type="string">
            <text:p>#2178 #2572 #4886</text:p>
          </table:table-cell>
          <table:table-cell table:style-name="ce1" office:value-type="string" calcext:value-type="string">
            <text:p>http://www.geonames.org/11599238</text:p>
          </table:table-cell>
          <table:table-cell table:style-name="ce1" office:value-type="string" calcext:value-type="string">
            <text:p>Côte d'Or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</table:table-cell>
        </table:table-row>
        <table:table-row table:style-name="ro1">
          <table:table-cell table:style-name="ce4" office:value-type="string" calcext:value-type="string">
            <text:p>Côte de Guinée</text:p>
          </table:table-cell>
          <table:table-cell table:style-name="ce12" office:value-type="string" calcext:value-type="string">
            <text:p>#487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ôte de l'Or</text:p>
          </table:table-cell>
          <table:table-cell table:style-name="ce10" office:value-type="string" calcext:value-type="string">
            <text:p>#16035 #1603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Cottica</text:p>
          </table:table-cell>
          <table:table-cell table:style-name="ce12" office:value-type="string" calcext:value-type="string">
            <text:p>#4219 #4220 #4221 #4222 #4223</text:p>
          </table:table-cell>
          <table:table-cell table:style-name="ce4" office:value-type="string" calcext:value-type="string">
            <text:p>http://www.geonames.org/3383560</text:p>
          </table:table-cell>
          <table:table-cell table:style-name="ce4" office:value-type="string" calcext:value-type="string">
            <text:p>Cottic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urinam</text:p>
            <text:p>Admin name: Marowijne</text:p>
            <text:p>Population: 16,634</text:p>
          </table:table-cell>
        </table:table-row>
        <table:table-row table:style-name="ro2">
          <table:table-cell table:style-name="ce1" office:value-type="string" calcext:value-type="string">
            <text:p>Counani</text:p>
          </table:table-cell>
          <table:table-cell table:style-name="ce10" office:value-type="string" calcext:value-type="string">
            <text:p>#6220</text:p>
          </table:table-cell>
          <table:table-cell table:style-name="ce1" office:value-type="string" calcext:value-type="string">
            <text:p>http://www.geonames.org/3401379</text:p>
          </table:table-cell>
          <table:table-cell table:style-name="ce1" office:value-type="string" calcext:value-type="string">
            <text:p>Counani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Brésil</text:p>
            <text:p>Admin name: Amapá</text:p>
          </table:table-cell>
        </table:table-row>
        <table:table-row table:style-name="ro1">
          <table:table-cell table:style-name="ce4" office:value-type="string" calcext:value-type="string">
            <text:p>Courcibo</text:p>
          </table:table-cell>
          <table:table-cell table:style-name="ce12" office:value-type="string" calcext:value-type="string">
            <text:p>#8110 #11866 #1187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ouriri</text:p>
          </table:table-cell>
          <table:table-cell table:style-name="ce10" office:value-type="string" calcext:value-type="string">
            <text:p>#426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Cratère Napoléon</text:p>
          </table:table-cell>
          <table:table-cell table:style-name="ce12" office:value-type="string" calcext:value-type="string">
            <text:p>#50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rête-à-Pierrot</text:p>
          </table:table-cell>
          <table:table-cell table:style-name="ce10" office:value-type="string" calcext:value-type="string">
            <text:p>#3404 #3405 #3406 #3478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Crique Arouany</text:p>
          </table:table-cell>
          <table:table-cell table:style-name="ce12" office:value-type="string" calcext:value-type="string">
            <text:p>#8089 #8090</text:p>
          </table:table-cell>
          <table:table-cell table:style-name="ce4" office:value-type="string" calcext:value-type="string">
            <text:p>http://www.geonames.org/3382510</text:p>
          </table:table-cell>
          <table:table-cell table:style-name="ce4" office:value-type="string" calcext:value-type="string">
            <text:p>Crique Arouany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1" office:value-type="string" calcext:value-type="string">
            <text:p>Crique Beaurivage</text:p>
          </table:table-cell>
          <table:table-cell table:style-name="ce10" office:value-type="string" calcext:value-type="string">
            <text:p>#8160 #8161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Crique Beiman</text:p>
          </table:table-cell>
          <table:table-cell table:style-name="ce12" office:value-type="string" calcext:value-type="string">
            <text:p>#8089 #8090 #8153 #8157</text:p>
          </table:table-cell>
          <table:table-cell table:style-name="ce4" office:value-type="string" calcext:value-type="string">
            <text:p>http://www.geonames.org/3382408</text:p>
          </table:table-cell>
          <table:table-cell table:style-name="ce4" office:value-type="string" calcext:value-type="string">
            <text:p>Crique Beiman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Bernard</text:p>
          </table:table-cell>
          <table:table-cell table:style-name="ce10" office:value-type="string" calcext:value-type="string">
            <text:p>#8092 #8160</text:p>
          </table:table-cell>
          <table:table-cell table:style-name="ce1" office:value-type="string" calcext:value-type="string">
            <text:p>http://www.geonames.org/3382381</text:p>
          </table:table-cell>
          <table:table-cell table:style-name="ce1" office:value-type="string" calcext:value-type="string">
            <text:p>Crique Bernard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Chapeau</text:p>
          </table:table-cell>
          <table:table-cell table:style-name="ce12" office:value-type="string" calcext:value-type="string">
            <text:p>#11721 #11722 #11789 #11790</text:p>
          </table:table-cell>
          <table:table-cell table:style-name="ce4" office:value-type="string" calcext:value-type="string">
            <text:p>http://www.geonames.org/3382132</text:p>
          </table:table-cell>
          <table:table-cell table:style-name="ce4" office:value-type="string" calcext:value-type="string">
            <text:p>Crique Chapeau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1" office:value-type="string" calcext:value-type="string">
            <text:p>Crique Colon</text:p>
          </table:table-cell>
          <table:table-cell table:style-name="ce10" office:value-type="string" calcext:value-type="string">
            <text:p>#8159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Crique Coui</text:p>
          </table:table-cell>
          <table:table-cell table:style-name="ce12" office:value-type="string" calcext:value-type="string">
            <text:p>#8163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Crique Désirade</text:p>
          </table:table-cell>
          <table:table-cell table:style-name="ce10" office:value-type="string" calcext:value-type="string">
            <text:p>#8159 #8162</text:p>
          </table:table-cell>
          <table:table-cell table:style-name="ce1" office:value-type="string" calcext:value-type="string">
            <text:p>http://www.geonames.org/3381862</text:p>
          </table:table-cell>
          <table:table-cell table:style-name="ce1" office:value-type="string" calcext:value-type="string">
            <text:p>Crique Désirade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Elysée</text:p>
          </table:table-cell>
          <table:table-cell table:style-name="ce12" office:value-type="string" calcext:value-type="string">
            <text:p>#8087 #8088 #8089 #8090</text:p>
          </table:table-cell>
          <table:table-cell table:style-name="ce4" office:value-type="string" calcext:value-type="string">
            <text:p>http://www.geonames.org/3381768</text:p>
          </table:table-cell>
          <table:table-cell table:style-name="ce4" office:value-type="string" calcext:value-type="string">
            <text:p>Crique Elysee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Fourca</text:p>
          </table:table-cell>
          <table:table-cell table:style-name="ce10" office:value-type="string" calcext:value-type="string">
            <text:p>#8089 #8090</text:p>
          </table:table-cell>
          <table:table-cell table:style-name="ce1" office:value-type="string" calcext:value-type="string">
            <text:p>http://www.geonames.org/3381693</text:p>
          </table:table-cell>
          <table:table-cell table:style-name="ce1" office:value-type="string" calcext:value-type="string">
            <text:p>Crique Fourca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Grand Lézard</text:p>
          </table:table-cell>
          <table:table-cell table:style-name="ce12" office:value-type="string" calcext:value-type="string">
            <text:p>#8154</text:p>
          </table:table-cell>
          <table:table-cell table:style-name="ce4" office:value-type="string" calcext:value-type="string">
            <text:p>http://www.geonames.org/3381552</text:p>
          </table:table-cell>
          <table:table-cell table:style-name="ce4" office:value-type="string" calcext:value-type="string">
            <text:p>Crique Grand Lézard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1" office:value-type="string" calcext:value-type="string">
            <text:p>Crique Henri</text:p>
          </table:table-cell>
          <table:table-cell table:style-name="ce10" office:value-type="string" calcext:value-type="string">
            <text:p>#8160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Crique Infirmes</text:p>
          </table:table-cell>
          <table:table-cell table:style-name="ce12" office:value-type="string" calcext:value-type="string">
            <text:p>#8161</text:p>
          </table:table-cell>
          <table:table-cell table:style-name="ce4" office:value-type="string" calcext:value-type="string">
            <text:p>http://www.geonames.org/3381439</text:p>
          </table:table-cell>
          <table:table-cell table:style-name="ce4" office:value-type="string" calcext:value-type="string">
            <text:p>Crique Infirmes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Lézard</text:p>
          </table:table-cell>
          <table:table-cell table:style-name="ce10" office:value-type="string" calcext:value-type="string">
            <text:p>#6326 #11814 #11815</text:p>
          </table:table-cell>
          <table:table-cell table:style-name="ce1" office:value-type="string" calcext:value-type="string">
            <text:p>http://www.geonames.org/3381163</text:p>
          </table:table-cell>
          <table:table-cell table:style-name="ce1" office:value-type="string" calcext:value-type="string">
            <text:p>Crique Lézard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Crique Malingo</text:p>
          </table:table-cell>
          <table:table-cell table:style-name="ce12" office:value-type="string" calcext:value-type="string">
            <text:p>#815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Crique Nationale Est</text:p>
          </table:table-cell>
          <table:table-cell table:style-name="ce10" office:value-type="string" calcext:value-type="string">
            <text:p>#8163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Crique petit Lézard</text:p>
          </table:table-cell>
          <table:table-cell table:style-name="ce12" office:value-type="string" calcext:value-type="string">
            <text:p>#8092</text:p>
          </table:table-cell>
          <table:table-cell table:style-name="ce4" office:value-type="string" calcext:value-type="string">
            <text:p>http://www.geonames.org/3380632</text:p>
          </table:table-cell>
          <table:table-cell table:style-name="ce4" office:value-type="string" calcext:value-type="string">
            <text:p>Crique Petit Lézard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Reine</text:p>
          </table:table-cell>
          <table:table-cell table:style-name="ce10" office:value-type="string" calcext:value-type="string">
            <text:p>#8158 #8159</text:p>
          </table:table-cell>
          <table:table-cell table:style-name="ce1" office:value-type="string" calcext:value-type="string">
            <text:p>http://www.geonames.org/3380521</text:p>
          </table:table-cell>
          <table:table-cell table:style-name="ce1" office:value-type="string" calcext:value-type="string">
            <text:p>Crique Reine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Roche</text:p>
          </table:table-cell>
          <table:table-cell table:style-name="ce12" office:value-type="string" calcext:value-type="string">
            <text:p>#8157 #8162</text:p>
          </table:table-cell>
          <table:table-cell table:style-name="ce4" office:value-type="string" calcext:value-type="string">
            <text:p>http://www.geonames.org/3380498</text:p>
          </table:table-cell>
          <table:table-cell table:style-name="ce4" office:value-type="string" calcext:value-type="string">
            <text:p>Crique Roche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Sparouine</text:p>
          </table:table-cell>
          <table:table-cell table:style-name="ce10" office:value-type="string" calcext:value-type="string">
            <text:p>#9817 #11870 #11871 #11895 #11896</text:p>
          </table:table-cell>
          <table:table-cell table:style-name="ce1" office:value-type="string" calcext:value-type="string">
            <text:p>http://www.geonames.org/3380264</text:p>
          </table:table-cell>
          <table:table-cell table:style-name="ce1" office:value-type="string" calcext:value-type="string">
            <text:p>Crique Sparouine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Sursaut</text:p>
          </table:table-cell>
          <table:table-cell table:style-name="ce12" office:value-type="string" calcext:value-type="string">
            <text:p>#11867 #11868 #11869</text:p>
          </table:table-cell>
          <table:table-cell table:style-name="ce4" office:value-type="string" calcext:value-type="string">
            <text:p>http://www.geonames.org/3380254</text:p>
          </table:table-cell>
          <table:table-cell table:style-name="ce4" office:value-type="string" calcext:value-type="string">
            <text:p>Crique Sursaut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Crique Tigre</text:p>
          </table:table-cell>
          <table:table-cell table:style-name="ce10" office:value-type="string" calcext:value-type="string">
            <text:p>#8110</text:p>
          </table:table-cell>
          <table:table-cell table:style-name="ce1" office:value-type="string" calcext:value-type="string">
            <text:p>http://www.geonames.org/3380188</text:p>
          </table:table-cell>
          <table:table-cell table:style-name="ce1" office:value-type="string" calcext:value-type="string">
            <text:p>Crique Tigre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Crique Tobic</text:p>
          </table:table-cell>
          <table:table-cell table:style-name="ce12" office:value-type="string" calcext:value-type="string">
            <text:p>#8160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Crique Topaze</text:p>
          </table:table-cell>
          <table:table-cell table:style-name="ce10" office:value-type="string" calcext:value-type="string">
            <text:p>#8158 #8159</text:p>
          </table:table-cell>
          <table:table-cell table:style-name="ce1" office:value-type="string" calcext:value-type="string">
            <text:p>http://www.geonames.org/3380163</text:p>
          </table:table-cell>
          <table:table-cell table:style-name="ce1" office:value-type="string" calcext:value-type="string">
            <text:p>Crique Topaze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Crique Violette</text:p>
          </table:table-cell>
          <table:table-cell table:style-name="ce12" office:value-type="string" calcext:value-type="string">
            <text:p>#8159 #8162</text:p>
          </table:table-cell>
          <table:table-cell table:style-name="ce4" office:value-type="string" calcext:value-type="string">
            <text:p>http://www.geonames.org/3380059</text:p>
          </table:table-cell>
          <table:table-cell table:style-name="ce4" office:value-type="string" calcext:value-type="string">
            <text:p>Crique Violette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3">
          <table:table-cell table:style-name="ce1" office:value-type="string" calcext:value-type="string">
            <text:p>Croix-des-bouquets</text:p>
          </table:table-cell>
          <table:table-cell table:style-name="ce10" office:value-type="string" calcext:value-type="string">
            <text:p>#7257</text:p>
          </table:table-cell>
          <table:table-cell table:style-name="ce1" office:value-type="string" calcext:value-type="string">
            <text:p>http://www.geonames.org/3727135</text:p>
          </table:table-cell>
          <table:table-cell table:style-name="ce1" office:value-type="string" calcext:value-type="string">
            <text:p>Croix-des-Bouquets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Haïti</text:p>
            <text:p>Admin name: Ouest</text:p>
            <text:p>Population: 229,127</text:p>
          </table:table-cell>
        </table:table-row>
        <table:table-row table:style-name="ro3">
          <table:table-cell table:style-name="ce1" office:value-type="string" calcext:value-type="string">
            <text:p>Croix-des-bouquets</text:p>
          </table:table-cell>
          <table:table-cell table:style-name="ce10" office:value-type="string" calcext:value-type="string">
            <text:p>#7257</text:p>
          </table:table-cell>
          <table:table-cell table:style-name="ce1" office:value-type="string" calcext:value-type="string">
            <text:p>http://www.geonames.org/3727134</text:p>
          </table:table-cell>
          <table:table-cell table:style-name="ce1" office:value-type="string" calcext:value-type="string">
            <text:p>Croix-des-Bouquet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Ouest</text:p>
            <text:p>Population: 441,563</text:p>
          </table:table-cell>
        </table:table-row>
        <table:table-row table:style-name="ro2">
          <table:table-cell table:style-name="ce1" office:value-type="string" calcext:value-type="string">
            <text:p>Croix-des-bouquets</text:p>
          </table:table-cell>
          <table:table-cell table:style-name="ce10" office:value-type="string" calcext:value-type="string">
            <text:p>#7257</text:p>
          </table:table-cell>
          <table:table-cell table:style-name="ce1" office:value-type="string" calcext:value-type="string">
            <text:p>http://www.geonames.org/3727136</text:p>
          </table:table-cell>
          <table:table-cell table:style-name="ce1" office:value-type="string" calcext:value-type="string">
            <text:p>Croix des Bouquet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2">
          <table:table-cell table:style-name="ce4" office:value-type="string" calcext:value-type="string">
            <text:p>Cuba</text:p>
          </table:table-cell>
          <table:table-cell table:style-name="ce11" office:value-type="string" calcext:value-type="string">
            <text:p>#44 #117 #120 #132 #403 #1160 #1206 #1316 #1323 #1366 <text:s/>#1398 #1433 #1519 #1707 #1737 #1751 #1756 #2010 #2185 #2341 <text:s/>#2359 #2360 #2374 #2808 #3087 #3328 #3993 #4002 #4049 #4051 <text:s/>#4110 #4290 #4291 #5075 #5092 #5095 #5098 #5099 #5123 #5132 <text:s/>#5322 #5895 #5927 #6925 #7101 #7382 #7384 #7388 #7390 #8149 <text:s/>#9200 #9789 #9793 #9794 #9797 #10710 #10711 #10712 #10713 #11147 <text:s/>#11148 #11149 #11150 #11151 #11152 #11153 #11154 #11155 #11156 #11157 <text:s/>#11282 #11286 #11290 #11361 #11362 #11363 #11364 #11365 #11366 #11367 <text:s/>#11368 #11369 #11370 #11371 #11372 #11373 #11374 #11375 #11376 #11378 <text:s/>#11379 #11380 #11381 #11382 #11383 #11384 #11385 #11409 #11427 #11456 <text:s/>#12225 #12240 #12243 #12250 #12251 #12252 #12253 #12254 #12255 #12256 <text:s/>#12257 #12259 #12260 #12261 #12262 #12263 #12264 #12265 #12266 #12267 <text:s/>#12268 #12269 #12270 #12271 #12272 #12273 #12274 #12275 #12276 #12277 <text:s/>#12278 #12279 #12280 #12281 #12282 #12283 #12284 #12285 #12286 #12287 <text:s/>#12288 #12289 #12290 #12291 #12292 #12293 #12294 #12295 #12296 #12297 <text:s/>#12298 #12299 #12300 #12301 #12303 #12304 #12305 #12306 #12307 #12308 <text:s/>#12309 #12310 #12311 #12313 #12314 #12315 #12316 #12317 #12318 #12319 <text:s/>#12320 #12321 #12322 #12323 #12324 #12325 #12326 #12327 #12328 #12329 <text:s/>#12330 #12331 #12332 #12333 #12334 #12335 #12336 #12337 #12338 #12339 <text:s/>#12340 #12341 #12342 #12343 #12344 #12345 #12346 #12347 #12348 #12349 <text:s/>#12350 #12357 #12381 #12382 #12383 #12384 #12386 #12388 #12396 #12397 <text:s/>#12398 #12400 #12402 #12405 #12417 #12421 #12426 #12430 #12432 #12434 <text:s/>#12435 #12436 #12439 #12440 #12446 #12447 #12448 #12449 #12450 #12451 <text:s/>#12452 #12453 #12455 #12456 #12457 #12459 #12460 #12461 #12463 #12465 <text:s/>#12466 #12467 #12468 #12470 #12472 #12475 #12478 #12481 #12486 #12491 <text:s/>#12492 #12523 #12526 #12746 #12754 #12774 #12776 #12778 #12818 #13067 <text:s/>#13420 #13422 #13450 #13535 #13540 #13545 #13592 #14253 #14254 #14621 <text:s/>#14622 #14637 #16067 #16073 #16083 #16384 #16449 #16600 #16601 #20468 <text:s/>#20469 #20674 #21607 #21682 #21853 #21884 #21914 #21915 #21916 #21919 <text:s/>#22060 #22072</text:p>
          </table:table-cell>
          <table:table-cell table:style-name="ce4" office:value-type="string" calcext:value-type="string">
            <text:p>http://www.geonames.org/3562981</text:p>
          </table:table-cell>
          <table:table-cell table:style-name="ce4" office:value-type="string" calcext:value-type="string">
            <text:p>Cub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Cuba</text:p>
            <text:p>Population: 11,338,138</text:p>
          </table:table-cell>
        </table:table-row>
        <table:table-row table:style-name="ro3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4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Cuba</text:p>
            <text:p>Admin name: Guantánamo</text:p>
            <text:p>Population: 48,362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1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Cuba</text:p>
            <text:p>Admin name: Guantánamo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9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Villa Clara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5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Mayabeque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6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Artemisa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8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Artemisa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7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Artemisa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41730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Artemisa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08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Pinar del Río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33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railroad stop</text:p>
            <text:p>Country: Cuba</text:p>
            <text:p>Admin name: Mayabeque</text:p>
          </table:table-cell>
        </table:table-row>
        <table:table-row table:style-name="ro2">
          <table:table-cell table:style-name="ce1" office:value-type="string" calcext:value-type="string">
            <text:p>Cuba|Baracoa</text:p>
          </table:table-cell>
          <table:table-cell table:style-name="ce10" office:value-type="string" calcext:value-type="string">
            <text:p>#16031</text:p>
          </table:table-cell>
          <table:table-cell table:style-name="ce1" office:value-type="string" calcext:value-type="string">
            <text:p>http://www.geonames.org/3567828</text:p>
          </table:table-cell>
          <table:table-cell table:style-name="ce1" office:value-type="string" calcext:value-type="string">
            <text:p>Baracoa</text:p>
          </table:table-cell>
          <table:table-cell table:style-name="ce1"/>
          <table:table-cell table:style-name="ce3" office:value-type="string" calcext:value-type="string">
            <text:p>Feature: stream</text:p>
            <text:p>Country: Cuba</text:p>
            <text:p>Admin name: Artemisa</text:p>
          </table:table-cell>
        </table:table-row>
        <table:table-row table:style-name="ro3">
          <table:table-cell table:style-name="ce4" office:value-type="string" calcext:value-type="string">
            <text:p>Cuba|La Havane</text:p>
          </table:table-cell>
          <table:table-cell table:style-name="ce12" office:value-type="string" calcext:value-type="string">
            <text:p>#475 #3255 #11139 #12258 #12302 #13436 #15942 #15943 #15958</text:p>
          </table:table-cell>
          <table:table-cell table:style-name="ce4" office:value-type="string" calcext:value-type="string">
            <text:p>http://www.geonames.org/3553478</text:p>
          </table:table-cell>
          <table:table-cell table:style-name="ce4" office:value-type="string" calcext:value-type="string">
            <text:p>La Havan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Cuba</text:p>
            <text:p>Admin name: La Habana</text:p>
            <text:p>Population: 2,163,824</text:p>
          </table:table-cell>
        </table:table-row>
        <table:table-row table:style-name="ro3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29</text:p>
          </table:table-cell>
          <table:table-cell table:style-name="ce1" office:value-type="string" calcext:value-type="string">
            <text:p>Santiago de Cub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uba</text:p>
            <text:p>Admin name: Santiago de Cuba</text:p>
            <text:p>Population: 555,865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7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Matanzas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9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Matanzas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40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Matanzas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41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Pinar del Río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42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Santiago de Cuba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5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Artemisa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8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Matanzas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0</text:p>
          </table:table-cell>
          <table:table-cell table:style-name="ce1" office:value-type="string" calcext:value-type="string">
            <text:p>Santiago de Cartagen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Cienfuegos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6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uba</text:p>
            <text:p>Admin name: Holguín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4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stream</text:p>
            <text:p>Country: Cuba</text:p>
            <text:p>Admin name: Isla de la Juventud</text:p>
          </table:table-cell>
        </table:table-row>
        <table:table-row table:style-name="ro2">
          <table:table-cell table:style-name="ce1" office:value-type="string" calcext:value-type="string">
            <text:p>Cuba|Santiago</text:p>
          </table:table-cell>
          <table:table-cell table:style-name="ce10" office:value-type="string" calcext:value-type="string">
            <text:p>#2443 #3256 #15961</text:p>
          </table:table-cell>
          <table:table-cell table:style-name="ce1" office:value-type="string" calcext:value-type="string">
            <text:p>http://www.geonames.org/3536733</text:p>
          </table:table-cell>
          <table:table-cell table:style-name="ce1" office:value-type="string" calcext:value-type="string">
            <text:p>Santiago</text:p>
          </table:table-cell>
          <table:table-cell table:style-name="ce1"/>
          <table:table-cell table:style-name="ce3" office:value-type="string" calcext:value-type="string">
            <text:p>Feature: stream</text:p>
            <text:p>Country: Cuba</text:p>
            <text:p>Admin name: Artemisa</text:p>
          </table:table-cell>
        </table:table-row>
        <table:table-row table:style-name="ro2">
          <table:table-cell table:style-name="ce4" office:value-type="string" calcext:value-type="string">
            <text:p>Cul de sac du Marin</text:p>
          </table:table-cell>
          <table:table-cell table:style-name="ce12" office:value-type="string" calcext:value-type="string">
            <text:p>#1375</text:p>
          </table:table-cell>
          <table:table-cell table:style-name="ce4" office:value-type="string" calcext:value-type="string">
            <text:p>http://www.geonames.org/3570318</text:p>
          </table:table-cell>
          <table:table-cell table:style-name="ce4" office:value-type="string" calcext:value-type="string">
            <text:p>Cul-de-Sac du Marin</text:p>
          </table:table-cell>
          <table:table-cell table:style-name="ce4"/>
          <table:table-cell table:style-name="ce5" office:value-type="string" calcext:value-type="string">
            <text:p>Feature: bay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Curaçao</text:p>
          </table:table-cell>
          <table:table-cell table:style-name="ce13" office:value-type="string" calcext:value-type="string">
            <text:p>#7785 #7895 #7896 #7897 #7898 #7899 #7900 #7901 #7902 #7903 <text:s/>#7904 #7905 #7906 #7907 #9428 #10595 #10596 #10597 #10598 #10599 <text:s/>#10600 #12481 #20658</text:p>
          </table:table-cell>
          <table:table-cell table:style-name="ce1" office:value-type="string" calcext:value-type="string">
            <text:p>http://www.geonames.org/7626836</text:p>
          </table:table-cell>
          <table:table-cell table:style-name="ce1" office:value-type="string" calcext:value-type="string">
            <text:p>Curaçao</text:p>
          </table:table-cell>
          <table:table-cell table:style-name="ce1"/>
          <table:table-cell table:style-name="ce3" office:value-type="string" calcext:value-type="string">
            <text:p>Feature: section of independent political entity</text:p>
            <text:p>Country: Curaçao</text:p>
            <text:p>Population: 159,849</text:p>
          </table:table-cell>
        </table:table-row>
        <table:table-row table:style-name="ro2">
          <table:table-cell table:style-name="ce4" office:value-type="string" calcext:value-type="string">
            <text:p>Curaçao|Willemstad</text:p>
          </table:table-cell>
          <table:table-cell table:style-name="ce12" office:value-type="string" calcext:value-type="string">
            <text:p>#2006 #3258 #11325</text:p>
          </table:table-cell>
          <table:table-cell table:style-name="ce4" office:value-type="string" calcext:value-type="string">
            <text:p>http://www.geonames.org/3513090</text:p>
          </table:table-cell>
          <table:table-cell table:style-name="ce4" office:value-type="string" calcext:value-type="string">
            <text:p>Willemstad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Curaçao</text:p>
            <text:p>Population: 125,000</text:p>
          </table:table-cell>
        </table:table-row>
        <table:table-row table:style-name="ro4">
          <table:table-cell table:style-name="ce4" office:value-type="string" calcext:value-type="string">
            <text:p>Curaçao|Willemstad</text:p>
          </table:table-cell>
          <table:table-cell table:style-name="ce12" office:value-type="string" calcext:value-type="string">
            <text:p>#2006 #3258 #11325</text:p>
          </table:table-cell>
          <table:table-cell table:style-name="ce4" office:value-type="string" calcext:value-type="string">
            <text:p>http://www.geonames.org/11525726</text:p>
          </table:table-cell>
          <table:table-cell table:style-name="ce4" office:value-type="string" calcext:value-type="string">
            <text:p>Willemstad</text:p>
          </table:table-cell>
          <table:table-cell table:style-name="ce4"/>
          <table:table-cell table:style-name="ce5" office:value-type="string" calcext:value-type="string">
            <text:p>Feature: port</text:p>
            <text:p>Country: Curaçao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table:style-name="ce13" office:value-type="string" calcext:value-type="string">
            <text:p>#2548 #13818 #13869 #13870 #13871 #13872 #13873 #13874 #13875 #13876 <text:s/>#13878 #13881 #13882 #13883 #13884 #13885 #13886 #13887 #13894 #13917</text:p>
          </table:table-cell>
          <table:table-cell table:style-name="ce1" office:value-type="string" calcext:value-type="string">
            <text:p>http://www.geonames.org/3384365</text:p>
          </table:table-cell>
          <table:table-cell table:style-name="ce1" office:value-type="string" calcext:value-type="string">
            <text:p>Dahome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urinam</text:p>
            <text:p>Admin name: Sipaliwini</text:p>
          </table:table-cell>
        </table:table-row>
        <table:table-row table:style-name="ro2">
          <table:table-cell table:style-name="ce4" office:value-type="string" calcext:value-type="string">
            <text:p>Danemark</text:p>
          </table:table-cell>
          <table:table-cell table:style-name="ce12" office:value-type="string" calcext:value-type="string">
            <text:p>#4109 #4118 #5339 #5340 #13190</text:p>
          </table:table-cell>
          <table:table-cell table:style-name="ce4" office:value-type="string" calcext:value-type="string">
            <text:p>http://www.geonames.org/2623032</text:p>
          </table:table-cell>
          <table:table-cell table:style-name="ce4" office:value-type="string" calcext:value-type="string">
            <text:p>Danemark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Danemark</text:p>
            <text:p>Population: 5,797,446</text:p>
          </table:table-cell>
        </table:table-row>
        <table:table-row table:style-name="ro3">
          <table:table-cell table:style-name="ce1" office:value-type="string" calcext:value-type="string">
            <text:p>Danemark|Copenhague</text:p>
          </table:table-cell>
          <table:table-cell table:style-name="ce10" office:value-type="string" calcext:value-type="string">
            <text:p>#6485 #6486 #6487 #6488 #6489</text:p>
          </table:table-cell>
          <table:table-cell table:style-name="ce1" office:value-type="string" calcext:value-type="string">
            <text:p>http://www.geonames.org/2618425</text:p>
          </table:table-cell>
          <table:table-cell table:style-name="ce1" office:value-type="string" calcext:value-type="string">
            <text:p>Copenhagu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Danemark</text:p>
            <text:p>Admin name: Hovedstaden</text:p>
            <text:p>Population: 1,153,615</text:p>
          </table:table-cell>
        </table:table-row>
        <table:table-row table:style-name="ro1">
          <table:table-cell table:style-name="ce4" office:value-type="string" calcext:value-type="string">
            <text:p>Débarcadère de Callao</text:p>
          </table:table-cell>
          <table:table-cell table:style-name="ce12" office:value-type="string" calcext:value-type="string">
            <text:p>#2075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Déforestation</text:p>
          </table:table-cell>
          <table:table-cell table:style-name="ce10" office:value-type="string" calcext:value-type="string">
            <text:p>#1428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Démérara</text:p>
          </table:table-cell>
          <table:table-cell table:style-name="ce11" office:value-type="string" calcext:value-type="string">
            <text:p>#339 #569 #776 #4017 #4248 #6753 #9021 #9023 #9057 #9073 <text:s/>#9075 #9078 #9085 #9086 #9087 #9131 #9143 #9167 #9188 #9197 <text:s/>#9204 #9220 #9230 #9231 #9232 #9267 #9272 #9278 #9327 #9355 <text:s/>#9357 #9364 #9367 #9377 #9392</text:p>
          </table:table-cell>
          <table:table-cell table:style-name="ce4" office:value-type="string" calcext:value-type="string">
            <text:p>http://www.geonames.org/3378644</text:p>
          </table:table-cell>
          <table:table-cell table:style-name="ce4" office:value-type="string" calcext:value-type="string">
            <text:p>Demerara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Guyana</text:p>
            <text:p>Admin name: Demerara-Mahaica</text:p>
            <text:p>Population: 235,017</text:p>
          </table:table-cell>
        </table:table-row>
        <table:table-row table:style-name="ro1">
          <table:table-cell table:style-name="ce1" office:value-type="string" calcext:value-type="string">
            <text:p>Désert de Konanama</text:p>
          </table:table-cell>
          <table:table-cell table:style-name="ce10" office:value-type="string" calcext:value-type="string">
            <text:p>#199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Détroit d'Anián</text:p>
          </table:table-cell>
          <table:table-cell table:style-name="ce12" office:value-type="string" calcext:value-type="string">
            <text:p>#13596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Détroit de la Floride</text:p>
          </table:table-cell>
          <table:table-cell table:style-name="ce10" office:value-type="string" calcext:value-type="string">
            <text:p>#3118</text:p>
          </table:table-cell>
          <table:table-cell table:style-name="ce1" office:value-type="string" calcext:value-type="string">
            <text:p>http://www.geonames.org/4155752</text:p>
          </table:table-cell>
          <table:table-cell table:style-name="ce1" office:value-type="string" calcext:value-type="string">
            <text:p>Detroit de la Floride</text:p>
          </table:table-cell>
          <table:table-cell table:style-name="ce1"/>
          <table:table-cell table:style-name="ce3" office:value-type="string" calcext:value-type="string">
            <text:p>Feature: channel</text:p>
            <text:p>Country: États-Unis</text:p>
            <text:p>Admin name: Floride</text:p>
          </table:table-cell>
        </table:table-row>
        <table:table-row table:style-name="ro2">
          <table:table-cell table:style-name="ce4" office:value-type="string" calcext:value-type="string">
            <text:p>Détroit de Magellan</text:p>
          </table:table-cell>
          <table:table-cell table:style-name="ce12" office:value-type="string" calcext:value-type="string">
            <text:p>#14671 #20443 #20652 #20753</text:p>
          </table:table-cell>
          <table:table-cell table:style-name="ce4" office:value-type="string" calcext:value-type="string">
            <text:p>http://www.geonames.org/3845265</text:p>
          </table:table-cell>
          <table:table-cell table:style-name="ce4" office:value-type="string" calcext:value-type="string">
            <text:p>Détroit de Magellan</text:p>
          </table:table-cell>
          <table:table-cell table:style-name="ce4"/>
          <table:table-cell table:style-name="ce5" office:value-type="string" calcext:value-type="string">
            <text:p>Feature: strait</text:p>
            <text:p>Country: Chili</text:p>
            <text:p>Admin name: Magallanes</text:p>
          </table:table-cell>
        </table:table-row>
        <table:table-row table:style-name="ro1">
          <table:table-cell table:style-name="ce1" office:value-type="string" calcext:value-type="string">
            <text:p>Détroit de Yucatan</text:p>
          </table:table-cell>
          <table:table-cell table:style-name="ce10" office:value-type="string" calcext:value-type="string">
            <text:p>#3118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Deux-Sèvres</text:p>
          </table:table-cell>
          <table:table-cell table:style-name="ce12" office:value-type="string" calcext:value-type="string">
            <text:p>#10991 #10992 #10993 #10994 #10995 #10996 #10997</text:p>
          </table:table-cell>
          <table:table-cell table:style-name="ce4" office:value-type="string" calcext:value-type="string">
            <text:p>http://www.geonames.org/3021501</text:p>
          </table:table-cell>
          <table:table-cell table:style-name="ce4" office:value-type="string" calcext:value-type="string">
            <text:p>Deux-Sèvr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Nouvelle-Aquitaine</text:p>
            <text:p>Population: 377,784</text:p>
          </table:table-cell>
        </table:table-row>
        <table:table-row table:style-name="ro3">
          <table:table-cell table:style-name="ce1" office:value-type="string" calcext:value-type="string">
            <text:p>Diamantina</text:p>
          </table:table-cell>
          <table:table-cell table:style-name="ce10" office:value-type="string" calcext:value-type="string">
            <text:p>#5510</text:p>
          </table:table-cell>
          <table:table-cell table:style-name="ce1" office:value-type="string" calcext:value-type="string">
            <text:p>http://www.geonames.org/7839575</text:p>
          </table:table-cell>
          <table:table-cell table:style-name="ce1" office:value-type="string" calcext:value-type="string">
            <text:p>Diamantin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Australie</text:p>
            <text:p>Admin name: State of Queensland</text:p>
            <text:p>Population: 292</text:p>
          </table:table-cell>
        </table:table-row>
        <table:table-row table:style-name="ro1">
          <table:table-cell table:style-name="ce4" office:value-type="string" calcext:value-type="string">
            <text:p>Didier (Fort-de-France)</text:p>
          </table:table-cell>
          <table:table-cell table:style-name="ce12" office:value-type="string" calcext:value-type="string">
            <text:p>#2910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Dieu-Merci</text:p>
          </table:table-cell>
          <table:table-cell table:style-name="ce10" office:value-type="string" calcext:value-type="string">
            <text:p>#8103 #8201</text:p>
          </table:table-cell>
          <table:table-cell table:style-name="ce1" office:value-type="string" calcext:value-type="string">
            <text:p>http://www.geonames.org/3381826</text:p>
          </table:table-cell>
          <table:table-cell table:style-name="ce1" office:value-type="string" calcext:value-type="string">
            <text:p>Dieu-Merci</text:p>
          </table:table-cell>
          <table:table-cell table:style-name="ce1"/>
          <table:table-cell table:style-name="ce3" office:value-type="string" calcext:value-type="string">
            <text:p>Feature: locality</text:p>
            <text:p>Country: Guyane</text:p>
          </table:table-cell>
        </table:table-row>
        <table:table-row table:style-name="ro3">
          <table:table-cell table:style-name="ce4" office:value-type="string" calcext:value-type="string">
            <text:p>Divo</text:p>
          </table:table-cell>
          <table:table-cell table:style-name="ce12" office:value-type="string" calcext:value-type="string">
            <text:p>#6832</text:p>
          </table:table-cell>
          <table:table-cell table:style-name="ce4" office:value-type="string" calcext:value-type="string">
            <text:p>http://www.geonames.org/2289887</text:p>
          </table:table-cell>
          <table:table-cell table:style-name="ce4" office:value-type="string" calcext:value-type="string">
            <text:p>Divo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Côte d'Ivoire</text:p>
            <text:p>Admin name: Gôh-Djiboua</text:p>
            <text:p>Population: 127,867</text:p>
          </table:table-cell>
        </table:table-row>
        <table:table-row table:style-name="ro2">
          <table:table-cell table:style-name="ce1" office:value-type="string" calcext:value-type="string">
            <text:p>Djalo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1047005</text:p>
          </table:table-cell>
          <table:table-cell table:style-name="ce1" office:value-type="string" calcext:value-type="string">
            <text:p>Djal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ozambique</text:p>
            <text:p>Admin name: Province de Nampula</text:p>
          </table:table-cell>
        </table:table-row>
        <table:table-row table:style-name="ro2">
          <table:table-cell table:style-name="ce4" office:value-type="string" calcext:value-type="string">
            <text:p>Djibouti</text:p>
          </table:table-cell>
          <table:table-cell table:style-name="ce12" office:value-type="string" calcext:value-type="string">
            <text:p>#5959 #6264 #13972 #13974 #13975 #13976 #13977 #13978 #13979</text:p>
          </table:table-cell>
          <table:table-cell table:style-name="ce4" office:value-type="string" calcext:value-type="string">
            <text:p>http://www.geonames.org/223816</text:p>
          </table:table-cell>
          <table:table-cell table:style-name="ce4" office:value-type="string" calcext:value-type="string">
            <text:p>Djibouti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Djibouti</text:p>
            <text:p>Population: 958,920</text:p>
          </table:table-cell>
        </table:table-row>
        <table:table-row table:style-name="ro3">
          <table:table-cell table:style-name="ce1" office:value-type="string" calcext:value-type="string">
            <text:p>Djibouti|Obock</text:p>
          </table:table-cell>
          <table:table-cell table:style-name="ce10" office:value-type="string" calcext:value-type="string">
            <text:p>#13973</text:p>
          </table:table-cell>
          <table:table-cell table:style-name="ce1" office:value-type="string" calcext:value-type="string">
            <text:p>http://www.geonames.org/221525</text:p>
          </table:table-cell>
          <table:table-cell table:style-name="ce1" office:value-type="string" calcext:value-type="string">
            <text:p>Obock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Djibouti</text:p>
            <text:p>Admin name: Cercle d'Obock</text:p>
            <text:p>Population: 26,537</text:p>
          </table:table-cell>
        </table:table-row>
        <table:table-row table:style-name="ro3">
          <table:table-cell table:style-name="ce1" office:value-type="string" calcext:value-type="string">
            <text:p>Djibouti|Obock</text:p>
          </table:table-cell>
          <table:table-cell table:style-name="ce10" office:value-type="string" calcext:value-type="string">
            <text:p>#13973</text:p>
          </table:table-cell>
          <table:table-cell table:style-name="ce1" office:value-type="string" calcext:value-type="string">
            <text:p>http://www.geonames.org/221527</text:p>
          </table:table-cell>
          <table:table-cell table:style-name="ce1" office:value-type="string" calcext:value-type="string">
            <text:p>Obock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Djibouti</text:p>
            <text:p>Admin name: Cercle d'Obock</text:p>
            <text:p>Population: 17,776</text:p>
          </table:table-cell>
        </table:table-row>
        <table:table-row table:style-name="ro2">
          <table:table-cell table:style-name="ce1" office:value-type="string" calcext:value-type="string">
            <text:p>Djibouti|Obock</text:p>
          </table:table-cell>
          <table:table-cell table:style-name="ce10" office:value-type="string" calcext:value-type="string">
            <text:p>#13973</text:p>
          </table:table-cell>
          <table:table-cell table:style-name="ce1" office:value-type="string" calcext:value-type="string">
            <text:p>http://www.geonames.org/7910461</text:p>
          </table:table-cell>
          <table:table-cell table:style-name="ce1" office:value-type="string" calcext:value-type="string">
            <text:p>Obock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Djibouti</text:p>
            <text:p>Admin name: Cercle d'Obock</text:p>
          </table:table-cell>
        </table:table-row>
        <table:table-row table:style-name="ro1">
          <table:table-cell table:style-name="ce4" office:value-type="string" calcext:value-type="string">
            <text:p>DOM</text:p>
          </table:table-cell>
          <table:table-cell table:style-name="ce11" office:value-type="string" calcext:value-type="string">
            <text:p>#5286 #5305 #5317 #10685 #10686 #10687 #10688 #10689 #10690 #10691 <text:s/>#10692 #10750 #10752 #10753 #10754 #10755 #10775 #10777 #10778 #10779 <text:s/>#10780 #10781 #10783 #10784 #10785 #10786 #10787 #10788 #10789 #10790 <text:s/>#10791 #10792 #10793 #10796 #10797 #10798 #10799 #10800 #10801 #10805 <text:s/>#10807 #10809 #10810 #10811 #10812 #10819 #10820 #10822 #10824 #10826 <text:s/>#10828 #10833 #10835 #10836 #10837 #10838 #10839 #10840 #10841 #10842 <text:s/>#10843 #10844 #12545 #12781 #14260 #20530 #22268 #22269 #22270 #22271 <text:s/>#22272 #22278 #22279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Dominique</text:p>
          </table:table-cell>
          <table:table-cell table:style-name="ce13" office:value-type="string" calcext:value-type="string">
            <text:p>#14 #106 #132 #406 #525 #1127 #1183 #1188 #1206 #1306 <text:s/>#1326 #1364 #1377 #1393 #1519 #2089 #2091 #2093 #2094 #2095 <text:s/>#2096 #2098 #2099 #2100 #2446 #2447 #2808 #3168 #3526 #5910 <text:s/>#6679 #6925 #7797 #9011 #9019 #9025 #9029 #9034 #9041 #9061 <text:s/>#9077 #9109 #9114 #9116 #9117 #9118 #9119 #9126 #9127 #9162 <text:s/>#9172 #9175 #9178 #9187 #9194 #9209 #9227 #9274 #9276 #9284 <text:s/>#9315 #9318 #9326 #9340 #9351 #9354 #9359 #9363 #9375 #9378 <text:s/>#9426 #9430 #9436 #9441 #9499 #9508 #9912 #10076 #10077 #10078 <text:s/>#10079 #10080 #10102 #10709 #11482 #13012 #13513 #13536 #14345 #16384 <text:s/>#16390 #16436 #20440 #20537 #20647 #20648 #20698 #20699 #20700 #20702 <text:s/>#20703 #20704 #20705 #20706 #20707 #20708 #20709 #20710 #20711 #20712 <text:s/>#20713 #20715 #21580 #21676 #21682 #21686</text:p>
          </table:table-cell>
          <table:table-cell table:style-name="ce1" office:value-type="string" calcext:value-type="string">
            <text:p>http://www.geonames.org/3575830</text:p>
          </table:table-cell>
          <table:table-cell table:style-name="ce1" office:value-type="string" calcext:value-type="string">
            <text:p>Dominiqu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Dominique</text:p>
            <text:p>Population: 71,625</text:p>
          </table:table-cell>
        </table:table-row>
        <table:table-row table:style-name="ro3">
          <table:table-cell table:style-name="ce4" office:value-type="string" calcext:value-type="string">
            <text:p>Dominique |Roseau</text:p>
          </table:table-cell>
          <table:table-cell table:style-name="ce12" office:value-type="string" calcext:value-type="string">
            <text:p>#21596</text:p>
          </table:table-cell>
          <table:table-cell table:style-name="ce4" office:value-type="string" calcext:value-type="string">
            <text:p>http://www.geonames.org/3575635</text:p>
          </table:table-cell>
          <table:table-cell table:style-name="ce4" office:value-type="string" calcext:value-type="string">
            <text:p>Roseau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Dominique</text:p>
            <text:p>Admin name: Saint George</text:p>
            <text:p>Population: 16,571</text:p>
          </table:table-cell>
        </table:table-row>
        <table:table-row table:style-name="ro4">
          <table:table-cell table:style-name="ce4" office:value-type="string" calcext:value-type="string">
            <text:p>Dominique |Roseau</text:p>
          </table:table-cell>
          <table:table-cell table:style-name="ce12" office:value-type="string" calcext:value-type="string">
            <text:p>#21596</text:p>
          </table:table-cell>
          <table:table-cell table:style-name="ce4" office:value-type="string" calcext:value-type="string">
            <text:p>http://www.geonames.org/6300888</text:p>
          </table:table-cell>
          <table:table-cell table:style-name="ce4" office:value-type="string" calcext:value-type="string">
            <text:p>Roseau</text:p>
          </table:table-cell>
          <table:table-cell table:style-name="ce4"/>
          <table:table-cell table:style-name="ce5" office:value-type="string" calcext:value-type="string">
            <text:p>Feature: meteorological station</text:p>
            <text:p>Country: Dominique</text:p>
          </table:table-cell>
        </table:table-row>
        <table:table-row table:style-name="ro3">
          <table:table-cell table:style-name="ce1" office:value-type="string" calcext:value-type="string">
            <text:p>Dominique|Portsmouth</text:p>
          </table:table-cell>
          <table:table-cell table:style-name="ce10" office:value-type="string" calcext:value-type="string">
            <text:p>#20714</text:p>
          </table:table-cell>
          <table:table-cell table:style-name="ce1" office:value-type="string" calcext:value-type="string">
            <text:p>http://www.geonames.org/3575654</text:p>
          </table:table-cell>
          <table:table-cell table:style-name="ce1" office:value-type="string" calcext:value-type="string">
            <text:p>Portsmouth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Dominique</text:p>
            <text:p>Admin name: Saint John</text:p>
            <text:p>Population: 3,633</text:p>
          </table:table-cell>
        </table:table-row>
        <table:table-row table:style-name="ro3">
          <table:table-cell table:style-name="ce4" office:value-type="string" calcext:value-type="string">
            <text:p>Dominique|Roseau</text:p>
          </table:table-cell>
          <table:table-cell table:style-name="ce12" office:value-type="string" calcext:value-type="string">
            <text:p>#1337 #2090 #3240</text:p>
          </table:table-cell>
          <table:table-cell table:style-name="ce4" office:value-type="string" calcext:value-type="string">
            <text:p>http://www.geonames.org/3575635</text:p>
          </table:table-cell>
          <table:table-cell table:style-name="ce4" office:value-type="string" calcext:value-type="string">
            <text:p>Roseau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Dominique</text:p>
            <text:p>Admin name: Saint George</text:p>
            <text:p>Population: 16,571</text:p>
          </table:table-cell>
        </table:table-row>
        <table:table-row table:style-name="ro4">
          <table:table-cell table:style-name="ce4" office:value-type="string" calcext:value-type="string">
            <text:p>Dominique|Roseau</text:p>
          </table:table-cell>
          <table:table-cell table:style-name="ce12" office:value-type="string" calcext:value-type="string">
            <text:p>#1337 #2090 #3240</text:p>
          </table:table-cell>
          <table:table-cell table:style-name="ce4" office:value-type="string" calcext:value-type="string">
            <text:p>http://www.geonames.org/6300888</text:p>
          </table:table-cell>
          <table:table-cell table:style-name="ce4" office:value-type="string" calcext:value-type="string">
            <text:p>Roseau</text:p>
          </table:table-cell>
          <table:table-cell table:style-name="ce4"/>
          <table:table-cell table:style-name="ce5" office:value-type="string" calcext:value-type="string">
            <text:p>Feature: meteorological station</text:p>
            <text:p>Country: Dominique</text:p>
          </table:table-cell>
        </table:table-row>
        <table:table-row table:style-name="ro3">
          <table:table-cell table:style-name="ce1" office:value-type="string" calcext:value-type="string">
            <text:p>Dubréka</text:p>
          </table:table-cell>
          <table:table-cell table:style-name="ce10" office:value-type="string" calcext:value-type="string">
            <text:p>#9444</text:p>
          </table:table-cell>
          <table:table-cell table:style-name="ce1" office:value-type="string" calcext:value-type="string">
            <text:p>http://www.geonames.org/2421533</text:p>
          </table:table-cell>
          <table:table-cell table:style-name="ce1" office:value-type="string" calcext:value-type="string">
            <text:p>Dubrék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Guinée</text:p>
            <text:p>Admin name: Kindia Region</text:p>
            <text:p>Population: 330,548</text:p>
          </table:table-cell>
        </table:table-row>
        <table:table-row table:style-name="ro2">
          <table:table-cell table:style-name="ce4" office:value-type="string" calcext:value-type="string">
            <text:p>Écosse</text:p>
          </table:table-cell>
          <table:table-cell table:style-name="ce12" office:value-type="string" calcext:value-type="string">
            <text:p>#5332 #5341</text:p>
          </table:table-cell>
          <table:table-cell table:style-name="ce4" office:value-type="string" calcext:value-type="string">
            <text:p>http://www.geonames.org/3020449</text:p>
          </table:table-cell>
          <table:table-cell table:style-name="ce4" office:value-type="string" calcext:value-type="string">
            <text:p>Écoss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Normandie</text:p>
          </table:table-cell>
        </table:table-row>
        <table:table-row table:style-name="ro2">
          <table:table-cell table:style-name="ce1" office:value-type="string" calcext:value-type="string">
            <text:p>Egypte</text:p>
          </table:table-cell>
          <table:table-cell table:style-name="ce10" office:value-type="string" calcext:value-type="string">
            <text:p>#2442 #4196 #16451</text:p>
          </table:table-cell>
          <table:table-cell table:style-name="ce1" office:value-type="string" calcext:value-type="string">
            <text:p>http://www.geonames.org/357994</text:p>
          </table:table-cell>
          <table:table-cell table:style-name="ce1" office:value-type="string" calcext:value-type="string">
            <text:p>Egypt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Égypte</text:p>
            <text:p>Population: 98,423,595</text:p>
          </table:table-cell>
        </table:table-row>
        <table:table-row table:style-name="ro3">
          <table:table-cell table:style-name="ce4" office:value-type="string" calcext:value-type="string">
            <text:p>El Salvador|San Salvador</text:p>
          </table:table-cell>
          <table:table-cell table:style-name="ce12" office:value-type="string" calcext:value-type="string">
            <text:p>#4861</text:p>
          </table:table-cell>
          <table:table-cell table:style-name="ce4" office:value-type="string" calcext:value-type="string">
            <text:p>http://www.geonames.org/3583361</text:p>
          </table:table-cell>
          <table:table-cell table:style-name="ce4" office:value-type="string" calcext:value-type="string">
            <text:p>San Salvador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alvador</text:p>
            <text:p>Admin name: San Salvador</text:p>
            <text:p>Population: 525,990</text:p>
          </table:table-cell>
        </table:table-row>
        <table:table-row table:style-name="ro3">
          <table:table-cell table:style-name="ce4" office:value-type="string" calcext:value-type="string">
            <text:p>El Salvador|San Salvador</text:p>
          </table:table-cell>
          <table:table-cell table:style-name="ce12" office:value-type="string" calcext:value-type="string">
            <text:p>#4861</text:p>
          </table:table-cell>
          <table:table-cell table:style-name="ce4" office:value-type="string" calcext:value-type="string">
            <text:p>http://www.geonames.org/3583360</text:p>
          </table:table-cell>
          <table:table-cell table:style-name="ce4" office:value-type="string" calcext:value-type="string">
            <text:p>San Salvador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alvador</text:p>
            <text:p>Admin name: San Salvador</text:p>
            <text:p>Population: 1,740,847</text:p>
          </table:table-cell>
        </table:table-row>
        <table:table-row table:style-name="ro2">
          <table:table-cell table:style-name="ce4" office:value-type="string" calcext:value-type="string">
            <text:p>El Salvador|San Salvador</text:p>
          </table:table-cell>
          <table:table-cell table:style-name="ce12" office:value-type="string" calcext:value-type="string">
            <text:p>#4861</text:p>
          </table:table-cell>
          <table:table-cell table:style-name="ce4" office:value-type="string" calcext:value-type="string">
            <text:p>http://www.geonames.org/3583359</text:p>
          </table:table-cell>
          <table:table-cell table:style-name="ce4" office:value-type="string" calcext:value-type="string">
            <text:p>San Salvador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Salvador</text:p>
            <text:p>Admin name: San Salvador</text:p>
          </table:table-cell>
        </table:table-row>
        <table:table-row table:style-name="ro2">
          <table:table-cell table:style-name="ce4" office:value-type="string" calcext:value-type="string">
            <text:p>El Salvador|San Salvador</text:p>
          </table:table-cell>
          <table:table-cell table:style-name="ce12" office:value-type="string" calcext:value-type="string">
            <text:p>#4861</text:p>
          </table:table-cell>
          <table:table-cell table:style-name="ce4" office:value-type="string" calcext:value-type="string">
            <text:p>http://www.geonames.org/3583358</text:p>
          </table:table-cell>
          <table:table-cell table:style-name="ce4" office:value-type="string" calcext:value-type="string">
            <text:p>San Salvador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Salvador</text:p>
            <text:p>Admin name: San Salvador</text:p>
          </table:table-cell>
        </table:table-row>
        <table:table-row table:style-name="ro2">
          <table:table-cell table:style-name="ce4" office:value-type="string" calcext:value-type="string">
            <text:p>El Salvador|San Salvador</text:p>
          </table:table-cell>
          <table:table-cell table:style-name="ce12" office:value-type="string" calcext:value-type="string">
            <text:p>#4861</text:p>
          </table:table-cell>
          <table:table-cell table:style-name="ce4" office:value-type="string" calcext:value-type="string">
            <text:p>http://www.geonames.org/3733550</text:p>
          </table:table-cell>
          <table:table-cell table:style-name="ce4" office:value-type="string" calcext:value-type="string">
            <text:p>San Salvador</text:p>
          </table:table-cell>
          <table:table-cell table:style-name="ce4"/>
          <table:table-cell table:style-name="ce5" office:value-type="string" calcext:value-type="string">
            <text:p>Feature: triangulation station</text:p>
            <text:p>Country: Salvador</text:p>
            <text:p>Admin name: La Libertad</text:p>
          </table:table-cell>
        </table:table-row>
        <table:table-row table:style-name="ro2">
          <table:table-cell table:style-name="ce1" office:value-type="string" calcext:value-type="string">
            <text:p>Élysée</text:p>
          </table:table-cell>
          <table:table-cell table:style-name="ce10" office:value-type="string" calcext:value-type="string">
            <text:p>#8162 #11710 #11711</text:p>
          </table:table-cell>
          <table:table-cell table:style-name="ce1" office:value-type="string" calcext:value-type="string">
            <text:p>http://www.geonames.org/3020270</text:p>
          </table:table-cell>
          <table:table-cell table:style-name="ce1" office:value-type="string" calcext:value-type="string">
            <text:p>Élysé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Île-de-France</text:p>
          </table:table-cell>
        </table:table-row>
        <table:table-row table:style-name="ro1">
          <table:table-cell table:style-name="ce4" office:value-type="string" calcext:value-type="string">
            <text:p>Empire du Brésil (1822-1889)</text:p>
          </table:table-cell>
          <table:table-cell table:style-name="ce11" office:value-type="string" calcext:value-type="string">
            <text:p>#1548 #1549 #1550 #1552 #1553 #1555 #1556 #1557 #1558 #1559 <text:s/>#1560 #1563 #1564 #1567 #1572 #1573 #1574 #1873 #6645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Enfin</text:p>
          </table:table-cell>
          <table:table-cell table:style-name="ce10" office:value-type="string" calcext:value-type="string">
            <text:p>#8158 #8159 #8161 #8162</text:p>
          </table:table-cell>
          <table:table-cell table:style-name="ce1" office:value-type="string" calcext:value-type="string">
            <text:p>http://www.geonames.org/5948810</text:p>
          </table:table-cell>
          <table:table-cell table:style-name="ce1" office:value-type="string" calcext:value-type="string">
            <text:p>Enfin</text:p>
          </table:table-cell>
          <table:table-cell table:style-name="ce1"/>
          <table:table-cell table:style-name="ce3" office:value-type="string" calcext:value-type="string">
            <text:p>Feature: area</text:p>
            <text:p>Country: Canada</text:p>
            <text:p>Admin name: Saskatchewan</text:p>
          </table:table-cell>
        </table:table-row>
        <table:table-row table:style-name="ro2">
          <table:table-cell table:style-name="ce4" office:value-type="string" calcext:value-type="string">
            <text:p>Equateur</text:p>
          </table:table-cell>
          <table:table-cell table:style-name="ce11" office:value-type="string" calcext:value-type="string">
            <text:p>#7 #71 #1556 #1562 #1751 #2183 #2321 #3831 #3832 #4092 <text:s/>#4111 #4834 #4849 #4850 #5961 #6223 #6598 #6803 #14292</text:p>
          </table:table-cell>
          <table:table-cell table:style-name="ce4" office:value-type="string" calcext:value-type="string">
            <text:p>http://www.geonames.org/3658394</text:p>
          </table:table-cell>
          <table:table-cell table:style-name="ce4" office:value-type="string" calcext:value-type="string">
            <text:p>Equateur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Équateur</text:p>
            <text:p>Population: 17,084,357</text:p>
          </table:table-cell>
        </table:table-row>
        <table:table-row table:style-name="ro3">
          <table:table-cell table:style-name="ce1" office:value-type="string" calcext:value-type="string">
            <text:p>Équateur|Guayaquil</text:p>
          </table:table-cell>
          <table:table-cell table:style-name="ce10" office:value-type="string" calcext:value-type="string">
            <text:p>#3313 #20840</text:p>
          </table:table-cell>
          <table:table-cell table:style-name="ce1" office:value-type="string" calcext:value-type="string">
            <text:p>http://www.geonames.org/3657509</text:p>
          </table:table-cell>
          <table:table-cell table:style-name="ce1" office:value-type="string" calcext:value-type="string">
            <text:p>Guayaquil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Équateur</text:p>
            <text:p>Admin name: Guayas</text:p>
            <text:p>Population: 1,952,029</text:p>
          </table:table-cell>
        </table:table-row>
        <table:table-row table:style-name="ro2">
          <table:table-cell table:style-name="ce1" office:value-type="string" calcext:value-type="string">
            <text:p>Équateur|Guayaquil</text:p>
          </table:table-cell>
          <table:table-cell table:style-name="ce10" office:value-type="string" calcext:value-type="string">
            <text:p>#3313 #20840</text:p>
          </table:table-cell>
          <table:table-cell table:style-name="ce1" office:value-type="string" calcext:value-type="string">
            <text:p>http://www.geonames.org/10793018</text:p>
          </table:table-cell>
          <table:table-cell table:style-name="ce1" office:value-type="string" calcext:value-type="string">
            <text:p>Guayaquil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Équateur</text:p>
            <text:p>Admin name: Guayas</text:p>
          </table:table-cell>
        </table:table-row>
        <table:table-row table:style-name="ro3">
          <table:table-cell table:style-name="ce4" office:value-type="string" calcext:value-type="string">
            <text:p>Equateur|Quito</text:p>
          </table:table-cell>
          <table:table-cell table:style-name="ce12" office:value-type="string" calcext:value-type="string">
            <text:p>#4847</text:p>
          </table:table-cell>
          <table:table-cell table:style-name="ce4" office:value-type="string" calcext:value-type="string">
            <text:p>http://www.geonames.org/3652462</text:p>
          </table:table-cell>
          <table:table-cell table:style-name="ce4" office:value-type="string" calcext:value-type="string">
            <text:p>Quito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Équateur</text:p>
            <text:p>Admin name: Pichincha</text:p>
            <text:p>Population: 1,399,814</text:p>
          </table:table-cell>
        </table:table-row>
        <table:table-row table:style-name="ro2">
          <table:table-cell table:style-name="ce4" office:value-type="string" calcext:value-type="string">
            <text:p>Equateur|Quito</text:p>
          </table:table-cell>
          <table:table-cell table:style-name="ce12" office:value-type="string" calcext:value-type="string">
            <text:p>#4847</text:p>
          </table:table-cell>
          <table:table-cell table:style-name="ce4" office:value-type="string" calcext:value-type="string">
            <text:p>http://www.geonames.org/10793634</text:p>
          </table:table-cell>
          <table:table-cell table:style-name="ce4" office:value-type="string" calcext:value-type="string">
            <text:p>Quito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Équateur</text:p>
            <text:p>Admin name: Pichincha</text:p>
          </table:table-cell>
        </table:table-row>
        <table:table-row table:style-name="ro2">
          <table:table-cell table:style-name="ce1" office:value-type="string" calcext:value-type="string">
            <text:p>Espagne</text:p>
          </table:table-cell>
          <table:table-cell table:style-name="ce13" office:value-type="string" calcext:value-type="string">
            <text:p>#1135 #1217 #1313 #1394 #1430 #1924 #1952 #2353 #2390 #2407 <text:s/>#2808 #2827 #3026 #3027 #3028 #3098 #3099 #3536 #3887 #4118 <text:s/>#4138 #5099 #7624 #11307 #13132 #13450 #14184 #16067 #16085 #16146 <text:s/>#16438 #20447 #20448 #20449 #20450</text:p>
          </table:table-cell>
          <table:table-cell table:style-name="ce1" office:value-type="string" calcext:value-type="string">
            <text:p>http://www.geonames.org/2510769</text:p>
          </table:table-cell>
          <table:table-cell table:style-name="ce1" office:value-type="string" calcext:value-type="string">
            <text:p>Espagn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Espagne</text:p>
            <text:p>Population: 46,723,749</text:p>
          </table:table-cell>
        </table:table-row>
        <table:table-row table:style-name="ro3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3117735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Espagne</text:p>
            <text:p>Admin name: Communauté de Madrid</text:p>
            <text:p>Population: 3,255,944</text:p>
          </table:table-cell>
        </table:table-row>
        <table:table-row table:style-name="ro3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3117732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Espagne</text:p>
            <text:p>Admin name: Communauté de Madrid</text:p>
            <text:p>Population: 6,386,932</text:p>
          </table:table-cell>
        </table:table-row>
        <table:table-row table:style-name="ro3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6355233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Espagne</text:p>
            <text:p>Admin name: Communauté de Madrid</text:p>
            <text:p>Population: 6,386,932</text:p>
          </table:table-cell>
        </table:table-row>
        <table:table-row table:style-name="ro3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6359304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Espagne</text:p>
            <text:p>Admin name: Communauté de Madrid</text:p>
            <text:p>Population: 3,233,527</text:p>
          </table:table-cell>
        </table:table-row>
        <table:table-row table:style-name="ro2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6545078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Espagne</text:p>
            <text:p>Admin name: Communauté de Madrid</text:p>
          </table:table-cell>
        </table:table-row>
        <table:table-row table:style-name="ro2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6479049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hotel</text:p>
            <text:p>Country: Espagne</text:p>
            <text:p>Admin name: Baléares</text:p>
          </table:table-cell>
        </table:table-row>
        <table:table-row table:style-name="ro2">
          <table:table-cell table:style-name="ce4" office:value-type="string" calcext:value-type="string">
            <text:p>Espagne|Madrid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9885123</text:p>
          </table:table-cell>
          <table:table-cell table:style-name="ce4" office:value-type="string" calcext:value-type="string">
            <text:p>Madrid</text:p>
          </table:table-cell>
          <table:table-cell table:style-name="ce4"/>
          <table:table-cell table:style-name="ce5" office:value-type="string" calcext:value-type="string">
            <text:p>Feature: hotel</text:p>
            <text:p>Country: Espagne</text:p>
            <text:p>Admin name: Galice</text:p>
          </table:table-cell>
        </table:table-row>
        <table:table-row table:style-name="ro3">
          <table:table-cell table:style-name="ce1" office:value-type="string" calcext:value-type="string">
            <text:p>Espirito Santo</text:p>
          </table:table-cell>
          <table:table-cell table:style-name="ce10" office:value-type="string" calcext:value-type="string">
            <text:p>#5238 #5646 #5647 #5648 #5649 #5650 #5651 #5652 #5653 #5654</text:p>
          </table:table-cell>
          <table:table-cell table:style-name="ce1" office:value-type="string" calcext:value-type="string">
            <text:p>http://www.geonames.org/3463930</text:p>
          </table:table-cell>
          <table:table-cell table:style-name="ce1" office:value-type="string" calcext:value-type="string">
            <text:p>Espirito Santo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Espírito Santo</text:p>
            <text:p>Population: 3,512,672</text:p>
          </table:table-cell>
        </table:table-row>
        <table:table-row table:style-name="ro1">
          <table:table-cell table:style-name="ce4" office:value-type="string" calcext:value-type="string">
            <text:p>Essequebo</text:p>
          </table:table-cell>
          <table:table-cell table:style-name="ce12" office:value-type="string" calcext:value-type="string">
            <text:p>#621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Essequibo</text:p>
          </table:table-cell>
          <table:table-cell table:style-name="ce10" office:value-type="string" calcext:value-type="string">
            <text:p>#4248 #6753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Etats-Unis</text:p>
          </table:table-cell>
          <table:table-cell table:style-name="ce11" office:value-type="string" calcext:value-type="string">
            <text:p>#1389 #1751 #2083 #2320 #2341 #3243 #3371 #11142 #11144 #12259 <text:s/>#12467 #12468 #12471 #12482 #12490 #13460 #13595 #13598 #13599 #14134 <text:s/>#14137 #14283 #14284 #14285 #14286 #14287 #14288 #14289 #14291 #14292 <text:s/>#14293 #14296 #14297 #14298 #14299 #14300 #14301 #14302 #14303 #14305 <text:s/>#14308 #14309 #14310 #14313 #14314 #14315 #14316 #14317 #14318 #14319 <text:s/>#14320 #14321 #14322 #14323 #14326 #14627 #22003</text:p>
          </table:table-cell>
          <table:table-cell table:style-name="ce4" office:value-type="string" calcext:value-type="string">
            <text:p>http://www.geonames.org/6252001</text:p>
          </table:table-cell>
          <table:table-cell table:style-name="ce4" office:value-type="string" calcext:value-type="string">
            <text:p>Etats-Uni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États-Unis</text:p>
            <text:p>Population: 327,167,434</text:p>
          </table:table-cell>
        </table:table-row>
        <table:table-row table:style-name="ro1">
          <table:table-cell table:style-name="ce1" office:value-type="string" calcext:value-type="string">
            <text:p>Etats-Unis d'Amérique</text:p>
          </table:table-cell>
          <table:table-cell table:style-name="ce13" office:value-type="string" calcext:value-type="string">
            <text:p>#77 #1093 #1526 #1527 #2183 #2573 #2787 #2788 #2790 #3997 <text:s/>#4110 #4138 #5111 #5114 #5279 #5293 #5300 #5878 #5907 #6251 <text:s/>#6925 #7727 #10687 #10718 #10719 #10781 #10802 #10803 #10804 #11463 <text:s/>#11469 #11540 #11542 #12064 #12526 #12745 #12960 #12985 #12993 #13132 <text:s/>#13133 #13167 #13501 #13506 #13572 #16044 #16056 #16061 #16062 #16064 <text:s/>#16066 #16067 #16072 #16142 #16179 #21603 #21631 #21632 #21665 #21682 <text:s/>#21917 #21932 #21936 #21937 #21938 #21939 #2194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Etats-Unis d'Amérique|Chicago</text:p>
          </table:table-cell>
          <table:table-cell table:style-name="ce12" office:value-type="string" calcext:value-type="string">
            <text:p>#1640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Etats-Unis d'Amérique|Louisiane</text:p>
          </table:table-cell>
          <table:table-cell table:style-name="ce10" office:value-type="string" calcext:value-type="string">
            <text:p>#11355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Etats-Unis d'Amérique|San Francisco</text:p>
          </table:table-cell>
          <table:table-cell table:style-name="ce12" office:value-type="string" calcext:value-type="string">
            <text:p>#920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Etats-Unis du Brésil</text:p>
          </table:table-cell>
          <table:table-cell table:style-name="ce13" office:value-type="string" calcext:value-type="string">
            <text:p>#2 #10 #21 #38 #46 #48 #53 #63 #65 #68 <text:s/>#95 #97 #107 #110 #115 #121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128581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New York</text:p>
            <text:p>Population: 8,175,133</text:p>
          </table:table-cell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128638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New York</text:p>
            <text:p>Population: 19,274,244</text:p>
          </table:table-cell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082331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États-Unis</text:p>
            <text:p>Admin name: Nebraska</text:p>
            <text:p>Population: 7,864</text:p>
          </table:table-cell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128594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États-Unis</text:p>
            <text:p>Admin name: New York</text:p>
            <text:p>Population: 1,585,873</text:p>
          </table:table-cell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248969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Wisconsin</text:p>
            <text:p>Population: 2,140</text:p>
          </table:table-cell>
        </table:table-row>
        <table:table-row table:style-name="ro3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257559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Indiana</text:p>
            <text:p>Population: 80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302486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Kentucky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165941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Floride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831900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Iowa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714635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Texas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171547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Ohio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656269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Tennessee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481279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Nouveau-Mexique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049286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Missouri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687495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Montana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785509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États-Unis</text:p>
            <text:p>Admin name: Washington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4080265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abandoned populated place</text:p>
            <text:p>Country: États-Unis</text:p>
            <text:p>Admin name: Alabama</text:p>
          </table:table-cell>
        </table:table-row>
        <table:table-row table:style-name="ro2">
          <table:table-cell table:style-name="ce4" office:value-type="string" calcext:value-type="string">
            <text:p>États-Unis|New York</text:p>
          </table:table-cell>
          <table:table-cell table:style-name="ce12" office:value-type="string" calcext:value-type="string">
            <text:p>#1415 #5035 #11145</text:p>
          </table:table-cell>
          <table:table-cell table:style-name="ce4" office:value-type="string" calcext:value-type="string">
            <text:p>http://www.geonames.org/5778876</text:p>
          </table:table-cell>
          <table:table-cell table:style-name="ce4" office:value-type="string" calcext:value-type="string">
            <text:p>New York</text:p>
          </table:table-cell>
          <table:table-cell table:style-name="ce4"/>
          <table:table-cell table:style-name="ce5" office:value-type="string" calcext:value-type="string">
            <text:p>Feature: mine(s)</text:p>
            <text:p>Country: États-Unis</text:p>
            <text:p>Admin name: Utah</text:p>
          </table:table-cell>
        </table:table-row>
        <table:table-row table:style-name="ro3">
          <table:table-cell table:style-name="ce1" office:value-type="string" calcext:value-type="string">
            <text:p>Etats-Unis|Saint Augustin</text:p>
          </table:table-cell>
          <table:table-cell table:style-name="ce10" office:value-type="string" calcext:value-type="string">
            <text:p>#13436</text:p>
          </table:table-cell>
          <table:table-cell table:style-name="ce1" office:value-type="string" calcext:value-type="string">
            <text:p>http://www.geonames.org/4170894</text:p>
          </table:table-cell>
          <table:table-cell table:style-name="ce1" office:value-type="string" calcext:value-type="string">
            <text:p>Saint Augustine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États-Unis</text:p>
            <text:p>Admin name: Floride</text:p>
            <text:p>Population: 12,975</text:p>
          </table:table-cell>
        </table:table-row>
        <table:table-row table:style-name="ro2">
          <table:table-cell table:style-name="ce4" office:value-type="string" calcext:value-type="string">
            <text:p>Ethiopie</text:p>
          </table:table-cell>
          <table:table-cell table:style-name="ce12" office:value-type="string" calcext:value-type="string">
            <text:p>#4061 #12744</text:p>
          </table:table-cell>
          <table:table-cell table:style-name="ce4" office:value-type="string" calcext:value-type="string">
            <text:p>http://www.geonames.org/337996</text:p>
          </table:table-cell>
          <table:table-cell table:style-name="ce4" office:value-type="string" calcext:value-type="string">
            <text:p>Ethiop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Éthiopie</text:p>
            <text:p>Population: 109,224,559</text:p>
          </table:table-cell>
        </table:table-row>
        <table:table-row table:style-name="ro4">
          <table:table-cell table:style-name="ce1" office:value-type="string" calcext:value-type="string">
            <text:p>Europe</text:p>
          </table:table-cell>
          <table:table-cell table:style-name="ce13" office:value-type="string" calcext:value-type="string">
            <text:p>#1061 #1275 #1460 #1467 #1698 #1709 #1717 #1723 #1725 #1726 <text:s/>#1733 #1739 #1741 #1743 #1745 #1749 #1753 #1760 #1780 #1796 <text:s/>#2019 #2167 #2808 #2829 #2977 #2978 #2980 #3031 #3233 #3502 <text:s/>#3503 #3568 #3993 #4013 #4125 #4128 #5026 #5048 #5060 #5075 <text:s/>#5257 #5287 #5313 #5878 #5895 #5896 #5899 #5907 #5917 #5918 <text:s/>#5919 #5923 #5936 #5949 #6925 #6928 #6929 #6930 #6931 #6932 <text:s/>#6934 #6935 #6936 #6938 #6939 #6941 #6942 #6943 #6944 #6945 <text:s/>#6946 #6947 #6952 #6964 #6966 #6979 #6981 #6985 #6992 #6997 <text:s/>#7624 #7709 #7770 #7777 #7778 #8009 #8025 #8123 #10685 #10686 <text:s/>#10687 #10688 #10689 #10690 #10691 #10692 #10750 #10752 #10753 #10754 <text:s/>#10755 #10775 #10777 #10778 #10779 #10780 #10781 #10783 #10784 #10785 <text:s/>#10786 #10787 #10788 #10789 #10790 #10791 #10792 #10793 #10796 #10797 <text:s/>#10798 #10799 #10800 #10801 #10802 #10805 #10807 #10808 #10809 #10810 <text:s/>#10811 #10812 #10814 #10819 #10820 #10822 #10824 #10826 #10827 #10828 <text:s/>#10829 #10833 #10835 #10836 #10837 #10838 #10839 #10840 #10841 #10842 <text:s/>#10843 #10844 #11463 #11466 #11467 #11468 #11469 #11470 #11471 #11472 <text:s/>#11474 #11475 #11477 #11479 #11480 #11481 #11482 #11501 #11508 #11509 <text:s/>#11510 #11511 #11513 #11514 #11515 #11516 #11517 #11520 #11521 #11522 <text:s/>#11523 #11524 #11525 #11526 #11527 #11528 #11529 #11530 #11531 #11532 <text:s/>#11999 #12021 #12022 #12024 #12026 #12027 #12048 #12073 #12074 #12076 <text:s/>#12079 #12080 #12082 #12086 #12114 #12526 #12532 #12533 #12534 #12537 <text:s/>#12544 #12545 #12650 #12803 #13088 #13481 #13482 #13483 #13486 #13487 <text:s/>#13488 #13489 #13491 #13492 #13493 #13494 #13495 #13496 #20917 #21619</text:p>
          </table:table-cell>
          <table:table-cell table:style-name="ce1" office:value-type="string" calcext:value-type="string">
            <text:p>http://www.geonames.org/6255148</text:p>
          </table:table-cell>
          <table:table-cell table:style-name="ce1" office:value-type="string" calcext:value-type="string">
            <text:p>Europe</text:p>
          </table:table-cell>
          <table:table-cell table:style-name="ce1"/>
          <table:table-cell table:style-name="ce3" office:value-type="string" calcext:value-type="string">
            <text:p>Feature: continent</text:p>
            <text:p>Population: 741,000,000</text:p>
          </table:table-cell>
        </table:table-row>
        <table:table-row table:style-name="ro4">
          <table:table-cell table:style-name="ce4" office:value-type="string" calcext:value-type="string">
            <text:p>Europe Du Nord</text:p>
          </table:table-cell>
          <table:table-cell table:style-name="ce12" office:value-type="string" calcext:value-type="string">
            <text:p>#20891</text:p>
          </table:table-cell>
          <table:table-cell table:style-name="ce4" office:value-type="string" calcext:value-type="string">
            <text:p>http://www.geonames.org/7729883</text:p>
          </table:table-cell>
          <table:table-cell table:style-name="ce4" office:value-type="string" calcext:value-type="string">
            <text:p>Europe du Nord</text:p>
          </table:table-cell>
          <table:table-cell table:style-name="ce4"/>
          <table:table-cell table:style-name="ce5" office:value-type="string" calcext:value-type="string">
            <text:p>Feature: region</text:p>
            <text:p>Population: 99,000,000</text:p>
          </table:table-cell>
        </table:table-row>
        <table:table-row table:style-name="ro1">
          <table:table-cell table:style-name="ce1" office:value-type="string" calcext:value-type="string">
            <text:p>Extrême-Orient</text:p>
          </table:table-cell>
          <table:table-cell table:style-name="ce10" office:value-type="string" calcext:value-type="string">
            <text:p>#2548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Finlande</text:p>
          </table:table-cell>
          <table:table-cell table:style-name="ce12" office:value-type="string" calcext:value-type="string">
            <text:p>#2322</text:p>
          </table:table-cell>
          <table:table-cell table:style-name="ce4" office:value-type="string" calcext:value-type="string">
            <text:p>http://www.geonames.org/660013</text:p>
          </table:table-cell>
          <table:table-cell table:style-name="ce4" office:value-type="string" calcext:value-type="string">
            <text:p>Finland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Finlande</text:p>
            <text:p>Population: 5,518,050</text:p>
          </table:table-cell>
        </table:table-row>
        <table:table-row table:style-name="ro4">
          <table:table-cell table:style-name="ce1" office:value-type="string" calcext:value-type="string">
            <text:p>Fleuve Mana</text:p>
          </table:table-cell>
          <table:table-cell table:style-name="ce10" office:value-type="string" calcext:value-type="string">
            <text:p>#8087 #8088 #8089 #8090</text:p>
          </table:table-cell>
          <table:table-cell table:style-name="ce1" office:value-type="string" calcext:value-type="string">
            <text:p>http://www.geonames.org/3381038</text:p>
          </table:table-cell>
          <table:table-cell table:style-name="ce1" office:value-type="string" calcext:value-type="string">
            <text:p>Fleuve Mana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2">
          <table:table-cell table:style-name="ce4" office:value-type="string" calcext:value-type="string">
            <text:p>Fleuve Maroni</text:p>
          </table:table-cell>
          <table:table-cell table:style-name="ce12" office:value-type="string" calcext:value-type="string">
            <text:p>#1481 #22265 #22267</text:p>
          </table:table-cell>
          <table:table-cell table:style-name="ce4" office:value-type="string" calcext:value-type="string">
            <text:p>http://www.geonames.org/3383561</text:p>
          </table:table-cell>
          <table:table-cell table:style-name="ce4" office:value-type="string" calcext:value-type="string">
            <text:p>Fleuve Maroni</text:p>
          </table:table-cell>
          <table:table-cell table:style-name="ce4"/>
          <table:table-cell table:style-name="ce5" office:value-type="string" calcext:value-type="string">
            <text:p>Feature: stream</text:p>
            <text:p>Country: Surinam</text:p>
            <text:p>Admin name: Marowijne</text:p>
          </table:table-cell>
        </table:table-row>
        <table:table-row table:style-name="ro1">
          <table:table-cell table:style-name="ce1" office:value-type="string" calcext:value-type="string">
            <text:p>Fleuve Mekong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Fleuve Oyapock</text:p>
          </table:table-cell>
          <table:table-cell table:style-name="ce12" office:value-type="string" calcext:value-type="string">
            <text:p>#16039 #20542</text:p>
          </table:table-cell>
          <table:table-cell table:style-name="ce4" office:value-type="string" calcext:value-type="string">
            <text:p>http://www.geonames.org/3380778</text:p>
          </table:table-cell>
          <table:table-cell table:style-name="ce4" office:value-type="string" calcext:value-type="string">
            <text:p>Fleuve Oyapock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3">
          <table:table-cell table:style-name="ce1" office:value-type="string" calcext:value-type="string">
            <text:p>Floride</text:p>
          </table:table-cell>
          <table:table-cell table:style-name="ce13" office:value-type="string" calcext:value-type="string">
            <text:p>#42 #1693 #1707 #1730 #1735 #1742 #1751 #1756 #1912 #13420 <text:s/>#13432 #13436 #13598 #14057 #14652 #16200</text:p>
          </table:table-cell>
          <table:table-cell table:style-name="ce1" office:value-type="string" calcext:value-type="string">
            <text:p>http://www.geonames.org/4155751</text:p>
          </table:table-cell>
          <table:table-cell table:style-name="ce1" office:value-type="string" calcext:value-type="string">
            <text:p>Florid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Floride</text:p>
            <text:p>Population: 17,671,452</text:p>
          </table:table-cell>
        </table:table-row>
        <table:table-row table:style-name="ro2">
          <table:table-cell table:style-name="ce4" office:value-type="string" calcext:value-type="string">
            <text:p>Fond Canonville</text:p>
          </table:table-cell>
          <table:table-cell table:style-name="ce12" office:value-type="string" calcext:value-type="string">
            <text:p>#2952</text:p>
          </table:table-cell>
          <table:table-cell table:style-name="ce4" office:value-type="string" calcext:value-type="string">
            <text:p>http://www.geonames.org/3570716</text:p>
          </table:table-cell>
          <table:table-cell table:style-name="ce4" office:value-type="string" calcext:value-type="string">
            <text:p>Fond Canonvi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1">
          <table:table-cell table:style-name="ce1" office:value-type="string" calcext:value-type="string">
            <text:p>Fontaine Mouette</text:p>
          </table:table-cell>
          <table:table-cell table:style-name="ce10" office:value-type="string" calcext:value-type="string">
            <text:p>#3187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Fort Cépérou</text:p>
          </table:table-cell>
          <table:table-cell table:style-name="ce12" office:value-type="string" calcext:value-type="string">
            <text:p>#6503</text:p>
          </table:table-cell>
          <table:table-cell table:style-name="ce4" office:value-type="string" calcext:value-type="string">
            <text:p>http://www.geonames.org/3382146</text:p>
          </table:table-cell>
          <table:table-cell table:style-name="ce4" office:value-type="string" calcext:value-type="string">
            <text:p>Fort Cépérou</text:p>
          </table:table-cell>
          <table:table-cell table:style-name="ce4"/>
          <table:table-cell table:style-name="ce5" office:value-type="string" calcext:value-type="string">
            <text:p>Feature: fort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Fort Saint-Louis</text:p>
          </table:table-cell>
          <table:table-cell table:style-name="ce10" office:value-type="string" calcext:value-type="string">
            <text:p>#11099</text:p>
          </table:table-cell>
          <table:table-cell table:style-name="ce1" office:value-type="string" calcext:value-type="string">
            <text:p>http://www.geonames.org/3569913</text:p>
          </table:table-cell>
          <table:table-cell table:style-name="ce1" office:value-type="string" calcext:value-type="string">
            <text:p>Fort Saint-Louis</text:p>
          </table:table-cell>
          <table:table-cell table:style-name="ce1"/>
          <table:table-cell table:style-name="ce3" office:value-type="string" calcext:value-type="string">
            <text:p>Feature: fort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Fort Saint-Michel</text:p>
          </table:table-cell>
          <table:table-cell table:style-name="ce12" office:value-type="string" calcext:value-type="string">
            <text:p>#4897</text:p>
          </table:table-cell>
          <table:table-cell table:style-name="ce4" office:value-type="string" calcext:value-type="string">
            <text:p>http://www.geonames.org/3725161</text:p>
          </table:table-cell>
          <table:table-cell table:style-name="ce4" office:value-type="string" calcext:value-type="string">
            <text:p>Fort Saint Miche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Nord</text:p>
          </table:table-cell>
        </table:table-row>
        <table:table-row table:style-name="ro2">
          <table:table-cell table:style-name="ce1" office:value-type="string" calcext:value-type="string">
            <text:p>Fort Saint-Pierre</text:p>
          </table:table-cell>
          <table:table-cell table:style-name="ce10" office:value-type="string" calcext:value-type="string">
            <text:p>#2525</text:p>
          </table:table-cell>
          <table:table-cell table:style-name="ce1" office:value-type="string" calcext:value-type="string">
            <text:p>http://www.geonames.org/2251813</text:p>
          </table:table-cell>
          <table:table-cell table:style-name="ce1" office:value-type="string" calcext:value-type="string">
            <text:p>Fort Saint-Pierre</text:p>
          </table:table-cell>
          <table:table-cell table:style-name="ce1"/>
          <table:table-cell table:style-name="ce3" office:value-type="string" calcext:value-type="string">
            <text:p>Feature: ruin(s)</text:p>
            <text:p>Country: Sénégal</text:p>
            <text:p>Admin name: Tambacounda</text:p>
          </table:table-cell>
        </table:table-row>
        <table:table-row table:style-name="ro3">
          <table:table-cell table:style-name="ce4" office:value-type="string" calcext:value-type="string">
            <text:p>Fort-de-France</text:p>
          </table:table-cell>
          <table:table-cell table:style-name="ce12" office:value-type="string" calcext:value-type="string">
            <text:p>#9115 #9196 #9208 #9247 #9256 #9302 #9334 #9336 #9442</text:p>
          </table:table-cell>
          <table:table-cell table:style-name="ce4" office:value-type="string" calcext:value-type="string">
            <text:p>http://www.geonames.org/3570675</text:p>
          </table:table-cell>
          <table:table-cell table:style-name="ce4" office:value-type="string" calcext:value-type="string">
            <text:p>Fort-de-Franc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Martinique</text:p>
            <text:p>Admin name: Martinique</text:p>
            <text:p>Population: 89,995</text:p>
          </table:table-cell>
        </table:table-row>
        <table:table-row table:style-name="ro3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3570675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Martinique</text:p>
            <text:p>Admin name: Martinique</text:p>
            <text:p>Population: 89,995</text:p>
          </table:table-cell>
        </table:table-row>
        <table:table-row table:style-name="ro3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3579925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Grenade</text:p>
            <text:p>Admin name: Saint George</text:p>
            <text:p>Population: 7,500</text:p>
          </table:table-cell>
        </table:table-row>
        <table:table-row table:style-name="ro2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3718408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Ouest</text:p>
          </table:table-cell>
        </table:table-row>
        <table:table-row table:style-name="ro4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11542964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</table:table-cell>
        </table:table-row>
        <table:table-row table:style-name="ro2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3513316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fort</text:p>
            <text:p>Country: Bonaire, Saint-Eustache et Saba</text:p>
            <text:p>Admin name: Saint-Eustache</text:p>
          </table:table-cell>
        </table:table-row>
        <table:table-row table:style-name="ro2">
          <table:table-cell table:style-name="ce1" office:value-type="string" calcext:value-type="string">
            <text:p>Fort-Royal</text:p>
          </table:table-cell>
          <table:table-cell table:style-name="ce10" office:value-type="string" calcext:value-type="string">
            <text:p>#2524 #20874</text:p>
          </table:table-cell>
          <table:table-cell table:style-name="ce1" office:value-type="string" calcext:value-type="string">
            <text:p>http://www.geonames.org/3307588</text:p>
          </table:table-cell>
          <table:table-cell table:style-name="ce1" office:value-type="string" calcext:value-type="string">
            <text:p>Fort Royal</text:p>
          </table:table-cell>
          <table:table-cell table:style-name="ce1"/>
          <table:table-cell table:style-name="ce3" office:value-type="string" calcext:value-type="string">
            <text:p>Feature: fort</text:p>
            <text:p>Country: Irlande</text:p>
            <text:p>Admin name: Ulster</text:p>
          </table:table-cell>
        </table:table-row>
        <table:table-row table:style-name="ro2">
          <table:table-cell table:style-name="ce4" office:value-type="string" calcext:value-type="string">
            <text:p>France</text:p>
          </table:table-cell>
          <table:table-cell table:style-name="ce11" office:value-type="string" calcext:value-type="string">
            <text:p>#1061 #1135 #1313 #1467 #1472 #1512 #1531 #1561 #1956 #1959 <text:s/>#2180 #2533 #2548 #2550 #2574 #2575 #2576 #2577 #2779 #2801 <text:s/>#2831 #2833 #2837 #3286 #3411 #3503 #3504 #3512 #3555 #3567 <text:s/>#3569 #3887 #3893 #3895 #3896 #3897 #3899 #3900 #3901 #3902 <text:s/>#3903 #3904 #3905 #3906 #3907 #3908 #3909 #3910 #3911 #3912 <text:s/>#3913 #3915 #3916 #3917 #3918 #3919 #3920 #3921 #3922 #3923 <text:s/>#3924 #3925 #3926 #3927 #3928 #3929 #3930 #3931 #3932 #3933 <text:s/>#3934 #3935 #3936 #3937 #3938 #3939 #3940 #3941 #3942 #3943 <text:s/>#3944 #3945 #3946 #3947 #3949 #3950 #3951 #3952 #3953 #3954 <text:s/>#3955 #3956 #3957 #3958 #3959 #3960 #3961 #3962 #3963 #3964 <text:s/>#3965 #3966 #3967 #3968 #3969 #3970 #3972 #3973 #3974 #3975 <text:s/>#3976 #3977 #3978 #3979 #3980 #3981 #3982 #3983 #3984 #3985 <text:s/>#3986 #3987 #3988 #3989 #3990 #3991 #3992 #3993 #3997 #4017 <text:s/>#4026 #4028 #4065 #4066 #4067 #4137 #4138 #4159 #4160 #4167 <text:s/>#4180 #5060 #5075 #5092 #5095 #5096 #5097 #5098 #5099 #5100 <text:s/>#5106 #5107 #5108 #5109 #5110 #5111 #5112 #5114 #5115 #5116 <text:s/>#5117 #5118 #5119 #5120 #5122 #5123 #5124 #5125 #5126 #5131 <text:s/>#5135 #5137 #5138 #5139 #5140 #5141 #5142 #5144 #5145 #5146 <text:s/>#5147 #5148 #5149 #5151 #5152 #5153 #5154 #5155 #5287 #5878 <text:s/>#5892 #5895 #5899 #5907 #5917 #5920 #5923 #5935 #5936 #5949 <text:s/>#5952 #6215 #6221 #6280 #6761 #6762 #6763 #6764 #6807 #6808 <text:s/>#6809 #6810 #6925 #6928 #6929 #6984 #6985 #7455 #7624 #7770 <text:s/>#7778 #7787 #7986 #9908 #10354 #10355 #10356 #10357 #10358 #10359 <text:s/>#10372 #10685 #10686 #10687 #10690 #10691 #10692 #10694 #10750 #10752 <text:s/>#10753 #10775 #10777 #10778 #10780 #10781 #10783 #10784 #10785 #10786 <text:s/>#10787 #10788 #10789 #10790 #10791 #10792 #10793 #10794 #10796 #10797 <text:s/>#10798 #10799 #10800 #10801 #10805 #10807 #10808 #10809 #10810 #10819 <text:s/>#10820 #10822 #10825 #10826 #10827 #10828 #10836 #10837 #10838 #10839 <text:s/>#10840 #10841 #10842 #10843 #10844 #10846 #10847 #10848 #10849 #10850 <text:s/>#10851 #10852 #10853 #10854 #10855 #10856 #10857 #10858 #10859 #10860 <text:s/>#10861 #10862 #10863 #10864 #10865 #10866 #10867 #10868 #10869 #10870 <text:s/>#10871 #10872 #10873 #10874 #10875 #10876 #10877 #10878 #10879 #10880 <text:s/>#10881 #10882 #10883 #10884 #10885 #10886 #10887 #10888 #10889 #10890 <text:s/>#10891 #10892 #10893 #10894 #10895 #10896 #10897 #10898 #10899 #10900 <text:s/>#10901 #10902 #10903 #10904 #10905 #10906 #10907 #10908 #10909 #10910 <text:s/>#10911 #10912 #10913 #10914 #10915 #10916 #10917 #10918 #10919 #10920 <text:s/>#10921 #10922 #10923 #10924 #10925 #10926 #10927 #10928 #10929 #10930 <text:s/>#10931 #10932 #10933 #10934 #10935 #10936 #10937 #10938 #10939 #10940 <text:s/>#10941 #10942 #10943 #10944 #10945 #10946 #10947 #10948 #10949 #10950 <text:s/>#10951 #10952 #10953 #10954 #10955 #10956 #10957 #10958 #10959 #10960 <text:s/>#10961 #10962 #10963 #10964 #10965 #10966 #10967 #10968 #10969 #10970 <text:s/>#10971 #10972 #10973 #10974 #10975 #10976 #10977 #10978 #10979 #10980 <text:s/>#10981 #10982 #10983 #10984 #10985 #10986 #10987 #10988 #10989 #10990 <text:s/>#10991 #10992 #10993 #10994 #10995 #10996 #10997 #10998 #10999 #11000 <text:s/>#11001 #11002 #11003 #11004 #11005 #11006 #11007 #11008 #11009 #11010 <text:s/>#11011 #11012 #11013 #11014 #11015 #11016 #11017 #11018 #11019 #11020 <text:s/>#11021 #11022 #11023 #11024 #11025 #11026 #11027 #11028 #11029 #11030 <text:s/>#11031 #11032 #11033 #11034 #11035 #11036 #11037 #11038 #11039 #11040 <text:s/>#11041 #11042 #11043 #11044 #11045 #11046 #11047 #11048 #11049 #11050 <text:s/>#11051 #11052 #11053 #11054 #11055 #11056 #11057 #11058 #11059 #11060 <text:s/>#11061 #11062 #11063 #11064 #11065 #11066 #11178 #11268 #11269 #11270 <text:s/>#11271 #11272 #11279 #11301 #11307 #11360 #11463 #11467 #11468 #11469 <text:s/>#11470 #11471 #11472 #11474 #11475 #11477 #11479 #11480 #11481 #11501 <text:s/>#11529 #12021 #12022 #12024 #12027 #12048 #12060 #12073 #12074 #12076 <text:s/>#12114 #12532 #12534 #12537 #12545 #12667 #12745 #12804 #12981 #13135 <text:s/>#13136 #13137 #13138 #13139 #13140 #13141 #13142 #13143 #13144 #13145 <text:s/>#13146 #13147 #13148 #13149 #13150 #13188 #13191 #13192 #13193 #13194 <text:s/>#13195 #13196 #13197 #13265 #13277 #13278 #13295 #13329 #13501 #13634 <text:s/>#13635 #13637 #13638 #13639 #13640 #13641 #13642 #13778 #13779 #13780 <text:s/>#13781 #13784 #13805 #13806 #13810 #13811 #13812 #13814 #13815 #13817 <text:s/>#13819 #13820 #13822 #13823 #13824 #13825 #13826 #13841 #13842 #13843 <text:s/>#13845 #13856 #13858 #13859 #13861 #13877 #13879 #13880 #13903 #13904 <text:s/>#13905 #13907 #13908 #13909 #13910 #13912 #13914 #13915 #13916 #13917 <text:s/>#13939 #13940 #13941 #13944 #13946 #13947 #13957 #13958 #13959 #13960 <text:s/>#13980 #13981 #13982 #13983 #14016 #14017 #14018 #14019 #14020 #14021 <text:s/>#14022 #14023 #14024 #14025 #14026 #14027 #14028 #14029 #14030 #14031 <text:s/>#14032 #14033 #14034 #14057 #14058 #14060 #14061 #14064 #14065 #14066 <text:s/>#14067 #14068 #14069 #14084 #14085 #14095 #14096 #14097 #14098 #14122 <text:s/>#14123 #14124 #14125 #14126 #14127 #14128 #14129 #14183 #14185 #14186 <text:s/>#14203 #14255 #14256 #14257 #14393 #16046 #16047 #16048 #16049 #16050 <text:s/>#16051 #16052 #16053 #16054 #16055 #16057 #16058 #16059 #16071 #16074 <text:s/>#16088 #16146 #16194 #16196 #16383 #16389 #16390 #16391 #16392 #16398 <text:s/>#16403 #16471 #20464 #20513 #20519 #20520 #20606 #21595 #21603 #21618 <text:s/>#21715 #21716 #21717 #21718 #21719 #21720 #21828 #21829 #21830 #21831 <text:s/>#21832 #21839 #21842 #21845 #21849 #21852 #21917 #22004 #22019 #22108 <text:s/>#22144</text:p>
          </table:table-cell>
          <table:table-cell table:style-name="ce4" office:value-type="string" calcext:value-type="string">
            <text:p>http://www.geonames.org/3017382</text:p>
          </table:table-cell>
          <table:table-cell table:style-name="ce4" office:value-type="string" calcext:value-type="string">
            <text:p>Franc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France</text:p>
            <text:p>Population: 66,987,244</text:p>
          </table:table-cell>
        </table:table-row>
        <table:table-row table:style-name="ro1">
          <table:table-cell table:style-name="ce1" office:value-type="string" calcext:value-type="string">
            <text:p>France équinoxiale</text:p>
          </table:table-cell>
          <table:table-cell table:style-name="ce10" office:value-type="string" calcext:value-type="string">
            <text:p>#2560 #401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France|Alenç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8230</text:p>
          </table:table-cell>
          <table:table-cell table:style-name="ce4" office:value-type="string" calcext:value-type="string">
            <text:p>Alençon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Normandie</text:p>
            <text:p>Population: 30,786</text:p>
          </table:table-cell>
        </table:table-row>
        <table:table-row table:style-name="ro3">
          <table:table-cell table:style-name="ce4" office:value-type="string" calcext:value-type="string">
            <text:p>France|Alenç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8229</text:p>
          </table:table-cell>
          <table:table-cell table:style-name="ce4" office:value-type="string" calcext:value-type="string">
            <text:p>Alenço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rmandie</text:p>
            <text:p>Population: 86,907</text:p>
          </table:table-cell>
        </table:table-row>
        <table:table-row table:style-name="ro3">
          <table:table-cell table:style-name="ce4" office:value-type="string" calcext:value-type="string">
            <text:p>France|Alenç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52432</text:p>
          </table:table-cell>
          <table:table-cell table:style-name="ce4" office:value-type="string" calcext:value-type="string">
            <text:p>Alenço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rmandie</text:p>
            <text:p>Population: 26,129</text:p>
          </table:table-cell>
        </table:table-row>
        <table:table-row table:style-name="ro2">
          <table:table-cell table:style-name="ce1" office:value-type="string" calcext:value-type="string">
            <text:p>France|Allouville</text:p>
          </table:table-cell>
          <table:table-cell table:style-name="ce10" office:value-type="string" calcext:value-type="string">
            <text:p>#2019</text:p>
          </table:table-cell>
          <table:table-cell table:style-name="ce1" office:value-type="string" calcext:value-type="string">
            <text:p>http://www.geonames.org/3038072</text:p>
          </table:table-cell>
          <table:table-cell table:style-name="ce1" office:value-type="string" calcext:value-type="string">
            <text:p>Allouville-Bellefoss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rmandie</text:p>
          </table:table-cell>
        </table:table-row>
        <table:table-row table:style-name="ro3">
          <table:table-cell table:style-name="ce4" office:value-type="string" calcext:value-type="string">
            <text:p>France|Anger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7656</text:p>
          </table:table-cell>
          <table:table-cell table:style-name="ce4" office:value-type="string" calcext:value-type="string">
            <text:p>Angers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Pays de la Loire</text:p>
            <text:p>Population: 168,279</text:p>
          </table:table-cell>
        </table:table-row>
        <table:table-row table:style-name="ro3">
          <table:table-cell table:style-name="ce4" office:value-type="string" calcext:value-type="string">
            <text:p>France|Anger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7655</text:p>
          </table:table-cell>
          <table:table-cell table:style-name="ce4" office:value-type="string" calcext:value-type="string">
            <text:p>Anger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Pays de la Loire</text:p>
            <text:p>Population: 380,215</text:p>
          </table:table-cell>
        </table:table-row>
        <table:table-row table:style-name="ro3">
          <table:table-cell table:style-name="ce4" office:value-type="string" calcext:value-type="string">
            <text:p>France|Anger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52361</text:p>
          </table:table-cell>
          <table:table-cell table:style-name="ce4" office:value-type="string" calcext:value-type="string">
            <text:p>Anger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Pays de la Loire</text:p>
            <text:p>Population: 151,229</text:p>
          </table:table-cell>
        </table:table-row>
        <table:table-row table:style-name="ro3">
          <table:table-cell table:style-name="ce1" office:value-type="string" calcext:value-type="string">
            <text:p>France|Angoulême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37598</text:p>
          </table:table-cell>
          <table:table-cell table:style-name="ce1" office:value-type="string" calcext:value-type="string">
            <text:p>Angoulême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France</text:p>
            <text:p>Admin name: Nouvelle-Aquitaine</text:p>
            <text:p>Population: 49,468</text:p>
          </table:table-cell>
        </table:table-row>
        <table:table-row table:style-name="ro3">
          <table:table-cell table:style-name="ce1" office:value-type="string" calcext:value-type="string">
            <text:p>France|Angoulême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37597</text:p>
          </table:table-cell>
          <table:table-cell table:style-name="ce1" office:value-type="string" calcext:value-type="string">
            <text:p>Angoulêm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Nouvelle-Aquitaine</text:p>
            <text:p>Population: 181,456</text:p>
          </table:table-cell>
        </table:table-row>
        <table:table-row table:style-name="ro3">
          <table:table-cell table:style-name="ce1" office:value-type="string" calcext:value-type="string">
            <text:p>France|Angoulême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6447298</text:p>
          </table:table-cell>
          <table:table-cell table:style-name="ce1" office:value-type="string" calcext:value-type="string">
            <text:p>Angoulêm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Nouvelle-Aquitaine</text:p>
            <text:p>Population: 41,935</text:p>
          </table:table-cell>
        </table:table-row>
        <table:table-row table:style-name="ro3">
          <table:table-cell table:style-name="ce4" office:value-type="string" calcext:value-type="string">
            <text:p>France|Auxerre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5843</text:p>
          </table:table-cell>
          <table:table-cell table:style-name="ce4" office:value-type="string" calcext:value-type="string">
            <text:p>Auxerre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Bourgogne-Franche-Comté</text:p>
            <text:p>Population: 41,516</text:p>
          </table:table-cell>
        </table:table-row>
        <table:table-row table:style-name="ro3">
          <table:table-cell table:style-name="ce4" office:value-type="string" calcext:value-type="string">
            <text:p>France|Auxerre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35842</text:p>
          </table:table-cell>
          <table:table-cell table:style-name="ce4" office:value-type="string" calcext:value-type="string">
            <text:p>Auxerr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Bourgogne-Franche-Comté</text:p>
            <text:p>Population: 165,987</text:p>
          </table:table-cell>
        </table:table-row>
        <table:table-row table:style-name="ro3">
          <table:table-cell table:style-name="ce4" office:value-type="string" calcext:value-type="string">
            <text:p>France|Auxerre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55325</text:p>
          </table:table-cell>
          <table:table-cell table:style-name="ce4" office:value-type="string" calcext:value-type="string">
            <text:p>Auxerr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Bourgogne-Franche-Comté</text:p>
            <text:p>Population: 34,846</text:p>
          </table:table-cell>
        </table:table-row>
        <table:table-row table:style-name="ro3">
          <table:table-cell table:style-name="ce1" office:value-type="string" calcext:value-type="string">
            <text:p>France|Avignon</text:p>
          </table:table-cell>
          <table:table-cell table:style-name="ce10" office:value-type="string" calcext:value-type="string">
            <text:p>#9053</text:p>
          </table:table-cell>
          <table:table-cell table:style-name="ce1" office:value-type="string" calcext:value-type="string">
            <text:p>http://www.geonames.org/3035681</text:p>
          </table:table-cell>
          <table:table-cell table:style-name="ce1" office:value-type="string" calcext:value-type="string">
            <text:p>Avignon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France</text:p>
            <text:p>Admin name: Provence-Alpes-Côte d'Azur</text:p>
            <text:p>Population: 89,769</text:p>
          </table:table-cell>
        </table:table-row>
        <table:table-row table:style-name="ro3">
          <table:table-cell table:style-name="ce1" office:value-type="string" calcext:value-type="string">
            <text:p>France|Avignon</text:p>
          </table:table-cell>
          <table:table-cell table:style-name="ce10" office:value-type="string" calcext:value-type="string">
            <text:p>#9053</text:p>
          </table:table-cell>
          <table:table-cell table:style-name="ce1" office:value-type="string" calcext:value-type="string">
            <text:p>http://www.geonames.org/3035679</text:p>
          </table:table-cell>
          <table:table-cell table:style-name="ce1" office:value-type="string" calcext:value-type="string">
            <text:p>Avignon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Provence-Alpes-Côte d'Azur</text:p>
            <text:p>Population: 214,340</text:p>
          </table:table-cell>
        </table:table-row>
        <table:table-row table:style-name="ro3">
          <table:table-cell table:style-name="ce1" office:value-type="string" calcext:value-type="string">
            <text:p>France|Avignon</text:p>
          </table:table-cell>
          <table:table-cell table:style-name="ce10" office:value-type="string" calcext:value-type="string">
            <text:p>#9053</text:p>
          </table:table-cell>
          <table:table-cell table:style-name="ce1" office:value-type="string" calcext:value-type="string">
            <text:p>http://www.geonames.org/6455379</text:p>
          </table:table-cell>
          <table:table-cell table:style-name="ce1" office:value-type="string" calcext:value-type="string">
            <text:p>Avignon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Provence-Alpes-Côte d'Azur</text:p>
            <text:p>Population: 92,378</text:p>
          </table:table-cell>
        </table:table-row>
        <table:table-row table:style-name="ro3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3031582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Nouvelle-Aquitaine</text:p>
            <text:p>Population: 231,844</text:p>
          </table:table-cell>
        </table:table-row>
        <table:table-row table:style-name="ro3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3031579</text:p>
          </table:table-cell>
          <table:table-cell table:style-name="ce4" office:value-type="string" calcext:value-type="string">
            <text:p>Bordeaux-en-Gâtinai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Centre-Val de Loire</text:p>
            <text:p>Population: 128</text:p>
          </table:table-cell>
        </table:table-row>
        <table:table-row table:style-name="ro3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3031580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uvelle-Aquitaine</text:p>
            <text:p>Population: 950,099</text:p>
          </table:table-cell>
        </table:table-row>
        <table:table-row table:style-name="ro3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6455058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uvelle-Aquitaine</text:p>
            <text:p>Population: 252,040</text:p>
          </table:table-cell>
        </table:table-row>
        <table:table-row table:style-name="ro2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6474214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hotel</text:p>
            <text:p>Country: France</text:p>
            <text:p>Admin name: Normandie</text:p>
          </table:table-cell>
        </table:table-row>
        <table:table-row table:style-name="ro2">
          <table:table-cell table:style-name="ce4" office:value-type="string" calcext:value-type="string">
            <text:p>France|Bordeaux</text:p>
          </table:table-cell>
          <table:table-cell table:style-name="ce12" office:value-type="string" calcext:value-type="string">
            <text:p>#1509 #3154 #8009 #21629 #22098 #22106</text:p>
          </table:table-cell>
          <table:table-cell table:style-name="ce4" office:value-type="string" calcext:value-type="string">
            <text:p>http://www.geonames.org/11876636</text:p>
          </table:table-cell>
          <table:table-cell table:style-name="ce4" office:value-type="string" calcext:value-type="string">
            <text:p>Bordeaux</text:p>
          </table:table-cell>
          <table:table-cell table:style-name="ce4"/>
          <table:table-cell table:style-name="ce5" office:value-type="string" calcext:value-type="string">
            <text:p>Feature: harbor(s)</text:p>
            <text:p>Country: France</text:p>
            <text:p>Admin name: Nouvelle-Aquitaine</text:p>
          </table:table-cell>
        </table:table-row>
        <table:table-row table:style-name="ro1">
          <table:table-cell table:style-name="ce1" office:value-type="string" calcext:value-type="string">
            <text:p>France|Bramabiau</text:p>
          </table:table-cell>
          <table:table-cell table:style-name="ce10" office:value-type="string" calcext:value-type="string">
            <text:p>#2305 #2307 #2308 #2310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France|Brest</text:p>
          </table:table-cell>
          <table:table-cell table:style-name="ce12" office:value-type="string" calcext:value-type="string">
            <text:p>#2549 #3894 #3914 #9938 #16221</text:p>
          </table:table-cell>
          <table:table-cell table:style-name="ce4" office:value-type="string" calcext:value-type="string">
            <text:p>http://www.geonames.org/3030300</text:p>
          </table:table-cell>
          <table:table-cell table:style-name="ce4" office:value-type="string" calcext:value-type="string">
            <text:p>Brest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France</text:p>
            <text:p>Admin name: Bretagne</text:p>
            <text:p>Population: 144,899</text:p>
          </table:table-cell>
        </table:table-row>
        <table:table-row table:style-name="ro3">
          <table:table-cell table:style-name="ce4" office:value-type="string" calcext:value-type="string">
            <text:p>France|Brest</text:p>
          </table:table-cell>
          <table:table-cell table:style-name="ce12" office:value-type="string" calcext:value-type="string">
            <text:p>#2549 #3894 #3914 #9938 #16221</text:p>
          </table:table-cell>
          <table:table-cell table:style-name="ce4" office:value-type="string" calcext:value-type="string">
            <text:p>http://www.geonames.org/3030299</text:p>
          </table:table-cell>
          <table:table-cell table:style-name="ce4" office:value-type="string" calcext:value-type="string">
            <text:p>Brest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Bretagne</text:p>
            <text:p>Population: 374,276</text:p>
          </table:table-cell>
        </table:table-row>
        <table:table-row table:style-name="ro3">
          <table:table-cell table:style-name="ce4" office:value-type="string" calcext:value-type="string">
            <text:p>France|Brest</text:p>
          </table:table-cell>
          <table:table-cell table:style-name="ce12" office:value-type="string" calcext:value-type="string">
            <text:p>#2549 #3894 #3914 #9938 #16221</text:p>
          </table:table-cell>
          <table:table-cell table:style-name="ce4" office:value-type="string" calcext:value-type="string">
            <text:p>http://www.geonames.org/6448047</text:p>
          </table:table-cell>
          <table:table-cell table:style-name="ce4" office:value-type="string" calcext:value-type="string">
            <text:p>Brest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Bretagne</text:p>
            <text:p>Population: 139,342</text:p>
          </table:table-cell>
        </table:table-row>
        <table:table-row table:style-name="ro2">
          <table:table-cell table:style-name="ce4" office:value-type="string" calcext:value-type="string">
            <text:p>France|Brest</text:p>
          </table:table-cell>
          <table:table-cell table:style-name="ce12" office:value-type="string" calcext:value-type="string">
            <text:p>#2549 #3894 #3914 #9938 #16221</text:p>
          </table:table-cell>
          <table:table-cell table:style-name="ce4" office:value-type="string" calcext:value-type="string">
            <text:p>http://www.geonames.org/3030301</text:p>
          </table:table-cell>
          <table:table-cell table:style-name="ce4" office:value-type="string" calcext:value-type="string">
            <text:p>Brest</text:p>
          </table:table-cell>
          <table:table-cell table:style-name="ce4"/>
          <table:table-cell table:style-name="ce5" office:value-type="string" calcext:value-type="string">
            <text:p>Feature: farm</text:p>
            <text:p>Country: France</text:p>
            <text:p>Admin name: Provence-Alpes-Côte d'Azur</text:p>
          </table:table-cell>
        </table:table-row>
        <table:table-row table:style-name="ro3">
          <table:table-cell table:style-name="ce1" office:value-type="string" calcext:value-type="string">
            <text:p>France|Caen</text:p>
          </table:table-cell>
          <table:table-cell table:style-name="ce10" office:value-type="string" calcext:value-type="string">
            <text:p>#3898</text:p>
          </table:table-cell>
          <table:table-cell table:style-name="ce1" office:value-type="string" calcext:value-type="string">
            <text:p>http://www.geonames.org/3029241</text:p>
          </table:table-cell>
          <table:table-cell table:style-name="ce1" office:value-type="string" calcext:value-type="string">
            <text:p>Caen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France</text:p>
            <text:p>Admin name: Normandie</text:p>
            <text:p>Population: 110,624</text:p>
          </table:table-cell>
        </table:table-row>
        <table:table-row table:style-name="ro3">
          <table:table-cell table:style-name="ce1" office:value-type="string" calcext:value-type="string">
            <text:p>France|Caen</text:p>
          </table:table-cell>
          <table:table-cell table:style-name="ce10" office:value-type="string" calcext:value-type="string">
            <text:p>#3898</text:p>
          </table:table-cell>
          <table:table-cell table:style-name="ce1" office:value-type="string" calcext:value-type="string">
            <text:p>http://www.geonames.org/3029240</text:p>
          </table:table-cell>
          <table:table-cell table:style-name="ce1" office:value-type="string" calcext:value-type="string">
            <text:p>Caen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Normandie</text:p>
            <text:p>Population: 384,540</text:p>
          </table:table-cell>
        </table:table-row>
        <table:table-row table:style-name="ro3">
          <table:table-cell table:style-name="ce1" office:value-type="string" calcext:value-type="string">
            <text:p>France|Caen</text:p>
          </table:table-cell>
          <table:table-cell table:style-name="ce10" office:value-type="string" calcext:value-type="string">
            <text:p>#3898</text:p>
          </table:table-cell>
          <table:table-cell table:style-name="ce1" office:value-type="string" calcext:value-type="string">
            <text:p>http://www.geonames.org/6427109</text:p>
          </table:table-cell>
          <table:table-cell table:style-name="ce1" office:value-type="string" calcext:value-type="string">
            <text:p>Caen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Normandie</text:p>
            <text:p>Population: 105,403</text:p>
          </table:table-cell>
        </table:table-row>
        <table:table-row table:style-name="ro3">
          <table:table-cell table:style-name="ce4" office:value-type="string" calcext:value-type="string">
            <text:p>France|Cherbourg</text:p>
          </table:table-cell>
          <table:table-cell table:style-name="ce12" office:value-type="string" calcext:value-type="string">
            <text:p>#6492</text:p>
          </table:table-cell>
          <table:table-cell table:style-name="ce4" office:value-type="string" calcext:value-type="string">
            <text:p>http://www.geonames.org/3025466</text:p>
          </table:table-cell>
          <table:table-cell table:style-name="ce4" office:value-type="string" calcext:value-type="string">
            <text:p>Cherbourg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France</text:p>
            <text:p>Admin name: Normandie</text:p>
            <text:p>Population: 26,655</text:p>
          </table:table-cell>
        </table:table-row>
        <table:table-row table:style-name="ro3">
          <table:table-cell table:style-name="ce4" office:value-type="string" calcext:value-type="string">
            <text:p>France|Cherbourg</text:p>
          </table:table-cell>
          <table:table-cell table:style-name="ce12" office:value-type="string" calcext:value-type="string">
            <text:p>#6492</text:p>
          </table:table-cell>
          <table:table-cell table:style-name="ce4" office:value-type="string" calcext:value-type="string">
            <text:p>http://www.geonames.org/3025465</text:p>
          </table:table-cell>
          <table:table-cell table:style-name="ce4" office:value-type="string" calcext:value-type="string">
            <text:p>Cherbourg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rmandie</text:p>
            <text:p>Population: 189,748</text:p>
          </table:table-cell>
        </table:table-row>
        <table:table-row table:style-name="ro3">
          <table:table-cell table:style-name="ce4" office:value-type="string" calcext:value-type="string">
            <text:p>France|Cherbourg</text:p>
          </table:table-cell>
          <table:table-cell table:style-name="ce12" office:value-type="string" calcext:value-type="string">
            <text:p>#6492</text:p>
          </table:table-cell>
          <table:table-cell table:style-name="ce4" office:value-type="string" calcext:value-type="string">
            <text:p>http://www.geonames.org/6614508</text:p>
          </table:table-cell>
          <table:table-cell table:style-name="ce4" office:value-type="string" calcext:value-type="string">
            <text:p>Cherbourg-en-Cotenti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rmandie</text:p>
            <text:p>Population: 80,076</text:p>
          </table:table-cell>
        </table:table-row>
        <table:table-row table:style-name="ro1">
          <table:table-cell table:style-name="ce1" office:value-type="string" calcext:value-type="string">
            <text:p>France|Clémont-sur-Sauldre</text:p>
          </table:table-cell>
          <table:table-cell table:style-name="ce10" office:value-type="string" calcext:value-type="string">
            <text:p>#2978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France|Dieppe</text:p>
          </table:table-cell>
          <table:table-cell table:style-name="ce12" office:value-type="string" calcext:value-type="string">
            <text:p>#8025</text:p>
          </table:table-cell>
          <table:table-cell table:style-name="ce4" office:value-type="string" calcext:value-type="string">
            <text:p>http://www.geonames.org/3021411</text:p>
          </table:table-cell>
          <table:table-cell table:style-name="ce4" office:value-type="string" calcext:value-type="string">
            <text:p>Dieppe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France</text:p>
            <text:p>Admin name: Normandie</text:p>
            <text:p>Population: 35,707</text:p>
          </table:table-cell>
        </table:table-row>
        <table:table-row table:style-name="ro3">
          <table:table-cell table:style-name="ce4" office:value-type="string" calcext:value-type="string">
            <text:p>France|Dieppe</text:p>
          </table:table-cell>
          <table:table-cell table:style-name="ce12" office:value-type="string" calcext:value-type="string">
            <text:p>#8025</text:p>
          </table:table-cell>
          <table:table-cell table:style-name="ce4" office:value-type="string" calcext:value-type="string">
            <text:p>http://www.geonames.org/3021410</text:p>
          </table:table-cell>
          <table:table-cell table:style-name="ce4" office:value-type="string" calcext:value-type="string">
            <text:p>Diepp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rmandie</text:p>
            <text:p>Population: 237,203</text:p>
          </table:table-cell>
        </table:table-row>
        <table:table-row table:style-name="ro3">
          <table:table-cell table:style-name="ce4" office:value-type="string" calcext:value-type="string">
            <text:p>France|Dieppe</text:p>
          </table:table-cell>
          <table:table-cell table:style-name="ce12" office:value-type="string" calcext:value-type="string">
            <text:p>#8025</text:p>
          </table:table-cell>
          <table:table-cell table:style-name="ce4" office:value-type="string" calcext:value-type="string">
            <text:p>http://www.geonames.org/6612788</text:p>
          </table:table-cell>
          <table:table-cell table:style-name="ce4" office:value-type="string" calcext:value-type="string">
            <text:p>Diepp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rmandie</text:p>
            <text:p>Population: 29,606</text:p>
          </table:table-cell>
        </table:table-row>
        <table:table-row table:style-name="ro3">
          <table:table-cell table:style-name="ce4" office:value-type="string" calcext:value-type="string">
            <text:p>France|Dieppe</text:p>
          </table:table-cell>
          <table:table-cell table:style-name="ce12" office:value-type="string" calcext:value-type="string">
            <text:p>#8025</text:p>
          </table:table-cell>
          <table:table-cell table:style-name="ce4" office:value-type="string" calcext:value-type="string">
            <text:p>http://www.geonames.org/3021407</text:p>
          </table:table-cell>
          <table:table-cell table:style-name="ce4" office:value-type="string" calcext:value-type="string">
            <text:p>Dieppe-sous-Douaumon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Grand Est</text:p>
            <text:p>Population: 166</text:p>
          </table:table-cell>
        </table:table-row>
        <table:table-row table:style-name="ro3">
          <table:table-cell table:style-name="ce1" office:value-type="string" calcext:value-type="string">
            <text:p>France|Dunkerque</text:p>
          </table:table-cell>
          <table:table-cell table:style-name="ce10" office:value-type="string" calcext:value-type="string">
            <text:p>#6189 #6491 #20884</text:p>
          </table:table-cell>
          <table:table-cell table:style-name="ce1" office:value-type="string" calcext:value-type="string">
            <text:p>http://www.geonames.org/3020686</text:p>
          </table:table-cell>
          <table:table-cell table:style-name="ce1" office:value-type="string" calcext:value-type="string">
            <text:p>Dunkerque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France</text:p>
            <text:p>Admin name: Hauts-de-France</text:p>
            <text:p>Population: 71,287</text:p>
          </table:table-cell>
        </table:table-row>
        <table:table-row table:style-name="ro3">
          <table:table-cell table:style-name="ce1" office:value-type="string" calcext:value-type="string">
            <text:p>France|Dunkerque</text:p>
          </table:table-cell>
          <table:table-cell table:style-name="ce10" office:value-type="string" calcext:value-type="string">
            <text:p>#6189 #6491 #20884</text:p>
          </table:table-cell>
          <table:table-cell table:style-name="ce1" office:value-type="string" calcext:value-type="string">
            <text:p>http://www.geonames.org/3020685</text:p>
          </table:table-cell>
          <table:table-cell table:style-name="ce1" office:value-type="string" calcext:value-type="string">
            <text:p>Dunkerqu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Hauts-de-France</text:p>
            <text:p>Population: 377,294</text:p>
          </table:table-cell>
        </table:table-row>
        <table:table-row table:style-name="ro3">
          <table:table-cell table:style-name="ce1" office:value-type="string" calcext:value-type="string">
            <text:p>France|Dunkerque</text:p>
          </table:table-cell>
          <table:table-cell table:style-name="ce10" office:value-type="string" calcext:value-type="string">
            <text:p>#6189 #6491 #20884</text:p>
          </table:table-cell>
          <table:table-cell table:style-name="ce1" office:value-type="string" calcext:value-type="string">
            <text:p>http://www.geonames.org/6614519</text:p>
          </table:table-cell>
          <table:table-cell table:style-name="ce1" office:value-type="string" calcext:value-type="string">
            <text:p>Dunkerqu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Hauts-de-France</text:p>
            <text:p>Population: 88,108</text:p>
          </table:table-cell>
        </table:table-row>
        <table:table-row table:style-name="ro3">
          <table:table-cell table:style-name="ce4" office:value-type="string" calcext:value-type="string">
            <text:p>France|Entramm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20139</text:p>
          </table:table-cell>
          <table:table-cell table:style-name="ce4" office:value-type="string" calcext:value-type="string">
            <text:p>Entramm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Pays de la Loire</text:p>
            <text:p>Population: 1,951</text:p>
          </table:table-cell>
        </table:table-row>
        <table:table-row table:style-name="ro3">
          <table:table-cell table:style-name="ce4" office:value-type="string" calcext:value-type="string">
            <text:p>France|Entramm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49677</text:p>
          </table:table-cell>
          <table:table-cell table:style-name="ce4" office:value-type="string" calcext:value-type="string">
            <text:p>Entramm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Pays de la Loire</text:p>
            <text:p>Population: 2,249</text:p>
          </table:table-cell>
        </table:table-row>
        <table:table-row table:style-name="ro3">
          <table:table-cell table:style-name="ce1" office:value-type="string" calcext:value-type="string">
            <text:p>France|Fontevrault-l'Abbaye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17850</text:p>
          </table:table-cell>
          <table:table-cell table:style-name="ce1" office:value-type="string" calcext:value-type="string">
            <text:p>Fontevrault-l'Abbay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Pays de la Loire</text:p>
            <text:p>Population: 1,497</text:p>
          </table:table-cell>
        </table:table-row>
        <table:table-row table:style-name="ro3">
          <table:table-cell table:style-name="ce4" office:value-type="string" calcext:value-type="string">
            <text:p>France|Houilles</text:p>
          </table:table-cell>
          <table:table-cell table:style-name="ce12" office:value-type="string" calcext:value-type="string">
            <text:p>#7892 #7893</text:p>
          </table:table-cell>
          <table:table-cell table:style-name="ce4" office:value-type="string" calcext:value-type="string">
            <text:p>http://www.geonames.org/3013097</text:p>
          </table:table-cell>
          <table:table-cell table:style-name="ce4" office:value-type="string" calcext:value-type="string">
            <text:p>Houill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Île-de-France</text:p>
            <text:p>Population: 31,121</text:p>
          </table:table-cell>
        </table:table-row>
        <table:table-row table:style-name="ro3">
          <table:table-cell table:style-name="ce4" office:value-type="string" calcext:value-type="string">
            <text:p>France|Houilles</text:p>
          </table:table-cell>
          <table:table-cell table:style-name="ce12" office:value-type="string" calcext:value-type="string">
            <text:p>#7892 #7893</text:p>
          </table:table-cell>
          <table:table-cell table:style-name="ce4" office:value-type="string" calcext:value-type="string">
            <text:p>http://www.geonames.org/6612809</text:p>
          </table:table-cell>
          <table:table-cell table:style-name="ce4" office:value-type="string" calcext:value-type="string">
            <text:p>Houill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Île-de-France</text:p>
            <text:p>Population: 31,689</text:p>
          </table:table-cell>
        </table:table-row>
        <table:table-row table:style-name="ro3">
          <table:table-cell table:style-name="ce1" office:value-type="string" calcext:value-type="string">
            <text:p>France|La Cluse-et-Mijoux</text:p>
          </table:table-cell>
          <table:table-cell table:style-name="ce10" office:value-type="string" calcext:value-type="string">
            <text:p>#3286</text:p>
          </table:table-cell>
          <table:table-cell table:style-name="ce1" office:value-type="string" calcext:value-type="string">
            <text:p>http://www.geonames.org/3010000</text:p>
          </table:table-cell>
          <table:table-cell table:style-name="ce1" office:value-type="string" calcext:value-type="string">
            <text:p>La Cluse-et-Mijoux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ourgogne-Franche-Comté</text:p>
            <text:p>Population: 1,171</text:p>
          </table:table-cell>
        </table:table-row>
        <table:table-row table:style-name="ro3">
          <table:table-cell table:style-name="ce1" office:value-type="string" calcext:value-type="string">
            <text:p>France|La Cluse-et-Mijoux</text:p>
          </table:table-cell>
          <table:table-cell table:style-name="ce10" office:value-type="string" calcext:value-type="string">
            <text:p>#3286</text:p>
          </table:table-cell>
          <table:table-cell table:style-name="ce1" office:value-type="string" calcext:value-type="string">
            <text:p>http://www.geonames.org/6613476</text:p>
          </table:table-cell>
          <table:table-cell table:style-name="ce1" office:value-type="string" calcext:value-type="string">
            <text:p>La Cluse-et-Mijoux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Bourgogne-Franche-Comté</text:p>
            <text:p>Population: 1,312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7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Nouvelle-Aquitaine</text:p>
            <text:p>Population: 76,810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3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uvelle-Aquitaine</text:p>
            <text:p>Population: 215,707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2</text:p>
          </table:table-cell>
          <table:table-cell table:style-name="ce4" office:value-type="string" calcext:value-type="string">
            <text:p>La Rochelle-Normand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Normandie</text:p>
            <text:p>Population: 253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5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ourgogne-Franche-Comté</text:p>
            <text:p>Population: 47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6455645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uvelle-Aquitaine</text:p>
            <text:p>Population: 75,736</text:p>
          </table:table-cell>
        </table:table-row>
        <table:table-row table:style-name="ro3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6456371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Bourgogne-Franche-Comté</text:p>
            <text:p>Population: 39</text:p>
          </table:table-cell>
        </table:table-row>
        <table:table-row table:style-name="ro2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11593721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hill</text:p>
            <text:p>Country: France</text:p>
            <text:p>Admin name: Grand Est</text:p>
          </table:table-cell>
        </table:table-row>
        <table:table-row table:style-name="ro2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6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Pays de la Loire</text:p>
          </table:table-cell>
        </table:table-row>
        <table:table-row table:style-name="ro2">
          <table:table-cell table:style-name="ce4" office:value-type="string" calcext:value-type="string">
            <text:p>France|La Rochelle</text:p>
          </table:table-cell>
          <table:table-cell table:style-name="ce12" office:value-type="string" calcext:value-type="string">
            <text:p>#2448 #12830 #13117 #13280 #13367 #13368 #13369 #13373 #13374 #13400</text:p>
          </table:table-cell>
          <table:table-cell table:style-name="ce4" office:value-type="string" calcext:value-type="string">
            <text:p>http://www.geonames.org/3006784</text:p>
          </table:table-cell>
          <table:table-cell table:style-name="ce4" office:value-type="string" calcext:value-type="string">
            <text:p>La Roche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Centre-Val de Loire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66</text:p>
          </table:table-cell>
          <table:table-cell table:style-name="ce1" office:value-type="string" calcext:value-type="string">
            <text:p>Laval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France</text:p>
            <text:p>Admin name: Pays de la Loire</text:p>
            <text:p>Population: 50,489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2971074</text:p>
          </table:table-cell>
          <table:table-cell table:style-name="ce1" office:value-type="string" calcext:value-type="string">
            <text:p>Lava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  <text:p>Population: 1,632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92</text:p>
          </table:table-cell>
          <table:table-cell table:style-name="ce1" office:value-type="string" calcext:value-type="string">
            <text:p>Laval-Prade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1,075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73</text:p>
          </table:table-cell>
          <table:table-cell table:style-name="ce1" office:value-type="string" calcext:value-type="string">
            <text:p>Laval-en-Belledonn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  <text:p>Population: 1,021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45</text:p>
          </table:table-cell>
          <table:table-cell table:style-name="ce1" office:value-type="string" calcext:value-type="string">
            <text:p>Laval-du-Tar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114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65</text:p>
          </table:table-cell>
          <table:table-cell table:style-name="ce1" office:value-type="string" calcext:value-type="string">
            <text:p>Laval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Pays de la Loire</text:p>
            <text:p>Population: 112,937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86</text:p>
          </table:table-cell>
          <table:table-cell table:style-name="ce1" office:value-type="string" calcext:value-type="string">
            <text:p>Laval-sur-Vologn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Grand Est</text:p>
            <text:p>Population: 623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44</text:p>
          </table:table-cell>
          <table:table-cell table:style-name="ce1" office:value-type="string" calcext:value-type="string">
            <text:p>Laval-en-Bri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Île-de-France</text:p>
            <text:p>Population: 449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49</text:p>
          </table:table-cell>
          <table:table-cell table:style-name="ce1" office:value-type="string" calcext:value-type="string">
            <text:p>Laval-de-Cè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343</text:p>
          </table:table-cell>
        </table:table-row>
        <table:table-row table:style-name="ro2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50</text:p>
          </table:table-cell>
          <table:table-cell table:style-name="ce1" office:value-type="string" calcext:value-type="string">
            <text:p>Laval-d'Aurell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2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51</text:p>
          </table:table-cell>
          <table:table-cell table:style-name="ce1" office:value-type="string" calcext:value-type="string">
            <text:p>Laval-d'Aix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6454286</text:p>
          </table:table-cell>
          <table:table-cell table:style-name="ce1" office:value-type="string" calcext:value-type="string">
            <text:p>Laval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Pays de la Loire</text:p>
            <text:p>Population: 49,492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6613711</text:p>
          </table:table-cell>
          <table:table-cell table:style-name="ce1" office:value-type="string" calcext:value-type="string">
            <text:p>Laval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Auvergne-Rhône-Alpes</text:p>
            <text:p>Population: 986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91</text:p>
          </table:table-cell>
          <table:table-cell table:style-name="ce1" office:value-type="string" calcext:value-type="string">
            <text:p>Laval-Roqueceziè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356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43</text:p>
          </table:table-cell>
          <table:table-cell table:style-name="ce1" office:value-type="string" calcext:value-type="string">
            <text:p>Laval-en-Laonno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Hauts-de-France</text:p>
            <text:p>Population: 219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54</text:p>
          </table:table-cell>
          <table:table-cell table:style-name="ce1" office:value-type="string" calcext:value-type="string">
            <text:p>Laval-Atger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202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88</text:p>
          </table:table-cell>
          <table:table-cell table:style-name="ce1" office:value-type="string" calcext:value-type="string">
            <text:p>Laval-sur-Luzèg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uvelle-Aquitaine</text:p>
            <text:p>Population: 88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89</text:p>
          </table:table-cell>
          <table:table-cell table:style-name="ce1" office:value-type="string" calcext:value-type="string">
            <text:p>Laval-sur-Doul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  <text:p>Population: 62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787</text:p>
          </table:table-cell>
          <table:table-cell table:style-name="ce1" office:value-type="string" calcext:value-type="string">
            <text:p>Laval-sur-Tourb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Grand Est</text:p>
            <text:p>Population: 45</text:p>
          </table:table-cell>
        </table:table-row>
        <table:table-row table:style-name="ro3">
          <table:table-cell table:style-name="ce1" office:value-type="string" calcext:value-type="string">
            <text:p>France|Laval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3005801</text:p>
          </table:table-cell>
          <table:table-cell table:style-name="ce1" office:value-type="string" calcext:value-type="string">
            <text:p>Laval-le-Prieuré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ourgogne-Franche-Comté</text:p>
            <text:p>Population: 36</text:p>
          </table:table-cell>
        </table:table-row>
        <table:table-row table:style-name="ro3">
          <table:table-cell table:style-name="ce4" office:value-type="string" calcext:value-type="string">
            <text:p>France|Ly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96944</text:p>
          </table:table-cell>
          <table:table-cell table:style-name="ce4" office:value-type="string" calcext:value-type="string">
            <text:p>Lyon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Auvergne-Rhône-Alpes</text:p>
            <text:p>Population: 472,317</text:p>
          </table:table-cell>
        </table:table-row>
        <table:table-row table:style-name="ro3">
          <table:table-cell table:style-name="ce4" office:value-type="string" calcext:value-type="string">
            <text:p>France|Ly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96943</text:p>
          </table:table-cell>
          <table:table-cell table:style-name="ce4" office:value-type="string" calcext:value-type="string">
            <text:p>Lyo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Auvergne-Rhône-Alpes</text:p>
            <text:p>Population: 2,101,106</text:p>
          </table:table-cell>
        </table:table-row>
        <table:table-row table:style-name="ro3">
          <table:table-cell table:style-name="ce4" office:value-type="string" calcext:value-type="string">
            <text:p>France|Lyo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54573</text:p>
          </table:table-cell>
          <table:table-cell table:style-name="ce4" office:value-type="string" calcext:value-type="string">
            <text:p>Lyo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Auvergne-Rhône-Alpes</text:p>
            <text:p>Population: 515,695</text:p>
          </table:table-cell>
        </table:table-row>
        <table:table-row table:style-name="ro3">
          <table:table-cell table:style-name="ce1" office:value-type="string" calcext:value-type="string">
            <text:p>France|Marseille</text:p>
          </table:table-cell>
          <table:table-cell table:style-name="ce10" office:value-type="string" calcext:value-type="string">
            <text:p>#3888 #20661 #20916</text:p>
          </table:table-cell>
          <table:table-cell table:style-name="ce1" office:value-type="string" calcext:value-type="string">
            <text:p>http://www.geonames.org/2995469</text:p>
          </table:table-cell>
          <table:table-cell table:style-name="ce1" office:value-type="string" calcext:value-type="string">
            <text:p>Marseill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France</text:p>
            <text:p>Admin name: Provence-Alpes-Côte d'Azur</text:p>
            <text:p>Population: 794,811</text:p>
          </table:table-cell>
        </table:table-row>
        <table:table-row table:style-name="ro3">
          <table:table-cell table:style-name="ce1" office:value-type="string" calcext:value-type="string">
            <text:p>France|Marseille</text:p>
          </table:table-cell>
          <table:table-cell table:style-name="ce10" office:value-type="string" calcext:value-type="string">
            <text:p>#3888 #20661 #20916</text:p>
          </table:table-cell>
          <table:table-cell table:style-name="ce1" office:value-type="string" calcext:value-type="string">
            <text:p>http://www.geonames.org/2995463</text:p>
          </table:table-cell>
          <table:table-cell table:style-name="ce1" office:value-type="string" calcext:value-type="string">
            <text:p>Marseille-en-Beauvais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Hauts-de-France</text:p>
            <text:p>Population: 990</text:p>
          </table:table-cell>
        </table:table-row>
        <table:table-row table:style-name="ro3">
          <table:table-cell table:style-name="ce1" office:value-type="string" calcext:value-type="string">
            <text:p>France|Marseille</text:p>
          </table:table-cell>
          <table:table-cell table:style-name="ce10" office:value-type="string" calcext:value-type="string">
            <text:p>#3888 #20661 #20916</text:p>
          </table:table-cell>
          <table:table-cell table:style-name="ce1" office:value-type="string" calcext:value-type="string">
            <text:p>http://www.geonames.org/2995468</text:p>
          </table:table-cell>
          <table:table-cell table:style-name="ce1" office:value-type="string" calcext:value-type="string">
            <text:p>Marseill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Provence-Alpes-Côte d'Azur</text:p>
            <text:p>Population: 1,932,120</text:p>
          </table:table-cell>
        </table:table-row>
        <table:table-row table:style-name="ro3">
          <table:table-cell table:style-name="ce1" office:value-type="string" calcext:value-type="string">
            <text:p>France|Marseille</text:p>
          </table:table-cell>
          <table:table-cell table:style-name="ce10" office:value-type="string" calcext:value-type="string">
            <text:p>#3888 #20661 #20916</text:p>
          </table:table-cell>
          <table:table-cell table:style-name="ce1" office:value-type="string" calcext:value-type="string">
            <text:p>http://www.geonames.org/6447142</text:p>
          </table:table-cell>
          <table:table-cell table:style-name="ce1" office:value-type="string" calcext:value-type="string">
            <text:p>Marseill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Provence-Alpes-Côte d'Azur</text:p>
            <text:p>Population: 862,211</text:p>
          </table:table-cell>
        </table:table-row>
        <table:table-row table:style-name="ro2">
          <table:table-cell table:style-name="ce4" office:value-type="string" calcext:value-type="string">
            <text:p>France|Mont-Saint-Michel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7522158</text:p>
          </table:table-cell>
          <table:table-cell table:style-name="ce4" office:value-type="string" calcext:value-type="string">
            <text:p>Mont-Saint-Michel</text:p>
          </table:table-cell>
          <table:table-cell table:style-name="ce4"/>
          <table:table-cell table:style-name="ce5" office:value-type="string" calcext:value-type="string">
            <text:p>Feature: island</text:p>
            <text:p>Country: France</text:p>
            <text:p>Admin name: Normandie</text:p>
          </table:table-cell>
        </table:table-row>
        <table:table-row table:style-name="ro3">
          <table:table-cell table:style-name="ce4" office:value-type="string" calcext:value-type="string">
            <text:p>France|Mont-Saint-Michel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616911</text:p>
          </table:table-cell>
          <table:table-cell table:style-name="ce4" office:value-type="string" calcext:value-type="string">
            <text:p>Mont-Saint-Michel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rmandie</text:p>
            <text:p>Population: 30</text:p>
          </table:table-cell>
        </table:table-row>
        <table:table-row table:style-name="ro2">
          <table:table-cell table:style-name="ce4" office:value-type="string" calcext:value-type="string">
            <text:p>France|Mont-Saint-Michel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7287957</text:p>
          </table:table-cell>
          <table:table-cell table:style-name="ce4" office:value-type="string" calcext:value-type="string">
            <text:p>Mont-Saint-Michel</text:p>
          </table:table-cell>
          <table:table-cell table:style-name="ce4"/>
          <table:table-cell table:style-name="ce5" office:value-type="string" calcext:value-type="string">
            <text:p>Feature: beach</text:p>
            <text:p>Country: France</text:p>
            <text:p>Admin name: Normandie</text:p>
          </table:table-cell>
        </table:table-row>
        <table:table-row table:style-name="ro2">
          <table:table-cell table:style-name="ce4" office:value-type="string" calcext:value-type="string">
            <text:p>France|Mont-Saint-Michel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3003214</text:p>
          </table:table-cell>
          <table:table-cell table:style-name="ce4" office:value-type="string" calcext:value-type="string">
            <text:p>Mont-Saint-Michel</text:p>
          </table:table-cell>
          <table:table-cell table:style-name="ce4"/>
          <table:table-cell table:style-name="ce5" office:value-type="string" calcext:value-type="string">
            <text:p>Feature: monastery</text:p>
            <text:p>Country: France</text:p>
            <text:p>Admin name: Normandie</text:p>
          </table:table-cell>
        </table:table-row>
        <table:table-row table:style-name="ro2">
          <table:table-cell table:style-name="ce4" office:value-type="string" calcext:value-type="string">
            <text:p>France|Mont-Saint-Michel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11971514</text:p>
          </table:table-cell>
          <table:table-cell table:style-name="ce4" office:value-type="string" calcext:value-type="string">
            <text:p>Mont Saint-Michel</text:p>
          </table:table-cell>
          <table:table-cell table:style-name="ce4"/>
          <table:table-cell table:style-name="ce5" office:value-type="string" calcext:value-type="string">
            <text:p>Feature: hill</text:p>
            <text:p>Country: France</text:p>
            <text:p>Admin name: Grand Est</text:p>
          </table:table-cell>
        </table:table-row>
        <table:table-row table:style-name="ro3">
          <table:table-cell table:style-name="ce1" office:value-type="string" calcext:value-type="string">
            <text:p>France|Nante</text:p>
          </table:table-cell>
          <table:table-cell table:style-name="ce10" office:value-type="string" calcext:value-type="string">
            <text:p>#12829</text:p>
          </table:table-cell>
          <table:table-cell table:style-name="ce1" office:value-type="string" calcext:value-type="string">
            <text:p>http://www.geonames.org/2990969</text:p>
          </table:table-cell>
          <table:table-cell table:style-name="ce1" office:value-type="string" calcext:value-type="string">
            <text:p>Nante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France</text:p>
            <text:p>Admin name: Pays de la Loire</text:p>
            <text:p>Population: 277,269</text:p>
          </table:table-cell>
        </table:table-row>
        <table:table-row table:style-name="ro3">
          <table:table-cell table:style-name="ce1" office:value-type="string" calcext:value-type="string">
            <text:p>France|Nante</text:p>
          </table:table-cell>
          <table:table-cell table:style-name="ce10" office:value-type="string" calcext:value-type="string">
            <text:p>#12829</text:p>
          </table:table-cell>
          <table:table-cell table:style-name="ce1" office:value-type="string" calcext:value-type="string">
            <text:p>http://www.geonames.org/6434483</text:p>
          </table:table-cell>
          <table:table-cell table:style-name="ce1" office:value-type="string" calcext:value-type="string">
            <text:p>Nante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Pays de la Loire</text:p>
            <text:p>Population: 306,694</text:p>
          </table:table-cell>
        </table:table-row>
        <table:table-row table:style-name="ro3">
          <table:table-cell table:style-name="ce1" office:value-type="string" calcext:value-type="string">
            <text:p>France|Nante</text:p>
          </table:table-cell>
          <table:table-cell table:style-name="ce10" office:value-type="string" calcext:value-type="string">
            <text:p>#12829</text:p>
          </table:table-cell>
          <table:table-cell table:style-name="ce1" office:value-type="string" calcext:value-type="string">
            <text:p>http://www.geonames.org/6433669</text:p>
          </table:table-cell>
          <table:table-cell table:style-name="ce1" office:value-type="string" calcext:value-type="string">
            <text:p>Nantey</text:p>
          </table:table-cell>
          <table:table-cell table:style-name="ce1"/>
          <table:table-cell table:style-name="ce3" office:value-type="string" calcext:value-type="string">
            <text:p>Feature: historical fourth-order administrative division</text:p>
            <text:p>Country: France</text:p>
            <text:p>Admin name: Bourgogne-Franche-Comté</text:p>
            <text:p>Population: 75</text:p>
          </table:table-cell>
        </table:table-row>
        <table:table-row table:style-name="ro3">
          <table:table-cell table:style-name="ce4" office:value-type="string" calcext:value-type="string">
            <text:p>France|Nantes</text:p>
          </table:table-cell>
          <table:table-cell table:style-name="ce12" office:value-type="string" calcext:value-type="string">
            <text:p>#20877 #20878 #22087</text:p>
          </table:table-cell>
          <table:table-cell table:style-name="ce4" office:value-type="string" calcext:value-type="string">
            <text:p>http://www.geonames.org/2990969</text:p>
          </table:table-cell>
          <table:table-cell table:style-name="ce4" office:value-type="string" calcext:value-type="string">
            <text:p>Nante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Pays de la Loire</text:p>
            <text:p>Population: 277,269</text:p>
          </table:table-cell>
        </table:table-row>
        <table:table-row table:style-name="ro3">
          <table:table-cell table:style-name="ce4" office:value-type="string" calcext:value-type="string">
            <text:p>France|Nantes</text:p>
          </table:table-cell>
          <table:table-cell table:style-name="ce12" office:value-type="string" calcext:value-type="string">
            <text:p>#20877 #20878 #22087</text:p>
          </table:table-cell>
          <table:table-cell table:style-name="ce4" office:value-type="string" calcext:value-type="string">
            <text:p>http://www.geonames.org/2990968</text:p>
          </table:table-cell>
          <table:table-cell table:style-name="ce4" office:value-type="string" calcext:value-type="string">
            <text:p>Nant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Pays de la Loire</text:p>
            <text:p>Population: 830,509</text:p>
          </table:table-cell>
        </table:table-row>
        <table:table-row table:style-name="ro3">
          <table:table-cell table:style-name="ce4" office:value-type="string" calcext:value-type="string">
            <text:p>France|Nantes</text:p>
          </table:table-cell>
          <table:table-cell table:style-name="ce12" office:value-type="string" calcext:value-type="string">
            <text:p>#20877 #20878 #22087</text:p>
          </table:table-cell>
          <table:table-cell table:style-name="ce4" office:value-type="string" calcext:value-type="string">
            <text:p>http://www.geonames.org/2990967</text:p>
          </table:table-cell>
          <table:table-cell table:style-name="ce4" office:value-type="string" calcext:value-type="string">
            <text:p>Nantes-en-Ratier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Auvergne-Rhône-Alpes</text:p>
            <text:p>Population: 429</text:p>
          </table:table-cell>
        </table:table-row>
        <table:table-row table:style-name="ro2">
          <table:table-cell table:style-name="ce4" office:value-type="string" calcext:value-type="string">
            <text:p>France|Nantes</text:p>
          </table:table-cell>
          <table:table-cell table:style-name="ce12" office:value-type="string" calcext:value-type="string">
            <text:p>#20877 #20878 #22087</text:p>
          </table:table-cell>
          <table:table-cell table:style-name="ce4" office:value-type="string" calcext:value-type="string">
            <text:p>http://www.geonames.org/11876726</text:p>
          </table:table-cell>
          <table:table-cell table:style-name="ce4" office:value-type="string" calcext:value-type="string">
            <text:p>Nantes</text:p>
          </table:table-cell>
          <table:table-cell table:style-name="ce4"/>
          <table:table-cell table:style-name="ce5" office:value-type="string" calcext:value-type="string">
            <text:p>Feature: port</text:p>
            <text:p>Country: France</text:p>
            <text:p>Admin name: Pays de la Loire</text:p>
          </table:table-cell>
        </table:table-row>
        <table:table-row table:style-name="ro3">
          <table:table-cell table:style-name="ce4" office:value-type="string" calcext:value-type="string">
            <text:p>France|Nantes</text:p>
          </table:table-cell>
          <table:table-cell table:style-name="ce12" office:value-type="string" calcext:value-type="string">
            <text:p>#20877 #20878 #22087</text:p>
          </table:table-cell>
          <table:table-cell table:style-name="ce4" office:value-type="string" calcext:value-type="string">
            <text:p>http://www.geonames.org/6434483</text:p>
          </table:table-cell>
          <table:table-cell table:style-name="ce4" office:value-type="string" calcext:value-type="string">
            <text:p>Nant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Pays de la Loire</text:p>
            <text:p>Population: 306,694</text:p>
          </table:table-cell>
        </table:table-row>
        <table:table-row table:style-name="ro3">
          <table:table-cell table:style-name="ce1" office:value-type="string" calcext:value-type="string">
            <text:p>France|Paris</text:p>
          </table:table-cell>
          <table:table-cell table:style-name="ce13" office:value-type="string" calcext:value-type="string">
            <text:p>#2549 #2608 #3712 #4412 #11300 #12226 #12227 #12228 #12230 #12232 <text:s/>#12233 #12234 #12235 #12236 #12237 #12238 #12239 #12608 #13113 #13628</text:p>
          </table:table-cell>
          <table:table-cell table:style-name="ce1" office:value-type="string" calcext:value-type="string">
            <text:p>http://www.geonames.org/2988507</text:p>
          </table:table-cell>
          <table:table-cell table:style-name="ce1" office:value-type="string" calcext:value-type="string">
            <text:p>Paris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France</text:p>
            <text:p>Admin name: Île-de-France</text:p>
            <text:p>Population: 2,138,551</text:p>
          </table:table-cell>
        </table:table-row>
        <table:table-row table:style-name="ro3">
          <table:table-cell table:style-name="ce1" office:value-type="string" calcext:value-type="string">
            <text:p>France|Paris</text:p>
          </table:table-cell>
          <table:table-cell table:style-name="ce13" office:value-type="string" calcext:value-type="string">
            <text:p>#2549 #2608 #3712 #4412 #11300 #12226 #12227 #12228 #12230 #12232 <text:s/>#12233 #12234 #12235 #12236 #12237 #12238 #12239 #12608 #13113 #13628</text:p>
          </table:table-cell>
          <table:table-cell table:style-name="ce1" office:value-type="string" calcext:value-type="string">
            <text:p>http://www.geonames.org/2968815</text:p>
          </table:table-cell>
          <table:table-cell table:style-name="ce1" office:value-type="string" calcext:value-type="string">
            <text:p>Pari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Île-de-France</text:p>
            <text:p>Population: 2,257,981</text:p>
          </table:table-cell>
        </table:table-row>
        <table:table-row table:style-name="ro3">
          <table:table-cell table:style-name="ce1" office:value-type="string" calcext:value-type="string">
            <text:p>France|Paris</text:p>
          </table:table-cell>
          <table:table-cell table:style-name="ce13" office:value-type="string" calcext:value-type="string">
            <text:p>#2549 #2608 #3712 #4412 #11300 #12226 #12227 #12228 #12230 #12232 <text:s/>#12233 #12234 #12235 #12236 #12237 #12238 #12239 #12608 #13113 #13628</text:p>
          </table:table-cell>
          <table:table-cell table:style-name="ce1" office:value-type="string" calcext:value-type="string">
            <text:p>http://www.geonames.org/2988506</text:p>
          </table:table-cell>
          <table:table-cell table:style-name="ce1" office:value-type="string" calcext:value-type="string">
            <text:p>Pari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Île-de-France</text:p>
            <text:p>Population: 4,380,654</text:p>
          </table:table-cell>
        </table:table-row>
        <table:table-row table:style-name="ro3">
          <table:table-cell table:style-name="ce1" office:value-type="string" calcext:value-type="string">
            <text:p>France|Paris</text:p>
          </table:table-cell>
          <table:table-cell table:style-name="ce13" office:value-type="string" calcext:value-type="string">
            <text:p>#2549 #2608 #3712 #4412 #11300 #12226 #12227 #12228 #12230 #12232 <text:s/>#12233 #12234 #12235 #12236 #12237 #12238 #12239 #12608 #13113 #13628</text:p>
          </table:table-cell>
          <table:table-cell table:style-name="ce1" office:value-type="string" calcext:value-type="string">
            <text:p>http://www.geonames.org/6455259</text:p>
          </table:table-cell>
          <table:table-cell table:style-name="ce1" office:value-type="string" calcext:value-type="string">
            <text:p>Pari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Île-de-France</text:p>
            <text:p>Population: 2,190,327</text:p>
          </table:table-cell>
        </table:table-row>
        <table:table-row table:style-name="ro2">
          <table:table-cell table:style-name="ce1" office:value-type="string" calcext:value-type="string">
            <text:p>France|Paris</text:p>
          </table:table-cell>
          <table:table-cell table:style-name="ce13" office:value-type="string" calcext:value-type="string">
            <text:p>#2549 #2608 #3712 #4412 #11300 #12226 #12227 #12228 #12230 #12232 <text:s/>#12233 #12234 #12235 #12236 #12237 #12238 #12239 #12608 #13113 #13628</text:p>
          </table:table-cell>
          <table:table-cell table:style-name="ce1" office:value-type="string" calcext:value-type="string">
            <text:p>http://www.geonames.org/3000074</text:p>
          </table:table-cell>
          <table:table-cell table:style-name="ce1" office:value-type="string" calcext:value-type="string">
            <text:p>Par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3">
          <table:table-cell table:style-name="ce4" office:value-type="string" calcext:value-type="string">
            <text:p>France|Périgueux</text:p>
          </table:table-cell>
          <table:table-cell table:style-name="ce12" office:value-type="string" calcext:value-type="string">
            <text:p>#2980</text:p>
          </table:table-cell>
          <table:table-cell table:style-name="ce4" office:value-type="string" calcext:value-type="string">
            <text:p>http://www.geonames.org/2987967</text:p>
          </table:table-cell>
          <table:table-cell table:style-name="ce4" office:value-type="string" calcext:value-type="string">
            <text:p>Périgueux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Nouvelle-Aquitaine</text:p>
            <text:p>Population: 34,770</text:p>
          </table:table-cell>
        </table:table-row>
        <table:table-row table:style-name="ro3">
          <table:table-cell table:style-name="ce4" office:value-type="string" calcext:value-type="string">
            <text:p>France|Périgueux</text:p>
          </table:table-cell>
          <table:table-cell table:style-name="ce12" office:value-type="string" calcext:value-type="string">
            <text:p>#2980</text:p>
          </table:table-cell>
          <table:table-cell table:style-name="ce4" office:value-type="string" calcext:value-type="string">
            <text:p>http://www.geonames.org/2987966</text:p>
          </table:table-cell>
          <table:table-cell table:style-name="ce4" office:value-type="string" calcext:value-type="string">
            <text:p>Périgueux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Nouvelle-Aquitaine</text:p>
            <text:p>Population: 175,309</text:p>
          </table:table-cell>
        </table:table-row>
        <table:table-row table:style-name="ro3">
          <table:table-cell table:style-name="ce4" office:value-type="string" calcext:value-type="string">
            <text:p>France|Périgueux</text:p>
          </table:table-cell>
          <table:table-cell table:style-name="ce12" office:value-type="string" calcext:value-type="string">
            <text:p>#2980</text:p>
          </table:table-cell>
          <table:table-cell table:style-name="ce4" office:value-type="string" calcext:value-type="string">
            <text:p>http://www.geonames.org/6429478</text:p>
          </table:table-cell>
          <table:table-cell table:style-name="ce4" office:value-type="string" calcext:value-type="string">
            <text:p>Périgueux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Nouvelle-Aquitaine</text:p>
            <text:p>Population: 29,912</text:p>
          </table:table-cell>
        </table:table-row>
        <table:table-row table:style-name="ro3">
          <table:table-cell table:style-name="ce1" office:value-type="string" calcext:value-type="string">
            <text:p>France|Poissy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2986501</text:p>
          </table:table-cell>
          <table:table-cell table:style-name="ce1" office:value-type="string" calcext:value-type="string">
            <text:p>Poiss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Île-de-France</text:p>
            <text:p>Population: 36,431</text:p>
          </table:table-cell>
        </table:table-row>
        <table:table-row table:style-name="ro3">
          <table:table-cell table:style-name="ce1" office:value-type="string" calcext:value-type="string">
            <text:p>France|Poissy</text:p>
          </table:table-cell>
          <table:table-cell table:style-name="ce10" office:value-type="string" calcext:value-type="string">
            <text:p>#2549</text:p>
          </table:table-cell>
          <table:table-cell table:style-name="ce1" office:value-type="string" calcext:value-type="string">
            <text:p>http://www.geonames.org/6454738</text:p>
          </table:table-cell>
          <table:table-cell table:style-name="ce1" office:value-type="string" calcext:value-type="string">
            <text:p>Poissy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Île-de-France</text:p>
            <text:p>Population: 37,146</text:p>
          </table:table-cell>
        </table:table-row>
        <table:table-row table:style-name="ro3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83990</text:p>
          </table:table-cell>
          <table:table-cell table:style-name="ce4" office:value-type="string" calcext:value-type="string">
            <text:p>Renne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Bretagne</text:p>
            <text:p>Population: 209,375</text:p>
          </table:table-cell>
        </table:table-row>
        <table:table-row table:style-name="ro3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83989</text:p>
          </table:table-cell>
          <table:table-cell table:style-name="ce4" office:value-type="string" calcext:value-type="string">
            <text:p>Renn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Bretagne</text:p>
            <text:p>Population: 599,717</text:p>
          </table:table-cell>
        </table:table-row>
        <table:table-row table:style-name="ro3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83984</text:p>
          </table:table-cell>
          <table:table-cell table:style-name="ce4" office:value-type="string" calcext:value-type="string">
            <text:p>Rennes-sur-Lou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ourgogne-Franche-Comté</text:p>
            <text:p>Population: 94</text:p>
          </table:table-cell>
        </table:table-row>
        <table:table-row table:style-name="ro3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432801</text:p>
          </table:table-cell>
          <table:table-cell table:style-name="ce4" office:value-type="string" calcext:value-type="string">
            <text:p>Renn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Bretagne</text:p>
            <text:p>Population: 216,268</text:p>
          </table:table-cell>
        </table:table-row>
        <table:table-row table:style-name="ro3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2983987</text:p>
          </table:table-cell>
          <table:table-cell table:style-name="ce4" office:value-type="string" calcext:value-type="string">
            <text:p>Rennes-en-Grenouill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Pays de la Loire</text:p>
            <text:p>Population: 110</text:p>
          </table:table-cell>
        </table:table-row>
        <table:table-row table:style-name="ro2">
          <table:table-cell table:style-name="ce4" office:value-type="string" calcext:value-type="string">
            <text:p>France|Rennes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6621586</text:p>
          </table:table-cell>
          <table:table-cell table:style-name="ce4" office:value-type="string" calcext:value-type="string">
            <text:p>Rennes</text:p>
          </table:table-cell>
          <table:table-cell table:style-name="ce4"/>
          <table:table-cell table:style-name="ce5" office:value-type="string" calcext:value-type="string">
            <text:p>Feature: railroad station</text:p>
            <text:p>Country: France</text:p>
            <text:p>Admin name: Bretagne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6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France</text:p>
            <text:p>Admin name: Nouvelle-Aquitaine</text:p>
            <text:p>Population: 29,427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68</text:p>
          </table:table-cell>
          <table:table-cell table:style-name="ce1" office:value-type="string" calcext:value-type="string">
            <text:p>Rochefort-du-Gard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Occitanie</text:p>
            <text:p>Population: 6,303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62</text:p>
          </table:table-cell>
          <table:table-cell table:style-name="ce1" office:value-type="string" calcext:value-type="string">
            <text:p>Rochefort-sur-Loi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Pays de la Loire</text:p>
            <text:p>Population: 2,090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61</text:p>
          </table:table-cell>
          <table:table-cell table:style-name="ce1" office:value-type="string" calcext:value-type="string">
            <text:p>Rochefort-sur-Nen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ourgogne-Franche-Comté</text:p>
            <text:p>Population: 667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67</text:p>
          </table:table-cell>
          <table:table-cell table:style-name="ce1" office:value-type="string" calcext:value-type="string">
            <text:p>Rochefort-en-Ter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retagne</text:p>
            <text:p>Population: 682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80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  <text:p>Population: 193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2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France</text:p>
            <text:p>Admin name: Nouvelle-Aquitaine</text:p>
            <text:p>Population: 189,875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3026283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Provence-Alpes-Côte d'Azur</text:p>
            <text:p>Population: 29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11886629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rt</text:p>
            <text:p>Country: France</text:p>
            <text:p>Admin name: Nouvelle-Aquitaine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6428044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Nouvelle-Aquitaine</text:p>
            <text:p>Population: 24,047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6454652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Auvergne-Rhône-Alpes</text:p>
            <text:p>Population: 224</text:p>
          </table:table-cell>
        </table:table-row>
        <table:table-row table:style-name="ro3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63</text:p>
          </table:table-cell>
          <table:table-cell table:style-name="ce1" office:value-type="string" calcext:value-type="string">
            <text:p>Rochefort-sur-la-Cô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Grand Est</text:p>
            <text:p>Population: 59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3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Pays de la Loire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5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7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9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uvelle-Aquitaine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2983278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Auvergne-Rhône-Alpes</text:p>
          </table:table-cell>
        </table:table-row>
        <table:table-row table:style-name="ro2">
          <table:table-cell table:style-name="ce1" office:value-type="string" calcext:value-type="string">
            <text:p>France|Rochefort</text:p>
          </table:table-cell>
          <table:table-cell table:style-name="ce10" office:value-type="string" calcext:value-type="string">
            <text:p>#9938 #13108 #13615</text:p>
          </table:table-cell>
          <table:table-cell table:style-name="ce1" office:value-type="string" calcext:value-type="string">
            <text:p>http://www.geonames.org/3231121</text:p>
          </table:table-cell>
          <table:table-cell table:style-name="ce1" office:value-type="string" calcext:value-type="string">
            <text:p>Rochefort</text:p>
          </table:table-cell>
          <table:table-cell table:style-name="ce1"/>
          <table:table-cell table:style-name="ce3" office:value-type="string" calcext:value-type="string">
            <text:p>Feature: reef(s)</text:p>
            <text:p>Country: France</text:p>
            <text:p>Admin name: Normandie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40</text:p>
          </table:table-cell>
          <table:table-cell table:style-name="ce4" office:value-type="string" calcext:value-type="string">
            <text:p>Saint-Malo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France</text:p>
            <text:p>Admin name: Bretagne</text:p>
            <text:p>Population: 50,676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6</text:p>
          </table:table-cell>
          <table:table-cell table:style-name="ce4" office:value-type="string" calcext:value-type="string">
            <text:p>Saint-Malo-de-Guersac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Pays de la Loire</text:p>
            <text:p>Population: 3,408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2</text:p>
          </table:table-cell>
          <table:table-cell table:style-name="ce4" office:value-type="string" calcext:value-type="string">
            <text:p>Saint-Malo-du-Boi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Pays de la Loire</text:p>
            <text:p>Population: 1,291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4</text:p>
          </table:table-cell>
          <table:table-cell table:style-name="ce4" office:value-type="string" calcext:value-type="string">
            <text:p>Saint-Malo-de-Phily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retagne</text:p>
            <text:p>Population: 718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7</text:p>
          </table:table-cell>
          <table:table-cell table:style-name="ce4" office:value-type="string" calcext:value-type="string">
            <text:p>Saint-Malo-de-Beigno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retagne</text:p>
            <text:p>Population: 708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3</text:p>
          </table:table-cell>
          <table:table-cell table:style-name="ce4" office:value-type="string" calcext:value-type="string">
            <text:p>Saint-Malo-des-Trois-Fontain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retagne</text:p>
            <text:p>Population: 529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9</text:p>
          </table:table-cell>
          <table:table-cell table:style-name="ce4" office:value-type="string" calcext:value-type="string">
            <text:p>Saint-Malo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Bretagne</text:p>
            <text:p>Population: 165,866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6454049</text:p>
          </table:table-cell>
          <table:table-cell table:style-name="ce4" office:value-type="string" calcext:value-type="string">
            <text:p>Saint-Malo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Bretagne</text:p>
            <text:p>Population: 46,005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5</text:p>
          </table:table-cell>
          <table:table-cell table:style-name="ce4" office:value-type="string" calcext:value-type="string">
            <text:p>Saint-Malo-de-la-Land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Normandie</text:p>
            <text:p>Population: 325</text:p>
          </table:table-cell>
        </table:table-row>
        <table:table-row table:style-name="ro3">
          <table:table-cell table:style-name="ce4" office:value-type="string" calcext:value-type="string">
            <text:p>France|Saint-Malo</text:p>
          </table:table-cell>
          <table:table-cell table:style-name="ce12" office:value-type="string" calcext:value-type="string">
            <text:p>#13415</text:p>
          </table:table-cell>
          <table:table-cell table:style-name="ce4" office:value-type="string" calcext:value-type="string">
            <text:p>http://www.geonames.org/2978631</text:p>
          </table:table-cell>
          <table:table-cell table:style-name="ce4" office:value-type="string" calcext:value-type="string">
            <text:p>Saint-Malo-en-Donzioi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ourgogne-Franche-Comté</text:p>
            <text:p>Population: 116</text:p>
          </table:table-cell>
        </table:table-row>
        <table:table-row table:style-name="ro3">
          <table:table-cell table:style-name="ce1" office:value-type="string" calcext:value-type="string">
            <text:p>France|Saint-Martin-de-Ré</text:p>
          </table:table-cell>
          <table:table-cell table:style-name="ce10" office:value-type="string" calcext:value-type="string">
            <text:p>#4106</text:p>
          </table:table-cell>
          <table:table-cell table:style-name="ce1" office:value-type="string" calcext:value-type="string">
            <text:p>http://www.geonames.org/2978361</text:p>
          </table:table-cell>
          <table:table-cell table:style-name="ce1" office:value-type="string" calcext:value-type="string">
            <text:p>Saint-Martin-de-Ré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uvelle-Aquitaine</text:p>
            <text:p>Population: 2,812</text:p>
          </table:table-cell>
        </table:table-row>
        <table:table-row table:style-name="ro3">
          <table:table-cell table:style-name="ce1" office:value-type="string" calcext:value-type="string">
            <text:p>France|Saint-Martin-de-Ré</text:p>
          </table:table-cell>
          <table:table-cell table:style-name="ce10" office:value-type="string" calcext:value-type="string">
            <text:p>#4106</text:p>
          </table:table-cell>
          <table:table-cell table:style-name="ce1" office:value-type="string" calcext:value-type="string">
            <text:p>http://www.geonames.org/6428097</text:p>
          </table:table-cell>
          <table:table-cell table:style-name="ce1" office:value-type="string" calcext:value-type="string">
            <text:p>Saint-Martin-de-Ré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Nouvelle-Aquitaine</text:p>
            <text:p>Population: 2,288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8</text:p>
          </table:table-cell>
          <table:table-cell table:style-name="ce4" office:value-type="string" calcext:value-type="string">
            <text:p>Toulon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Provence-Alpes-Côte d'Azur</text:p>
            <text:p>Population: 168,701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1</text:p>
          </table:table-cell>
          <table:table-cell table:style-name="ce4" office:value-type="string" calcext:value-type="string">
            <text:p>Toulon-sur-Allier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Auvergne-Rhône-Alpes</text:p>
            <text:p>Population: 1,106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0</text:p>
          </table:table-cell>
          <table:table-cell table:style-name="ce4" office:value-type="string" calcext:value-type="string">
            <text:p>Toulon-sur-Arroux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ourgogne-Franche-Comté</text:p>
            <text:p>Population: 1,655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6</text:p>
          </table:table-cell>
          <table:table-cell table:style-name="ce4" office:value-type="string" calcext:value-type="string">
            <text:p>Toulo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Provence-Alpes-Côte d'Azur</text:p>
            <text:p>Population: 567,852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6612862</text:p>
          </table:table-cell>
          <table:table-cell table:style-name="ce4" office:value-type="string" calcext:value-type="string">
            <text:p>Toulo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Provence-Alpes-Côte d'Azur</text:p>
            <text:p>Population: 169,634</text:p>
          </table:table-cell>
        </table:table-row>
        <table:table-row table:style-name="ro3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2</text:p>
          </table:table-cell>
          <table:table-cell table:style-name="ce4" office:value-type="string" calcext:value-type="string">
            <text:p>Toulon-la-Montag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Grand Est</text:p>
            <text:p>Population: 313</text:p>
          </table:table-cell>
        </table:table-row>
        <table:table-row table:style-name="ro2">
          <table:table-cell table:style-name="ce4" office:value-type="string" calcext:value-type="string">
            <text:p>France|Toulon</text:p>
          </table:table-cell>
          <table:table-cell table:style-name="ce12" office:value-type="string" calcext:value-type="string">
            <text:p>#2546 #2549 #2580 #2586 #3892 #3948 #3971 #9938</text:p>
          </table:table-cell>
          <table:table-cell table:style-name="ce4" office:value-type="string" calcext:value-type="string">
            <text:p>http://www.geonames.org/2972327</text:p>
          </table:table-cell>
          <table:table-cell table:style-name="ce4" office:value-type="string" calcext:value-type="string">
            <text:p>Toulo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Nouvelle-Aquitaine</text:p>
          </table:table-cell>
        </table:table-row>
        <table:table-row table:style-name="ro3">
          <table:table-cell table:style-name="ce1" office:value-type="string" calcext:value-type="string">
            <text:p>France|Vanves</text:p>
          </table:table-cell>
          <table:table-cell table:style-name="ce10" office:value-type="string" calcext:value-type="string">
            <text:p>#7777</text:p>
          </table:table-cell>
          <table:table-cell table:style-name="ce1" office:value-type="string" calcext:value-type="string">
            <text:p>http://www.geonames.org/2970761</text:p>
          </table:table-cell>
          <table:table-cell table:style-name="ce1" office:value-type="string" calcext:value-type="string">
            <text:p>Vanve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Île-de-France</text:p>
            <text:p>Population: 26,068</text:p>
          </table:table-cell>
        </table:table-row>
        <table:table-row table:style-name="ro3">
          <table:table-cell table:style-name="ce1" office:value-type="string" calcext:value-type="string">
            <text:p>France|Vanves</text:p>
          </table:table-cell>
          <table:table-cell table:style-name="ce10" office:value-type="string" calcext:value-type="string">
            <text:p>#7777</text:p>
          </table:table-cell>
          <table:table-cell table:style-name="ce1" office:value-type="string" calcext:value-type="string">
            <text:p>http://www.geonames.org/6613135</text:p>
          </table:table-cell>
          <table:table-cell table:style-name="ce1" office:value-type="string" calcext:value-type="string">
            <text:p>Vanve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Île-de-France</text:p>
            <text:p>Population: 27,846</text:p>
          </table:table-cell>
        </table:table-row>
        <table:table-row table:style-name="ro3">
          <table:table-cell table:style-name="ce4" office:value-type="string" calcext:value-type="string">
            <text:p>France|Versailles</text:p>
          </table:table-cell>
          <table:table-cell table:style-name="ce12" office:value-type="string" calcext:value-type="string">
            <text:p>#2549 #13365 #20728 #20729 #20731</text:p>
          </table:table-cell>
          <table:table-cell table:style-name="ce4" office:value-type="string" calcext:value-type="string">
            <text:p>http://www.geonames.org/2969679</text:p>
          </table:table-cell>
          <table:table-cell table:style-name="ce4" office:value-type="string" calcext:value-type="string">
            <text:p>Versailles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Île-de-France</text:p>
            <text:p>Population: 85,416</text:p>
          </table:table-cell>
        </table:table-row>
        <table:table-row table:style-name="ro3">
          <table:table-cell table:style-name="ce4" office:value-type="string" calcext:value-type="string">
            <text:p>France|Versailles</text:p>
          </table:table-cell>
          <table:table-cell table:style-name="ce12" office:value-type="string" calcext:value-type="string">
            <text:p>#2549 #13365 #20728 #20729 #20731</text:p>
          </table:table-cell>
          <table:table-cell table:style-name="ce4" office:value-type="string" calcext:value-type="string">
            <text:p>http://www.geonames.org/2969678</text:p>
          </table:table-cell>
          <table:table-cell table:style-name="ce4" office:value-type="string" calcext:value-type="string">
            <text:p>Versaill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France</text:p>
            <text:p>Admin name: Île-de-France</text:p>
            <text:p>Population: 413,956</text:p>
          </table:table-cell>
        </table:table-row>
        <table:table-row table:style-name="ro3">
          <table:table-cell table:style-name="ce4" office:value-type="string" calcext:value-type="string">
            <text:p>France|Versailles</text:p>
          </table:table-cell>
          <table:table-cell table:style-name="ce12" office:value-type="string" calcext:value-type="string">
            <text:p>#2549 #13365 #20728 #20729 #20731</text:p>
          </table:table-cell>
          <table:table-cell table:style-name="ce4" office:value-type="string" calcext:value-type="string">
            <text:p>http://www.geonames.org/6444096</text:p>
          </table:table-cell>
          <table:table-cell table:style-name="ce4" office:value-type="string" calcext:value-type="string">
            <text:p>Versaill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France</text:p>
            <text:p>Admin name: Île-de-France</text:p>
            <text:p>Population: 85,346</text:p>
          </table:table-cell>
        </table:table-row>
        <table:table-row table:style-name="ro2">
          <table:table-cell table:style-name="ce1" office:value-type="string" calcext:value-type="string">
            <text:p>Gabon</text:p>
          </table:table-cell>
          <table:table-cell table:style-name="ce13" office:value-type="string" calcext:value-type="string">
            <text:p>#2178 #2572 #4111 #6196 #6263 #6277 #6837 #6864 #6867 #6872 <text:s/>#6875 #13890 #13891 #13892 #13896 #13897 #13898 #13899 #13900 #13901 <text:s/>#13902 #13906 #13920</text:p>
          </table:table-cell>
          <table:table-cell table:style-name="ce1" office:value-type="string" calcext:value-type="string">
            <text:p>http://www.geonames.org/2400553</text:p>
          </table:table-cell>
          <table:table-cell table:style-name="ce1" office:value-type="string" calcext:value-type="string">
            <text:p>Gabo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Gabon</text:p>
            <text:p>Population: 2,119,275</text:p>
          </table:table-cell>
        </table:table-row>
        <table:table-row table:style-name="ro3">
          <table:table-cell table:style-name="ce4" office:value-type="string" calcext:value-type="string">
            <text:p>Gabon|Libreville</text:p>
          </table:table-cell>
          <table:table-cell table:style-name="ce12" office:value-type="string" calcext:value-type="string">
            <text:p>#13889</text:p>
          </table:table-cell>
          <table:table-cell table:style-name="ce4" office:value-type="string" calcext:value-type="string">
            <text:p>http://www.geonames.org/2399697</text:p>
          </table:table-cell>
          <table:table-cell table:style-name="ce4" office:value-type="string" calcext:value-type="string">
            <text:p>Librevill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Gabon</text:p>
            <text:p>Admin name: Estuaire</text:p>
            <text:p>Population: 578,156</text:p>
          </table:table-cell>
        </table:table-row>
        <table:table-row table:style-name="ro2">
          <table:table-cell table:style-name="ce4" office:value-type="string" calcext:value-type="string">
            <text:p>Gabon|Libreville</text:p>
          </table:table-cell>
          <table:table-cell table:style-name="ce12" office:value-type="string" calcext:value-type="string">
            <text:p>#13889</text:p>
          </table:table-cell>
          <table:table-cell table:style-name="ce4" office:value-type="string" calcext:value-type="string">
            <text:p>http://www.geonames.org/8260630</text:p>
          </table:table-cell>
          <table:table-cell table:style-name="ce4" office:value-type="string" calcext:value-type="string">
            <text:p>Librevill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Gabon</text:p>
            <text:p>Admin name: Estuaire</text:p>
          </table:table-cell>
        </table:table-row>
        <table:table-row table:style-name="ro2">
          <table:table-cell table:style-name="ce4" office:value-type="string" calcext:value-type="string">
            <text:p>Gabon|Libreville</text:p>
          </table:table-cell>
          <table:table-cell table:style-name="ce12" office:value-type="string" calcext:value-type="string">
            <text:p>#13889</text:p>
          </table:table-cell>
          <table:table-cell table:style-name="ce4" office:value-type="string" calcext:value-type="string">
            <text:p>http://www.geonames.org/11876722</text:p>
          </table:table-cell>
          <table:table-cell table:style-name="ce4" office:value-type="string" calcext:value-type="string">
            <text:p>Libreville</text:p>
          </table:table-cell>
          <table:table-cell table:style-name="ce4"/>
          <table:table-cell table:style-name="ce5" office:value-type="string" calcext:value-type="string">
            <text:p>Feature: port</text:p>
            <text:p>Country: Gabon</text:p>
            <text:p>Admin name: Estuaire</text:p>
          </table:table-cell>
        </table:table-row>
        <table:table-row table:style-name="ro2">
          <table:table-cell table:style-name="ce1" office:value-type="string" calcext:value-type="string">
            <text:p>Gambie</text:p>
          </table:table-cell>
          <table:table-cell table:style-name="ce10" office:value-type="string" calcext:value-type="string">
            <text:p>#3887</text:p>
          </table:table-cell>
          <table:table-cell table:style-name="ce1" office:value-type="string" calcext:value-type="string">
            <text:p>http://www.geonames.org/2413451</text:p>
          </table:table-cell>
          <table:table-cell table:style-name="ce1" office:value-type="string" calcext:value-type="string">
            <text:p>Gamb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Gambie</text:p>
            <text:p>Population: 2,280,102</text:p>
          </table:table-cell>
        </table:table-row>
        <table:table-row table:style-name="ro2">
          <table:table-cell table:style-name="ce4" office:value-type="string" calcext:value-type="string">
            <text:p>Ganthier</text:p>
          </table:table-cell>
          <table:table-cell table:style-name="ce12" office:value-type="string" calcext:value-type="string">
            <text:p>#474</text:p>
          </table:table-cell>
          <table:table-cell table:style-name="ce4" office:value-type="string" calcext:value-type="string">
            <text:p>http://www.geonames.org/3724988</text:p>
          </table:table-cell>
          <table:table-cell table:style-name="ce4" office:value-type="string" calcext:value-type="string">
            <text:p>Ganthier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3">
          <table:table-cell table:style-name="ce1" office:value-type="string" calcext:value-type="string">
            <text:p>Gard</text:p>
          </table:table-cell>
          <table:table-cell table:style-name="ce10" office:value-type="string" calcext:value-type="string">
            <text:p>#2180</text:p>
          </table:table-cell>
          <table:table-cell table:style-name="ce1" office:value-type="string" calcext:value-type="string">
            <text:p>http://www.geonames.org/3016670</text:p>
          </table:table-cell>
          <table:table-cell table:style-name="ce1" office:value-type="string" calcext:value-type="string">
            <text:p>Gard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Occitanie</text:p>
            <text:p>Population: 718,181</text:p>
          </table:table-cell>
        </table:table-row>
        <table:table-row table:style-name="ro2">
          <table:table-cell table:style-name="ce4" office:value-type="string" calcext:value-type="string">
            <text:p>Georgie</text:p>
          </table:table-cell>
          <table:table-cell table:style-name="ce12" office:value-type="string" calcext:value-type="string">
            <text:p>#14652</text:p>
          </table:table-cell>
          <table:table-cell table:style-name="ce4" office:value-type="string" calcext:value-type="string">
            <text:p>http://www.geonames.org/614540</text:p>
          </table:table-cell>
          <table:table-cell table:style-name="ce4" office:value-type="string" calcext:value-type="string">
            <text:p>Georg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éorgie</text:p>
            <text:p>Population: 3,731,000</text:p>
          </table:table-cell>
        </table:table-row>
        <table:table-row table:style-name="ro2">
          <table:table-cell table:style-name="ce1" office:value-type="string" calcext:value-type="string">
            <text:p>Gerbault</text:p>
          </table:table-cell>
          <table:table-cell table:style-name="ce10" office:value-type="string" calcext:value-type="string">
            <text:p>#2943</text:p>
          </table:table-cell>
          <table:table-cell table:style-name="ce1" office:value-type="string" calcext:value-type="string">
            <text:p>http://www.geonames.org/3570630</text:p>
          </table:table-cell>
          <table:table-cell table:style-name="ce1" office:value-type="string" calcext:value-type="string">
            <text:p>Gerbaul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Ghana</text:p>
          </table:table-cell>
          <table:table-cell table:style-name="ce12" office:value-type="string" calcext:value-type="string">
            <text:p>#16407</text:p>
          </table:table-cell>
          <table:table-cell table:style-name="ce4" office:value-type="string" calcext:value-type="string">
            <text:p>http://www.geonames.org/2300660</text:p>
          </table:table-cell>
          <table:table-cell table:style-name="ce4" office:value-type="string" calcext:value-type="string">
            <text:p>Ghan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hana</text:p>
            <text:p>Population: 29,767,108</text:p>
          </table:table-cell>
        </table:table-row>
        <table:table-row table:style-name="ro2">
          <table:table-cell table:style-name="ce1" office:value-type="string" calcext:value-type="string">
            <text:p>Glageon</text:p>
          </table:table-cell>
          <table:table-cell table:style-name="ce10" office:value-type="string" calcext:value-type="string">
            <text:p>#9286</text:p>
          </table:table-cell>
          <table:table-cell table:style-name="ce1" office:value-type="string" calcext:value-type="string">
            <text:p>http://www.geonames.org/3015870</text:p>
          </table:table-cell>
          <table:table-cell table:style-name="ce1" office:value-type="string" calcext:value-type="string">
            <text:p>Glage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Hauts-de-France</text:p>
          </table:table-cell>
        </table:table-row>
        <table:table-row table:style-name="ro1">
          <table:table-cell table:style-name="ce4" office:value-type="string" calcext:value-type="string">
            <text:p>Golfe de Floride</text:p>
          </table:table-cell>
          <table:table-cell table:style-name="ce12" office:value-type="string" calcext:value-type="string">
            <text:p>#4035 #4036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olfe de Guinée</text:p>
          </table:table-cell>
          <table:table-cell table:style-name="ce10" office:value-type="string" calcext:value-type="string">
            <text:p>#6836 #6856</text:p>
          </table:table-cell>
          <table:table-cell table:style-name="ce1" office:value-type="string" calcext:value-type="string">
            <text:p>http://www.geonames.org/2363255</text:p>
          </table:table-cell>
          <table:table-cell table:style-name="ce1" office:value-type="string" calcext:value-type="string">
            <text:p>Golfe de Guinée</text:p>
          </table:table-cell>
          <table:table-cell table:style-name="ce1"/>
          <table:table-cell table:style-name="ce1" office:value-type="string" calcext:value-type="string">
            <text:p>Feature: gulf</text:p>
          </table:table-cell>
        </table:table-row>
        <table:table-row table:style-name="ro4">
          <table:table-cell table:style-name="ce4" office:value-type="string" calcext:value-type="string">
            <text:p>Golfe du Mexique</text:p>
          </table:table-cell>
          <table:table-cell table:style-name="ce11" office:value-type="string" calcext:value-type="string">
            <text:p>#1737 #2853 #3118 #3310 #4035 #4036 #7977 #10164 #10363 #21939 <text:s/>#21940 #21941</text:p>
          </table:table-cell>
          <table:table-cell table:style-name="ce4" office:value-type="string" calcext:value-type="string">
            <text:p>http://www.geonames.org/3523271</text:p>
          </table:table-cell>
          <table:table-cell table:style-name="ce4" office:value-type="string" calcext:value-type="string">
            <text:p>Golfe du Mexique</text:p>
          </table:table-cell>
          <table:table-cell table:style-name="ce4"/>
          <table:table-cell table:style-name="ce5" office:value-type="string" calcext:value-type="string">
            <text:p>Feature: gulf</text:p>
            <text:p>Country: Mexique</text:p>
          </table:table-cell>
        </table:table-row>
        <table:table-row table:style-name="ro2">
          <table:table-cell table:style-name="ce1" office:value-type="string" calcext:value-type="string">
            <text:p>Gonave</text:p>
          </table:table-cell>
          <table:table-cell table:style-name="ce10" office:value-type="string" calcext:value-type="string">
            <text:p>#22221</text:p>
          </table:table-cell>
          <table:table-cell table:style-name="ce1" office:value-type="string" calcext:value-type="string">
            <text:p>http://www.geonames.org/3724692</text:p>
          </table:table-cell>
          <table:table-cell table:style-name="ce1" office:value-type="string" calcext:value-type="string">
            <text:p>Gonave</text:p>
          </table:table-cell>
          <table:table-cell table:style-name="ce1"/>
          <table:table-cell table:style-name="ce3" office:value-type="string" calcext:value-type="string">
            <text:p>Feature: island</text:p>
            <text:p>Country: Haïti</text:p>
            <text:p>Admin name: Ouest</text:p>
          </table:table-cell>
        </table:table-row>
        <table:table-row table:style-name="ro4">
          <table:table-cell table:style-name="ce4" office:value-type="string" calcext:value-type="string">
            <text:p>Gordium</text:p>
          </table:table-cell>
          <table:table-cell table:style-name="ce12" office:value-type="string" calcext:value-type="string">
            <text:p>#2572</text:p>
          </table:table-cell>
          <table:table-cell table:style-name="ce4" office:value-type="string" calcext:value-type="string">
            <text:p>http://www.geonames.org/313958</text:p>
          </table:table-cell>
          <table:table-cell table:style-name="ce4" office:value-type="string" calcext:value-type="string">
            <text:p>Gordium</text:p>
          </table:table-cell>
          <table:table-cell table:style-name="ce4"/>
          <table:table-cell table:style-name="ce5" office:value-type="string" calcext:value-type="string">
            <text:p>Feature: ruin(s)</text:p>
            <text:p>Country: Turquie</text:p>
          </table:table-cell>
        </table:table-row>
        <table:table-row table:style-name="ro2">
          <table:table-cell table:style-name="ce1" office:value-type="string" calcext:value-type="string">
            <text:p>Gorée</text:p>
          </table:table-cell>
          <table:table-cell table:style-name="ce10" office:value-type="string" calcext:value-type="string">
            <text:p>#3568</text:p>
          </table:table-cell>
          <table:table-cell table:style-name="ce1" office:value-type="string" calcext:value-type="string">
            <text:p>http://www.geonames.org/2251510</text:p>
          </table:table-cell>
          <table:table-cell table:style-name="ce1" office:value-type="string" calcext:value-type="string">
            <text:p>Gorée</text:p>
          </table:table-cell>
          <table:table-cell table:style-name="ce1"/>
          <table:table-cell table:style-name="ce3" office:value-type="string" calcext:value-type="string">
            <text:p>Feature: island</text:p>
            <text:p>Country: Sénégal</text:p>
            <text:p>Admin name: Dakar</text:p>
          </table:table-cell>
        </table:table-row>
        <table:table-row table:style-name="ro1">
          <table:table-cell table:style-name="ce4" office:value-type="string" calcext:value-type="string">
            <text:p>Gourêre</text:p>
          </table:table-cell>
          <table:table-cell table:style-name="ce12" office:value-type="string" calcext:value-type="string">
            <text:p>#218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Goya</text:p>
          </table:table-cell>
          <table:table-cell table:style-name="ce10" office:value-type="string" calcext:value-type="string">
            <text:p>#1859</text:p>
          </table:table-cell>
          <table:table-cell table:style-name="ce1" office:value-type="string" calcext:value-type="string">
            <text:p>http://www.geonames.org/3433715</text:p>
          </table:table-cell>
          <table:table-cell table:style-name="ce1" office:value-type="string" calcext:value-type="string">
            <text:p>Goya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Argentine</text:p>
            <text:p>Admin name: Corrientes</text:p>
            <text:p>Population: 70,245</text:p>
          </table:table-cell>
        </table:table-row>
        <table:table-row table:style-name="ro3">
          <table:table-cell table:style-name="ce4" office:value-type="string" calcext:value-type="string">
            <text:p>Goyaz</text:p>
          </table:table-cell>
          <table:table-cell table:style-name="ce12" office:value-type="string" calcext:value-type="string">
            <text:p>#5239 #5655 #5656 #5657 #5658 #5659 #5660 #5661 #5662</text:p>
          </table:table-cell>
          <table:table-cell table:style-name="ce4" office:value-type="string" calcext:value-type="string">
            <text:p>http://www.geonames.org/3462372</text:p>
          </table:table-cell>
          <table:table-cell table:style-name="ce4" office:value-type="string" calcext:value-type="string">
            <text:p>Goyaz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Goiás</text:p>
            <text:p>Population: 6,004,045</text:p>
          </table:table-cell>
        </table:table-row>
        <table:table-row table:style-name="ro4">
          <table:table-cell table:style-name="ce1" office:value-type="string" calcext:value-type="string">
            <text:p>Gran Chaco</text:p>
          </table:table-cell>
          <table:table-cell table:style-name="ce13" office:value-type="string" calcext:value-type="string">
            <text:p>#3780 #3781 #3782 #3783 #3784 #3785 #3786 #3787 #3788 #3789 <text:s/>#3790 #3791 #3792 #3793 #3794 #3795 #3796 #3797 #3798 #3799 <text:s/>#3800 #3801 #3802 #3803 #3804 #3805 #3806 #3807</text:p>
          </table:table-cell>
          <table:table-cell table:style-name="ce1" office:value-type="string" calcext:value-type="string">
            <text:p>http://www.geonames.org/3444449</text:p>
          </table:table-cell>
          <table:table-cell table:style-name="ce1" office:value-type="string" calcext:value-type="string">
            <text:p>Gran Chaco</text:p>
          </table:table-cell>
          <table:table-cell table:style-name="ce1"/>
          <table:table-cell table:style-name="ce3" office:value-type="string" calcext:value-type="string">
            <text:p>Feature: region</text:p>
            <text:p>Country: Paraguay</text:p>
          </table:table-cell>
        </table:table-row>
        <table:table-row table:style-name="ro1">
          <table:table-cell table:style-name="ce4" office:value-type="string" calcext:value-type="string">
            <text:p>Grand Chaco</text:p>
          </table:table-cell>
          <table:table-cell table:style-name="ce12" office:value-type="string" calcext:value-type="string">
            <text:p>#356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rand Lézard</text:p>
          </table:table-cell>
          <table:table-cell table:style-name="ce10" office:value-type="string" calcext:value-type="string">
            <text:p>#816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rand Sérail</text:p>
          </table:table-cell>
          <table:table-cell table:style-name="ce12" office:value-type="string" calcext:value-type="string">
            <text:p>#6359 #6360</text:p>
          </table:table-cell>
          <table:table-cell table:style-name="ce4" office:value-type="string" calcext:value-type="string">
            <text:p>http://www.geonames.org/6275216</text:p>
          </table:table-cell>
          <table:table-cell table:style-name="ce4" office:value-type="string" calcext:value-type="string">
            <text:p>Grand Serail</text:p>
          </table:table-cell>
          <table:table-cell table:style-name="ce4"/>
          <table:table-cell table:style-name="ce5" office:value-type="string" calcext:value-type="string">
            <text:p>Feature: hotel</text:p>
            <text:p>Country: Liban</text:p>
            <text:p>Admin name: Beyrouth</text:p>
          </table:table-cell>
        </table:table-row>
        <table:table-row table:style-name="ro3">
          <table:table-cell table:style-name="ce1" office:value-type="string" calcext:value-type="string">
            <text:p>Grand-Goave</text:p>
          </table:table-cell>
          <table:table-cell table:style-name="ce10" office:value-type="string" calcext:value-type="string">
            <text:p>#13370 #13371 #13372</text:p>
          </table:table-cell>
          <table:table-cell table:style-name="ce1" office:value-type="string" calcext:value-type="string">
            <text:p>http://www.geonames.org/3724337</text:p>
          </table:table-cell>
          <table:table-cell table:style-name="ce1" office:value-type="string" calcext:value-type="string">
            <text:p>Grand-Goav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Ouest</text:p>
            <text:p>Population: 49,288</text:p>
          </table:table-cell>
        </table:table-row>
        <table:table-row table:style-name="ro3">
          <table:table-cell table:style-name="ce4" office:value-type="string" calcext:value-type="string">
            <text:p>Grande Comore</text:p>
          </table:table-cell>
          <table:table-cell table:style-name="ce12" office:value-type="string" calcext:value-type="string">
            <text:p>#6526</text:p>
          </table:table-cell>
          <table:table-cell table:style-name="ce4" office:value-type="string" calcext:value-type="string">
            <text:p>http://www.geonames.org/921882</text:p>
          </table:table-cell>
          <table:table-cell table:style-name="ce4" office:value-type="string" calcext:value-type="string">
            <text:p>Grande Como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Comores</text:p>
            <text:p>Admin name: Île Autonome de Grande Comore</text:p>
            <text:p>Population: 345,513</text:p>
          </table:table-cell>
        </table:table-row>
        <table:table-row table:style-name="ro2">
          <table:table-cell table:style-name="ce1" office:value-type="string" calcext:value-type="string">
            <text:p>Grande-Bretagne</text:p>
          </table:table-cell>
          <table:table-cell table:style-name="ce10" office:value-type="string" calcext:value-type="string">
            <text:p>#12142</text:p>
          </table:table-cell>
          <table:table-cell table:style-name="ce1" office:value-type="string" calcext:value-type="string">
            <text:p>http://www.geonames.org/2635167</text:p>
          </table:table-cell>
          <table:table-cell table:style-name="ce1" office:value-type="string" calcext:value-type="string">
            <text:p>Grande-Bretagn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Royaume-Uni</text:p>
            <text:p>Population: 66,488,991</text:p>
          </table:table-cell>
        </table:table-row>
        <table:table-row table:style-name="ro4">
          <table:table-cell table:style-name="ce4" office:value-type="string" calcext:value-type="string">
            <text:p>Grandes Antilles</text:p>
          </table:table-cell>
          <table:table-cell table:style-name="ce12" office:value-type="string" calcext:value-type="string">
            <text:p>#1735 #2457 #6190 #14637</text:p>
          </table:table-cell>
          <table:table-cell table:style-name="ce4" office:value-type="string" calcext:value-type="string">
            <text:p>http://www.geonames.org/3574469</text:p>
          </table:table-cell>
          <table:table-cell table:style-name="ce4" office:value-type="string" calcext:value-type="string">
            <text:p>Grandes Antilles</text:p>
          </table:table-cell>
          <table:table-cell table:style-name="ce4"/>
          <table:table-cell table:style-name="ce5" office:value-type="string" calcext:value-type="string">
            <text:p>Feature: islands</text:p>
            <text:p>Population: 38,000,000</text:p>
          </table:table-cell>
        </table:table-row>
        <table:table-row table:style-name="ro1">
          <table:table-cell table:style-name="ce1" office:value-type="string" calcext:value-type="string">
            <text:p>Grands-Fonds (Guadeloupe)</text:p>
          </table:table-cell>
          <table:table-cell table:style-name="ce10" office:value-type="string" calcext:value-type="string">
            <text:p>#21741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rèce</text:p>
          </table:table-cell>
          <table:table-cell table:style-name="ce12" office:value-type="string" calcext:value-type="string">
            <text:p>#10829 #10830 #11466 #11468</text:p>
          </table:table-cell>
          <table:table-cell table:style-name="ce4" office:value-type="string" calcext:value-type="string">
            <text:p>http://www.geonames.org/390903</text:p>
          </table:table-cell>
          <table:table-cell table:style-name="ce4" office:value-type="string" calcext:value-type="string">
            <text:p>Grèc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rèce</text:p>
            <text:p>Population: 10,727,668</text:p>
          </table:table-cell>
        </table:table-row>
        <table:table-row table:style-name="ro2">
          <table:table-cell table:style-name="ce1" office:value-type="string" calcext:value-type="string">
            <text:p>Grenade</text:p>
          </table:table-cell>
          <table:table-cell table:style-name="ce13" office:value-type="string" calcext:value-type="string">
            <text:p>#132 #1464 #2108 #2447 #3526 #6679 #6925 #7797 #12138 #14666 <text:s/>#16390 #20439 #20647 #20770 #21676 #21878</text:p>
          </table:table-cell>
          <table:table-cell table:style-name="ce1" office:value-type="string" calcext:value-type="string">
            <text:p>http://www.geonames.org/3580239</text:p>
          </table:table-cell>
          <table:table-cell table:style-name="ce1" office:value-type="string" calcext:value-type="string">
            <text:p>Grena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Grenade</text:p>
            <text:p>Population: 111,454</text:p>
          </table:table-cell>
        </table:table-row>
        <table:table-row table:style-name="ro3">
          <table:table-cell table:style-name="ce4" office:value-type="string" calcext:value-type="string">
            <text:p>Grenade|Saint-Georges</text:p>
          </table:table-cell>
          <table:table-cell table:style-name="ce12" office:value-type="string" calcext:value-type="string">
            <text:p>#486</text:p>
          </table:table-cell>
          <table:table-cell table:style-name="ce4" office:value-type="string" calcext:value-type="string">
            <text:p>http://www.geonames.org/3579925</text:p>
          </table:table-cell>
          <table:table-cell table:style-name="ce4" office:value-type="string" calcext:value-type="string">
            <text:p>Saint-George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Grenade</text:p>
            <text:p>Admin name: Saint George</text:p>
            <text:p>Population: 7,500</text:p>
          </table:table-cell>
        </table:table-row>
        <table:table-row table:style-name="ro2">
          <table:table-cell table:style-name="ce1" office:value-type="string" calcext:value-type="string">
            <text:p>Groenland</text:p>
          </table:table-cell>
          <table:table-cell table:style-name="ce10" office:value-type="string" calcext:value-type="string">
            <text:p>#2322 #2776 #13601 #14631</text:p>
          </table:table-cell>
          <table:table-cell table:style-name="ce1" office:value-type="string" calcext:value-type="string">
            <text:p>http://www.geonames.org/3425505</text:p>
          </table:table-cell>
          <table:table-cell table:style-name="ce1" office:value-type="string" calcext:value-type="string">
            <text:p>Groenland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Groenland</text:p>
            <text:p>Population: 56,025</text:p>
          </table:table-cell>
        </table:table-row>
        <table:table-row table:style-name="ro2">
          <table:table-cell table:style-name="ce4" office:value-type="string" calcext:value-type="string">
            <text:p>Gros Morne</text:p>
          </table:table-cell>
          <table:table-cell table:style-name="ce12" office:value-type="string" calcext:value-type="string">
            <text:p>#9422</text:p>
          </table:table-cell>
          <table:table-cell table:style-name="ce4" office:value-type="string" calcext:value-type="string">
            <text:p>http://www.geonames.org/3724144</text:p>
          </table:table-cell>
          <table:table-cell table:style-name="ce4" office:value-type="string" calcext:value-type="string">
            <text:p>Gros Mor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1" office:value-type="string" calcext:value-type="string">
            <text:p>Guadeloupe</text:p>
          </table:table-cell>
          <table:table-cell table:style-name="ce13" office:value-type="string" calcext:value-type="string">
            <text:p>#1 #14 #16 #19 #22 #41 #55 #72 #78 #82 <text:s/>#92 #96 #120 #123 #129 #140 #175 #234 #271 #280 <text:s/>#283 #352 #364 #381 #418 #419 #434 #445 #451 #461 <text:s/>#509 #511 #595 #608 #619 #622 #635 #636 #644 #660 <text:s/>#664 #706 #720 #728 #735 #741 #780 #794 #798 #811 <text:s/>#831 #835 #852 #897 #935 #1064 #1088 #1089 #1118 #1127 <text:s/>#1161 #1181 #1189 #1235 #1265 #1271 #1276 #1329 #1336 #1342 <text:s/>#1345 #1351 #1356 #1363 #1364 #1371 #1377 #1388 #1403 #1404 <text:s/>#1413 #1422 #1431 #1455 #1456 #1460 #1464 #1471 #1489 #1503 <text:s/>#1519 #1523 #1524 #1529 #1562 #1930 #1932 #1934 #1952 #1953 <text:s/>#1957 #1962 #1965 #1967 #1969 #1971 #1978 #1981 #2010 #2012 <text:s/>#2015 #2016 #2017 #2018 #2020 #2023 #2029 #2031 #2032 #2033 <text:s/>#2034 #2078 #2079 #2081 #2116 #2117 #2118 #2119 #2120 #2121 <text:s/>#2122 #2123 #2124 #2125 #2126 #2127 #2128 #2129 #2130 #2131 <text:s/>#2132 #2133 #2134 #2135 #2136 #2137 #2138 #2139 #2140 #2141 <text:s/>#2142 #2143 #2144 #2145 #2146 #2147 #2152 #2167 #2178 #2185 <text:s/>#2354 #2424 #2425 #2442 #2445 #2446 #2480 #2482 #2526 #2527 <text:s/>#2529 #2559 #2562 #2785 #2786 #2793 #2805 #2806 #2808 #2816 <text:s/>#3510 #3512 #3520 #3528 #3529 #3531 #3532 #3533 #3535 #3537 <text:s/>#3541 #3548 #3613 #3628 #3630 #3631 #3632 #3633 #4035 #4036 <text:s/>#4042 #4073 #4089 #4097 #4109 #4112 #4120 #4129 #4422 #5065 <text:s/>#5076 #5089 #5090 #5091 #5092 #5097 #5099 #5100 #5103 #5104 <text:s/>#5109 #5111 #5113 #5115 #5116 #5123 #5125 #5127 #5128 #5129 <text:s/>#5130 #5132 #5133 #5134 #5143 #5150 #5260 #5274 #5279 #5280 <text:s/>#5281 #5287 #5303 #5311 #5314 #5315 #5878 #5884 #5901 #5902 <text:s/>#5903 #5904 #5911 #5912 #5915 #5917 #5922 #5938 #5940 #5959 <text:s/>#6189 #6191 #6196 #6198 #6227 #6251 #6252 #6253 #6519 #6642 <text:s/>#6679 #6813 #6814 #6815 #6816 #6925 #6982 #6990 #6991 #6995 <text:s/>#7009 #7108 #7189 #7640 #7641 #7646 #7652 #7657 #7671 #7672 <text:s/>#7675 #7677 #7678 #7693 #7705 #7722 #7725 #7754 #7755 #7771 <text:s/>#7784 #7790 #7792 #7796 #7872 #7873 #7875 #7885 #7894 #7974 <text:s/>#8011 #8012 #8013 #8016 #8017 #8021 #8146 #8150 #9033 #9037 <text:s/>#9092 #9104 #9121 #9125 #9139 #9142 #9146 #9149 #9151 #9156 <text:s/>#9165 #9169 #9189 #9198 #9211 #9212 #9221 #9234 #9271 #9275 <text:s/>#9282 #9285 #9290 #9304 #9305 #9310 #9388 #9393 #9397 #9407 <text:s/>#9412 #9419 #9447 #9505 #9517 #9912 #9962 #9964 #9965 #9966 <text:s/>#9976 #9981 #10013 #10018 #10019 #10020 #10021 #10022 #10023 #10024 <text:s/>#10025 #10026 #10027 #10028 #10029 #10030 #10031 #10032 #10033 #10034 <text:s/>#10036 #10037 #10038 #10048 #10052 #10053 #10054 #10141 #10142 #10143 <text:s/>#10144 #10145 #10146 #10194 #10195 #10196 #10197 #10198 #10199 #10200 <text:s/>#10201 #10202 #10203 #10204 #10205 #10206 #10207 #10208 #10209 #10210 <text:s/>#10211 #10212 #10213 #10214 #10215 #10216 #10217 #10218 #10219 #10220 <text:s/>#10221 #10222 #10223 #10224 #10225 #10226 #10229 #10233 #10234 #10235 <text:s/>#10236 #10237 #10238 #10239 #10240 #10241 #10242 #10243 #10244 #10245 <text:s/>#10246 #10247 #10248 #10249 #10250 #10251 #10252 #10253 #10254 #10255 <text:s/>#10256 #10335 #10393 #10394 #10395 #10396 #10397 #10398 #10399 #10400 <text:s/>#10401 #10402 #10645 #10662 #10688 #10694 #10699 #10709 #10754 #10755 <text:s/>#10760 #10763 #10780 #10781 #10783 #10790 #10803 #10807 #10813 #10823 <text:s/>#10831 #10845 #11101 #11102 #11103 #11104 #11105 #11106 #11179 #11276 <text:s/>#11280 #11289 #11294 #11303 #11436 #11446 #11448 #11461 #11462 #11470 <text:s/>#11472 #11473 #11474 #11481 #11482 #11483 #11485 #11486 #11487 #11490 <text:s/>#11492 #11552 #11950 #12033 #12050 #12062 #12063 #12064 #12065 #12066 <text:s/>#12067 #12068 #12069 #12070 #12071 #12072 #12073 #12074 #12075 #12076 <text:s/>#12077 #12078 #12083 #12164 #12523 #12529 #12530 #12531 #12535 #12536 <text:s/>#12609 #12611 #12614 #12617 #12620 #12622 #12625 #12705 #12756 #12777 <text:s/>#12780 #12781 #12782 #12783 #12784 #12790 #12803 #12826 #12855 #12876 <text:s/>#12905 #12956 #12967 #12971 #12983 #12984 #12986 #12994 #13002 #13003 <text:s/>#13007 #13026 #13066 #13112 #13121 #13245 #13246 #13270 #13271 #13357 <text:s/>#13428 #13429 #13480 #13537 #14071 #14072 #14074 #14075 #14078 #14079 <text:s/>#14080 #14274 #14350 #14352 #14353 #14395 #15944 #16071 #16074 #16146 <text:s/>#16169 #16170 #16171 #16172 #16193 #16197 #16198 #16383 #16385 #16391 <text:s/>#16392 #16399 #16400 #16405 #16460 #16473 #16474 #16475 #16477 #16484 <text:s/>#16490 #20437 #20439 #20440 #20442 #20444 #20465 #20470 #20476 #20487 <text:s/>#20488 #20491 #20493 #20497 #20499 #20502 #20503 #20504 #20507 #20508 <text:s/>#20509 #20567 #20568 #20635 #20645 #20646 #20660 #20661 #20664 #20761 <text:s/>#20762 #20763 #20921 #21554 #21564 #21567 #21576 #21581 #21582 #21583 <text:s/>#21584 #21585 #21586 #21587 #21588 #21590 #21592 #21597 #21600 #21607 <text:s/>#21608 #21610 #21611 #21612 #21616 #21620 #21630 #21633 #21639 #21640 <text:s/>#21656 #21669 #21670 #21675 #21676 #21677 #21678 #21679 #21681 #21687 <text:s/>#21688 #21691 #21694 #21699 #21700 #21701 #21702 #21713 #21741 #21742 <text:s/>#21743 #21744 #21745 #21828 #21829 #21830 #21831 #21832 #21839 #21842 <text:s/>#21845 #21849 #21852 #21854 #21885 #21890 #21910 #21935 #21998 #21999 <text:s/>#22004 #22021 #22025 #22026 #22027 #22035 #22036 #22043 #22051 #22061 <text:s/>#22062 #22099 #22100 #22101 #22170 #22171 #22214</text:p>
          </table:table-cell>
          <table:table-cell table:style-name="ce1" office:value-type="string" calcext:value-type="string">
            <text:p>http://www.geonames.org/3579143</text:p>
          </table:table-cell>
          <table:table-cell table:style-name="ce1" office:value-type="string" calcext:value-type="string">
            <text:p>Guadeloupe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Guadeloupe</text:p>
            <text:p>Population: 443,000</text:p>
          </table:table-cell>
        </table:table-row>
        <table:table-row table:style-name="ro1">
          <table:table-cell table:style-name="ce4" office:value-type="string" calcext:value-type="string">
            <text:p>Guadeloupe, Baie-Mahault</text:p>
          </table:table-cell>
          <table:table-cell table:style-name="ce12" office:value-type="string" calcext:value-type="string">
            <text:p>#1065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uadeloupe, Basse-Terre</text:p>
          </table:table-cell>
          <table:table-cell table:style-name="ce10" office:value-type="string" calcext:value-type="string">
            <text:p>#11411 #12522 #12524 #12726 #13029 #13538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Guadeloupe| Sainte-Anne</text:p>
          </table:table-cell>
          <table:table-cell table:style-name="ce12" office:value-type="string" calcext:value-type="string">
            <text:p>#21609</text:p>
          </table:table-cell>
          <table:table-cell table:style-name="ce4" office:value-type="string" calcext:value-type="string">
            <text:p>http://www.geonames.org/3578466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22,859</text:p>
          </table:table-cell>
        </table:table-row>
        <table:table-row table:style-name="ro3">
          <table:table-cell table:style-name="ce4" office:value-type="string" calcext:value-type="string">
            <text:p>Guadeloupe| Sainte-Anne</text:p>
          </table:table-cell>
          <table:table-cell table:style-name="ce12" office:value-type="string" calcext:value-type="string">
            <text:p>#21609</text:p>
          </table:table-cell>
          <table:table-cell table:style-name="ce4" office:value-type="string" calcext:value-type="string">
            <text:p>http://www.geonames.org/6690393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24,245</text:p>
          </table:table-cell>
        </table:table-row>
        <table:table-row table:style-name="ro4">
          <table:table-cell table:style-name="ce4" office:value-type="string" calcext:value-type="string">
            <text:p>Guadeloupe| Sainte-Anne</text:p>
          </table:table-cell>
          <table:table-cell table:style-name="ce12" office:value-type="string" calcext:value-type="string">
            <text:p>#21609</text:p>
          </table:table-cell>
          <table:table-cell table:style-name="ce4" office:value-type="string" calcext:value-type="string">
            <text:p>http://www.geonames.org/11545328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</table:table-cell>
        </table:table-row>
        <table:table-row table:style-name="ro4">
          <table:table-cell table:style-name="ce4" office:value-type="string" calcext:value-type="string">
            <text:p>Guadeloupe| Sainte-Anne</text:p>
          </table:table-cell>
          <table:table-cell table:style-name="ce12" office:value-type="string" calcext:value-type="string">
            <text:p>#21609</text:p>
          </table:table-cell>
          <table:table-cell table:style-name="ce4" office:value-type="string" calcext:value-type="string">
            <text:p>http://www.geonames.org/11577642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Guadeloupe</text:p>
          </table:table-cell>
        </table:table-row>
        <table:table-row table:style-name="ro3">
          <table:table-cell table:style-name="ce1" office:value-type="string" calcext:value-type="string">
            <text:p>Guadeloupe|Anse-Bertrand</text:p>
          </table:table-cell>
          <table:table-cell table:style-name="ce10" office:value-type="string" calcext:value-type="string">
            <text:p>#2998</text:p>
          </table:table-cell>
          <table:table-cell table:style-name="ce1" office:value-type="string" calcext:value-type="string">
            <text:p>http://www.geonames.org/3579789</text:p>
          </table:table-cell>
          <table:table-cell table:style-name="ce1" office:value-type="string" calcext:value-type="string">
            <text:p>Anse-Bertrand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5,146</text:p>
          </table:table-cell>
        </table:table-row>
        <table:table-row table:style-name="ro3">
          <table:table-cell table:style-name="ce1" office:value-type="string" calcext:value-type="string">
            <text:p>Guadeloupe|Anse-Bertrand</text:p>
          </table:table-cell>
          <table:table-cell table:style-name="ce10" office:value-type="string" calcext:value-type="string">
            <text:p>#2998</text:p>
          </table:table-cell>
          <table:table-cell table:style-name="ce1" office:value-type="string" calcext:value-type="string">
            <text:p>http://www.geonames.org/6690415</text:p>
          </table:table-cell>
          <table:table-cell table:style-name="ce1" office:value-type="string" calcext:value-type="string">
            <text:p>Anse-Bertrand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4,578</text:p>
          </table:table-cell>
        </table:table-row>
        <table:table-row table:style-name="ro4">
          <table:table-cell table:style-name="ce1" office:value-type="string" calcext:value-type="string">
            <text:p>Guadeloupe|Anse-Bertrand</text:p>
          </table:table-cell>
          <table:table-cell table:style-name="ce10" office:value-type="string" calcext:value-type="string">
            <text:p>#2998</text:p>
          </table:table-cell>
          <table:table-cell table:style-name="ce1" office:value-type="string" calcext:value-type="string">
            <text:p>http://www.geonames.org/3579695</text:p>
          </table:table-cell>
          <table:table-cell table:style-name="ce1" office:value-type="string" calcext:value-type="string">
            <text:p>Anse Bertrand</text:p>
          </table:table-cell>
          <table:table-cell table:style-name="ce1"/>
          <table:table-cell table:style-name="ce3" office:value-type="string" calcext:value-type="string">
            <text:p>Feature: cove(s)</text:p>
            <text:p>Country: Guadeloupe</text:p>
          </table:table-cell>
        </table:table-row>
        <table:table-row table:style-name="ro3">
          <table:table-cell table:style-name="ce4" office:value-type="string" calcext:value-type="string">
            <text:p>Guadeloupe|Baie-Mahault</text:p>
          </table:table-cell>
          <table:table-cell table:style-name="ce12" office:value-type="string" calcext:value-type="string">
            <text:p>#1410 #2992 #8018 #21555</text:p>
          </table:table-cell>
          <table:table-cell table:style-name="ce4" office:value-type="string" calcext:value-type="string">
            <text:p>http://www.geonames.org/3579767</text:p>
          </table:table-cell>
          <table:table-cell table:style-name="ce4" office:value-type="string" calcext:value-type="string">
            <text:p>Baie-Mahaul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30,551</text:p>
          </table:table-cell>
        </table:table-row>
        <table:table-row table:style-name="ro3">
          <table:table-cell table:style-name="ce4" office:value-type="string" calcext:value-type="string">
            <text:p>Guadeloupe|Baie-Mahault</text:p>
          </table:table-cell>
          <table:table-cell table:style-name="ce12" office:value-type="string" calcext:value-type="string">
            <text:p>#1410 #2992 #8018 #21555</text:p>
          </table:table-cell>
          <table:table-cell table:style-name="ce4" office:value-type="string" calcext:value-type="string">
            <text:p>http://www.geonames.org/6690412</text:p>
          </table:table-cell>
          <table:table-cell table:style-name="ce4" office:value-type="string" calcext:value-type="string">
            <text:p>Baie-Mahault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30,868</text:p>
          </table:table-cell>
        </table:table-row>
        <table:table-row table:style-name="ro2">
          <table:table-cell table:style-name="ce4" office:value-type="string" calcext:value-type="string">
            <text:p>Guadeloupe|Baie-Mahault</text:p>
          </table:table-cell>
          <table:table-cell table:style-name="ce12" office:value-type="string" calcext:value-type="string">
            <text:p>#1410 #2992 #8018 #21555</text:p>
          </table:table-cell>
          <table:table-cell table:style-name="ce4" office:value-type="string" calcext:value-type="string">
            <text:p>http://www.geonames.org/3579766</text:p>
          </table:table-cell>
          <table:table-cell table:style-name="ce4" office:value-type="string" calcext:value-type="string">
            <text:p>Baie Mahaul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4">
          <table:table-cell table:style-name="ce4" office:value-type="string" calcext:value-type="string">
            <text:p>Guadeloupe|Baie-Mahault</text:p>
          </table:table-cell>
          <table:table-cell table:style-name="ce12" office:value-type="string" calcext:value-type="string">
            <text:p>#1410 #2992 #8018 #21555</text:p>
          </table:table-cell>
          <table:table-cell table:style-name="ce4" office:value-type="string" calcext:value-type="string">
            <text:p>http://www.geonames.org/3578883</text:p>
          </table:table-cell>
          <table:table-cell table:style-name="ce4" office:value-type="string" calcext:value-type="string">
            <text:p>Baie Mahault</text:p>
          </table:table-cell>
          <table:table-cell table:style-name="ce4"/>
          <table:table-cell table:style-name="ce5" office:value-type="string" calcext:value-type="string">
            <text:p>Feature: bay</text:p>
            <text:p>Country: Guadeloupe</text:p>
          </table:table-cell>
        </table:table-row>
        <table:table-row table:style-name="ro4">
          <table:table-cell table:style-name="ce4" office:value-type="string" calcext:value-type="string">
            <text:p>Guadeloupe|Baie-Mahault</text:p>
          </table:table-cell>
          <table:table-cell table:style-name="ce12" office:value-type="string" calcext:value-type="string">
            <text:p>#1410 #2992 #8018 #21555</text:p>
          </table:table-cell>
          <table:table-cell table:style-name="ce4" office:value-type="string" calcext:value-type="string">
            <text:p>http://www.geonames.org/3578884</text:p>
          </table:table-cell>
          <table:table-cell table:style-name="ce4" office:value-type="string" calcext:value-type="string">
            <text:p>Baie Mahault</text:p>
          </table:table-cell>
          <table:table-cell table:style-name="ce4"/>
          <table:table-cell table:style-name="ce5" office:value-type="string" calcext:value-type="string">
            <text:p>Feature: bay</text:p>
            <text:p>Country: Guadeloupe</text:p>
          </table:table-cell>
        </table:table-row>
        <table:table-row table:style-name="ro3">
          <table:table-cell table:style-name="ce1" office:value-type="string" calcext:value-type="string">
            <text:p>Guadeloupe|Basse-Terre</text:p>
          </table:table-cell>
          <table:table-cell table:style-name="ce13" office:value-type="string" calcext:value-type="string">
            <text:p>#2077 #2528 #2985 #2986 #2987 #2988 #2989 #6811 #7682 #7878 <text:s/>#7881 #13198 #16272 #16273 #20871</text:p>
          </table:table-cell>
          <table:table-cell table:style-name="ce1" office:value-type="string" calcext:value-type="string">
            <text:p>http://www.geonames.org/3579732</text:p>
          </table:table-cell>
          <table:table-cell table:style-name="ce1" office:value-type="string" calcext:value-type="string">
            <text:p>Basse-Terr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Guadeloupe</text:p>
            <text:p>Admin name: Guadeloupe</text:p>
            <text:p>Population: 11,472</text:p>
          </table:table-cell>
        </table:table-row>
        <table:table-row table:style-name="ro2">
          <table:table-cell table:style-name="ce1" office:value-type="string" calcext:value-type="string">
            <text:p>Guadeloupe|Basse-Terre</text:p>
          </table:table-cell>
          <table:table-cell table:style-name="ce13" office:value-type="string" calcext:value-type="string">
            <text:p>#2077 #2528 #2985 #2986 #2987 #2988 #2989 #6811 #7682 #7878 <text:s/>#7881 #13198 #16272 #16273 #20871</text:p>
          </table:table-cell>
          <table:table-cell table:style-name="ce1" office:value-type="string" calcext:value-type="string">
            <text:p>http://www.geonames.org/3579733</text:p>
          </table:table-cell>
          <table:table-cell table:style-name="ce1" office:value-type="string" calcext:value-type="string">
            <text:p>Basse-Terre</text:p>
          </table:table-cell>
          <table:table-cell table:style-name="ce1"/>
          <table:table-cell table:style-name="ce3" office:value-type="string" calcext:value-type="string">
            <text:p>Feature: island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Basse-Terre</text:p>
          </table:table-cell>
          <table:table-cell table:style-name="ce13" office:value-type="string" calcext:value-type="string">
            <text:p>#2077 #2528 #2985 #2986 #2987 #2988 #2989 #6811 #7682 #7878 <text:s/>#7881 #13198 #16272 #16273 #20871</text:p>
          </table:table-cell>
          <table:table-cell table:style-name="ce1" office:value-type="string" calcext:value-type="string">
            <text:p>http://www.geonames.org/3579731</text:p>
          </table:table-cell>
          <table:table-cell table:style-name="ce1" office:value-type="string" calcext:value-type="string">
            <text:p>Basse-Terr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Guadeloupe</text:p>
            <text:p>Admin name: Guadeloupe</text:p>
            <text:p>Population: 189,454</text:p>
          </table:table-cell>
        </table:table-row>
        <table:table-row table:style-name="ro3">
          <table:table-cell table:style-name="ce1" office:value-type="string" calcext:value-type="string">
            <text:p>Guadeloupe|Basse-Terre</text:p>
          </table:table-cell>
          <table:table-cell table:style-name="ce13" office:value-type="string" calcext:value-type="string">
            <text:p>#2077 #2528 #2985 #2986 #2987 #2988 #2989 #6811 #7682 #7878 <text:s/>#7881 #13198 #16272 #16273 #20871</text:p>
          </table:table-cell>
          <table:table-cell table:style-name="ce1" office:value-type="string" calcext:value-type="string">
            <text:p>http://www.geonames.org/6690410</text:p>
          </table:table-cell>
          <table:table-cell table:style-name="ce1" office:value-type="string" calcext:value-type="string">
            <text:p>Basse-Terr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10,226</text:p>
          </table:table-cell>
        </table:table-row>
        <table:table-row table:style-name="ro3">
          <table:table-cell table:style-name="ce4" office:value-type="string" calcext:value-type="string">
            <text:p>Guadeloupe|Bouillante</text:p>
          </table:table-cell>
          <table:table-cell table:style-name="ce12" office:value-type="string" calcext:value-type="string">
            <text:p>#9248</text:p>
          </table:table-cell>
          <table:table-cell table:style-name="ce4" office:value-type="string" calcext:value-type="string">
            <text:p>http://www.geonames.org/3579642</text:p>
          </table:table-cell>
          <table:table-cell table:style-name="ce4" office:value-type="string" calcext:value-type="string">
            <text:p>Bouillant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7,540</text:p>
          </table:table-cell>
        </table:table-row>
        <table:table-row table:style-name="ro3">
          <table:table-cell table:style-name="ce4" office:value-type="string" calcext:value-type="string">
            <text:p>Guadeloupe|Bouillante</text:p>
          </table:table-cell>
          <table:table-cell table:style-name="ce12" office:value-type="string" calcext:value-type="string">
            <text:p>#9248</text:p>
          </table:table-cell>
          <table:table-cell table:style-name="ce4" office:value-type="string" calcext:value-type="string">
            <text:p>http://www.geonames.org/6690409</text:p>
          </table:table-cell>
          <table:table-cell table:style-name="ce4" office:value-type="string" calcext:value-type="string">
            <text:p>Bouillant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7,153</text:p>
          </table:table-cell>
        </table:table-row>
        <table:table-row table:style-name="ro2">
          <table:table-cell table:style-name="ce4" office:value-type="string" calcext:value-type="string">
            <text:p>Guadeloupe|Bouillante</text:p>
          </table:table-cell>
          <table:table-cell table:style-name="ce12" office:value-type="string" calcext:value-type="string">
            <text:p>#9248</text:p>
          </table:table-cell>
          <table:table-cell table:style-name="ce4" office:value-type="string" calcext:value-type="string">
            <text:p>http://www.geonames.org/3578275</text:p>
          </table:table-cell>
          <table:table-cell table:style-name="ce4" office:value-type="string" calcext:value-type="string">
            <text:p>Bouillant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2">
          <table:table-cell table:style-name="ce1" office:value-type="string" calcext:value-type="string">
            <text:p>Guadeloupe|Deshaies</text:p>
          </table:table-cell>
          <table:table-cell table:style-name="ce10" office:value-type="string" calcext:value-type="string">
            <text:p>#9048</text:p>
          </table:table-cell>
          <table:table-cell table:style-name="ce1" office:value-type="string" calcext:value-type="string">
            <text:p>http://www.geonames.org/3579429</text:p>
          </table:table-cell>
          <table:table-cell table:style-name="ce1" office:value-type="string" calcext:value-type="string">
            <text:p>Deshaie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Deshaies</text:p>
          </table:table-cell>
          <table:table-cell table:style-name="ce10" office:value-type="string" calcext:value-type="string">
            <text:p>#9048</text:p>
          </table:table-cell>
          <table:table-cell table:style-name="ce1" office:value-type="string" calcext:value-type="string">
            <text:p>http://www.geonames.org/6690406</text:p>
          </table:table-cell>
          <table:table-cell table:style-name="ce1" office:value-type="string" calcext:value-type="string">
            <text:p>Deshaie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4,128</text:p>
          </table:table-cell>
        </table:table-row>
        <table:table-row table:style-name="ro3">
          <table:table-cell table:style-name="ce4" office:value-type="string" calcext:value-type="string">
            <text:p>Guadeloupe|Gosier</text:p>
          </table:table-cell>
          <table:table-cell table:style-name="ce12" office:value-type="string" calcext:value-type="string">
            <text:p>#1410 #2437</text:p>
          </table:table-cell>
          <table:table-cell table:style-name="ce4" office:value-type="string" calcext:value-type="string">
            <text:p>http://www.geonames.org/3578978</text:p>
          </table:table-cell>
          <table:table-cell table:style-name="ce4" office:value-type="string" calcext:value-type="string">
            <text:p>Gosier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28,698</text:p>
          </table:table-cell>
        </table:table-row>
        <table:table-row table:style-name="ro2">
          <table:table-cell table:style-name="ce1" office:value-type="string" calcext:value-type="string">
            <text:p>Guadeloupe|Goyave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3579259</text:p>
          </table:table-cell>
          <table:table-cell table:style-name="ce1" office:value-type="string" calcext:value-type="string">
            <text:p>Goyav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Goyave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6690404</text:p>
          </table:table-cell>
          <table:table-cell table:style-name="ce1" office:value-type="string" calcext:value-type="string">
            <text:p>Goyav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7,526</text:p>
          </table:table-cell>
        </table:table-row>
        <table:table-row table:style-name="ro4">
          <table:table-cell table:style-name="ce1" office:value-type="string" calcext:value-type="string">
            <text:p>Guadeloupe|Goyave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11546697</text:p>
          </table:table-cell>
          <table:table-cell table:style-name="ce1" office:value-type="string" calcext:value-type="string">
            <text:p>Goyav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</table:table-cell>
        </table:table-row>
        <table:table-row table:style-name="ro3">
          <table:table-cell table:style-name="ce4" office:value-type="string" calcext:value-type="string">
            <text:p>Guadeloupe|Grand-Bourg</text:p>
          </table:table-cell>
          <table:table-cell table:style-name="ce12" office:value-type="string" calcext:value-type="string">
            <text:p>#3003 #9059</text:p>
          </table:table-cell>
          <table:table-cell table:style-name="ce4" office:value-type="string" calcext:value-type="string">
            <text:p>http://www.geonames.org/3579250</text:p>
          </table:table-cell>
          <table:table-cell table:style-name="ce4" office:value-type="string" calcext:value-type="string">
            <text:p>Grand-Bourg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5,867</text:p>
          </table:table-cell>
        </table:table-row>
        <table:table-row table:style-name="ro3">
          <table:table-cell table:style-name="ce4" office:value-type="string" calcext:value-type="string">
            <text:p>Guadeloupe|Grand-Bourg</text:p>
          </table:table-cell>
          <table:table-cell table:style-name="ce12" office:value-type="string" calcext:value-type="string">
            <text:p>#3003 #9059</text:p>
          </table:table-cell>
          <table:table-cell table:style-name="ce4" office:value-type="string" calcext:value-type="string">
            <text:p>http://www.geonames.org/6690403</text:p>
          </table:table-cell>
          <table:table-cell table:style-name="ce4" office:value-type="string" calcext:value-type="string">
            <text:p>Grand-Bourg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5,085</text:p>
          </table:table-cell>
        </table:table-row>
        <table:table-row table:style-name="ro2">
          <table:table-cell table:style-name="ce1" office:value-type="string" calcext:value-type="string">
            <text:p>Guadeloupe|Îles des Saintes</text:p>
          </table:table-cell>
          <table:table-cell table:style-name="ce10" office:value-type="string" calcext:value-type="string">
            <text:p>#6519</text:p>
          </table:table-cell>
          <table:table-cell table:style-name="ce1" office:value-type="string" calcext:value-type="string">
            <text:p>http://www.geonames.org/3578934</text:p>
          </table:table-cell>
          <table:table-cell table:style-name="ce1" office:value-type="string" calcext:value-type="string">
            <text:p>Îles des Saintes</text:p>
          </table:table-cell>
          <table:table-cell table:style-name="ce1"/>
          <table:table-cell table:style-name="ce3" office:value-type="string" calcext:value-type="string">
            <text:p>Feature: islands</text:p>
            <text:p>Country: Guadeloupe</text:p>
            <text:p>Admin name: Guadeloupe</text:p>
          </table:table-cell>
        </table:table-row>
        <table:table-row table:style-name="ro4">
          <table:table-cell table:style-name="ce4" office:value-type="string" calcext:value-type="string">
            <text:p>Guadeloupe|La Désirade</text:p>
          </table:table-cell>
          <table:table-cell table:style-name="ce12" office:value-type="string" calcext:value-type="string">
            <text:p>#6519</text:p>
          </table:table-cell>
          <table:table-cell table:style-name="ce4" office:value-type="string" calcext:value-type="string">
            <text:p>http://www.geonames.org/3579050</text:p>
          </table:table-cell>
          <table:table-cell table:style-name="ce4" office:value-type="string" calcext:value-type="string">
            <text:p>La Désirade</text:p>
          </table:table-cell>
          <table:table-cell table:style-name="ce4"/>
          <table:table-cell table:style-name="ce5" office:value-type="string" calcext:value-type="string">
            <text:p>Feature: island</text:p>
            <text:p>Country: Guadeloupe</text:p>
          </table:table-cell>
        </table:table-row>
        <table:table-row table:style-name="ro2">
          <table:table-cell table:style-name="ce4" office:value-type="string" calcext:value-type="string">
            <text:p>Guadeloupe|La Désirade</text:p>
          </table:table-cell>
          <table:table-cell table:style-name="ce12" office:value-type="string" calcext:value-type="string">
            <text:p>#6519</text:p>
          </table:table-cell>
          <table:table-cell table:style-name="ce4" office:value-type="string" calcext:value-type="string">
            <text:p>http://www.geonames.org/6690422</text:p>
          </table:table-cell>
          <table:table-cell table:style-name="ce4" office:value-type="string" calcext:value-type="string">
            <text:p>La Désirad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4" office:value-type="string" calcext:value-type="string">
            <text:p>Guadeloupe|La Désirade</text:p>
          </table:table-cell>
          <table:table-cell table:style-name="ce12" office:value-type="string" calcext:value-type="string">
            <text:p>#6519</text:p>
          </table:table-cell>
          <table:table-cell table:style-name="ce4" office:value-type="string" calcext:value-type="string">
            <text:p>http://www.geonames.org/3579423</text:p>
          </table:table-cell>
          <table:table-cell table:style-name="ce4" office:value-type="string" calcext:value-type="string">
            <text:p>La Désirad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1,465</text:p>
          </table:table-cell>
        </table:table-row>
        <table:table-row table:style-name="ro3">
          <table:table-cell table:style-name="ce1" office:value-type="string" calcext:value-type="string">
            <text:p>Guadeloupe|Lamentin</text:p>
          </table:table-cell>
          <table:table-cell table:style-name="ce10" office:value-type="string" calcext:value-type="string">
            <text:p>#1410 #2993</text:p>
          </table:table-cell>
          <table:table-cell table:style-name="ce1" office:value-type="string" calcext:value-type="string">
            <text:p>http://www.geonames.org/3579023</text:p>
          </table:table-cell>
          <table:table-cell table:style-name="ce1" office:value-type="string" calcext:value-type="string">
            <text:p>Lamenti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14,891</text:p>
          </table:table-cell>
        </table:table-row>
        <table:table-row table:style-name="ro3">
          <table:table-cell table:style-name="ce1" office:value-type="string" calcext:value-type="string">
            <text:p>Guadeloupe|Lamentin</text:p>
          </table:table-cell>
          <table:table-cell table:style-name="ce10" office:value-type="string" calcext:value-type="string">
            <text:p>#1410 #2993</text:p>
          </table:table-cell>
          <table:table-cell table:style-name="ce1" office:value-type="string" calcext:value-type="string">
            <text:p>http://www.geonames.org/6690402</text:p>
          </table:table-cell>
          <table:table-cell table:style-name="ce1" office:value-type="string" calcext:value-type="string">
            <text:p>Lamentin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16,687</text:p>
          </table:table-cell>
        </table:table-row>
        <table:table-row table:style-name="ro3">
          <table:table-cell table:style-name="ce4" office:value-type="string" calcext:value-type="string">
            <text:p>Guadeloupe|Le Moule</text:p>
          </table:table-cell>
          <table:table-cell table:style-name="ce12" office:value-type="string" calcext:value-type="string">
            <text:p>#2999 #5912 #5913 #7884 #21741</text:p>
          </table:table-cell>
          <table:table-cell table:style-name="ce4" office:value-type="string" calcext:value-type="string">
            <text:p>http://www.geonames.org/3578967</text:p>
          </table:table-cell>
          <table:table-cell table:style-name="ce4" office:value-type="string" calcext:value-type="string">
            <text:p>Le Mou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22,692</text:p>
          </table:table-cell>
        </table:table-row>
        <table:table-row table:style-name="ro3">
          <table:table-cell table:style-name="ce4" office:value-type="string" calcext:value-type="string">
            <text:p>Guadeloupe|Le Moule</text:p>
          </table:table-cell>
          <table:table-cell table:style-name="ce12" office:value-type="string" calcext:value-type="string">
            <text:p>#2999 #5912 #5913 #7884 #21741</text:p>
          </table:table-cell>
          <table:table-cell table:style-name="ce4" office:value-type="string" calcext:value-type="string">
            <text:p>http://www.geonames.org/6690413</text:p>
          </table:table-cell>
          <table:table-cell table:style-name="ce4" office:value-type="string" calcext:value-type="string">
            <text:p>Le Moul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22,435</text:p>
          </table:table-cell>
        </table:table-row>
        <table:table-row table:style-name="ro3">
          <table:table-cell table:style-name="ce1" office:value-type="string" calcext:value-type="string">
            <text:p>Guadeloupe|Les Abymes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3578959</text:p>
          </table:table-cell>
          <table:table-cell table:style-name="ce1" office:value-type="string" calcext:value-type="string">
            <text:p>Les Abyme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63,058</text:p>
          </table:table-cell>
        </table:table-row>
        <table:table-row table:style-name="ro3">
          <table:table-cell table:style-name="ce1" office:value-type="string" calcext:value-type="string">
            <text:p>Guadeloupe|Les Abymes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6690387</text:p>
          </table:table-cell>
          <table:table-cell table:style-name="ce1" office:value-type="string" calcext:value-type="string">
            <text:p>Les Abyme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54,260</text:p>
          </table:table-cell>
        </table:table-row>
        <table:table-row table:style-name="ro2">
          <table:table-cell table:style-name="ce4" office:value-type="string" calcext:value-type="string">
            <text:p>Guadeloupe|Marie-Galante</text:p>
          </table:table-cell>
          <table:table-cell table:style-name="ce12" office:value-type="string" calcext:value-type="string">
            <text:p>#39 #3003 #6519 #9059</text:p>
          </table:table-cell>
          <table:table-cell table:style-name="ce4" office:value-type="string" calcext:value-type="string">
            <text:p>http://www.geonames.org/3578858</text:p>
          </table:table-cell>
          <table:table-cell table:style-name="ce4" office:value-type="string" calcext:value-type="string">
            <text:p>Marie-Galante</text:p>
          </table:table-cell>
          <table:table-cell table:style-name="ce4"/>
          <table:table-cell table:style-name="ce5" office:value-type="string" calcext:value-type="string">
            <text:p>Feature: island</text:p>
            <text:p>Country: Guadeloupe</text:p>
            <text:p>Admin name: Guadeloupe</text:p>
          </table:table-cell>
        </table:table-row>
        <table:table-row table:style-name="ro2">
          <table:table-cell table:style-name="ce1" office:value-type="string" calcext:value-type="string">
            <text:p>Guadeloupe|Morne-à-l'eau</text:p>
          </table:table-cell>
          <table:table-cell table:style-name="ce10" office:value-type="string" calcext:value-type="string">
            <text:p>#2073 #2995 #2996 #5912 #5913</text:p>
          </table:table-cell>
          <table:table-cell table:style-name="ce1" office:value-type="string" calcext:value-type="string">
            <text:p>http://www.geonames.org/3578781</text:p>
          </table:table-cell>
          <table:table-cell table:style-name="ce1" office:value-type="string" calcext:value-type="string">
            <text:p>Morne-à-l'Eau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Morne-à-l'eau</text:p>
          </table:table-cell>
          <table:table-cell table:style-name="ce10" office:value-type="string" calcext:value-type="string">
            <text:p>#2073 #2995 #2996 #5912 #5913</text:p>
          </table:table-cell>
          <table:table-cell table:style-name="ce1" office:value-type="string" calcext:value-type="string">
            <text:p>http://www.geonames.org/6690417</text:p>
          </table:table-cell>
          <table:table-cell table:style-name="ce1" office:value-type="string" calcext:value-type="string">
            <text:p>Morne-à-l'Eau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17,288</text:p>
          </table:table-cell>
        </table:table-row>
        <table:table-row table:style-name="ro4">
          <table:table-cell table:style-name="ce4" office:value-type="string" calcext:value-type="string">
            <text:p>Guadeloupe|Petit Canal</text:p>
          </table:table-cell>
          <table:table-cell table:style-name="ce12" office:value-type="string" calcext:value-type="string">
            <text:p>#21555</text:p>
          </table:table-cell>
          <table:table-cell table:style-name="ce4" office:value-type="string" calcext:value-type="string">
            <text:p>http://www.geonames.org/11544771</text:p>
          </table:table-cell>
          <table:table-cell table:style-name="ce4" office:value-type="string" calcext:value-type="string">
            <text:p>Petit Canal</text:p>
          </table:table-cell>
          <table:table-cell table:style-name="ce4"/>
          <table:table-cell table:style-name="ce5" office:value-type="string" calcext:value-type="string">
            <text:p>Feature: canal</text:p>
            <text:p>Country: Guadeloupe</text:p>
          </table:table-cell>
        </table:table-row>
        <table:table-row table:style-name="ro3">
          <table:table-cell table:style-name="ce4" office:value-type="string" calcext:value-type="string">
            <text:p>Guadeloupe|Petit Canal</text:p>
          </table:table-cell>
          <table:table-cell table:style-name="ce12" office:value-type="string" calcext:value-type="string">
            <text:p>#21555</text:p>
          </table:table-cell>
          <table:table-cell table:style-name="ce4" office:value-type="string" calcext:value-type="string">
            <text:p>http://www.geonames.org/3578681</text:p>
          </table:table-cell>
          <table:table-cell table:style-name="ce4" office:value-type="string" calcext:value-type="string">
            <text:p>Petit-Can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8,554</text:p>
          </table:table-cell>
        </table:table-row>
        <table:table-row table:style-name="ro3">
          <table:table-cell table:style-name="ce4" office:value-type="string" calcext:value-type="string">
            <text:p>Guadeloupe|Petit Canal</text:p>
          </table:table-cell>
          <table:table-cell table:style-name="ce12" office:value-type="string" calcext:value-type="string">
            <text:p>#21555</text:p>
          </table:table-cell>
          <table:table-cell table:style-name="ce4" office:value-type="string" calcext:value-type="string">
            <text:p>http://www.geonames.org/6690400</text:p>
          </table:table-cell>
          <table:table-cell table:style-name="ce4" office:value-type="string" calcext:value-type="string">
            <text:p>Petit-Canal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8,194</text:p>
          </table:table-cell>
        </table:table-row>
        <table:table-row table:style-name="ro3">
          <table:table-cell table:style-name="ce1" office:value-type="string" calcext:value-type="string">
            <text:p>Guadeloupe|Petit-Bourg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3578682</text:p>
          </table:table-cell>
          <table:table-cell table:style-name="ce1" office:value-type="string" calcext:value-type="string">
            <text:p>Petit-Bourg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24,994</text:p>
          </table:table-cell>
        </table:table-row>
        <table:table-row table:style-name="ro3">
          <table:table-cell table:style-name="ce1" office:value-type="string" calcext:value-type="string">
            <text:p>Guadeloupe|Petit-Bourg</text:p>
          </table:table-cell>
          <table:table-cell table:style-name="ce10" office:value-type="string" calcext:value-type="string">
            <text:p>#1410</text:p>
          </table:table-cell>
          <table:table-cell table:style-name="ce1" office:value-type="string" calcext:value-type="string">
            <text:p>http://www.geonames.org/6690401</text:p>
          </table:table-cell>
          <table:table-cell table:style-name="ce1" office:value-type="string" calcext:value-type="string">
            <text:p>Petit-Bourg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24,211</text:p>
          </table:table-cell>
        </table:table-row>
        <table:table-row table:style-name="ro3">
          <table:table-cell table:style-name="ce4" office:value-type="string" calcext:value-type="string">
            <text:p>Guadeloupe|Petit-Canal</text:p>
          </table:table-cell>
          <table:table-cell table:style-name="ce12" office:value-type="string" calcext:value-type="string">
            <text:p>#3001 #3002</text:p>
          </table:table-cell>
          <table:table-cell table:style-name="ce4" office:value-type="string" calcext:value-type="string">
            <text:p>http://www.geonames.org/3578681</text:p>
          </table:table-cell>
          <table:table-cell table:style-name="ce4" office:value-type="string" calcext:value-type="string">
            <text:p>Petit-Cana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8,554</text:p>
          </table:table-cell>
        </table:table-row>
        <table:table-row table:style-name="ro3">
          <table:table-cell table:style-name="ce4" office:value-type="string" calcext:value-type="string">
            <text:p>Guadeloupe|Petit-Canal</text:p>
          </table:table-cell>
          <table:table-cell table:style-name="ce12" office:value-type="string" calcext:value-type="string">
            <text:p>#3001 #3002</text:p>
          </table:table-cell>
          <table:table-cell table:style-name="ce4" office:value-type="string" calcext:value-type="string">
            <text:p>http://www.geonames.org/6690400</text:p>
          </table:table-cell>
          <table:table-cell table:style-name="ce4" office:value-type="string" calcext:value-type="string">
            <text:p>Petit-Canal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8,194</text:p>
          </table:table-cell>
        </table:table-row>
        <table:table-row table:style-name="ro4">
          <table:table-cell table:style-name="ce4" office:value-type="string" calcext:value-type="string">
            <text:p>Guadeloupe|Petit-Canal</text:p>
          </table:table-cell>
          <table:table-cell table:style-name="ce12" office:value-type="string" calcext:value-type="string">
            <text:p>#3001 #3002</text:p>
          </table:table-cell>
          <table:table-cell table:style-name="ce4" office:value-type="string" calcext:value-type="string">
            <text:p>http://www.geonames.org/11544771</text:p>
          </table:table-cell>
          <table:table-cell table:style-name="ce4" office:value-type="string" calcext:value-type="string">
            <text:p>Petit Canal</text:p>
          </table:table-cell>
          <table:table-cell table:style-name="ce4"/>
          <table:table-cell table:style-name="ce5" office:value-type="string" calcext:value-type="string">
            <text:p>Feature: canal</text:p>
            <text:p>Country: Guadeloupe</text:p>
          </table:table-cell>
        </table:table-row>
        <table:table-row table:style-name="ro1">
          <table:table-cell table:style-name="ce1" office:value-type="string" calcext:value-type="string">
            <text:p>Guadeloupe|Point-à-Pitre</text:p>
          </table:table-cell>
          <table:table-cell table:style-name="ce10" office:value-type="string" calcext:value-type="string">
            <text:p>#5912 #5913 #11411 #12723 #1272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Guadeloupe|Pointe-à-Pitre</text:p>
          </table:table-cell>
          <table:table-cell table:style-name="ce11" office:value-type="string" calcext:value-type="string">
            <text:p>#1410 #2074 #2115 #2437 #2994 #3249 #3526 #3629 #3634 #6512 <text:s/>#6812 #7879 #7883 #8020 #11107 #14070 #14258 #16274</text:p>
          </table:table-cell>
          <table:table-cell table:style-name="ce4" office:value-type="string" calcext:value-type="string">
            <text:p>http://www.geonames.org/3578599</text:p>
          </table:table-cell>
          <table:table-cell table:style-name="ce4" office:value-type="string" calcext:value-type="string">
            <text:p>Pointe-à-Pitr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18,264</text:p>
          </table:table-cell>
        </table:table-row>
        <table:table-row table:style-name="ro1">
          <table:table-cell table:style-name="ce4" office:value-type="string" calcext:value-type="string">
            <text:p>Guadeloupe|Pointe-à-Pitre</text:p>
          </table:table-cell>
          <table:table-cell table:style-name="ce11" office:value-type="string" calcext:value-type="string">
            <text:p>#1410 #2074 #2115 #2437 #2994 #3249 #3526 #3629 #3634 #6512 <text:s/>#6812 #7879 #7883 #8020 #11107 #14070 #14258 #16274</text:p>
          </table:table-cell>
          <table:table-cell table:style-name="ce4" office:value-type="string" calcext:value-type="string">
            <text:p>http://www.geonames.org/6620259</text:p>
          </table:table-cell>
          <table:table-cell table:style-name="ce4" office:value-type="string" calcext:value-type="string">
            <text:p>Pointe-à-Pitre</text:p>
          </table:table-cell>
          <table:table-cell table:style-name="ce4"/>
          <table:table-cell table:style-name="ce4" office:value-type="string" calcext:value-type="string">
            <text:p>Country: Guadeloupe</text:p>
          </table:table-cell>
        </table:table-row>
        <table:table-row table:style-name="ro3">
          <table:table-cell table:style-name="ce4" office:value-type="string" calcext:value-type="string">
            <text:p>Guadeloupe|Pointe-à-Pitre</text:p>
          </table:table-cell>
          <table:table-cell table:style-name="ce11" office:value-type="string" calcext:value-type="string">
            <text:p>#1410 #2074 #2115 #2437 #2994 #3249 #3526 #3629 #3634 #6512 <text:s/>#6812 #7879 #7883 #8020 #11107 #14070 #14258 #16274</text:p>
          </table:table-cell>
          <table:table-cell table:style-name="ce4" office:value-type="string" calcext:value-type="string">
            <text:p>http://www.geonames.org/3578598</text:p>
          </table:table-cell>
          <table:table-cell table:style-name="ce4" office:value-type="string" calcext:value-type="string">
            <text:p>Pointe-à-Pitr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Guadeloupe</text:p>
            <text:p>Admin name: Guadeloupe</text:p>
            <text:p>Population: 211,130</text:p>
          </table:table-cell>
        </table:table-row>
        <table:table-row table:style-name="ro3">
          <table:table-cell table:style-name="ce4" office:value-type="string" calcext:value-type="string">
            <text:p>Guadeloupe|Pointe-à-Pitre</text:p>
          </table:table-cell>
          <table:table-cell table:style-name="ce11" office:value-type="string" calcext:value-type="string">
            <text:p>#1410 #2074 #2115 #2437 #2994 #3249 #3526 #3629 #3634 #6512 <text:s/>#6812 #7879 #7883 #8020 #11107 #14070 #14258 #16274</text:p>
          </table:table-cell>
          <table:table-cell table:style-name="ce4" office:value-type="string" calcext:value-type="string">
            <text:p>http://www.geonames.org/6690399</text:p>
          </table:table-cell>
          <table:table-cell table:style-name="ce4" office:value-type="string" calcext:value-type="string">
            <text:p>Pointe-à-Pitr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16,035</text:p>
          </table:table-cell>
        </table:table-row>
        <table:table-row table:style-name="ro3">
          <table:table-cell table:style-name="ce1" office:value-type="string" calcext:value-type="string">
            <text:p>Guadeloupe|Port-Louis</text:p>
          </table:table-cell>
          <table:table-cell table:style-name="ce10" office:value-type="string" calcext:value-type="string">
            <text:p>#2997 #14396</text:p>
          </table:table-cell>
          <table:table-cell table:style-name="ce1" office:value-type="string" calcext:value-type="string">
            <text:p>http://www.geonames.org/3578575</text:p>
          </table:table-cell>
          <table:table-cell table:style-name="ce1" office:value-type="string" calcext:value-type="string">
            <text:p>Port-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5,515</text:p>
          </table:table-cell>
        </table:table-row>
        <table:table-row table:style-name="ro3">
          <table:table-cell table:style-name="ce1" office:value-type="string" calcext:value-type="string">
            <text:p>Guadeloupe|Port-Louis</text:p>
          </table:table-cell>
          <table:table-cell table:style-name="ce10" office:value-type="string" calcext:value-type="string">
            <text:p>#2997 #14396</text:p>
          </table:table-cell>
          <table:table-cell table:style-name="ce1" office:value-type="string" calcext:value-type="string">
            <text:p>http://www.geonames.org/6690397</text:p>
          </table:table-cell>
          <table:table-cell table:style-name="ce1" office:value-type="string" calcext:value-type="string">
            <text:p>Port-Loui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5,772</text:p>
          </table:table-cell>
        </table:table-row>
        <table:table-row table:style-name="ro2">
          <table:table-cell table:style-name="ce1" office:value-type="string" calcext:value-type="string">
            <text:p>Guadeloupe|Port-Louis</text:p>
          </table:table-cell>
          <table:table-cell table:style-name="ce10" office:value-type="string" calcext:value-type="string">
            <text:p>#2997 #14396</text:p>
          </table:table-cell>
          <table:table-cell table:style-name="ce1" office:value-type="string" calcext:value-type="string">
            <text:p>http://www.geonames.org/3578576</text:p>
          </table:table-cell>
          <table:table-cell table:style-name="ce1" office:value-type="string" calcext:value-type="string">
            <text:p>Port 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1">
          <table:table-cell table:style-name="ce4" office:value-type="string" calcext:value-type="string">
            <text:p>Guadeloupe|Saint-Anne</text:p>
          </table:table-cell>
          <table:table-cell table:style-name="ce12" office:value-type="string" calcext:value-type="string">
            <text:p>#5912 #591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Guadeloupe|Saint-Claude</text:p>
          </table:table-cell>
          <table:table-cell table:style-name="ce10" office:value-type="string" calcext:value-type="string">
            <text:p>#660 #2080 #2991 #7880 #12525</text:p>
          </table:table-cell>
          <table:table-cell table:style-name="ce1" office:value-type="string" calcext:value-type="string">
            <text:p>http://www.geonames.org/3578467</text:p>
          </table:table-cell>
          <table:table-cell table:style-name="ce1" office:value-type="string" calcext:value-type="string">
            <text:p>Saint-Claud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  <text:p>Population: 10,134</text:p>
          </table:table-cell>
        </table:table-row>
        <table:table-row table:style-name="ro3">
          <table:table-cell table:style-name="ce1" office:value-type="string" calcext:value-type="string">
            <text:p>Guadeloupe|Saint-Claude</text:p>
          </table:table-cell>
          <table:table-cell table:style-name="ce10" office:value-type="string" calcext:value-type="string">
            <text:p>#660 #2080 #2991 #7880 #12525</text:p>
          </table:table-cell>
          <table:table-cell table:style-name="ce1" office:value-type="string" calcext:value-type="string">
            <text:p>http://www.geonames.org/6690396</text:p>
          </table:table-cell>
          <table:table-cell table:style-name="ce1" office:value-type="string" calcext:value-type="string">
            <text:p>Saint-Claud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10,289</text:p>
          </table:table-cell>
        </table:table-row>
        <table:table-row table:style-name="ro3">
          <table:table-cell table:style-name="ce4" office:value-type="string" calcext:value-type="string">
            <text:p>Guadeloupe|Saint-François</text:p>
          </table:table-cell>
          <table:table-cell table:style-name="ce12" office:value-type="string" calcext:value-type="string">
            <text:p>#7878</text:p>
          </table:table-cell>
          <table:table-cell table:style-name="ce4" office:value-type="string" calcext:value-type="string">
            <text:p>http://www.geonames.org/3578441</text:p>
          </table:table-cell>
          <table:table-cell table:style-name="ce4" office:value-type="string" calcext:value-type="string">
            <text:p>Saint-Françoi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12,732</text:p>
          </table:table-cell>
        </table:table-row>
        <table:table-row table:style-name="ro2">
          <table:table-cell table:style-name="ce4" office:value-type="string" calcext:value-type="string">
            <text:p>Guadeloupe|Saint-François</text:p>
          </table:table-cell>
          <table:table-cell table:style-name="ce12" office:value-type="string" calcext:value-type="string">
            <text:p>#7878</text:p>
          </table:table-cell>
          <table:table-cell table:style-name="ce4" office:value-type="string" calcext:value-type="string">
            <text:p>http://www.geonames.org/3578440</text:p>
          </table:table-cell>
          <table:table-cell table:style-name="ce4" office:value-type="string" calcext:value-type="string">
            <text:p>Saint-François</text:p>
          </table:table-cell>
          <table:table-cell table:style-name="ce4"/>
          <table:table-cell table:style-name="ce5" office:value-type="string" calcext:value-type="string">
            <text:p>Feature: airfield</text:p>
            <text:p>Country: Guadeloupe</text:p>
            <text:p>Admin name: Guadeloupe</text:p>
          </table:table-cell>
        </table:table-row>
        <table:table-row table:style-name="ro3">
          <table:table-cell table:style-name="ce4" office:value-type="string" calcext:value-type="string">
            <text:p>Guadeloupe|Saint-François</text:p>
          </table:table-cell>
          <table:table-cell table:style-name="ce12" office:value-type="string" calcext:value-type="string">
            <text:p>#7878</text:p>
          </table:table-cell>
          <table:table-cell table:style-name="ce4" office:value-type="string" calcext:value-type="string">
            <text:p>http://www.geonames.org/6690395</text:p>
          </table:table-cell>
          <table:table-cell table:style-name="ce4" office:value-type="string" calcext:value-type="string">
            <text:p>Saint-Françoi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13,095</text:p>
          </table:table-cell>
        </table:table-row>
        <table:table-row table:style-name="ro4">
          <table:table-cell table:style-name="ce4" office:value-type="string" calcext:value-type="string">
            <text:p>Guadeloupe|Saint-François</text:p>
          </table:table-cell>
          <table:table-cell table:style-name="ce12" office:value-type="string" calcext:value-type="string">
            <text:p>#7878</text:p>
          </table:table-cell>
          <table:table-cell table:style-name="ce4" office:value-type="string" calcext:value-type="string">
            <text:p>http://www.geonames.org/11545290</text:p>
          </table:table-cell>
          <table:table-cell table:style-name="ce4" office:value-type="string" calcext:value-type="string">
            <text:p>Saint-François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Guadeloupe</text:p>
          </table:table-cell>
        </table:table-row>
        <table:table-row table:style-name="ro4">
          <table:table-cell table:style-name="ce1" office:value-type="string" calcext:value-type="string">
            <text:p>Guadeloupe|Saint-Louis</text:p>
          </table:table-cell>
          <table:table-cell table:style-name="ce10" office:value-type="string" calcext:value-type="string">
            <text:p>#2082</text:p>
          </table:table-cell>
          <table:table-cell table:style-name="ce1" office:value-type="string" calcext:value-type="string">
            <text:p>http://www.geonames.org/11563405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locality</text:p>
            <text:p>Country: Guadeloupe</text:p>
          </table:table-cell>
        </table:table-row>
        <table:table-row table:style-name="ro2">
          <table:table-cell table:style-name="ce1" office:value-type="string" calcext:value-type="string">
            <text:p>Guadeloupe|Saint-Louis</text:p>
          </table:table-cell>
          <table:table-cell table:style-name="ce10" office:value-type="string" calcext:value-type="string">
            <text:p>#2082</text:p>
          </table:table-cell>
          <table:table-cell table:style-name="ce1" office:value-type="string" calcext:value-type="string">
            <text:p>http://www.geonames.org/3578428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Saint-Louis</text:p>
          </table:table-cell>
          <table:table-cell table:style-name="ce10" office:value-type="string" calcext:value-type="string">
            <text:p>#2082</text:p>
          </table:table-cell>
          <table:table-cell table:style-name="ce1" office:value-type="string" calcext:value-type="string">
            <text:p>http://www.geonames.org/6690394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2,472</text:p>
          </table:table-cell>
        </table:table-row>
        <table:table-row table:style-name="ro4">
          <table:table-cell table:style-name="ce1" office:value-type="string" calcext:value-type="string">
            <text:p>Guadeloupe|Saint-Louis</text:p>
          </table:table-cell>
          <table:table-cell table:style-name="ce10" office:value-type="string" calcext:value-type="string">
            <text:p>#2082</text:p>
          </table:table-cell>
          <table:table-cell table:style-name="ce1" office:value-type="string" calcext:value-type="string">
            <text:p>http://www.geonames.org/11545602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</table:table-cell>
        </table:table-row>
        <table:table-row table:style-name="ro4">
          <table:table-cell table:style-name="ce1" office:value-type="string" calcext:value-type="string">
            <text:p>Guadeloupe|Saint-Louis</text:p>
          </table:table-cell>
          <table:table-cell table:style-name="ce10" office:value-type="string" calcext:value-type="string">
            <text:p>#2082</text:p>
          </table:table-cell>
          <table:table-cell table:style-name="ce1" office:value-type="string" calcext:value-type="string">
            <text:p>http://www.geonames.org/11571788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populated locality</text:p>
            <text:p>Country: Guadeloupe</text:p>
          </table:table-cell>
        </table:table-row>
        <table:table-row table:style-name="ro3">
          <table:table-cell table:style-name="ce4" office:value-type="string" calcext:value-type="string">
            <text:p>Guadeloupe|Sainte-Anne</text:p>
          </table:table-cell>
          <table:table-cell table:style-name="ce12" office:value-type="string" calcext:value-type="string">
            <text:p>#2084 #3000</text:p>
          </table:table-cell>
          <table:table-cell table:style-name="ce4" office:value-type="string" calcext:value-type="string">
            <text:p>http://www.geonames.org/3578466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22,859</text:p>
          </table:table-cell>
        </table:table-row>
        <table:table-row table:style-name="ro3">
          <table:table-cell table:style-name="ce4" office:value-type="string" calcext:value-type="string">
            <text:p>Guadeloupe|Sainte-Anne</text:p>
          </table:table-cell>
          <table:table-cell table:style-name="ce12" office:value-type="string" calcext:value-type="string">
            <text:p>#2084 #3000</text:p>
          </table:table-cell>
          <table:table-cell table:style-name="ce4" office:value-type="string" calcext:value-type="string">
            <text:p>http://www.geonames.org/6690393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24,245</text:p>
          </table:table-cell>
        </table:table-row>
        <table:table-row table:style-name="ro4">
          <table:table-cell table:style-name="ce4" office:value-type="string" calcext:value-type="string">
            <text:p>Guadeloupe|Sainte-Anne</text:p>
          </table:table-cell>
          <table:table-cell table:style-name="ce12" office:value-type="string" calcext:value-type="string">
            <text:p>#2084 #3000</text:p>
          </table:table-cell>
          <table:table-cell table:style-name="ce4" office:value-type="string" calcext:value-type="string">
            <text:p>http://www.geonames.org/11545328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</table:table-cell>
        </table:table-row>
        <table:table-row table:style-name="ro4">
          <table:table-cell table:style-name="ce4" office:value-type="string" calcext:value-type="string">
            <text:p>Guadeloupe|Sainte-Anne</text:p>
          </table:table-cell>
          <table:table-cell table:style-name="ce12" office:value-type="string" calcext:value-type="string">
            <text:p>#2084 #3000</text:p>
          </table:table-cell>
          <table:table-cell table:style-name="ce4" office:value-type="string" calcext:value-type="string">
            <text:p>http://www.geonames.org/11577642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Guadeloupe</text:p>
          </table:table-cell>
        </table:table-row>
        <table:table-row table:style-name="ro2">
          <table:table-cell table:style-name="ce1" office:value-type="string" calcext:value-type="string">
            <text:p>Guadeloupe|Vieux-Fort</text:p>
          </table:table-cell>
          <table:table-cell table:style-name="ce10" office:value-type="string" calcext:value-type="string">
            <text:p>#1986</text:p>
          </table:table-cell>
          <table:table-cell table:style-name="ce1" office:value-type="string" calcext:value-type="string">
            <text:p>http://www.geonames.org/3578288</text:p>
          </table:table-cell>
          <table:table-cell table:style-name="ce1" office:value-type="string" calcext:value-type="string">
            <text:p>Vieux-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1" office:value-type="string" calcext:value-type="string">
            <text:p>Guadeloupe|Vieux-Fort</text:p>
          </table:table-cell>
          <table:table-cell table:style-name="ce10" office:value-type="string" calcext:value-type="string">
            <text:p>#1986</text:p>
          </table:table-cell>
          <table:table-cell table:style-name="ce1" office:value-type="string" calcext:value-type="string">
            <text:p>http://www.geonames.org/6690389</text:p>
          </table:table-cell>
          <table:table-cell table:style-name="ce1" office:value-type="string" calcext:value-type="string">
            <text:p>Vieux-Fort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adeloupe</text:p>
            <text:p>Admin name: Guadeloupe</text:p>
            <text:p>Population: 1,854</text:p>
          </table:table-cell>
        </table:table-row>
        <table:table-row table:style-name="ro2">
          <table:table-cell table:style-name="ce1" office:value-type="string" calcext:value-type="string">
            <text:p>Guadeloupe|Vieux-Fort</text:p>
          </table:table-cell>
          <table:table-cell table:style-name="ce10" office:value-type="string" calcext:value-type="string">
            <text:p>#1986</text:p>
          </table:table-cell>
          <table:table-cell table:style-name="ce1" office:value-type="string" calcext:value-type="string">
            <text:p>http://www.geonames.org/3578287</text:p>
          </table:table-cell>
          <table:table-cell table:style-name="ce1" office:value-type="string" calcext:value-type="string">
            <text:p>Vieux-F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3">
          <table:table-cell table:style-name="ce4" office:value-type="string" calcext:value-type="string">
            <text:p>Guadeloupe|Vieux-Habitants</text:p>
          </table:table-cell>
          <table:table-cell table:style-name="ce12" office:value-type="string" calcext:value-type="string">
            <text:p>#1987 #2990</text:p>
          </table:table-cell>
          <table:table-cell table:style-name="ce4" office:value-type="string" calcext:value-type="string">
            <text:p>http://www.geonames.org/3578278</text:p>
          </table:table-cell>
          <table:table-cell table:style-name="ce4" office:value-type="string" calcext:value-type="string">
            <text:p>Vieux-Habitant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  <text:p>Population: 7,728</text:p>
          </table:table-cell>
        </table:table-row>
        <table:table-row table:style-name="ro3">
          <table:table-cell table:style-name="ce4" office:value-type="string" calcext:value-type="string">
            <text:p>Guadeloupe|Vieux-Habitants</text:p>
          </table:table-cell>
          <table:table-cell table:style-name="ce12" office:value-type="string" calcext:value-type="string">
            <text:p>#1987 #2990</text:p>
          </table:table-cell>
          <table:table-cell table:style-name="ce4" office:value-type="string" calcext:value-type="string">
            <text:p>http://www.geonames.org/6690388</text:p>
          </table:table-cell>
          <table:table-cell table:style-name="ce4" office:value-type="string" calcext:value-type="string">
            <text:p>Vieux-Habitant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adeloupe</text:p>
            <text:p>Admin name: Guadeloupe</text:p>
            <text:p>Population: 7,267</text:p>
          </table:table-cell>
        </table:table-row>
        <table:table-row table:style-name="ro2">
          <table:table-cell table:style-name="ce1" office:value-type="string" calcext:value-type="string">
            <text:p>Guanahani</text:p>
          </table:table-cell>
          <table:table-cell table:style-name="ce10" office:value-type="string" calcext:value-type="string">
            <text:p>#3320</text:p>
          </table:table-cell>
          <table:table-cell table:style-name="ce1" office:value-type="string" calcext:value-type="string">
            <text:p>http://www.geonames.org/3571492</text:p>
          </table:table-cell>
          <table:table-cell table:style-name="ce1" office:value-type="string" calcext:value-type="string">
            <text:p>Guanahani</text:p>
          </table:table-cell>
          <table:table-cell table:style-name="ce1"/>
          <table:table-cell table:style-name="ce3" office:value-type="string" calcext:value-type="string">
            <text:p>Feature: island</text:p>
            <text:p>Country: Bahamas</text:p>
            <text:p>Admin name: San Salvador</text:p>
          </table:table-cell>
        </table:table-row>
        <table:table-row table:style-name="ro2">
          <table:table-cell table:style-name="ce4" office:value-type="string" calcext:value-type="string">
            <text:p>Guatemala</text:p>
          </table:table-cell>
          <table:table-cell table:style-name="ce11" office:value-type="string" calcext:value-type="string">
            <text:p>#117 #632 #900 #11126 #13134 #13593 #14305 #14313 #14318 #14654 <text:s/>#15953</text:p>
          </table:table-cell>
          <table:table-cell table:style-name="ce4" office:value-type="string" calcext:value-type="string">
            <text:p>http://www.geonames.org/3595528</text:p>
          </table:table-cell>
          <table:table-cell table:style-name="ce4" office:value-type="string" calcext:value-type="string">
            <text:p>Guatemal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uatemala</text:p>
            <text:p>Population: 17,247,807</text:p>
          </table:table-cell>
        </table:table-row>
        <table:table-row table:style-name="ro3">
          <table:table-cell table:style-name="ce1" office:value-type="string" calcext:value-type="string">
            <text:p>Guatemala|Petapa</text:p>
          </table:table-cell>
          <table:table-cell table:style-name="ce10" office:value-type="string" calcext:value-type="string">
            <text:p>#494</text:p>
          </table:table-cell>
          <table:table-cell table:style-name="ce1" office:value-type="string" calcext:value-type="string">
            <text:p>http://www.geonames.org/3591415</text:p>
          </table:table-cell>
          <table:table-cell table:style-name="ce1" office:value-type="string" calcext:value-type="string">
            <text:p>Petapa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Guatemala</text:p>
            <text:p>Admin name: Guatemala</text:p>
            <text:p>Population: 141,455</text:p>
          </table:table-cell>
        </table:table-row>
        <table:table-row table:style-name="ro2">
          <table:table-cell table:style-name="ce1" office:value-type="string" calcext:value-type="string">
            <text:p>Guatemala|Petapa</text:p>
          </table:table-cell>
          <table:table-cell table:style-name="ce10" office:value-type="string" calcext:value-type="string">
            <text:p>#494</text:p>
          </table:table-cell>
          <table:table-cell table:style-name="ce1" office:value-type="string" calcext:value-type="string">
            <text:p>http://www.geonames.org/3591414</text:p>
          </table:table-cell>
          <table:table-cell table:style-name="ce1" office:value-type="string" calcext:value-type="string">
            <text:p>Petap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Guatemala</text:p>
            <text:p>Admin name: Guatemala</text:p>
          </table:table-cell>
        </table:table-row>
        <table:table-row table:style-name="ro2">
          <table:table-cell table:style-name="ce4" office:value-type="string" calcext:value-type="string">
            <text:p>Guiane</text:p>
          </table:table-cell>
          <table:table-cell table:style-name="ce12" office:value-type="string" calcext:value-type="string">
            <text:p>#4162 #4196 #5092</text:p>
          </table:table-cell>
          <table:table-cell table:style-name="ce4" office:value-type="string" calcext:value-type="string">
            <text:p>http://www.geonames.org/1104314</text:p>
          </table:table-cell>
          <table:table-cell table:style-name="ce4" office:value-type="string" calcext:value-type="string">
            <text:p>Guiane</text:p>
          </table:table-cell>
          <table:table-cell table:style-name="ce4"/>
          <table:table-cell table:style-name="ce5" office:value-type="string" calcext:value-type="string">
            <text:p>Feature: locality</text:p>
            <text:p>Country: Mozambique</text:p>
            <text:p>Admin name: Inhambane</text:p>
          </table:table-cell>
        </table:table-row>
        <table:table-row table:style-name="ro1">
          <table:table-cell table:style-name="ce1" office:value-type="string" calcext:value-type="string">
            <text:p>Guiane française</text:p>
          </table:table-cell>
          <table:table-cell table:style-name="ce10" office:value-type="string" calcext:value-type="string">
            <text:p>#4164 #6218 #1315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Guiane françoise</text:p>
          </table:table-cell>
          <table:table-cell table:style-name="ce12" office:value-type="string" calcext:value-type="string">
            <text:p>#4085 #4086 #4087 #408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uiane hollandaise</text:p>
          </table:table-cell>
          <table:table-cell table:style-name="ce10" office:value-type="string" calcext:value-type="string">
            <text:p>#4068 #4069 #4070 #4071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uinée</text:p>
          </table:table-cell>
          <table:table-cell table:style-name="ce11" office:value-type="string" calcext:value-type="string">
            <text:p>#1802 #1912 #2548 #4112 #4118 #4886 #6196 #6263 #6390 #6391 <text:s/>#6520 #13840 #13844 #13846 #13847 #13848 #13850 #13860 #14252 #16028 <text:s/>#20661</text:p>
          </table:table-cell>
          <table:table-cell table:style-name="ce4" office:value-type="string" calcext:value-type="string">
            <text:p>http://www.geonames.org/2420477</text:p>
          </table:table-cell>
          <table:table-cell table:style-name="ce4" office:value-type="string" calcext:value-type="string">
            <text:p>Guiné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uinée</text:p>
            <text:p>Population: 12,414,318</text:p>
          </table:table-cell>
        </table:table-row>
        <table:table-row table:style-name="ro2">
          <table:table-cell table:style-name="ce1" office:value-type="string" calcext:value-type="string">
            <text:p>Guinée française</text:p>
          </table:table-cell>
          <table:table-cell table:style-name="ce10" office:value-type="string" calcext:value-type="string">
            <text:p>#4111 #6520 #9444 #20720</text:p>
          </table:table-cell>
          <table:table-cell table:style-name="ce1" office:value-type="string" calcext:value-type="string">
            <text:p>http://www.geonames.org/2420477</text:p>
          </table:table-cell>
          <table:table-cell table:style-name="ce1" office:value-type="string" calcext:value-type="string">
            <text:p>Guinée Français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Guinée</text:p>
            <text:p>Population: 12,414,318</text:p>
          </table:table-cell>
        </table:table-row>
        <table:table-row table:style-name="ro1">
          <table:table-cell table:style-name="ce4" office:value-type="string" calcext:value-type="string">
            <text:p>Guinée portugaise</text:p>
          </table:table-cell>
          <table:table-cell table:style-name="ce12" office:value-type="string" calcext:value-type="string">
            <text:p>#6520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Guinée-Bissau</text:p>
          </table:table-cell>
          <table:table-cell table:style-name="ce10" office:value-type="string" calcext:value-type="string">
            <text:p>#6520</text:p>
          </table:table-cell>
          <table:table-cell table:style-name="ce1" office:value-type="string" calcext:value-type="string">
            <text:p>http://www.geonames.org/2372248</text:p>
          </table:table-cell>
          <table:table-cell table:style-name="ce1" office:value-type="string" calcext:value-type="string">
            <text:p>Guinée-Bissau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Guinée-Bissau</text:p>
            <text:p>Population: 1,874,309</text:p>
          </table:table-cell>
        </table:table-row>
        <table:table-row table:style-name="ro3">
          <table:table-cell table:style-name="ce4" office:value-type="string" calcext:value-type="string">
            <text:p>Guinée|Conakry</text:p>
          </table:table-cell>
          <table:table-cell table:style-name="ce12" office:value-type="string" calcext:value-type="string">
            <text:p>#13849</text:p>
          </table:table-cell>
          <table:table-cell table:style-name="ce4" office:value-type="string" calcext:value-type="string">
            <text:p>http://www.geonames.org/2422465</text:p>
          </table:table-cell>
          <table:table-cell table:style-name="ce4" office:value-type="string" calcext:value-type="string">
            <text:p>Conakry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Guinée</text:p>
            <text:p>Admin name: Conakry</text:p>
            <text:p>Population: 1,767,200</text:p>
          </table:table-cell>
        </table:table-row>
        <table:table-row table:style-name="ro3">
          <table:table-cell table:style-name="ce4" office:value-type="string" calcext:value-type="string">
            <text:p>Guinée|Conakry</text:p>
          </table:table-cell>
          <table:table-cell table:style-name="ce12" office:value-type="string" calcext:value-type="string">
            <text:p>#13849</text:p>
          </table:table-cell>
          <table:table-cell table:style-name="ce4" office:value-type="string" calcext:value-type="string">
            <text:p>http://www.geonames.org/2422464</text:p>
          </table:table-cell>
          <table:table-cell table:style-name="ce4" office:value-type="string" calcext:value-type="string">
            <text:p>Conakry Regio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Guinée</text:p>
            <text:p>Admin name: Conakry</text:p>
            <text:p>Population: 1,660,973</text:p>
          </table:table-cell>
        </table:table-row>
        <table:table-row table:style-name="ro4">
          <table:table-cell table:style-name="ce4" office:value-type="string" calcext:value-type="string">
            <text:p>Guinée|Conakry</text:p>
          </table:table-cell>
          <table:table-cell table:style-name="ce12" office:value-type="string" calcext:value-type="string">
            <text:p>#13849</text:p>
          </table:table-cell>
          <table:table-cell table:style-name="ce4" office:value-type="string" calcext:value-type="string">
            <text:p>http://www.geonames.org/6297246</text:p>
          </table:table-cell>
          <table:table-cell table:style-name="ce4" office:value-type="string" calcext:value-type="string">
            <text:p>Conakry International Airport</text:p>
          </table:table-cell>
          <table:table-cell table:style-name="ce4"/>
          <table:table-cell table:style-name="ce5" office:value-type="string" calcext:value-type="string">
            <text:p>Feature: airport</text:p>
            <text:p>Country: Guinée</text:p>
          </table:table-cell>
        </table:table-row>
        <table:table-row table:style-name="ro2">
          <table:table-cell table:style-name="ce4" office:value-type="string" calcext:value-type="string">
            <text:p>Guinée|Conakry</text:p>
          </table:table-cell>
          <table:table-cell table:style-name="ce12" office:value-type="string" calcext:value-type="string">
            <text:p>#13849</text:p>
          </table:table-cell>
          <table:table-cell table:style-name="ce4" office:value-type="string" calcext:value-type="string">
            <text:p>http://www.geonames.org/8335012</text:p>
          </table:table-cell>
          <table:table-cell table:style-name="ce4" office:value-type="string" calcext:value-type="string">
            <text:p>Conakry Special Zo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Guinée</text:p>
            <text:p>Admin name: Conakry</text:p>
          </table:table-cell>
        </table:table-row>
        <table:table-row table:style-name="ro1">
          <table:table-cell table:style-name="ce1" office:value-type="string" calcext:value-type="string">
            <text:p>Guinée|Fouta Djalon</text:p>
          </table:table-cell>
          <table:table-cell table:style-name="ce10" office:value-type="string" calcext:value-type="string">
            <text:p>#2072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uyana</text:p>
          </table:table-cell>
          <table:table-cell table:style-name="ce11" office:value-type="string" calcext:value-type="string">
            <text:p>#75 #86 #99 #569 #601 #1553 #1556 #1559 #1560 #1562 <text:s/>#1571 #1572 #1573 #1688 #1729 #1748 #1750 #1858 #1876 #2014 <text:s/>#2573 #2667 #3166 #3545 #3546 #4017 #4022 #4120 #4370 #5006 <text:s/>#5223 #6214 #6222 #6753 #6754 #6766 #6767 #6768 #6769 #6770 <text:s/>#6771 #6775 #6776 #6777 #6778 #6779 #6780 #6781 #6782 #6783 <text:s/>#6784 #6785 #6786 #6787 #6788 #6789 #6790 #6791 #6792 #6793 <text:s/>#6794 #6795 #6796 #6797 #6798 #6799 #6800 #6801 #7211 #7797 <text:s/>#9021 #9023 #9057 #9073 #9075 #9078 #9085 #9086 #9087 #9131 <text:s/>#9143 #9167 #9188 #9197 #9204 #9220 #9230 #9231 #9232 #9267 <text:s/>#9272 #9278 #9327 #9355 #9357 #9364 #9367 #9377 #9392 #10630 <text:s/>#11770 #11772 #11774 #11776 #11778 #11780 #11787 #11832 #11834 #11836 <text:s/>#11838 #11840 #11873 #11874 #11875 #11876 #11920 #11937 #12820 #12887 <text:s/>#12896 #13012 #13617 #13625 #16386 #16387 #16388 #21606 #21685 #21686 <text:s/>#21918 #22073</text:p>
          </table:table-cell>
          <table:table-cell table:style-name="ce4" office:value-type="string" calcext:value-type="string">
            <text:p>http://www.geonames.org/3378535</text:p>
          </table:table-cell>
          <table:table-cell table:style-name="ce4" office:value-type="string" calcext:value-type="string">
            <text:p>Guyan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uyana</text:p>
            <text:p>Population: 779,004</text:p>
          </table:table-cell>
        </table:table-row>
        <table:table-row table:style-name="ro3">
          <table:table-cell table:style-name="ce1" office:value-type="string" calcext:value-type="string">
            <text:p>Guyana|Georgetown</text:p>
          </table:table-cell>
          <table:table-cell table:style-name="ce10" office:value-type="string" calcext:value-type="string">
            <text:p>#152 #308 #339 #776 #10624 #10625 #10626 #10627 #10628</text:p>
          </table:table-cell>
          <table:table-cell table:style-name="ce1" office:value-type="string" calcext:value-type="string">
            <text:p>http://www.geonames.org/3378644</text:p>
          </table:table-cell>
          <table:table-cell table:style-name="ce1" office:value-type="string" calcext:value-type="string">
            <text:p>Georgetown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Guyana</text:p>
            <text:p>Admin name: Demerara-Mahaica</text:p>
            <text:p>Population: 235,017</text:p>
          </table:table-cell>
        </table:table-row>
        <table:table-row table:style-name="ro2">
          <table:table-cell table:style-name="ce1" office:value-type="string" calcext:value-type="string">
            <text:p>Guyana|Georgetown</text:p>
          </table:table-cell>
          <table:table-cell table:style-name="ce10" office:value-type="string" calcext:value-type="string">
            <text:p>#152 #308 #339 #776 #10624 #10625 #10626 #10627 #10628</text:p>
          </table:table-cell>
          <table:table-cell table:style-name="ce1" office:value-type="string" calcext:value-type="string">
            <text:p>http://www.geonames.org/11525687</text:p>
          </table:table-cell>
          <table:table-cell table:style-name="ce1" office:value-type="string" calcext:value-type="string">
            <text:p>Georgetown</text:p>
          </table:table-cell>
          <table:table-cell table:style-name="ce1"/>
          <table:table-cell table:style-name="ce3" office:value-type="string" calcext:value-type="string">
            <text:p>Feature: port</text:p>
            <text:p>Country: Guyana</text:p>
            <text:p>Admin name: Demerara-Mahaica</text:p>
          </table:table-cell>
        </table:table-row>
        <table:table-row table:style-name="ro4">
          <table:table-cell table:style-name="ce1" office:value-type="string" calcext:value-type="string">
            <text:p>Guyana|Georgetown</text:p>
          </table:table-cell>
          <table:table-cell table:style-name="ce10" office:value-type="string" calcext:value-type="string">
            <text:p>#152 #308 #339 #776 #10624 #10625 #10626 #10627 #10628</text:p>
          </table:table-cell>
          <table:table-cell table:style-name="ce1" office:value-type="string" calcext:value-type="string">
            <text:p>http://www.geonames.org/6300883</text:p>
          </table:table-cell>
          <table:table-cell table:style-name="ce1" office:value-type="string" calcext:value-type="string">
            <text:p>Georgetown</text:p>
          </table:table-cell>
          <table:table-cell table:style-name="ce1"/>
          <table:table-cell table:style-name="ce3" office:value-type="string" calcext:value-type="string">
            <text:p>Feature: meteorological station</text:p>
            <text:p>Country: Guyana</text:p>
          </table:table-cell>
        </table:table-row>
        <table:table-row table:style-name="ro1">
          <table:table-cell table:style-name="ce4" office:value-type="string" calcext:value-type="string">
            <text:p>Guyanas</text:p>
          </table:table-cell>
          <table:table-cell table:style-name="ce12" office:value-type="string" calcext:value-type="string">
            <text:p>#622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uyane anglaise</text:p>
          </table:table-cell>
          <table:table-cell table:style-name="ce10" office:value-type="string" calcext:value-type="string">
            <text:p>#3562 #4120 #6190 #6222 #11937 #21580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uyane britannique</text:p>
          </table:table-cell>
          <table:table-cell table:style-name="ce11" office:value-type="string" calcext:value-type="string">
            <text:p>#1553 #1556 #1559 #1572 #1573 #1688 #1858 #1859 #1860 #1861 <text:s/>#1862 #1863 #1864 #1865 #1866 #2699 #3166 #6766 #6767 #6768 <text:s/>#6769 #6770 #6771 #6775 #6776 #6777 #6778 #6779 #6780 #6781 <text:s/>#6782 #6783 #6784 #6785 #6786 #6787 #6788 #6789 #6790 #6791 <text:s/>#6792 #6793 #6794 #6795 #6796 #6797 #6798 #6799 #6800 #6801</text:p>
          </table:table-cell>
          <table:table-cell table:style-name="ce4" office:value-type="string" calcext:value-type="string">
            <text:p>http://www.geonames.org/3378535</text:p>
          </table:table-cell>
          <table:table-cell table:style-name="ce4" office:value-type="string" calcext:value-type="string">
            <text:p>Guyane britanniqu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Guyana</text:p>
            <text:p>Population: 779,004</text:p>
          </table:table-cell>
        </table:table-row>
        <table:table-row table:style-name="ro1">
          <table:table-cell table:style-name="ce1" office:value-type="string" calcext:value-type="string">
            <text:p>Guyane espagnole</text:p>
          </table:table-cell>
          <table:table-cell table:style-name="ce10" office:value-type="string" calcext:value-type="string">
            <text:p>#1859 #1860 #1861 #1862 #1863 #1864 #4022 #10709 #11357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uyane française</text:p>
          </table:table-cell>
          <table:table-cell table:style-name="ce11" office:value-type="string" calcext:value-type="string">
            <text:p>#2 #3 #4 #5 #9 #10 #11 #13 #15 #17 <text:s/>#18 #20 #21 #23 #24 #30 #31 #32 #33 #36 <text:s/>#38 #39 #45 #46 #47 #48 #53 #54 #56 #59 <text:s/>#60 #62 #63 #65 #66 #68 #70 #71 #76 #81 <text:s/>#83 #89 #90 #95 #97 #98 #99 #102 #103 #104 <text:s/>#105 #107 #108 #110 #111 #112 #113 #114 #115 #116 <text:s/>#118 #119 #121 #122 #127 #128 #129 #130 #137 #143 <text:s/>#148 #150 #154 #156 #157 #161 #164 #166 #167 #168 <text:s/>#169 #171 #172 #173 #177 #179 #181 #185 #187 #188 <text:s/>#189 #193 #197 #200 #202 #205 #211 #216 #220 #223 <text:s/>#225 #230 #233 #246 #248 #249 #256 #260 #273 #274 <text:s/>#276 #278 #289 #290 #294 #309 #310 #313 #314 #315 <text:s/>#323 #324 #326 #327 #329 #331 #334 #344 #350 #354 <text:s/>#355 #357 #358 #359 #374 #380 #386 #389 #393 #397 <text:s/>#404 #409 #410 #415 #420 #422 #433 #436 #437 #439 <text:s/>#443 #453 #456 #460 #466 #477 #481 #484 #485 #496 <text:s/>#504 #505 #521 #523 #524 #528 #529 #532 #536 #537 <text:s/>#538 #539 #541 #544 #546 #548 #551 #552 #553 #554 <text:s/>#558 #560 #561 #562 #563 #570 #572 #576 #580 #585 <text:s/>#586 #587 #590 #601 #602 #641 #663 #668 #669 #671 <text:s/>#673 #676 #679 #681 #682 #692 #693 #696 #703 #718 <text:s/>#727 #730 #740 #744 #747 #749 #756 #757 #760 #762 <text:s/>#765 #769 #771 #782 #786 #787 #809 #812 #813 #816 <text:s/>#822 #825 #827 #828 #839 #841 #842 #843 #850 #851 <text:s/>#854 #855 #867 #872 #882 #889 #892 #893 #898 #902 <text:s/>#904 #906 #911 #913 #915 #918 #923 #926 #927 #928 <text:s/>#930 #936 #941 #1061 #1071 #1105 #1118 #1127 #1182 #1200 <text:s/>#1223 #1235 #1276 #1289 #1329 #1334 #1340 #1345 #1346 #1356 <text:s/>#1363 #1403 #1433 #1479 #1480 #1481 #1483 #1484 #1486 #1488 <text:s/>#1489 #1491 #1492 #1493 #1495 #1496 #1501 #1504 #1505 #1507 <text:s/>#1508 #1509 #1515 #1516 #1523 #1524 #1529 #1531 #1532 #1533 <text:s/>#1534 #1547 #1548 #1549 #1550 #1551 #1552 #1553 #1554 #1555 <text:s/>#1556 #1557 #1558 #1559 #1560 #1562 #1563 #1564 #1567 #1571 <text:s/>#1572 #1573 #1574 #1686 #1687 #1688 #1716 #1729 #1759 #1760 <text:s/>#1761 #1762 #1763 #1764 #1765 #1766 #1767 #1768 #1769 #1770 <text:s/>#1772 #1773 #1774 #1775 #1776 #1777 #1778 #1779 #1781 #1783 <text:s/>#1784 #1785 #1786 #1787 #1788 #1789 #1790 #1791 #1792 #1794 <text:s/>#1795 #1796 #1797 #1798 #1799 #1800 #1801 #1802 #1803 #1804 <text:s/>#1805 #1806 #1807 #1808 #1809 #1810 #1811 #1812 #1813 #1814 <text:s/>#1815 #1816 #1817 #1818 #1819 #1820 #1821 #1822 #1823 #1824 <text:s/>#1825 #1827 #1828 #1829 #1830 #1831 #1832 #1833 #1834 #1835 <text:s/>#1836 #1837 #1838 #1839 #1840 #1841 #1842 #1843 #1844 #1845 <text:s/>#1846 #1847 #1848 #1849 #1850 #1851 #1852 #1853 #1854 #1855 <text:s/>#1856 #1857 #1859 #1860 #1861 #1862 #1863 #1864 #1865 #1866 <text:s/>#1867 #1868 #1869 #1871 #1874 #1875 #1876 #1877 #1878 #1879 <text:s/>#1880 #1881 #1882 #1883 #1884 #1885 #1886 #1887 #1888 #1889 <text:s/>#1891 #1892 #1893 #1894 #1895 #1896 #1897 #1898 #1899 #1900 <text:s/>#1901 #1902 #1903 #1904 #1905 #1906 #1907 #1908 #1909 #1910 <text:s/>#1911 #1912 #1913 #1914 #1915 #1916 #1917 #1918 #1919 #1920 <text:s/>#1928 #1931 #1933 #1935 #1936 #1939 #1940 #1941 #1942 #1943 <text:s/>#1944 #1945 #1946 #1947 #1948 #1949 #1950 #1951 #1957 #1969 <text:s/>#1980 #1992 #1993 #1995 #1998 #2000 #2014 #2057 #2161 #2162 <text:s/>#2163 #2165 #2166 #2205 #2206 #2209 #2210 #2211 #2212 #2213 <text:s/>#2214 #2215 #2216 #2217 #2219 #2220 #2221 #2222 #2223 #2227 <text:s/>#2230 #2231 #2232 #2234 #2235 #2236 #2237 #2239 #2240 #2241 <text:s/>#2242 #2243 #2245 #2246 #2256 #2289 #2290 #2291 #2292 #2293 <text:s/>#2294 #2295 #2296 #2297 #2298 #2299 #2300 #2301 #2302 #2306 <text:s/>#2309 #2312 #2313 #2314 #2315 #2319 #2321 #2324 #2325 #2326 <text:s/>#2327 #2328 #2329 #2330 #2331 #2332 #2333 #2334 #2335 #2336 <text:s/>#2337 #2338 #2339 #2427 #2428 #2432 #2434 #2435 #2436 #2440 <text:s/>#2442 #2448 #2532 #2536 #2537 #2538 #2546 #2547 #2548 #2549 <text:s/>#2550 #2551 #2552 #2553 #2554 #2556 #2557 #2558 #2559 #2561 <text:s/>#2562 #2563 #2564 #2565 #2568 #2569 #2570 #2572 #2573 #2574 <text:s/>#2575 #2576 #2578 #2596 #2601 #2602 #2626 #2627 #2629 #2630 <text:s/>#2643 #2644 #2645 #2658 #2659 #2660 #2661 #2662 #2663 #2664 <text:s/>#2665 #2666 #2667 #2670 #2671 #2674 #2675 #2677 #2678 #2679 <text:s/>#2680 #2683 #2684 #2685 #2686 #2688 #2689 #2701 #2711 #2744 <text:s/>#2755 #2756 #2757 #2758 #2759 #2760 #2761 #2762 #2763 #2764 <text:s/>#2765 #2766 #2767 #2768 #2769 #2770 #2771 #2772 #2779 #2795 <text:s/>#2806 #2812 #2816 #2823 #3167 #3545 #3546 #3548 #3549 #3550 <text:s/>#3552 #3553 #3555 #3556 #3557 #3559 #3560 #3561 #3562 #3564 <text:s/>#3566 #3567 #3568 #3570 #3635 #3636 #3639 #3641 #3642 #3644 <text:s/>#3647 #3651 #3656 #3658 #3659 #3663 #3664 #3668 #3671 #3714 <text:s/>#3716 #3720 #3721 #3722 #3723 #3724 #3725 #3726 #3727 #3728 <text:s/>#3729 #3730 #3732 #3733 #3734 #3736 #3737 #3738 #3740 #3741 <text:s/>#3742 #3743 #3744 #3808 #3809 #3811 #3812 #3813 #3814 #3815 <text:s/>#3816 #3817 #3818 #3819 #3820 #3821 #3887 #4016 #4017 #4018 <text:s/>#4019 #4020 #4021 #4022 #4023 #4025 #4026 #4027 #4028 #4029 <text:s/>#4030 #4031 #4032 #4033 #4034 #4037 #4042 #4045 #4061 #4066 <text:s/>#4068 #4069 #4070 #4071 #4072 #4073 #4079 #4081 #4082 #4083 <text:s/>#4084 #4085 #4086 #4087 #4088 #4089 #4095 #4097 #4098 #4099 <text:s/>#4100 #4101 #4102 #4103 #4104 #4105 #4107 #4108 #4109 #4110 <text:s/>#4111 #4112 #4115 #4116 #4117 #4118 #4119 #4120 #4122 #4126 <text:s/>#4129 #4133 #4139 #4143 #4145 #4151 #4162 #4164 #4165 #4166 <text:s/>#4178 #4179 #4181 #4182 #4183 #4184 #4186 #4187 #4188 #4189 <text:s/>#4190 #4191 #4192 #4193 #4194 #4195 #4196 #4198 #4201 #4202 <text:s/>#4204 #4205 #4206 #4207 #4208 #4209 #4210 #4211 #4212 #4213 <text:s/>#4214 #4215 #4216 #4217 #4218 #4219 #4220 #4221 #4222 #4223 <text:s/>#4224 #4225 #4226 #4227 #4228 #4229 #4230 #4231 #4232 #4233 <text:s/>#4234 #4235 #4236 #4237 #4238 #4239 #4255 #4256 #4257 #4258 <text:s/>#4259 #4260 #4261 #4263 #4264 #4265 #4266 #4268 #4271 #4370 <text:s/>#4371 #4387 #4399 #4407 #4408 #4410 #4424 #4425 #4426 #4427 <text:s/>#4428 #4429 #4430 #4431 #4432 #4433 #4434 #4435 #4436 #4901 <text:s/>#4903 #5002 #5006 #5008 #5011 #5012 #5085 #5086 #5087 #5088 <text:s/>#5089 #5090 #5091 #5092 #5100 #5103 #5111 #5113 #5116 #5123 <text:s/>#5127 #5128 #5129 #5130 #5132 #5133 #5134 #5143 #5150 #5156 <text:s/>#5157 #5158 #5159 #5160 #5161 #5162 #5163 #5164 #5165 #5166 <text:s/>#5167 #5168 #5169 #5170 #5171 #5172 #5173 #5174 #5175 #5176 <text:s/>#5177 #5178 #5179 #5180 #5181 #5182 #5183 #5184 #5185 #5186 <text:s/>#5187 #5188 #5189 #5190 #5191 #5192 #5193 #5194 #5195 #5196 <text:s/>#5197 #5198 #5199 #5200 #5201 #5202 #5203 #5204 #5205 #5206 <text:s/>#5207 #5208 #5209 #5210 #5211 #5212 #5213 #5214 #5215 #5216 <text:s/>#5217 #5218 #5219 #5220 #5221 #5223 #5242 #5246 #5247 #5248 <text:s/>#5249 #5250 #5251 #5252 #5253 #5254 #5255 #5256 #5258 #5259 <text:s/>#5260 #5262 #5263 #5264 #5265 #5266 #5267 #5268 #5273 #5274 <text:s/>#5275 #5283 #5287 #5305 #5306 #5311 #5314 #5877 #5910 #5911 <text:s/>#5952 #5953 #5954 #5955 #5956 #5959 #5960 #5962 #5965 #5966 <text:s/>#5967 #5968 #5969 #5970 #5971 #5972 #5973 #5974 #5975 #5976 <text:s/>#5977 #5978 #5979 #5980 #5981 #5982 #5983 #5984 #5985 #5986 <text:s/>#5987 #5988 #5989 #5990 #5991 #5992 #5993 #5995 #5996 #5997 <text:s/>#5998 #5999 #6000 #6001 #6002 #6003 #6004 #6005 #6006 #6007 <text:s/>#6008 #6009 #6010 #6011 #6012 #6013 #6014 #6015 #6016 #6018 <text:s/>#6021 #6022 #6187 #6188 #6189 #6190 #6191 #6192 #6194 #6196 <text:s/>#6199 #6200 #6201 #6208 #6209 #6210 #6216 #6218 #6219 #6221 <text:s/>#6222 #6223 #6225 #6226 #6227 #6229 #6230 #6232 #6233 #6234 <text:s/>#6236 #6237 #6273 #6288 #6307 #6326 #6328 #6333 #6334 #6335 <text:s/>#6506 #6507 #6517 #6642 #6643 #6645 #6647 #6655 #6658 #6703 <text:s/>#6749 #6750 #6751 #6752 #6754 #6761 #6801 #6805 #6806 #6820 <text:s/>#6821 #6822 #6853 #6889 #6890 #6891 #6892 #6893 #6894 #6895 <text:s/>#6896 #6897 #6898 #6899 #6900 #6901 #6902 #6903 #6904 #6905 <text:s/>#6906 #6907 #6908 #6909 #6910 #6911 #6912 #6913 #6914 #6915 <text:s/>#6916 #6917 #6918 #6919 #6920 #6921 #6922 #6923 #6924 #7051 <text:s/>#7052 #7053 #7054 #7055 #7192 #7196 #7200 #7201 #7202 #7203 <text:s/>#7204 #7206 #7207 #7209 #7210 #7212 #7213 #7214 #7215 #7216 <text:s/>#7217 #7218 #7219 #7220 #7222 #7223 #7224 #7225 #7226 #7227 <text:s/>#7228 #7229 #7230 #7231 #7232 #7233 #7234 #7235 #7648 #7742 <text:s/>#7762 #7795 #7800 #7910 #7911 #7912 #7913 #7914 #7915 #7916 <text:s/>#7917 #7918 #7919 #7920 #7921 #7923 #7924 #7925 #7926 #7927 <text:s/>#7928 #7929 #7930 #7931 #7932 #7933 #7934 #7935 #7936 #7937 <text:s/>#7938 #7939 #7940 #7941 #7942 #7943 #7944 #7945 #7946 #7947 <text:s/>#7948 #7949 #7950 #7951 #7952 #7953 #7954 #7955 #7956 #7957 <text:s/>#8038 #8075 #8076 #8077 #8087 #8088 #8089 #8090 #8091 #8092 <text:s/>#8093 #8094 #8095 #8096 #8097 #8098 #8101 #8102 #8104 #8105 <text:s/>#8106 #8107 #8110 #8111 #8112 #8113 #8114 #8115 #8116 #8117 <text:s/>#8118 #8119 #8120 #8133 #8134 #8138 #8142 #8143 #8144 #8151 <text:s/>#8152 #8153 #8154 #8155 #8156 #8157 #8158 #8159 #8160 #8161 <text:s/>#8162 #8165 #8166 #8167 #8168 #8169 #8170 #8171 #8172 #8173 <text:s/>#8174 #8175 #8176 #8177 #8178 #8179 #8180 #8181 #8182 #8183 <text:s/>#8184 #8185 #8186 #8187 #8188 #8189 #8190 #8191 #8192 #8193 <text:s/>#8194 #8195 #8196 #8197 #8198 #8199 #8200 #8201 #8202 #8203 <text:s/>#8204 #8205 #8206 #8207 #8208 #8209 #8210 #8211 #8212 #8213 <text:s/>#8214 #8215 #8216 #8217 #8218 #8219 #8220 #8221 #8222 #8223 <text:s/>#8224 #8225 #8226 #8227 #8228 #8229 #8230 #8231 #8232 #8233 <text:s/>#8234 #8235 #8236 #8237 #8238 #8239 #8240 #8241 #8242 #8243 <text:s/>#8244 #8245 #8246 #8247 #8248 #8249 #8250 #8251 #8252 #8253 <text:s/>#8254 #8255 #8256 #8257 #8258 #8259 #8260 #8261 #8262 #8263 <text:s/>#8264 #8265 #8266 #8267 #8268 #8269 #8270 #8271 #8272 #8273 <text:s/>#8274 #8275 #8276 #8277 #8278 #8279 #8280 #8281 #8282 #8283 <text:s/>#8284 #8285 #8286 #8287 #8288 #8289 #8290 #8291 #8292 #8293 <text:s/>#8294 #8295 #8296 #8297 #8298 #8299 #8300 #8301 #8302 #8303 <text:s/>#8304 #8305 #8306 #8307 #8308 #8309 #8310 #8311 #8312 #8313 <text:s/>#8314 #8315 #8316 #8317 #8318 #8319 #8320 #8321 #8322 #8323 <text:s/>#8324 #8325 #8326 #8327 #8328 #8329 #8330 #8331 #8332 #8333 <text:s/>#8334 #8335 #8336 #8337 #8338 #8339 #8340 #8341 #8342 #8343 <text:s/>#8344 #8345 #8346 #8347 #8348 #8349 #8350 #8351 #8352 #8353 <text:s/>#8354 #8355 #8356 #8357 #8358 #8359 #8360 #8361 #8362 #8363 <text:s/>#8364 #8365 #8366 #8367 #8368 #8369 #8370 #8371 #8372 #8373 <text:s/>#8374 #8375 #8376 #8377 #8378 #8379 #8380 #8381 #8382 #8383 <text:s/>#8384 #8385 #8386 #8387 #8388 #8389 #8390 #8391 #8392 #8393 <text:s/>#8394 #8395 #8396 #8397 #8398 #8399 #8400 #8401 #8402 #8403 <text:s/>#8404 #8405 #8406 #8407 #8408 #8409 #8410 #8411 #8412 #8413 <text:s/>#8414 #8415 #8416 #8417 #8418 #8419 #8420 #8421 #8422 #8423 <text:s/>#8424 #8425 #8426 #8427 #8428 #8429 #8430 #8431 #8432 #8433 <text:s/>#8434 #8435 #8436 #8437 #8438 #8439 #8440 #8441 #8442 #8443 <text:s/>#8444 #8445 #8446 #8447 #8448 #8449 #8450 #8451 #8452 #8453 <text:s/>#8454 #8455 #8456 #8457 #8458 #8459 #8460 #8461 #8462 #8463 <text:s/>#8464 #8465 #8466 #8467 #8468 #8469 #8470 #8471 #8472 #8473 <text:s/>#8474 #8475 #8476 #8477 #8478 #8479 #8480 #8481 #8482 #8483 <text:s/>#8484 #8485 #8486 #8487 #8488 #8489 #8490 #8491 #8492 #8493 <text:s/>#8494 #8495 #8496 #8497 #8498 #8499 #8500 #8501 #8502 #8503 <text:s/>#8504 #8505 #8506 #8507 #8508 #8509 #8510 #8511 #8512 #8513 <text:s/>#8514 #8515 #8516 #8517 #8518 #8519 #8520 #8521 #8522 #8523 <text:s/>#8524 #8525 #8526 #8527 #8528 #8529 #8530 #8531 #8532 #8533 <text:s/>#8534 #8535 #8536 #8537 #8538 #8539 #8540 #8541 #8542 #8543 <text:s/>#8544 #8545 #8546 #8547 #8548 #8549 #8550 #8551 #8552 #8553 <text:s/>#8554 #8555 #8556 #8557 #8558 #8559 #8560 #8561 #8562 #8563 <text:s/>#8564 #8565 #8566 #8567 #8568 #8569 #8570 #8571 #8572 #8573 <text:s/>#8574 #8575 #8576 #8577 #8578 #8579 #8580 #8581 #8582 #8583 <text:s/>#8584 #8585 #8586 #8587 #8588 #8589 #8590 #8591 #8592 #8593 <text:s/>#8594 #8595 #8596 #8597 #8598 #8599 #8600 #8601 #8602 #8603 <text:s/>#8604 #8605 #8606 #8607 #8608 #8609 #8610 #8611 #8612 #8613 <text:s/>#8614 #8615 #8616 #8617 #8618 #8619 #8620 #8621 #8622 #8623 <text:s/>#8624 #8625 #8626 #8627 #8628 #8629 #8630 #8631 #8632 #8633 <text:s/>#8634 #8635 #8636 #8637 #8638 #8639 #8640 #8641 #8642 #8643 <text:s/>#8644 #8645 #8646 #8647 #8648 #8649 #8650 #8651 #8652 #8653 <text:s/>#8654 #8655 #8656 #8657 #8658 #8659 #8660 #8661 #8662 #8663 <text:s/>#8664 #8665 #8666 #8667 #8668 #8669 #8670 #8671 #8672 #8673 <text:s/>#8674 #8675 #8676 #8677 #8678 #8679 #8680 #8681 #8682 #8683 <text:s/>#8684 #8685 #8686 #8687 #8688 #8689 #8690 #8691 #8692 #8693 <text:s/>#8694 #8695 #8696 #8697 #8698 #8699 #8700 #8701 #8702 #8703 <text:s/>#8704 #8705 #8706 #8707 #8708 #8709 #8710 #8711 #8712 #8713 <text:s/>#8714 #8715 #8716 #8717 #8718 #8719 #8720 #8721 #8722 #8723 <text:s/>#8724 #8725 #8726 #8727 #8728 #8729 #8730 #8731 #8732 #8733 <text:s/>#8734 #8735 #8736 #8737 #8738 #8739 #8740 #8741 #8742 #8743 <text:s/>#8744 #8745 #8746 #8747 #8748 #8749 #8750 #8751 #8752 #8753 <text:s/>#8754 #8755 #8756 #8757 #8758 #8759 #8760 #8761 #8762 #8763 <text:s/>#8764 #8765 #8766 #8767 #8768 #8769 #8770 #8771 #8772 #8773 <text:s/>#8774 #8775 #8776 #8777 #8778 #8779 #8780 #8781 #8782 #8783 <text:s/>#8784 #8785 #8786 #8787 #8788 #8789 #8790 #8791 #8792 #8793 <text:s/>#8794 #8795 #8796 #8797 #8798 #8799 #8800 #8801 #8802 #8803 <text:s/>#8804 #8805 #8806 #8807 #8808 #8809 #8810 #8811 #8812 #8813 <text:s/>#8814 #8815 #8816 #8817 #8818 #8819 #8820 #8821 #8822 #8823 <text:s/>#8824 #8825 #8826 #8827 #8828 #8829 #8830 #8831 #8832 #8833 <text:s/>#8834 #8835 #8836 #8837 #8838 #8839 #8840 #8841 #8842 #8843 <text:s/>#8844 #8845 #8846 #8847 #8848 #8849 #8850 #8851 #8852 #8853 <text:s/>#8854 #8855 #8856 #8857 #8858 #8859 #8860 #8861 #8862 #8863 <text:s/>#8864 #8865 #8866 #8867 #8868 #8869 #8870 #8871 #8872 #8873 <text:s/>#8874 #8875 #8876 #8877 #8878 #8879 #8880 #8881 #8882 #8883 <text:s/>#8884 #8885 #8886 #8887 #8888 #8889 #8890 #8891 #8892 #8893 <text:s/>#8894 #8895 #8896 #8897 #8898 #8899 #8900 #8901 #8902 #8903 <text:s/>#8904 #8905 #8906 #8907 #8908 #8909 #8910 #8911 #8912 #8913 <text:s/>#8914 #8915 #8916 #8917 #8918 #8919 #8920 #8921 #8922 #8923 <text:s/>#8924 #8925 #8926 #8927 #8928 #8929 #8930 #8931 #8932 #8933 <text:s/>#8934 #8935 #8936 #8937 #8938 #8939 #8940 #8941 #8942 #8943 <text:s/>#8944 #8945 #8946 #8947 #8948 #8949 #8950 #8951 #8952 #8953 <text:s/>#8954 #8955 #8956 #8957 #8958 #8959 #8960 #8961 #8962 #8963 <text:s/>#8964 #8965 #8966 #8967 #8968 #8969 #8970 #8971 #8972 #8973 <text:s/>#8974 #8975 #8976 #8977 #8978 #8979 #8980 #8981 #8982 #8983 <text:s/>#8984 #8985 #8986 #8987 #8988 #8989 #8990 #8991 #8992 #8993 <text:s/>#8994 #8995 #8996 #8997 #8998 #8999 #9000 #9001 #9002 #9003 <text:s/>#9004 #9005 #9006 #9007 #9008 #9786 #9805 #9806 #9808 #9809 <text:s/>#9811 #9815 #9817 #9821 #9823 #9824 #9826 #9828 #9830 #9831 <text:s/>#9833 #9835 #9836 #9838 #9840 #9842 #9844 #9846 #9848 #9850 <text:s/>#9852 #9854 #9856 #9858 #9860 #9863 #9864 #9866 #9868 #9869 <text:s/>#9871 #9873 #9875 #9876 #9877 #9879 #9880 #9882 #9884 #9886 <text:s/>#9888 #9905 #9906 #9907 #9912 #9919 #9920 #9921 #9922 #9923 <text:s/>#9924 #9925 #9926 #9927 #9929 #9930 #9931 #9932 #9933 #9934 <text:s/>#9935 #9936 #9937 #9938 #9939 #9940 #9958 #9965 #9971 #9976 <text:s/>#10147 #10148 #10149 #10150 #10151 #10152 #10492 #10493 #10494 #10495 <text:s/>#10496 #10497 #10498 #10499 #10500 #10501 #10502 #10503 #10504 #10505 <text:s/>#10506 #10507 #10508 #10509 #10510 #10511 #10512 #10513 #10514 #10515 <text:s/>#10516 #10517 #10518 #10519 #10520 #10521 #10522 #10523 #10524 #10525 <text:s/>#10526 #10527 #10528 #10529 #10530 #10531 #10532 #10533 #10534 #10535 <text:s/>#10536 #10537 #10538 #10539 #10540 #10541 #10542 #10543 #10544 #10545 <text:s/>#10546 #10547 #10548 #10549 #10550 #10551 #10552 #10553 #10554 #10555 <text:s/>#10556 #10557 #10558 #10559 #10560 #10561 #10562 #10563 #10564 #10565 <text:s/>#10566 #10567 #10568 #10569 #10570 #10571 #10572 #10573 #10574 #10575 <text:s/>#10576 #10577 #10578 #10579 #10584 #10585 #10615 #10634 #10635 #10638 <text:s/>#10641 #10643 #10693 #10694 #10698 #10699 #10704 #10705 #10706 #10709 <text:s/>#10721 #10737 #10739 #10740 #10760 #10761 #10762 #10763 #10764 #10765 <text:s/>#10766 #10767 #10768 #10769 #10772 #10773 #10774 #11108 #11109 #11110 <text:s/>#11111 #11112 #11113 #11176 #11276 #11294 #11303 #11305 #11336 #11341 <text:s/>#11344 #11354 #11356 #11358 #11359 #11360 #11397 #11413 #11461 #11464 <text:s/>#11470 #11472 #11474 #11543 #11544 #11546 #11548 #11549 #11551 #11553 <text:s/>#11555 #11556 #11557 #11558 #11559 #11560 #11561 #11564 #11565 #11710 <text:s/>#11711 #11712 #11713 #11714 #11715 #11716 #11717 #11718 #11719 #11720 <text:s/>#11721 #11722 #11723 #11724 #11725 #11726 #11727 #11728 #11729 #11730 <text:s/>#11731 #11732 #11733 #11734 #11735 #11736 #11737 #11738 #11739 #11740 <text:s/>#11741 #11742 #11743 #11744 #11745 #11746 #11747 #11748 #11749 #11750 <text:s/>#11751 #11752 #11753 #11754 #11756 #11781 #11782 #11783 #11784 #11785 <text:s/>#11788 #11789 #11790 #11791 #11792 #11793 #11794 #11795 #11796 #11797 <text:s/>#11798 #11799 #11800 #11801 #11802 #11803 #11804 #11805 #11806 #11807 <text:s/>#11808 #11809 #11810 #11811 #11812 #11813 #11814 #11815 #11816 #11817 <text:s/>#11818 #11819 #11820 #11850 #11851 #11852 #11853 #11854 #11856 #11857 <text:s/>#11858 #11859 #11860 #11861 #11862 #11863 #11864 #11866 #11867 #11868 <text:s/>#11869 #11870 #11871 #11872 #11877 #11878 #11879 #11880 #11881 #11882 <text:s/>#11883 #11884 #11885 #11886 #11887 #11888 #11889 #11890 #11891 #11892 <text:s/>#11893 #11894 #11895 #11896 #11897 #11898 #11899 #11900 #11901 #11902 <text:s/>#11904 #11905 #11906 #11907 #11909 #11910 #11911 #11912 #11913 #11914 <text:s/>#11915 #11916 #11917 #11918 #11919 #11921 #11922 #11923 #11924 #11925 <text:s/>#11926 #11927 #11928 #11929 #11930 #11931 #11932 #11933 #11937 #11938 <text:s/>#11939 #11940 #11941 #11942 #11970 #11971 #11974 #11976 #11977 #11978 <text:s/>#11979 #11982 #11983 #11984 #12003 #12004 #12005 #12006 #12007 #12009 <text:s/>#12011 #12085 #12088 #12089 #12091 #12163 #12217 #12549 #12553 #12610 <text:s/>#12616 #12620 #12622 #12736 #12764 #12781 #12849 #12874 #12875 #12878 <text:s/>#12888 #12893 #12905 #12906 #12907 #12908 #12909 #12910 #12911 #12912 <text:s/>#12913 #12914 #12915 #12916 #12917 #12923 #12924 #12925 #12926 #12927 <text:s/>#12928 #12929 #12930 #12931 #12932 #12934 #12935 #12936 #12937 #12938 <text:s/>#12939 #12940 #12941 #12942 #12943 #12944 #12945 #12946 #12947 #12948 <text:s/>#12949 #12957 #12977 #12978 #12979 #13024 #13025 #13031 #13034 #13035 <text:s/>#13036 #13038 #13040 #13099 #13101 #13102 #13103 #13104 #13105 #13129 <text:s/>#13152 #13160 #13161 #13168 #13272 #13357 #13358 #13531 #13549 #13550 <text:s/>#13551 #13570 #13571 #13608 #13610 #13612 #13614 #13617 #13618 #13619 <text:s/>#13625 #13630 #14081 #14082 #14083 #14086 #14087 #14088 #14090 #14094 <text:s/>#14286 #14289 #14315 #14316 #14318 #14327 #14328 #14329 #14330 #14331 <text:s/>#14332 #14333 #14334 #14335 #14336 #14337 #14338 #14339 #14340 #14341 <text:s/>#14342 #14343 #14351 #14382 #14384 #14389 #14390 #14394 #14398 #14435 <text:s/>#14436 #14437 #14483 #14700 #16039 #16040 #16041 #16065 #16070 #16086 <text:s/>#16093 #16162 #16163 #16164 #16165 #16166 #16400 #16404 #16405 #16416 <text:s/>#16418 #16426 #16495 #16508 #16602 #16603 #16604 #20541 #20542 #20543 <text:s/>#20544 #20545 #20546 #20549 #20550 #20561 #20562 #20564 #20569 #20570 <text:s/>#20571 #20573 #20574 #20575 #20576 #20581 #20582 #20583 #20584 #20585 <text:s/>#20586 #20587 #20588 #20589 #20590 #20591 #20592 #20593 #20594 #20596 <text:s/>#20597 #20598 #20603 #20604 #20605 #20607 #20608 #20609 #20610 #20611 <text:s/>#20612 #20653 #20664 #21559 #21572 #21639 #21672 #21676 #21686 #21902 <text:s/>#21907 #21926 #21935 #21943 #21946 #21947 #21949 #21951 #21954 #21957 <text:s/>#21958 #21959 #21960 #21962 #21964 #21982 #21993 #22005 #22006 #22007 <text:s/>#22008 #22033 #22037 #22045 #22046 #22047 #22048 #22049 #22050 #22067 <text:s/>#22073 #22074 #22112 #22114 #22117 #22119 #22120 #22121 #22125 #22126 <text:s/>#22127 #22129 #22152 #22158 #22159 #22160 #22161 #22162 #22168 #22169 <text:s/>#22205 #22212 #22223 #22224 #22231 #22232 #22233 #22234 #22238 #22239 <text:s/>#22240 #22241 #22242 #22243 #22244 #22250 #22252 #22253 #22254 #22256 <text:s/>#22257 #22258 #22259 #22260 #22264 #22265 #22268 #22269 #22270 #22271 <text:s/>#22272 #22274 #22275 #22276 #22277 #22278 #22279 #22280</text:p>
          </table:table-cell>
          <table:table-cell table:style-name="ce4" office:value-type="string" calcext:value-type="string">
            <text:p>http://www.geonames.org/3381670</text:p>
          </table:table-cell>
          <table:table-cell table:style-name="ce4" office:value-type="string" calcext:value-type="string">
            <text:p>Guyane Française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Guyane</text:p>
            <text:p>Population: 195,506</text:p>
          </table:table-cell>
        </table:table-row>
        <table:table-row table:style-name="ro3">
          <table:table-cell table:style-name="ce1" office:value-type="string" calcext:value-type="string">
            <text:p>Guyane Française|Apatou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2527</text:p>
          </table:table-cell>
          <table:table-cell table:style-name="ce1" office:value-type="string" calcext:value-type="string">
            <text:p>Apatou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4,752</text:p>
          </table:table-cell>
        </table:table-row>
        <table:table-row table:style-name="ro3">
          <table:table-cell table:style-name="ce1" office:value-type="string" calcext:value-type="string">
            <text:p>Guyane Française|Apatou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6690686</text:p>
          </table:table-cell>
          <table:table-cell table:style-name="ce1" office:value-type="string" calcext:value-type="string">
            <text:p>Apatou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8,826</text:p>
          </table:table-cell>
        </table:table-row>
        <table:table-row table:style-name="ro2">
          <table:table-cell table:style-name="ce1" office:value-type="string" calcext:value-type="string">
            <text:p>Guyane Française|Apatou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10372233</text:p>
          </table:table-cell>
          <table:table-cell table:style-name="ce1" office:value-type="string" calcext:value-type="string">
            <text:p>Apatou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2">
          <table:table-cell table:style-name="ce4" office:value-type="string" calcext:value-type="string">
            <text:p>Guyane Française|Awala-Yalimapo</text:p>
          </table:table-cell>
          <table:table-cell table:style-name="ce12" office:value-type="string" calcext:value-type="string">
            <text:p>#1340 #2160 #14437 #22261</text:p>
          </table:table-cell>
          <table:table-cell table:style-name="ce4" office:value-type="string" calcext:value-type="string">
            <text:p>http://www.geonames.org/3382530</text:p>
          </table:table-cell>
          <table:table-cell table:style-name="ce4" office:value-type="string" calcext:value-type="string">
            <text:p>Awala-Yalimap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Guyane Française|Awala-Yalimapo</text:p>
          </table:table-cell>
          <table:table-cell table:style-name="ce12" office:value-type="string" calcext:value-type="string">
            <text:p>#1340 #2160 #14437 #22261</text:p>
          </table:table-cell>
          <table:table-cell table:style-name="ce4" office:value-type="string" calcext:value-type="string">
            <text:p>http://www.geonames.org/6690687</text:p>
          </table:table-cell>
          <table:table-cell table:style-name="ce4" office:value-type="string" calcext:value-type="string">
            <text:p>Awala-Yalimapo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1,393</text:p>
          </table:table-cell>
        </table:table-row>
        <table:table-row table:style-name="ro3">
          <table:table-cell table:style-name="ce1" office:value-type="string" calcext:value-type="string">
            <text:p>Guyane Française|Camop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2226</text:p>
          </table:table-cell>
          <table:table-cell table:style-name="ce1" office:value-type="string" calcext:value-type="string">
            <text:p>Camopi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1,295</text:p>
          </table:table-cell>
        </table:table-row>
        <table:table-row table:style-name="ro3">
          <table:table-cell table:style-name="ce1" office:value-type="string" calcext:value-type="string">
            <text:p>Guyane Française|Camop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6690688</text:p>
          </table:table-cell>
          <table:table-cell table:style-name="ce1" office:value-type="string" calcext:value-type="string">
            <text:p>Camopi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1,787</text:p>
          </table:table-cell>
        </table:table-row>
        <table:table-row table:style-name="ro2">
          <table:table-cell table:style-name="ce1" office:value-type="string" calcext:value-type="string">
            <text:p>Guyane Française|Camop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2225</text:p>
          </table:table-cell>
          <table:table-cell table:style-name="ce1" office:value-type="string" calcext:value-type="string">
            <text:p>Camopi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4">
          <table:table-cell table:style-name="ce1" office:value-type="string" calcext:value-type="string">
            <text:p>Guyane Française|Camop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11680002</text:p>
          </table:table-cell>
          <table:table-cell table:style-name="ce1" office:value-type="string" calcext:value-type="string">
            <text:p>Camopi</text:p>
          </table:table-cell>
          <table:table-cell table:style-name="ce1"/>
          <table:table-cell table:style-name="ce3" office:value-type="string" calcext:value-type="string">
            <text:p>Feature: airfield</text:p>
            <text:p>Country: Guyane</text:p>
          </table:table-cell>
        </table:table-row>
        <table:table-row table:style-name="ro3">
          <table:table-cell table:style-name="ce4" office:value-type="string" calcext:value-type="string">
            <text:p>Guyane française|Cayenne</text:p>
          </table:table-cell>
          <table:table-cell table:style-name="ce11" office:value-type="string" calcext:value-type="string">
            <text:p>#30 #184 #385 #438 #516 #540 #583 #588 #618 #687 <text:s/>#761 #1340 #1482 #1690 #1814 #1815 #1826 #1992 #1993 #1995 <text:s/>#2148 #2149 #2159 #2174 #2175 #2195 #2196 #2197 #2198 #2199 <text:s/>#2200 #2201 #2202 #2207 #2208 #2224 #2225 #2226 #2228 #2238 <text:s/>#2323 #2416 #2429 #2449 #2545 #2549 #2560 #2576 #2669 #2672 <text:s/>#2673 #2676 #2682 #2690 #2691 #2692 #2693 #2694 #2696 #2697 <text:s/>#2800 #2802 #2803 #2804 #3648 #3649 #3650 #3652 #3654 #3655 <text:s/>#3657 #3660 #3661 #3662 #3665 #3666 #3667 #3670 #3715 #3718 <text:s/>#3719 #3731 #3735 #3739 #4096 #4131 #4142 #4157 #4161 #4197 <text:s/>#4262 #4413 #4414 #4415 #4416 #4417 #4418 #4419 #4420 #4421 <text:s/>#4422 #4423 #4897 #5942 #5958 #5994 #6015 #6017 #6189 #6203 <text:s/>#6204 #6205 #6206 #6207 #6211 #6303 #6330 #6331 #6332 #6503 <text:s/>#6504 #6505 #6654 #6656 #6817 #6818 #7205 #7775 #7794 #7799 <text:s/>#8100 #8103 #9813 #9818 #9819 #10608 #10609 #10708 #12552 #12558 <text:s/>#12559 #12560 #12561 #12562 #12563 #12564 #12565 #12566 #12567 #12568 <text:s/>#12569 #12572 #12573 #12574 #12575 #12576 #12577 #12578 #12581 #12582 <text:s/>#12583 #12584 #12585 #12586 #12587 #12588 #12589 #12590 #12591 #12592 <text:s/>#12593 #12594 #12595 #12596 #12722 #12725 #12741 #12742 #12899 #13027 <text:s/>#13032 #13273 #14089 #14091 #14092 #14093 #14412 #16037 #16194 #16258 <text:s/>#16259 #20443 #20455 #20661 #22015 #22196 #22197 #22198 #22236 #22251</text:p>
          </table:table-cell>
          <table:table-cell table:style-name="ce4" office:value-type="string" calcext:value-type="string">
            <text:p>http://www.geonames.org/3382160</text:p>
          </table:table-cell>
          <table:table-cell table:style-name="ce4" office:value-type="string" calcext:value-type="string">
            <text:p>Cayenn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Guyane</text:p>
            <text:p>Admin name: Guyane</text:p>
            <text:p>Population: 61,550</text:p>
          </table:table-cell>
        </table:table-row>
        <table:table-row table:style-name="ro3">
          <table:table-cell table:style-name="ce4" office:value-type="string" calcext:value-type="string">
            <text:p>Guyane française|Cayenne</text:p>
          </table:table-cell>
          <table:table-cell table:style-name="ce11" office:value-type="string" calcext:value-type="string">
            <text:p>#30 #184 #385 #438 #516 #540 #583 #588 #618 #687 <text:s/>#761 #1340 #1482 #1690 #1814 #1815 #1826 #1992 #1993 #1995 <text:s/>#2148 #2149 #2159 #2174 #2175 #2195 #2196 #2197 #2198 #2199 <text:s/>#2200 #2201 #2202 #2207 #2208 #2224 #2225 #2226 #2228 #2238 <text:s/>#2323 #2416 #2429 #2449 #2545 #2549 #2560 #2576 #2669 #2672 <text:s/>#2673 #2676 #2682 #2690 #2691 #2692 #2693 #2694 #2696 #2697 <text:s/>#2800 #2802 #2803 #2804 #3648 #3649 #3650 #3652 #3654 #3655 <text:s/>#3657 #3660 #3661 #3662 #3665 #3666 #3667 #3670 #3715 #3718 <text:s/>#3719 #3731 #3735 #3739 #4096 #4131 #4142 #4157 #4161 #4197 <text:s/>#4262 #4413 #4414 #4415 #4416 #4417 #4418 #4419 #4420 #4421 <text:s/>#4422 #4423 #4897 #5942 #5958 #5994 #6015 #6017 #6189 #6203 <text:s/>#6204 #6205 #6206 #6207 #6211 #6303 #6330 #6331 #6332 #6503 <text:s/>#6504 #6505 #6654 #6656 #6817 #6818 #7205 #7775 #7794 #7799 <text:s/>#8100 #8103 #9813 #9818 #9819 #10608 #10609 #10708 #12552 #12558 <text:s/>#12559 #12560 #12561 #12562 #12563 #12564 #12565 #12566 #12567 #12568 <text:s/>#12569 #12572 #12573 #12574 #12575 #12576 #12577 #12578 #12581 #12582 <text:s/>#12583 #12584 #12585 #12586 #12587 #12588 #12589 #12590 #12591 #12592 <text:s/>#12593 #12594 #12595 #12596 #12722 #12725 #12741 #12742 #12899 #13027 <text:s/>#13032 #13273 #14089 #14091 #14092 #14093 #14412 #16037 #16194 #16258 <text:s/>#16259 #20443 #20455 #20661 #22015 #22196 #22197 #22198 #22236 #22251</text:p>
          </table:table-cell>
          <table:table-cell table:style-name="ce4" office:value-type="string" calcext:value-type="string">
            <text:p>http://www.geonames.org/6690689</text:p>
          </table:table-cell>
          <table:table-cell table:style-name="ce4" office:value-type="string" calcext:value-type="string">
            <text:p>Cayenn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60,580</text:p>
          </table:table-cell>
        </table:table-row>
        <table:table-row table:style-name="ro2">
          <table:table-cell table:style-name="ce1" office:value-type="string" calcext:value-type="string">
            <text:p>Guyane Française|Grand Sant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0076</text:p>
          </table:table-cell>
          <table:table-cell table:style-name="ce1" office:value-type="string" calcext:value-type="string">
            <text:p>Grand Santi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Grand Sant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1538</text:p>
          </table:table-cell>
          <table:table-cell table:style-name="ce1" office:value-type="string" calcext:value-type="string">
            <text:p>Grand-Santi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3,941</text:p>
          </table:table-cell>
        </table:table-row>
        <table:table-row table:style-name="ro3">
          <table:table-cell table:style-name="ce1" office:value-type="string" calcext:value-type="string">
            <text:p>Guyane Française|Grand Santi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6690690</text:p>
          </table:table-cell>
          <table:table-cell table:style-name="ce1" office:value-type="string" calcext:value-type="string">
            <text:p>Grand-Santi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7,428</text:p>
          </table:table-cell>
        </table:table-row>
        <table:table-row table:style-name="ro1">
          <table:table-cell table:style-name="ce4" office:value-type="string" calcext:value-type="string">
            <text:p>Guyane française|Île Nou</text:p>
          </table:table-cell>
          <table:table-cell table:style-name="ce12" office:value-type="string" calcext:value-type="string">
            <text:p>#13631 #13632 #13633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Guyane française|Îles du Salut</text:p>
          </table:table-cell>
          <table:table-cell table:style-name="ce10" office:value-type="string" calcext:value-type="string">
            <text:p>#6503 #16262</text:p>
          </table:table-cell>
          <table:table-cell table:style-name="ce1" office:value-type="string" calcext:value-type="string">
            <text:p>http://www.geonames.org/3380359</text:p>
          </table:table-cell>
          <table:table-cell table:style-name="ce1" office:value-type="string" calcext:value-type="string">
            <text:p>Îles du Salut</text:p>
          </table:table-cell>
          <table:table-cell table:style-name="ce1"/>
          <table:table-cell table:style-name="ce3" office:value-type="string" calcext:value-type="string">
            <text:p>Feature: islands</text:p>
            <text:p>Country: Guyane</text:p>
          </table:table-cell>
        </table:table-row>
        <table:table-row table:style-name="ro3">
          <table:table-cell table:style-name="ce4" office:value-type="string" calcext:value-type="string">
            <text:p>Guyane française|Iracoubo</text:p>
          </table:table-cell>
          <table:table-cell table:style-name="ce12" office:value-type="string" calcext:value-type="string">
            <text:p>#22200</text:p>
          </table:table-cell>
          <table:table-cell table:style-name="ce4" office:value-type="string" calcext:value-type="string">
            <text:p>http://www.geonames.org/3381428</text:p>
          </table:table-cell>
          <table:table-cell table:style-name="ce4" office:value-type="string" calcext:value-type="string">
            <text:p>Iracoubo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1,536</text:p>
          </table:table-cell>
        </table:table-row>
        <table:table-row table:style-name="ro3">
          <table:table-cell table:style-name="ce4" office:value-type="string" calcext:value-type="string">
            <text:p>Guyane française|Iracoubo</text:p>
          </table:table-cell>
          <table:table-cell table:style-name="ce12" office:value-type="string" calcext:value-type="string">
            <text:p>#22200</text:p>
          </table:table-cell>
          <table:table-cell table:style-name="ce4" office:value-type="string" calcext:value-type="string">
            <text:p>http://www.geonames.org/6690691</text:p>
          </table:table-cell>
          <table:table-cell table:style-name="ce4" office:value-type="string" calcext:value-type="string">
            <text:p>Iracoubo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1,825</text:p>
          </table:table-cell>
        </table:table-row>
        <table:table-row table:style-name="ro4">
          <table:table-cell table:style-name="ce4" office:value-type="string" calcext:value-type="string">
            <text:p>Guyane française|Iracoubo</text:p>
          </table:table-cell>
          <table:table-cell table:style-name="ce12" office:value-type="string" calcext:value-type="string">
            <text:p>#22200</text:p>
          </table:table-cell>
          <table:table-cell table:style-name="ce4" office:value-type="string" calcext:value-type="string">
            <text:p>http://www.geonames.org/3381427</text:p>
          </table:table-cell>
          <table:table-cell table:style-name="ce4" office:value-type="string" calcext:value-type="string">
            <text:p>Iracoubo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Guyane française|Kaw</text:p>
          </table:table-cell>
          <table:table-cell table:style-name="ce10" office:value-type="string" calcext:value-type="string">
            <text:p>#8164 #22201</text:p>
          </table:table-cell>
          <table:table-cell table:style-name="ce1" office:value-type="string" calcext:value-type="string">
            <text:p>http://www.geonames.org/3381356</text:p>
          </table:table-cell>
          <table:table-cell table:style-name="ce1" office:value-type="string" calcext:value-type="string">
            <text:p>Kaw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Guyane française|Kourou</text:p>
          </table:table-cell>
          <table:table-cell table:style-name="ce12" office:value-type="string" calcext:value-type="string">
            <text:p>#1340 #8163 #22202</text:p>
          </table:table-cell>
          <table:table-cell table:style-name="ce4" office:value-type="string" calcext:value-type="string">
            <text:p>http://www.geonames.org/3381303</text:p>
          </table:table-cell>
          <table:table-cell table:style-name="ce4" office:value-type="string" calcext:value-type="string">
            <text:p>Kourou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4,029</text:p>
          </table:table-cell>
        </table:table-row>
        <table:table-row table:style-name="ro2">
          <table:table-cell table:style-name="ce4" office:value-type="string" calcext:value-type="string">
            <text:p>Guyane française|Kourou</text:p>
          </table:table-cell>
          <table:table-cell table:style-name="ce12" office:value-type="string" calcext:value-type="string">
            <text:p>#1340 #8163 #22202</text:p>
          </table:table-cell>
          <table:table-cell table:style-name="ce4" office:value-type="string" calcext:value-type="string">
            <text:p>http://www.geonames.org/3381481</text:p>
          </table:table-cell>
          <table:table-cell table:style-name="ce4" office:value-type="string" calcext:value-type="string">
            <text:p>Kourou</text:p>
          </table:table-cell>
          <table:table-cell table:style-name="ce4"/>
          <table:table-cell table:style-name="ce5" office:value-type="string" calcext:value-type="string">
            <text:p>Feature: space center</text:p>
            <text:p>Country: Guyane</text:p>
            <text:p>Admin name: Guyane</text:p>
          </table:table-cell>
        </table:table-row>
        <table:table-row table:style-name="ro4">
          <table:table-cell table:style-name="ce4" office:value-type="string" calcext:value-type="string">
            <text:p>Guyane française|Kourou</text:p>
          </table:table-cell>
          <table:table-cell table:style-name="ce12" office:value-type="string" calcext:value-type="string">
            <text:p>#1340 #8163 #22202</text:p>
          </table:table-cell>
          <table:table-cell table:style-name="ce4" office:value-type="string" calcext:value-type="string">
            <text:p>http://www.geonames.org/3381302</text:p>
          </table:table-cell>
          <table:table-cell table:style-name="ce4" office:value-type="string" calcext:value-type="string">
            <text:p>Kourou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3">
          <table:table-cell table:style-name="ce4" office:value-type="string" calcext:value-type="string">
            <text:p>Guyane française|Kourou</text:p>
          </table:table-cell>
          <table:table-cell table:style-name="ce12" office:value-type="string" calcext:value-type="string">
            <text:p>#1340 #8163 #22202</text:p>
          </table:table-cell>
          <table:table-cell table:style-name="ce4" office:value-type="string" calcext:value-type="string">
            <text:p>http://www.geonames.org/6690692</text:p>
          </table:table-cell>
          <table:table-cell table:style-name="ce4" office:value-type="string" calcext:value-type="string">
            <text:p>Kourou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26,522</text:p>
          </table:table-cell>
        </table:table-row>
        <table:table-row table:style-name="ro3">
          <table:table-cell table:style-name="ce1" office:value-type="string" calcext:value-type="string">
            <text:p>Guyane Française|Macouria</text:p>
          </table:table-cell>
          <table:table-cell table:style-name="ce10" office:value-type="string" calcext:value-type="string">
            <text:p>#1340 #4131 #22203</text:p>
          </table:table-cell>
          <table:table-cell table:style-name="ce1" office:value-type="string" calcext:value-type="string">
            <text:p>http://www.geonames.org/3381117</text:p>
          </table:table-cell>
          <table:table-cell table:style-name="ce1" office:value-type="string" calcext:value-type="string">
            <text:p>Macou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8,773</text:p>
          </table:table-cell>
        </table:table-row>
        <table:table-row table:style-name="ro3">
          <table:table-cell table:style-name="ce1" office:value-type="string" calcext:value-type="string">
            <text:p>Guyane Française|Macouria</text:p>
          </table:table-cell>
          <table:table-cell table:style-name="ce10" office:value-type="string" calcext:value-type="string">
            <text:p>#1340 #4131 #22203</text:p>
          </table:table-cell>
          <table:table-cell table:style-name="ce1" office:value-type="string" calcext:value-type="string">
            <text:p>http://www.geonames.org/6690693</text:p>
          </table:table-cell>
          <table:table-cell table:style-name="ce1" office:value-type="string" calcext:value-type="string">
            <text:p>Macouria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12,804</text:p>
          </table:table-cell>
        </table:table-row>
        <table:table-row table:style-name="ro3">
          <table:table-cell table:style-name="ce4" office:value-type="string" calcext:value-type="string">
            <text:p>Guyane française|Mana</text:p>
          </table:table-cell>
          <table:table-cell table:style-name="ce11" office:value-type="string" calcext:value-type="string">
            <text:p>#1340 #2695 #4074 #4075 #4076 #4077 #4078 #4080 #4198 #4200 <text:s/>#4409 #6015 #6644 #16204 #16205 #16278 #16279 #22194 #22204</text:p>
          </table:table-cell>
          <table:table-cell table:style-name="ce4" office:value-type="string" calcext:value-type="string">
            <text:p>http://www.geonames.org/6690694</text:p>
          </table:table-cell>
          <table:table-cell table:style-name="ce4" office:value-type="string" calcext:value-type="string">
            <text:p>Mana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10,566</text:p>
          </table:table-cell>
        </table:table-row>
        <table:table-row table:style-name="ro3">
          <table:table-cell table:style-name="ce4" office:value-type="string" calcext:value-type="string">
            <text:p>Guyane française|Mana</text:p>
          </table:table-cell>
          <table:table-cell table:style-name="ce11" office:value-type="string" calcext:value-type="string">
            <text:p>#1340 #2695 #4074 #4075 #4076 #4077 #4078 #4080 #4198 #4200 <text:s/>#4409 #6015 #6644 #16204 #16205 #16278 #16279 #22194 #22204</text:p>
          </table:table-cell>
          <table:table-cell table:style-name="ce4" office:value-type="string" calcext:value-type="string">
            <text:p>http://www.geonames.org/3381041</text:p>
          </table:table-cell>
          <table:table-cell table:style-name="ce4" office:value-type="string" calcext:value-type="string">
            <text:p>Mana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5,885</text:p>
          </table:table-cell>
        </table:table-row>
        <table:table-row table:style-name="ro4">
          <table:table-cell table:style-name="ce4" office:value-type="string" calcext:value-type="string">
            <text:p>Guyane française|Mana</text:p>
          </table:table-cell>
          <table:table-cell table:style-name="ce11" office:value-type="string" calcext:value-type="string">
            <text:p>#1340 #2695 #4074 #4075 #4076 #4077 #4078 #4080 #4198 #4200 <text:s/>#4409 #6015 #6644 #16204 #16205 #16278 #16279 #22194 #22204</text:p>
          </table:table-cell>
          <table:table-cell table:style-name="ce4" office:value-type="string" calcext:value-type="string">
            <text:p>http://www.geonames.org/3381038</text:p>
          </table:table-cell>
          <table:table-cell table:style-name="ce4" office:value-type="string" calcext:value-type="string">
            <text:p>Mana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Guyane Française|Maripasoula</text:p>
          </table:table-cell>
          <table:table-cell table:style-name="ce10" office:value-type="string" calcext:value-type="string">
            <text:p>#1340 #14285</text:p>
          </table:table-cell>
          <table:table-cell table:style-name="ce1" office:value-type="string" calcext:value-type="string">
            <text:p>http://www.geonames.org/3380994</text:p>
          </table:table-cell>
          <table:table-cell table:style-name="ce1" office:value-type="string" calcext:value-type="string">
            <text:p>Maripasoula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Maripasoula</text:p>
          </table:table-cell>
          <table:table-cell table:style-name="ce10" office:value-type="string" calcext:value-type="string">
            <text:p>#1340 #14285</text:p>
          </table:table-cell>
          <table:table-cell table:style-name="ce1" office:value-type="string" calcext:value-type="string">
            <text:p>http://www.geonames.org/6690695</text:p>
          </table:table-cell>
          <table:table-cell table:style-name="ce1" office:value-type="string" calcext:value-type="string">
            <text:p>Maripasoula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12,798</text:p>
          </table:table-cell>
        </table:table-row>
        <table:table-row table:style-name="ro3">
          <table:table-cell table:style-name="ce4" office:value-type="string" calcext:value-type="string">
            <text:p>Guyane Française|Matoury</text:p>
          </table:table-cell>
          <table:table-cell table:style-name="ce12" office:value-type="string" calcext:value-type="string">
            <text:p>#1340 #22211</text:p>
          </table:table-cell>
          <table:table-cell table:style-name="ce4" office:value-type="string" calcext:value-type="string">
            <text:p>http://www.geonames.org/3380965</text:p>
          </table:table-cell>
          <table:table-cell table:style-name="ce4" office:value-type="string" calcext:value-type="string">
            <text:p>Matoury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6,350</text:p>
          </table:table-cell>
        </table:table-row>
        <table:table-row table:style-name="ro3">
          <table:table-cell table:style-name="ce4" office:value-type="string" calcext:value-type="string">
            <text:p>Guyane Française|Matoury</text:p>
          </table:table-cell>
          <table:table-cell table:style-name="ce12" office:value-type="string" calcext:value-type="string">
            <text:p>#1340 #22211</text:p>
          </table:table-cell>
          <table:table-cell table:style-name="ce4" office:value-type="string" calcext:value-type="string">
            <text:p>http://www.geonames.org/6690696</text:p>
          </table:table-cell>
          <table:table-cell table:style-name="ce4" office:value-type="string" calcext:value-type="string">
            <text:p>Matoury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32,440</text:p>
          </table:table-cell>
        </table:table-row>
        <table:table-row table:style-name="ro1">
          <table:table-cell table:style-name="ce1" office:value-type="string" calcext:value-type="string">
            <text:p>Guyane française|Monjoly</text:p>
          </table:table-cell>
          <table:table-cell table:style-name="ce10" office:value-type="string" calcext:value-type="string">
            <text:p>#6329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Guyane française|Montsinéry-Tonnegrande</text:p>
          </table:table-cell>
          <table:table-cell table:style-name="ce12" office:value-type="string" calcext:value-type="string">
            <text:p>#22206 #22210</text:p>
          </table:table-cell>
          <table:table-cell table:style-name="ce4" office:value-type="string" calcext:value-type="string">
            <text:p>http://www.geonames.org/3380889</text:p>
          </table:table-cell>
          <table:table-cell table:style-name="ce4" office:value-type="string" calcext:value-type="string">
            <text:p>Montsinéry-Tonnegrand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Guyane française|Montsinéry-Tonnegrande</text:p>
          </table:table-cell>
          <table:table-cell table:style-name="ce12" office:value-type="string" calcext:value-type="string">
            <text:p>#22206 #22210</text:p>
          </table:table-cell>
          <table:table-cell table:style-name="ce4" office:value-type="string" calcext:value-type="string">
            <text:p>http://www.geonames.org/6690697</text:p>
          </table:table-cell>
          <table:table-cell table:style-name="ce4" office:value-type="string" calcext:value-type="string">
            <text:p>Montsinéry-Tonnegrand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2,530</text:p>
          </table:table-cell>
        </table:table-row>
        <table:table-row table:style-name="ro2">
          <table:table-cell table:style-name="ce1" office:value-type="string" calcext:value-type="string">
            <text:p>Guyane Française|Ouanary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3380796</text:p>
          </table:table-cell>
          <table:table-cell table:style-name="ce1" office:value-type="string" calcext:value-type="string">
            <text:p>Ouanar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Ouanary</text:p>
          </table:table-cell>
          <table:table-cell table:style-name="ce10" office:value-type="string" calcext:value-type="string">
            <text:p>#1340</text:p>
          </table:table-cell>
          <table:table-cell table:style-name="ce1" office:value-type="string" calcext:value-type="string">
            <text:p>http://www.geonames.org/6690698</text:p>
          </table:table-cell>
          <table:table-cell table:style-name="ce1" office:value-type="string" calcext:value-type="string">
            <text:p>Ouanary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182</text:p>
          </table:table-cell>
        </table:table-row>
        <table:table-row table:style-name="ro2">
          <table:table-cell table:style-name="ce4" office:value-type="string" calcext:value-type="string">
            <text:p>Guyane Française|Papaïchton</text:p>
          </table:table-cell>
          <table:table-cell table:style-name="ce12" office:value-type="string" calcext:value-type="string">
            <text:p>#1340 #2000</text:p>
          </table:table-cell>
          <table:table-cell table:style-name="ce4" office:value-type="string" calcext:value-type="string">
            <text:p>http://www.geonames.org/3380743</text:p>
          </table:table-cell>
          <table:table-cell table:style-name="ce4" office:value-type="string" calcext:value-type="string">
            <text:p>Papaïchto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Guyane Française|Papaïchton</text:p>
          </table:table-cell>
          <table:table-cell table:style-name="ce12" office:value-type="string" calcext:value-type="string">
            <text:p>#1340 #2000</text:p>
          </table:table-cell>
          <table:table-cell table:style-name="ce4" office:value-type="string" calcext:value-type="string">
            <text:p>http://www.geonames.org/6690699</text:p>
          </table:table-cell>
          <table:table-cell table:style-name="ce4" office:value-type="string" calcext:value-type="string">
            <text:p>Papaichto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8,034</text:p>
          </table:table-cell>
        </table:table-row>
        <table:table-row table:style-name="ro2">
          <table:table-cell table:style-name="ce1" office:value-type="string" calcext:value-type="string">
            <text:p>Guyane Française|Régina</text:p>
          </table:table-cell>
          <table:table-cell table:style-name="ce10" office:value-type="string" calcext:value-type="string">
            <text:p>#1340 #22195</text:p>
          </table:table-cell>
          <table:table-cell table:style-name="ce1" office:value-type="string" calcext:value-type="string">
            <text:p>http://www.geonames.org/3380523</text:p>
          </table:table-cell>
          <table:table-cell table:style-name="ce1" office:value-type="string" calcext:value-type="string">
            <text:p>Régina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Régina</text:p>
          </table:table-cell>
          <table:table-cell table:style-name="ce10" office:value-type="string" calcext:value-type="string">
            <text:p>#1340 #22195</text:p>
          </table:table-cell>
          <table:table-cell table:style-name="ce1" office:value-type="string" calcext:value-type="string">
            <text:p>http://www.geonames.org/6690700</text:p>
          </table:table-cell>
          <table:table-cell table:style-name="ce1" office:value-type="string" calcext:value-type="string">
            <text:p>Régina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911</text:p>
          </table:table-cell>
        </table:table-row>
        <table:table-row table:style-name="ro2">
          <table:table-cell table:style-name="ce4" office:value-type="string" calcext:value-type="string">
            <text:p>Guyane française|Rémire</text:p>
          </table:table-cell>
          <table:table-cell table:style-name="ce12" office:value-type="string" calcext:value-type="string">
            <text:p>#589 #6324 #6325 #6327 #11338</text:p>
          </table:table-cell>
          <table:table-cell table:style-name="ce4" office:value-type="string" calcext:value-type="string">
            <text:p>http://www.geonames.org/3380520</text:p>
          </table:table-cell>
          <table:table-cell table:style-name="ce4" office:value-type="string" calcext:value-type="string">
            <text:p>Rémire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Remire-Montjoly</text:p>
          </table:table-cell>
          <table:table-cell table:style-name="ce10" office:value-type="string" calcext:value-type="string">
            <text:p>#1340 #22199</text:p>
          </table:table-cell>
          <table:table-cell table:style-name="ce1" office:value-type="string" calcext:value-type="string">
            <text:p>http://www.geonames.org/6690701</text:p>
          </table:table-cell>
          <table:table-cell table:style-name="ce1" office:value-type="string" calcext:value-type="string">
            <text:p>Remire-Montjoly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25,711</text:p>
          </table:table-cell>
        </table:table-row>
        <table:table-row table:style-name="ro3">
          <table:table-cell table:style-name="ce1" office:value-type="string" calcext:value-type="string">
            <text:p>Guyane Française|Remire-Montjoly</text:p>
          </table:table-cell>
          <table:table-cell table:style-name="ce10" office:value-type="string" calcext:value-type="string">
            <text:p>#1340 #22199</text:p>
          </table:table-cell>
          <table:table-cell table:style-name="ce1" office:value-type="string" calcext:value-type="string">
            <text:p>http://www.geonames.org/3380892</text:p>
          </table:table-cell>
          <table:table-cell table:style-name="ce1" office:value-type="string" calcext:value-type="string">
            <text:p>Rémire-Montjol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19,029</text:p>
          </table:table-cell>
        </table:table-row>
        <table:table-row table:style-name="ro3">
          <table:table-cell table:style-name="ce4" office:value-type="string" calcext:value-type="string">
            <text:p>Guyane Française|Roura</text:p>
          </table:table-cell>
          <table:table-cell table:style-name="ce12" office:value-type="string" calcext:value-type="string">
            <text:p>#1340 #22208</text:p>
          </table:table-cell>
          <table:table-cell table:style-name="ce4" office:value-type="string" calcext:value-type="string">
            <text:p>http://www.geonames.org/3380450</text:p>
          </table:table-cell>
          <table:table-cell table:style-name="ce4" office:value-type="string" calcext:value-type="string">
            <text:p>Roura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,229</text:p>
          </table:table-cell>
        </table:table-row>
        <table:table-row table:style-name="ro3">
          <table:table-cell table:style-name="ce4" office:value-type="string" calcext:value-type="string">
            <text:p>Guyane Française|Roura</text:p>
          </table:table-cell>
          <table:table-cell table:style-name="ce12" office:value-type="string" calcext:value-type="string">
            <text:p>#1340 #22208</text:p>
          </table:table-cell>
          <table:table-cell table:style-name="ce4" office:value-type="string" calcext:value-type="string">
            <text:p>http://www.geonames.org/6690702</text:p>
          </table:table-cell>
          <table:table-cell table:style-name="ce4" office:value-type="string" calcext:value-type="string">
            <text:p>Roura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3,899</text:p>
          </table:table-cell>
        </table:table-row>
        <table:table-row table:style-name="ro2">
          <table:table-cell table:style-name="ce1" office:value-type="string" calcext:value-type="string">
            <text:p>Guyane française|Saint-Elie</text:p>
          </table:table-cell>
          <table:table-cell table:style-name="ce13" office:value-type="string" calcext:value-type="string">
            <text:p>#1340 #8099 #8103 #8120 #11851 #11852 #11855 #11856 #11857 #11859 <text:s/>#11865 #11904 #11906 #11907 #11909 #11910 #11911 #11912 #11913 #11931 <text:s/>#11933 #11934</text:p>
          </table:table-cell>
          <table:table-cell table:style-name="ce1" office:value-type="string" calcext:value-type="string">
            <text:p>http://www.geonames.org/3380415</text:p>
          </table:table-cell>
          <table:table-cell table:style-name="ce1" office:value-type="string" calcext:value-type="string">
            <text:p>Saint-Eli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Saint-Elie</text:p>
          </table:table-cell>
          <table:table-cell table:style-name="ce13" office:value-type="string" calcext:value-type="string">
            <text:p>#1340 #8099 #8103 #8120 #11851 #11852 #11855 #11856 #11857 #11859 <text:s/>#11865 #11904 #11906 #11907 #11909 #11910 #11911 #11912 #11913 #11931 <text:s/>#11933 #11934</text:p>
          </table:table-cell>
          <table:table-cell table:style-name="ce1" office:value-type="string" calcext:value-type="string">
            <text:p>http://www.geonames.org/6690703</text:p>
          </table:table-cell>
          <table:table-cell table:style-name="ce1" office:value-type="string" calcext:value-type="string">
            <text:p>Saint-Éli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147</text:p>
          </table:table-cell>
        </table:table-row>
        <table:table-row table:style-name="ro3">
          <table:table-cell table:style-name="ce4" office:value-type="string" calcext:value-type="string">
            <text:p>Guyane française|Saint-Georges</text:p>
          </table:table-cell>
          <table:table-cell table:style-name="ce12" office:value-type="string" calcext:value-type="string">
            <text:p>#342 #22207</text:p>
          </table:table-cell>
          <table:table-cell table:style-name="ce4" office:value-type="string" calcext:value-type="string">
            <text:p>http://www.geonames.org/3380402</text:p>
          </table:table-cell>
          <table:table-cell table:style-name="ce4" office:value-type="string" calcext:value-type="string">
            <text:p>Saint-Georges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,742</text:p>
          </table:table-cell>
        </table:table-row>
        <table:table-row table:style-name="ro3">
          <table:table-cell table:style-name="ce4" office:value-type="string" calcext:value-type="string">
            <text:p>Guyane française|Saint-Georges</text:p>
          </table:table-cell>
          <table:table-cell table:style-name="ce12" office:value-type="string" calcext:value-type="string">
            <text:p>#342 #22207</text:p>
          </table:table-cell>
          <table:table-cell table:style-name="ce4" office:value-type="string" calcext:value-type="string">
            <text:p>http://www.geonames.org/6690704</text:p>
          </table:table-cell>
          <table:table-cell table:style-name="ce4" office:value-type="string" calcext:value-type="string">
            <text:p>Saint-George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4,076</text:p>
          </table:table-cell>
        </table:table-row>
        <table:table-row table:style-name="ro2">
          <table:table-cell table:style-name="ce4" office:value-type="string" calcext:value-type="string">
            <text:p>Guyane française|Saint-Georges</text:p>
          </table:table-cell>
          <table:table-cell table:style-name="ce12" office:value-type="string" calcext:value-type="string">
            <text:p>#342 #22207</text:p>
          </table:table-cell>
          <table:table-cell table:style-name="ce4" office:value-type="string" calcext:value-type="string">
            <text:p>http://www.geonames.org/3411099</text:p>
          </table:table-cell>
          <table:table-cell table:style-name="ce4" office:value-type="string" calcext:value-type="string">
            <text:p>Saint Georg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Guyane française|Saint-Jean du Maroni</text:p>
          </table:table-cell>
          <table:table-cell table:style-name="ce10" office:value-type="string" calcext:value-type="string">
            <text:p>#2218 #10611 #10612 #10613 #1362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Guyane Française|Saint-Laurent du Maroni</text:p>
          </table:table-cell>
          <table:table-cell table:style-name="ce12" office:value-type="string" calcext:value-type="string">
            <text:p>#1340</text:p>
          </table:table-cell>
          <table:table-cell table:style-name="ce4" office:value-type="string" calcext:value-type="string">
            <text:p>http://www.geonames.org/3380387</text:p>
          </table:table-cell>
          <table:table-cell table:style-name="ce4" office:value-type="string" calcext:value-type="string">
            <text:p>Saint-Laurent-du-Maroni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Guyane</text:p>
            <text:p>Admin name: Guyane</text:p>
            <text:p>Population: 24,287</text:p>
          </table:table-cell>
        </table:table-row>
        <table:table-row table:style-name="ro3">
          <table:table-cell table:style-name="ce4" office:value-type="string" calcext:value-type="string">
            <text:p>Guyane Française|Saint-Laurent du Maroni</text:p>
          </table:table-cell>
          <table:table-cell table:style-name="ce12" office:value-type="string" calcext:value-type="string">
            <text:p>#1340</text:p>
          </table:table-cell>
          <table:table-cell table:style-name="ce4" office:value-type="string" calcext:value-type="string">
            <text:p>http://www.geonames.org/6690705</text:p>
          </table:table-cell>
          <table:table-cell table:style-name="ce4" office:value-type="string" calcext:value-type="string">
            <text:p>Saint-Laurent-du-Maroni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43,799</text:p>
          </table:table-cell>
        </table:table-row>
        <table:table-row table:style-name="ro1">
          <table:table-cell table:style-name="ce1" office:value-type="string" calcext:value-type="string">
            <text:p>Guyane Française|Saint-Laurent-de-Maroni</text:p>
          </table:table-cell>
          <table:table-cell table:style-name="ce10" office:value-type="string" calcext:value-type="string">
            <text:p>#3506 #22143 #22147 #22148 #22149 #22150 #22247 #22255 #22263 #22273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Guyane française|Saint-Laurent-du-Maroni</text:p>
          </table:table-cell>
          <table:table-cell table:style-name="ce11" office:value-type="string" calcext:value-type="string">
            <text:p>#459 #792 #899 #2681 #4106 #4203 #6201 #6313 #6316 #6317 <text:s/>#6644 #6646 #6648 #6649 #6650 #6651 #6652 #6653 #6657 #6819 <text:s/>#8100 #8108 #8109 #8221 #8222 #8223 #8224 #8225 #8226 #8227 <text:s/>#8228 #8229 #8230 #8231 #8232 #8233 #8234 #8235 #8236 #8237 <text:s/>#8238 #8239 #8240 #8241 #8242 #8243 #8244 #8245 #8246 #8247 <text:s/>#8248 #8249 #8250 #8251 #8252 #8253 #8254 #8255 #8256 #8257 <text:s/>#8258 #8259 #8260 #8261 #8262 #8263 #8264 #8265 #8266 #8267 <text:s/>#8268 #8269 #8270 #8271 #8272 #8273 #8274 #8275 #8276 #8277 <text:s/>#8278 #8279 #8280 #8281 #8282 #8283 #8284 #8285 #8286 #8287 <text:s/>#8288 #8289 #8290 #8291 #8292 #8293 #8294 #8295 #8296 #8297 <text:s/>#8298 #8299 #8300 #8301 #8302 #8303 #8304 #8305 #8306 #8307 <text:s/>#8308 #8309 #8310 #8311 #8312 #8313 #8314 #8315 #8316 #8317 <text:s/>#8318 #8319 #8320 #8321 #8322 #8323 #8324 #8325 #8326 #8327 <text:s/>#8328 #8329 #8330 #8331 #8332 #8333 #8334 #8335 #8336 #8337 <text:s/>#8338 #8339 #8340 #8341 #8342 #8343 #8344 #8345 #8346 #8347 <text:s/>#8348 #8349 #8350 #8351 #8352 #8353 #8354 #8355 #8356 #8357 <text:s/>#8358 #8359 #8360 #8361 #8362 #8363 #8364 #8365 #8366 #8367 <text:s/>#8368 #8369 #8370 #8371 #8372 #8373 #8374 #8375 #8376 #8377 <text:s/>#8378 #8379 #8380 #8381 #8382 #8383 #8384 #8385 #8386 #8387 <text:s/>#8388 #8389 #8390 #8391 #8392 #8393 #8394 #8395 #8396 #8397 <text:s/>#8398 #8399 #8400 #8401 #8402 #8403 #8404 #8405 #8406 #8407 <text:s/>#8408 #8409 #8410 #8411 #8412 #8413 #8414 #8415 #8416 #8417 <text:s/>#8418 #8419 #8420 #8421 #8422 #8423 #8424 #8425 #8426 #8427 <text:s/>#8428 #8429 #8430 #8431 #8432 #8433 #8434 #8435 #8436 #8437 <text:s/>#8438 #8439 #8440 #8441 #8442 #8443 #8444 #8445 #8446 #8447 <text:s/>#8448 #8449 #8450 #8451 #8452 #8453 #8454 #8455 #8456 #8457 <text:s/>#8458 #8459 #8460 #8461 #8462 #8463 #8464 #8465 #8466 #8467 <text:s/>#8468 #8469 #8470 #8471 #8472 #8473 #8474 #8475 #8476 #8477 <text:s/>#8478 #8479 #8480 #8481 #8482 #8483 #8484 #8485 #8486 #8487 <text:s/>#8488 #8489 #8490 #8491 #8492 #8493 #8494 #8495 #8496 #8497 <text:s/>#8498 #8499 #8500 #8501 #8502 #8503 #8504 #8505 #8506 #8507 <text:s/>#8508 #8509 #8510 #8511 #8512 #8513 #8514 #8515 #8516 #8517 <text:s/>#8518 #8519 #8520 #8521 #8522 #8523 #8524 #8525 #8526 #8527 <text:s/>#8528 #8529 #8530 #8531 #8532 #8533 #8534 #8535 #8536 #8537 <text:s/>#8538 #8539 #8540 #8541 #8542 #8543 #8544 #8545 #8546 #8547 <text:s/>#8548 #8549 #8550 #8551 #8552 #8553 #8554 #8555 #8556 #8557 <text:s/>#8558 #8559 #8560 #8561 #8562 #8563 #8564 #8565 #8566 #8567 <text:s/>#8568 #8569 #8570 #8571 #8572 #8573 #8574 #8575 #8576 #8577 <text:s/>#8578 #8579 #8580 #8581 #8582 #8583 #8584 #8585 #8586 #8587 <text:s/>#8588 #8589 #8590 #8591 #8592 #8593 #8594 #8595 #8596 #8597 <text:s/>#8598 #8599 #8600 #8601 #8602 #8603 #8604 #8605 #8606 #8607 <text:s/>#8608 #8609 #8610 #8611 #8612 #8613 #8614 #8615 #8616 #8617 <text:s/>#8618 #8619 #8620 #8621 #8622 #8623 #8624 #8625 #8626 #8627 <text:s/>#8628 #8629 #8630 #8631 #8632 #8633 #8634 #8635 #8636 #8637 <text:s/>#8638 #8639 #8640 #8641 #8642 #8643 #8644 #8645 #8646 #8647 <text:s/>#8648 #8649 #8650 #8651 #8652 #8653 #8654 #8655 #8656 #8657 <text:s/>#8658 #8659 #8660 #8661 #8662 #8663 #8664 #8665 #8666 #8667 <text:s/>#8668 #8669 #8670 #8671 #8672 #8673 #8674 #8675 #8676 #8677 <text:s/>#8678 #8679 #8680 #8681 #8682 #8683 #8684 #8685 #8686 #8687 <text:s/>#8688 #8689 #8690 #8691 #8692 #8693 #8694 #8695 #8696 #8697 <text:s/>#8698 #8699 #8700 #8701 #8702 #8703 #8704 #8705 #8706 #8707 <text:s/>#8708 #8709 #8710 #8711 #8712 #8713 #8714 #8715 #8716 #8717 <text:s/>#8718 #8719 #8720 #8721 #8722 #8723 #8724 #8725 #8726 #8727 <text:s/>#8728 #8729 #8730 #8731 #8732 #8733 #8734 #8735 #8736 #8737 <text:s/>#8738 #8739 #8740 #8741 #8742 #8743 #8744 #8745 #8746 #8747 <text:s/>#8748 #8749 #8750 #8751 #8752 #8753 #8754 #8755 #8756 #8757 <text:s/>#8758 #8759 #8760 #8761 #8762 #8763 #8764 #8765 #8766 #8767 <text:s/>#8768 #8769 #8770 #8771 #8772 #8773 #8774 #8775 #8776 #8777 <text:s/>#8778 #8779 #8780 #8781 #8782 #8783 #8784 #8785 #8786 #8787 <text:s/>#8788 #8789 #8790 #8791 #8792 #8793 #8794 #8795 #8796 #8797 <text:s/>#8798 #8799 #8800 #8801 #8802 #8803 #8804 #8805 #8806 #8807 <text:s/>#8808 #8809 #8810 #8811 #8812 #8813 #8814 #8815 #8816 #8817 <text:s/>#8818 #8819 #8820 #8821 #8822 #8823 #8824 #8825 #8826 #8827 <text:s/>#8828 #8829 #8830 #8831 #8832 #8833 #8834 #8835 #8836 #8837 <text:s/>#8838 #8839 #8840 #8841 #8842 #8843 #8844 #8845 #8846 #8847 <text:s/>#8848 #8849 #8850 #8851 #8852 #8853 #8854 #8855 #8856 #8857 <text:s/>#8858 #8859 #8860 #8861 #8862 #8863 #8864 #8865 #8866 #8867 <text:s/>#8868 #8869 #8870 #8871 #8872 #8873 #8874 #8875 #8876 #8877 <text:s/>#8878 #8879 #8880 #8881 #8882 #8883 #8884 #8885 #8886 #8887 <text:s/>#8888 #8889 #8890 #8891 #8892 #8893 #8894 #8895 #8896 #8897 <text:s/>#8898 #8899 #8900 #8901 #8902 #8903 #8904 #8905 #8906 #8907 <text:s/>#8908 #8909 #8910 #8911 #8912 #8913 #8914 #8915 #8916 #8917 <text:s/>#8918 #8919 #8920 #8921 #8922 #8923 #8924 #8925 #8926 #8927 <text:s/>#8928 #8929 #8930 #8931 #8932 #8933 #8934 #8935 #8936 #8937 <text:s/>#8938 #8939 #8940 #8941 #8942 #8943 #8944 #8945 #8946 #8947 <text:s/>#8948 #8949 #8950 #8951 #8952 #8953 #8954 #8955 #8956 #8957 <text:s/>#8958 #8959 #8960 #8961 #8962 #8963 #8964 #8965 #8966 #8967 <text:s/>#8968 #8969 #8970 #8971 #8972 #8973 #8974 #8975 #8976 #8977 <text:s/>#8978 #8979 #8980 #8981 #8982 #8983 #8984 #8985 #8986 #8987 <text:s/>#8988 #8989 #8990 #8991 #8992 #8993 #8994 #8995 #8996 #8997 <text:s/>#8998 #8999 #9000 #9001 #9002 #9003 #9004 #9005 #9006 #9007 <text:s/>#9008 #9009 #9010 #9011 #9012 #9013 #9014 #9015 #9016 #9017 <text:s/>#9018 #9019 #9020 #9021 #9022 #9023 #9024 #9025 #9026 #9027 <text:s/>#9028 #9029 #9030 #9031 #9032 #9033 #9034 #9035 #9036 #9037 <text:s/>#9038 #9039 #9040 #9041 #9042 #9043 #9044 #9045 #9046 #9047 <text:s/>#9048 #9049 #9050 #9051 #9052 #9053 #9054 #9055 #9056 #9057 <text:s/>#9058 #9059 #9060 #9061 #9062 #9063 #9064 #9065 #9066 #9067 <text:s/>#9068 #9069 #9070 #9071 #9072 #9073 #9074 #9075 #9076 #9077 <text:s/>#9078 #9079 #9080 #9081 #9082 #9083 #9084 #9085 #9086 #9087 <text:s/>#9088 #9089 #9090 #9091 #9092 #9093 #9094 #9095 #9096 #9097 <text:s/>#9098 #9099 #9100 #9101 #9102 #9103 #9104 #9105 #9106 #9107 <text:s/>#9108 #9109 #9110 #9111 #9112 #9113 #9114 #9115 #9116 #9117 <text:s/>#9118 #9119 #9120 #9121 #9122 #9123 #9124 #9125 #9126 #9127 <text:s/>#9128 #9129 #9130 #9131 #9132 #9133 #9134 #9135 #9136 #9137 <text:s/>#9138 #9139 #9140 #9141 #9142 #9143 #9144 #9145 #9146 #9147 <text:s/>#9148 #9149 #9150 #9151 #9152 #9153 #9154 #9155 #9156 #9157 <text:s/>#9158 #9159 #9160 #9161 #9162 #9163 #9164 #9165 #9166 #9167 <text:s/>#9168 #9169 #9170 #9171 #9172 #9173 #9174 #9175 #9176 #9177 <text:s/>#9178 #9179 #9180 #9181 #9182 #9183 #9184 #9185 #9186 #9187 <text:s/>#9188 #9189 #9190 #9191 #9192 #9193 #9194 #9195 #9196 #9197 <text:s/>#9198 #9199 #9200 #9201 #9202 #9203 #9204 #9205 #9206 #9207 <text:s/>#9208 #9209 #9210 #9211 #9212 #9213 #9214 #9215 #9216 #9217 <text:s/>#9218 #9219 #9220 #9221 #9222 #9223 #9224 #9225 #9226 #9227 <text:s/>#9228 #9229 #9230 #9231 #9232 #9233 #9234 #9235 #9236 #9237 <text:s/>#9238 #9239 #9240 #9241 #9242 #9243 #9244 #9245 #9246 #9247 <text:s/>#9248 #9249 #9250 #9251 #9252 #9253 #9254 #9255 #9256 #9257 <text:s/>#9258 #9259 #9260 #9261 #9262 #9263 #9264 #9265 #9266 #9267 <text:s/>#9268 #9269 #9270 #9271 #9272 #9273 #9274 #9275 #9276 #9277 <text:s/>#9278 #9279 #9280 #9281 #9282 #9283 #9284 #9285 #9286 #9287 <text:s/>#9288 #9289 #9290 #9291 #9292 #9293 #9294 #9295 #9296 #9297 <text:s/>#9298 #9299 #9300 #9301 #9302 #9303 #9304 #9305 #9306 #9307 <text:s/>#9308 #9309 #9310 #9311 #9312 #9313 #9314 #9315 #9316 #9317 <text:s/>#9318 #9319 #9320 #9322 #9323 #9324 #9325 #9326 #9327 #9328 <text:s/>#9329 #9330 #9331 #9332 #9333 #9334 #9335 #9336 #9337 #9338 <text:s/>#9339 #9340 #9341 #9342 #9343 #9344 #9345 #9346 #9347 #9348 <text:s/>#9349 #9350 #9351 #9352 #9353 #9354 #9355 #9356 #9357 #9358 <text:s/>#9359 #9360 #9361 #9362 #9363 #9364 #9365 #9366 #9367 #9368 <text:s/>#9369 #9370 #9371 #9372 #9373 #9374 #9375 #9376 #9377 #9378 <text:s/>#9379 #9380 #9381 #9382 #9383 #9384 #9385 #9386 #9387 #9388 <text:s/>#9389 #9390 #9391 #9392 #9393 #9394 #9395 #9396 #9397 #9398 <text:s/>#9399 #9400 #9401 #9402 #9403 #9404 #9405 #9406 #9407 #9408 <text:s/>#9409 #9410 #9411 #9412 #9413 #9414 #9415 #9416 #9417 #9418 <text:s/>#9419 #9420 #9421 #9422 #9423 #9424 #9425 #9426 #9427 #9428 <text:s/>#9429 #9430 #9431 #9432 #9433 #9434 #9435 #9436 #9437 #9438 <text:s/>#9439 #9440 #9441 #9442 #9443 #9444 #9445 #9446 #9447 #9448 <text:s/>#9449 #9450 #9451 #9452 #9453 #9454 #9455 #9456 #9457 #9458 <text:s/>#9459 #9460 #9461 #9462 #9463 #9464 #9465 #9466 #9467 #9468 <text:s/>#9469 #9470 #9471 #9472 #9473 #9474 #9475 #9476 #9477 #9478 <text:s/>#9479 #9480 #9481 #9482 #9483 #9484 #9485 #9486 #9487 #9488 <text:s/>#9489 #9490 #9491 #9492 #9493 #9494 #9495 #9496 #9497 #9498 <text:s/>#9499 #9500 #9501 #9502 #9503 #9504 #9505 #9506 #9507 #9508 <text:s/>#9509 #9510 #9511 #9512 #9513 #9514 #9515 #9516 #9517 #9518 <text:s/>#9519 #9520 #9521 #9522 #9523 #9524 #9525 #9526 #9527 #9528 <text:s/>#9529 #9530 #9531 #9532 #9533 #9534 #9535 #9536 #9537 #9538 <text:s/>#9539 #9540 #9541 #9542 #9543 #9544 #9545 #9546 #9547 #9548 <text:s/>#9549 #9550 #9551 #9552 #9553 #9554 #9555 #9556 #9557 #9558 <text:s/>#9559 #9560 #9561 #9562 #9563 #9564 #9565 #9566 #9567 #9568 <text:s/>#9569 #9570 #9571 #9572 #9573 #9574 #9575 #9576 #9577 #9578 <text:s/>#9579 #9580 #9581 #9582 #9583 #9584 #9585 #9586 #9587 #9588 <text:s/>#9589 #9590 #9591 #9592 #9593 #9594 #9595 #9596 #9597 #9598 <text:s/>#9599 #9600 #9601 #9602 #9603 #9604 #9605 #9606 #9607 #9608 <text:s/>#9609 #9610 #9611 #9612 #9613 #9614 #9615 #9616 #9617 #9618 <text:s/>#9619 #9620 #9621 #9622 #9623 #9624 #9625 #9626 #9627 #9628 <text:s/>#9629 #9630 #9631 #9632 #9633 #9634 #9635 #9636 #9637 #9638 <text:s/>#9639 #9640 #9641 #9642 #9643 #9644 #9645 #9646 #9647 #9648 <text:s/>#9649 #9650 #9651 #9652 #9653 #9654 #9655 #9656 #9657 #9658 <text:s/>#9659 #9660 #9661 #9662 #9663 #9664 #9665 #9666 #9667 #9668 <text:s/>#9669 #9670 #9671 #9672 #9673 #9674 #9675 #9676 #9677 #9678 <text:s/>#9679 #9680 #9681 #9682 #9683 #9684 #9685 #9686 #9687 #9688 <text:s/>#9689 #9690 #9691 #9692 #9693 #9694 #9695 #9696 #9697 #9698 <text:s/>#9699 #9700 #9701 #9702 #9703 #9704 #9705 #9706 #9707 #9708 <text:s/>#9709 #9710 #9711 #9712 #9713 #9714 #9715 #9716 #9717 #9718 <text:s/>#9719 #9720 #9721 #9722 #9723 #9724 #9725 #9726 #9727 #9728 <text:s/>#9729 #9730 #9731 #9732 #9733 #9734 #9735 #9736 #9737 #9738 <text:s/>#9739 #9740 #9741 #9742 #9743 #9744 #9745 #9746 #9747 #9748 <text:s/>#9749 #9750 #9751 #9752 #9753 #9754 #9755 #9756 #9757 #9758 <text:s/>#9759 #9760 #9761 #9762 #9763 #9764 #9765 #9766 #9767 #9768 <text:s/>#9769 #9770 #9771 #9772 #9773 #9774 #9775 #9776 #9777 #9778 <text:s/>#9779 #9780 #9781 #9782 #9783 #9784 #9785 #9861 #10610</text:p>
          </table:table-cell>
          <table:table-cell table:style-name="ce4" office:value-type="string" calcext:value-type="string">
            <text:p>http://www.geonames.org/3380387</text:p>
          </table:table-cell>
          <table:table-cell table:style-name="ce4" office:value-type="string" calcext:value-type="string">
            <text:p>Saint-Laurent-du-Maroni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Guyane</text:p>
            <text:p>Admin name: Guyane</text:p>
            <text:p>Population: 24,287</text:p>
          </table:table-cell>
        </table:table-row>
        <table:table-row table:style-name="ro3">
          <table:table-cell table:style-name="ce4" office:value-type="string" calcext:value-type="string">
            <text:p>Guyane française|Saint-Laurent-du-Maroni</text:p>
          </table:table-cell>
          <table:table-cell table:style-name="ce11" office:value-type="string" calcext:value-type="string">
            <text:p>#459 #792 #899 #2681 #4106 #4203 #6201 #6313 #6316 #6317 <text:s/>#6644 #6646 #6648 #6649 #6650 #6651 #6652 #6653 #6657 #6819 <text:s/>#8100 #8108 #8109 #8221 #8222 #8223 #8224 #8225 #8226 #8227 <text:s/>#8228 #8229 #8230 #8231 #8232 #8233 #8234 #8235 #8236 #8237 <text:s/>#8238 #8239 #8240 #8241 #8242 #8243 #8244 #8245 #8246 #8247 <text:s/>#8248 #8249 #8250 #8251 #8252 #8253 #8254 #8255 #8256 #8257 <text:s/>#8258 #8259 #8260 #8261 #8262 #8263 #8264 #8265 #8266 #8267 <text:s/>#8268 #8269 #8270 #8271 #8272 #8273 #8274 #8275 #8276 #8277 <text:s/>#8278 #8279 #8280 #8281 #8282 #8283 #8284 #8285 #8286 #8287 <text:s/>#8288 #8289 #8290 #8291 #8292 #8293 #8294 #8295 #8296 #8297 <text:s/>#8298 #8299 #8300 #8301 #8302 #8303 #8304 #8305 #8306 #8307 <text:s/>#8308 #8309 #8310 #8311 #8312 #8313 #8314 #8315 #8316 #8317 <text:s/>#8318 #8319 #8320 #8321 #8322 #8323 #8324 #8325 #8326 #8327 <text:s/>#8328 #8329 #8330 #8331 #8332 #8333 #8334 #8335 #8336 #8337 <text:s/>#8338 #8339 #8340 #8341 #8342 #8343 #8344 #8345 #8346 #8347 <text:s/>#8348 #8349 #8350 #8351 #8352 #8353 #8354 #8355 #8356 #8357 <text:s/>#8358 #8359 #8360 #8361 #8362 #8363 #8364 #8365 #8366 #8367 <text:s/>#8368 #8369 #8370 #8371 #8372 #8373 #8374 #8375 #8376 #8377 <text:s/>#8378 #8379 #8380 #8381 #8382 #8383 #8384 #8385 #8386 #8387 <text:s/>#8388 #8389 #8390 #8391 #8392 #8393 #8394 #8395 #8396 #8397 <text:s/>#8398 #8399 #8400 #8401 #8402 #8403 #8404 #8405 #8406 #8407 <text:s/>#8408 #8409 #8410 #8411 #8412 #8413 #8414 #8415 #8416 #8417 <text:s/>#8418 #8419 #8420 #8421 #8422 #8423 #8424 #8425 #8426 #8427 <text:s/>#8428 #8429 #8430 #8431 #8432 #8433 #8434 #8435 #8436 #8437 <text:s/>#8438 #8439 #8440 #8441 #8442 #8443 #8444 #8445 #8446 #8447 <text:s/>#8448 #8449 #8450 #8451 #8452 #8453 #8454 #8455 #8456 #8457 <text:s/>#8458 #8459 #8460 #8461 #8462 #8463 #8464 #8465 #8466 #8467 <text:s/>#8468 #8469 #8470 #8471 #8472 #8473 #8474 #8475 #8476 #8477 <text:s/>#8478 #8479 #8480 #8481 #8482 #8483 #8484 #8485 #8486 #8487 <text:s/>#8488 #8489 #8490 #8491 #8492 #8493 #8494 #8495 #8496 #8497 <text:s/>#8498 #8499 #8500 #8501 #8502 #8503 #8504 #8505 #8506 #8507 <text:s/>#8508 #8509 #8510 #8511 #8512 #8513 #8514 #8515 #8516 #8517 <text:s/>#8518 #8519 #8520 #8521 #8522 #8523 #8524 #8525 #8526 #8527 <text:s/>#8528 #8529 #8530 #8531 #8532 #8533 #8534 #8535 #8536 #8537 <text:s/>#8538 #8539 #8540 #8541 #8542 #8543 #8544 #8545 #8546 #8547 <text:s/>#8548 #8549 #8550 #8551 #8552 #8553 #8554 #8555 #8556 #8557 <text:s/>#8558 #8559 #8560 #8561 #8562 #8563 #8564 #8565 #8566 #8567 <text:s/>#8568 #8569 #8570 #8571 #8572 #8573 #8574 #8575 #8576 #8577 <text:s/>#8578 #8579 #8580 #8581 #8582 #8583 #8584 #8585 #8586 #8587 <text:s/>#8588 #8589 #8590 #8591 #8592 #8593 #8594 #8595 #8596 #8597 <text:s/>#8598 #8599 #8600 #8601 #8602 #8603 #8604 #8605 #8606 #8607 <text:s/>#8608 #8609 #8610 #8611 #8612 #8613 #8614 #8615 #8616 #8617 <text:s/>#8618 #8619 #8620 #8621 #8622 #8623 #8624 #8625 #8626 #8627 <text:s/>#8628 #8629 #8630 #8631 #8632 #8633 #8634 #8635 #8636 #8637 <text:s/>#8638 #8639 #8640 #8641 #8642 #8643 #8644 #8645 #8646 #8647 <text:s/>#8648 #8649 #8650 #8651 #8652 #8653 #8654 #8655 #8656 #8657 <text:s/>#8658 #8659 #8660 #8661 #8662 #8663 #8664 #8665 #8666 #8667 <text:s/>#8668 #8669 #8670 #8671 #8672 #8673 #8674 #8675 #8676 #8677 <text:s/>#8678 #8679 #8680 #8681 #8682 #8683 #8684 #8685 #8686 #8687 <text:s/>#8688 #8689 #8690 #8691 #8692 #8693 #8694 #8695 #8696 #8697 <text:s/>#8698 #8699 #8700 #8701 #8702 #8703 #8704 #8705 #8706 #8707 <text:s/>#8708 #8709 #8710 #8711 #8712 #8713 #8714 #8715 #8716 #8717 <text:s/>#8718 #8719 #8720 #8721 #8722 #8723 #8724 #8725 #8726 #8727 <text:s/>#8728 #8729 #8730 #8731 #8732 #8733 #8734 #8735 #8736 #8737 <text:s/>#8738 #8739 #8740 #8741 #8742 #8743 #8744 #8745 #8746 #8747 <text:s/>#8748 #8749 #8750 #8751 #8752 #8753 #8754 #8755 #8756 #8757 <text:s/>#8758 #8759 #8760 #8761 #8762 #8763 #8764 #8765 #8766 #8767 <text:s/>#8768 #8769 #8770 #8771 #8772 #8773 #8774 #8775 #8776 #8777 <text:s/>#8778 #8779 #8780 #8781 #8782 #8783 #8784 #8785 #8786 #8787 <text:s/>#8788 #8789 #8790 #8791 #8792 #8793 #8794 #8795 #8796 #8797 <text:s/>#8798 #8799 #8800 #8801 #8802 #8803 #8804 #8805 #8806 #8807 <text:s/>#8808 #8809 #8810 #8811 #8812 #8813 #8814 #8815 #8816 #8817 <text:s/>#8818 #8819 #8820 #8821 #8822 #8823 #8824 #8825 #8826 #8827 <text:s/>#8828 #8829 #8830 #8831 #8832 #8833 #8834 #8835 #8836 #8837 <text:s/>#8838 #8839 #8840 #8841 #8842 #8843 #8844 #8845 #8846 #8847 <text:s/>#8848 #8849 #8850 #8851 #8852 #8853 #8854 #8855 #8856 #8857 <text:s/>#8858 #8859 #8860 #8861 #8862 #8863 #8864 #8865 #8866 #8867 <text:s/>#8868 #8869 #8870 #8871 #8872 #8873 #8874 #8875 #8876 #8877 <text:s/>#8878 #8879 #8880 #8881 #8882 #8883 #8884 #8885 #8886 #8887 <text:s/>#8888 #8889 #8890 #8891 #8892 #8893 #8894 #8895 #8896 #8897 <text:s/>#8898 #8899 #8900 #8901 #8902 #8903 #8904 #8905 #8906 #8907 <text:s/>#8908 #8909 #8910 #8911 #8912 #8913 #8914 #8915 #8916 #8917 <text:s/>#8918 #8919 #8920 #8921 #8922 #8923 #8924 #8925 #8926 #8927 <text:s/>#8928 #8929 #8930 #8931 #8932 #8933 #8934 #8935 #8936 #8937 <text:s/>#8938 #8939 #8940 #8941 #8942 #8943 #8944 #8945 #8946 #8947 <text:s/>#8948 #8949 #8950 #8951 #8952 #8953 #8954 #8955 #8956 #8957 <text:s/>#8958 #8959 #8960 #8961 #8962 #8963 #8964 #8965 #8966 #8967 <text:s/>#8968 #8969 #8970 #8971 #8972 #8973 #8974 #8975 #8976 #8977 <text:s/>#8978 #8979 #8980 #8981 #8982 #8983 #8984 #8985 #8986 #8987 <text:s/>#8988 #8989 #8990 #8991 #8992 #8993 #8994 #8995 #8996 #8997 <text:s/>#8998 #8999 #9000 #9001 #9002 #9003 #9004 #9005 #9006 #9007 <text:s/>#9008 #9009 #9010 #9011 #9012 #9013 #9014 #9015 #9016 #9017 <text:s/>#9018 #9019 #9020 #9021 #9022 #9023 #9024 #9025 #9026 #9027 <text:s/>#9028 #9029 #9030 #9031 #9032 #9033 #9034 #9035 #9036 #9037 <text:s/>#9038 #9039 #9040 #9041 #9042 #9043 #9044 #9045 #9046 #9047 <text:s/>#9048 #9049 #9050 #9051 #9052 #9053 #9054 #9055 #9056 #9057 <text:s/>#9058 #9059 #9060 #9061 #9062 #9063 #9064 #9065 #9066 #9067 <text:s/>#9068 #9069 #9070 #9071 #9072 #9073 #9074 #9075 #9076 #9077 <text:s/>#9078 #9079 #9080 #9081 #9082 #9083 #9084 #9085 #9086 #9087 <text:s/>#9088 #9089 #9090 #9091 #9092 #9093 #9094 #9095 #9096 #9097 <text:s/>#9098 #9099 #9100 #9101 #9102 #9103 #9104 #9105 #9106 #9107 <text:s/>#9108 #9109 #9110 #9111 #9112 #9113 #9114 #9115 #9116 #9117 <text:s/>#9118 #9119 #9120 #9121 #9122 #9123 #9124 #9125 #9126 #9127 <text:s/>#9128 #9129 #9130 #9131 #9132 #9133 #9134 #9135 #9136 #9137 <text:s/>#9138 #9139 #9140 #9141 #9142 #9143 #9144 #9145 #9146 #9147 <text:s/>#9148 #9149 #9150 #9151 #9152 #9153 #9154 #9155 #9156 #9157 <text:s/>#9158 #9159 #9160 #9161 #9162 #9163 #9164 #9165 #9166 #9167 <text:s/>#9168 #9169 #9170 #9171 #9172 #9173 #9174 #9175 #9176 #9177 <text:s/>#9178 #9179 #9180 #9181 #9182 #9183 #9184 #9185 #9186 #9187 <text:s/>#9188 #9189 #9190 #9191 #9192 #9193 #9194 #9195 #9196 #9197 <text:s/>#9198 #9199 #9200 #9201 #9202 #9203 #9204 #9205 #9206 #9207 <text:s/>#9208 #9209 #9210 #9211 #9212 #9213 #9214 #9215 #9216 #9217 <text:s/>#9218 #9219 #9220 #9221 #9222 #9223 #9224 #9225 #9226 #9227 <text:s/>#9228 #9229 #9230 #9231 #9232 #9233 #9234 #9235 #9236 #9237 <text:s/>#9238 #9239 #9240 #9241 #9242 #9243 #9244 #9245 #9246 #9247 <text:s/>#9248 #9249 #9250 #9251 #9252 #9253 #9254 #9255 #9256 #9257 <text:s/>#9258 #9259 #9260 #9261 #9262 #9263 #9264 #9265 #9266 #9267 <text:s/>#9268 #9269 #9270 #9271 #9272 #9273 #9274 #9275 #9276 #9277 <text:s/>#9278 #9279 #9280 #9281 #9282 #9283 #9284 #9285 #9286 #9287 <text:s/>#9288 #9289 #9290 #9291 #9292 #9293 #9294 #9295 #9296 #9297 <text:s/>#9298 #9299 #9300 #9301 #9302 #9303 #9304 #9305 #9306 #9307 <text:s/>#9308 #9309 #9310 #9311 #9312 #9313 #9314 #9315 #9316 #9317 <text:s/>#9318 #9319 #9320 #9322 #9323 #9324 #9325 #9326 #9327 #9328 <text:s/>#9329 #9330 #9331 #9332 #9333 #9334 #9335 #9336 #9337 #9338 <text:s/>#9339 #9340 #9341 #9342 #9343 #9344 #9345 #9346 #9347 #9348 <text:s/>#9349 #9350 #9351 #9352 #9353 #9354 #9355 #9356 #9357 #9358 <text:s/>#9359 #9360 #9361 #9362 #9363 #9364 #9365 #9366 #9367 #9368 <text:s/>#9369 #9370 #9371 #9372 #9373 #9374 #9375 #9376 #9377 #9378 <text:s/>#9379 #9380 #9381 #9382 #9383 #9384 #9385 #9386 #9387 #9388 <text:s/>#9389 #9390 #9391 #9392 #9393 #9394 #9395 #9396 #9397 #9398 <text:s/>#9399 #9400 #9401 #9402 #9403 #9404 #9405 #9406 #9407 #9408 <text:s/>#9409 #9410 #9411 #9412 #9413 #9414 #9415 #9416 #9417 #9418 <text:s/>#9419 #9420 #9421 #9422 #9423 #9424 #9425 #9426 #9427 #9428 <text:s/>#9429 #9430 #9431 #9432 #9433 #9434 #9435 #9436 #9437 #9438 <text:s/>#9439 #9440 #9441 #9442 #9443 #9444 #9445 #9446 #9447 #9448 <text:s/>#9449 #9450 #9451 #9452 #9453 #9454 #9455 #9456 #9457 #9458 <text:s/>#9459 #9460 #9461 #9462 #9463 #9464 #9465 #9466 #9467 #9468 <text:s/>#9469 #9470 #9471 #9472 #9473 #9474 #9475 #9476 #9477 #9478 <text:s/>#9479 #9480 #9481 #9482 #9483 #9484 #9485 #9486 #9487 #9488 <text:s/>#9489 #9490 #9491 #9492 #9493 #9494 #9495 #9496 #9497 #9498 <text:s/>#9499 #9500 #9501 #9502 #9503 #9504 #9505 #9506 #9507 #9508 <text:s/>#9509 #9510 #9511 #9512 #9513 #9514 #9515 #9516 #9517 #9518 <text:s/>#9519 #9520 #9521 #9522 #9523 #9524 #9525 #9526 #9527 #9528 <text:s/>#9529 #9530 #9531 #9532 #9533 #9534 #9535 #9536 #9537 #9538 <text:s/>#9539 #9540 #9541 #9542 #9543 #9544 #9545 #9546 #9547 #9548 <text:s/>#9549 #9550 #9551 #9552 #9553 #9554 #9555 #9556 #9557 #9558 <text:s/>#9559 #9560 #9561 #9562 #9563 #9564 #9565 #9566 #9567 #9568 <text:s/>#9569 #9570 #9571 #9572 #9573 #9574 #9575 #9576 #9577 #9578 <text:s/>#9579 #9580 #9581 #9582 #9583 #9584 #9585 #9586 #9587 #9588 <text:s/>#9589 #9590 #9591 #9592 #9593 #9594 #9595 #9596 #9597 #9598 <text:s/>#9599 #9600 #9601 #9602 #9603 #9604 #9605 #9606 #9607 #9608 <text:s/>#9609 #9610 #9611 #9612 #9613 #9614 #9615 #9616 #9617 #9618 <text:s/>#9619 #9620 #9621 #9622 #9623 #9624 #9625 #9626 #9627 #9628 <text:s/>#9629 #9630 #9631 #9632 #9633 #9634 #9635 #9636 #9637 #9638 <text:s/>#9639 #9640 #9641 #9642 #9643 #9644 #9645 #9646 #9647 #9648 <text:s/>#9649 #9650 #9651 #9652 #9653 #9654 #9655 #9656 #9657 #9658 <text:s/>#9659 #9660 #9661 #9662 #9663 #9664 #9665 #9666 #9667 #9668 <text:s/>#9669 #9670 #9671 #9672 #9673 #9674 #9675 #9676 #9677 #9678 <text:s/>#9679 #9680 #9681 #9682 #9683 #9684 #9685 #9686 #9687 #9688 <text:s/>#9689 #9690 #9691 #9692 #9693 #9694 #9695 #9696 #9697 #9698 <text:s/>#9699 #9700 #9701 #9702 #9703 #9704 #9705 #9706 #9707 #9708 <text:s/>#9709 #9710 #9711 #9712 #9713 #9714 #9715 #9716 #9717 #9718 <text:s/>#9719 #9720 #9721 #9722 #9723 #9724 #9725 #9726 #9727 #9728 <text:s/>#9729 #9730 #9731 #9732 #9733 #9734 #9735 #9736 #9737 #9738 <text:s/>#9739 #9740 #9741 #9742 #9743 #9744 #9745 #9746 #9747 #9748 <text:s/>#9749 #9750 #9751 #9752 #9753 #9754 #9755 #9756 #9757 #9758 <text:s/>#9759 #9760 #9761 #9762 #9763 #9764 #9765 #9766 #9767 #9768 <text:s/>#9769 #9770 #9771 #9772 #9773 #9774 #9775 #9776 #9777 #9778 <text:s/>#9779 #9780 #9781 #9782 #9783 #9784 #9785 #9861 #10610</text:p>
          </table:table-cell>
          <table:table-cell table:style-name="ce4" office:value-type="string" calcext:value-type="string">
            <text:p>http://www.geonames.org/6690705</text:p>
          </table:table-cell>
          <table:table-cell table:style-name="ce4" office:value-type="string" calcext:value-type="string">
            <text:p>Saint-Laurent-du-Maroni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43,799</text:p>
          </table:table-cell>
        </table:table-row>
        <table:table-row table:style-name="ro2">
          <table:table-cell table:style-name="ce1" office:value-type="string" calcext:value-type="string">
            <text:p>Guyane française|Saint-Louis</text:p>
          </table:table-cell>
          <table:table-cell table:style-name="ce10" office:value-type="string" calcext:value-type="string">
            <text:p>#693</text:p>
          </table:table-cell>
          <table:table-cell table:style-name="ce1" office:value-type="string" calcext:value-type="string">
            <text:p>http://www.geonames.org/3380384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2">
          <table:table-cell table:style-name="ce1" office:value-type="string" calcext:value-type="string">
            <text:p>Guyane française|Saint-Louis</text:p>
          </table:table-cell>
          <table:table-cell table:style-name="ce10" office:value-type="string" calcext:value-type="string">
            <text:p>#693</text:p>
          </table:table-cell>
          <table:table-cell table:style-name="ce1" office:value-type="string" calcext:value-type="string">
            <text:p>http://www.geonames.org/3380383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2">
          <table:table-cell table:style-name="ce4" office:value-type="string" calcext:value-type="string">
            <text:p>Guyane Française|Saul</text:p>
          </table:table-cell>
          <table:table-cell table:style-name="ce12" office:value-type="string" calcext:value-type="string">
            <text:p>#1340 #11903</text:p>
          </table:table-cell>
          <table:table-cell table:style-name="ce4" office:value-type="string" calcext:value-type="string">
            <text:p>http://www.geonames.org/3380341</text:p>
          </table:table-cell>
          <table:table-cell table:style-name="ce4" office:value-type="string" calcext:value-type="string">
            <text:p>Sau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Guyane Française|Saul</text:p>
          </table:table-cell>
          <table:table-cell table:style-name="ce12" office:value-type="string" calcext:value-type="string">
            <text:p>#1340 #11903</text:p>
          </table:table-cell>
          <table:table-cell table:style-name="ce4" office:value-type="string" calcext:value-type="string">
            <text:p>http://www.geonames.org/6690706</text:p>
          </table:table-cell>
          <table:table-cell table:style-name="ce4" office:value-type="string" calcext:value-type="string">
            <text:p>Saül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151</text:p>
          </table:table-cell>
        </table:table-row>
        <table:table-row table:style-name="ro3">
          <table:table-cell table:style-name="ce1" office:value-type="string" calcext:value-type="string">
            <text:p>Guyane française|Sinnamary</text:p>
          </table:table-cell>
          <table:table-cell table:style-name="ce13" office:value-type="string" calcext:value-type="string">
            <text:p>#672 #1340 #1993 #2203 #2229 #2233 #2578 #3368 #4158 #6017 <text:s/>#6211 #22209</text:p>
          </table:table-cell>
          <table:table-cell table:style-name="ce1" office:value-type="string" calcext:value-type="string">
            <text:p>http://www.geonames.org/3380290</text:p>
          </table:table-cell>
          <table:table-cell table:style-name="ce1" office:value-type="string" calcext:value-type="string">
            <text:p>Sinnamary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  <text:p>Population: 3,180</text:p>
          </table:table-cell>
        </table:table-row>
        <table:table-row table:style-name="ro2">
          <table:table-cell table:style-name="ce1" office:value-type="string" calcext:value-type="string">
            <text:p>Guyane française|Sinnamary</text:p>
          </table:table-cell>
          <table:table-cell table:style-name="ce13" office:value-type="string" calcext:value-type="string">
            <text:p>#672 #1340 #1993 #2203 #2229 #2233 #2578 #3368 #4158 #6017 <text:s/>#6211 #22209</text:p>
          </table:table-cell>
          <table:table-cell table:style-name="ce1" office:value-type="string" calcext:value-type="string">
            <text:p>http://www.geonames.org/3380291</text:p>
          </table:table-cell>
          <table:table-cell table:style-name="ce1" office:value-type="string" calcext:value-type="string">
            <text:p>Sinnamary</text:p>
          </table:table-cell>
          <table:table-cell table:style-name="ce1"/>
          <table:table-cell table:style-name="ce3" office:value-type="string" calcext:value-type="string">
            <text:p>Feature: abandoned airfield</text:p>
            <text:p>Country: Guyane</text:p>
            <text:p>Admin name: Guyane</text:p>
          </table:table-cell>
        </table:table-row>
        <table:table-row table:style-name="ro3">
          <table:table-cell table:style-name="ce1" office:value-type="string" calcext:value-type="string">
            <text:p>Guyane française|Sinnamary</text:p>
          </table:table-cell>
          <table:table-cell table:style-name="ce13" office:value-type="string" calcext:value-type="string">
            <text:p>#672 #1340 #1993 #2203 #2229 #2233 #2578 #3368 #4158 #6017 <text:s/>#6211 #22209</text:p>
          </table:table-cell>
          <table:table-cell table:style-name="ce1" office:value-type="string" calcext:value-type="string">
            <text:p>http://www.geonames.org/6690707</text:p>
          </table:table-cell>
          <table:table-cell table:style-name="ce1" office:value-type="string" calcext:value-type="string">
            <text:p>Sinnamary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Guyane</text:p>
            <text:p>Admin name: Guyane</text:p>
            <text:p>Population: 2,943</text:p>
          </table:table-cell>
        </table:table-row>
        <table:table-row table:style-name="ro2">
          <table:table-cell table:style-name="ce4" office:value-type="string" calcext:value-type="string">
            <text:p>Guyane Française|Tonnegrande</text:p>
          </table:table-cell>
          <table:table-cell table:style-name="ce12" office:value-type="string" calcext:value-type="string">
            <text:p>#1340</text:p>
          </table:table-cell>
          <table:table-cell table:style-name="ce4" office:value-type="string" calcext:value-type="string">
            <text:p>http://www.geonames.org/3380167</text:p>
          </table:table-cell>
          <table:table-cell table:style-name="ce4" office:value-type="string" calcext:value-type="string">
            <text:p>Tonnegrand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Guyane hollandaise</text:p>
          </table:table-cell>
          <table:table-cell table:style-name="ce13" office:value-type="string" calcext:value-type="string">
            <text:p>#1549 #1553 #1556 #1559 #1572 #1573 #1688 #1748 #1750 #1835 <text:s/>#1836 #1858 #1859 #1860 #1861 #1862 #1863 #1864 #1865 #1866 <text:s/>#2289 #2319 #3562 #3744 #4022 #4119 #4120 #4251 #4271 #4372 <text:s/>#4378 #4391 #4395 #4402 #5244 #5245 #6190 #6222 #6517 #6645 <text:s/>#6801 #9806 #9808 #10616 #10617 #10618 #10709 #11937 #2158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Guyane indépendante</text:p>
          </table:table-cell>
          <table:table-cell table:style-name="ce12" office:value-type="string" calcext:value-type="string">
            <text:p>#256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uyane portugaise</text:p>
          </table:table-cell>
          <table:table-cell table:style-name="ce10" office:value-type="string" calcext:value-type="string">
            <text:p>#1859 #1860 #1861 #1862 #1863 #1864 #2755 #4022 #4267 #5877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Guyane vénézuélienne</text:p>
          </table:table-cell>
          <table:table-cell table:style-name="ce12" office:value-type="string" calcext:value-type="string">
            <text:p>#1193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Guyanes</text:p>
          </table:table-cell>
          <table:table-cell table:style-name="ce13" office:value-type="string" calcext:value-type="string">
            <text:p>#224 #1555 #1571 #1572 #1573 #1680 #1681 #1682 #1683 #1689 <text:s/>#1690 #1692 #1699 #1701 #1707 #1708 #1712 #1720 #1721 #1724 <text:s/>#1727 #1728 #1729 #1738 #1746 #1793 #1805 #1810 #1815 #1817 <text:s/>#1820 #1823 #1824 #1830 #1837 #1841 #1842 #1844 #1845 #1846 <text:s/>#1856 #1866 #1868 #1881 #1887 #1893 #1901 #1903 #1913 #2169 <text:s/>#2304 #3558 #4035 #4037 #4061 #4126 #4146 #4170 #4239 #4240 <text:s/>#4242 #4243 #4245 #4246 #4254 #4271 #4370 #4399 #5223 #5348 <text:s/>#5349 #6222 #6476 #6760 #6801 #13161 #13617 #13624 #13625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Habitation Beauregard</text:p>
          </table:table-cell>
          <table:table-cell table:style-name="ce12" office:value-type="string" calcext:value-type="string">
            <text:p>#1133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Habitation Isnard</text:p>
          </table:table-cell>
          <table:table-cell table:style-name="ce10" office:value-type="string" calcext:value-type="string">
            <text:p>#290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Habitation La Jamaïque</text:p>
          </table:table-cell>
          <table:table-cell table:style-name="ce12" office:value-type="string" calcext:value-type="string">
            <text:p>#5968 #5969 #5970 #5971 #5972 #5973 #597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Habitation Loyola</text:p>
          </table:table-cell>
          <table:table-cell table:style-name="ce10" office:value-type="string" calcext:value-type="string">
            <text:p>#1146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Haïti</text:p>
          </table:table-cell>
          <table:table-cell table:style-name="ce11" office:value-type="string" calcext:value-type="string">
            <text:p>#34 #40 #43 #50 #57 #77 #80 #88 #120 #124 <text:s/>#138 #186 #192 #215 #219 #242 #245 #247 #250 #252 <text:s/>#264 #268 #277 #282 #284 #293 #300 #312 #348 #379 <text:s/>#400 #469 #474 #489 #499 #522 #533 #543 #545 #549 <text:s/>#564 #579 #597 #614 #629 #649 #653 #655 #658 #674 <text:s/>#686 #698 #707 #708 #721 #725 #754 #774 #781 #801 <text:s/>#807 #810 #819 #829 #830 #832 #834 #848 #866 #894 <text:s/>#907 #910 #1048 #1070 #1120 #1127 #1175 #1188 #1200 #1223 <text:s/>#1276 #1316 #1345 #1348 #1359 #1415 #1532 #1534 #1562 #1737 <text:s/>#1973 #1978 #1994 #2004 #2058 #2085 #2086 #2087 #2088 #2185 <text:s/>#2427 #2438 #2439 #2441 #2443 #2450 #2451 #2452 #2453 #2454 <text:s/>#2455 #2456 #2458 #2459 #2460 #2461 #2462 #2463 #2464 #2465 <text:s/>#2466 #2467 #2468 #2469 #2470 #2471 #2472 #2500 #2797 #2810 <text:s/>#2813 #2821 #2837 #3215 #3243 #3270 #3272 #3281 #3283 #3284 <text:s/>#3287 #3288 #3289 #3290 #3291 #3292 #3293 #3294 #3295 #3296 <text:s/>#3297 #3333 #3338 #3342 #3349 #3354 #3357 #3358 #3359 #3372 <text:s/>#3373 #3374 #3375 #3376 #3377 #3378 #3379 #3380 #3385 #3389 <text:s/>#3390 #3394 #3398 #3403 #3404 #3405 #3406 #3407 #3408 #3411 <text:s/>#3413 #3414 #3415 #3416 #3417 #3418 #3420 #3421 #3422 #3423 <text:s/>#3424 #3425 #3426 #3427 #3428 #3429 #3431 #3434 #3435 #3436 <text:s/>#3439 #3441 #3443 #3451 #3452 #3454 #3455 #3456 #3457 #3463 <text:s/>#3464 #3468 #3471 #3472 #3473 #3477 #3478 #3481 #3483 #3489 <text:s/>#3492 #3512 #3513 #3515 #3518 #3523 #3524 #3525 #3530 #3539 <text:s/>#3542 #3543 #3571 #3572 #3606 #3607 #3608 #3609 #4073 #4118 <text:s/>#4155 #5076 #5092 #5099 #5111 #5116 #5123 #5279 #5303 #5907 <text:s/>#5917 #5927 #6925 #7056 #7057 #7058 #7059 #7062 #7063 #7064 <text:s/>#7065 #7066 #7067 #7070 #7071 #7072 #7073 #7074 #7075 #7076 <text:s/>#7077 #7078 #7079 #7080 #7081 #7082 #7083 #7084 #7085 #7086 <text:s/>#7087 #7088 #7089 #7090 #7091 #7092 #7093 #7095 #7097 #7098 <text:s/>#7099 #7100 #7101 #7102 #7103 #7104 #7105 #7106 #7107 #7108 <text:s/>#7109 #7110 #7111 #7112 #7114 #7115 #7116 #7118 #7119 #7120 <text:s/>#7121 #7122 #7123 #7125 #7126 #7127 #7128 #7129 #7130 #7131 <text:s/>#7132 #7133 #7134 #7135 #7136 #7137 #7138 #7139 #7140 #7142 <text:s/>#7143 #7144 #7145 #7147 #7148 #7149 #7151 #7152 #7153 #7155 <text:s/>#7156 #7160 #7161 #7162 #7164 #7165 #7166 #7168 #7169 #7170 <text:s/>#7171 #7172 #7173 #7174 #7175 #7176 #7177 #7179 #7180 #7181 <text:s/>#7182 #7195 #7244 #7245 #7246 #7247 #7248 #7249 #7250 #7251 <text:s/>#7252 #7253 #7254 #7255 #7256 #7257 #7258 #7268 #7501 #7502 <text:s/>#7503 #7504 #7505 #7506 #7507 #7508 #7509 #7510 #7511 #7512 <text:s/>#7513 #7514 #7515 #7516 #7517 #7518 #7519 #7520 #7521 #7522 <text:s/>#7523 #7524 #7525 #7526 #7527 #7528 #7529 #7530 #7531 #7532 <text:s/>#7533 #7534 #7535 #7536 #7537 #7538 #7539 #7540 #7541 #7542 <text:s/>#7543 #7544 #7545 #7546 #7547 #7548 #7549 #7622 #7628 #7630 <text:s/>#7647 #7649 #7663 #7696 #7697 #7698 #7702 #7703 #7704 #7706 <text:s/>#7707 #7708 #7710 #7711 #7713 #7716 #7717 #7718 #7719 #7721 <text:s/>#7744 #7753 #7760 #7761 #7764 #7765 #7767 #7768 #7772 #7882 <text:s/>#7965 #7992 #8014 #8035 #8080 #9788 #9800 #9801 #9802 #9912 <text:s/>#9915 #9916 #10012 #10262 #10263 #10264 #10265 #10266 #10267 #10268 <text:s/>#10332 #10352 #10378 #10709 #10739 #10740 #10756 #10770 #10771 #10832 <text:s/>#11268 #11269 #11270 #11271 #11277 #11279 #11282 #11291 #11292 #11306 <text:s/>#11308 #11309 #11324 #11334 #11388 #11396 #11418 #11437 #11445 #11461 <text:s/>#11469 #11470 #11471 #11473 #11485 #11494 #11496 #12029 #12030 #12031 <text:s/>#12034 #12035 #12036 #12037 #12115 #12158 #12159 #12523 #12532 #12535 <text:s/>#12615 #12725 #12730 #12754 #12821 #12848 #12864 #12876 #12918 #12920 <text:s/>#12921 #12922 #13020 #13021 #13022 #13023 #13077 #13099 #13100 #13110 <text:s/>#13117 #13124 #13125 #13126 #13127 #13129 #13130 #13132 #13153 #13154 <text:s/>#13155 #13156 #13157 #13158 #13159 #13164 #13165 #13171 #13172 #13173 <text:s/>#13174 #13175 #13176 #13177 #13178 #13179 #13180 #13202 #13203 #13204 <text:s/>#13205 #13206 #13207 #13208 #13209 #13210 #13211 #13212 #13213 #13214 <text:s/>#13215 #13216 #13217 #13218 #13219 #13220 #13221 #13222 #13223 #13224 <text:s/>#13225 #13226 #13227 #13228 #13229 #13230 #13231 #13232 #13233 #13234 <text:s/>#13235 #13236 #13237 #13238 #13239 #13244 #13245 #13246 #13247 #13249 <text:s/>#13250 #13252 #13257 #13261 #13262 #13342 #13362 #13363 #13370 #13371 <text:s/>#13372 #13387 #13388 #13389 #13390 #13391 #13393 #13394 #13395 #13398 <text:s/>#13399 #13405 #13406 #13407 #13410 #13414 #13421 #13541 #13591 #13606 <text:s/>#13616 #14189 #14190 #14202 #14351 #14621 #14637 #16091 #16092 #16142 <text:s/>#16143 #16147 #16156 #16187 #16201 #16202 #16203 #16276 #16277 #16406 <text:s/>#16425 #20441 #20467 #20468 #20469 #20517 #20632 #20637 #20642 #20651 <text:s/>#20661 #20738 #20739 #20740 #20741 #20742 #20743 #20744 #20795 #20797 <text:s/>#20798 #20843 #20856 #20860 #20862 #20867 #20920 #20922 #21674 #21675 <text:s/>#21676 #21682 #21884 #21905 #21912 #21927 #21928 #21936 #22009 #22010 <text:s/>#22014 #22016 #22017 #22020 #22077 #22078 #22079 #22080 #22081 #22082 <text:s/>#22083 #22084 #22085 #22086 #22087 #22088 #22108 #22109 #22110 #22111 <text:s/>#22118 #22219 #22221</text:p>
          </table:table-cell>
          <table:table-cell table:style-name="ce4" office:value-type="string" calcext:value-type="string">
            <text:p>http://www.geonames.org/3723988</text:p>
          </table:table-cell>
          <table:table-cell table:style-name="ce4" office:value-type="string" calcext:value-type="string">
            <text:p>Haïti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Haïti</text:p>
            <text:p>Population: 11,123,176</text:p>
          </table:table-cell>
        </table:table-row>
        <table:table-row table:style-name="ro3">
          <table:table-cell table:style-name="ce1" office:value-type="string" calcext:value-type="string">
            <text:p>Haïti |Petit-Goâve</text:p>
          </table:table-cell>
          <table:table-cell table:style-name="ce10" office:value-type="string" calcext:value-type="string">
            <text:p>#20846</text:p>
          </table:table-cell>
          <table:table-cell table:style-name="ce1" office:value-type="string" calcext:value-type="string">
            <text:p>http://www.geonames.org/3718962</text:p>
          </table:table-cell>
          <table:table-cell table:style-name="ce1" office:value-type="string" calcext:value-type="string">
            <text:p>Petit-Goâv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Ouest</text:p>
            <text:p>Population: 117,504</text:p>
          </table:table-cell>
        </table:table-row>
        <table:table-row table:style-name="ro2">
          <table:table-cell table:style-name="ce1" office:value-type="string" calcext:value-type="string">
            <text:p>Haïti |Petit-Goâve</text:p>
          </table:table-cell>
          <table:table-cell table:style-name="ce10" office:value-type="string" calcext:value-type="string">
            <text:p>#20846</text:p>
          </table:table-cell>
          <table:table-cell table:style-name="ce1" office:value-type="string" calcext:value-type="string">
            <text:p>http://www.geonames.org/3718963</text:p>
          </table:table-cell>
          <table:table-cell table:style-name="ce1" office:value-type="string" calcext:value-type="string">
            <text:p>Petit-Goâv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3">
          <table:table-cell table:style-name="ce4" office:value-type="string" calcext:value-type="string">
            <text:p>Haïti|Artibonite</text:p>
          </table:table-cell>
          <table:table-cell table:style-name="ce12" office:value-type="string" calcext:value-type="string">
            <text:p>#3405</text:p>
          </table:table-cell>
          <table:table-cell table:style-name="ce4" office:value-type="string" calcext:value-type="string">
            <text:p>http://www.geonames.org/3731053</text:p>
          </table:table-cell>
          <table:table-cell table:style-name="ce4" office:value-type="string" calcext:value-type="string">
            <text:p>Artibonit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Haïti</text:p>
            <text:p>Admin name: Artibonite</text:p>
            <text:p>Population: 1,727,524</text:p>
          </table:table-cell>
        </table:table-row>
        <table:table-row table:style-name="ro3">
          <table:table-cell table:style-name="ce1" office:value-type="string" calcext:value-type="string">
            <text:p>Haïti|Bainet</text:p>
          </table:table-cell>
          <table:table-cell table:style-name="ce10" office:value-type="string" calcext:value-type="string">
            <text:p>#338 #670</text:p>
          </table:table-cell>
          <table:table-cell table:style-name="ce1" office:value-type="string" calcext:value-type="string">
            <text:p>http://www.geonames.org/3730910</text:p>
          </table:table-cell>
          <table:table-cell table:style-name="ce1" office:value-type="string" calcext:value-type="string">
            <text:p>Bainet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Sud-Est</text:p>
            <text:p>Population: 166,890</text:p>
          </table:table-cell>
        </table:table-row>
        <table:table-row table:style-name="ro2">
          <table:table-cell table:style-name="ce1" office:value-type="string" calcext:value-type="string">
            <text:p>Haïti|Bainet</text:p>
          </table:table-cell>
          <table:table-cell table:style-name="ce10" office:value-type="string" calcext:value-type="string">
            <text:p>#338 #670</text:p>
          </table:table-cell>
          <table:table-cell table:style-name="ce1" office:value-type="string" calcext:value-type="string">
            <text:p>http://www.geonames.org/3730911</text:p>
          </table:table-cell>
          <table:table-cell table:style-name="ce1" office:value-type="string" calcext:value-type="string">
            <text:p>Baine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Sud-Est</text:p>
          </table:table-cell>
        </table:table-row>
        <table:table-row table:style-name="ro2">
          <table:table-cell table:style-name="ce1" office:value-type="string" calcext:value-type="string">
            <text:p>Haïti|Bainet</text:p>
          </table:table-cell>
          <table:table-cell table:style-name="ce10" office:value-type="string" calcext:value-type="string">
            <text:p>#338 #670</text:p>
          </table:table-cell>
          <table:table-cell table:style-name="ce1" office:value-type="string" calcext:value-type="string">
            <text:p>http://www.geonames.org/3730912</text:p>
          </table:table-cell>
          <table:table-cell table:style-name="ce1" office:value-type="string" calcext:value-type="string">
            <text:p>Bainet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Sud-Est</text:p>
          </table:table-cell>
        </table:table-row>
        <table:table-row table:style-name="ro3">
          <table:table-cell table:style-name="ce4" office:value-type="string" calcext:value-type="string">
            <text:p>Haïti|Cap-Haïtien</text:p>
          </table:table-cell>
          <table:table-cell table:style-name="ce11" office:value-type="string" calcext:value-type="string">
            <text:p>#2457 #7060 #7061 #7068 #7150 #7154 #7157 #7772 #7961 #7963 <text:s/>#7966 #12224 #14195 #14198 #20815 #20817 #20854 #20864</text:p>
          </table:table-cell>
          <table:table-cell table:style-name="ce4" office:value-type="string" calcext:value-type="string">
            <text:p>http://www.geonames.org/3728474</text:p>
          </table:table-cell>
          <table:table-cell table:style-name="ce4" office:value-type="string" calcext:value-type="string">
            <text:p>Cap-Haïtien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Haïti</text:p>
            <text:p>Admin name: Nord</text:p>
            <text:p>Population: 134,815</text:p>
          </table:table-cell>
        </table:table-row>
        <table:table-row table:style-name="ro3">
          <table:table-cell table:style-name="ce4" office:value-type="string" calcext:value-type="string">
            <text:p>Haïti|Cap-Haïtien</text:p>
          </table:table-cell>
          <table:table-cell table:style-name="ce11" office:value-type="string" calcext:value-type="string">
            <text:p>#2457 #7060 #7061 #7068 #7150 #7154 #7157 #7772 #7961 #7963 <text:s/>#7966 #12224 #14195 #14198 #20815 #20817 #20854 #20864</text:p>
          </table:table-cell>
          <table:table-cell table:style-name="ce4" office:value-type="string" calcext:value-type="string">
            <text:p>http://www.geonames.org/3728473</text:p>
          </table:table-cell>
          <table:table-cell table:style-name="ce4" office:value-type="string" calcext:value-type="string">
            <text:p>Cap-Haïtie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Nord</text:p>
            <text:p>Population: 240,708</text:p>
          </table:table-cell>
        </table:table-row>
        <table:table-row table:style-name="ro2">
          <table:table-cell table:style-name="ce4" office:value-type="string" calcext:value-type="string">
            <text:p>Haïti|Cap-Haïtien</text:p>
          </table:table-cell>
          <table:table-cell table:style-name="ce11" office:value-type="string" calcext:value-type="string">
            <text:p>#2457 #7060 #7061 #7068 #7150 #7154 #7157 #7772 #7961 #7963 <text:s/>#7966 #12224 #14195 #14198 #20815 #20817 #20854 #20864</text:p>
          </table:table-cell>
          <table:table-cell table:style-name="ce4" office:value-type="string" calcext:value-type="string">
            <text:p>http://www.geonames.org/3728476</text:p>
          </table:table-cell>
          <table:table-cell table:style-name="ce4" office:value-type="string" calcext:value-type="string">
            <text:p>Cap-Haïtie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Nord</text:p>
          </table:table-cell>
        </table:table-row>
        <table:table-row table:style-name="ro2">
          <table:table-cell table:style-name="ce4" office:value-type="string" calcext:value-type="string">
            <text:p>Haïti|Cap-Haïtien</text:p>
          </table:table-cell>
          <table:table-cell table:style-name="ce11" office:value-type="string" calcext:value-type="string">
            <text:p>#2457 #7060 #7061 #7068 #7150 #7154 #7157 #7772 #7961 #7963 <text:s/>#7966 #12224 #14195 #14198 #20815 #20817 #20854 #20864</text:p>
          </table:table-cell>
          <table:table-cell table:style-name="ce4" office:value-type="string" calcext:value-type="string">
            <text:p>http://www.geonames.org/3723987</text:p>
          </table:table-cell>
          <table:table-cell table:style-name="ce4" office:value-type="string" calcext:value-type="string">
            <text:p>Cap Haïtien</text:p>
          </table:table-cell>
          <table:table-cell table:style-name="ce4"/>
          <table:table-cell table:style-name="ce5" office:value-type="string" calcext:value-type="string">
            <text:p>Feature: cape</text:p>
            <text:p>Country: Haïti</text:p>
            <text:p>Admin name: Nord</text:p>
          </table:table-cell>
        </table:table-row>
        <table:table-row table:style-name="ro2">
          <table:table-cell table:style-name="ce4" office:value-type="string" calcext:value-type="string">
            <text:p>Haïti|Cap-Haïtien</text:p>
          </table:table-cell>
          <table:table-cell table:style-name="ce11" office:value-type="string" calcext:value-type="string">
            <text:p>#2457 #7060 #7061 #7068 #7150 #7154 #7157 #7772 #7961 #7963 <text:s/>#7966 #12224 #14195 #14198 #20815 #20817 #20854 #20864</text:p>
          </table:table-cell>
          <table:table-cell table:style-name="ce4" office:value-type="string" calcext:value-type="string">
            <text:p>http://www.geonames.org/3728475</text:p>
          </table:table-cell>
          <table:table-cell table:style-name="ce4" office:value-type="string" calcext:value-type="string">
            <text:p>Cap Haïtien</text:p>
          </table:table-cell>
          <table:table-cell table:style-name="ce4"/>
          <table:table-cell table:style-name="ce5" office:value-type="string" calcext:value-type="string">
            <text:p>Feature: airfield</text:p>
            <text:p>Country: Haïti</text:p>
            <text:p>Admin name: Nord</text:p>
          </table:table-cell>
        </table:table-row>
        <table:table-row table:style-name="ro3">
          <table:table-cell table:style-name="ce1" office:value-type="string" calcext:value-type="string">
            <text:p>Haïti|Cayes</text:p>
          </table:table-cell>
          <table:table-cell table:style-name="ce10" office:value-type="string" calcext:value-type="string">
            <text:p>#2473</text:p>
          </table:table-cell>
          <table:table-cell table:style-name="ce1" office:value-type="string" calcext:value-type="string">
            <text:p>http://www.geonames.org/3728097</text:p>
          </table:table-cell>
          <table:table-cell table:style-name="ce1" office:value-type="string" calcext:value-type="string">
            <text:p>Caye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aïti</text:p>
            <text:p>Admin name: Sud</text:p>
            <text:p>Population: 125,799</text:p>
          </table:table-cell>
        </table:table-row>
        <table:table-row table:style-name="ro3">
          <table:table-cell table:style-name="ce1" office:value-type="string" calcext:value-type="string">
            <text:p>Haïti|Cayes</text:p>
          </table:table-cell>
          <table:table-cell table:style-name="ce10" office:value-type="string" calcext:value-type="string">
            <text:p>#2473</text:p>
          </table:table-cell>
          <table:table-cell table:style-name="ce1" office:value-type="string" calcext:value-type="string">
            <text:p>http://www.geonames.org/3728096</text:p>
          </table:table-cell>
          <table:table-cell table:style-name="ce1" office:value-type="string" calcext:value-type="string">
            <text:p>Caye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Sud</text:p>
            <text:p>Population: 272,100</text:p>
          </table:table-cell>
        </table:table-row>
        <table:table-row table:style-name="ro2">
          <table:table-cell table:style-name="ce1" office:value-type="string" calcext:value-type="string">
            <text:p>Haïti|Cayes</text:p>
          </table:table-cell>
          <table:table-cell table:style-name="ce10" office:value-type="string" calcext:value-type="string">
            <text:p>#2473</text:p>
          </table:table-cell>
          <table:table-cell table:style-name="ce1" office:value-type="string" calcext:value-type="string">
            <text:p>http://www.geonames.org/3722245</text:p>
          </table:table-cell>
          <table:table-cell table:style-name="ce1" office:value-type="string" calcext:value-type="string">
            <text:p>Caye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Sud</text:p>
          </table:table-cell>
        </table:table-row>
        <table:table-row table:style-name="ro3">
          <table:table-cell table:style-name="ce4" office:value-type="string" calcext:value-type="string">
            <text:p>Haïti|Cornillon</text:p>
          </table:table-cell>
          <table:table-cell table:style-name="ce12" office:value-type="string" calcext:value-type="string">
            <text:p>#201 #914</text:p>
          </table:table-cell>
          <table:table-cell table:style-name="ce4" office:value-type="string" calcext:value-type="string">
            <text:p>http://www.geonames.org/3727327</text:p>
          </table:table-cell>
          <table:table-cell table:style-name="ce4" office:value-type="string" calcext:value-type="string">
            <text:p>Cornillo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Ouest</text:p>
            <text:p>Population: 7,572</text:p>
          </table:table-cell>
        </table:table-row>
        <table:table-row table:style-name="ro2">
          <table:table-cell table:style-name="ce4" office:value-type="string" calcext:value-type="string">
            <text:p>Haïti|Cornillon</text:p>
          </table:table-cell>
          <table:table-cell table:style-name="ce12" office:value-type="string" calcext:value-type="string">
            <text:p>#201 #914</text:p>
          </table:table-cell>
          <table:table-cell table:style-name="ce4" office:value-type="string" calcext:value-type="string">
            <text:p>http://www.geonames.org/3727328</text:p>
          </table:table-cell>
          <table:table-cell table:style-name="ce4" office:value-type="string" calcext:value-type="string">
            <text:p>Cornillo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3">
          <table:table-cell table:style-name="ce1" office:value-type="string" calcext:value-type="string">
            <text:p>Haïti|Croix-des-Bouquets</text:p>
          </table:table-cell>
          <table:table-cell table:style-name="ce10" office:value-type="string" calcext:value-type="string">
            <text:p>#3279</text:p>
          </table:table-cell>
          <table:table-cell table:style-name="ce1" office:value-type="string" calcext:value-type="string">
            <text:p>http://www.geonames.org/3727135</text:p>
          </table:table-cell>
          <table:table-cell table:style-name="ce1" office:value-type="string" calcext:value-type="string">
            <text:p>Croix-des-Bouquets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Haïti</text:p>
            <text:p>Admin name: Ouest</text:p>
            <text:p>Population: 229,127</text:p>
          </table:table-cell>
        </table:table-row>
        <table:table-row table:style-name="ro3">
          <table:table-cell table:style-name="ce1" office:value-type="string" calcext:value-type="string">
            <text:p>Haïti|Croix-des-Bouquets</text:p>
          </table:table-cell>
          <table:table-cell table:style-name="ce10" office:value-type="string" calcext:value-type="string">
            <text:p>#3279</text:p>
          </table:table-cell>
          <table:table-cell table:style-name="ce1" office:value-type="string" calcext:value-type="string">
            <text:p>http://www.geonames.org/3727134</text:p>
          </table:table-cell>
          <table:table-cell table:style-name="ce1" office:value-type="string" calcext:value-type="string">
            <text:p>Croix-des-Bouquet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Ouest</text:p>
            <text:p>Population: 441,563</text:p>
          </table:table-cell>
        </table:table-row>
        <table:table-row table:style-name="ro2">
          <table:table-cell table:style-name="ce1" office:value-type="string" calcext:value-type="string">
            <text:p>Haïti|Croix-des-Bouquets</text:p>
          </table:table-cell>
          <table:table-cell table:style-name="ce10" office:value-type="string" calcext:value-type="string">
            <text:p>#3279</text:p>
          </table:table-cell>
          <table:table-cell table:style-name="ce1" office:value-type="string" calcext:value-type="string">
            <text:p>http://www.geonames.org/3727136</text:p>
          </table:table-cell>
          <table:table-cell table:style-name="ce1" office:value-type="string" calcext:value-type="string">
            <text:p>Croix des Bouquet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2">
          <table:table-cell table:style-name="ce4" office:value-type="string" calcext:value-type="string">
            <text:p>Haïti|Desdunes</text:p>
          </table:table-cell>
          <table:table-cell table:style-name="ce12" office:value-type="string" calcext:value-type="string">
            <text:p>#3269</text:p>
          </table:table-cell>
          <table:table-cell table:style-name="ce4" office:value-type="string" calcext:value-type="string">
            <text:p>http://www.geonames.org/3726642</text:p>
          </table:table-cell>
          <table:table-cell table:style-name="ce4" office:value-type="string" calcext:value-type="string">
            <text:p>Desdun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Artibonite</text:p>
          </table:table-cell>
        </table:table-row>
        <table:table-row table:style-name="ro2">
          <table:table-cell table:style-name="ce4" office:value-type="string" calcext:value-type="string">
            <text:p>Haïti|Desdunes</text:p>
          </table:table-cell>
          <table:table-cell table:style-name="ce12" office:value-type="string" calcext:value-type="string">
            <text:p>#3269</text:p>
          </table:table-cell>
          <table:table-cell table:style-name="ce4" office:value-type="string" calcext:value-type="string">
            <text:p>http://www.geonames.org/3726643</text:p>
          </table:table-cell>
          <table:table-cell table:style-name="ce4" office:value-type="string" calcext:value-type="string">
            <text:p>Desdun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Artibonite</text:p>
          </table:table-cell>
        </table:table-row>
        <table:table-row table:style-name="ro3">
          <table:table-cell table:style-name="ce1" office:value-type="string" calcext:value-type="string">
            <text:p>Haïti|Dondon</text:p>
          </table:table-cell>
          <table:table-cell table:style-name="ce10" office:value-type="string" calcext:value-type="string">
            <text:p>#14194 #14196 #14197 #14199 #14200 #14201</text:p>
          </table:table-cell>
          <table:table-cell table:style-name="ce1" office:value-type="string" calcext:value-type="string">
            <text:p>http://www.geonames.org/3726263</text:p>
          </table:table-cell>
          <table:table-cell table:style-name="ce1" office:value-type="string" calcext:value-type="string">
            <text:p>Dond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Nord</text:p>
            <text:p>Population: 5,029</text:p>
          </table:table-cell>
        </table:table-row>
        <table:table-row table:style-name="ro2">
          <table:table-cell table:style-name="ce1" office:value-type="string" calcext:value-type="string">
            <text:p>Haïti|Dondon</text:p>
          </table:table-cell>
          <table:table-cell table:style-name="ce10" office:value-type="string" calcext:value-type="string">
            <text:p>#14194 #14196 #14197 #14199 #14200 #14201</text:p>
          </table:table-cell>
          <table:table-cell table:style-name="ce1" office:value-type="string" calcext:value-type="string">
            <text:p>http://www.geonames.org/3726265</text:p>
          </table:table-cell>
          <table:table-cell table:style-name="ce1" office:value-type="string" calcext:value-type="string">
            <text:p>Dondon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Nord</text:p>
          </table:table-cell>
        </table:table-row>
        <table:table-row table:style-name="ro2">
          <table:table-cell table:style-name="ce1" office:value-type="string" calcext:value-type="string">
            <text:p>Haïti|Dondon</text:p>
          </table:table-cell>
          <table:table-cell table:style-name="ce10" office:value-type="string" calcext:value-type="string">
            <text:p>#14194 #14196 #14197 #14199 #14200 #14201</text:p>
          </table:table-cell>
          <table:table-cell table:style-name="ce1" office:value-type="string" calcext:value-type="string">
            <text:p>http://www.geonames.org/3726264</text:p>
          </table:table-cell>
          <table:table-cell table:style-name="ce1" office:value-type="string" calcext:value-type="string">
            <text:p>Dond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Nord-Est</text:p>
          </table:table-cell>
        </table:table-row>
        <table:table-row table:style-name="ro3">
          <table:table-cell table:style-name="ce4" office:value-type="string" calcext:value-type="string">
            <text:p>Haïti|Gonaïves</text:p>
          </table:table-cell>
          <table:table-cell table:style-name="ce12" office:value-type="string" calcext:value-type="string">
            <text:p>#3285 #3419 #3480</text:p>
          </table:table-cell>
          <table:table-cell table:style-name="ce4" office:value-type="string" calcext:value-type="string">
            <text:p>http://www.geonames.org/3724696</text:p>
          </table:table-cell>
          <table:table-cell table:style-name="ce4" office:value-type="string" calcext:value-type="string">
            <text:p>Gonaïve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Haïti</text:p>
            <text:p>Admin name: Artibonite</text:p>
            <text:p>Population: 84,961</text:p>
          </table:table-cell>
        </table:table-row>
        <table:table-row table:style-name="ro2">
          <table:table-cell table:style-name="ce4" office:value-type="string" calcext:value-type="string">
            <text:p>Haïti|Gonaïves</text:p>
          </table:table-cell>
          <table:table-cell table:style-name="ce12" office:value-type="string" calcext:value-type="string">
            <text:p>#3285 #3419 #3480</text:p>
          </table:table-cell>
          <table:table-cell table:style-name="ce4" office:value-type="string" calcext:value-type="string">
            <text:p>http://www.geonames.org/3724695</text:p>
          </table:table-cell>
          <table:table-cell table:style-name="ce4" office:value-type="string" calcext:value-type="string">
            <text:p>Gonaïv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4" office:value-type="string" calcext:value-type="string">
            <text:p>Haïti|Gonaïves</text:p>
          </table:table-cell>
          <table:table-cell table:style-name="ce12" office:value-type="string" calcext:value-type="string">
            <text:p>#3285 #3419 #3480</text:p>
          </table:table-cell>
          <table:table-cell table:style-name="ce4" office:value-type="string" calcext:value-type="string">
            <text:p>http://www.geonames.org/3724698</text:p>
          </table:table-cell>
          <table:table-cell table:style-name="ce4" office:value-type="string" calcext:value-type="string">
            <text:p>Gonaïv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4" office:value-type="string" calcext:value-type="string">
            <text:p>Haïti|Gonaïves</text:p>
          </table:table-cell>
          <table:table-cell table:style-name="ce12" office:value-type="string" calcext:value-type="string">
            <text:p>#3285 #3419 #3480</text:p>
          </table:table-cell>
          <table:table-cell table:style-name="ce4" office:value-type="string" calcext:value-type="string">
            <text:p>http://www.geonames.org/3724697</text:p>
          </table:table-cell>
          <table:table-cell table:style-name="ce4" office:value-type="string" calcext:value-type="string">
            <text:p>Gonaives</text:p>
          </table:table-cell>
          <table:table-cell table:style-name="ce4"/>
          <table:table-cell table:style-name="ce5" office:value-type="string" calcext:value-type="string">
            <text:p>Feature: abandoned airfield</text:p>
            <text:p>Country: Haïti</text:p>
            <text:p>Admin name: Artibonite</text:p>
          </table:table-cell>
        </table:table-row>
        <table:table-row table:style-name="ro2">
          <table:table-cell table:style-name="ce1" office:value-type="string" calcext:value-type="string">
            <text:p>Haïti|Gonave</text:p>
          </table:table-cell>
          <table:table-cell table:style-name="ce10" office:value-type="string" calcext:value-type="string">
            <text:p>#7711</text:p>
          </table:table-cell>
          <table:table-cell table:style-name="ce1" office:value-type="string" calcext:value-type="string">
            <text:p>http://www.geonames.org/3724692</text:p>
          </table:table-cell>
          <table:table-cell table:style-name="ce1" office:value-type="string" calcext:value-type="string">
            <text:p>Gonave</text:p>
          </table:table-cell>
          <table:table-cell table:style-name="ce1"/>
          <table:table-cell table:style-name="ce3" office:value-type="string" calcext:value-type="string">
            <text:p>Feature: island</text:p>
            <text:p>Country: Haïti</text:p>
            <text:p>Admin name: Ouest</text:p>
          </table:table-cell>
        </table:table-row>
        <table:table-row table:style-name="ro3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2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Artibonite</text:p>
            <text:p>Population: 1,787</text:p>
          </table:table-cell>
        </table:table-row>
        <table:table-row table:style-name="ro2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5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locality</text:p>
            <text:p>Country: Haïti</text:p>
            <text:p>Admin name: Ouest</text:p>
          </table:table-cell>
        </table:table-row>
        <table:table-row table:style-name="ro2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6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3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Ouest</text:p>
          </table:table-cell>
        </table:table-row>
        <table:table-row table:style-name="ro2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1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Nord-Est</text:p>
          </table:table-cell>
        </table:table-row>
        <table:table-row table:style-name="ro2">
          <table:table-cell table:style-name="ce4" office:value-type="string" calcext:value-type="string">
            <text:p>Haïti|Grande-Saline</text:p>
          </table:table-cell>
          <table:table-cell table:style-name="ce12" office:value-type="string" calcext:value-type="string">
            <text:p>#142 #222 #651 #710</text:p>
          </table:table-cell>
          <table:table-cell table:style-name="ce4" office:value-type="string" calcext:value-type="string">
            <text:p>http://www.geonames.org/3724434</text:p>
          </table:table-cell>
          <table:table-cell table:style-name="ce4" office:value-type="string" calcext:value-type="string">
            <text:p>Grande Sal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Sud-Est</text:p>
          </table:table-cell>
        </table:table-row>
        <table:table-row table:style-name="ro2">
          <table:table-cell table:style-name="ce1" office:value-type="string" calcext:value-type="string">
            <text:p>Haïti|Île de la Tortue</text:p>
          </table:table-cell>
          <table:table-cell table:style-name="ce10" office:value-type="string" calcext:value-type="string">
            <text:p>#7711 #20734 #20808</text:p>
          </table:table-cell>
          <table:table-cell table:style-name="ce1" office:value-type="string" calcext:value-type="string">
            <text:p>http://www.geonames.org/3716385</text:p>
          </table:table-cell>
          <table:table-cell table:style-name="ce1" office:value-type="string" calcext:value-type="string">
            <text:p>Île de la Tortue</text:p>
          </table:table-cell>
          <table:table-cell table:style-name="ce1"/>
          <table:table-cell table:style-name="ce3" office:value-type="string" calcext:value-type="string">
            <text:p>Feature: island</text:p>
            <text:p>Country: Haïti</text:p>
            <text:p>Admin name: Nord-Ouest</text:p>
          </table:table-cell>
        </table:table-row>
        <table:table-row table:style-name="ro2">
          <table:table-cell table:style-name="ce1" office:value-type="string" calcext:value-type="string">
            <text:p>Haïti|Île de la Tortue</text:p>
          </table:table-cell>
          <table:table-cell table:style-name="ce10" office:value-type="string" calcext:value-type="string">
            <text:p>#7711 #20734 #20808</text:p>
          </table:table-cell>
          <table:table-cell table:style-name="ce1" office:value-type="string" calcext:value-type="string">
            <text:p>http://www.geonames.org/3723810</text:p>
          </table:table-cell>
          <table:table-cell table:style-name="ce1" office:value-type="string" calcext:value-type="string">
            <text:p>Ile de la Tortue</text:p>
          </table:table-cell>
          <table:table-cell table:style-name="ce1"/>
          <table:table-cell table:style-name="ce3" office:value-type="string" calcext:value-type="string">
            <text:p>Feature: abandoned airfield</text:p>
            <text:p>Country: Haïti</text:p>
            <text:p>Admin name: Nord-Ouest</text:p>
          </table:table-cell>
        </table:table-row>
        <table:table-row table:style-name="ro2">
          <table:table-cell table:style-name="ce4" office:value-type="string" calcext:value-type="string">
            <text:p>Haïti|Ile-à-Vaches</text:p>
          </table:table-cell>
          <table:table-cell table:style-name="ce12" office:value-type="string" calcext:value-type="string">
            <text:p>#7711</text:p>
          </table:table-cell>
          <table:table-cell table:style-name="ce4" office:value-type="string" calcext:value-type="string">
            <text:p>http://www.geonames.org/3716145</text:p>
          </table:table-cell>
          <table:table-cell table:style-name="ce4" office:value-type="string" calcext:value-type="string">
            <text:p>Ile-a-Vaches</text:p>
          </table:table-cell>
          <table:table-cell table:style-name="ce4"/>
          <table:table-cell table:style-name="ce5" office:value-type="string" calcext:value-type="string">
            <text:p>Feature: island</text:p>
            <text:p>Country: Haïti</text:p>
            <text:p>Admin name: Sud</text:p>
          </table:table-cell>
        </table:table-row>
        <table:table-row table:style-name="ro3">
          <table:table-cell table:style-name="ce1" office:value-type="string" calcext:value-type="string">
            <text:p>Haïti|Jacmel</text:p>
          </table:table-cell>
          <table:table-cell table:style-name="ce10" office:value-type="string" calcext:value-type="string">
            <text:p>#646 #3282 #3396</text:p>
          </table:table-cell>
          <table:table-cell table:style-name="ce1" office:value-type="string" calcext:value-type="string">
            <text:p>http://www.geonames.org/3723779</text:p>
          </table:table-cell>
          <table:table-cell table:style-name="ce1" office:value-type="string" calcext:value-type="string">
            <text:p>Jacmel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aïti</text:p>
            <text:p>Admin name: Sud-Est</text:p>
            <text:p>Population: 137,966</text:p>
          </table:table-cell>
        </table:table-row>
        <table:table-row table:style-name="ro3">
          <table:table-cell table:style-name="ce1" office:value-type="string" calcext:value-type="string">
            <text:p>Haïti|Jacmel</text:p>
          </table:table-cell>
          <table:table-cell table:style-name="ce10" office:value-type="string" calcext:value-type="string">
            <text:p>#646 #3282 #3396</text:p>
          </table:table-cell>
          <table:table-cell table:style-name="ce1" office:value-type="string" calcext:value-type="string">
            <text:p>http://www.geonames.org/3723778</text:p>
          </table:table-cell>
          <table:table-cell table:style-name="ce1" office:value-type="string" calcext:value-type="string">
            <text:p>Jacmel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Sud-Est</text:p>
            <text:p>Population: 246,262</text:p>
          </table:table-cell>
        </table:table-row>
        <table:table-row table:style-name="ro2">
          <table:table-cell table:style-name="ce1" office:value-type="string" calcext:value-type="string">
            <text:p>Haïti|Jacmel</text:p>
          </table:table-cell>
          <table:table-cell table:style-name="ce10" office:value-type="string" calcext:value-type="string">
            <text:p>#646 #3282 #3396</text:p>
          </table:table-cell>
          <table:table-cell table:style-name="ce1" office:value-type="string" calcext:value-type="string">
            <text:p>http://www.geonames.org/3723781</text:p>
          </table:table-cell>
          <table:table-cell table:style-name="ce1" office:value-type="string" calcext:value-type="string">
            <text:p>Jacmel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Sud-Est</text:p>
          </table:table-cell>
        </table:table-row>
        <table:table-row table:style-name="ro2">
          <table:table-cell table:style-name="ce1" office:value-type="string" calcext:value-type="string">
            <text:p>Haïti|Jacmel</text:p>
          </table:table-cell>
          <table:table-cell table:style-name="ce10" office:value-type="string" calcext:value-type="string">
            <text:p>#646 #3282 #3396</text:p>
          </table:table-cell>
          <table:table-cell table:style-name="ce1" office:value-type="string" calcext:value-type="string">
            <text:p>http://www.geonames.org/3723780</text:p>
          </table:table-cell>
          <table:table-cell table:style-name="ce1" office:value-type="string" calcext:value-type="string">
            <text:p>Jacmel</text:p>
          </table:table-cell>
          <table:table-cell table:style-name="ce1"/>
          <table:table-cell table:style-name="ce3" office:value-type="string" calcext:value-type="string">
            <text:p>Feature: airfield</text:p>
            <text:p>Country: Haïti</text:p>
            <text:p>Admin name: Sud-Est</text:p>
          </table:table-cell>
        </table:table-row>
        <table:table-row table:style-name="ro3">
          <table:table-cell table:style-name="ce4" office:value-type="string" calcext:value-type="string">
            <text:p>Haïti|Jérémie</text:p>
          </table:table-cell>
          <table:table-cell table:style-name="ce12" office:value-type="string" calcext:value-type="string">
            <text:p>#3275 #20810</text:p>
          </table:table-cell>
          <table:table-cell table:style-name="ce4" office:value-type="string" calcext:value-type="string">
            <text:p>http://www.geonames.org/3723593</text:p>
          </table:table-cell>
          <table:table-cell table:style-name="ce4" office:value-type="string" calcext:value-type="string">
            <text:p>Jérémi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Haïti</text:p>
            <text:p>Admin name: Grand'Anse</text:p>
            <text:p>Population: 97,503</text:p>
          </table:table-cell>
        </table:table-row>
        <table:table-row table:style-name="ro3">
          <table:table-cell table:style-name="ce4" office:value-type="string" calcext:value-type="string">
            <text:p>Haïti|Jérémie</text:p>
          </table:table-cell>
          <table:table-cell table:style-name="ce12" office:value-type="string" calcext:value-type="string">
            <text:p>#3275 #20810</text:p>
          </table:table-cell>
          <table:table-cell table:style-name="ce4" office:value-type="string" calcext:value-type="string">
            <text:p>http://www.geonames.org/3723592</text:p>
          </table:table-cell>
          <table:table-cell table:style-name="ce4" office:value-type="string" calcext:value-type="string">
            <text:p>Jérémi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Grand'Anse</text:p>
            <text:p>Population: 170,408</text:p>
          </table:table-cell>
        </table:table-row>
        <table:table-row table:style-name="ro2">
          <table:table-cell table:style-name="ce4" office:value-type="string" calcext:value-type="string">
            <text:p>Haïti|Jérémie</text:p>
          </table:table-cell>
          <table:table-cell table:style-name="ce12" office:value-type="string" calcext:value-type="string">
            <text:p>#3275 #20810</text:p>
          </table:table-cell>
          <table:table-cell table:style-name="ce4" office:value-type="string" calcext:value-type="string">
            <text:p>http://www.geonames.org/3723596</text:p>
          </table:table-cell>
          <table:table-cell table:style-name="ce4" office:value-type="string" calcext:value-type="string">
            <text:p>Jérémi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Grand'Anse</text:p>
          </table:table-cell>
        </table:table-row>
        <table:table-row table:style-name="ro2">
          <table:table-cell table:style-name="ce4" office:value-type="string" calcext:value-type="string">
            <text:p>Haïti|Jérémie</text:p>
          </table:table-cell>
          <table:table-cell table:style-name="ce12" office:value-type="string" calcext:value-type="string">
            <text:p>#3275 #20810</text:p>
          </table:table-cell>
          <table:table-cell table:style-name="ce4" office:value-type="string" calcext:value-type="string">
            <text:p>http://www.geonames.org/3715989</text:p>
          </table:table-cell>
          <table:table-cell table:style-name="ce4" office:value-type="string" calcext:value-type="string">
            <text:p>Jerem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Grand'Anse</text:p>
          </table:table-cell>
        </table:table-row>
        <table:table-row table:style-name="ro3">
          <table:table-cell table:style-name="ce1" office:value-type="string" calcext:value-type="string">
            <text:p>Haïti|Kenscoff</text:p>
          </table:table-cell>
          <table:table-cell table:style-name="ce10" office:value-type="string" calcext:value-type="string">
            <text:p>#468</text:p>
          </table:table-cell>
          <table:table-cell table:style-name="ce1" office:value-type="string" calcext:value-type="string">
            <text:p>http://www.geonames.org/3723440</text:p>
          </table:table-cell>
          <table:table-cell table:style-name="ce1" office:value-type="string" calcext:value-type="string">
            <text:p>Kenscoff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Ouest</text:p>
            <text:p>Population: 42,175</text:p>
          </table:table-cell>
        </table:table-row>
        <table:table-row table:style-name="ro2">
          <table:table-cell table:style-name="ce1" office:value-type="string" calcext:value-type="string">
            <text:p>Haïti|Kenscoff</text:p>
          </table:table-cell>
          <table:table-cell table:style-name="ce10" office:value-type="string" calcext:value-type="string">
            <text:p>#468</text:p>
          </table:table-cell>
          <table:table-cell table:style-name="ce1" office:value-type="string" calcext:value-type="string">
            <text:p>http://www.geonames.org/3723441</text:p>
          </table:table-cell>
          <table:table-cell table:style-name="ce1" office:value-type="string" calcext:value-type="string">
            <text:p>Kenscoff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3">
          <table:table-cell table:style-name="ce4" office:value-type="string" calcext:value-type="string">
            <text:p>Haïti|Le Cap</text:p>
          </table:table-cell>
          <table:table-cell table:style-name="ce12" office:value-type="string" calcext:value-type="string">
            <text:p>#3366 #3402 #11488</text:p>
          </table:table-cell>
          <table:table-cell table:style-name="ce4" office:value-type="string" calcext:value-type="string">
            <text:p>http://www.geonames.org/3728474</text:p>
          </table:table-cell>
          <table:table-cell table:style-name="ce4" office:value-type="string" calcext:value-type="string">
            <text:p>Le Cap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Haïti</text:p>
            <text:p>Admin name: Nord</text:p>
            <text:p>Population: 134,815</text:p>
          </table:table-cell>
        </table:table-row>
        <table:table-row table:style-name="ro1">
          <table:table-cell table:style-name="ce1" office:value-type="string" calcext:value-type="string">
            <text:p>Haïti|LeCap</text:p>
          </table:table-cell>
          <table:table-cell table:style-name="ce10" office:value-type="string" calcext:value-type="string">
            <text:p>#22107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Haïti|Léogane</text:p>
          </table:table-cell>
          <table:table-cell table:style-name="ce12" office:value-type="string" calcext:value-type="string">
            <text:p>#3271 #3346 #20799</text:p>
          </table:table-cell>
          <table:table-cell table:style-name="ce4" office:value-type="string" calcext:value-type="string">
            <text:p>http://www.geonames.org/3722285</text:p>
          </table:table-cell>
          <table:table-cell table:style-name="ce4" office:value-type="string" calcext:value-type="string">
            <text:p>Léoga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Ouest</text:p>
            <text:p>Population: 300,982</text:p>
          </table:table-cell>
        </table:table-row>
        <table:table-row table:style-name="ro2">
          <table:table-cell table:style-name="ce4" office:value-type="string" calcext:value-type="string">
            <text:p>Haïti|Léogane</text:p>
          </table:table-cell>
          <table:table-cell table:style-name="ce12" office:value-type="string" calcext:value-type="string">
            <text:p>#3271 #3346 #20799</text:p>
          </table:table-cell>
          <table:table-cell table:style-name="ce4" office:value-type="string" calcext:value-type="string">
            <text:p>http://www.geonames.org/3722287</text:p>
          </table:table-cell>
          <table:table-cell table:style-name="ce4" office:value-type="string" calcext:value-type="string">
            <text:p>Léogan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3">
          <table:table-cell table:style-name="ce4" office:value-type="string" calcext:value-type="string">
            <text:p>Haïti|Léogane</text:p>
          </table:table-cell>
          <table:table-cell table:style-name="ce12" office:value-type="string" calcext:value-type="string">
            <text:p>#3271 #3346 #20799</text:p>
          </table:table-cell>
          <table:table-cell table:style-name="ce4" office:value-type="string" calcext:value-type="string">
            <text:p>http://www.geonames.org/3722286</text:p>
          </table:table-cell>
          <table:table-cell table:style-name="ce4" office:value-type="string" calcext:value-type="string">
            <text:p>Leoga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Ouest</text:p>
            <text:p>Population: 134,190</text:p>
          </table:table-cell>
        </table:table-row>
        <table:table-row table:style-name="ro3">
          <table:table-cell table:style-name="ce1" office:value-type="string" calcext:value-type="string">
            <text:p>Haïti|Les Cayes</text:p>
          </table:table-cell>
          <table:table-cell table:style-name="ce10" office:value-type="string" calcext:value-type="string">
            <text:p>#20796</text:p>
          </table:table-cell>
          <table:table-cell table:style-name="ce1" office:value-type="string" calcext:value-type="string">
            <text:p>http://www.geonames.org/3728097</text:p>
          </table:table-cell>
          <table:table-cell table:style-name="ce1" office:value-type="string" calcext:value-type="string">
            <text:p>Les Caye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aïti</text:p>
            <text:p>Admin name: Sud</text:p>
            <text:p>Population: 125,799</text:p>
          </table:table-cell>
        </table:table-row>
        <table:table-row table:style-name="ro2">
          <table:table-cell table:style-name="ce1" office:value-type="string" calcext:value-type="string">
            <text:p>Haïti|Les Cayes</text:p>
          </table:table-cell>
          <table:table-cell table:style-name="ce10" office:value-type="string" calcext:value-type="string">
            <text:p>#20796</text:p>
          </table:table-cell>
          <table:table-cell table:style-name="ce1" office:value-type="string" calcext:value-type="string">
            <text:p>http://www.geonames.org/3722245</text:p>
          </table:table-cell>
          <table:table-cell table:style-name="ce1" office:value-type="string" calcext:value-type="string">
            <text:p>Les Caye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Sud</text:p>
          </table:table-cell>
        </table:table-row>
        <table:table-row table:style-name="ro3">
          <table:table-cell table:style-name="ce4" office:value-type="string" calcext:value-type="string">
            <text:p>Haïti|Milot</text:p>
          </table:table-cell>
          <table:table-cell table:style-name="ce12" office:value-type="string" calcext:value-type="string">
            <text:p>#478 #12813</text:p>
          </table:table-cell>
          <table:table-cell table:style-name="ce4" office:value-type="string" calcext:value-type="string">
            <text:p>http://www.geonames.org/3720854</text:p>
          </table:table-cell>
          <table:table-cell table:style-name="ce4" office:value-type="string" calcext:value-type="string">
            <text:p>Milo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Nord</text:p>
            <text:p>Population: 5,534</text:p>
          </table:table-cell>
        </table:table-row>
        <table:table-row table:style-name="ro2">
          <table:table-cell table:style-name="ce4" office:value-type="string" calcext:value-type="string">
            <text:p>Haïti|Milot</text:p>
          </table:table-cell>
          <table:table-cell table:style-name="ce12" office:value-type="string" calcext:value-type="string">
            <text:p>#478 #12813</text:p>
          </table:table-cell>
          <table:table-cell table:style-name="ce4" office:value-type="string" calcext:value-type="string">
            <text:p>http://www.geonames.org/3720855</text:p>
          </table:table-cell>
          <table:table-cell table:style-name="ce4" office:value-type="string" calcext:value-type="string">
            <text:p>Milot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Nord</text:p>
          </table:table-cell>
        </table:table-row>
        <table:table-row table:style-name="ro3">
          <table:table-cell table:style-name="ce1" office:value-type="string" calcext:value-type="string">
            <text:p>Haïti|Môle-Saint-Nicolas</text:p>
          </table:table-cell>
          <table:table-cell table:style-name="ce10" office:value-type="string" calcext:value-type="string">
            <text:p>#2004 #20809</text:p>
          </table:table-cell>
          <table:table-cell table:style-name="ce1" office:value-type="string" calcext:value-type="string">
            <text:p>http://www.geonames.org/3720764</text:p>
          </table:table-cell>
          <table:table-cell table:style-name="ce1" office:value-type="string" calcext:value-type="string">
            <text:p>Mole Saint Nicola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Nord-Ouest</text:p>
            <text:p>Population: 169,238</text:p>
          </table:table-cell>
        </table:table-row>
        <table:table-row table:style-name="ro3">
          <table:table-cell table:style-name="ce1" office:value-type="string" calcext:value-type="string">
            <text:p>Haïti|Môle-Saint-Nicolas</text:p>
          </table:table-cell>
          <table:table-cell table:style-name="ce10" office:value-type="string" calcext:value-type="string">
            <text:p>#2004 #20809</text:p>
          </table:table-cell>
          <table:table-cell table:style-name="ce1" office:value-type="string" calcext:value-type="string">
            <text:p>http://www.geonames.org/3720765</text:p>
          </table:table-cell>
          <table:table-cell table:style-name="ce1" office:value-type="string" calcext:value-type="string">
            <text:p>Mole Saint-Nicola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Haïti</text:p>
            <text:p>Admin name: Nord-Ouest</text:p>
            <text:p>Population: 3,224</text:p>
          </table:table-cell>
        </table:table-row>
        <table:table-row table:style-name="ro2">
          <table:table-cell table:style-name="ce1" office:value-type="string" calcext:value-type="string">
            <text:p>Haïti|Môle-Saint-Nicolas</text:p>
          </table:table-cell>
          <table:table-cell table:style-name="ce10" office:value-type="string" calcext:value-type="string">
            <text:p>#2004 #20809</text:p>
          </table:table-cell>
          <table:table-cell table:style-name="ce1" office:value-type="string" calcext:value-type="string">
            <text:p>http://www.geonames.org/3720767</text:p>
          </table:table-cell>
          <table:table-cell table:style-name="ce1" office:value-type="string" calcext:value-type="string">
            <text:p>Mole Saint Nicola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Nord-Ouest</text:p>
          </table:table-cell>
        </table:table-row>
        <table:table-row table:style-name="ro2">
          <table:table-cell table:style-name="ce1" office:value-type="string" calcext:value-type="string">
            <text:p>Haïti|Môle-Saint-Nicolas</text:p>
          </table:table-cell>
          <table:table-cell table:style-name="ce10" office:value-type="string" calcext:value-type="string">
            <text:p>#2004 #20809</text:p>
          </table:table-cell>
          <table:table-cell table:style-name="ce1" office:value-type="string" calcext:value-type="string">
            <text:p>http://www.geonames.org/3720766</text:p>
          </table:table-cell>
          <table:table-cell table:style-name="ce1" office:value-type="string" calcext:value-type="string">
            <text:p>Mole Saint Nicolas</text:p>
          </table:table-cell>
          <table:table-cell table:style-name="ce1"/>
          <table:table-cell table:style-name="ce3" office:value-type="string" calcext:value-type="string">
            <text:p>Feature: abandoned airfield</text:p>
            <text:p>Country: Haïti</text:p>
            <text:p>Admin name: Nord-Ouest</text:p>
          </table:table-cell>
        </table:table-row>
        <table:table-row table:style-name="ro3">
          <table:table-cell table:style-name="ce4" office:value-type="string" calcext:value-type="string">
            <text:p>Haïti|Petit Goave</text:p>
          </table:table-cell>
          <table:table-cell table:style-name="ce12" office:value-type="string" calcext:value-type="string">
            <text:p>#7772</text:p>
          </table:table-cell>
          <table:table-cell table:style-name="ce4" office:value-type="string" calcext:value-type="string">
            <text:p>http://www.geonames.org/3718962</text:p>
          </table:table-cell>
          <table:table-cell table:style-name="ce4" office:value-type="string" calcext:value-type="string">
            <text:p>Petit Goa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Ouest</text:p>
            <text:p>Population: 117,504</text:p>
          </table:table-cell>
        </table:table-row>
        <table:table-row table:style-name="ro2">
          <table:table-cell table:style-name="ce4" office:value-type="string" calcext:value-type="string">
            <text:p>Haïti|Petit Goave</text:p>
          </table:table-cell>
          <table:table-cell table:style-name="ce12" office:value-type="string" calcext:value-type="string">
            <text:p>#7772</text:p>
          </table:table-cell>
          <table:table-cell table:style-name="ce4" office:value-type="string" calcext:value-type="string">
            <text:p>http://www.geonames.org/3718963</text:p>
          </table:table-cell>
          <table:table-cell table:style-name="ce4" office:value-type="string" calcext:value-type="string">
            <text:p>Petit Goav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1">
          <table:table-cell table:style-name="ce1" office:value-type="string" calcext:value-type="string">
            <text:p>Haïti|Piétonville</text:p>
          </table:table-cell>
          <table:table-cell table:style-name="ce10" office:value-type="string" calcext:value-type="string">
            <text:p>#361 #493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Haïti|Port-au-Prince</text:p>
          </table:table-cell>
          <table:table-cell table:style-name="ce11" office:value-type="string" calcext:value-type="string">
            <text:p>#405 #530 #610 #2443 #3277 #3369 #3485 #7157 #7159 #7704 <text:s/>#7772 #7959 #7960 #7962 #7964 #7967 #7968 #7969 #7970 #7971 <text:s/>#7972 #7973 #10602 #10603 #10604</text:p>
          </table:table-cell>
          <table:table-cell table:style-name="ce4" office:value-type="string" calcext:value-type="string">
            <text:p>http://www.geonames.org/3718426</text:p>
          </table:table-cell>
          <table:table-cell table:style-name="ce4" office:value-type="string" calcext:value-type="string">
            <text:p>Port-au-Princ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Haïti</text:p>
            <text:p>Admin name: Ouest</text:p>
            <text:p>Population: 1,234,742</text:p>
          </table:table-cell>
        </table:table-row>
        <table:table-row table:style-name="ro3">
          <table:table-cell table:style-name="ce4" office:value-type="string" calcext:value-type="string">
            <text:p>Haïti|Port-au-Prince</text:p>
          </table:table-cell>
          <table:table-cell table:style-name="ce11" office:value-type="string" calcext:value-type="string">
            <text:p>#405 #530 #610 #2443 #3277 #3369 #3485 #7157 #7159 #7704 <text:s/>#7772 #7959 #7960 #7962 #7964 #7967 #7968 #7969 #7970 #7971 <text:s/>#7972 #7973 #10602 #10603 #10604</text:p>
          </table:table-cell>
          <table:table-cell table:style-name="ce4" office:value-type="string" calcext:value-type="string">
            <text:p>http://www.geonames.org/3718425</text:p>
          </table:table-cell>
          <table:table-cell table:style-name="ce4" office:value-type="string" calcext:value-type="string">
            <text:p>Port-au-Princ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Ouest</text:p>
            <text:p>Population: 2,109,516</text:p>
          </table:table-cell>
        </table:table-row>
        <table:table-row table:style-name="ro2">
          <table:table-cell table:style-name="ce4" office:value-type="string" calcext:value-type="string">
            <text:p>Haïti|Port-au-Prince</text:p>
          </table:table-cell>
          <table:table-cell table:style-name="ce11" office:value-type="string" calcext:value-type="string">
            <text:p>#405 #530 #610 #2443 #3277 #3369 #3485 #7157 #7159 #7704 <text:s/>#7772 #7959 #7960 #7962 #7964 #7967 #7968 #7969 #7970 #7971 <text:s/>#7972 #7973 #10602 #10603 #10604</text:p>
          </table:table-cell>
          <table:table-cell table:style-name="ce4" office:value-type="string" calcext:value-type="string">
            <text:p>http://www.geonames.org/3718427</text:p>
          </table:table-cell>
          <table:table-cell table:style-name="ce4" office:value-type="string" calcext:value-type="string">
            <text:p>Port-au-Princ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Ouest</text:p>
          </table:table-cell>
        </table:table-row>
        <table:table-row table:style-name="ro2">
          <table:table-cell table:style-name="ce4" office:value-type="string" calcext:value-type="string">
            <text:p>Haïti|Port-au-Prince</text:p>
          </table:table-cell>
          <table:table-cell table:style-name="ce11" office:value-type="string" calcext:value-type="string">
            <text:p>#405 #530 #610 #2443 #3277 #3369 #3485 #7157 #7159 #7704 <text:s/>#7772 #7959 #7960 #7962 #7964 #7967 #7968 #7969 #7970 #7971 <text:s/>#7972 #7973 #10602 #10603 #10604</text:p>
          </table:table-cell>
          <table:table-cell table:style-name="ce4" office:value-type="string" calcext:value-type="string">
            <text:p>http://www.geonames.org/11886693</text:p>
          </table:table-cell>
          <table:table-cell table:style-name="ce4" office:value-type="string" calcext:value-type="string">
            <text:p>Port Au Prince</text:p>
          </table:table-cell>
          <table:table-cell table:style-name="ce4"/>
          <table:table-cell table:style-name="ce5" office:value-type="string" calcext:value-type="string">
            <text:p>Feature: port</text:p>
            <text:p>Country: Haïti</text:p>
            <text:p>Admin name: Ouest</text:p>
          </table:table-cell>
        </table:table-row>
        <table:table-row table:style-name="ro3">
          <table:table-cell table:style-name="ce1" office:value-type="string" calcext:value-type="string">
            <text:p>Haïti|Port-de-Paix</text:p>
          </table:table-cell>
          <table:table-cell table:style-name="ce10" office:value-type="string" calcext:value-type="string">
            <text:p>#20844</text:p>
          </table:table-cell>
          <table:table-cell table:style-name="ce1" office:value-type="string" calcext:value-type="string">
            <text:p>http://www.geonames.org/3718420</text:p>
          </table:table-cell>
          <table:table-cell table:style-name="ce1" office:value-type="string" calcext:value-type="string">
            <text:p>Port-de-Paix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aïti</text:p>
            <text:p>Admin name: Nord-Ouest</text:p>
            <text:p>Population: 250,000</text:p>
          </table:table-cell>
        </table:table-row>
        <table:table-row table:style-name="ro3">
          <table:table-cell table:style-name="ce1" office:value-type="string" calcext:value-type="string">
            <text:p>Haïti|Port-de-Paix</text:p>
          </table:table-cell>
          <table:table-cell table:style-name="ce10" office:value-type="string" calcext:value-type="string">
            <text:p>#20844</text:p>
          </table:table-cell>
          <table:table-cell table:style-name="ce1" office:value-type="string" calcext:value-type="string">
            <text:p>http://www.geonames.org/3718419</text:p>
          </table:table-cell>
          <table:table-cell table:style-name="ce1" office:value-type="string" calcext:value-type="string">
            <text:p>Port-de-Paix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Haïti</text:p>
            <text:p>Admin name: Nord-Ouest</text:p>
            <text:p>Population: 189,690</text:p>
          </table:table-cell>
        </table:table-row>
        <table:table-row table:style-name="ro2">
          <table:table-cell table:style-name="ce1" office:value-type="string" calcext:value-type="string">
            <text:p>Haïti|Port-de-Paix</text:p>
          </table:table-cell>
          <table:table-cell table:style-name="ce10" office:value-type="string" calcext:value-type="string">
            <text:p>#20844</text:p>
          </table:table-cell>
          <table:table-cell table:style-name="ce1" office:value-type="string" calcext:value-type="string">
            <text:p>http://www.geonames.org/3718422</text:p>
          </table:table-cell>
          <table:table-cell table:style-name="ce1" office:value-type="string" calcext:value-type="string">
            <text:p>Port-de-Paix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Haïti</text:p>
            <text:p>Admin name: Nord-Ouest</text:p>
          </table:table-cell>
        </table:table-row>
        <table:table-row table:style-name="ro2">
          <table:table-cell table:style-name="ce1" office:value-type="string" calcext:value-type="string">
            <text:p>Haïti|Port-de-Paix</text:p>
          </table:table-cell>
          <table:table-cell table:style-name="ce10" office:value-type="string" calcext:value-type="string">
            <text:p>#20844</text:p>
          </table:table-cell>
          <table:table-cell table:style-name="ce1" office:value-type="string" calcext:value-type="string">
            <text:p>http://www.geonames.org/3718421</text:p>
          </table:table-cell>
          <table:table-cell table:style-name="ce1" office:value-type="string" calcext:value-type="string">
            <text:p>Port de Paix</text:p>
          </table:table-cell>
          <table:table-cell table:style-name="ce1"/>
          <table:table-cell table:style-name="ce3" office:value-type="string" calcext:value-type="string">
            <text:p>Feature: airfield</text:p>
            <text:p>Country: Haïti</text:p>
            <text:p>Admin name: Nord-Ouest</text:p>
          </table:table-cell>
        </table:table-row>
        <table:table-row table:style-name="ro3">
          <table:table-cell table:style-name="ce4" office:value-type="string" calcext:value-type="string">
            <text:p>Haïti|Saint-Marc</text:p>
          </table:table-cell>
          <table:table-cell table:style-name="ce12" office:value-type="string" calcext:value-type="string">
            <text:p>#3430</text:p>
          </table:table-cell>
          <table:table-cell table:style-name="ce4" office:value-type="string" calcext:value-type="string">
            <text:p>http://www.geonames.org/3717588</text:p>
          </table:table-cell>
          <table:table-cell table:style-name="ce4" office:value-type="string" calcext:value-type="string">
            <text:p>Saint-Marc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Artibonite</text:p>
            <text:p>Population: 66,226</text:p>
          </table:table-cell>
        </table:table-row>
        <table:table-row table:style-name="ro3">
          <table:table-cell table:style-name="ce4" office:value-type="string" calcext:value-type="string">
            <text:p>Haïti|Saint-Marc</text:p>
          </table:table-cell>
          <table:table-cell table:style-name="ce12" office:value-type="string" calcext:value-type="string">
            <text:p>#3430</text:p>
          </table:table-cell>
          <table:table-cell table:style-name="ce4" office:value-type="string" calcext:value-type="string">
            <text:p>http://www.geonames.org/3717587</text:p>
          </table:table-cell>
          <table:table-cell table:style-name="ce4" office:value-type="string" calcext:value-type="string">
            <text:p>Saint-Marc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Haïti</text:p>
            <text:p>Admin name: Artibonite</text:p>
            <text:p>Population: 268,499</text:p>
          </table:table-cell>
        </table:table-row>
        <table:table-row table:style-name="ro2">
          <table:table-cell table:style-name="ce4" office:value-type="string" calcext:value-type="string">
            <text:p>Haïti|Saint-Marc</text:p>
          </table:table-cell>
          <table:table-cell table:style-name="ce12" office:value-type="string" calcext:value-type="string">
            <text:p>#3430</text:p>
          </table:table-cell>
          <table:table-cell table:style-name="ce4" office:value-type="string" calcext:value-type="string">
            <text:p>http://www.geonames.org/3717589</text:p>
          </table:table-cell>
          <table:table-cell table:style-name="ce4" office:value-type="string" calcext:value-type="string">
            <text:p>Saint-Marc</text:p>
          </table:table-cell>
          <table:table-cell table:style-name="ce4"/>
          <table:table-cell table:style-name="ce5" office:value-type="string" calcext:value-type="string">
            <text:p>Feature: locality</text:p>
            <text:p>Country: Haïti</text:p>
            <text:p>Admin name: Nippes</text:p>
          </table:table-cell>
        </table:table-row>
        <table:table-row table:style-name="ro2">
          <table:table-cell table:style-name="ce4" office:value-type="string" calcext:value-type="string">
            <text:p>Haïti|Saint-Marc</text:p>
          </table:table-cell>
          <table:table-cell table:style-name="ce12" office:value-type="string" calcext:value-type="string">
            <text:p>#3430</text:p>
          </table:table-cell>
          <table:table-cell table:style-name="ce4" office:value-type="string" calcext:value-type="string">
            <text:p>http://www.geonames.org/3717590</text:p>
          </table:table-cell>
          <table:table-cell table:style-name="ce4" office:value-type="string" calcext:value-type="string">
            <text:p>Saint-Marc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1" office:value-type="string" calcext:value-type="string">
            <text:p>Hanse</text:p>
          </table:table-cell>
          <table:table-cell table:style-name="ce10" office:value-type="string" calcext:value-type="string">
            <text:p>#13190</text:p>
          </table:table-cell>
          <table:table-cell table:style-name="ce1" office:value-type="string" calcext:value-type="string">
            <text:p>http://www.geonames.org/10904596</text:p>
          </table:table-cell>
          <table:table-cell table:style-name="ce1" office:value-type="string" calcext:value-type="string">
            <text:p>Hans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nde</text:p>
            <text:p>Admin name: Karnataka</text:p>
          </table:table-cell>
        </table:table-row>
        <table:table-row table:style-name="ro1">
          <table:table-cell table:style-name="ce4" office:value-type="string" calcext:value-type="string">
            <text:p>Haut Como</text:p>
          </table:table-cell>
          <table:table-cell table:style-name="ce12" office:value-type="string" calcext:value-type="string">
            <text:p>#277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Haut Maroni</text:p>
          </table:table-cell>
          <table:table-cell table:style-name="ce10" office:value-type="string" calcext:value-type="string">
            <text:p>#2000 #2795 #11358 #22248 #22264 #2227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Haut-Maroni</text:p>
          </table:table-cell>
          <table:table-cell table:style-name="ce12" office:value-type="string" calcext:value-type="string">
            <text:p>#8106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Haut-Rhin</text:p>
          </table:table-cell>
          <table:table-cell table:style-name="ce10" office:value-type="string" calcext:value-type="string">
            <text:p>#10880 #10881 #10882 #10883 #10884 #10885 #10886 #10887 #10888</text:p>
          </table:table-cell>
          <table:table-cell table:style-name="ce1" office:value-type="string" calcext:value-type="string">
            <text:p>http://www.geonames.org/3013663</text:p>
          </table:table-cell>
          <table:table-cell table:style-name="ce1" office:value-type="string" calcext:value-type="string">
            <text:p>Haut-Rhin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Grand Est</text:p>
            <text:p>Population: 764,064</text:p>
          </table:table-cell>
        </table:table-row>
        <table:table-row table:style-name="ro1">
          <table:table-cell table:style-name="ce4" office:value-type="string" calcext:value-type="string">
            <text:p>Haut-Sinnamay</text:p>
          </table:table-cell>
          <table:table-cell table:style-name="ce12" office:value-type="string" calcext:value-type="string">
            <text:p>#9844 #9858 #9860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Haute Mana</text:p>
          </table:table-cell>
          <table:table-cell table:style-name="ce10" office:value-type="string" calcext:value-type="string">
            <text:p>#11940 #11941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Haute-Saône</text:p>
          </table:table-cell>
          <table:table-cell table:style-name="ce12" office:value-type="string" calcext:value-type="string">
            <text:p>#10901 #10902 #10904 #10905 #10906 #10907</text:p>
          </table:table-cell>
          <table:table-cell table:style-name="ce4" office:value-type="string" calcext:value-type="string">
            <text:p>http://www.geonames.org/3013737</text:p>
          </table:table-cell>
          <table:table-cell table:style-name="ce4" office:value-type="string" calcext:value-type="string">
            <text:p>Haute-Saô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Bourgogne-Franche-Comté</text:p>
            <text:p>Population: 246,975</text:p>
          </table:table-cell>
        </table:table-row>
        <table:table-row table:style-name="ro3">
          <table:table-cell table:style-name="ce1" office:value-type="string" calcext:value-type="string">
            <text:p>Haute-Vienne</text:p>
          </table:table-cell>
          <table:table-cell table:style-name="ce10" office:value-type="string" calcext:value-type="string">
            <text:p>#11046 #11047 #11048 #11049 #11050 #11051 #11052</text:p>
          </table:table-cell>
          <table:table-cell table:style-name="ce1" office:value-type="string" calcext:value-type="string">
            <text:p>http://www.geonames.org/3013719</text:p>
          </table:table-cell>
          <table:table-cell table:style-name="ce1" office:value-type="string" calcext:value-type="string">
            <text:p>Haute-Vienn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Nouvelle-Aquitaine</text:p>
            <text:p>Population: 383,418</text:p>
          </table:table-cell>
        </table:table-row>
        <table:table-row table:style-name="ro3">
          <table:table-cell table:style-name="ce4" office:value-type="string" calcext:value-type="string">
            <text:p>Hautes-Pyrénées</text:p>
          </table:table-cell>
          <table:table-cell table:style-name="ce12" office:value-type="string" calcext:value-type="string">
            <text:p>#10860 #10861 #10862 #10863 #10864 #10865 #10866</text:p>
          </table:table-cell>
          <table:table-cell table:style-name="ce4" office:value-type="string" calcext:value-type="string">
            <text:p>http://www.geonames.org/3013726</text:p>
          </table:table-cell>
          <table:table-cell table:style-name="ce4" office:value-type="string" calcext:value-type="string">
            <text:p>Hautes-Pyréné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Occitanie</text:p>
            <text:p>Population: 238,031</text:p>
          </table:table-cell>
        </table:table-row>
        <table:table-row table:style-name="ro2">
          <table:table-cell table:style-name="ce1" office:value-type="string" calcext:value-type="string">
            <text:p>Haway</text:p>
          </table:table-cell>
          <table:table-cell table:style-name="ce10" office:value-type="string" calcext:value-type="string">
            <text:p>#2548</text:p>
          </table:table-cell>
          <table:table-cell table:style-name="ce1" office:value-type="string" calcext:value-type="string">
            <text:p>http://www.geonames.org/7426919</text:p>
          </table:table-cell>
          <table:table-cell table:style-name="ce1" office:value-type="string" calcext:value-type="string">
            <text:p>Haway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hilippines</text:p>
            <text:p>Admin name: Région dIlocos</text:p>
          </table:table-cell>
        </table:table-row>
        <table:table-row table:style-name="ro2">
          <table:table-cell table:style-name="ce4" office:value-type="string" calcext:value-type="string">
            <text:p>Hispaniola</text:p>
          </table:table-cell>
          <table:table-cell table:style-name="ce12" office:value-type="string" calcext:value-type="string">
            <text:p>#124 #807 #1734 #3345 #3349 #3354 #3359 #13591 #13606 #20920</text:p>
          </table:table-cell>
          <table:table-cell table:style-name="ce4" office:value-type="string" calcext:value-type="string">
            <text:p>http://www.geonames.org/3504558</text:p>
          </table:table-cell>
          <table:table-cell table:style-name="ce4" office:value-type="string" calcext:value-type="string">
            <text:p>Hispaniola</text:p>
          </table:table-cell>
          <table:table-cell table:style-name="ce4"/>
          <table:table-cell table:style-name="ce5" office:value-type="string" calcext:value-type="string">
            <text:p>Feature: island</text:p>
            <text:p>Country: République Dominicaine</text:p>
            <text:p>Population: 21,107,000</text:p>
          </table:table-cell>
        </table:table-row>
        <table:table-row table:style-name="ro2">
          <table:table-cell table:style-name="ce1" office:value-type="string" calcext:value-type="string">
            <text:p>Hollande</text:p>
          </table:table-cell>
          <table:table-cell table:style-name="ce10" office:value-type="string" calcext:value-type="string">
            <text:p>#5919 #9141 #9385 #11482</text:p>
          </table:table-cell>
          <table:table-cell table:style-name="ce1" office:value-type="string" calcext:value-type="string">
            <text:p>http://www.geonames.org/8285549</text:p>
          </table:table-cell>
          <table:table-cell table:style-name="ce1" office:value-type="string" calcext:value-type="string">
            <text:p>Hollande</text:p>
          </table:table-cell>
          <table:table-cell table:style-name="ce1"/>
          <table:table-cell table:style-name="ce3" office:value-type="string" calcext:value-type="string">
            <text:p>Feature: region</text:p>
            <text:p>Country: Pays-Bas</text:p>
            <text:p>Admin name: Hollande-Méridionale</text:p>
          </table:table-cell>
        </table:table-row>
        <table:table-row table:style-name="ro2">
          <table:table-cell table:style-name="ce4" office:value-type="string" calcext:value-type="string">
            <text:p>Honduras</text:p>
          </table:table-cell>
          <table:table-cell table:style-name="ce12" office:value-type="string" calcext:value-type="string">
            <text:p>#88 #2443 #4111 #4837 #11127 #13593 #14623 #20819</text:p>
          </table:table-cell>
          <table:table-cell table:style-name="ce4" office:value-type="string" calcext:value-type="string">
            <text:p>http://www.geonames.org/3608932</text:p>
          </table:table-cell>
          <table:table-cell table:style-name="ce4" office:value-type="string" calcext:value-type="string">
            <text:p>Hondura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Honduras</text:p>
            <text:p>Population: 9,587,522</text:p>
          </table:table-cell>
        </table:table-row>
        <table:table-row table:style-name="ro2">
          <table:table-cell table:style-name="ce1" office:value-type="string" calcext:value-type="string">
            <text:p>Hongrie</text:p>
          </table:table-cell>
          <table:table-cell table:style-name="ce10" office:value-type="string" calcext:value-type="string">
            <text:p>#13131</text:p>
          </table:table-cell>
          <table:table-cell table:style-name="ce1" office:value-type="string" calcext:value-type="string">
            <text:p>http://www.geonames.org/719819</text:p>
          </table:table-cell>
          <table:table-cell table:style-name="ce1" office:value-type="string" calcext:value-type="string">
            <text:p>Hongr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Hongrie</text:p>
            <text:p>Population: 9,768,785</text:p>
          </table:table-cell>
        </table:table-row>
        <table:table-row table:style-name="ro2">
          <table:table-cell table:style-name="ce4" office:value-type="string" calcext:value-type="string">
            <text:p>Hôpital Jean Martial</text:p>
          </table:table-cell>
          <table:table-cell table:style-name="ce12" office:value-type="string" calcext:value-type="string">
            <text:p>#5984</text:p>
          </table:table-cell>
          <table:table-cell table:style-name="ce4" office:value-type="string" calcext:value-type="string">
            <text:p>http://www.geonames.org/3381395</text:p>
          </table:table-cell>
          <table:table-cell table:style-name="ce4" office:value-type="string" calcext:value-type="string">
            <text:p>Hôpital Jean Martial</text:p>
          </table:table-cell>
          <table:table-cell table:style-name="ce4"/>
          <table:table-cell table:style-name="ce5" office:value-type="string" calcext:value-type="string">
            <text:p>Feature: hospital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Icahary</text:p>
          </table:table-cell>
          <table:table-cell table:style-name="ce10" office:value-type="string" calcext:value-type="string">
            <text:p>#5626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Ile à Vache</text:p>
          </table:table-cell>
          <table:table-cell table:style-name="ce12" office:value-type="string" calcext:value-type="string">
            <text:p>#2499 #20922</text:p>
          </table:table-cell>
          <table:table-cell table:style-name="ce4" office:value-type="string" calcext:value-type="string">
            <text:p>http://www.geonames.org/3716145</text:p>
          </table:table-cell>
          <table:table-cell table:style-name="ce4" office:value-type="string" calcext:value-type="string">
            <text:p>Ile a Vache</text:p>
          </table:table-cell>
          <table:table-cell table:style-name="ce4"/>
          <table:table-cell table:style-name="ce5" office:value-type="string" calcext:value-type="string">
            <text:p>Feature: island</text:p>
            <text:p>Country: Haïti</text:p>
            <text:p>Admin name: Sud</text:p>
          </table:table-cell>
        </table:table-row>
        <table:table-row table:style-name="ro2">
          <table:table-cell table:style-name="ce4" office:value-type="string" calcext:value-type="string">
            <text:p>Ile à Vache</text:p>
          </table:table-cell>
          <table:table-cell table:style-name="ce12" office:value-type="string" calcext:value-type="string">
            <text:p>#2499 #20922</text:p>
          </table:table-cell>
          <table:table-cell table:style-name="ce4" office:value-type="string" calcext:value-type="string">
            <text:p>http://www.geonames.org/12123923</text:p>
          </table:table-cell>
          <table:table-cell table:style-name="ce4" office:value-type="string" calcext:value-type="string">
            <text:p>Ile a Vach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Sud</text:p>
          </table:table-cell>
        </table:table-row>
        <table:table-row table:style-name="ro1">
          <table:table-cell table:style-name="ce1" office:value-type="string" calcext:value-type="string">
            <text:p>Ile Bourbon</text:p>
          </table:table-cell>
          <table:table-cell table:style-name="ce13" office:value-type="string" calcext:value-type="string">
            <text:p>#2169 #2559 #2562 #2816 #4097 #5091 #5092 #5099 #5103 #5109 <text:s/>#5116 #5125 #5130 #11080 #11081 #11082 #11083 #11084 #11085 #11086 <text:s/>#13275 #13276 #13636 #13967 #13968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Ile d'Houapou</text:p>
          </table:table-cell>
          <table:table-cell table:style-name="ce12" office:value-type="string" calcext:value-type="string">
            <text:p>#2057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Ile de Cayenne</text:p>
          </table:table-cell>
          <table:table-cell table:style-name="ce10" office:value-type="string" calcext:value-type="string">
            <text:p>#1695 #4135 #4261 #4897 #7660 #20923</text:p>
          </table:table-cell>
          <table:table-cell table:style-name="ce1" office:value-type="string" calcext:value-type="string">
            <text:p>http://www.geonames.org/3382157</text:p>
          </table:table-cell>
          <table:table-cell table:style-name="ce1" office:value-type="string" calcext:value-type="string">
            <text:p>Ile de Cayenne</text:p>
          </table:table-cell>
          <table:table-cell table:style-name="ce1"/>
          <table:table-cell table:style-name="ce3" office:value-type="string" calcext:value-type="string">
            <text:p>Feature: island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Ile de Ceylan</text:p>
          </table:table-cell>
          <table:table-cell table:style-name="ce12" office:value-type="string" calcext:value-type="string">
            <text:p>#4118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Ile de Gorée</text:p>
          </table:table-cell>
          <table:table-cell table:style-name="ce10" office:value-type="string" calcext:value-type="string">
            <text:p>#4873</text:p>
          </table:table-cell>
          <table:table-cell table:style-name="ce1" office:value-type="string" calcext:value-type="string">
            <text:p>http://www.geonames.org/2251510</text:p>
          </table:table-cell>
          <table:table-cell table:style-name="ce1" office:value-type="string" calcext:value-type="string">
            <text:p>Ile de Goree</text:p>
          </table:table-cell>
          <table:table-cell table:style-name="ce1"/>
          <table:table-cell table:style-name="ce3" office:value-type="string" calcext:value-type="string">
            <text:p>Feature: island</text:p>
            <text:p>Country: Sénégal</text:p>
            <text:p>Admin name: Dakar</text:p>
          </table:table-cell>
        </table:table-row>
        <table:table-row table:style-name="ro2">
          <table:table-cell table:style-name="ce1" office:value-type="string" calcext:value-type="string">
            <text:p>Ile de Gorée</text:p>
          </table:table-cell>
          <table:table-cell table:style-name="ce10" office:value-type="string" calcext:value-type="string">
            <text:p>#4873</text:p>
          </table:table-cell>
          <table:table-cell table:style-name="ce1" office:value-type="string" calcext:value-type="string">
            <text:p>http://www.geonames.org/2251512</text:p>
          </table:table-cell>
          <table:table-cell table:style-name="ce1" office:value-type="string" calcext:value-type="string">
            <text:p>Ile de Gore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énégal</text:p>
            <text:p>Admin name: Dakar</text:p>
          </table:table-cell>
        </table:table-row>
        <table:table-row table:style-name="ro1">
          <table:table-cell table:style-name="ce4" office:value-type="string" calcext:value-type="string">
            <text:p>Ile de la Barbade</text:p>
          </table:table-cell>
          <table:table-cell table:style-name="ce12" office:value-type="string" calcext:value-type="string">
            <text:p>#4061 #618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Ile de la Tortue</text:p>
          </table:table-cell>
          <table:table-cell table:style-name="ce10" office:value-type="string" calcext:value-type="string">
            <text:p>#6217 #6757 #20651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Ile de Marajo</text:p>
          </table:table-cell>
          <table:table-cell table:style-name="ce12" office:value-type="string" calcext:value-type="string">
            <text:p>#4302 #5535 #5536 #5537 #5538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Ile de Saba</text:p>
          </table:table-cell>
          <table:table-cell table:style-name="ce10" office:value-type="string" calcext:value-type="string">
            <text:p>#2792</text:p>
          </table:table-cell>
          <table:table-cell table:style-name="ce1" office:value-type="string" calcext:value-type="string">
            <text:p>http://www.geonames.org/3513314</text:p>
          </table:table-cell>
          <table:table-cell table:style-name="ce1" office:value-type="string" calcext:value-type="string">
            <text:p>Ile de Saba</text:p>
          </table:table-cell>
          <table:table-cell table:style-name="ce1"/>
          <table:table-cell table:style-name="ce3" office:value-type="string" calcext:value-type="string">
            <text:p>Feature: island</text:p>
            <text:p>Country: Bonaire, Saint-Eustache et Saba</text:p>
            <text:p>Admin name: Saba</text:p>
          </table:table-cell>
        </table:table-row>
        <table:table-row table:style-name="ro1">
          <table:table-cell table:style-name="ce4" office:value-type="string" calcext:value-type="string">
            <text:p>Ile de Saint Christophe</text:p>
          </table:table-cell>
          <table:table-cell table:style-name="ce12" office:value-type="string" calcext:value-type="string">
            <text:p>#4061 #10709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Ile du Diable</text:p>
          </table:table-cell>
          <table:table-cell table:style-name="ce10" office:value-type="string" calcext:value-type="string">
            <text:p>#276 #2556 #2677 #2678 #2679 #3552 #3562 #3716 #6014 #6503</text:p>
          </table:table-cell>
          <table:table-cell table:style-name="ce1" office:value-type="string" calcext:value-type="string">
            <text:p>http://www.geonames.org/3381836</text:p>
          </table:table-cell>
          <table:table-cell table:style-name="ce1" office:value-type="string" calcext:value-type="string">
            <text:p>Ile du Diable</text:p>
          </table:table-cell>
          <table:table-cell table:style-name="ce1"/>
          <table:table-cell table:style-name="ce3" office:value-type="string" calcext:value-type="string">
            <text:p>Feature: island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Ile du Grand Connétable</text:p>
          </table:table-cell>
          <table:table-cell table:style-name="ce12" office:value-type="string" calcext:value-type="string">
            <text:p>#326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Ile Margarita</text:p>
          </table:table-cell>
          <table:table-cell table:style-name="ce10" office:value-type="string" calcext:value-type="string">
            <text:p>#1465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Ile Royale</text:p>
          </table:table-cell>
          <table:table-cell table:style-name="ce12" office:value-type="string" calcext:value-type="string">
            <text:p>#276 #484 #915 #2549 #3716</text:p>
          </table:table-cell>
          <table:table-cell table:style-name="ce4" office:value-type="string" calcext:value-type="string">
            <text:p>http://www.geonames.org/3380448</text:p>
          </table:table-cell>
          <table:table-cell table:style-name="ce4" office:value-type="string" calcext:value-type="string">
            <text:p>Ile Royale</text:p>
          </table:table-cell>
          <table:table-cell table:style-name="ce4"/>
          <table:table-cell table:style-name="ce5" office:value-type="string" calcext:value-type="string">
            <text:p>Feature: island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Ile Saint Joseph</text:p>
          </table:table-cell>
          <table:table-cell table:style-name="ce10" office:value-type="string" calcext:value-type="string">
            <text:p>#2671 #3716</text:p>
          </table:table-cell>
          <table:table-cell table:style-name="ce1" office:value-type="string" calcext:value-type="string">
            <text:p>http://www.geonames.org/3380391</text:p>
          </table:table-cell>
          <table:table-cell table:style-name="ce1" office:value-type="string" calcext:value-type="string">
            <text:p>Ile Saint-Joseph</text:p>
          </table:table-cell>
          <table:table-cell table:style-name="ce1"/>
          <table:table-cell table:style-name="ce3" office:value-type="string" calcext:value-type="string">
            <text:p>Feature: island</text:p>
            <text:p>Country: Guyane</text:p>
            <text:p>Admin name: Guyane</text:p>
          </table:table-cell>
        </table:table-row>
        <table:table-row table:style-name="ro2">
          <table:table-cell table:style-name="ce1" office:value-type="string" calcext:value-type="string">
            <text:p>Ile Saint Joseph</text:p>
          </table:table-cell>
          <table:table-cell table:style-name="ce10" office:value-type="string" calcext:value-type="string">
            <text:p>#2671 #3716</text:p>
          </table:table-cell>
          <table:table-cell table:style-name="ce1" office:value-type="string" calcext:value-type="string">
            <text:p>http://www.geonames.org/5981856</text:p>
          </table:table-cell>
          <table:table-cell table:style-name="ce1" office:value-type="string" calcext:value-type="string">
            <text:p>Île Saint-Joseph</text:p>
          </table:table-cell>
          <table:table-cell table:style-name="ce1"/>
          <table:table-cell table:style-name="ce3" office:value-type="string" calcext:value-type="string">
            <text:p>Feature: island</text:p>
            <text:p>Country: Canada</text:p>
            <text:p>Admin name: Québec</text:p>
          </table:table-cell>
        </table:table-row>
        <table:table-row table:style-name="ro2">
          <table:table-cell table:style-name="ce1" office:value-type="string" calcext:value-type="string">
            <text:p>Ile Saint Joseph</text:p>
          </table:table-cell>
          <table:table-cell table:style-name="ce10" office:value-type="string" calcext:value-type="string">
            <text:p>#2671 #3716</text:p>
          </table:table-cell>
          <table:table-cell table:style-name="ce1" office:value-type="string" calcext:value-type="string">
            <text:p>http://www.geonames.org/5981857</text:p>
          </table:table-cell>
          <table:table-cell table:style-name="ce1" office:value-type="string" calcext:value-type="string">
            <text:p>Île Saint-Joseph</text:p>
          </table:table-cell>
          <table:table-cell table:style-name="ce1"/>
          <table:table-cell table:style-name="ce3" office:value-type="string" calcext:value-type="string">
            <text:p>Feature: island</text:p>
            <text:p>Country: Canada</text:p>
            <text:p>Admin name: Québec</text:p>
          </table:table-cell>
        </table:table-row>
        <table:table-row table:style-name="ro3">
          <table:table-cell table:style-name="ce4" office:value-type="string" calcext:value-type="string">
            <text:p>Ile-de-France</text:p>
          </table:table-cell>
          <table:table-cell table:style-name="ce12" office:value-type="string" calcext:value-type="string">
            <text:p>#2801</text:p>
          </table:table-cell>
          <table:table-cell table:style-name="ce4" office:value-type="string" calcext:value-type="string">
            <text:p>http://www.geonames.org/2988507</text:p>
          </table:table-cell>
          <table:table-cell table:style-name="ce4" office:value-type="string" calcext:value-type="string">
            <text:p>Ile-de-Franc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France</text:p>
            <text:p>Admin name: Île-de-France</text:p>
            <text:p>Population: 2,138,551</text:p>
          </table:table-cell>
        </table:table-row>
        <table:table-row table:style-name="ro3">
          <table:table-cell table:style-name="ce1" office:value-type="string" calcext:value-type="string">
            <text:p>Iles Baléares</text:p>
          </table:table-cell>
          <table:table-cell table:style-name="ce10" office:value-type="string" calcext:value-type="string">
            <text:p>#1458</text:p>
          </table:table-cell>
          <table:table-cell table:style-name="ce1" office:value-type="string" calcext:value-type="string">
            <text:p>http://www.geonames.org/2521383</text:p>
          </table:table-cell>
          <table:table-cell table:style-name="ce1" office:value-type="string" calcext:value-type="string">
            <text:p>Iles Balear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Espagne</text:p>
            <text:p>Admin name: Baléares</text:p>
            <text:p>Population: 1,095,426</text:p>
          </table:table-cell>
        </table:table-row>
        <table:table-row table:style-name="ro2">
          <table:table-cell table:style-name="ce1" office:value-type="string" calcext:value-type="string">
            <text:p>Iles Baléares</text:p>
          </table:table-cell>
          <table:table-cell table:style-name="ce10" office:value-type="string" calcext:value-type="string">
            <text:p>#1458</text:p>
          </table:table-cell>
          <table:table-cell table:style-name="ce1" office:value-type="string" calcext:value-type="string">
            <text:p>http://www.geonames.org/2521384</text:p>
          </table:table-cell>
          <table:table-cell table:style-name="ce1" office:value-type="string" calcext:value-type="string">
            <text:p>Iles Baleares</text:p>
          </table:table-cell>
          <table:table-cell table:style-name="ce1"/>
          <table:table-cell table:style-name="ce3" office:value-type="string" calcext:value-type="string">
            <text:p>Feature: islands</text:p>
            <text:p>Country: Espagne</text:p>
            <text:p>Admin name: Baléares</text:p>
          </table:table-cell>
        </table:table-row>
        <table:table-row table:style-name="ro1">
          <table:table-cell table:style-name="ce4" office:value-type="string" calcext:value-type="string">
            <text:p>Iles de Rémire</text:p>
          </table:table-cell>
          <table:table-cell table:style-name="ce12" office:value-type="string" calcext:value-type="string">
            <text:p>#413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Iles de Terre-Neuve</text:p>
          </table:table-cell>
          <table:table-cell table:style-name="ce10" office:value-type="string" calcext:value-type="string">
            <text:p>#4118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Iles des Saintes</text:p>
          </table:table-cell>
          <table:table-cell table:style-name="ce12" office:value-type="string" calcext:value-type="string">
            <text:p>#1404</text:p>
          </table:table-cell>
          <table:table-cell table:style-name="ce4" office:value-type="string" calcext:value-type="string">
            <text:p>http://www.geonames.org/3578934</text:p>
          </table:table-cell>
          <table:table-cell table:style-name="ce4" office:value-type="string" calcext:value-type="string">
            <text:p>Iles des Saintes</text:p>
          </table:table-cell>
          <table:table-cell table:style-name="ce4"/>
          <table:table-cell table:style-name="ce5" office:value-type="string" calcext:value-type="string">
            <text:p>Feature: islands</text:p>
            <text:p>Country: Guadeloupe</text:p>
            <text:p>Admin name: Guadeloupe</text:p>
          </table:table-cell>
        </table:table-row>
        <table:table-row table:style-name="ro2">
          <table:table-cell table:style-name="ce1" office:value-type="string" calcext:value-type="string">
            <text:p>Iles du Diable</text:p>
          </table:table-cell>
          <table:table-cell table:style-name="ce10" office:value-type="string" calcext:value-type="string">
            <text:p>#2576</text:p>
          </table:table-cell>
          <table:table-cell table:style-name="ce1" office:value-type="string" calcext:value-type="string">
            <text:p>http://www.geonames.org/2252973</text:p>
          </table:table-cell>
          <table:table-cell table:style-name="ce1" office:value-type="string" calcext:value-type="string">
            <text:p>Îles du Diable</text:p>
          </table:table-cell>
          <table:table-cell table:style-name="ce1"/>
          <table:table-cell table:style-name="ce3" office:value-type="string" calcext:value-type="string">
            <text:p>Feature: islands</text:p>
            <text:p>Country: Sénégal</text:p>
            <text:p>Admin name: Fatick</text:p>
          </table:table-cell>
        </table:table-row>
        <table:table-row table:style-name="ro4">
          <table:table-cell table:style-name="ce4" office:value-type="string" calcext:value-type="string">
            <text:p>Iles du Salut</text:p>
          </table:table-cell>
          <table:table-cell table:style-name="ce11" office:value-type="string" calcext:value-type="string">
            <text:p>#2173 #2289 #2549 #3557 #4106 #4107 #4108 #4185 #5958 #5960 <text:s/>#5962 #6189 #6209 #6654</text:p>
          </table:table-cell>
          <table:table-cell table:style-name="ce4" office:value-type="string" calcext:value-type="string">
            <text:p>http://www.geonames.org/3380359</text:p>
          </table:table-cell>
          <table:table-cell table:style-name="ce4" office:value-type="string" calcext:value-type="string">
            <text:p>Iles du Salut</text:p>
          </table:table-cell>
          <table:table-cell table:style-name="ce4"/>
          <table:table-cell table:style-name="ce5" office:value-type="string" calcext:value-type="string">
            <text:p>Feature: islands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Iles du vent</text:p>
          </table:table-cell>
          <table:table-cell table:style-name="ce10" office:value-type="string" calcext:value-type="string">
            <text:p>#20482</text:p>
          </table:table-cell>
          <table:table-cell table:style-name="ce1" office:value-type="string" calcext:value-type="string">
            <text:p>http://www.geonames.org/4033032</text:p>
          </table:table-cell>
          <table:table-cell table:style-name="ce1" office:value-type="string" calcext:value-type="string">
            <text:p>Iles du Vent</text:p>
          </table:table-cell>
          <table:table-cell table:style-name="ce1"/>
          <table:table-cell table:style-name="ce3" office:value-type="string" calcext:value-type="string">
            <text:p>Feature: islands</text:p>
            <text:p>Country: Polynésie Française</text:p>
          </table:table-cell>
        </table:table-row>
        <table:table-row table:style-name="ro3">
          <table:table-cell table:style-name="ce1" office:value-type="string" calcext:value-type="string">
            <text:p>Iles du vent</text:p>
          </table:table-cell>
          <table:table-cell table:style-name="ce10" office:value-type="string" calcext:value-type="string">
            <text:p>#20482</text:p>
          </table:table-cell>
          <table:table-cell table:style-name="ce1" office:value-type="string" calcext:value-type="string">
            <text:p>http://www.geonames.org/4034365</text:p>
          </table:table-cell>
          <table:table-cell table:style-name="ce1" office:value-type="string" calcext:value-type="string">
            <text:p>Îles du Vent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olynésie Française</text:p>
            <text:p>Admin name: Îles du Vent</text:p>
            <text:p>Population: 194,939</text:p>
          </table:table-cell>
        </table:table-row>
        <table:table-row table:style-name="ro2">
          <table:table-cell table:style-name="ce4" office:value-type="string" calcext:value-type="string">
            <text:p>Iles Feroë</text:p>
          </table:table-cell>
          <table:table-cell table:style-name="ce12" office:value-type="string" calcext:value-type="string">
            <text:p>#5339 #5340</text:p>
          </table:table-cell>
          <table:table-cell table:style-name="ce4" office:value-type="string" calcext:value-type="string">
            <text:p>http://www.geonames.org/2622320</text:p>
          </table:table-cell>
          <table:table-cell table:style-name="ce4" office:value-type="string" calcext:value-type="string">
            <text:p>Iles Feroe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Îles Féroé</text:p>
            <text:p>Population: 48,497</text:p>
          </table:table-cell>
        </table:table-row>
        <table:table-row table:style-name="ro1">
          <table:table-cell table:style-name="ce1" office:value-type="string" calcext:value-type="string">
            <text:p>Iles Gallapagos</text:p>
          </table:table-cell>
          <table:table-cell table:style-name="ce10" office:value-type="string" calcext:value-type="string">
            <text:p>#5331 #533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Iles Malouines</text:p>
          </table:table-cell>
          <table:table-cell table:style-name="ce12" office:value-type="string" calcext:value-type="string">
            <text:p>#5333</text:p>
          </table:table-cell>
          <table:table-cell table:style-name="ce4" office:value-type="string" calcext:value-type="string">
            <text:p>http://www.geonames.org/3474414</text:p>
          </table:table-cell>
          <table:table-cell table:style-name="ce4" office:value-type="string" calcext:value-type="string">
            <text:p>Iles Malouines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Îles Malouines</text:p>
            <text:p>Population: 2,638</text:p>
          </table:table-cell>
        </table:table-row>
        <table:table-row table:style-name="ro3">
          <table:table-cell table:style-name="ce1" office:value-type="string" calcext:value-type="string">
            <text:p>Iles Marquises</text:p>
          </table:table-cell>
          <table:table-cell table:style-name="ce10" office:value-type="string" calcext:value-type="string">
            <text:p>#4118 #5959 #6272</text:p>
          </table:table-cell>
          <table:table-cell table:style-name="ce1" office:value-type="string" calcext:value-type="string">
            <text:p>http://www.geonames.org/4019991</text:p>
          </table:table-cell>
          <table:table-cell table:style-name="ce1" office:value-type="string" calcext:value-type="string">
            <text:p>Iles Marquis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olynésie Française</text:p>
            <text:p>Admin name: Îles Marquises</text:p>
            <text:p>Population: 8,982</text:p>
          </table:table-cell>
        </table:table-row>
        <table:table-row table:style-name="ro1">
          <table:table-cell table:style-name="ce4" office:value-type="string" calcext:value-type="string">
            <text:p>Iles Shetland</text:p>
          </table:table-cell>
          <table:table-cell table:style-name="ce12" office:value-type="string" calcext:value-type="string">
            <text:p>#5332 #534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Iles sous le vent</text:p>
          </table:table-cell>
          <table:table-cell table:style-name="ce10" office:value-type="string" calcext:value-type="string">
            <text:p>#22068</text:p>
          </table:table-cell>
          <table:table-cell table:style-name="ce1" office:value-type="string" calcext:value-type="string">
            <text:p>http://www.geonames.org/4030994</text:p>
          </table:table-cell>
          <table:table-cell table:style-name="ce1" office:value-type="string" calcext:value-type="string">
            <text:p>Iles Sous le Vent</text:p>
          </table:table-cell>
          <table:table-cell table:style-name="ce1"/>
          <table:table-cell table:style-name="ce3" office:value-type="string" calcext:value-type="string">
            <text:p>Feature: islands</text:p>
            <text:p>Country: Polynésie Française</text:p>
            <text:p>Admin name: Îles Sous-le-Vent</text:p>
          </table:table-cell>
        </table:table-row>
        <table:table-row table:style-name="ro3">
          <table:table-cell table:style-name="ce1" office:value-type="string" calcext:value-type="string">
            <text:p>Iles sous le vent</text:p>
          </table:table-cell>
          <table:table-cell table:style-name="ce10" office:value-type="string" calcext:value-type="string">
            <text:p>#22068</text:p>
          </table:table-cell>
          <table:table-cell table:style-name="ce1" office:value-type="string" calcext:value-type="string">
            <text:p>http://www.geonames.org/4034364</text:p>
          </table:table-cell>
          <table:table-cell table:style-name="ce1" office:value-type="string" calcext:value-type="string">
            <text:p>Îles Sous-le-Vent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olynésie Française</text:p>
            <text:p>Admin name: Îles Sous-le-Vent</text:p>
            <text:p>Population: 31,814</text:p>
          </table:table-cell>
        </table:table-row>
        <table:table-row table:style-name="ro3">
          <table:table-cell table:style-name="ce4" office:value-type="string" calcext:value-type="string">
            <text:p>Iles Sous-le-Vent</text:p>
          </table:table-cell>
          <table:table-cell table:style-name="ce12" office:value-type="string" calcext:value-type="string">
            <text:p>#4035 #6190 #6196</text:p>
          </table:table-cell>
          <table:table-cell table:style-name="ce4" office:value-type="string" calcext:value-type="string">
            <text:p>http://www.geonames.org/4034364</text:p>
          </table:table-cell>
          <table:table-cell table:style-name="ce4" office:value-type="string" calcext:value-type="string">
            <text:p>Îles Sous-le-Vent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olynésie Française</text:p>
            <text:p>Admin name: Îles Sous-le-Vent</text:p>
            <text:p>Population: 31,814</text:p>
          </table:table-cell>
        </table:table-row>
        <table:table-row table:style-name="ro2">
          <table:table-cell table:style-name="ce4" office:value-type="string" calcext:value-type="string">
            <text:p>Iles Sous-le-Vent</text:p>
          </table:table-cell>
          <table:table-cell table:style-name="ce12" office:value-type="string" calcext:value-type="string">
            <text:p>#4035 #6190 #6196</text:p>
          </table:table-cell>
          <table:table-cell table:style-name="ce4" office:value-type="string" calcext:value-type="string">
            <text:p>http://www.geonames.org/4030994</text:p>
          </table:table-cell>
          <table:table-cell table:style-name="ce4" office:value-type="string" calcext:value-type="string">
            <text:p>Iles Sous le Vent</text:p>
          </table:table-cell>
          <table:table-cell table:style-name="ce4"/>
          <table:table-cell table:style-name="ce5" office:value-type="string" calcext:value-type="string">
            <text:p>Feature: islands</text:p>
            <text:p>Country: Polynésie Française</text:p>
            <text:p>Admin name: Îles Sous-le-Vent</text:p>
          </table:table-cell>
        </table:table-row>
        <table:table-row table:style-name="ro2">
          <table:table-cell table:style-name="ce1" office:value-type="string" calcext:value-type="string">
            <text:p>Iles Vierges Britanniques</text:p>
          </table:table-cell>
          <table:table-cell table:style-name="ce10" office:value-type="string" calcext:value-type="string">
            <text:p>#2423 #6925 #10114 #16384 #16407</text:p>
          </table:table-cell>
          <table:table-cell table:style-name="ce1" office:value-type="string" calcext:value-type="string">
            <text:p>http://www.geonames.org/3577718</text:p>
          </table:table-cell>
          <table:table-cell table:style-name="ce1" office:value-type="string" calcext:value-type="string">
            <text:p>Iles Vierges britanniques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Îles Vierges</text:p>
            <text:p>Population: 29,802</text:p>
          </table:table-cell>
        </table:table-row>
        <table:table-row table:style-name="ro2">
          <table:table-cell table:style-name="ce4" office:value-type="string" calcext:value-type="string">
            <text:p>Îles vierges britanniques|Tortola</text:p>
          </table:table-cell>
          <table:table-cell table:style-name="ce12" office:value-type="string" calcext:value-type="string">
            <text:p>#10115 #20772</text:p>
          </table:table-cell>
          <table:table-cell table:style-name="ce4" office:value-type="string" calcext:value-type="string">
            <text:p>http://www.geonames.org/3577342</text:p>
          </table:table-cell>
          <table:table-cell table:style-name="ce4" office:value-type="string" calcext:value-type="string">
            <text:p>Tortola</text:p>
          </table:table-cell>
          <table:table-cell table:style-name="ce4"/>
          <table:table-cell table:style-name="ce5" office:value-type="string" calcext:value-type="string">
            <text:p>Feature: island</text:p>
            <text:p>Country: Îles Vierges</text:p>
            <text:p>Population: 23,908</text:p>
          </table:table-cell>
        </table:table-row>
        <table:table-row table:style-name="ro4">
          <table:table-cell table:style-name="ce1" office:value-type="string" calcext:value-type="string">
            <text:p>Îles vierges britanniques|Virgin Gorda</text:p>
          </table:table-cell>
          <table:table-cell table:style-name="ce10" office:value-type="string" calcext:value-type="string">
            <text:p>#10116</text:p>
          </table:table-cell>
          <table:table-cell table:style-name="ce1" office:value-type="string" calcext:value-type="string">
            <text:p>http://www.geonames.org/3577326</text:p>
          </table:table-cell>
          <table:table-cell table:style-name="ce1" office:value-type="string" calcext:value-type="string">
            <text:p>Virgin Gorda Airport</text:p>
          </table:table-cell>
          <table:table-cell table:style-name="ce1"/>
          <table:table-cell table:style-name="ce3" office:value-type="string" calcext:value-type="string">
            <text:p>Feature: airport</text:p>
            <text:p>Country: Îles Vierges</text:p>
          </table:table-cell>
        </table:table-row>
        <table:table-row table:style-name="ro4">
          <table:table-cell table:style-name="ce1" office:value-type="string" calcext:value-type="string">
            <text:p>Îles vierges britanniques|Virgin Gorda</text:p>
          </table:table-cell>
          <table:table-cell table:style-name="ce10" office:value-type="string" calcext:value-type="string">
            <text:p>#10116</text:p>
          </table:table-cell>
          <table:table-cell table:style-name="ce1" office:value-type="string" calcext:value-type="string">
            <text:p>http://www.geonames.org/3577325</text:p>
          </table:table-cell>
          <table:table-cell table:style-name="ce1" office:value-type="string" calcext:value-type="string">
            <text:p>Virgin Gorda</text:p>
          </table:table-cell>
          <table:table-cell table:style-name="ce1"/>
          <table:table-cell table:style-name="ce3" office:value-type="string" calcext:value-type="string">
            <text:p>Feature: island</text:p>
            <text:p>Country: Îles Vierges</text:p>
          </table:table-cell>
        </table:table-row>
        <table:table-row table:style-name="ro1">
          <table:table-cell table:style-name="ce4" office:value-type="string" calcext:value-type="string">
            <text:p>Îles vierges des États-Uni|Sainte Croix</text:p>
          </table:table-cell>
          <table:table-cell table:style-name="ce12" office:value-type="string" calcext:value-type="string">
            <text:p>#10127 #10128 #10129 #10130 #1013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Îles vierges des États-Unis</text:p>
          </table:table-cell>
          <table:table-cell table:style-name="ce10" office:value-type="string" calcext:value-type="string">
            <text:p>#16407 #21567 #21689</text:p>
          </table:table-cell>
          <table:table-cell table:style-name="ce1" office:value-type="string" calcext:value-type="string">
            <text:p>http://www.geonames.org/4796775</text:p>
          </table:table-cell>
          <table:table-cell table:style-name="ce1" office:value-type="string" calcext:value-type="string">
            <text:p>Îles Vierges des États-Unis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Îles Vierges des États-Unis</text:p>
            <text:p>Population: 106,977</text:p>
          </table:table-cell>
        </table:table-row>
        <table:table-row table:style-name="ro3">
          <table:table-cell table:style-name="ce4" office:value-type="string" calcext:value-type="string">
            <text:p>Îles vierges des États-Unis|Charlotte-Amalia</text:p>
          </table:table-cell>
          <table:table-cell table:style-name="ce12" office:value-type="string" calcext:value-type="string">
            <text:p>#3262</text:p>
          </table:table-cell>
          <table:table-cell table:style-name="ce4" office:value-type="string" calcext:value-type="string">
            <text:p>http://www.geonames.org/4795467</text:p>
          </table:table-cell>
          <table:table-cell table:style-name="ce4" office:value-type="string" calcext:value-type="string">
            <text:p>Charlotte Amalia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Îles Vierges des États-Unis</text:p>
            <text:p>Admin name: Saint Thomas Island</text:p>
            <text:p>Population: 20,000</text:p>
          </table:table-cell>
        </table:table-row>
        <table:table-row table:style-name="ro2">
          <table:table-cell table:style-name="ce1" office:value-type="string" calcext:value-type="string">
            <text:p>Îles vierges des États-Unis|Christiansted</text:p>
          </table:table-cell>
          <table:table-cell table:style-name="ce10" office:value-type="string" calcext:value-type="string">
            <text:p>#3264</text:p>
          </table:table-cell>
          <table:table-cell table:style-name="ce1" office:value-type="string" calcext:value-type="string">
            <text:p>http://www.geonames.org/9252018</text:p>
          </table:table-cell>
          <table:table-cell table:style-name="ce1" office:value-type="string" calcext:value-type="string">
            <text:p>Christiansted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Îles Vierges des États-Unis</text:p>
            <text:p>Admin name: Saint Croix Island</text:p>
          </table:table-cell>
        </table:table-row>
        <table:table-row table:style-name="ro2">
          <table:table-cell table:style-name="ce1" office:value-type="string" calcext:value-type="string">
            <text:p>Îles vierges des États-Unis|Christiansted</text:p>
          </table:table-cell>
          <table:table-cell table:style-name="ce10" office:value-type="string" calcext:value-type="string">
            <text:p>#3264</text:p>
          </table:table-cell>
          <table:table-cell table:style-name="ce1" office:value-type="string" calcext:value-type="string">
            <text:p>http://www.geonames.org/4795479</text:p>
          </table:table-cell>
          <table:table-cell table:style-name="ce1" office:value-type="string" calcext:value-type="string">
            <text:p>Christiansted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Îles Vierges des États-Unis</text:p>
            <text:p>Admin name: Saint Croix Island</text:p>
          </table:table-cell>
        </table:table-row>
        <table:table-row table:style-name="ro1">
          <table:table-cell table:style-name="ce4" office:value-type="string" calcext:value-type="string">
            <text:p>Îles vierges des États-Unis|Frédéricksted</text:p>
          </table:table-cell>
          <table:table-cell table:style-name="ce12" office:value-type="string" calcext:value-type="string">
            <text:p>#3265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Îles vierges des États-Unis|Saint-Thomas</text:p>
          </table:table-cell>
          <table:table-cell table:style-name="ce13" office:value-type="string" calcext:value-type="string">
            <text:p>#10104 #10107 #10108 #10109 #10110 #10111 #10112 #10117 #10118 #10119 <text:s/>#10120 #12157</text:p>
          </table:table-cell>
          <table:table-cell table:style-name="ce1" office:value-type="string" calcext:value-type="string">
            <text:p>http://www.geonames.org/4796548</text:p>
          </table:table-cell>
          <table:table-cell table:style-name="ce1" office:value-type="string" calcext:value-type="string">
            <text:p>Saint-Thomas</text:p>
          </table:table-cell>
          <table:table-cell table:style-name="ce1"/>
          <table:table-cell table:style-name="ce3" office:value-type="string" calcext:value-type="string">
            <text:p>Feature: island</text:p>
            <text:p>Country: Îles Vierges des États-Unis</text:p>
            <text:p>Admin name: Saint Thomas Island</text:p>
            <text:p>Population: 51,634</text:p>
          </table:table-cell>
        </table:table-row>
        <table:table-row table:style-name="ro3">
          <table:table-cell table:style-name="ce1" office:value-type="string" calcext:value-type="string">
            <text:p>Îles vierges des États-Unis|Saint-Thomas</text:p>
          </table:table-cell>
          <table:table-cell table:style-name="ce13" office:value-type="string" calcext:value-type="string">
            <text:p>#10104 #10107 #10108 #10109 #10110 #10111 #10112 #10117 #10118 #10119 <text:s/>#10120 #12157</text:p>
          </table:table-cell>
          <table:table-cell table:style-name="ce1" office:value-type="string" calcext:value-type="string">
            <text:p>http://www.geonames.org/4795467</text:p>
          </table:table-cell>
          <table:table-cell table:style-name="ce1" office:value-type="string" calcext:value-type="string">
            <text:p>Saint Thomas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Îles Vierges des États-Unis</text:p>
            <text:p>Admin name: Saint Thomas Island</text:p>
            <text:p>Population: 20,000</text:p>
          </table:table-cell>
        </table:table-row>
        <table:table-row table:style-name="ro1">
          <table:table-cell table:style-name="ce4" office:value-type="string" calcext:value-type="string">
            <text:p>Ilet La Mère</text:p>
          </table:table-cell>
          <table:table-cell table:style-name="ce12" office:value-type="string" calcext:value-type="string">
            <text:p>#166 #172 #273 #397 #2173 #2549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Inde</text:p>
          </table:table-cell>
          <table:table-cell table:style-name="ce13" office:value-type="string" calcext:value-type="string">
            <text:p>#2041 #2178 #2442 #2637 #2806 #3507 #3596 #4112 #4118 #5090 <text:s/>#5092 #5095 #5109 #5123 #6191 #6588 #8123 #10340 #10341 #10845 <text:s/>#11087 #11088 #11089 #11090 #11091 #11092 #11093 #11286 #11294 #12535 <text:s/>#12847 #13099 #13129 #13602 #13983 #13984 #13986 #13987 #13988 #13989 <text:s/>#14215 #14227 #14232 #14233 #14234 #14236 #14240 #14242 #14243 #14244 <text:s/>#14245 #14246 #14247 #20664 #21676 #21706</text:p>
          </table:table-cell>
          <table:table-cell table:style-name="ce1" office:value-type="string" calcext:value-type="string">
            <text:p>http://www.geonames.org/1269750</text:p>
          </table:table-cell>
          <table:table-cell table:style-name="ce1" office:value-type="string" calcext:value-type="string">
            <text:p>In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Inde</text:p>
            <text:p>Population: 1,352,617,328</text:p>
          </table:table-cell>
        </table:table-row>
        <table:table-row table:style-name="ro1">
          <table:table-cell table:style-name="ce4" office:value-type="string" calcext:value-type="string">
            <text:p>Inde française</text:p>
          </table:table-cell>
          <table:table-cell table:style-name="ce12" office:value-type="string" calcext:value-type="string">
            <text:p>#5116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Inde|Goa</text:p>
          </table:table-cell>
          <table:table-cell table:style-name="ce10" office:value-type="string" calcext:value-type="string">
            <text:p>#14221 #14222 #14223 #14235 #14237 #14400 #14404</text:p>
          </table:table-cell>
          <table:table-cell table:style-name="ce1" office:value-type="string" calcext:value-type="string">
            <text:p>http://www.geonames.org/1271157</text:p>
          </table:table-cell>
          <table:table-cell table:style-name="ce1" office:value-type="string" calcext:value-type="string">
            <text:p>Go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Inde</text:p>
            <text:p>Admin name: Goa</text:p>
            <text:p>Population: 1,458,545</text:p>
          </table:table-cell>
        </table:table-row>
        <table:table-row table:style-name="ro3">
          <table:table-cell table:style-name="ce1" office:value-type="string" calcext:value-type="string">
            <text:p>Inde|Goa</text:p>
          </table:table-cell>
          <table:table-cell table:style-name="ce10" office:value-type="string" calcext:value-type="string">
            <text:p>#14221 #14222 #14223 #14235 #14237 #14400 #14404</text:p>
          </table:table-cell>
          <table:table-cell table:style-name="ce1" office:value-type="string" calcext:value-type="string">
            <text:p>http://www.geonames.org/1263494</text:p>
          </table:table-cell>
          <table:table-cell table:style-name="ce1" office:value-type="string" calcext:value-type="string">
            <text:p>Go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nde</text:p>
            <text:p>Admin name: Goa</text:p>
            <text:p>Population: 102,345</text:p>
          </table:table-cell>
        </table:table-row>
        <table:table-row table:style-name="ro2">
          <table:table-cell table:style-name="ce1" office:value-type="string" calcext:value-type="string">
            <text:p>Inde|Goa</text:p>
          </table:table-cell>
          <table:table-cell table:style-name="ce10" office:value-type="string" calcext:value-type="string">
            <text:p>#14221 #14222 #14223 #14235 #14237 #14400 #14404</text:p>
          </table:table-cell>
          <table:table-cell table:style-name="ce1" office:value-type="string" calcext:value-type="string">
            <text:p>http://www.geonames.org/10314149</text:p>
          </table:table-cell>
          <table:table-cell table:style-name="ce1" office:value-type="string" calcext:value-type="string">
            <text:p>Go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nde</text:p>
            <text:p>Admin name: Rajasthan</text:p>
          </table:table-cell>
        </table:table-row>
        <table:table-row table:style-name="ro2">
          <table:table-cell table:style-name="ce1" office:value-type="string" calcext:value-type="string">
            <text:p>Inde|Goa</text:p>
          </table:table-cell>
          <table:table-cell table:style-name="ce10" office:value-type="string" calcext:value-type="string">
            <text:p>#14221 #14222 #14223 #14235 #14237 #14400 #14404</text:p>
          </table:table-cell>
          <table:table-cell table:style-name="ce1" office:value-type="string" calcext:value-type="string">
            <text:p>http://www.geonames.org/10725402</text:p>
          </table:table-cell>
          <table:table-cell table:style-name="ce1" office:value-type="string" calcext:value-type="string">
            <text:p>Goā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nde</text:p>
            <text:p>Admin name: Himachal Pradesh</text:p>
          </table:table-cell>
        </table:table-row>
        <table:table-row table:style-name="ro2">
          <table:table-cell table:style-name="ce1" office:value-type="string" calcext:value-type="string">
            <text:p>Inde|Goa</text:p>
          </table:table-cell>
          <table:table-cell table:style-name="ce10" office:value-type="string" calcext:value-type="string">
            <text:p>#14221 #14222 #14223 #14235 #14237 #14400 #14404</text:p>
          </table:table-cell>
          <table:table-cell table:style-name="ce1" office:value-type="string" calcext:value-type="string">
            <text:p>http://www.geonames.org/11637401</text:p>
          </table:table-cell>
          <table:table-cell table:style-name="ce1" office:value-type="string" calcext:value-type="string">
            <text:p>Goā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nde</text:p>
            <text:p>Admin name: Jharkhand</text:p>
          </table:table-cell>
        </table:table-row>
        <table:table-row table:style-name="ro3">
          <table:table-cell table:style-name="ce4" office:value-type="string" calcext:value-type="string">
            <text:p>Inde|Pondichéry</text:p>
          </table:table-cell>
          <table:table-cell table:style-name="ce12" office:value-type="string" calcext:value-type="string">
            <text:p>#13274 #13275 #13985</text:p>
          </table:table-cell>
          <table:table-cell table:style-name="ce4" office:value-type="string" calcext:value-type="string">
            <text:p>http://www.geonames.org/1259425</text:p>
          </table:table-cell>
          <table:table-cell table:style-name="ce4" office:value-type="string" calcext:value-type="string">
            <text:p>Pondichéry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Inde</text:p>
            <text:p>Admin name: L'État de Pondichéry</text:p>
            <text:p>Population: 227,411</text:p>
          </table:table-cell>
        </table:table-row>
        <table:table-row table:style-name="ro3">
          <table:table-cell table:style-name="ce4" office:value-type="string" calcext:value-type="string">
            <text:p>Inde|Pondichéry</text:p>
          </table:table-cell>
          <table:table-cell table:style-name="ce12" office:value-type="string" calcext:value-type="string">
            <text:p>#13274 #13275 #13985</text:p>
          </table:table-cell>
          <table:table-cell table:style-name="ce4" office:value-type="string" calcext:value-type="string">
            <text:p>http://www.geonames.org/1259426</text:p>
          </table:table-cell>
          <table:table-cell table:style-name="ce4" office:value-type="string" calcext:value-type="string">
            <text:p>Pondichéry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Inde</text:p>
            <text:p>Admin name: L'État de Pondichéry</text:p>
            <text:p>Population: 950,289</text:p>
          </table:table-cell>
        </table:table-row>
        <table:table-row table:style-name="ro1">
          <table:table-cell table:style-name="ce1" office:value-type="string" calcext:value-type="string">
            <text:p>Indes occidentales</text:p>
          </table:table-cell>
          <table:table-cell table:style-name="ce10" office:value-type="string" calcext:value-type="string">
            <text:p>#2169 #13095 #14401 #14402 #14406 #14416 #16199 #21635 #21930 #2193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Indes orientales</text:p>
          </table:table-cell>
          <table:table-cell table:style-name="ce11" office:value-type="string" calcext:value-type="string">
            <text:p>#2169 #5111 #5116 #13095 #13096 #13097 #13274 #13456 #14210 #14224 <text:s/>#14225 #14226 #14227 #14228 #14229 #14230 #14231 #14242 #14243 #14244 <text:s/>#14245 #14246 #14247 #14400 #14401 #14402 #14403 #1440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Indocéanie</text:p>
          </table:table-cell>
          <table:table-cell table:style-name="ce10" office:value-type="string" calcext:value-type="string">
            <text:p>#8085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Indochine</text:p>
          </table:table-cell>
          <table:table-cell table:style-name="ce11" office:value-type="string" calcext:value-type="string">
            <text:p>#2548 #2572 #2774 #4112 #4118 #5959 #6366 #6367 #6368 #6369 <text:s/>#6370 #6371 #6372 #6373 #6374 #12620 #13602 #20760</text:p>
          </table:table-cell>
          <table:table-cell table:style-name="ce4" office:value-type="string" calcext:value-type="string">
            <text:p>http://www.geonames.org/11612758</text:p>
          </table:table-cell>
          <table:table-cell table:style-name="ce4" office:value-type="string" calcext:value-type="string">
            <text:p>Indochine</text:p>
          </table:table-cell>
          <table:table-cell table:style-name="ce4"/>
          <table:table-cell table:style-name="ce5" office:value-type="string" calcext:value-type="string">
            <text:p>Feature: historical political entity</text:p>
            <text:p>Country: Cambodge</text:p>
          </table:table-cell>
        </table:table-row>
        <table:table-row table:style-name="ro1">
          <table:table-cell table:style-name="ce1" office:value-type="string" calcext:value-type="string">
            <text:p>Indochine française</text:p>
          </table:table-cell>
          <table:table-cell table:style-name="ce13" office:value-type="string" calcext:value-type="string">
            <text:p>#3577 #6268 #6529 #6873 #6874 #6879 #13990 #13991 #13992 #13993 <text:s/>#13994 #13995 #13996 #13997 #13998 #13999 #14000 #14001 #14002 #14003 <text:s/>#14004 #14005 #14006 #14009 #14010 #14011 #14012 #14013 #14014 #14015 <text:s/>#14016 #14017 #14018 #14019 #14020 #14021 #14022 #14023 #14024 #14025 <text:s/>#14026 #14027 #14028 #14030 #14031 #14032 #14033 #14034 #14035 #14036 <text:s/>#14037 #14038 #14039 #14040 #14041 #14042 #14043 #14044 #14045 #14046 <text:s/>#14047 #14048 #14049 #14050 #14051 #14052 #14053 #14054 #14055 #14056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Indonésie</text:p>
          </table:table-cell>
          <table:table-cell table:style-name="ce12" office:value-type="string" calcext:value-type="string">
            <text:p>#2541 #2668 #6530 #6591 #6594 #12760 #13602 #14241 #14403</text:p>
          </table:table-cell>
          <table:table-cell table:style-name="ce4" office:value-type="string" calcext:value-type="string">
            <text:p>http://www.geonames.org/1643084</text:p>
          </table:table-cell>
          <table:table-cell table:style-name="ce4" office:value-type="string" calcext:value-type="string">
            <text:p>Indonés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Indonésie</text:p>
            <text:p>Population: 267,663,435</text:p>
          </table:table-cell>
        </table:table-row>
        <table:table-row table:style-name="ro2">
          <table:table-cell table:style-name="ce1" office:value-type="string" calcext:value-type="string">
            <text:p>Inini</text:p>
          </table:table-cell>
          <table:table-cell table:style-name="ce10" office:value-type="string" calcext:value-type="string">
            <text:p>#2449 #8095 #9850 #9852</text:p>
          </table:table-cell>
          <table:table-cell table:style-name="ce1" office:value-type="string" calcext:value-type="string">
            <text:p>http://www.geonames.org/11402170</text:p>
          </table:table-cell>
          <table:table-cell table:style-name="ce1" office:value-type="string" calcext:value-type="string">
            <text:p>Inini</text:p>
          </table:table-cell>
          <table:table-cell table:style-name="ce1"/>
          <table:table-cell table:style-name="ce3" office:value-type="string" calcext:value-type="string">
            <text:p>Feature: hill</text:p>
            <text:p>Country: Ouganda</text:p>
            <text:p>Admin name: Western Region</text:p>
          </table:table-cell>
        </table:table-row>
        <table:table-row table:style-name="ro1">
          <table:table-cell table:style-name="ce4" office:value-type="string" calcext:value-type="string">
            <text:p>Ipoucin</text:p>
          </table:table-cell>
          <table:table-cell table:style-name="ce12" office:value-type="string" calcext:value-type="string">
            <text:p>#11879 #1188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Iracoubo</text:p>
          </table:table-cell>
          <table:table-cell table:style-name="ce10" office:value-type="string" calcext:value-type="string">
            <text:p>#9160</text:p>
          </table:table-cell>
          <table:table-cell table:style-name="ce1" office:value-type="string" calcext:value-type="string">
            <text:p>http://www.geonames.org/3381428</text:p>
          </table:table-cell>
          <table:table-cell table:style-name="ce1" office:value-type="string" calcext:value-type="string">
            <text:p>Iracoubo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  <text:p>Population: 1,536</text:p>
          </table:table-cell>
        </table:table-row>
        <table:table-row table:style-name="ro2">
          <table:table-cell table:style-name="ce4" office:value-type="string" calcext:value-type="string">
            <text:p>Irak</text:p>
          </table:table-cell>
          <table:table-cell table:style-name="ce12" office:value-type="string" calcext:value-type="string">
            <text:p>#6267 #6274 #6278</text:p>
          </table:table-cell>
          <table:table-cell table:style-name="ce4" office:value-type="string" calcext:value-type="string">
            <text:p>http://www.geonames.org/99237</text:p>
          </table:table-cell>
          <table:table-cell table:style-name="ce4" office:value-type="string" calcext:value-type="string">
            <text:p>Irak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Irak</text:p>
            <text:p>Population: 38,433,600</text:p>
          </table:table-cell>
        </table:table-row>
        <table:table-row table:style-name="ro2">
          <table:table-cell table:style-name="ce1" office:value-type="string" calcext:value-type="string">
            <text:p>Iran</text:p>
          </table:table-cell>
          <table:table-cell table:style-name="ce10" office:value-type="string" calcext:value-type="string">
            <text:p>#2180</text:p>
          </table:table-cell>
          <table:table-cell table:style-name="ce1" office:value-type="string" calcext:value-type="string">
            <text:p>http://www.geonames.org/130758</text:p>
          </table:table-cell>
          <table:table-cell table:style-name="ce1" office:value-type="string" calcext:value-type="string">
            <text:p>Ira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Iran</text:p>
            <text:p>Population: 81,800,269</text:p>
          </table:table-cell>
        </table:table-row>
        <table:table-row table:style-name="ro2">
          <table:table-cell table:style-name="ce4" office:value-type="string" calcext:value-type="string">
            <text:p>Irlande</text:p>
          </table:table-cell>
          <table:table-cell table:style-name="ce12" office:value-type="string" calcext:value-type="string">
            <text:p>#5114 #20893</text:p>
          </table:table-cell>
          <table:table-cell table:style-name="ce4" office:value-type="string" calcext:value-type="string">
            <text:p>http://www.geonames.org/2963597</text:p>
          </table:table-cell>
          <table:table-cell table:style-name="ce4" office:value-type="string" calcext:value-type="string">
            <text:p>Irland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Irlande</text:p>
            <text:p>Population: 4,853,506</text:p>
          </table:table-cell>
        </table:table-row>
        <table:table-row table:style-name="ro2">
          <table:table-cell table:style-name="ce1" office:value-type="string" calcext:value-type="string">
            <text:p>Islande</text:p>
          </table:table-cell>
          <table:table-cell table:style-name="ce10" office:value-type="string" calcext:value-type="string">
            <text:p>#13601 #14631</text:p>
          </table:table-cell>
          <table:table-cell table:style-name="ce1" office:value-type="string" calcext:value-type="string">
            <text:p>http://www.geonames.org/2629691</text:p>
          </table:table-cell>
          <table:table-cell table:style-name="ce1" office:value-type="string" calcext:value-type="string">
            <text:p>Islan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Islande</text:p>
            <text:p>Population: 353,574</text:p>
          </table:table-cell>
        </table:table-row>
        <table:table-row table:style-name="ro1">
          <table:table-cell table:style-name="ce4" office:value-type="string" calcext:value-type="string">
            <text:p>Isle Saint-Louis</text:p>
          </table:table-cell>
          <table:table-cell table:style-name="ce12" office:value-type="string" calcext:value-type="string">
            <text:p>#249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Isles du Vent</text:p>
          </table:table-cell>
          <table:table-cell table:style-name="ce10" office:value-type="string" calcext:value-type="string">
            <text:p>#1815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Isles sur le Vent</text:p>
          </table:table-cell>
          <table:table-cell table:style-name="ce12" office:value-type="string" calcext:value-type="string">
            <text:p>#1829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Italie</text:p>
          </table:table-cell>
          <table:table-cell table:style-name="ce13" office:value-type="string" calcext:value-type="string">
            <text:p>#1472 #4118 #5092 #5123 #5964 #9329 #12804 #13131 #20447 #20448 <text:s/>#20449 #20450</text:p>
          </table:table-cell>
          <table:table-cell table:style-name="ce1" office:value-type="string" calcext:value-type="string">
            <text:p>http://www.geonames.org/3175395</text:p>
          </table:table-cell>
          <table:table-cell table:style-name="ce1" office:value-type="string" calcext:value-type="string">
            <text:p>Ital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Italie</text:p>
            <text:p>Population: 60,431,283</text:p>
          </table:table-cell>
        </table:table-row>
        <table:table-row table:style-name="ro3">
          <table:table-cell table:style-name="ce4" office:value-type="string" calcext:value-type="string">
            <text:p>Italie|Florence</text:p>
          </table:table-cell>
          <table:table-cell table:style-name="ce12" office:value-type="string" calcext:value-type="string">
            <text:p>#5051</text:p>
          </table:table-cell>
          <table:table-cell table:style-name="ce4" office:value-type="string" calcext:value-type="string">
            <text:p>http://www.geonames.org/3176959</text:p>
          </table:table-cell>
          <table:table-cell table:style-name="ce4" office:value-type="string" calcext:value-type="string">
            <text:p>Florenc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Italie</text:p>
            <text:p>Admin name: Toscane</text:p>
            <text:p>Population: 349,296</text:p>
          </table:table-cell>
        </table:table-row>
        <table:table-row table:style-name="ro3">
          <table:table-cell table:style-name="ce4" office:value-type="string" calcext:value-type="string">
            <text:p>Italie|Florence</text:p>
          </table:table-cell>
          <table:table-cell table:style-name="ce12" office:value-type="string" calcext:value-type="string">
            <text:p>#5051</text:p>
          </table:table-cell>
          <table:table-cell table:style-name="ce4" office:value-type="string" calcext:value-type="string">
            <text:p>http://www.geonames.org/3176958</text:p>
          </table:table-cell>
          <table:table-cell table:style-name="ce4" office:value-type="string" calcext:value-type="string">
            <text:p>Florenc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Italie</text:p>
            <text:p>Admin name: Toscane</text:p>
            <text:p>Population: 1,011,349</text:p>
          </table:table-cell>
        </table:table-row>
        <table:table-row table:style-name="ro3">
          <table:table-cell table:style-name="ce4" office:value-type="string" calcext:value-type="string">
            <text:p>Italie|Florence</text:p>
          </table:table-cell>
          <table:table-cell table:style-name="ce12" office:value-type="string" calcext:value-type="string">
            <text:p>#5051</text:p>
          </table:table-cell>
          <table:table-cell table:style-name="ce4" office:value-type="string" calcext:value-type="string">
            <text:p>http://www.geonames.org/6542285</text:p>
          </table:table-cell>
          <table:table-cell table:style-name="ce4" office:value-type="string" calcext:value-type="string">
            <text:p>Florenc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Italie</text:p>
            <text:p>Admin name: Toscane</text:p>
            <text:p>Population: 378,839</text:p>
          </table:table-cell>
        </table:table-row>
        <table:table-row table:style-name="ro3">
          <table:table-cell table:style-name="ce1" office:value-type="string" calcext:value-type="string">
            <text:p>Italie|Gênes</text:p>
          </table:table-cell>
          <table:table-cell table:style-name="ce10" office:value-type="string" calcext:value-type="string">
            <text:p>#2808 #3005 #3006 #3007 #5050</text:p>
          </table:table-cell>
          <table:table-cell table:style-name="ce1" office:value-type="string" calcext:value-type="string">
            <text:p>http://www.geonames.org/3176219</text:p>
          </table:table-cell>
          <table:table-cell table:style-name="ce1" office:value-type="string" calcext:value-type="string">
            <text:p>Gêne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Italie</text:p>
            <text:p>Admin name: Ligurie</text:p>
            <text:p>Population: 580,223</text:p>
          </table:table-cell>
        </table:table-row>
        <table:table-row table:style-name="ro3">
          <table:table-cell table:style-name="ce1" office:value-type="string" calcext:value-type="string">
            <text:p>Italie|Gênes</text:p>
          </table:table-cell>
          <table:table-cell table:style-name="ce10" office:value-type="string" calcext:value-type="string">
            <text:p>#2808 #3005 #3006 #3007 #5050</text:p>
          </table:table-cell>
          <table:table-cell table:style-name="ce1" office:value-type="string" calcext:value-type="string">
            <text:p>http://www.geonames.org/3176217</text:p>
          </table:table-cell>
          <table:table-cell table:style-name="ce1" office:value-type="string" calcext:value-type="string">
            <text:p>Gêne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Italie</text:p>
            <text:p>Admin name: Ligurie</text:p>
            <text:p>Population: 841,180</text:p>
          </table:table-cell>
        </table:table-row>
        <table:table-row table:style-name="ro2">
          <table:table-cell table:style-name="ce1" office:value-type="string" calcext:value-type="string">
            <text:p>Italie|Gênes</text:p>
          </table:table-cell>
          <table:table-cell table:style-name="ce10" office:value-type="string" calcext:value-type="string">
            <text:p>#2808 #3005 #3006 #3007 #5050</text:p>
          </table:table-cell>
          <table:table-cell table:style-name="ce1" office:value-type="string" calcext:value-type="string">
            <text:p>http://www.geonames.org/3176218</text:p>
          </table:table-cell>
          <table:table-cell table:style-name="ce1" office:value-type="string" calcext:value-type="string">
            <text:p>Genes</text:p>
          </table:table-cell>
          <table:table-cell table:style-name="ce1"/>
          <table:table-cell table:style-name="ce3" office:value-type="string" calcext:value-type="string">
            <text:p>Feature: gulf</text:p>
            <text:p>Country: Italie</text:p>
            <text:p>Admin name: Ligurie</text:p>
          </table:table-cell>
        </table:table-row>
        <table:table-row table:style-name="ro3">
          <table:table-cell table:style-name="ce4" office:value-type="string" calcext:value-type="string">
            <text:p>Italie|Naples</text:p>
          </table:table-cell>
          <table:table-cell table:style-name="ce12" office:value-type="string" calcext:value-type="string">
            <text:p>#5054</text:p>
          </table:table-cell>
          <table:table-cell table:style-name="ce4" office:value-type="string" calcext:value-type="string">
            <text:p>http://www.geonames.org/3172394</text:p>
          </table:table-cell>
          <table:table-cell table:style-name="ce4" office:value-type="string" calcext:value-type="string">
            <text:p>Naple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Italie</text:p>
            <text:p>Admin name: Campanie</text:p>
            <text:p>Population: 959,470</text:p>
          </table:table-cell>
        </table:table-row>
        <table:table-row table:style-name="ro3">
          <table:table-cell table:style-name="ce4" office:value-type="string" calcext:value-type="string">
            <text:p>Italie|Naples</text:p>
          </table:table-cell>
          <table:table-cell table:style-name="ce12" office:value-type="string" calcext:value-type="string">
            <text:p>#5054</text:p>
          </table:table-cell>
          <table:table-cell table:style-name="ce4" office:value-type="string" calcext:value-type="string">
            <text:p>http://www.geonames.org/3172391</text:p>
          </table:table-cell>
          <table:table-cell table:style-name="ce4" office:value-type="string" calcext:value-type="string">
            <text:p>Napl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Italie</text:p>
            <text:p>Admin name: Campanie</text:p>
            <text:p>Population: 3,084,890</text:p>
          </table:table-cell>
        </table:table-row>
        <table:table-row table:style-name="ro3">
          <table:table-cell table:style-name="ce4" office:value-type="string" calcext:value-type="string">
            <text:p>Italie|Naples</text:p>
          </table:table-cell>
          <table:table-cell table:style-name="ce12" office:value-type="string" calcext:value-type="string">
            <text:p>#5054</text:p>
          </table:table-cell>
          <table:table-cell table:style-name="ce4" office:value-type="string" calcext:value-type="string">
            <text:p>http://www.geonames.org/3172395</text:p>
          </table:table-cell>
          <table:table-cell table:style-name="ce4" office:value-type="string" calcext:value-type="string">
            <text:p>Napl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Italie</text:p>
            <text:p>Admin name: Campanie</text:p>
            <text:p>Population: 959,188</text:p>
          </table:table-cell>
        </table:table-row>
        <table:table-row table:style-name="ro2">
          <table:table-cell table:style-name="ce4" office:value-type="string" calcext:value-type="string">
            <text:p>Italie|Naples</text:p>
          </table:table-cell>
          <table:table-cell table:style-name="ce12" office:value-type="string" calcext:value-type="string">
            <text:p>#5054</text:p>
          </table:table-cell>
          <table:table-cell table:style-name="ce4" office:value-type="string" calcext:value-type="string">
            <text:p>http://www.geonames.org/3172393</text:p>
          </table:table-cell>
          <table:table-cell table:style-name="ce4" office:value-type="string" calcext:value-type="string">
            <text:p>Naples</text:p>
          </table:table-cell>
          <table:table-cell table:style-name="ce4"/>
          <table:table-cell table:style-name="ce5" office:value-type="string" calcext:value-type="string">
            <text:p>Feature: gulf</text:p>
            <text:p>Country: Italie</text:p>
            <text:p>Admin name: Campanie</text:p>
          </table:table-cell>
        </table:table-row>
        <table:table-row table:style-name="ro3">
          <table:table-cell table:style-name="ce1" office:value-type="string" calcext:value-type="string">
            <text:p>Italie|Palerme</text:p>
          </table:table-cell>
          <table:table-cell table:style-name="ce10" office:value-type="string" calcext:value-type="string">
            <text:p>#5055</text:p>
          </table:table-cell>
          <table:table-cell table:style-name="ce1" office:value-type="string" calcext:value-type="string">
            <text:p>http://www.geonames.org/2523920</text:p>
          </table:table-cell>
          <table:table-cell table:style-name="ce1" office:value-type="string" calcext:value-type="string">
            <text:p>Palerm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Italie</text:p>
            <text:p>Admin name: Sicile</text:p>
            <text:p>Population: 648,260</text:p>
          </table:table-cell>
        </table:table-row>
        <table:table-row table:style-name="ro3">
          <table:table-cell table:style-name="ce1" office:value-type="string" calcext:value-type="string">
            <text:p>Italie|Palerme</text:p>
          </table:table-cell>
          <table:table-cell table:style-name="ce10" office:value-type="string" calcext:value-type="string">
            <text:p>#5055</text:p>
          </table:table-cell>
          <table:table-cell table:style-name="ce1" office:value-type="string" calcext:value-type="string">
            <text:p>http://www.geonames.org/2523918</text:p>
          </table:table-cell>
          <table:table-cell table:style-name="ce1" office:value-type="string" calcext:value-type="string">
            <text:p>Palerm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Italie</text:p>
            <text:p>Admin name: Sicile</text:p>
            <text:p>Population: 1,252,588</text:p>
          </table:table-cell>
        </table:table-row>
        <table:table-row table:style-name="ro3">
          <table:table-cell table:style-name="ce1" office:value-type="string" calcext:value-type="string">
            <text:p>Italie|Palerme</text:p>
          </table:table-cell>
          <table:table-cell table:style-name="ce10" office:value-type="string" calcext:value-type="string">
            <text:p>#5055</text:p>
          </table:table-cell>
          <table:table-cell table:style-name="ce1" office:value-type="string" calcext:value-type="string">
            <text:p>http://www.geonames.org/6542127</text:p>
          </table:table-cell>
          <table:table-cell table:style-name="ce1" office:value-type="string" calcext:value-type="string">
            <text:p>Palerme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Italie</text:p>
            <text:p>Admin name: Sicile</text:p>
            <text:p>Population: 663,401</text:p>
          </table:table-cell>
        </table:table-row>
        <table:table-row table:style-name="ro3">
          <table:table-cell table:style-name="ce4" office:value-type="string" calcext:value-type="string">
            <text:p>Italie|Rome</text:p>
          </table:table-cell>
          <table:table-cell table:style-name="ce11" office:value-type="string" calcext:value-type="string">
            <text:p>#5052 #5053 #16046 #16047 #16048 #16049 #16050 #16051 #16052 #16053 <text:s/>#16054 #16055 #16057 #16058 #16059 #16088 #16281</text:p>
          </table:table-cell>
          <table:table-cell table:style-name="ce4" office:value-type="string" calcext:value-type="string">
            <text:p>http://www.geonames.org/3169070</text:p>
          </table:table-cell>
          <table:table-cell table:style-name="ce4" office:value-type="string" calcext:value-type="string">
            <text:p>Rom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Italie</text:p>
            <text:p>Admin name: Latium</text:p>
            <text:p>Population: 2,318,895</text:p>
          </table:table-cell>
        </table:table-row>
        <table:table-row table:style-name="ro3">
          <table:table-cell table:style-name="ce4" office:value-type="string" calcext:value-type="string">
            <text:p>Italie|Rome</text:p>
          </table:table-cell>
          <table:table-cell table:style-name="ce11" office:value-type="string" calcext:value-type="string">
            <text:p>#5052 #5053 #16046 #16047 #16048 #16049 #16050 #16051 #16052 #16053 <text:s/>#16054 #16055 #16057 #16058 #16059 #16088 #16281</text:p>
          </table:table-cell>
          <table:table-cell table:style-name="ce4" office:value-type="string" calcext:value-type="string">
            <text:p>http://www.geonames.org/3169069</text:p>
          </table:table-cell>
          <table:table-cell table:style-name="ce4" office:value-type="string" calcext:value-type="string">
            <text:p>Rom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Italie</text:p>
            <text:p>Admin name: Latium</text:p>
            <text:p>Population: 4,342,212</text:p>
          </table:table-cell>
        </table:table-row>
        <table:table-row table:style-name="ro3">
          <table:table-cell table:style-name="ce4" office:value-type="string" calcext:value-type="string">
            <text:p>Italie|Rome</text:p>
          </table:table-cell>
          <table:table-cell table:style-name="ce11" office:value-type="string" calcext:value-type="string">
            <text:p>#5052 #5053 #16046 #16047 #16048 #16049 #16050 #16051 #16052 #16053 <text:s/>#16054 #16055 #16057 #16058 #16059 #16088 #16281</text:p>
          </table:table-cell>
          <table:table-cell table:style-name="ce4" office:value-type="string" calcext:value-type="string">
            <text:p>http://www.geonames.org/3169071</text:p>
          </table:table-cell>
          <table:table-cell table:style-name="ce4" office:value-type="string" calcext:value-type="string">
            <text:p>Rom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Italie</text:p>
            <text:p>Admin name: Latium</text:p>
            <text:p>Population: 2,856,133</text:p>
          </table:table-cell>
        </table:table-row>
        <table:table-row table:style-name="ro3">
          <table:table-cell table:style-name="ce1" office:value-type="string" calcext:value-type="string">
            <text:p>Italie|Turin</text:p>
          </table:table-cell>
          <table:table-cell table:style-name="ce10" office:value-type="string" calcext:value-type="string">
            <text:p>#5047 #5049</text:p>
          </table:table-cell>
          <table:table-cell table:style-name="ce1" office:value-type="string" calcext:value-type="string">
            <text:p>http://www.geonames.org/3165524</text:p>
          </table:table-cell>
          <table:table-cell table:style-name="ce1" office:value-type="string" calcext:value-type="string">
            <text:p>Turin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Italie</text:p>
            <text:p>Admin name: Piémont</text:p>
            <text:p>Population: 870,456</text:p>
          </table:table-cell>
        </table:table-row>
        <table:table-row table:style-name="ro3">
          <table:table-cell table:style-name="ce1" office:value-type="string" calcext:value-type="string">
            <text:p>Italie|Turin</text:p>
          </table:table-cell>
          <table:table-cell table:style-name="ce10" office:value-type="string" calcext:value-type="string">
            <text:p>#5047 #5049</text:p>
          </table:table-cell>
          <table:table-cell table:style-name="ce1" office:value-type="string" calcext:value-type="string">
            <text:p>http://www.geonames.org/3165523</text:p>
          </table:table-cell>
          <table:table-cell table:style-name="ce1" office:value-type="string" calcext:value-type="string">
            <text:p>Turin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Italie</text:p>
            <text:p>Admin name: Piémont</text:p>
            <text:p>Population: 2,259,523</text:p>
          </table:table-cell>
        </table:table-row>
        <table:table-row table:style-name="ro3">
          <table:table-cell table:style-name="ce1" office:value-type="string" calcext:value-type="string">
            <text:p>Italie|Turin</text:p>
          </table:table-cell>
          <table:table-cell table:style-name="ce10" office:value-type="string" calcext:value-type="string">
            <text:p>#5047 #5049</text:p>
          </table:table-cell>
          <table:table-cell table:style-name="ce1" office:value-type="string" calcext:value-type="string">
            <text:p>http://www.geonames.org/9033541</text:p>
          </table:table-cell>
          <table:table-cell table:style-name="ce1" office:value-type="string" calcext:value-type="string">
            <text:p>Turi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Italie</text:p>
            <text:p>Admin name: Piémont</text:p>
            <text:p>Population: 57</text:p>
          </table:table-cell>
        </table:table-row>
        <table:table-row table:style-name="ro2">
          <table:table-cell table:style-name="ce1" office:value-type="string" calcext:value-type="string">
            <text:p>Italie|Turin</text:p>
          </table:table-cell>
          <table:table-cell table:style-name="ce10" office:value-type="string" calcext:value-type="string">
            <text:p>#5047 #5049</text:p>
          </table:table-cell>
          <table:table-cell table:style-name="ce1" office:value-type="string" calcext:value-type="string">
            <text:p>http://www.geonames.org/10293898</text:p>
          </table:table-cell>
          <table:table-cell table:style-name="ce1" office:value-type="string" calcext:value-type="string">
            <text:p>Turin</text:p>
          </table:table-cell>
          <table:table-cell table:style-name="ce1"/>
          <table:table-cell table:style-name="ce3" office:value-type="string" calcext:value-type="string">
            <text:p>Feature: hotel</text:p>
            <text:p>Country: Italie</text:p>
            <text:p>Admin name: Vallée d'Aoste</text:p>
          </table:table-cell>
        </table:table-row>
        <table:table-row table:style-name="ro3">
          <table:table-cell table:style-name="ce4" office:value-type="string" calcext:value-type="string">
            <text:p>Jacmel</text:p>
          </table:table-cell>
          <table:table-cell table:style-name="ce12" office:value-type="string" calcext:value-type="string">
            <text:p>#670</text:p>
          </table:table-cell>
          <table:table-cell table:style-name="ce4" office:value-type="string" calcext:value-type="string">
            <text:p>http://www.geonames.org/3723779</text:p>
          </table:table-cell>
          <table:table-cell table:style-name="ce4" office:value-type="string" calcext:value-type="string">
            <text:p>Jacmel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Haïti</text:p>
            <text:p>Admin name: Sud-Est</text:p>
            <text:p>Population: 137,966</text:p>
          </table:table-cell>
        </table:table-row>
        <table:table-row table:style-name="ro2">
          <table:table-cell table:style-name="ce1" office:value-type="string" calcext:value-type="string">
            <text:p>Jamaïque</text:p>
          </table:table-cell>
          <table:table-cell table:style-name="ce13" office:value-type="string" calcext:value-type="string">
            <text:p>#44 #86 #88 #106 #120 #132 #321 #611 #626 #1093 <text:s/>#1140 #1464 #1519 #1525 #1527 #1730 #2011 #2013 #2169 #2185 <text:s/>#2496 #2808 #3111 #3145 #3237 #3238 #4061 #4118 #4319 #5279 <text:s/>#5889 #5910 #6251 #6758 #6969 #7709 #7727 #7797 #9193 #10353 <text:s/>#10715 #10717 #10803 #10804 #11158 #11315 #11422 #11423 #11435 #11437 <text:s/>#11461 #11541 #12720 #12724 #12744 #12797 #12876 #12893 #13420 #13441 <text:s/>#13442 #13592 #14350 #14622 #14637 #16157 #16200 #16384 #20456 #20468 <text:s/>#20469 #20632 #20640 #21567 #21673 #21676 #21729 #21730 #22042</text:p>
          </table:table-cell>
          <table:table-cell table:style-name="ce1" office:value-type="string" calcext:value-type="string">
            <text:p>http://www.geonames.org/3489940</text:p>
          </table:table-cell>
          <table:table-cell table:style-name="ce1" office:value-type="string" calcext:value-type="string">
            <text:p>Jamaïqu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Jamaïque</text:p>
            <text:p>Population: 2,934,855</text:p>
          </table:table-cell>
        </table:table-row>
        <table:table-row table:style-name="ro3">
          <table:table-cell table:style-name="ce4" office:value-type="string" calcext:value-type="string">
            <text:p>Jamaïque|Kingston</text:p>
          </table:table-cell>
          <table:table-cell table:style-name="ce12" office:value-type="string" calcext:value-type="string">
            <text:p>#14414 #14415 #14427</text:p>
          </table:table-cell>
          <table:table-cell table:style-name="ce4" office:value-type="string" calcext:value-type="string">
            <text:p>http://www.geonames.org/3489854</text:p>
          </table:table-cell>
          <table:table-cell table:style-name="ce4" office:value-type="string" calcext:value-type="string">
            <text:p>Kingston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Jamaïque</text:p>
            <text:p>Admin name: Paroisse de Kingston</text:p>
            <text:p>Population: 937,700</text:p>
          </table:table-cell>
        </table:table-row>
        <table:table-row table:style-name="ro3">
          <table:table-cell table:style-name="ce4" office:value-type="string" calcext:value-type="string">
            <text:p>Jamaïque|Kingston</text:p>
          </table:table-cell>
          <table:table-cell table:style-name="ce12" office:value-type="string" calcext:value-type="string">
            <text:p>#14414 #14415 #14427</text:p>
          </table:table-cell>
          <table:table-cell table:style-name="ce4" office:value-type="string" calcext:value-type="string">
            <text:p>http://www.geonames.org/3489853</text:p>
          </table:table-cell>
          <table:table-cell table:style-name="ce4" office:value-type="string" calcext:value-type="string">
            <text:p>Kingsto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Jamaïque</text:p>
            <text:p>Admin name: Paroisse de Kingston</text:p>
            <text:p>Population: 90,822</text:p>
          </table:table-cell>
        </table:table-row>
        <table:table-row table:style-name="ro2">
          <table:table-cell table:style-name="ce1" office:value-type="string" calcext:value-type="string">
            <text:p>Japon</text:p>
          </table:table-cell>
          <table:table-cell table:style-name="ce10" office:value-type="string" calcext:value-type="string">
            <text:p>#1518 #13603 #14400 #14633</text:p>
          </table:table-cell>
          <table:table-cell table:style-name="ce1" office:value-type="string" calcext:value-type="string">
            <text:p>http://www.geonames.org/1861060</text:p>
          </table:table-cell>
          <table:table-cell table:style-name="ce1" office:value-type="string" calcext:value-type="string">
            <text:p>Japo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Japon</text:p>
            <text:p>Population: 126,529,100</text:p>
          </table:table-cell>
        </table:table-row>
        <table:table-row table:style-name="ro1">
          <table:table-cell table:style-name="ce4" office:value-type="string" calcext:value-type="string">
            <text:p>Jardin de l'Herminier</text:p>
          </table:table-cell>
          <table:table-cell table:style-name="ce12" office:value-type="string" calcext:value-type="string">
            <text:p>#74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Java</text:p>
          </table:table-cell>
          <table:table-cell table:style-name="ce10" office:value-type="string" calcext:value-type="string">
            <text:p>#2180 #4118 #14216 #14220</text:p>
          </table:table-cell>
          <table:table-cell table:style-name="ce1" office:value-type="string" calcext:value-type="string">
            <text:p>http://www.geonames.org/1642673</text:p>
          </table:table-cell>
          <table:table-cell table:style-name="ce1" office:value-type="string" calcext:value-type="string">
            <text:p>Java</text:p>
          </table:table-cell>
          <table:table-cell table:style-name="ce1"/>
          <table:table-cell table:style-name="ce3" office:value-type="string" calcext:value-type="string">
            <text:p>Feature: island</text:p>
            <text:p>Country: Indonésie</text:p>
            <text:p>Population: 141,370,000</text:p>
          </table:table-cell>
        </table:table-row>
        <table:table-row table:style-name="ro3">
          <table:table-cell table:style-name="ce4" office:value-type="string" calcext:value-type="string">
            <text:p>Joinville</text:p>
          </table:table-cell>
          <table:table-cell table:style-name="ce12" office:value-type="string" calcext:value-type="string">
            <text:p>#5565 #5566</text:p>
          </table:table-cell>
          <table:table-cell table:style-name="ce4" office:value-type="string" calcext:value-type="string">
            <text:p>http://www.geonames.org/3459712</text:p>
          </table:table-cell>
          <table:table-cell table:style-name="ce4" office:value-type="string" calcext:value-type="string">
            <text:p>Joinvill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Santa Catarina</text:p>
            <text:p>Population: 461,304</text:p>
          </table:table-cell>
        </table:table-row>
        <table:table-row table:style-name="ro3">
          <table:table-cell table:style-name="ce1" office:value-type="string" calcext:value-type="string">
            <text:p>Jura</text:p>
          </table:table-cell>
          <table:table-cell table:style-name="ce10" office:value-type="string" calcext:value-type="string">
            <text:p>#3409 #3410</text:p>
          </table:table-cell>
          <table:table-cell table:style-name="ce1" office:value-type="string" calcext:value-type="string">
            <text:p>http://www.geonames.org/3052009</text:p>
          </table:table-cell>
          <table:table-cell table:style-name="ce1" office:value-type="string" calcext:value-type="string">
            <text:p>Jur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Hongrie</text:p>
            <text:p>Admin name: Győr-Moson-Sopron</text:p>
            <text:p>Population: 128,265</text:p>
          </table:table-cell>
        </table:table-row>
        <table:table-row table:style-name="ro2">
          <table:table-cell table:style-name="ce4" office:value-type="string" calcext:value-type="string">
            <text:p>Kamtchatka</text:p>
          </table:table-cell>
          <table:table-cell table:style-name="ce12" office:value-type="string" calcext:value-type="string">
            <text:p>#1468</text:p>
          </table:table-cell>
          <table:table-cell table:style-name="ce4" office:value-type="string" calcext:value-type="string">
            <text:p>http://www.geonames.org/2125073</text:p>
          </table:table-cell>
          <table:table-cell table:style-name="ce4" office:value-type="string" calcext:value-type="string">
            <text:p>Kamtchatka</text:p>
          </table:table-cell>
          <table:table-cell table:style-name="ce4"/>
          <table:table-cell table:style-name="ce5" office:value-type="string" calcext:value-type="string">
            <text:p>Feature: peninsula</text:p>
            <text:p>Country: Russie</text:p>
            <text:p>Admin name: Kraï de Kamtchatka</text:p>
          </table:table-cell>
        </table:table-row>
        <table:table-row table:style-name="ro1">
          <table:table-cell table:style-name="ce1" office:value-type="string" calcext:value-type="string">
            <text:p>Kémenti</text:p>
          </table:table-cell>
          <table:table-cell table:style-name="ce10" office:value-type="string" calcext:value-type="string">
            <text:p>#4232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Kourou</text:p>
          </table:table-cell>
          <table:table-cell table:style-name="ce12" office:value-type="string" calcext:value-type="string">
            <text:p>#4257 #8163 #11787 #11788 #11873 #11874 #11875 #11876 #11877</text:p>
          </table:table-cell>
          <table:table-cell table:style-name="ce4" office:value-type="string" calcext:value-type="string">
            <text:p>http://www.geonames.org/3381303</text:p>
          </table:table-cell>
          <table:table-cell table:style-name="ce4" office:value-type="string" calcext:value-type="string">
            <text:p>Kourou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4,029</text:p>
          </table:table-cell>
        </table:table-row>
        <table:table-row table:style-name="ro4">
          <table:table-cell table:style-name="ce1" office:value-type="string" calcext:value-type="string">
            <text:p>L'Echelle</text:p>
          </table:table-cell>
          <table:table-cell table:style-name="ce10" office:value-type="string" calcext:value-type="string">
            <text:p>#511</text:p>
          </table:table-cell>
          <table:table-cell table:style-name="ce1" office:value-type="string" calcext:value-type="string">
            <text:p>http://www.geonames.org/11542869</text:p>
          </table:table-cell>
          <table:table-cell table:style-name="ce1" office:value-type="string" calcext:value-type="string">
            <text:p>L'Echelle</text:p>
          </table:table-cell>
          <table:table-cell table:style-name="ce1"/>
          <table:table-cell table:style-name="ce3" office:value-type="string" calcext:value-type="string">
            <text:p>Feature: locality</text:p>
            <text:p>Country: Guadeloupe</text:p>
          </table:table-cell>
        </table:table-row>
        <table:table-row table:style-name="ro2">
          <table:table-cell table:style-name="ce4" office:value-type="string" calcext:value-type="string">
            <text:p>L'Enfant perdu</text:p>
          </table:table-cell>
          <table:table-cell table:style-name="ce12" office:value-type="string" calcext:value-type="string">
            <text:p>#193</text:p>
          </table:table-cell>
          <table:table-cell table:style-name="ce4" office:value-type="string" calcext:value-type="string">
            <text:p>http://www.geonames.org/3381197</text:p>
          </table:table-cell>
          <table:table-cell table:style-name="ce4" office:value-type="string" calcext:value-type="string">
            <text:p>L'Enfant Perdu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4">
          <table:table-cell table:style-name="ce4" office:value-type="string" calcext:value-type="string">
            <text:p>L'Enfant perdu</text:p>
          </table:table-cell>
          <table:table-cell table:style-name="ce12" office:value-type="string" calcext:value-type="string">
            <text:p>#193</text:p>
          </table:table-cell>
          <table:table-cell table:style-name="ce4" office:value-type="string" calcext:value-type="string">
            <text:p>http://www.geonames.org/3381196</text:p>
          </table:table-cell>
          <table:table-cell table:style-name="ce4" office:value-type="string" calcext:value-type="string">
            <text:p>L'Enfant Perdu</text:p>
          </table:table-cell>
          <table:table-cell table:style-name="ce4"/>
          <table:table-cell table:style-name="ce5" office:value-type="string" calcext:value-type="string">
            <text:p>Feature: rock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L'Enfant perdu</text:p>
          </table:table-cell>
          <table:table-cell table:style-name="ce12" office:value-type="string" calcext:value-type="string">
            <text:p>#193</text:p>
          </table:table-cell>
          <table:table-cell table:style-name="ce4" office:value-type="string" calcext:value-type="string">
            <text:p>http://www.geonames.org/3425557</text:p>
          </table:table-cell>
          <table:table-cell table:style-name="ce4" office:value-type="string" calcext:value-type="string">
            <text:p>L'Enfant Perdu</text:p>
          </table:table-cell>
          <table:table-cell table:style-name="ce4"/>
          <table:table-cell table:style-name="ce5" office:value-type="string" calcext:value-type="string">
            <text:p>Feature: rock</text:p>
            <text:p>Country: Saint-Pierre et Miquelon</text:p>
          </table:table-cell>
        </table:table-row>
        <table:table-row table:style-name="ro1">
          <table:table-cell table:style-name="ce1" office:value-type="string" calcext:value-type="string">
            <text:p>L'Etang sec</text:p>
          </table:table-cell>
          <table:table-cell table:style-name="ce10" office:value-type="string" calcext:value-type="string">
            <text:p>#535 #59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La Comté</text:p>
          </table:table-cell>
          <table:table-cell table:style-name="ce12" office:value-type="string" calcext:value-type="string">
            <text:p>#233 #2576</text:p>
          </table:table-cell>
          <table:table-cell table:style-name="ce4" office:value-type="string" calcext:value-type="string">
            <text:p>http://www.geonames.org/3009940</text:p>
          </table:table-cell>
          <table:table-cell table:style-name="ce4" office:value-type="string" calcext:value-type="string">
            <text:p>La Comté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Hauts-de-France</text:p>
            <text:p>Population: 797</text:p>
          </table:table-cell>
        </table:table-row>
        <table:table-row table:style-name="ro1">
          <table:table-cell table:style-name="ce1" office:value-type="string" calcext:value-type="string">
            <text:p>La Cordillére des Andes</text:p>
          </table:table-cell>
          <table:table-cell table:style-name="ce10" office:value-type="string" calcext:value-type="string">
            <text:p>#3833 #383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La côte-sous-le-vent</text:p>
          </table:table-cell>
          <table:table-cell table:style-name="ce12" office:value-type="string" calcext:value-type="string">
            <text:p>#2068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La Désirade</text:p>
          </table:table-cell>
          <table:table-cell table:style-name="ce10" office:value-type="string" calcext:value-type="string">
            <text:p>#1404</text:p>
          </table:table-cell>
          <table:table-cell table:style-name="ce1" office:value-type="string" calcext:value-type="string">
            <text:p>http://www.geonames.org/3579050</text:p>
          </table:table-cell>
          <table:table-cell table:style-name="ce1" office:value-type="string" calcext:value-type="string">
            <text:p>La Désirade</text:p>
          </table:table-cell>
          <table:table-cell table:style-name="ce1"/>
          <table:table-cell table:style-name="ce3" office:value-type="string" calcext:value-type="string">
            <text:p>Feature: island</text:p>
            <text:p>Country: Guadeloupe</text:p>
          </table:table-cell>
        </table:table-row>
        <table:table-row table:style-name="ro1">
          <table:table-cell table:style-name="ce4" office:value-type="string" calcext:value-type="string">
            <text:p>La Grenouille</text:p>
          </table:table-cell>
          <table:table-cell table:style-name="ce12" office:value-type="string" calcext:value-type="string">
            <text:p>#644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La Matylis</text:p>
          </table:table-cell>
          <table:table-cell table:style-name="ce10" office:value-type="string" calcext:value-type="string">
            <text:p>#852</text:p>
          </table:table-cell>
          <table:table-cell table:style-name="ce1" office:value-type="string" calcext:value-type="string">
            <text:p>http://www.geonames.org/11546164</text:p>
          </table:table-cell>
          <table:table-cell table:style-name="ce1" office:value-type="string" calcext:value-type="string">
            <text:p>La Matylis</text:p>
          </table:table-cell>
          <table:table-cell table:style-name="ce1"/>
          <table:table-cell table:style-name="ce3" office:value-type="string" calcext:value-type="string">
            <text:p>Feature: stream</text:p>
            <text:p>Country: Guadeloupe</text:p>
          </table:table-cell>
        </table:table-row>
        <table:table-row table:style-name="ro1">
          <table:table-cell table:style-name="ce4" office:value-type="string" calcext:value-type="string">
            <text:p>La Méditerranée</text:p>
          </table:table-cell>
          <table:table-cell table:style-name="ce12" office:value-type="string" calcext:value-type="string">
            <text:p>#5304 #16027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La Parabole</text:p>
          </table:table-cell>
          <table:table-cell table:style-name="ce10" office:value-type="string" calcext:value-type="string">
            <text:p>#140</text:p>
          </table:table-cell>
          <table:table-cell table:style-name="ce1" office:value-type="string" calcext:value-type="string">
            <text:p>http://www.geonames.org/11545473</text:p>
          </table:table-cell>
          <table:table-cell table:style-name="ce1" office:value-type="string" calcext:value-type="string">
            <text:p>La Parabole</text:p>
          </table:table-cell>
          <table:table-cell table:style-name="ce1"/>
          <table:table-cell table:style-name="ce3" office:value-type="string" calcext:value-type="string">
            <text:p>Feature: waterfall(s)</text:p>
            <text:p>Country: Guadeloupe</text:p>
          </table:table-cell>
        </table:table-row>
        <table:table-row table:style-name="ro2">
          <table:table-cell table:style-name="ce4" office:value-type="string" calcext:value-type="string">
            <text:p>La Providence</text:p>
          </table:table-cell>
          <table:table-cell table:style-name="ce12" office:value-type="string" calcext:value-type="string">
            <text:p>#2458</text:p>
          </table:table-cell>
          <table:table-cell table:style-name="ce4" office:value-type="string" calcext:value-type="string">
            <text:p>http://www.geonames.org/4796816</text:p>
          </table:table-cell>
          <table:table-cell table:style-name="ce4" office:value-type="string" calcext:value-type="string">
            <text:p>La Providence</text:p>
          </table:table-cell>
          <table:table-cell table:style-name="ce4"/>
          <table:table-cell table:style-name="ce5" office:value-type="string" calcext:value-type="string">
            <text:p>Feature: island</text:p>
            <text:p>Country: Îles Vierges des États-Unis</text:p>
            <text:p>Admin name: Saint Thomas Island</text:p>
          </table:table-cell>
        </table:table-row>
        <table:table-row table:style-name="ro1">
          <table:table-cell table:style-name="ce1" office:value-type="string" calcext:value-type="string">
            <text:p>La République fédérale de Somalie</text:p>
          </table:table-cell>
          <table:table-cell table:style-name="ce10" office:value-type="string" calcext:value-type="string">
            <text:p>#812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La Réunion</text:p>
          </table:table-cell>
          <table:table-cell table:style-name="ce11" office:value-type="string" calcext:value-type="string">
            <text:p>#129 #2167 #2169 #2178 #2559 #2562 #4042 #4089 #4097 #4109 <text:s/>#4112 #5090 #5091 #5092 #5097 #5099 #5100 #5103 #5104 #5109 <text:s/>#5113 #5116 #5123 #5125 #5127 #5128 #5129 #5130 #5132 #5133 <text:s/>#5134 #5143 #5150 #5959 #6191 #6196 #9928 #9965 #10694 #11276 <text:s/>#11286 #11294 #11300 #11305 #12828 #16400 #16405 #20664</text:p>
          </table:table-cell>
          <table:table-cell table:style-name="ce4" office:value-type="string" calcext:value-type="string">
            <text:p>http://www.geonames.org/935317</text:p>
          </table:table-cell>
          <table:table-cell table:style-name="ce4" office:value-type="string" calcext:value-type="string">
            <text:p>La Réunion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Réunion</text:p>
            <text:p>Population: 776,948</text:p>
          </table:table-cell>
        </table:table-row>
        <table:table-row table:style-name="ro4">
          <table:table-cell table:style-name="ce1" office:value-type="string" calcext:value-type="string">
            <text:p>La Savane</text:p>
          </table:table-cell>
          <table:table-cell table:style-name="ce10" office:value-type="string" calcext:value-type="string">
            <text:p>#2912 #2917 #2934 #3213</text:p>
          </table:table-cell>
          <table:table-cell table:style-name="ce1" office:value-type="string" calcext:value-type="string">
            <text:p>http://www.geonames.org/11632785</text:p>
          </table:table-cell>
          <table:table-cell table:style-name="ce1" office:value-type="string" calcext:value-type="string">
            <text:p>La Savane</text:p>
          </table:table-cell>
          <table:table-cell table:style-name="ce1"/>
          <table:table-cell table:style-name="ce3" office:value-type="string" calcext:value-type="string">
            <text:p>Feature: park</text:p>
            <text:p>Country: Martinique</text:p>
          </table:table-cell>
        </table:table-row>
        <table:table-row table:style-name="ro4">
          <table:table-cell table:style-name="ce4" office:value-type="string" calcext:value-type="string">
            <text:p>La Soufrière</text:p>
          </table:table-cell>
          <table:table-cell table:style-name="ce11" office:value-type="string" calcext:value-type="string">
            <text:p>#175 #280 #283 #381 #419 #434 #461 #644 #741 #2116 <text:s/>#22043</text:p>
          </table:table-cell>
          <table:table-cell table:style-name="ce4" office:value-type="string" calcext:value-type="string">
            <text:p>http://www.geonames.org/3577880</text:p>
          </table:table-cell>
          <table:table-cell table:style-name="ce4" office:value-type="string" calcext:value-type="string">
            <text:p>La Soufrière</text:p>
          </table:table-cell>
          <table:table-cell table:style-name="ce4"/>
          <table:table-cell table:style-name="ce5" office:value-type="string" calcext:value-type="string">
            <text:p>Feature: mountain</text:p>
            <text:p>Country: Saint-Vincent-et-les-Grenadines</text:p>
          </table:table-cell>
        </table:table-row>
        <table:table-row table:style-name="ro1">
          <table:table-cell table:style-name="ce1" office:value-type="string" calcext:value-type="string">
            <text:p>La zone Babinsky-Pépita</text:p>
          </table:table-cell>
          <table:table-cell table:style-name="ce10" office:value-type="string" calcext:value-type="string">
            <text:p>#8118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Labrador</text:p>
          </table:table-cell>
          <table:table-cell table:style-name="ce12" office:value-type="string" calcext:value-type="string">
            <text:p>#14631</text:p>
          </table:table-cell>
          <table:table-cell table:style-name="ce4" office:value-type="string" calcext:value-type="string">
            <text:p>http://www.geonames.org/8012683</text:p>
          </table:table-cell>
          <table:table-cell table:style-name="ce4" office:value-type="string" calcext:value-type="string">
            <text:p>Labrador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Australie</text:p>
            <text:p>Admin name: State of Queensland</text:p>
            <text:p>Population: 18,326</text:p>
          </table:table-cell>
        </table:table-row>
        <table:table-row table:style-name="ro3">
          <table:table-cell table:style-name="ce1" office:value-type="string" calcext:value-type="string">
            <text:p>Lamentin</text:p>
          </table:table-cell>
          <table:table-cell table:style-name="ce10" office:value-type="string" calcext:value-type="string">
            <text:p>#9165 #9310</text:p>
          </table:table-cell>
          <table:table-cell table:style-name="ce1" office:value-type="string" calcext:value-type="string">
            <text:p>http://www.geonames.org/3570428</text:p>
          </table:table-cell>
          <table:table-cell table:style-name="ce1" office:value-type="string" calcext:value-type="string">
            <text:p>Lamenti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39,229</text:p>
          </table:table-cell>
        </table:table-row>
        <table:table-row table:style-name="ro2">
          <table:table-cell table:style-name="ce4" office:value-type="string" calcext:value-type="string">
            <text:p>Laos</text:p>
          </table:table-cell>
          <table:table-cell table:style-name="ce11" office:value-type="string" calcext:value-type="string">
            <text:p>#2548 #2774 #3577 #6196 #6529 #6843 #6873 #6874 #6880 #14015 <text:s/>#14044</text:p>
          </table:table-cell>
          <table:table-cell table:style-name="ce4" office:value-type="string" calcext:value-type="string">
            <text:p>http://www.geonames.org/1655842</text:p>
          </table:table-cell>
          <table:table-cell table:style-name="ce4" office:value-type="string" calcext:value-type="string">
            <text:p>Lao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Laos</text:p>
            <text:p>Population: 7,061,507</text:p>
          </table:table-cell>
        </table:table-row>
        <table:table-row table:style-name="ro1">
          <table:table-cell table:style-name="ce1" office:value-type="string" calcext:value-type="string">
            <text:p>Lasarraz</text:p>
          </table:table-cell>
          <table:table-cell table:style-name="ce10" office:value-type="string" calcext:value-type="string">
            <text:p>#2181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Latin America</text:p>
          </table:table-cell>
          <table:table-cell table:style-name="ce12" office:value-type="string" calcext:value-type="string">
            <text:p>#137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Lazakistan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Le Calvaire</text:p>
          </table:table-cell>
          <table:table-cell table:style-name="ce12" office:value-type="string" calcext:value-type="string">
            <text:p>#2458</text:p>
          </table:table-cell>
          <table:table-cell table:style-name="ce4" office:value-type="string" calcext:value-type="string">
            <text:p>http://www.geonames.org/6051348</text:p>
          </table:table-cell>
          <table:table-cell table:style-name="ce4" office:value-type="string" calcext:value-type="string">
            <text:p>Le Calvaire</text:p>
          </table:table-cell>
          <table:table-cell table:style-name="ce4"/>
          <table:table-cell table:style-name="ce5" office:value-type="string" calcext:value-type="string">
            <text:p>Feature: area</text:p>
            <text:p>Country: Canada</text:p>
            <text:p>Admin name: Québec</text:p>
          </table:table-cell>
        </table:table-row>
        <table:table-row table:style-name="ro4">
          <table:table-cell table:style-name="ce1" office:value-type="string" calcext:value-type="string">
            <text:p>Le Galion</text:p>
          </table:table-cell>
          <table:table-cell table:style-name="ce10" office:value-type="string" calcext:value-type="string">
            <text:p>#175 #451</text:p>
          </table:table-cell>
          <table:table-cell table:style-name="ce1" office:value-type="string" calcext:value-type="string">
            <text:p>http://www.geonames.org/6985392</text:p>
          </table:table-cell>
          <table:table-cell table:style-name="ce1" office:value-type="string" calcext:value-type="string">
            <text:p>Le Galion</text:p>
          </table:table-cell>
          <table:table-cell table:style-name="ce1"/>
          <table:table-cell table:style-name="ce3" office:value-type="string" calcext:value-type="string">
            <text:p>Feature: beach</text:p>
            <text:p>Country: Saint-Martin</text:p>
          </table:table-cell>
        </table:table-row>
        <table:table-row table:style-name="ro1">
          <table:table-cell table:style-name="ce4" office:value-type="string" calcext:value-type="string">
            <text:p>Le Gulf Sream</text:p>
          </table:table-cell>
          <table:table-cell table:style-name="ce12" office:value-type="string" calcext:value-type="string">
            <text:p>#311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Le Pont chinois</text:p>
          </table:table-cell>
          <table:table-cell table:style-name="ce10" office:value-type="string" calcext:value-type="string">
            <text:p>#419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Les Mangles</text:p>
          </table:table-cell>
          <table:table-cell table:style-name="ce12" office:value-type="string" calcext:value-type="string">
            <text:p>#3001 #3002</text:p>
          </table:table-cell>
          <table:table-cell table:style-name="ce4" office:value-type="string" calcext:value-type="string">
            <text:p>http://www.geonames.org/3578944</text:p>
          </table:table-cell>
          <table:table-cell table:style-name="ce4" office:value-type="string" calcext:value-type="string">
            <text:p>Les Mangl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  <text:p>Admin name: Guadeloupe</text:p>
          </table:table-cell>
        </table:table-row>
        <table:table-row table:style-name="ro2">
          <table:table-cell table:style-name="ce1" office:value-type="string" calcext:value-type="string">
            <text:p>Les Saintes</text:p>
          </table:table-cell>
          <table:table-cell table:style-name="ce10" office:value-type="string" calcext:value-type="string">
            <text:p>#1983 #1988 #2032 #2033 #2034 #2078 #8033</text:p>
          </table:table-cell>
          <table:table-cell table:style-name="ce1" office:value-type="string" calcext:value-type="string">
            <text:p>http://www.geonames.org/3578934</text:p>
          </table:table-cell>
          <table:table-cell table:style-name="ce1" office:value-type="string" calcext:value-type="string">
            <text:p>Les Saintes</text:p>
          </table:table-cell>
          <table:table-cell table:style-name="ce1"/>
          <table:table-cell table:style-name="ce3" office:value-type="string" calcext:value-type="string">
            <text:p>Feature: islands</text:p>
            <text:p>Country: Guadeloupe</text:p>
            <text:p>Admin name: Guadeloupe</text:p>
          </table:table-cell>
        </table:table-row>
        <table:table-row table:style-name="ro4">
          <table:table-cell table:style-name="ce4" office:value-type="string" calcext:value-type="string">
            <text:p>Levant</text:p>
          </table:table-cell>
          <table:table-cell table:style-name="ce12" office:value-type="string" calcext:value-type="string">
            <text:p>#6361</text:p>
          </table:table-cell>
          <table:table-cell table:style-name="ce4" office:value-type="string" calcext:value-type="string">
            <text:p>http://www.geonames.org/305104</text:p>
          </table:table-cell>
          <table:table-cell table:style-name="ce4" office:value-type="string" calcext:value-type="string">
            <text:p>Levant</text:p>
          </table:table-cell>
          <table:table-cell table:style-name="ce4"/>
          <table:table-cell table:style-name="ce5" office:value-type="string" calcext:value-type="string">
            <text:p>Feature: region</text:p>
            <text:p>Population: 44,990,000</text:p>
          </table:table-cell>
        </table:table-row>
        <table:table-row table:style-name="ro2">
          <table:table-cell table:style-name="ce1" office:value-type="string" calcext:value-type="string">
            <text:p>Liban</text:p>
          </table:table-cell>
          <table:table-cell table:style-name="ce10" office:value-type="string" calcext:value-type="string">
            <text:p>#2442 #2823 #3512 #6267 #6359 #6360 #6361 #6362 #6363 #6365</text:p>
          </table:table-cell>
          <table:table-cell table:style-name="ce1" office:value-type="string" calcext:value-type="string">
            <text:p>http://www.geonames.org/272103</text:p>
          </table:table-cell>
          <table:table-cell table:style-name="ce1" office:value-type="string" calcext:value-type="string">
            <text:p>Liba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Liban</text:p>
            <text:p>Population: 6,848,925</text:p>
          </table:table-cell>
        </table:table-row>
        <table:table-row table:style-name="ro3">
          <table:table-cell table:style-name="ce4" office:value-type="string" calcext:value-type="string">
            <text:p>Liban|Beyrouth</text:p>
          </table:table-cell>
          <table:table-cell table:style-name="ce12" office:value-type="string" calcext:value-type="string">
            <text:p>#3612 #6364</text:p>
          </table:table-cell>
          <table:table-cell table:style-name="ce4" office:value-type="string" calcext:value-type="string">
            <text:p>http://www.geonames.org/276781</text:p>
          </table:table-cell>
          <table:table-cell table:style-name="ce4" office:value-type="string" calcext:value-type="string">
            <text:p>Beyrouth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Liban</text:p>
            <text:p>Admin name: Beyrouth</text:p>
            <text:p>Population: 1,916,100</text:p>
          </table:table-cell>
        </table:table-row>
        <table:table-row table:style-name="ro3">
          <table:table-cell table:style-name="ce4" office:value-type="string" calcext:value-type="string">
            <text:p>Liban|Beyrouth</text:p>
          </table:table-cell>
          <table:table-cell table:style-name="ce12" office:value-type="string" calcext:value-type="string">
            <text:p>#3612 #6364</text:p>
          </table:table-cell>
          <table:table-cell table:style-name="ce4" office:value-type="string" calcext:value-type="string">
            <text:p>http://www.geonames.org/276780</text:p>
          </table:table-cell>
          <table:table-cell table:style-name="ce4" office:value-type="string" calcext:value-type="string">
            <text:p>Beyrouth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Liban</text:p>
            <text:p>Admin name: Beyrouth</text:p>
            <text:p>Population: 2,500,000</text:p>
          </table:table-cell>
        </table:table-row>
        <table:table-row table:style-name="ro2">
          <table:table-cell table:style-name="ce1" office:value-type="string" calcext:value-type="string">
            <text:p>Libye</text:p>
          </table:table-cell>
          <table:table-cell table:style-name="ce10" office:value-type="string" calcext:value-type="string">
            <text:p>#2572 #6263 #16455</text:p>
          </table:table-cell>
          <table:table-cell table:style-name="ce1" office:value-type="string" calcext:value-type="string">
            <text:p>http://www.geonames.org/2215636</text:p>
          </table:table-cell>
          <table:table-cell table:style-name="ce1" office:value-type="string" calcext:value-type="string">
            <text:p>Liby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Libye</text:p>
            <text:p>Population: 6,678,567</text:p>
          </table:table-cell>
        </table:table-row>
        <table:table-row table:style-name="ro3">
          <table:table-cell table:style-name="ce4" office:value-type="string" calcext:value-type="string">
            <text:p>Lorient</text:p>
          </table:table-cell>
          <table:table-cell table:style-name="ce12" office:value-type="string" calcext:value-type="string">
            <text:p>#9031</text:p>
          </table:table-cell>
          <table:table-cell table:style-name="ce4" office:value-type="string" calcext:value-type="string">
            <text:p>http://www.geonames.org/2997577</text:p>
          </table:table-cell>
          <table:table-cell table:style-name="ce4" office:value-type="string" calcext:value-type="string">
            <text:p>Lorient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France</text:p>
            <text:p>Admin name: Bretagne</text:p>
            <text:p>Population: 58,112</text:p>
          </table:table-cell>
        </table:table-row>
        <table:table-row table:style-name="ro3">
          <table:table-cell table:style-name="ce1" office:value-type="string" calcext:value-type="string">
            <text:p>Louisiane</text:p>
          </table:table-cell>
          <table:table-cell table:style-name="ce13" office:value-type="string" calcext:value-type="string">
            <text:p>#2442 #4110 #4118 #12096 #12097 #13099 #13129 #13167 #16142 #16405 <text:s/>#16462 #21940 #21941</text:p>
          </table:table-cell>
          <table:table-cell table:style-name="ce1" office:value-type="string" calcext:value-type="string">
            <text:p>http://www.geonames.org/4331987</text:p>
          </table:table-cell>
          <table:table-cell table:style-name="ce1" office:value-type="string" calcext:value-type="string">
            <text:p>Louisian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Louisiane</text:p>
            <text:p>Population: 4,515,939</text:p>
          </table:table-cell>
        </table:table-row>
        <table:table-row table:style-name="ro3">
          <table:table-cell table:style-name="ce4" office:value-type="string" calcext:value-type="string">
            <text:p>Lyon</text:p>
          </table:table-cell>
          <table:table-cell table:style-name="ce12" office:value-type="string" calcext:value-type="string">
            <text:p>#10892 #10893 #10894 #10895 #10896 #10897 #10898 #10899 #10900</text:p>
          </table:table-cell>
          <table:table-cell table:style-name="ce4" office:value-type="string" calcext:value-type="string">
            <text:p>http://www.geonames.org/2996944</text:p>
          </table:table-cell>
          <table:table-cell table:style-name="ce4" office:value-type="string" calcext:value-type="string">
            <text:p>Lyon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France</text:p>
            <text:p>Admin name: Auvergne-Rhône-Alpes</text:p>
            <text:p>Population: 472,317</text:p>
          </table:table-cell>
        </table:table-row>
        <table:table-row table:style-name="ro2">
          <table:table-cell table:style-name="ce1" office:value-type="string" calcext:value-type="string">
            <text:p>Lyonnais</text:p>
          </table:table-cell>
          <table:table-cell table:style-name="ce10" office:value-type="string" calcext:value-type="string">
            <text:p>#2801</text:p>
          </table:table-cell>
          <table:table-cell table:style-name="ce1" office:value-type="string" calcext:value-type="string">
            <text:p>http://www.geonames.org/2996941</text:p>
          </table:table-cell>
          <table:table-cell table:style-name="ce1" office:value-type="string" calcext:value-type="string">
            <text:p>Lyonnais</text:p>
          </table:table-cell>
          <table:table-cell table:style-name="ce1"/>
          <table:table-cell table:style-name="ce3" office:value-type="string" calcext:value-type="string">
            <text:p>Feature: region</text:p>
            <text:p>Country: France</text:p>
            <text:p>Admin name: Auvergne-Rhône-Alpes</text:p>
          </table:table-cell>
        </table:table-row>
        <table:table-row table:style-name="ro1">
          <table:table-cell table:style-name="ce4" office:value-type="string" calcext:value-type="string">
            <text:p>Macaronésie</text:p>
          </table:table-cell>
          <table:table-cell table:style-name="ce12" office:value-type="string" calcext:value-type="string">
            <text:p>#1485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Macouria</text:p>
          </table:table-cell>
          <table:table-cell table:style-name="ce10" office:value-type="string" calcext:value-type="string">
            <text:p>#9062 #9311 #9325</text:p>
          </table:table-cell>
          <table:table-cell table:style-name="ce1" office:value-type="string" calcext:value-type="string">
            <text:p>http://www.geonames.org/3381117</text:p>
          </table:table-cell>
          <table:table-cell table:style-name="ce1" office:value-type="string" calcext:value-type="string">
            <text:p>Macour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uyane</text:p>
            <text:p>Admin name: Guyane</text:p>
            <text:p>Population: 8,773</text:p>
          </table:table-cell>
        </table:table-row>
        <table:table-row table:style-name="ro2">
          <table:table-cell table:style-name="ce4" office:value-type="string" calcext:value-type="string">
            <text:p>Madagascar</text:p>
          </table:table-cell>
          <table:table-cell table:style-name="ce11" office:value-type="string" calcext:value-type="string">
            <text:p>#1143 #2178 #2442 #2623 #2687 #3576 #4111 #4112 #4118 #5109 <text:s/>#5419 #5420 #5448 #5457 #5458 #5459 #5460 #5461 #5462 #5463 <text:s/>#5464 #5465 #5466 #5467 #5468 #5469 #5470 #5479 #5480 #5481 <text:s/>#5482 #5483 #5484 #5485 #5486 #5487 #5488 #5489 #5959 #6196 <text:s/>#6265 #6375 #6376 #6377 #6378 #6379 #6380 #6381 #6382 #6525 <text:s/>#6526 #6528 #6595 #6850 #8030 #9218 #10333 #10334 #11115 #11116 <text:s/>#11117 #11118 #11305 #13921 #13922 #13924 #13925 #13926 #13927 #13928 <text:s/>#13929 #13930 #13931 #13932 #13933 #13934 #13935 #13936 #13937 #13938 <text:s/>#13942 #13943 #13945 #13948 #13951 #14213 #16405 #20664 #21706 #21750</text:p>
          </table:table-cell>
          <table:table-cell table:style-name="ce4" office:value-type="string" calcext:value-type="string">
            <text:p>http://www.geonames.org/1062947</text:p>
          </table:table-cell>
          <table:table-cell table:style-name="ce4" office:value-type="string" calcext:value-type="string">
            <text:p>Madagascar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adagascar</text:p>
            <text:p>Population: 26,262,368</text:p>
          </table:table-cell>
        </table:table-row>
        <table:table-row table:style-name="ro3">
          <table:table-cell table:style-name="ce1" office:value-type="string" calcext:value-type="string">
            <text:p>Madagascar|Tananarive</text:p>
          </table:table-cell>
          <table:table-cell table:style-name="ce10" office:value-type="string" calcext:value-type="string">
            <text:p>#13923 #13949 #13950</text:p>
          </table:table-cell>
          <table:table-cell table:style-name="ce1" office:value-type="string" calcext:value-type="string">
            <text:p>http://www.geonames.org/1070940</text:p>
          </table:table-cell>
          <table:table-cell table:style-name="ce1" office:value-type="string" calcext:value-type="string">
            <text:p>Tananariv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Madagascar</text:p>
            <text:p>Admin name: Analamanga</text:p>
            <text:p>Population: 1,391,433</text:p>
          </table:table-cell>
        </table:table-row>
        <table:table-row table:style-name="ro3">
          <table:table-cell table:style-name="ce4" office:value-type="string" calcext:value-type="string">
            <text:p>Madera</text:p>
          </table:table-cell>
          <table:table-cell table:style-name="ce12" office:value-type="string" calcext:value-type="string">
            <text:p>#859 #888</text:p>
          </table:table-cell>
          <table:table-cell table:style-name="ce4" office:value-type="string" calcext:value-type="string">
            <text:p>http://www.geonames.org/5369568</text:p>
          </table:table-cell>
          <table:table-cell table:style-name="ce4" office:value-type="string" calcext:value-type="string">
            <text:p>Madera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États-Unis</text:p>
            <text:p>Admin name: Californie</text:p>
            <text:p>Population: 64,208</text:p>
          </table:table-cell>
        </table:table-row>
        <table:table-row table:style-name="ro2">
          <table:table-cell table:style-name="ce1" office:value-type="string" calcext:value-type="string">
            <text:p>Malaisie</text:p>
          </table:table-cell>
          <table:table-cell table:style-name="ce10" office:value-type="string" calcext:value-type="string">
            <text:p>#4125</text:p>
          </table:table-cell>
          <table:table-cell table:style-name="ce1" office:value-type="string" calcext:value-type="string">
            <text:p>http://www.geonames.org/1733045</text:p>
          </table:table-cell>
          <table:table-cell table:style-name="ce1" office:value-type="string" calcext:value-type="string">
            <text:p>Malais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Malaisie</text:p>
            <text:p>Population: 31,528,585</text:p>
          </table:table-cell>
        </table:table-row>
        <table:table-row table:style-name="ro3">
          <table:table-cell table:style-name="ce4" office:value-type="string" calcext:value-type="string">
            <text:p>Malaisie|Malacca</text:p>
          </table:table-cell>
          <table:table-cell table:style-name="ce12" office:value-type="string" calcext:value-type="string">
            <text:p>#14216</text:p>
          </table:table-cell>
          <table:table-cell table:style-name="ce4" office:value-type="string" calcext:value-type="string">
            <text:p>http://www.geonames.org/1734759</text:p>
          </table:table-cell>
          <table:table-cell table:style-name="ce4" office:value-type="string" calcext:value-type="string">
            <text:p>Malacc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Malaisie</text:p>
            <text:p>Admin name: Melaka</text:p>
            <text:p>Population: 180,671</text:p>
          </table:table-cell>
        </table:table-row>
        <table:table-row table:style-name="ro1">
          <table:table-cell table:style-name="ce1" office:value-type="string" calcext:value-type="string">
            <text:p>Malaubi</text:p>
          </table:table-cell>
          <table:table-cell table:style-name="ce10" office:value-type="string" calcext:value-type="string">
            <text:p>#4230 #4233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Maldives</text:p>
          </table:table-cell>
          <table:table-cell table:style-name="ce12" office:value-type="string" calcext:value-type="string">
            <text:p>#1463</text:p>
          </table:table-cell>
          <table:table-cell table:style-name="ce4" office:value-type="string" calcext:value-type="string">
            <text:p>http://www.geonames.org/1282028</text:p>
          </table:table-cell>
          <table:table-cell table:style-name="ce4" office:value-type="string" calcext:value-type="string">
            <text:p>Maldive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aldives</text:p>
            <text:p>Population: 515,696</text:p>
          </table:table-cell>
        </table:table-row>
        <table:table-row table:style-name="ro2">
          <table:table-cell table:style-name="ce1" office:value-type="string" calcext:value-type="string">
            <text:p>Mali</text:p>
          </table:table-cell>
          <table:table-cell table:style-name="ce10" office:value-type="string" calcext:value-type="string">
            <text:p>#13809 #13813 #13816 #13818 #13835 #13836 #13837 #13838 #13839</text:p>
          </table:table-cell>
          <table:table-cell table:style-name="ce1" office:value-type="string" calcext:value-type="string">
            <text:p>http://www.geonames.org/2453866</text:p>
          </table:table-cell>
          <table:table-cell table:style-name="ce1" office:value-type="string" calcext:value-type="string">
            <text:p>Mali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Mali</text:p>
            <text:p>Population: 19,077,690</text:p>
          </table:table-cell>
        </table:table-row>
        <table:table-row table:style-name="ro3">
          <table:table-cell table:style-name="ce4" office:value-type="string" calcext:value-type="string">
            <text:p>Mali|Kayes</text:p>
          </table:table-cell>
          <table:table-cell table:style-name="ce12" office:value-type="string" calcext:value-type="string">
            <text:p>#13797</text:p>
          </table:table-cell>
          <table:table-cell table:style-name="ce4" office:value-type="string" calcext:value-type="string">
            <text:p>http://www.geonames.org/2455517</text:p>
          </table:table-cell>
          <table:table-cell table:style-name="ce4" office:value-type="string" calcext:value-type="string">
            <text:p>Kayes Regio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Mali</text:p>
            <text:p>Admin name: Kayes Region</text:p>
            <text:p>Population: 1,996,812</text:p>
          </table:table-cell>
        </table:table-row>
        <table:table-row table:style-name="ro3">
          <table:table-cell table:style-name="ce4" office:value-type="string" calcext:value-type="string">
            <text:p>Mali|Kayes</text:p>
          </table:table-cell>
          <table:table-cell table:style-name="ce12" office:value-type="string" calcext:value-type="string">
            <text:p>#13797</text:p>
          </table:table-cell>
          <table:table-cell table:style-name="ce4" office:value-type="string" calcext:value-type="string">
            <text:p>http://www.geonames.org/2455518</text:p>
          </table:table-cell>
          <table:table-cell table:style-name="ce4" office:value-type="string" calcext:value-type="string">
            <text:p>Kaye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Mali</text:p>
            <text:p>Admin name: Kayes Region</text:p>
            <text:p>Population: 78,406</text:p>
          </table:table-cell>
        </table:table-row>
        <table:table-row table:style-name="ro2">
          <table:table-cell table:style-name="ce4" office:value-type="string" calcext:value-type="string">
            <text:p>Mali|Kayes</text:p>
          </table:table-cell>
          <table:table-cell table:style-name="ce12" office:value-type="string" calcext:value-type="string">
            <text:p>#13797</text:p>
          </table:table-cell>
          <table:table-cell table:style-name="ce4" office:value-type="string" calcext:value-type="string">
            <text:p>http://www.geonames.org/7701481</text:p>
          </table:table-cell>
          <table:table-cell table:style-name="ce4" office:value-type="string" calcext:value-type="string">
            <text:p>Kayes Cercl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Mali</text:p>
            <text:p>Admin name: Kayes Region</text:p>
          </table:table-cell>
        </table:table-row>
        <table:table-row table:style-name="ro3">
          <table:table-cell table:style-name="ce1" office:value-type="string" calcext:value-type="string">
            <text:p>Mali|Ségou</text:p>
          </table:table-cell>
          <table:table-cell table:style-name="ce10" office:value-type="string" calcext:value-type="string">
            <text:p>#13833</text:p>
          </table:table-cell>
          <table:table-cell table:style-name="ce1" office:value-type="string" calcext:value-type="string">
            <text:p>http://www.geonames.org/2451478</text:p>
          </table:table-cell>
          <table:table-cell table:style-name="ce1" office:value-type="string" calcext:value-type="string">
            <text:p>Ségou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Mali</text:p>
            <text:p>Admin name: Ségou Region</text:p>
            <text:p>Population: 153,349</text:p>
          </table:table-cell>
        </table:table-row>
        <table:table-row table:style-name="ro3">
          <table:table-cell table:style-name="ce1" office:value-type="string" calcext:value-type="string">
            <text:p>Mali|Ségou</text:p>
          </table:table-cell>
          <table:table-cell table:style-name="ce10" office:value-type="string" calcext:value-type="string">
            <text:p>#13833</text:p>
          </table:table-cell>
          <table:table-cell table:style-name="ce1" office:value-type="string" calcext:value-type="string">
            <text:p>http://www.geonames.org/2451477</text:p>
          </table:table-cell>
          <table:table-cell table:style-name="ce1" office:value-type="string" calcext:value-type="string">
            <text:p>Ségou Regio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Mali</text:p>
            <text:p>Admin name: Ségou Region</text:p>
            <text:p>Population: 2,336,255</text:p>
          </table:table-cell>
        </table:table-row>
        <table:table-row table:style-name="ro3">
          <table:table-cell table:style-name="ce1" office:value-type="string" calcext:value-type="string">
            <text:p>Mali|Ségou</text:p>
          </table:table-cell>
          <table:table-cell table:style-name="ce10" office:value-type="string" calcext:value-type="string">
            <text:p>#13833</text:p>
          </table:table-cell>
          <table:table-cell table:style-name="ce1" office:value-type="string" calcext:value-type="string">
            <text:p>http://www.geonames.org/7701202</text:p>
          </table:table-cell>
          <table:table-cell table:style-name="ce1" office:value-type="string" calcext:value-type="string">
            <text:p>Ségou Cercl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Mali</text:p>
            <text:p>Admin name: Ségou Region</text:p>
            <text:p>Population: 690,000</text:p>
          </table:table-cell>
        </table:table-row>
        <table:table-row table:style-name="ro4">
          <table:table-cell table:style-name="ce1" office:value-type="string" calcext:value-type="string">
            <text:p>Mali|Ségou</text:p>
          </table:table-cell>
          <table:table-cell table:style-name="ce10" office:value-type="string" calcext:value-type="string">
            <text:p>#13833</text:p>
          </table:table-cell>
          <table:table-cell table:style-name="ce1" office:value-type="string" calcext:value-type="string">
            <text:p>http://www.geonames.org/6297179</text:p>
          </table:table-cell>
          <table:table-cell table:style-name="ce1" office:value-type="string" calcext:value-type="string">
            <text:p>Segou</text:p>
          </table:table-cell>
          <table:table-cell table:style-name="ce1"/>
          <table:table-cell table:style-name="ce3" office:value-type="string" calcext:value-type="string">
            <text:p>Feature: meteorological station</text:p>
            <text:p>Country: Mali</text:p>
          </table:table-cell>
        </table:table-row>
        <table:table-row table:style-name="ro3">
          <table:table-cell table:style-name="ce4" office:value-type="string" calcext:value-type="string">
            <text:p>Mali|Tombouctou</text:p>
          </table:table-cell>
          <table:table-cell table:style-name="ce12" office:value-type="string" calcext:value-type="string">
            <text:p>#13834 #20721</text:p>
          </table:table-cell>
          <table:table-cell table:style-name="ce4" office:value-type="string" calcext:value-type="string">
            <text:p>http://www.geonames.org/2449066</text:p>
          </table:table-cell>
          <table:table-cell table:style-name="ce4" office:value-type="string" calcext:value-type="string">
            <text:p>Tombouctou Regio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Mali</text:p>
            <text:p>Admin name: Tombouctou Region</text:p>
            <text:p>Population: 681,691</text:p>
          </table:table-cell>
        </table:table-row>
        <table:table-row table:style-name="ro3">
          <table:table-cell table:style-name="ce4" office:value-type="string" calcext:value-type="string">
            <text:p>Mali|Tombouctou</text:p>
          </table:table-cell>
          <table:table-cell table:style-name="ce12" office:value-type="string" calcext:value-type="string">
            <text:p>#13834 #20721</text:p>
          </table:table-cell>
          <table:table-cell table:style-name="ce4" office:value-type="string" calcext:value-type="string">
            <text:p>http://www.geonames.org/2449067</text:p>
          </table:table-cell>
          <table:table-cell table:style-name="ce4" office:value-type="string" calcext:value-type="string">
            <text:p>Tombouctou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Mali</text:p>
            <text:p>Admin name: Tombouctou Region</text:p>
            <text:p>Population: 32,460</text:p>
          </table:table-cell>
        </table:table-row>
        <table:table-row table:style-name="ro2">
          <table:table-cell table:style-name="ce4" office:value-type="string" calcext:value-type="string">
            <text:p>Mali|Tombouctou</text:p>
          </table:table-cell>
          <table:table-cell table:style-name="ce12" office:value-type="string" calcext:value-type="string">
            <text:p>#13834 #20721</text:p>
          </table:table-cell>
          <table:table-cell table:style-name="ce4" office:value-type="string" calcext:value-type="string">
            <text:p>http://www.geonames.org/7701470</text:p>
          </table:table-cell>
          <table:table-cell table:style-name="ce4" office:value-type="string" calcext:value-type="string">
            <text:p>Tombouctou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Mali</text:p>
            <text:p>Admin name: Tombouctou Region</text:p>
          </table:table-cell>
        </table:table-row>
        <table:table-row table:style-name="ro3">
          <table:table-cell table:style-name="ce1" office:value-type="string" calcext:value-type="string">
            <text:p>Mamoré</text:p>
          </table:table-cell>
          <table:table-cell table:style-name="ce10" office:value-type="string" calcext:value-type="string">
            <text:p>#5601</text:p>
          </table:table-cell>
          <table:table-cell table:style-name="ce1" office:value-type="string" calcext:value-type="string">
            <text:p>http://www.geonames.org/3910823</text:p>
          </table:table-cell>
          <table:table-cell table:style-name="ce1" office:value-type="string" calcext:value-type="string">
            <text:p>Mamoré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olivie</text:p>
            <text:p>Admin name: Beni</text:p>
            <text:p>Population: 12,817</text:p>
          </table:table-cell>
        </table:table-row>
        <table:table-row table:style-name="ro3">
          <table:table-cell table:style-name="ce4" office:value-type="string" calcext:value-type="string">
            <text:p>Mana</text:p>
          </table:table-cell>
          <table:table-cell table:style-name="ce12" office:value-type="string" calcext:value-type="string">
            <text:p>#4202 #8151 #9100 #9144 #9877 #9880</text:p>
          </table:table-cell>
          <table:table-cell table:style-name="ce4" office:value-type="string" calcext:value-type="string">
            <text:p>http://www.geonames.org/257766</text:p>
          </table:table-cell>
          <table:table-cell table:style-name="ce4" office:value-type="string" calcext:value-type="string">
            <text:p>Man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rèce</text:p>
            <text:p>Admin name: Péloponnèse</text:p>
            <text:p>Population: 476</text:p>
          </table:table-cell>
        </table:table-row>
        <table:table-row table:style-name="ro3">
          <table:table-cell table:style-name="ce1" office:value-type="string" calcext:value-type="string">
            <text:p>Manaus</text:p>
          </table:table-cell>
          <table:table-cell table:style-name="ce10" office:value-type="string" calcext:value-type="string">
            <text:p>#574 #607 #623 #796</text:p>
          </table:table-cell>
          <table:table-cell table:style-name="ce1" office:value-type="string" calcext:value-type="string">
            <text:p>http://www.geonames.org/3663517</text:p>
          </table:table-cell>
          <table:table-cell table:style-name="ce1" office:value-type="string" calcext:value-type="string">
            <text:p>Manau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Amazonas</text:p>
            <text:p>Population: 1,598,210</text:p>
          </table:table-cell>
        </table:table-row>
        <table:table-row table:style-name="ro4">
          <table:table-cell table:style-name="ce4" office:value-type="string" calcext:value-type="string">
            <text:p>Mapa</text:p>
          </table:table-cell>
          <table:table-cell table:style-name="ce12" office:value-type="string" calcext:value-type="string">
            <text:p>#2712</text:p>
          </table:table-cell>
          <table:table-cell table:style-name="ce4" office:value-type="string" calcext:value-type="string">
            <text:p>http://www.geonames.org/2384837</text:p>
          </table:table-cell>
          <table:table-cell table:style-name="ce4" office:value-type="string" calcext:value-type="string">
            <text:p>Mapa</text:p>
          </table:table-cell>
          <table:table-cell table:style-name="ce4"/>
          <table:table-cell table:style-name="ce5" office:value-type="string" calcext:value-type="string">
            <text:p>Feature: island</text:p>
            <text:p>Country: Centrafrique</text:p>
          </table:table-cell>
        </table:table-row>
        <table:table-row table:style-name="ro2">
          <table:table-cell table:style-name="ce1" office:value-type="string" calcext:value-type="string">
            <text:p>Maranan</text:p>
          </table:table-cell>
          <table:table-cell table:style-name="ce10" office:value-type="string" calcext:value-type="string">
            <text:p>#1859</text:p>
          </table:table-cell>
          <table:table-cell table:style-name="ce1" office:value-type="string" calcext:value-type="string">
            <text:p>http://www.geonames.org/3963516</text:p>
          </table:table-cell>
          <table:table-cell table:style-name="ce1" office:value-type="string" calcext:value-type="string">
            <text:p>Maraná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e Pasco</text:p>
          </table:table-cell>
        </table:table-row>
        <table:table-row table:style-name="ro3">
          <table:table-cell table:style-name="ce4" office:value-type="string" calcext:value-type="string">
            <text:p>Maranhao</text:p>
          </table:table-cell>
          <table:table-cell table:style-name="ce11" office:value-type="string" calcext:value-type="string">
            <text:p>#1862 #2005 #5237 #5637 #5638 #5639 #5640 #5641 #5642 #5643 <text:s/>#5644 #5645</text:p>
          </table:table-cell>
          <table:table-cell table:style-name="ce4" office:value-type="string" calcext:value-type="string">
            <text:p>http://www.geonames.org/3388368</text:p>
          </table:table-cell>
          <table:table-cell table:style-name="ce4" office:value-type="string" calcext:value-type="string">
            <text:p>Maranha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Maranhão</text:p>
            <text:p>Population: 917,237</text:p>
          </table:table-cell>
        </table:table-row>
        <table:table-row table:style-name="ro1">
          <table:table-cell table:style-name="ce1" office:value-type="string" calcext:value-type="string">
            <text:p>Marchegalie</text:p>
          </table:table-cell>
          <table:table-cell table:style-name="ce10" office:value-type="string" calcext:value-type="string">
            <text:p>#2457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Mare di Ethiopia</text:p>
          </table:table-cell>
          <table:table-cell table:style-name="ce12" office:value-type="string" calcext:value-type="string">
            <text:p>#1703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Marie-Galante</text:p>
          </table:table-cell>
          <table:table-cell table:style-name="ce10" office:value-type="string" calcext:value-type="string">
            <text:p>#1404 #1982 #2079 #2082 #3526 #5315 #9211 #9305 #21554</text:p>
          </table:table-cell>
          <table:table-cell table:style-name="ce1" office:value-type="string" calcext:value-type="string">
            <text:p>http://www.geonames.org/3578858</text:p>
          </table:table-cell>
          <table:table-cell table:style-name="ce1" office:value-type="string" calcext:value-type="string">
            <text:p>Marie-Galante</text:p>
          </table:table-cell>
          <table:table-cell table:style-name="ce1"/>
          <table:table-cell table:style-name="ce3" office:value-type="string" calcext:value-type="string">
            <text:p>Feature: island</text:p>
            <text:p>Country: Guadeloupe</text:p>
            <text:p>Admin name: Guadeloupe</text:p>
          </table:table-cell>
        </table:table-row>
        <table:table-row table:style-name="ro3">
          <table:table-cell table:style-name="ce4" office:value-type="string" calcext:value-type="string">
            <text:p>Marin</text:p>
          </table:table-cell>
          <table:table-cell table:style-name="ce12" office:value-type="string" calcext:value-type="string">
            <text:p>#9176</text:p>
          </table:table-cell>
          <table:table-cell table:style-name="ce4" office:value-type="string" calcext:value-type="string">
            <text:p>http://www.geonames.org/5370468</text:p>
          </table:table-cell>
          <table:table-cell table:style-name="ce4" office:value-type="string" calcext:value-type="string">
            <text:p>Mari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États-Unis</text:p>
            <text:p>Admin name: Californie</text:p>
            <text:p>Population: 252,409</text:p>
          </table:table-cell>
        </table:table-row>
        <table:table-row table:style-name="ro1">
          <table:table-cell table:style-name="ce1" office:value-type="string" calcext:value-type="string">
            <text:p>Maringot</text:p>
          </table:table-cell>
          <table:table-cell table:style-name="ce10" office:value-type="string" calcext:value-type="string">
            <text:p>#9147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Maroc</text:p>
          </table:table-cell>
          <table:table-cell table:style-name="ce11" office:value-type="string" calcext:value-type="string">
            <text:p>#1485 #2180 #2442 #4118 #5959 #6196 #6255 #6261 #6262 #6263 <text:s/>#6275 #6276 #6349 #6355 #6356 #6358 #8041 #10837 #12022 #16420 <text:s/>#16421 #16454</text:p>
          </table:table-cell>
          <table:table-cell table:style-name="ce4" office:value-type="string" calcext:value-type="string">
            <text:p>http://www.geonames.org/2542007</text:p>
          </table:table-cell>
          <table:table-cell table:style-name="ce4" office:value-type="string" calcext:value-type="string">
            <text:p>Maroc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aroc</text:p>
            <text:p>Population: 36,029,138</text:p>
          </table:table-cell>
        </table:table-row>
        <table:table-row table:style-name="ro3">
          <table:table-cell table:style-name="ce1" office:value-type="string" calcext:value-type="string">
            <text:p>Maroc|Meknès</text:p>
          </table:table-cell>
          <table:table-cell table:style-name="ce10" office:value-type="string" calcext:value-type="string">
            <text:p>#6357</text:p>
          </table:table-cell>
          <table:table-cell table:style-name="ce1" office:value-type="string" calcext:value-type="string">
            <text:p>http://www.geonames.org/2542715</text:p>
          </table:table-cell>
          <table:table-cell table:style-name="ce1" office:value-type="string" calcext:value-type="string">
            <text:p>Meknès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Maroc</text:p>
            <text:p>Admin name: Fès-Meknès</text:p>
            <text:p>Population: 545,705</text:p>
          </table:table-cell>
        </table:table-row>
        <table:table-row table:style-name="ro4">
          <table:table-cell table:style-name="ce1" office:value-type="string" calcext:value-type="string">
            <text:p>Maroc|Meknès</text:p>
          </table:table-cell>
          <table:table-cell table:style-name="ce10" office:value-type="string" calcext:value-type="string">
            <text:p>#6357</text:p>
          </table:table-cell>
          <table:table-cell table:style-name="ce1" office:value-type="string" calcext:value-type="string">
            <text:p>http://www.geonames.org/6297203</text:p>
          </table:table-cell>
          <table:table-cell table:style-name="ce1" office:value-type="string" calcext:value-type="string">
            <text:p>Meknes</text:p>
          </table:table-cell>
          <table:table-cell table:style-name="ce1"/>
          <table:table-cell table:style-name="ce3" office:value-type="string" calcext:value-type="string">
            <text:p>Feature: airport</text:p>
            <text:p>Country: Maroc</text:p>
          </table:table-cell>
        </table:table-row>
        <table:table-row table:style-name="ro3">
          <table:table-cell table:style-name="ce1" office:value-type="string" calcext:value-type="string">
            <text:p>Maroc|Meknès</text:p>
          </table:table-cell>
          <table:table-cell table:style-name="ce10" office:value-type="string" calcext:value-type="string">
            <text:p>#6357</text:p>
          </table:table-cell>
          <table:table-cell table:style-name="ce1" office:value-type="string" calcext:value-type="string">
            <text:p>http://www.geonames.org/6547283</text:p>
          </table:table-cell>
          <table:table-cell table:style-name="ce1" office:value-type="string" calcext:value-type="string">
            <text:p>Mekne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Maroc</text:p>
            <text:p>Admin name: Fès-Meknès</text:p>
            <text:p>Population: 835,695</text:p>
          </table:table-cell>
        </table:table-row>
        <table:table-row table:style-name="ro3">
          <table:table-cell table:style-name="ce1" office:value-type="string" calcext:value-type="string">
            <text:p>Maroc|Meknès</text:p>
          </table:table-cell>
          <table:table-cell table:style-name="ce10" office:value-type="string" calcext:value-type="string">
            <text:p>#6357</text:p>
          </table:table-cell>
          <table:table-cell table:style-name="ce1" office:value-type="string" calcext:value-type="string">
            <text:p>http://www.geonames.org/6546578</text:p>
          </table:table-cell>
          <table:table-cell table:style-name="ce1" office:value-type="string" calcext:value-type="string">
            <text:p>Meknes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Maroc</text:p>
            <text:p>Admin name: Fès-Meknès</text:p>
            <text:p>Population: 461,677</text:p>
          </table:table-cell>
        </table:table-row>
        <table:table-row table:style-name="ro3">
          <table:table-cell table:style-name="ce4" office:value-type="string" calcext:value-type="string">
            <text:p>Maroc|Rabat</text:p>
          </table:table-cell>
          <table:table-cell table:style-name="ce12" office:value-type="string" calcext:value-type="string">
            <text:p>#6352 #6353 #6354</text:p>
          </table:table-cell>
          <table:table-cell table:style-name="ce4" office:value-type="string" calcext:value-type="string">
            <text:p>http://www.geonames.org/2538475</text:p>
          </table:table-cell>
          <table:table-cell table:style-name="ce4" office:value-type="string" calcext:value-type="string">
            <text:p>Rabat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Maroc</text:p>
            <text:p>Admin name: Rabat-Salé-Kénitra</text:p>
            <text:p>Population: 1,655,753</text:p>
          </table:table-cell>
        </table:table-row>
        <table:table-row table:style-name="ro2">
          <table:table-cell table:style-name="ce4" office:value-type="string" calcext:value-type="string">
            <text:p>Maroc|Rabat</text:p>
          </table:table-cell>
          <table:table-cell table:style-name="ce12" office:value-type="string" calcext:value-type="string">
            <text:p>#6352 #6353 #6354</text:p>
          </table:table-cell>
          <table:table-cell table:style-name="ce4" office:value-type="string" calcext:value-type="string">
            <text:p>http://www.geonames.org/2538476</text:p>
          </table:table-cell>
          <table:table-cell table:style-name="ce4" office:value-type="string" calcext:value-type="string">
            <text:p>Rabat-Salé Airport</text:p>
          </table:table-cell>
          <table:table-cell table:style-name="ce4"/>
          <table:table-cell table:style-name="ce5" office:value-type="string" calcext:value-type="string">
            <text:p>Feature: airport</text:p>
            <text:p>Country: Maroc</text:p>
            <text:p>Admin name: Rabat-Salé-Zemmour-Zaër</text:p>
          </table:table-cell>
        </table:table-row>
        <table:table-row table:style-name="ro3">
          <table:table-cell table:style-name="ce4" office:value-type="string" calcext:value-type="string">
            <text:p>Maroc|Rabat</text:p>
          </table:table-cell>
          <table:table-cell table:style-name="ce12" office:value-type="string" calcext:value-type="string">
            <text:p>#6352 #6353 #6354</text:p>
          </table:table-cell>
          <table:table-cell table:style-name="ce4" office:value-type="string" calcext:value-type="string">
            <text:p>http://www.geonames.org/2538474</text:p>
          </table:table-cell>
          <table:table-cell table:style-name="ce4" office:value-type="string" calcext:value-type="string">
            <text:p>Rabat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Maroc</text:p>
            <text:p>Admin name: Rabat-Salé-Kénitra</text:p>
            <text:p>Population: 577,827</text:p>
          </table:table-cell>
        </table:table-row>
        <table:table-row table:style-name="ro2">
          <table:table-cell table:style-name="ce4" office:value-type="string" calcext:value-type="string">
            <text:p>Maroc|Rabat</text:p>
          </table:table-cell>
          <table:table-cell table:style-name="ce12" office:value-type="string" calcext:value-type="string">
            <text:p>#6352 #6353 #6354</text:p>
          </table:table-cell>
          <table:table-cell table:style-name="ce4" office:value-type="string" calcext:value-type="string">
            <text:p>http://www.geonames.org/2538473</text:p>
          </table:table-cell>
          <table:table-cell table:style-name="ce4" office:value-type="string" calcext:value-type="string">
            <text:p>Rabat</text:p>
          </table:table-cell>
          <table:table-cell table:style-name="ce4"/>
          <table:table-cell table:style-name="ce5" office:value-type="string" calcext:value-type="string">
            <text:p>Feature: railroad station</text:p>
            <text:p>Country: Maroc</text:p>
            <text:p>Admin name: Rabat-Salé-Kénitra</text:p>
          </table:table-cell>
        </table:table-row>
        <table:table-row table:style-name="ro3">
          <table:table-cell table:style-name="ce1" office:value-type="string" calcext:value-type="string">
            <text:p>Maroni</text:p>
          </table:table-cell>
          <table:table-cell table:style-name="ce13" office:value-type="string" calcext:value-type="string">
            <text:p>#174 #827 #2573 #2680 #2684 #2685 #4021 #4202 #4203 #4204 <text:s/>#4206 #4207 #4210 #4211 #4212 #4213 #4214 #4215 #4218 #4224 <text:s/>#4256 #8100 #8103 #9861 #9879</text:p>
          </table:table-cell>
          <table:table-cell table:style-name="ce1" office:value-type="string" calcext:value-type="string">
            <text:p>http://www.geonames.org/921772</text:p>
          </table:table-cell>
          <table:table-cell table:style-name="ce1" office:value-type="string" calcext:value-type="string">
            <text:p>Maroni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Comores</text:p>
            <text:p>Admin name: Île Autonome de Grande Comore</text:p>
            <text:p>Population: 42,872</text:p>
          </table:table-cell>
        </table:table-row>
        <table:table-row table:style-name="ro2">
          <table:table-cell table:style-name="ce4" office:value-type="string" calcext:value-type="string">
            <text:p>Martinique</text:p>
          </table:table-cell>
          <table:table-cell table:style-name="ce11" office:value-type="string" calcext:value-type="string">
            <text:p>#1 #25 #52 #72 #74 #94 #101 #106 #129 #131 <text:s/>#139 #165 #183 #195 #196 #210 #213 #217 #237 #239 <text:s/>#251 #286 #287 #311 #332 #340 #365 #377 #413 #421 <text:s/>#423 #426 #429 #462 #476 #480 #501 #517 #526 #535 <text:s/>#547 #550 #555 #559 #577 #599 #625 #630 #631 #633 <text:s/>#661 #683 #684 #695 #715 #723 #739 #742 #752 #753 <text:s/>#758 #764 #767 #783 #795 #799 #803 #804 #805 #806 <text:s/>#808 #815 #821 #823 #837 #870 #880 #884 #887 #895 <text:s/>#905 #916 #919 #1056 #1057 #1060 #1061 #1062 #1064 #1086 <text:s/>#1088 #1089 #1099 #1100 #1102 #1118 #1119 #1124 #1125 #1127 <text:s/>#1146 #1161 #1165 #1168 #1175 #1181 #1185 #1189 #1207 #1210 <text:s/>#1235 #1241 #1252 #1265 #1268 #1276 #1281 #1282 #1293 #1294 <text:s/>#1295 #1313 #1316 #1318 #1329 #1332 #1333 #1336 #1338 #1344 <text:s/>#1345 #1350 #1351 #1354 #1356 #1358 #1359 #1361 #1363 #1364 <text:s/>#1366 #1377 #1386 #1402 #1403 #1413 #1422 #1424 #1433 #1435 <text:s/>#1448 #1451 #1455 #1456 #1459 #1460 #1461 #1462 #1464 #1467 <text:s/>#1471 #1473 #1478 #1489 #1503 #1517 #1518 #1519 #1523 #1524 <text:s/>#1529 #1562 #1927 #1938 #1952 #1954 #1955 #1957 #1960 #1963 <text:s/>#1966 #1968 #1969 #1970 #1974 #1975 #1976 #1978 #1985 #1996 <text:s/>#2009 #2021 #2030 #2036 #2061 #2064 #2067 #2068 #2069 #2110 <text:s/>#2113 #2114 #2130 #2150 #2152 #2153 #2167 #2178 #2425 #2427 <text:s/>#2430 #2431 #2442 #2444 #2445 #2447 #2510 #2511 #2512 #2513 <text:s/>#2514 #2515 #2516 #2517 #2518 #2519 #2523 #2525 #2526 #2533 <text:s/>#2548 #2559 #2562 #2784 #2785 #2786 #2789 #2790 #2793 #2796 <text:s/>#2798 #2801 #2806 #2809 #2816 #2822 #2824 #2840 #2841 #2842 <text:s/>#2843 #2844 #2845 #2846 #2847 #2848 #2849 #2850 #2851 #2852 <text:s/>#2854 #2858 #2859 #2863 #2867 #2869 #2875 #2876 #2881 #2892 <text:s/>#2895 #2896 #2897 #2901 #2903 #2905 #2906 #2907 #2913 #2914 <text:s/>#2916 #2919 #2930 #2934 #2938 #2940 #2941 #2942 #2944 #2945 <text:s/>#2947 #2950 #2951 #2952 #2953 #2954 #2955 #2956 #2957 #2958 <text:s/>#2960 #2961 #2962 #2963 #2964 #2965 #2968 #2969 #2970 #2971 <text:s/>#2972 #2975 #2979 #3153 #3158 #3161 #3162 #3163 #3164 #3165 <text:s/>#3169 #3170 #3173 #3174 #3175 #3177 #3184 #3185 #3186 #3187 <text:s/>#3188 #3189 #3190 #3191 #3192 #3193 #3194 #3196 #3197 #3198 <text:s/>#3199 #3201 #3202 #3205 #3206 #3207 #3208 #3209 #3210 #3214 <text:s/>#3507 #3508 #3509 #3510 #3512 #3548 #3613 #3616 #3617 #3622 <text:s/>#3623 #3624 #3625 #3626 #4005 #4007 #4015 #4035 #4036 #4038 <text:s/>#4039 #4040 #4041 #4042 #4073 #4089 #4097 #4101 #4109 #4112 <text:s/>#4118 #4119 #4120 #4129 #4184 #5059 #5060 #5061 #5062 #5063 <text:s/>#5064 #5065 #5066 #5067 #5068 #5069 #5070 #5071 #5072 #5073 <text:s/>#5074 #5076 #5077 #5078 #5079 #5080 #5081 #5082 #5083 #5089 <text:s/>#5090 #5091 #5092 #5097 #5099 #5100 #5103 #5104 #5108 #5109 <text:s/>#5111 #5113 #5116 #5123 #5125 #5127 #5128 #5129 #5130 #5132 <text:s/>#5133 #5134 #5143 #5148 #5150 #5243 #5260 #5262 #5274 #5279 <text:s/>#5280 #5281 #5287 #5289 #5290 #5291 #5294 #5295 #5297 #5298 <text:s/>#5299 #5300 #5301 #5302 #5305 #5311 #5314 #5318 #5320 #5321 <text:s/>#5322 #5878 #5879 #5881 #5901 #5902 #5903 #5904 #5922 #5923 <text:s/>#5930 #5931 #5934 #5936 #5938 #5940 #5945 #5946 #5959 #6191 <text:s/>#6196 #6198 #6227 #6239 #6240 #6241 #6242 #6243 #6245 #6247 <text:s/>#6518 #6658 #6679 #6827 #6828 #6925 #6980 #6982 #6983 #6986 <text:s/>#6991 #6994 #6995 #6996 #7012 #7017 #7018 #7019 #7020 #7021 <text:s/>#7024 #7026 #7027 #7037 #7108 #7189 #7637 #7640 #7651 #7676 <text:s/>#7679 #7683 #7689 #7722 #7724 #7725 #7748 #7749 #7750 #7763 <text:s/>#7789 #7793 #7979 #7980 #7982 #7983 #7985 #7988 #7991 #7994 <text:s/>#7996 #8004 #8130 #8132 #8148 #8150 #9009 #9016 #9035 #9049 <text:s/>#9055 #9068 #9089 #9103 #9106 #9107 #9115 #9137 #9140 #9147 <text:s/>#9150 #9155 #9158 #9163 #9176 #9190 #9195 #9196 #9202 #9203 <text:s/>#9208 #9213 #9215 #9219 #9242 #9244 #9245 #9246 #9247 #9250 <text:s/>#9256 #9260 #9261 #9262 #9263 #9264 #9273 #9281 #9293 #9300 <text:s/>#9301 #9302 #9306 #9307 #9319 #9330 #9333 #9334 #9335 #9336 <text:s/>#9337 #9338 #9356 #9370 #9376 #9384 #9422 #9437 #9442 #9448 <text:s/>#9458 #9497 #9766 #9787 #9791 #9792 #9912 #9960 #9961 #9963 <text:s/>#9964 #9965 #9966 #9967 #9969 #9970 #9976 #9980 #9984 #9985 <text:s/>#9987 #10011 #10015 #10035 #10043 #10044 #10045 #10047 #10081 #10082 <text:s/>#10083 #10084 #10085 #10086 #10087 #10088 #10157 #10158 #10168 #10227 <text:s/>#10228 #10229 #10230 #10231 #10232 #10269 #10270 #10271 #10272 #10273 <text:s/>#10274 #10275 #10276 #10277 #10278 #10279 #10280 #10281 #10282 #10283 <text:s/>#10284 #10285 #10286 #10287 #10288 #10289 #10290 #10291 #10292 #10293 <text:s/>#10294 #10295 #10296 #10297 #10298 #10299 #10300 #10301 #10302 #10304 <text:s/>#10305 #10306 #10307 #10308 #10309 #10310 #10311 #10312 #10313 #10314 <text:s/>#10315 #10316 #10317 #10361 #10362 #10363 #10365 #10366 #10368 #10369 <text:s/>#10370 #10371 #10372 #10373 #10374 #10375 #10376 #10377 #10379 #10380 <text:s/>#10381 #10382 #10383 #10384 #10385 #10386 #10387 #10388 #10389 #10390 <text:s/>#10391 #10392 #10587 #10589 #10646 #10651 #10653 #10654 #10655 #10656 <text:s/>#10658 #10659 #10660 #10661 #10694 #10699 #10709 #10750 #10755 #10760 <text:s/>#10763 #10775 #10778 #10780 #10781 #10790 #10796 #10797 #10798 #10799 <text:s/>#10820 #10828 #10831 #10832 #10836 #10839 #10840 #10841 #10842 #11094 <text:s/>#11095 #11096 #11097 #11098 #11100 #11179 #11276 #11279 #11280 #11282 <text:s/>#11289 #11294 #11303 #11311 #11431 #11470 #11472 #11473 #11474 #11476 <text:s/>#11477 #11482 #11485 #11490 #11492 #11501 #11502 #11504 #11505 #11506 <text:s/>#11949 #11951 #11998 #12016 #12017 #12027 #12038 #12039 #12040 #12041 <text:s/>#12042 #12044 #12045 #12046 #12047 #12050 #12051 #12052 #12058 #12059 <text:s/>#12061 #12073 #12093 #12104 #12108 #12155 #12164 #12218 #12529 #12541 <text:s/>#12542 #12543 #12548 #12600 #12601 #12602 #12603 #12604 #12606 #12607 <text:s/>#12608 #12609 #12611 #12612 #12618 #12620 #12621 #12622 #12624 #12626 <text:s/>#12627 #12628 #12629 #12630 #12631 #12632 #12633 #12634 #12635 #12636 <text:s/>#12637 #12638 #12639 #12640 #12641 #12642 #12643 #12644 #12645 #12646 <text:s/>#12692 #12694 #12695 #12696 #12697 #12698 #12699 #12700 #12701 #12702 <text:s/>#12704 #12705 #12708 #12709 #12710 #12711 #12713 #12717 #12718 #12753 <text:s/>#12756 #12760 #12774 #12777 #12780 #12781 #12782 #12784 #12796 #12799 <text:s/>#12801 #12819 #12851 #12852 #12853 #12856 #12858 #12859 #12860 #12861 <text:s/>#12862 #12872 #12976 #12980 #12997 #12998 #12999 #13000 #13001 #13008 <text:s/>#13033 #13041 #13042 #13043 #13045 #13046 #13047 #13049 #13050 #13051 <text:s/>#13054 #13055 #13056 #13057 #13059 #13061 #13062 #13064 #13065 #13072 <text:s/>#13074 #13075 #13076 #13078 #13079 #13080 #13082 #13083 #13086 #13089 <text:s/>#13090 #13091 #13092 #13093 #13094 #13109 #13114 #13151 #13201 #13245 <text:s/>#13246 #13267 #13268 #13269 #13299 #13355 #13357 #13360 #13463 #13464 <text:s/>#13465 #13467 #13468 #13469 #13470 #13471 #13472 #13473 #13474 #13475 <text:s/>#13476 #13477 #13478 #13479 #13498 #13499 #13502 #13507 #13510 #13512 <text:s/>#13513 #13514 #13515 #13516 #13517 #13518 #13519 #13520 #13521 #13522 <text:s/>#13523 #13524 #13525 #13526 #13527 #13528 #13529 #13530 #13575 #13576 <text:s/>#13577 #13578 #13579 #13580 #13581 #13582 #13583 #13876 #14076 #14077 <text:s/>#14140 #14141 #14142 #14143 #14144 #14145 #14149 #14182 #14344 #14345 <text:s/>#14349 #14350 #14351 #14352 #14353 #14354 #14355 #14356 #14357 #14358 <text:s/>#14388 #14392 #14438 #14466 #14467 #14468 #14469 #14476 #14477 #14479 <text:s/>#14482 #16024 #16029 #16033 #16071 #16074 #16159 #16160 #16169 #16171 <text:s/>#16172 #16312 #16313 #16314 #16322 #16334 #16390 #16393 #16394 #16395 <text:s/>#16396 #16397 #16400 #16405 #16419 #16421 #16434 #16459 #16470 #16473 <text:s/>#16474 #16475 #16485 #16487 #16488 #16490 #16496 #16499 #20435 #20436 <text:s/>#20437 #20438 #20439 #20440 #20442 #20453 #20456 #20465 #20478 #20558 <text:s/>#20563 #20627 #20633 #20640 #20645 #20647 #20661 #20664 #20665 #20674 <text:s/>#20685 #20761 #20762 #20764 #20765 #20812 #20852 #20853 #20919 #21533 <text:s/>#21539 #21540 #21561 #21564 #21567 #21580 #21590 #21613 #21621 #21623 <text:s/>#21625 #21628 #21639 #21656 #21674 #21675 #21676 #21686 #21690 #21693 <text:s/>#21699 #21700 #21747 #21748 #21827 #21835 #21843 #21846 #21848 #21853 <text:s/>#21854 #21855 #21857 #21861 #21862 #21863 #21868 #21881 #21910 #21935 <text:s/>#21997 #21998 #21999 #22002 #22004 #22027 #22028 #22029 #22030 #22032 <text:s/>#22034 #22038 #22039 #22041 #22044 #22051 #22059 #22061 #22063 #22064 <text:s/>#22069 #22071 #22075 #22089 #22093 #22095 #22096 #22097 #22098 #22166 <text:s/>#22170 #22171 #22213 #22214 #22217 #22218 #22246</text:p>
          </table:table-cell>
          <table:table-cell table:style-name="ce4" office:value-type="string" calcext:value-type="string">
            <text:p>http://www.geonames.org/3570311</text:p>
          </table:table-cell>
          <table:table-cell table:style-name="ce4" office:value-type="string" calcext:value-type="string">
            <text:p>Martinique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Martinique</text:p>
            <text:p>Population: 432,900</text:p>
          </table:table-cell>
        </table:table-row>
        <table:table-row table:style-name="ro2">
          <table:table-cell table:style-name="ce1" office:value-type="string" calcext:value-type="string">
            <text:p>Martinique|Ajoupa-Bouillon</text:p>
          </table:table-cell>
          <table:table-cell table:style-name="ce10" office:value-type="string" calcext:value-type="string">
            <text:p>#2889 #9020</text:p>
          </table:table-cell>
          <table:table-cell table:style-name="ce1" office:value-type="string" calcext:value-type="string">
            <text:p>http://www.geonames.org/3570501</text:p>
          </table:table-cell>
          <table:table-cell table:style-name="ce1" office:value-type="string" calcext:value-type="string">
            <text:p>Ajoupa-Bouillo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Martinique|Anses d'Arlet</text:p>
          </table:table-cell>
          <table:table-cell table:style-name="ce12" office:value-type="string" calcext:value-type="string">
            <text:p>#272 #412 #624 #14146</text:p>
          </table:table-cell>
          <table:table-cell table:style-name="ce4" office:value-type="string" calcext:value-type="string">
            <text:p>http://www.geonames.org/3570408</text:p>
          </table:table-cell>
          <table:table-cell table:style-name="ce4" office:value-type="string" calcext:value-type="string">
            <text:p>Anses d'Arle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1" office:value-type="string" calcext:value-type="string">
            <text:p>Martinique|Basse-Pointe</text:p>
          </table:table-cell>
          <table:table-cell table:style-name="ce13" office:value-type="string" calcext:value-type="string">
            <text:p>#369 #2862 #2902 #3172 #21807 #21808 #21809 #21810 #21811 #21812 <text:s/>#21813 #21814 #21815 #21816 #21817 #21818 #21819 #21820 #21821 #21822 <text:s/>#21823 #21824 #21825 #21826</text:p>
          </table:table-cell>
          <table:table-cell table:style-name="ce1" office:value-type="string" calcext:value-type="string">
            <text:p>http://www.geonames.org/3571097</text:p>
          </table:table-cell>
          <table:table-cell table:style-name="ce1" office:value-type="string" calcext:value-type="string">
            <text:p>Basse-Point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4,037</text:p>
          </table:table-cell>
        </table:table-row>
        <table:table-row table:style-name="ro3">
          <table:table-cell table:style-name="ce1" office:value-type="string" calcext:value-type="string">
            <text:p>Martinique|Basse-Pointe</text:p>
          </table:table-cell>
          <table:table-cell table:style-name="ce13" office:value-type="string" calcext:value-type="string">
            <text:p>#369 #2862 #2902 #3172 #21807 #21808 #21809 #21810 #21811 #21812 <text:s/>#21813 #21814 #21815 #21816 #21817 #21818 #21819 #21820 #21821 #21822 <text:s/>#21823 #21824 #21825 #21826</text:p>
          </table:table-cell>
          <table:table-cell table:style-name="ce1" office:value-type="string" calcext:value-type="string">
            <text:p>http://www.geonames.org/6690654</text:p>
          </table:table-cell>
          <table:table-cell table:style-name="ce1" office:value-type="string" calcext:value-type="string">
            <text:p>Basse-Point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3,191</text:p>
          </table:table-cell>
        </table:table-row>
        <table:table-row table:style-name="ro2">
          <table:table-cell table:style-name="ce4" office:value-type="string" calcext:value-type="string">
            <text:p>Martinique|Bellefontaine</text:p>
          </table:table-cell>
          <table:table-cell table:style-name="ce12" office:value-type="string" calcext:value-type="string">
            <text:p>#2062</text:p>
          </table:table-cell>
          <table:table-cell table:style-name="ce4" office:value-type="string" calcext:value-type="string">
            <text:p>http://www.geonames.org/3571063</text:p>
          </table:table-cell>
          <table:table-cell table:style-name="ce4" office:value-type="string" calcext:value-type="string">
            <text:p>Bellefonta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Bellefontaine</text:p>
          </table:table-cell>
          <table:table-cell table:style-name="ce12" office:value-type="string" calcext:value-type="string">
            <text:p>#2062</text:p>
          </table:table-cell>
          <table:table-cell table:style-name="ce4" office:value-type="string" calcext:value-type="string">
            <text:p>http://www.geonames.org/6690685</text:p>
          </table:table-cell>
          <table:table-cell table:style-name="ce4" office:value-type="string" calcext:value-type="string">
            <text:p>Bellefontain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1,671</text:p>
          </table:table-cell>
        </table:table-row>
        <table:table-row table:style-name="ro2">
          <table:table-cell table:style-name="ce1" office:value-type="string" calcext:value-type="string">
            <text:p>Martinique|Carbet</text:p>
          </table:table-cell>
          <table:table-cell table:style-name="ce10" office:value-type="string" calcext:value-type="string">
            <text:p>#634 #2871 #2946</text:p>
          </table:table-cell>
          <table:table-cell table:style-name="ce1" office:value-type="string" calcext:value-type="string">
            <text:p>http://www.geonames.org/3570434</text:p>
          </table:table-cell>
          <table:table-cell table:style-name="ce1" office:value-type="string" calcext:value-type="string">
            <text:p>Carbe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Ducos</text:p>
          </table:table-cell>
          <table:table-cell table:style-name="ce12" office:value-type="string" calcext:value-type="string">
            <text:p>#1409 #9349</text:p>
          </table:table-cell>
          <table:table-cell table:style-name="ce4" office:value-type="string" calcext:value-type="string">
            <text:p>http://www.geonames.org/3570785</text:p>
          </table:table-cell>
          <table:table-cell table:style-name="ce4" office:value-type="string" calcext:value-type="string">
            <text:p>Duco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17,394</text:p>
          </table:table-cell>
        </table:table-row>
        <table:table-row table:style-name="ro3">
          <table:table-cell table:style-name="ce4" office:value-type="string" calcext:value-type="string">
            <text:p>Martinique|Ducos</text:p>
          </table:table-cell>
          <table:table-cell table:style-name="ce12" office:value-type="string" calcext:value-type="string">
            <text:p>#1409 #9349</text:p>
          </table:table-cell>
          <table:table-cell table:style-name="ce4" office:value-type="string" calcext:value-type="string">
            <text:p>http://www.geonames.org/6690658</text:p>
          </table:table-cell>
          <table:table-cell table:style-name="ce4" office:value-type="string" calcext:value-type="string">
            <text:p>Duco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17,400</text:p>
          </table:table-cell>
        </table:table-row>
        <table:table-row table:style-name="ro3">
          <table:table-cell table:style-name="ce1" office:value-type="string" calcext:value-type="string">
            <text:p>Martinique|Fort-de-France</text:p>
          </table:table-cell>
          <table:table-cell table:style-name="ce13" office:value-type="string" calcext:value-type="string">
            <text:p>#191 #208 #319 #371 #396 #495 #497 #514 #603 #605 <text:s/>#680 #773 #1324 #1409 #1424 #2524 #2535 #2807 #2839 #2873 <text:s/>#2883 #2886 #2909 #2910 #2912 #2915 #2917 #2918 #2937 #2939 <text:s/>#2943 #3156 #3157 #3159 #3160 #3171 #3176 #3213 #3253 #3526 <text:s/>#3618 #3619 #3640 #3645 #3646 #3653 #5319 #6189 #6497 #6498 <text:s/>#6499 #6500 #6512 #6823 #6824 #6826 #7036 #7723 #7732 #7751 <text:s/>#7752 #9988 #10039 #10040 #10041 #10046 #10153 #10154 #10156 #10303 <text:s/>#10588 #11099 #11411 #12153 #12727 #13028 #14150 #14151 #14152 #14153 <text:s/>#14154 #14155 #14428 #14429 #14430 #16195 #16402 #20874 #21696</text:p>
          </table:table-cell>
          <table:table-cell table:style-name="ce1" office:value-type="string" calcext:value-type="string">
            <text:p>http://www.geonames.org/3570675</text:p>
          </table:table-cell>
          <table:table-cell table:style-name="ce1" office:value-type="string" calcext:value-type="string">
            <text:p>Fort-de-Franc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Martinique</text:p>
            <text:p>Admin name: Martinique</text:p>
            <text:p>Population: 89,995</text:p>
          </table:table-cell>
        </table:table-row>
        <table:table-row table:style-name="ro3">
          <table:table-cell table:style-name="ce1" office:value-type="string" calcext:value-type="string">
            <text:p>Martinique|Fort-de-France</text:p>
          </table:table-cell>
          <table:table-cell table:style-name="ce13" office:value-type="string" calcext:value-type="string">
            <text:p>#191 #208 #319 #371 #396 #495 #497 #514 #603 #605 <text:s/>#680 #773 #1324 #1409 #1424 #2524 #2535 #2807 #2839 #2873 <text:s/>#2883 #2886 #2909 #2910 #2912 #2915 #2917 #2918 #2937 #2939 <text:s/>#2943 #3156 #3157 #3159 #3160 #3171 #3176 #3213 #3253 #3526 <text:s/>#3618 #3619 #3640 #3645 #3646 #3653 #5319 #6189 #6497 #6498 <text:s/>#6499 #6500 #6512 #6823 #6824 #6826 #7036 #7723 #7732 #7751 <text:s/>#7752 #9988 #10039 #10040 #10041 #10046 #10153 #10154 #10156 #10303 <text:s/>#10588 #11099 #11411 #12153 #12727 #13028 #14150 #14151 #14152 #14153 <text:s/>#14154 #14155 #14428 #14429 #14430 #16195 #16402 #20874 #21696</text:p>
          </table:table-cell>
          <table:table-cell table:style-name="ce1" office:value-type="string" calcext:value-type="string">
            <text:p>http://www.geonames.org/6690660</text:p>
          </table:table-cell>
          <table:table-cell table:style-name="ce1" office:value-type="string" calcext:value-type="string">
            <text:p>Fort-de-Franc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81,017</text:p>
          </table:table-cell>
        </table:table-row>
        <table:table-row table:style-name="ro3">
          <table:table-cell table:style-name="ce4" office:value-type="string" calcext:value-type="string">
            <text:p>Martinique|Fort-Royal</text:p>
          </table:table-cell>
          <table:table-cell table:style-name="ce12" office:value-type="string" calcext:value-type="string">
            <text:p>#2782 #5292</text:p>
          </table:table-cell>
          <table:table-cell table:style-name="ce4" office:value-type="string" calcext:value-type="string">
            <text:p>http://www.geonames.org/3570675</text:p>
          </table:table-cell>
          <table:table-cell table:style-name="ce4" office:value-type="string" calcext:value-type="string">
            <text:p>Fort Royal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Martinique</text:p>
            <text:p>Admin name: Martinique</text:p>
            <text:p>Population: 89,995</text:p>
          </table:table-cell>
        </table:table-row>
        <table:table-row table:style-name="ro3">
          <table:table-cell table:style-name="ce1" office:value-type="string" calcext:value-type="string">
            <text:p>Martinique|Lamentin</text:p>
          </table:table-cell>
          <table:table-cell table:style-name="ce13" office:value-type="string" calcext:value-type="string">
            <text:p>#736 #1409 #21793 #21794 #21795 #21796 #21797 #21798 #21799 #21800 <text:s/>#21801 #21802 #21803 #21804 #21805 #21806</text:p>
          </table:table-cell>
          <table:table-cell table:style-name="ce1" office:value-type="string" calcext:value-type="string">
            <text:p>http://www.geonames.org/3570428</text:p>
          </table:table-cell>
          <table:table-cell table:style-name="ce1" office:value-type="string" calcext:value-type="string">
            <text:p>Lamenti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39,229</text:p>
          </table:table-cell>
        </table:table-row>
        <table:table-row table:style-name="ro1">
          <table:table-cell table:style-name="ce4" office:value-type="string" calcext:value-type="string">
            <text:p>Martinique|Lametin</text:p>
          </table:table-cell>
          <table:table-cell table:style-name="ce12" office:value-type="string" calcext:value-type="string">
            <text:p>#11996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Martinique|Le François</text:p>
          </table:table-cell>
          <table:table-cell table:style-name="ce13" office:value-type="string" calcext:value-type="string">
            <text:p>#21751 #21752 #21753 #21754 #21755 #21756 #21757 #21758 #21759 #21760 <text:s/>#21761 #21762 #21763 #21764 #21765 #21766 #21767 #21768 #21769</text:p>
          </table:table-cell>
          <table:table-cell table:style-name="ce1" office:value-type="string" calcext:value-type="string">
            <text:p>http://www.geonames.org/3570429</text:p>
          </table:table-cell>
          <table:table-cell table:style-name="ce1" office:value-type="string" calcext:value-type="string">
            <text:p>Le Franço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19,682</text:p>
          </table:table-cell>
        </table:table-row>
        <table:table-row table:style-name="ro3">
          <table:table-cell table:style-name="ce1" office:value-type="string" calcext:value-type="string">
            <text:p>Martinique|Le François</text:p>
          </table:table-cell>
          <table:table-cell table:style-name="ce13" office:value-type="string" calcext:value-type="string">
            <text:p>#21751 #21752 #21753 #21754 #21755 #21756 #21757 #21758 #21759 #21760 <text:s/>#21761 #21762 #21763 #21764 #21765 #21766 #21767 #21768 #21769</text:p>
          </table:table-cell>
          <table:table-cell table:style-name="ce1" office:value-type="string" calcext:value-type="string">
            <text:p>http://www.geonames.org/6690661</text:p>
          </table:table-cell>
          <table:table-cell table:style-name="ce1" office:value-type="string" calcext:value-type="string">
            <text:p>Le François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17,172</text:p>
          </table:table-cell>
        </table:table-row>
        <table:table-row table:style-name="ro3">
          <table:table-cell table:style-name="ce4" office:value-type="string" calcext:value-type="string">
            <text:p>Martinique|Le Marin</text:p>
          </table:table-cell>
          <table:table-cell table:style-name="ce12" office:value-type="string" calcext:value-type="string">
            <text:p>#1322 #1325 #1357 #1367 #1405 #1409</text:p>
          </table:table-cell>
          <table:table-cell table:style-name="ce4" office:value-type="string" calcext:value-type="string">
            <text:p>http://www.geonames.org/3570426</text:p>
          </table:table-cell>
          <table:table-cell table:style-name="ce4" office:value-type="string" calcext:value-type="string">
            <text:p>Le Mar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7,943</text:p>
          </table:table-cell>
        </table:table-row>
        <table:table-row table:style-name="ro3">
          <table:table-cell table:style-name="ce4" office:value-type="string" calcext:value-type="string">
            <text:p>Martinique|Le Marin</text:p>
          </table:table-cell>
          <table:table-cell table:style-name="ce12" office:value-type="string" calcext:value-type="string">
            <text:p>#1322 #1325 #1357 #1367 #1405 #1409</text:p>
          </table:table-cell>
          <table:table-cell table:style-name="ce4" office:value-type="string" calcext:value-type="string">
            <text:p>http://www.geonames.org/3570319</text:p>
          </table:table-cell>
          <table:table-cell table:style-name="ce4" office:value-type="string" calcext:value-type="string">
            <text:p>Le Mari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Martinique</text:p>
            <text:p>Admin name: Martinique</text:p>
            <text:p>Population: 119,269</text:p>
          </table:table-cell>
        </table:table-row>
        <table:table-row table:style-name="ro3">
          <table:table-cell table:style-name="ce4" office:value-type="string" calcext:value-type="string">
            <text:p>Martinique|Le Marin</text:p>
          </table:table-cell>
          <table:table-cell table:style-name="ce12" office:value-type="string" calcext:value-type="string">
            <text:p>#1322 #1325 #1357 #1367 #1405 #1409</text:p>
          </table:table-cell>
          <table:table-cell table:style-name="ce4" office:value-type="string" calcext:value-type="string">
            <text:p>http://www.geonames.org/6690668</text:p>
          </table:table-cell>
          <table:table-cell table:style-name="ce4" office:value-type="string" calcext:value-type="string">
            <text:p>Le Marin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8,811</text:p>
          </table:table-cell>
        </table:table-row>
        <table:table-row table:style-name="ro1">
          <table:table-cell table:style-name="ce1" office:value-type="string" calcext:value-type="string">
            <text:p>Martinique|Les Trois-îlet</text:p>
          </table:table-cell>
          <table:table-cell table:style-name="ce10" office:value-type="string" calcext:value-type="string">
            <text:p>#140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Martinique|Les Trois-îlets</text:p>
          </table:table-cell>
          <table:table-cell table:style-name="ce12" office:value-type="string" calcext:value-type="string">
            <text:p>#1382</text:p>
          </table:table-cell>
          <table:table-cell table:style-name="ce4" office:value-type="string" calcext:value-type="string">
            <text:p>http://www.geonames.org/3570396</text:p>
          </table:table-cell>
          <table:table-cell table:style-name="ce4" office:value-type="string" calcext:value-type="string">
            <text:p>Les Trois-Îlet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5,657</text:p>
          </table:table-cell>
        </table:table-row>
        <table:table-row table:style-name="ro3">
          <table:table-cell table:style-name="ce4" office:value-type="string" calcext:value-type="string">
            <text:p>Martinique|Les Trois-îlets</text:p>
          </table:table-cell>
          <table:table-cell table:style-name="ce12" office:value-type="string" calcext:value-type="string">
            <text:p>#1382</text:p>
          </table:table-cell>
          <table:table-cell table:style-name="ce4" office:value-type="string" calcext:value-type="string">
            <text:p>http://www.geonames.org/6690682</text:p>
          </table:table-cell>
          <table:table-cell table:style-name="ce4" office:value-type="string" calcext:value-type="string">
            <text:p>Les Trois-Îlets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7,493</text:p>
          </table:table-cell>
        </table:table-row>
        <table:table-row table:style-name="ro2">
          <table:table-cell table:style-name="ce4" office:value-type="string" calcext:value-type="string">
            <text:p>Martinique|Les Trois-îlets</text:p>
          </table:table-cell>
          <table:table-cell table:style-name="ce12" office:value-type="string" calcext:value-type="string">
            <text:p>#1382</text:p>
          </table:table-cell>
          <table:table-cell table:style-name="ce4" office:value-type="string" calcext:value-type="string">
            <text:p>http://www.geonames.org/3570397</text:p>
          </table:table-cell>
          <table:table-cell table:style-name="ce4" office:value-type="string" calcext:value-type="string">
            <text:p>Les Trois Ilets</text:p>
          </table:table-cell>
          <table:table-cell table:style-name="ce4"/>
          <table:table-cell table:style-name="ce5" office:value-type="string" calcext:value-type="string">
            <text:p>Feature: islands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Martinique|Marigot</text:p>
          </table:table-cell>
          <table:table-cell table:style-name="ce10" office:value-type="string" calcext:value-type="string">
            <text:p>#346</text:p>
          </table:table-cell>
          <table:table-cell table:style-name="ce1" office:value-type="string" calcext:value-type="string">
            <text:p>http://www.geonames.org/3570323</text:p>
          </table:table-cell>
          <table:table-cell table:style-name="ce1" office:value-type="string" calcext:value-type="string">
            <text:p>Marigo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4">
          <table:table-cell table:style-name="ce1" office:value-type="string" calcext:value-type="string">
            <text:p>Martinique|Marigot</text:p>
          </table:table-cell>
          <table:table-cell table:style-name="ce10" office:value-type="string" calcext:value-type="string">
            <text:p>#346</text:p>
          </table:table-cell>
          <table:table-cell table:style-name="ce1" office:value-type="string" calcext:value-type="string">
            <text:p>http://www.geonames.org/11586920</text:p>
          </table:table-cell>
          <table:table-cell table:style-name="ce1" office:value-type="string" calcext:value-type="string">
            <text:p>Marigo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</table:table-cell>
        </table:table-row>
        <table:table-row table:style-name="ro3">
          <table:table-cell table:style-name="ce4" office:value-type="string" calcext:value-type="string">
            <text:p>Martinique|Marin</text:p>
          </table:table-cell>
          <table:table-cell table:style-name="ce12" office:value-type="string" calcext:value-type="string">
            <text:p>#1375 #2072 #2535 #3510 #21789 #21790 #21791 #21792</text:p>
          </table:table-cell>
          <table:table-cell table:style-name="ce4" office:value-type="string" calcext:value-type="string">
            <text:p>http://www.geonames.org/3570426</text:p>
          </table:table-cell>
          <table:table-cell table:style-name="ce4" office:value-type="string" calcext:value-type="string">
            <text:p>Mar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7,943</text:p>
          </table:table-cell>
        </table:table-row>
        <table:table-row table:style-name="ro2">
          <table:table-cell table:style-name="ce4" office:value-type="string" calcext:value-type="string">
            <text:p>Martinique|Marin</text:p>
          </table:table-cell>
          <table:table-cell table:style-name="ce12" office:value-type="string" calcext:value-type="string">
            <text:p>#1375 #2072 #2535 #3510 #21789 #21790 #21791 #21792</text:p>
          </table:table-cell>
          <table:table-cell table:style-name="ce4" office:value-type="string" calcext:value-type="string">
            <text:p>http://www.geonames.org/3570435</text:p>
          </table:table-cell>
          <table:table-cell table:style-name="ce4" office:value-type="string" calcext:value-type="string">
            <text:p>Mar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Martinique|Morne Rouge</text:p>
          </table:table-cell>
          <table:table-cell table:style-name="ce10" office:value-type="string" calcext:value-type="string">
            <text:p>#209 #285 #454 #534 #2856 #2890</text:p>
          </table:table-cell>
          <table:table-cell table:style-name="ce1" office:value-type="string" calcext:value-type="string">
            <text:p>http://www.geonames.org/3571109</text:p>
          </table:table-cell>
          <table:table-cell table:style-name="ce1" office:value-type="string" calcext:value-type="string">
            <text:p>Morne Rouge</text:p>
          </table:table-cell>
          <table:table-cell table:style-name="ce1"/>
          <table:table-cell table:style-name="ce3" office:value-type="string" calcext:value-type="string">
            <text:p>Feature: mountain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Martinique|Morne Rouge</text:p>
          </table:table-cell>
          <table:table-cell table:style-name="ce10" office:value-type="string" calcext:value-type="string">
            <text:p>#209 #285 #454 #534 #2856 #2890</text:p>
          </table:table-cell>
          <table:table-cell table:style-name="ce1" office:value-type="string" calcext:value-type="string">
            <text:p>http://www.geonames.org/3569949</text:p>
          </table:table-cell>
          <table:table-cell table:style-name="ce1" office:value-type="string" calcext:value-type="string">
            <text:p>Morne Rouge</text:p>
          </table:table-cell>
          <table:table-cell table:style-name="ce1"/>
          <table:table-cell table:style-name="ce3" office:value-type="string" calcext:value-type="string">
            <text:p>Feature: hill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Martinique|Morne Rouge</text:p>
          </table:table-cell>
          <table:table-cell table:style-name="ce10" office:value-type="string" calcext:value-type="string">
            <text:p>#209 #285 #454 #534 #2856 #2890</text:p>
          </table:table-cell>
          <table:table-cell table:style-name="ce1" office:value-type="string" calcext:value-type="string">
            <text:p>http://www.geonames.org/3570244</text:p>
          </table:table-cell>
          <table:table-cell table:style-name="ce1" office:value-type="string" calcext:value-type="string">
            <text:p>Morne Roug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1" office:value-type="string" calcext:value-type="string">
            <text:p>Martinique|Morne Rouge</text:p>
          </table:table-cell>
          <table:table-cell table:style-name="ce10" office:value-type="string" calcext:value-type="string">
            <text:p>#209 #285 #454 #534 #2856 #2890</text:p>
          </table:table-cell>
          <table:table-cell table:style-name="ce1" office:value-type="string" calcext:value-type="string">
            <text:p>http://www.geonames.org/3570423</text:p>
          </table:table-cell>
          <table:table-cell table:style-name="ce1" office:value-type="string" calcext:value-type="string">
            <text:p>Morne-Roug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5,469</text:p>
          </table:table-cell>
        </table:table-row>
        <table:table-row table:style-name="ro2">
          <table:table-cell table:style-name="ce4" office:value-type="string" calcext:value-type="string">
            <text:p>Martinique|Petit-Bourg</text:p>
          </table:table-cell>
          <table:table-cell table:style-name="ce11" office:value-type="string" calcext:value-type="string">
            <text:p>#21770 #21771 #21772 #21773 #21774 #21775 #21776 #21777 #21778 #21779 <text:s/>#21780 #21781</text:p>
          </table:table-cell>
          <table:table-cell table:style-name="ce4" office:value-type="string" calcext:value-type="string">
            <text:p>http://www.geonames.org/3570187</text:p>
          </table:table-cell>
          <table:table-cell table:style-name="ce4" office:value-type="string" calcext:value-type="string">
            <text:p>Petit-Bourg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4">
          <table:table-cell table:style-name="ce4" office:value-type="string" calcext:value-type="string">
            <text:p>Martinique|Petit-Bourg</text:p>
          </table:table-cell>
          <table:table-cell table:style-name="ce11" office:value-type="string" calcext:value-type="string">
            <text:p>#21770 #21771 #21772 #21773 #21774 #21775 #21776 #21777 #21778 #21779 <text:s/>#21780 #21781</text:p>
          </table:table-cell>
          <table:table-cell table:style-name="ce4" office:value-type="string" calcext:value-type="string">
            <text:p>http://www.geonames.org/11599212</text:p>
          </table:table-cell>
          <table:table-cell table:style-name="ce4" office:value-type="string" calcext:value-type="string">
            <text:p>Petit Bourg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</table:table-cell>
        </table:table-row>
        <table:table-row table:style-name="ro2">
          <table:table-cell table:style-name="ce1" office:value-type="string" calcext:value-type="string">
            <text:p>Martinique|Prêcheur</text:p>
          </table:table-cell>
          <table:table-cell table:style-name="ce10" office:value-type="string" calcext:value-type="string">
            <text:p>#940 #2860 #2904 #2920 #2921 #2948 #2966 #2967 #7981 #10367</text:p>
          </table:table-cell>
          <table:table-cell table:style-name="ce1" office:value-type="string" calcext:value-type="string">
            <text:p>http://www.geonames.org/3570416</text:p>
          </table:table-cell>
          <table:table-cell table:style-name="ce1" office:value-type="string" calcext:value-type="string">
            <text:p>Prêcheur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Martinique|Rivière Pilote</text:p>
          </table:table-cell>
          <table:table-cell table:style-name="ce12" office:value-type="string" calcext:value-type="string">
            <text:p>#7733</text:p>
          </table:table-cell>
          <table:table-cell table:style-name="ce4" office:value-type="string" calcext:value-type="string">
            <text:p>http://www.geonames.org/3570606</text:p>
          </table:table-cell>
          <table:table-cell table:style-name="ce4" office:value-type="string" calcext:value-type="string">
            <text:p>Rivière Pilote</text:p>
          </table:table-cell>
          <table:table-cell table:style-name="ce4"/>
          <table:table-cell table:style-name="ce5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Martinique|Rivière Pilote</text:p>
          </table:table-cell>
          <table:table-cell table:style-name="ce12" office:value-type="string" calcext:value-type="string">
            <text:p>#7733</text:p>
          </table:table-cell>
          <table:table-cell table:style-name="ce4" office:value-type="string" calcext:value-type="string">
            <text:p>http://www.geonames.org/3570144</text:p>
          </table:table-cell>
          <table:table-cell table:style-name="ce4" office:value-type="string" calcext:value-type="string">
            <text:p>Rivière Pilote</text:p>
          </table:table-cell>
          <table:table-cell table:style-name="ce4"/>
          <table:table-cell table:style-name="ce5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Rivière Pilote</text:p>
          </table:table-cell>
          <table:table-cell table:style-name="ce12" office:value-type="string" calcext:value-type="string">
            <text:p>#7733</text:p>
          </table:table-cell>
          <table:table-cell table:style-name="ce4" office:value-type="string" calcext:value-type="string">
            <text:p>http://www.geonames.org/3569970</text:p>
          </table:table-cell>
          <table:table-cell table:style-name="ce4" office:value-type="string" calcext:value-type="string">
            <text:p>Riviere-Pilot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13,359</text:p>
          </table:table-cell>
        </table:table-row>
        <table:table-row table:style-name="ro3">
          <table:table-cell table:style-name="ce4" office:value-type="string" calcext:value-type="string">
            <text:p>Martinique|Rivière Pilote</text:p>
          </table:table-cell>
          <table:table-cell table:style-name="ce12" office:value-type="string" calcext:value-type="string">
            <text:p>#7733</text:p>
          </table:table-cell>
          <table:table-cell table:style-name="ce4" office:value-type="string" calcext:value-type="string">
            <text:p>http://www.geonames.org/6690671</text:p>
          </table:table-cell>
          <table:table-cell table:style-name="ce4" office:value-type="string" calcext:value-type="string">
            <text:p>Rivière-Pilot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12,145</text:p>
          </table:table-cell>
        </table:table-row>
        <table:table-row table:style-name="ro2">
          <table:table-cell table:style-name="ce1" office:value-type="string" calcext:value-type="string">
            <text:p>Martinique|Rivière-Salée</text:p>
          </table:table-cell>
          <table:table-cell table:style-name="ce10" office:value-type="string" calcext:value-type="string">
            <text:p>#1409</text:p>
          </table:table-cell>
          <table:table-cell table:style-name="ce1" office:value-type="string" calcext:value-type="string">
            <text:p>http://www.geonames.org/3569967</text:p>
          </table:table-cell>
          <table:table-cell table:style-name="ce1" office:value-type="string" calcext:value-type="string">
            <text:p>Rivière-Salé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1" office:value-type="string" calcext:value-type="string">
            <text:p>Martinique|Rivière-Salée</text:p>
          </table:table-cell>
          <table:table-cell table:style-name="ce10" office:value-type="string" calcext:value-type="string">
            <text:p>#1409</text:p>
          </table:table-cell>
          <table:table-cell table:style-name="ce1" office:value-type="string" calcext:value-type="string">
            <text:p>http://www.geonames.org/6690672</text:p>
          </table:table-cell>
          <table:table-cell table:style-name="ce1" office:value-type="string" calcext:value-type="string">
            <text:p>Rivière-Salé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12,099</text:p>
          </table:table-cell>
        </table:table-row>
        <table:table-row table:style-name="ro2">
          <table:table-cell table:style-name="ce1" office:value-type="string" calcext:value-type="string">
            <text:p>Martinique|Rivière-Salée</text:p>
          </table:table-cell>
          <table:table-cell table:style-name="ce10" office:value-type="string" calcext:value-type="string">
            <text:p>#1409</text:p>
          </table:table-cell>
          <table:table-cell table:style-name="ce1" office:value-type="string" calcext:value-type="string">
            <text:p>http://www.geonames.org/3569902</text:p>
          </table:table-cell>
          <table:table-cell table:style-name="ce1" office:value-type="string" calcext:value-type="string">
            <text:p>Rivière Salée</text:p>
          </table:table-cell>
          <table:table-cell table:style-name="ce1"/>
          <table:table-cell table:style-name="ce3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Saint-Esprit</text:p>
          </table:table-cell>
          <table:table-cell table:style-name="ce12" office:value-type="string" calcext:value-type="string">
            <text:p>#14147</text:p>
          </table:table-cell>
          <table:table-cell table:style-name="ce4" office:value-type="string" calcext:value-type="string">
            <text:p>http://www.geonames.org/3570410</text:p>
          </table:table-cell>
          <table:table-cell table:style-name="ce4" office:value-type="string" calcext:value-type="string">
            <text:p>Saint-Espri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8,508</text:p>
          </table:table-cell>
        </table:table-row>
        <table:table-row table:style-name="ro3">
          <table:table-cell table:style-name="ce4" office:value-type="string" calcext:value-type="string">
            <text:p>Martinique|Saint-Esprit</text:p>
          </table:table-cell>
          <table:table-cell table:style-name="ce12" office:value-type="string" calcext:value-type="string">
            <text:p>#14147</text:p>
          </table:table-cell>
          <table:table-cell table:style-name="ce4" office:value-type="string" calcext:value-type="string">
            <text:p>http://www.geonames.org/6690674</text:p>
          </table:table-cell>
          <table:table-cell table:style-name="ce4" office:value-type="string" calcext:value-type="string">
            <text:p>Saint-Esprit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9,426</text:p>
          </table:table-cell>
        </table:table-row>
        <table:table-row table:style-name="ro3">
          <table:table-cell table:style-name="ce1" office:value-type="string" calcext:value-type="string">
            <text:p>Martinique|Saint-Pierre</text:p>
          </table:table-cell>
          <table:table-cell table:style-name="ce13" office:value-type="string" calcext:value-type="string">
            <text:p>#29 #49 #79 #145 #151 #158 #160 #232 #235 #258 <text:s/>#261 #288 #318 #328 #333 #349 #362 #366 #370 #378 <text:s/>#387 #388 #394 #402 #408 #411 #414 #417 #424 #428 <text:s/>#441 #444 #487 #501 #512 #513 #573 #592 #594 #604 <text:s/>#639 #642 #643 #645 #647 #662 #667 #694 #702 #711 <text:s/>#726 #732 #733 #738 #748 #763 #768 #778 #779 #788 <text:s/>#789 #793 #797 #800 #840 #844 #868 #883 #891 #896 <text:s/>#901 #909 #929 #932 #2063 #2065 #2066 #2446 #2782 #2799 <text:s/>#2807 #2838 #2855 #2857 #2861 #2864 #2866 #2868 #2872 #2874 <text:s/>#2878 #2879 #2880 #2882 #2884 #2885 #2887 #2888 #2891 #2893 <text:s/>#2894 #2898 #2899 #2900 #2911 #2922 #2923 #2924 #2925 #2926 <text:s/>#2927 #2928 #2929 #2931 #2932 #2933 #2935 #2936 #2949 #2959 <text:s/>#2967 #3176 #3178 #3179 #3180 #3181 #3182 #3183 #3254 #3510 <text:s/>#3615 #3620 #3621 #3627 #5292 #5303 #5310 #5957 #6498 #6825 <text:s/>#7680 #7766 #7978 #10042 #10155 #10364 #10586 #11331 #11335 #11411 <text:s/>#12619 #12721 #13116 #13119 #13408 #14073 #20876 #22090 #22091 #22092 <text:s/>#22094</text:p>
          </table:table-cell>
          <table:table-cell table:style-name="ce1" office:value-type="string" calcext:value-type="string">
            <text:p>http://www.geonames.org/3569907</text:p>
          </table:table-cell>
          <table:table-cell table:style-name="ce1" office:value-type="string" calcext:value-type="string">
            <text:p>Saint-Pier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4,125</text:p>
          </table:table-cell>
        </table:table-row>
        <table:table-row table:style-name="ro3">
          <table:table-cell table:style-name="ce1" office:value-type="string" calcext:value-type="string">
            <text:p>Martinique|Saint-Pierre</text:p>
          </table:table-cell>
          <table:table-cell table:style-name="ce13" office:value-type="string" calcext:value-type="string">
            <text:p>#29 #49 #79 #145 #151 #158 #160 #232 #235 #258 <text:s/>#261 #288 #318 #328 #333 #349 #362 #366 #370 #378 <text:s/>#387 #388 #394 #402 #408 #411 #414 #417 #424 #428 <text:s/>#441 #444 #487 #501 #512 #513 #573 #592 #594 #604 <text:s/>#639 #642 #643 #645 #647 #662 #667 #694 #702 #711 <text:s/>#726 #732 #733 #738 #748 #763 #768 #778 #779 #788 <text:s/>#789 #793 #797 #800 #840 #844 #868 #883 #891 #896 <text:s/>#901 #909 #929 #932 #2063 #2065 #2066 #2446 #2782 #2799 <text:s/>#2807 #2838 #2855 #2857 #2861 #2864 #2866 #2868 #2872 #2874 <text:s/>#2878 #2879 #2880 #2882 #2884 #2885 #2887 #2888 #2891 #2893 <text:s/>#2894 #2898 #2899 #2900 #2911 #2922 #2923 #2924 #2925 #2926 <text:s/>#2927 #2928 #2929 #2931 #2932 #2933 #2935 #2936 #2949 #2959 <text:s/>#2967 #3176 #3178 #3179 #3180 #3181 #3182 #3183 #3254 #3510 <text:s/>#3615 #3620 #3621 #3627 #5292 #5303 #5310 #5957 #6498 #6825 <text:s/>#7680 #7766 #7978 #10042 #10155 #10364 #10586 #11331 #11335 #11411 <text:s/>#12619 #12721 #13116 #13119 #13408 #14073 #20876 #22090 #22091 #22092 <text:s/>#22094</text:p>
          </table:table-cell>
          <table:table-cell table:style-name="ce1" office:value-type="string" calcext:value-type="string">
            <text:p>http://www.geonames.org/6690676</text:p>
          </table:table-cell>
          <table:table-cell table:style-name="ce1" office:value-type="string" calcext:value-type="string">
            <text:p>Saint-Pierr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4,125</text:p>
          </table:table-cell>
        </table:table-row>
        <table:table-row table:style-name="ro2">
          <table:table-cell table:style-name="ce1" office:value-type="string" calcext:value-type="string">
            <text:p>Martinique|Saint-Pierre</text:p>
          </table:table-cell>
          <table:table-cell table:style-name="ce13" office:value-type="string" calcext:value-type="string">
            <text:p>#29 #49 #79 #145 #151 #158 #160 #232 #235 #258 <text:s/>#261 #288 #318 #328 #333 #349 #362 #366 #370 #378 <text:s/>#387 #388 #394 #402 #408 #411 #414 #417 #424 #428 <text:s/>#441 #444 #487 #501 #512 #513 #573 #592 #594 #604 <text:s/>#639 #642 #643 #645 #647 #662 #667 #694 #702 #711 <text:s/>#726 #732 #733 #738 #748 #763 #768 #778 #779 #788 <text:s/>#789 #793 #797 #800 #840 #844 #868 #883 #891 #896 <text:s/>#901 #909 #929 #932 #2063 #2065 #2066 #2446 #2782 #2799 <text:s/>#2807 #2838 #2855 #2857 #2861 #2864 #2866 #2868 #2872 #2874 <text:s/>#2878 #2879 #2880 #2882 #2884 #2885 #2887 #2888 #2891 #2893 <text:s/>#2894 #2898 #2899 #2900 #2911 #2922 #2923 #2924 #2925 #2926 <text:s/>#2927 #2928 #2929 #2931 #2932 #2933 #2935 #2936 #2949 #2959 <text:s/>#2967 #3176 #3178 #3179 #3180 #3181 #3182 #3183 #3254 #3510 <text:s/>#3615 #3620 #3621 #3627 #5292 #5303 #5310 #5957 #6498 #6825 <text:s/>#7680 #7766 #7978 #10042 #10155 #10364 #10586 #11331 #11335 #11411 <text:s/>#12619 #12721 #13116 #13119 #13408 #14073 #20876 #22090 #22091 #22092 <text:s/>#22094</text:p>
          </table:table-cell>
          <table:table-cell table:style-name="ce1" office:value-type="string" calcext:value-type="string">
            <text:p>http://www.geonames.org/3569908</text:p>
          </table:table-cell>
          <table:table-cell table:style-name="ce1" office:value-type="string" calcext:value-type="string">
            <text:p>Saint-Pier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Martinique|Sainte-Anne</text:p>
          </table:table-cell>
          <table:table-cell table:style-name="ce12" office:value-type="string" calcext:value-type="string">
            <text:p>#1322 #1357 #1367 #1375 #1405 #1409 #2070 #2415</text:p>
          </table:table-cell>
          <table:table-cell table:style-name="ce4" office:value-type="string" calcext:value-type="string">
            <text:p>http://www.geonames.org/3569931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Sainte-Anne</text:p>
          </table:table-cell>
          <table:table-cell table:style-name="ce12" office:value-type="string" calcext:value-type="string">
            <text:p>#1322 #1357 #1367 #1375 #1405 #1409 #2070 #2415</text:p>
          </table:table-cell>
          <table:table-cell table:style-name="ce4" office:value-type="string" calcext:value-type="string">
            <text:p>http://www.geonames.org/6690677</text:p>
          </table:table-cell>
          <table:table-cell table:style-name="ce4" office:value-type="string" calcext:value-type="string">
            <text:p>Sainte-Ann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4,191</text:p>
          </table:table-cell>
        </table:table-row>
        <table:table-row table:style-name="ro3">
          <table:table-cell table:style-name="ce1" office:value-type="string" calcext:value-type="string">
            <text:p>Martinique|Sainte-Luce</text:p>
          </table:table-cell>
          <table:table-cell table:style-name="ce10" office:value-type="string" calcext:value-type="string">
            <text:p>#2535</text:p>
          </table:table-cell>
          <table:table-cell table:style-name="ce1" office:value-type="string" calcext:value-type="string">
            <text:p>http://www.geonames.org/3569928</text:p>
          </table:table-cell>
          <table:table-cell table:style-name="ce1" office:value-type="string" calcext:value-type="string">
            <text:p>Sainte-Luc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9,196</text:p>
          </table:table-cell>
        </table:table-row>
        <table:table-row table:style-name="ro3">
          <table:table-cell table:style-name="ce1" office:value-type="string" calcext:value-type="string">
            <text:p>Martinique|Sainte-Luce</text:p>
          </table:table-cell>
          <table:table-cell table:style-name="ce10" office:value-type="string" calcext:value-type="string">
            <text:p>#2535</text:p>
          </table:table-cell>
          <table:table-cell table:style-name="ce1" office:value-type="string" calcext:value-type="string">
            <text:p>http://www.geonames.org/6690678</text:p>
          </table:table-cell>
          <table:table-cell table:style-name="ce1" office:value-type="string" calcext:value-type="string">
            <text:p>Sainte-Luc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rtinique</text:p>
            <text:p>Admin name: Martinique</text:p>
            <text:p>Population: 9,987</text:p>
          </table:table-cell>
        </table:table-row>
        <table:table-row table:style-name="ro3">
          <table:table-cell table:style-name="ce4" office:value-type="string" calcext:value-type="string">
            <text:p>Martinique|Sainte-Marie</text:p>
          </table:table-cell>
          <table:table-cell table:style-name="ce12" office:value-type="string" calcext:value-type="string">
            <text:p>#3195 #5277 #5278 #21782 #21783 #21784 #21785 #21786 #21787 #21788</text:p>
          </table:table-cell>
          <table:table-cell table:style-name="ce4" office:value-type="string" calcext:value-type="string">
            <text:p>http://www.geonames.org/3569926</text:p>
          </table:table-cell>
          <table:table-cell table:style-name="ce4" office:value-type="string" calcext:value-type="string">
            <text:p>Sainte-Mar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20,380</text:p>
          </table:table-cell>
        </table:table-row>
        <table:table-row table:style-name="ro3">
          <table:table-cell table:style-name="ce4" office:value-type="string" calcext:value-type="string">
            <text:p>Martinique|Sainte-Marie</text:p>
          </table:table-cell>
          <table:table-cell table:style-name="ce12" office:value-type="string" calcext:value-type="string">
            <text:p>#3195 #5277 #5278 #21782 #21783 #21784 #21785 #21786 #21787 #21788</text:p>
          </table:table-cell>
          <table:table-cell table:style-name="ce4" office:value-type="string" calcext:value-type="string">
            <text:p>http://www.geonames.org/6690679</text:p>
          </table:table-cell>
          <table:table-cell table:style-name="ce4" office:value-type="string" calcext:value-type="string">
            <text:p>Sainte-Mari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Martinique</text:p>
            <text:p>Admin name: Martinique</text:p>
            <text:p>Population: 16,185</text:p>
          </table:table-cell>
        </table:table-row>
        <table:table-row table:style-name="ro2">
          <table:table-cell table:style-name="ce1" office:value-type="string" calcext:value-type="string">
            <text:p>Martinique|Schoelcher</text:p>
          </table:table-cell>
          <table:table-cell table:style-name="ce10" office:value-type="string" calcext:value-type="string">
            <text:p>#1409 #2908 #3200</text:p>
          </table:table-cell>
          <table:table-cell table:style-name="ce1" office:value-type="string" calcext:value-type="string">
            <text:p>http://www.geonames.org/3569886</text:p>
          </table:table-cell>
          <table:table-cell table:style-name="ce1" office:value-type="string" calcext:value-type="string">
            <text:p>Schoelcher</text:p>
          </table:table-cell>
          <table:table-cell table:style-name="ce1"/>
          <table:table-cell table:style-name="ce3" office:value-type="string" calcext:value-type="string">
            <text:p>Feature: seat of a fourth-order administrative division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Martinique|Trinité</text:p>
          </table:table-cell>
          <table:table-cell table:style-name="ce12" office:value-type="string" calcext:value-type="string">
            <text:p>#14148</text:p>
          </table:table-cell>
          <table:table-cell table:style-name="ce4" office:value-type="string" calcext:value-type="string">
            <text:p>http://www.geonames.org/3570446</text:p>
          </table:table-cell>
          <table:table-cell table:style-name="ce4" office:value-type="string" calcext:value-type="string">
            <text:p>Trinité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15,040</text:p>
          </table:table-cell>
        </table:table-row>
        <table:table-row table:style-name="ro3">
          <table:table-cell table:style-name="ce1" office:value-type="string" calcext:value-type="string">
            <text:p>Martinique|Trois-Îlets</text:p>
          </table:table-cell>
          <table:table-cell table:style-name="ce10" office:value-type="string" calcext:value-type="string">
            <text:p>#2071 #2865 #2870 #2877</text:p>
          </table:table-cell>
          <table:table-cell table:style-name="ce1" office:value-type="string" calcext:value-type="string">
            <text:p>http://www.geonames.org/3570396</text:p>
          </table:table-cell>
          <table:table-cell table:style-name="ce1" office:value-type="string" calcext:value-type="string">
            <text:p>Trois-Îlet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5,657</text:p>
          </table:table-cell>
        </table:table-row>
        <table:table-row table:style-name="ro3">
          <table:table-cell table:style-name="ce4" office:value-type="string" calcext:value-type="string">
            <text:p>Martinique|Vauclin</text:p>
          </table:table-cell>
          <table:table-cell table:style-name="ce12" office:value-type="string" calcext:value-type="string">
            <text:p>#13462</text:p>
          </table:table-cell>
          <table:table-cell table:style-name="ce4" office:value-type="string" calcext:value-type="string">
            <text:p>http://www.geonames.org/3570392</text:p>
          </table:table-cell>
          <table:table-cell table:style-name="ce4" office:value-type="string" calcext:value-type="string">
            <text:p>Vaucl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7,812</text:p>
          </table:table-cell>
        </table:table-row>
        <table:table-row table:style-name="ro1">
          <table:table-cell table:style-name="ce1" office:value-type="string" calcext:value-type="string">
            <text:p>Mascareigne</text:p>
          </table:table-cell>
          <table:table-cell table:style-name="ce10" office:value-type="string" calcext:value-type="string">
            <text:p>#12828 #12845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Mascareignes</text:p>
          </table:table-cell>
          <table:table-cell table:style-name="ce12" office:value-type="string" calcext:value-type="string">
            <text:p>#13981</text:p>
          </table:table-cell>
          <table:table-cell table:style-name="ce4" office:value-type="string" calcext:value-type="string">
            <text:p>http://www.geonames.org/935495</text:p>
          </table:table-cell>
          <table:table-cell table:style-name="ce4" office:value-type="string" calcext:value-type="string">
            <text:p>Mascareignes</text:p>
          </table:table-cell>
          <table:table-cell table:style-name="ce4"/>
          <table:table-cell table:style-name="ce5" office:value-type="string" calcext:value-type="string">
            <text:p>Feature: islands</text:p>
            <text:p>Country: Réunion</text:p>
          </table:table-cell>
        </table:table-row>
        <table:table-row table:style-name="ro4">
          <table:table-cell table:style-name="ce1" office:value-type="string" calcext:value-type="string">
            <text:p>Massif Dékou-Dékou</text:p>
          </table:table-cell>
          <table:table-cell table:style-name="ce10" office:value-type="string" calcext:value-type="string">
            <text:p>#8151 #8152 #8159</text:p>
          </table:table-cell>
          <table:table-cell table:style-name="ce1" office:value-type="string" calcext:value-type="string">
            <text:p>http://www.geonames.org/3381868</text:p>
          </table:table-cell>
          <table:table-cell table:style-name="ce1" office:value-type="string" calcext:value-type="string">
            <text:p>Massif Dekou Dekou</text:p>
          </table:table-cell>
          <table:table-cell table:style-name="ce1"/>
          <table:table-cell table:style-name="ce3" office:value-type="string" calcext:value-type="string">
            <text:p>Feature: mountains</text:p>
            <text:p>Country: Guyane</text:p>
          </table:table-cell>
        </table:table-row>
        <table:table-row table:style-name="ro2">
          <table:table-cell table:style-name="ce4" office:value-type="string" calcext:value-type="string">
            <text:p>Massif Lucifer</text:p>
          </table:table-cell>
          <table:table-cell table:style-name="ce12" office:value-type="string" calcext:value-type="string">
            <text:p>#8157 #8159</text:p>
          </table:table-cell>
          <table:table-cell table:style-name="ce4" office:value-type="string" calcext:value-type="string">
            <text:p>http://www.geonames.org/3381128</text:p>
          </table:table-cell>
          <table:table-cell table:style-name="ce4" office:value-type="string" calcext:value-type="string">
            <text:p>Massif Lucifer</text:p>
          </table:table-cell>
          <table:table-cell table:style-name="ce4"/>
          <table:table-cell table:style-name="ce5" office:value-type="string" calcext:value-type="string">
            <text:p>Feature: mountain</text:p>
            <text:p>Country: Guyane</text:p>
            <text:p>Admin name: Guyane</text:p>
          </table:table-cell>
        </table:table-row>
        <table:table-row table:style-name="ro4">
          <table:table-cell table:style-name="ce1" office:value-type="string" calcext:value-type="string">
            <text:p>Mataroni</text:p>
          </table:table-cell>
          <table:table-cell table:style-name="ce10" office:value-type="string" calcext:value-type="string">
            <text:p>#11879 #11880 #11881</text:p>
          </table:table-cell>
          <table:table-cell table:style-name="ce1" office:value-type="string" calcext:value-type="string">
            <text:p>http://www.geonames.org/3380976</text:p>
          </table:table-cell>
          <table:table-cell table:style-name="ce1" office:value-type="string" calcext:value-type="string">
            <text:p>Mataroni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Mataroni <text:s/>Baugée Tourépé</text:p>
          </table:table-cell>
          <table:table-cell table:style-name="ce12" office:value-type="string" calcext:value-type="string">
            <text:p>#1179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Mataroni Ipoucin</text:p>
          </table:table-cell>
          <table:table-cell table:style-name="ce10" office:value-type="string" calcext:value-type="string">
            <text:p>#11723 #11724 #11725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Matto Grosso</text:p>
          </table:table-cell>
          <table:table-cell table:style-name="ce12" office:value-type="string" calcext:value-type="string">
            <text:p>#1859 #5239 #5663 #5664 #5665 #5666 #5667</text:p>
          </table:table-cell>
          <table:table-cell table:style-name="ce4" office:value-type="string" calcext:value-type="string">
            <text:p>http://www.geonames.org/3457426</text:p>
          </table:table-cell>
          <table:table-cell table:style-name="ce4" office:value-type="string" calcext:value-type="string">
            <text:p>Matto Gross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Mato Grosso</text:p>
          </table:table-cell>
        </table:table-row>
        <table:table-row table:style-name="ro2">
          <table:table-cell table:style-name="ce1" office:value-type="string" calcext:value-type="string">
            <text:p>Maurice</text:p>
          </table:table-cell>
          <table:table-cell table:style-name="ce10" office:value-type="string" calcext:value-type="string">
            <text:p>#1463 #2783 #2786 #10337 #20634</text:p>
          </table:table-cell>
          <table:table-cell table:style-name="ce1" office:value-type="string" calcext:value-type="string">
            <text:p>http://www.geonames.org/934292</text:p>
          </table:table-cell>
          <table:table-cell table:style-name="ce1" office:value-type="string" calcext:value-type="string">
            <text:p>Mauric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Maurice</text:p>
            <text:p>Population: 1,265,303</text:p>
          </table:table-cell>
        </table:table-row>
        <table:table-row table:style-name="ro2">
          <table:table-cell table:style-name="ce4" office:value-type="string" calcext:value-type="string">
            <text:p>Mauritanie</text:p>
          </table:table-cell>
          <table:table-cell table:style-name="ce12" office:value-type="string" calcext:value-type="string">
            <text:p>#6263</text:p>
          </table:table-cell>
          <table:table-cell table:style-name="ce4" office:value-type="string" calcext:value-type="string">
            <text:p>http://www.geonames.org/2378080</text:p>
          </table:table-cell>
          <table:table-cell table:style-name="ce4" office:value-type="string" calcext:value-type="string">
            <text:p>Mauritan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auritanie</text:p>
            <text:p>Population: 4,403,319</text:p>
          </table:table-cell>
        </table:table-row>
        <table:table-row table:style-name="ro2">
          <table:table-cell table:style-name="ce1" office:value-type="string" calcext:value-type="string">
            <text:p>Mayotte</text:p>
          </table:table-cell>
          <table:table-cell table:style-name="ce10" office:value-type="string" calcext:value-type="string">
            <text:p>#2178 #5090 #5271 #6196 #6526 #11305 #13955 #13956 #16405 #22127</text:p>
          </table:table-cell>
          <table:table-cell table:style-name="ce1" office:value-type="string" calcext:value-type="string">
            <text:p>http://www.geonames.org/1024031</text:p>
          </table:table-cell>
          <table:table-cell table:style-name="ce1" office:value-type="string" calcext:value-type="string">
            <text:p>Mayotte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Mayotte</text:p>
            <text:p>Population: 279,471</text:p>
          </table:table-cell>
        </table:table-row>
        <table:table-row table:style-name="ro1">
          <table:table-cell table:style-name="ce4" office:value-type="string" calcext:value-type="string">
            <text:p>Méditerranée</text:p>
          </table:table-cell>
          <table:table-cell table:style-name="ce12" office:value-type="string" calcext:value-type="string">
            <text:p>#16323</text:p>
          </table:table-cell>
          <table:table-cell table:style-name="ce4" office:value-type="string" calcext:value-type="string">
            <text:p>http://www.geonames.org/363196</text:p>
          </table:table-cell>
          <table:table-cell table:style-name="ce4" office:value-type="string" calcext:value-type="string">
            <text:p>Méditerranée</text:p>
          </table:table-cell>
          <table:table-cell table:style-name="ce4"/>
          <table:table-cell table:style-name="ce4" office:value-type="string" calcext:value-type="string">
            <text:p>Feature: sea</text:p>
          </table:table-cell>
        </table:table-row>
        <table:table-row table:style-name="ro1">
          <table:table-cell table:style-name="ce1" office:value-type="string" calcext:value-type="string">
            <text:p>Mer de Kara</text:p>
          </table:table-cell>
          <table:table-cell table:style-name="ce10" office:value-type="string" calcext:value-type="string">
            <text:p>#232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Mer des Antilles</text:p>
          </table:table-cell>
          <table:table-cell table:style-name="ce12" office:value-type="string" calcext:value-type="string">
            <text:p>#2853 #2854</text:p>
          </table:table-cell>
          <table:table-cell table:style-name="ce4" office:value-type="string" calcext:value-type="string">
            <text:p>http://www.geonames.org/4563233</text:p>
          </table:table-cell>
          <table:table-cell table:style-name="ce4" office:value-type="string" calcext:value-type="string">
            <text:p>Mer des Antilles</text:p>
          </table:table-cell>
          <table:table-cell table:style-name="ce4"/>
          <table:table-cell table:style-name="ce4" office:value-type="string" calcext:value-type="string">
            <text:p>Feature: sea</text:p>
          </table:table-cell>
        </table:table-row>
        <table:table-row table:style-name="ro1">
          <table:table-cell table:style-name="ce1" office:value-type="string" calcext:value-type="string">
            <text:p>Mer des Caraïbes</text:p>
          </table:table-cell>
          <table:table-cell table:style-name="ce10" office:value-type="string" calcext:value-type="string">
            <text:p>#3118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Mer des Sargasses</text:p>
          </table:table-cell>
          <table:table-cell table:style-name="ce12" office:value-type="string" calcext:value-type="string">
            <text:p>#3074 #3075 #3077 #3078</text:p>
          </table:table-cell>
          <table:table-cell table:style-name="ce4" office:value-type="string" calcext:value-type="string">
            <text:p>http://www.geonames.org/3373404</text:p>
          </table:table-cell>
          <table:table-cell table:style-name="ce4" office:value-type="string" calcext:value-type="string">
            <text:p>Mer des Sargasses</text:p>
          </table:table-cell>
          <table:table-cell table:style-name="ce4"/>
          <table:table-cell table:style-name="ce4" office:value-type="string" calcext:value-type="string">
            <text:p>Feature: sea</text:p>
          </table:table-cell>
        </table:table-row>
        <table:table-row table:style-name="ro1">
          <table:table-cell table:style-name="ce1" office:value-type="string" calcext:value-type="string">
            <text:p>Mer du Nord</text:p>
          </table:table-cell>
          <table:table-cell table:style-name="ce10" office:value-type="string" calcext:value-type="string">
            <text:p>#20885 #20887</text:p>
          </table:table-cell>
          <table:table-cell table:style-name="ce1" office:value-type="string" calcext:value-type="string">
            <text:p>http://www.geonames.org/2960848</text:p>
          </table:table-cell>
          <table:table-cell table:style-name="ce1" office:value-type="string" calcext:value-type="string">
            <text:p>Mer du Nord</text:p>
          </table:table-cell>
          <table:table-cell table:style-name="ce1"/>
          <table:table-cell table:style-name="ce1" office:value-type="string" calcext:value-type="string">
            <text:p>Feature: sea</text:p>
          </table:table-cell>
        </table:table-row>
        <table:table-row table:style-name="ro2">
          <table:table-cell table:style-name="ce4" office:value-type="string" calcext:value-type="string">
            <text:p>Mexique</text:p>
          </table:table-cell>
          <table:table-cell table:style-name="ce11" office:value-type="string" calcext:value-type="string">
            <text:p>#7 #15 #42 #117 #206 #751 #1053 #1170 #1683 #1693 <text:s/>#1751 #1958 #2380 #2385 #2386 #2387 #2388 #2389 #2390 #2391 <text:s/>#2571 #2573 #3312 #3322 #3323 #3324 #3536 #3786 #3787 #3788 <text:s/>#3995 #4004 #4012 #4059 #4060 #4090 #4091 #4111 #4831 #4836 <text:s/>#4838 #4841 #4842 #4860 #5318 #10342 #10360 #10779 #11120 #11121 <text:s/>#11122 #11124 #11125 #11305 #12704 #12955 #13134 #13432 #13593 #13594 <text:s/>#14284 #14285 #14289 #14292 #14308 #14316 #14317 #14623 #14624 #14654 <text:s/>#15942 #15943 #15947 #15948 #15949 #15950 #15951 #15952 #15954 #15955 <text:s/>#15956 #15959 #15962 #15966 #15967 #15968 #15969 #15970 #15971 #15972 <text:s/>#16199 #16423 #16447 #21908 #21909 #22018 #22065</text:p>
          </table:table-cell>
          <table:table-cell table:style-name="ce4" office:value-type="string" calcext:value-type="string">
            <text:p>http://www.geonames.org/3996063</text:p>
          </table:table-cell>
          <table:table-cell table:style-name="ce4" office:value-type="string" calcext:value-type="string">
            <text:p>Mexiqu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exique</text:p>
            <text:p>Population: 126,190,788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3531732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Mexique</text:p>
            <text:p>Admin name: État de Campeche</text:p>
            <text:p>Population: 220,389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3531730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Mexique</text:p>
            <text:p>Admin name: État de Campeche</text:p>
            <text:p>Population: 743,869</text:p>
          </table:table-cell>
        </table:table-row>
        <table:table-row table:style-name="ro2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6942858</text:p>
          </table:table-cell>
          <table:table-cell table:style-name="ce1" office:value-type="string" calcext:value-type="string">
            <text:p>Campeche City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Mexique</text:p>
            <text:p>Admin name: État de Campeche</text:p>
          </table:table-cell>
        </table:table-row>
        <table:table-row table:style-name="ro4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3531731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bay</text:p>
            <text:p>Country: Mexique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8861500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676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8886675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66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8581437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Basse-Californie du Nord</text:p>
            <text:p>Population: 17</text:p>
          </table:table-cell>
        </table:table-row>
        <table:table-row table:style-name="ro3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8581440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Basse-Californie du Nord</text:p>
            <text:p>Population: 3</text:p>
          </table:table-cell>
        </table:table-row>
        <table:table-row table:style-name="ro2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3531733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</table:table-cell>
        </table:table-row>
        <table:table-row table:style-name="ro2">
          <table:table-cell table:style-name="ce1" office:value-type="string" calcext:value-type="string">
            <text:p>Mexique|Campêche</text:p>
          </table:table-cell>
          <table:table-cell table:style-name="ce10" office:value-type="string" calcext:value-type="string">
            <text:p>#20811</text:p>
          </table:table-cell>
          <table:table-cell table:style-name="ce1" office:value-type="string" calcext:value-type="string">
            <text:p>http://www.geonames.org/3531734</text:p>
          </table:table-cell>
          <table:table-cell table:style-name="ce1" office:value-type="string" calcext:value-type="string">
            <text:p>Campe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3996063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exique</text:p>
            <text:p>Population: 126,190,788</text:p>
          </table:table-cell>
        </table:table-row>
        <table:table-row table:style-name="ro3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3530597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Mexique</text:p>
            <text:p>Admin name: Ciudad de México</text:p>
            <text:p>Population: 12,294,193</text:p>
          </table:table-cell>
        </table:table-row>
        <table:table-row table:style-name="ro3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3523272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Mexique</text:p>
            <text:p>Admin name: México</text:p>
            <text:p>Population: 16,618,929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8723076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locality</text:p>
            <text:p>Country: Mexique</text:p>
            <text:p>Admin name: Veracruz-Llave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4011515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exique</text:p>
            <text:p>Admin name: Sinalo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8707387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exique</text:p>
            <text:p>Admin name: Coahuil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0248874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exique</text:p>
            <text:p>Admin name: État de Chihuahu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4013361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exique</text:p>
            <text:p>Admin name: État de Chihuahu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500878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État de Puebl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211058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Guerrero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121826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État de Zacatecas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411361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Querétaro de Arteag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537218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México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403794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Veracruz-Llave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403797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Veracruz-Llave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584128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Veracruz-Llave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641104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État de Chihuahu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2192065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État d'Aguascalientes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095662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État de Puebla</text:p>
          </table:table-cell>
        </table:table-row>
        <table:table-row table:style-name="ro2">
          <table:table-cell table:style-name="ce4" office:value-type="string" calcext:value-type="string">
            <text:p>Mexique|Mexico</text:p>
          </table:table-cell>
          <table:table-cell table:style-name="ce11" office:value-type="string" calcext:value-type="string">
            <text:p>#455 #2185 #11123 #14405 #14407 #14408 #14410 #14411 #14420 #14423 <text:s/>#14424 #15945 #15946 #15963 #15964 #15965 #20489 #20490</text:p>
          </table:table-cell>
          <table:table-cell table:style-name="ce4" office:value-type="string" calcext:value-type="string">
            <text:p>http://www.geonames.org/11120608</text:p>
          </table:table-cell>
          <table:table-cell table:style-name="ce4" office:value-type="string" calcext:value-type="string">
            <text:p>Mexico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Mexique</text:p>
            <text:p>Admin name: Veracruz-Llave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3995955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Mexique</text:p>
            <text:p>Admin name: Michoacán</text:p>
            <text:p>Population: 4,090,997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8862403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574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8901050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25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8919345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10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8946934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4</text:p>
          </table:table-cell>
        </table:table-row>
        <table:table-row table:style-name="ro2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3523229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Tabasco</text:p>
          </table:table-cell>
        </table:table-row>
        <table:table-row table:style-name="ro2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11234056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</table:table-cell>
        </table:table-row>
        <table:table-row table:style-name="ro2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11532097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section of populated place</text:p>
            <text:p>Country: Mexique</text:p>
            <text:p>Admin name: Michoacán</text:p>
          </table:table-cell>
        </table:table-row>
        <table:table-row table:style-name="ro2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11272642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abandoned populated place</text:p>
            <text:p>Country: Mexique</text:p>
            <text:p>Admin name: Basse-Californie du Sud</text:p>
          </table:table-cell>
        </table:table-row>
        <table:table-row table:style-name="ro2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11021408</text:p>
          </table:table-cell>
          <table:table-cell table:style-name="ce1" office:value-type="string" calcext:value-type="string">
            <text:p>Michoacan</text:p>
          </table:table-cell>
          <table:table-cell table:style-name="ce1"/>
          <table:table-cell table:style-name="ce3" office:value-type="string" calcext:value-type="string">
            <text:p>Feature: section of populated place</text:p>
            <text:p>Country: Mexique</text:p>
            <text:p>Admin name: Michoacán</text:p>
          </table:table-cell>
        </table:table-row>
        <table:table-row table:style-name="ro3">
          <table:table-cell table:style-name="ce1" office:value-type="string" calcext:value-type="string">
            <text:p>Mexique|Michoacan</text:p>
          </table:table-cell>
          <table:table-cell table:style-name="ce10" office:value-type="string" calcext:value-type="string">
            <text:p>#717</text:p>
          </table:table-cell>
          <table:table-cell table:style-name="ce1" office:value-type="string" calcext:value-type="string">
            <text:p>http://www.geonames.org/3816699</text:p>
          </table:table-cell>
          <table:table-cell table:style-name="ce1" office:value-type="string" calcext:value-type="string">
            <text:p>Michoacán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Chiapas</text:p>
            <text:p>Population: 496</text:p>
          </table:table-cell>
        </table:table-row>
        <table:table-row table:style-name="ro3">
          <table:table-cell table:style-name="ce4" office:value-type="string" calcext:value-type="string">
            <text:p>Milot</text:p>
          </table:table-cell>
          <table:table-cell table:style-name="ce12" office:value-type="string" calcext:value-type="string">
            <text:p>#7965</text:p>
          </table:table-cell>
          <table:table-cell table:style-name="ce4" office:value-type="string" calcext:value-type="string">
            <text:p>http://www.geonames.org/3720854</text:p>
          </table:table-cell>
          <table:table-cell table:style-name="ce4" office:value-type="string" calcext:value-type="string">
            <text:p>Milot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Nord</text:p>
            <text:p>Population: 5,534</text:p>
          </table:table-cell>
        </table:table-row>
        <table:table-row table:style-name="ro3">
          <table:table-cell table:style-name="ce1" office:value-type="string" calcext:value-type="string">
            <text:p>Minas Geraes</text:p>
          </table:table-cell>
          <table:table-cell table:style-name="ce10" office:value-type="string" calcext:value-type="string">
            <text:p>#5229</text:p>
          </table:table-cell>
          <table:table-cell table:style-name="ce1" office:value-type="string" calcext:value-type="string">
            <text:p>http://www.geonames.org/3457153</text:p>
          </table:table-cell>
          <table:table-cell table:style-name="ce1" office:value-type="string" calcext:value-type="string">
            <text:p>Minas Gerae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Minas Gerais</text:p>
            <text:p>Population: 19,595,309</text:p>
          </table:table-cell>
        </table:table-row>
        <table:table-row table:style-name="ro1">
          <table:table-cell table:style-name="ce4" office:value-type="string" calcext:value-type="string">
            <text:p>Minas Gereas</text:p>
          </table:table-cell>
          <table:table-cell table:style-name="ce11" office:value-type="string" calcext:value-type="string">
            <text:p>#5503 #5504 #5505 #5506 #5507 #5508 #5509 #5510 #5511 #5512 <text:s/>#5513 #5514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Mississipi</text:p>
          </table:table-cell>
          <table:table-cell table:style-name="ce10" office:value-type="string" calcext:value-type="string">
            <text:p>#14628 #21939 #21940 #21941 #21942</text:p>
          </table:table-cell>
          <table:table-cell table:style-name="ce1" office:value-type="string" calcext:value-type="string">
            <text:p>http://www.geonames.org/4436296</text:p>
          </table:table-cell>
          <table:table-cell table:style-name="ce1" office:value-type="string" calcext:value-type="string">
            <text:p>Mississipi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Mississippi</text:p>
            <text:p>Population: 2,901,371</text:p>
          </table:table-cell>
        </table:table-row>
        <table:table-row table:style-name="ro3">
          <table:table-cell table:style-name="ce4" office:value-type="string" calcext:value-type="string">
            <text:p>Missouri</text:p>
          </table:table-cell>
          <table:table-cell table:style-name="ce12" office:value-type="string" calcext:value-type="string">
            <text:p>#4110</text:p>
          </table:table-cell>
          <table:table-cell table:style-name="ce4" office:value-type="string" calcext:value-type="string">
            <text:p>http://www.geonames.org/4398678</text:p>
          </table:table-cell>
          <table:table-cell table:style-name="ce4" office:value-type="string" calcext:value-type="string">
            <text:p>Missouri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Missouri</text:p>
            <text:p>Population: 5,768,151</text:p>
          </table:table-cell>
        </table:table-row>
        <table:table-row table:style-name="ro3">
          <table:table-cell table:style-name="ce1" office:value-type="string" calcext:value-type="string">
            <text:p>Mitla</text:p>
          </table:table-cell>
          <table:table-cell table:style-name="ce10" office:value-type="string" calcext:value-type="string">
            <text:p>#4841</text:p>
          </table:table-cell>
          <table:table-cell table:style-name="ce1" office:value-type="string" calcext:value-type="string">
            <text:p>http://www.geonames.org/3518117</text:p>
          </table:table-cell>
          <table:table-cell table:style-name="ce1" office:value-type="string" calcext:value-type="string">
            <text:p>Mitla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Mexique</text:p>
            <text:p>Admin name: État de Oaxaca</text:p>
            <text:p>Population: 8,167</text:p>
          </table:table-cell>
        </table:table-row>
        <table:table-row table:style-name="ro3">
          <table:table-cell table:style-name="ce4" office:value-type="string" calcext:value-type="string">
            <text:p>Mohéli</text:p>
          </table:table-cell>
          <table:table-cell table:style-name="ce12" office:value-type="string" calcext:value-type="string">
            <text:p>#6526</text:p>
          </table:table-cell>
          <table:table-cell table:style-name="ce4" office:value-type="string" calcext:value-type="string">
            <text:p>http://www.geonames.org/921780</text:p>
          </table:table-cell>
          <table:table-cell table:style-name="ce4" office:value-type="string" calcext:value-type="string">
            <text:p>Mohéli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Comores</text:p>
            <text:p>Admin name: Île Autonome de Mohéli</text:p>
            <text:p>Population: 38,000</text:p>
          </table:table-cell>
        </table:table-row>
        <table:table-row table:style-name="ro2">
          <table:table-cell table:style-name="ce1" office:value-type="string" calcext:value-type="string">
            <text:p>Mokro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3194906</text:p>
          </table:table-cell>
          <table:table-cell table:style-name="ce1" office:value-type="string" calcext:value-type="string">
            <text:p>Mokr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osnie-Herzégovine</text:p>
            <text:p>Admin name: Fédération de Bosnie-et-Herzégovine</text:p>
          </table:table-cell>
        </table:table-row>
        <table:table-row table:style-name="ro1">
          <table:table-cell table:style-name="ce4" office:value-type="string" calcext:value-type="string">
            <text:p>Moluques</text:p>
          </table:table-cell>
          <table:table-cell table:style-name="ce12" office:value-type="string" calcext:value-type="string">
            <text:p>#1424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Monaco</text:p>
          </table:table-cell>
          <table:table-cell table:style-name="ce10" office:value-type="string" calcext:value-type="string">
            <text:p>#1472</text:p>
          </table:table-cell>
          <table:table-cell table:style-name="ce1" office:value-type="string" calcext:value-type="string">
            <text:p>http://www.geonames.org/2993457</text:p>
          </table:table-cell>
          <table:table-cell table:style-name="ce1" office:value-type="string" calcext:value-type="string">
            <text:p>Monaco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Monaco</text:p>
            <text:p>Population: 38,682</text:p>
          </table:table-cell>
        </table:table-row>
        <table:table-row table:style-name="ro4">
          <table:table-cell table:style-name="ce4" office:value-type="string" calcext:value-type="string">
            <text:p>Monde</text:p>
          </table:table-cell>
          <table:table-cell table:style-name="ce11" office:value-type="string" calcext:value-type="string">
            <text:p>#1267 #1429 #1432 #1441 #1442 #1467 #1469 #1520 #2409 #2410 <text:s/>#2411 #2412 #2413 #2539 #2780 #3498 #3499 #3993 #5888 #5891 <text:s/>#12000 #12001 #12013 #12018 #12019 #12020 #12023 #12025 #12028 #12107 <text:s/>#12599 #12648 #12649</text:p>
          </table:table-cell>
          <table:table-cell table:style-name="ce4" office:value-type="string" calcext:value-type="string">
            <text:p>http://www.geonames.org/6295630</text:p>
          </table:table-cell>
          <table:table-cell table:style-name="ce4" office:value-type="string" calcext:value-type="string">
            <text:p>Monde</text:p>
          </table:table-cell>
          <table:table-cell table:style-name="ce4"/>
          <table:table-cell table:style-name="ce5" office:value-type="string" calcext:value-type="string">
            <text:p>Feature: area</text:p>
            <text:p>Population: 6,814,400,000</text:p>
          </table:table-cell>
        </table:table-row>
        <table:table-row table:style-name="ro1">
          <table:table-cell table:style-name="ce1" office:value-type="string" calcext:value-type="string">
            <text:p>Monpoussou</text:p>
          </table:table-cell>
          <table:table-cell table:style-name="ce10" office:value-type="string" calcext:value-type="string">
            <text:p>#4236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Monserrat</text:p>
          </table:table-cell>
          <table:table-cell table:style-name="ce12" office:value-type="string" calcext:value-type="string">
            <text:p>#1364 #1377</text:p>
          </table:table-cell>
          <table:table-cell table:style-name="ce4" office:value-type="string" calcext:value-type="string">
            <text:p>http://www.geonames.org/3578097</text:p>
          </table:table-cell>
          <table:table-cell table:style-name="ce4" office:value-type="string" calcext:value-type="string">
            <text:p>Monserrat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Montserrat</text:p>
            <text:p>Population: 9,341</text:p>
          </table:table-cell>
        </table:table-row>
        <table:table-row table:style-name="ro2">
          <table:table-cell table:style-name="ce1" office:value-type="string" calcext:value-type="string">
            <text:p>Mont-Carmel</text:p>
          </table:table-cell>
          <table:table-cell table:style-name="ce10" office:value-type="string" calcext:value-type="string">
            <text:p>#2987</text:p>
          </table:table-cell>
          <table:table-cell table:style-name="ce1" office:value-type="string" calcext:value-type="string">
            <text:p>http://www.geonames.org/8672976</text:p>
          </table:table-cell>
          <table:table-cell table:style-name="ce1" office:value-type="string" calcext:value-type="string">
            <text:p>Mont-Carmel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Canada</text:p>
            <text:p>Admin name: Québec</text:p>
          </table:table-cell>
        </table:table-row>
        <table:table-row table:style-name="ro2">
          <table:table-cell table:style-name="ce4" office:value-type="string" calcext:value-type="string">
            <text:p>Montagne d'argent</text:p>
          </table:table-cell>
          <table:table-cell table:style-name="ce12" office:value-type="string" calcext:value-type="string">
            <text:p>#439</text:p>
          </table:table-cell>
          <table:table-cell table:style-name="ce4" office:value-type="string" calcext:value-type="string">
            <text:p>http://www.geonames.org/3382515</text:p>
          </table:table-cell>
          <table:table-cell table:style-name="ce4" office:value-type="string" calcext:value-type="string">
            <text:p>Montagne d'Argent</text:p>
          </table:table-cell>
          <table:table-cell table:style-name="ce4"/>
          <table:table-cell table:style-name="ce5" office:value-type="string" calcext:value-type="string">
            <text:p>Feature: hill</text:p>
            <text:p>Country: Guyane</text:p>
            <text:p>Admin name: Guyane</text:p>
          </table:table-cell>
        </table:table-row>
        <table:table-row table:style-name="ro2">
          <table:table-cell table:style-name="ce4" office:value-type="string" calcext:value-type="string">
            <text:p>Montagne d'argent</text:p>
          </table:table-cell>
          <table:table-cell table:style-name="ce12" office:value-type="string" calcext:value-type="string">
            <text:p>#439</text:p>
          </table:table-cell>
          <table:table-cell table:style-name="ce4" office:value-type="string" calcext:value-type="string">
            <text:p>http://www.geonames.org/6076486</text:p>
          </table:table-cell>
          <table:table-cell table:style-name="ce4" office:value-type="string" calcext:value-type="string">
            <text:p>Montagne d'Argent</text:p>
          </table:table-cell>
          <table:table-cell table:style-name="ce4"/>
          <table:table-cell table:style-name="ce5" office:value-type="string" calcext:value-type="string">
            <text:p>Feature: mountain</text:p>
            <text:p>Country: Canada</text:p>
            <text:p>Admin name: Québec</text:p>
          </table:table-cell>
        </table:table-row>
        <table:table-row table:style-name="ro4">
          <table:table-cell table:style-name="ce1" office:value-type="string" calcext:value-type="string">
            <text:p>Montagne Décou-Décou</text:p>
          </table:table-cell>
          <table:table-cell table:style-name="ce10" office:value-type="string" calcext:value-type="string">
            <text:p>#8089 #8090</text:p>
          </table:table-cell>
          <table:table-cell table:style-name="ce1" office:value-type="string" calcext:value-type="string">
            <text:p>http://www.geonames.org/3381868</text:p>
          </table:table-cell>
          <table:table-cell table:style-name="ce1" office:value-type="string" calcext:value-type="string">
            <text:p>Montagne Decou Decou</text:p>
          </table:table-cell>
          <table:table-cell table:style-name="ce1"/>
          <table:table-cell table:style-name="ce3" office:value-type="string" calcext:value-type="string">
            <text:p>Feature: mountains</text:p>
            <text:p>Country: Guyane</text:p>
          </table:table-cell>
        </table:table-row>
        <table:table-row table:style-name="ro2">
          <table:table-cell table:style-name="ce4" office:value-type="string" calcext:value-type="string">
            <text:p>Montagne Patawa</text:p>
          </table:table-cell>
          <table:table-cell table:style-name="ce12" office:value-type="string" calcext:value-type="string">
            <text:p>#8160</text:p>
          </table:table-cell>
          <table:table-cell table:style-name="ce4" office:value-type="string" calcext:value-type="string">
            <text:p>http://www.geonames.org/3380704</text:p>
          </table:table-cell>
          <table:table-cell table:style-name="ce4" office:value-type="string" calcext:value-type="string">
            <text:p>Montagne Patawa</text:p>
          </table:table-cell>
          <table:table-cell table:style-name="ce4"/>
          <table:table-cell table:style-name="ce5" office:value-type="string" calcext:value-type="string">
            <text:p>Feature: hill</text:p>
            <text:p>Country: Guyane</text:p>
            <text:p>Admin name: Guyane</text:p>
          </table:table-cell>
        </table:table-row>
        <table:table-row table:style-name="ro2">
          <table:table-cell table:style-name="ce1" office:value-type="string" calcext:value-type="string">
            <text:p>Montagne Pelée</text:p>
          </table:table-cell>
          <table:table-cell table:style-name="ce13" office:value-type="string" calcext:value-type="string">
            <text:p>#29 #49 #79 #139 #195 #196 #213 #286 #311 #332 <text:s/>#340 #346 #369 #421 #426 #429 #462 #480 #517 #535 <text:s/>#547 #555 #577 #599 #630 #633 #684 #715 #723 #733 <text:s/>#739 #752 #753 #758 #767 #795 #803 #815 #821 #837 <text:s/>#844 #880 #884 #895 #916 #1386 #1391 #2063 #2064 #2513 <text:s/>#2515 #2518 #2519 #2799 #2838 #2855 #2893 #2894 #2895 #2896 <text:s/>#2901 #2929 #2930 #2945 #2948 #2949 #2950 #2951 #2957 #2958 <text:s/>#2959 #2960 #2961 #2962 #2963 #3181 #3182 #3185 #3186 #9963 <text:s/>#10283 #10284 #10285 #10286 #10288 #20876 #21561 #21690</text:p>
          </table:table-cell>
          <table:table-cell table:style-name="ce1" office:value-type="string" calcext:value-type="string">
            <text:p>http://www.geonames.org/3570200</text:p>
          </table:table-cell>
          <table:table-cell table:style-name="ce1" office:value-type="string" calcext:value-type="string">
            <text:p>Montagne Pelée</text:p>
          </table:table-cell>
          <table:table-cell table:style-name="ce1"/>
          <table:table-cell table:style-name="ce3" office:value-type="string" calcext:value-type="string">
            <text:p>Feature: mountain</text:p>
            <text:p>Country: Martinique</text:p>
            <text:p>Admin name: Martinique</text:p>
          </table:table-cell>
        </table:table-row>
        <table:table-row table:style-name="ro2">
          <table:table-cell table:style-name="ce4" office:value-type="string" calcext:value-type="string">
            <text:p>Montagnes rocheuses</text:p>
          </table:table-cell>
          <table:table-cell table:style-name="ce12" office:value-type="string" calcext:value-type="string">
            <text:p>#21942</text:p>
          </table:table-cell>
          <table:table-cell table:style-name="ce4" office:value-type="string" calcext:value-type="string">
            <text:p>http://www.geonames.org/6076679</text:p>
          </table:table-cell>
          <table:table-cell table:style-name="ce4" office:value-type="string" calcext:value-type="string">
            <text:p>Montagnes Rocheuses</text:p>
          </table:table-cell>
          <table:table-cell table:style-name="ce4"/>
          <table:table-cell table:style-name="ce5" office:value-type="string" calcext:value-type="string">
            <text:p>Feature: mountain</text:p>
            <text:p>Country: Canada</text:p>
            <text:p>Admin name: Alberta</text:p>
          </table:table-cell>
        </table:table-row>
        <table:table-row table:style-name="ro2">
          <table:table-cell table:style-name="ce4" office:value-type="string" calcext:value-type="string">
            <text:p>Montagnes rocheuses</text:p>
          </table:table-cell>
          <table:table-cell table:style-name="ce12" office:value-type="string" calcext:value-type="string">
            <text:p>#21942</text:p>
          </table:table-cell>
          <table:table-cell table:style-name="ce4" office:value-type="string" calcext:value-type="string">
            <text:p>http://www.geonames.org/6076680</text:p>
          </table:table-cell>
          <table:table-cell table:style-name="ce4" office:value-type="string" calcext:value-type="string">
            <text:p>Montagnes Rocheuses</text:p>
          </table:table-cell>
          <table:table-cell table:style-name="ce4"/>
          <table:table-cell table:style-name="ce5" office:value-type="string" calcext:value-type="string">
            <text:p>Feature: mountain</text:p>
            <text:p>Country: Canada</text:p>
            <text:p>Admin name: Colombie-Britannique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6319428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Pará</text:p>
            <text:p>Population: 55,459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458134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Bahia</text:p>
            <text:p>Population: 13,471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94605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á</text:p>
            <text:p>Population: 22,840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6320187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résil</text:p>
            <text:p>Admin name: Rio Grande do Norte</text:p>
            <text:p>Population: 20,670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86372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aranhão</text:p>
            <text:p>Population: 17,875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456880</text:p>
          </table:table-cell>
          <table:table-cell table:style-name="ce1" office:value-type="string" calcext:value-type="string">
            <text:p>Monte Alegre de Mina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inas Gerais</text:p>
            <text:p>Population: 12,451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94591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Grande do Norte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456879</text:p>
          </table:table-cell>
          <table:table-cell table:style-name="ce1" office:value-type="string" calcext:value-type="string">
            <text:p>Monte Alegre de Sergip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Sergipe</text:p>
            <text:p>Population: 6,816</text:p>
          </table:table-cell>
        </table:table-row>
        <table:table-row table:style-name="ro3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94594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Grande do Norte</text:p>
            <text:p>Population: 6,643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479716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94606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area</text:p>
            <text:p>Country: Brésil</text:p>
            <text:p>Admin name: Piauí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394607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area</text:p>
            <text:p>Country: Brésil</text:p>
            <text:p>Admin name: Ceará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546641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Cuba</text:p>
            <text:p>Admin name: Mayabeque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843894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Argentine</text:p>
            <text:p>Admin name: Formosa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3456890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7692926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7699435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Brésil</text:p>
            <text:p>Admin name: Paraná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9514752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Mexique</text:p>
            <text:p>Admin name: Ciudad de México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9529909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Mexique</text:p>
            <text:p>Admin name: Guerrero</text:p>
          </table:table-cell>
        </table:table-row>
        <table:table-row table:style-name="ro2">
          <table:table-cell table:style-name="ce1" office:value-type="string" calcext:value-type="string">
            <text:p>Monte alegre</text:p>
          </table:table-cell>
          <table:table-cell table:style-name="ce10" office:value-type="string" calcext:value-type="string">
            <text:p>#5592</text:p>
          </table:table-cell>
          <table:table-cell table:style-name="ce1" office:value-type="string" calcext:value-type="string">
            <text:p>http://www.geonames.org/12134877</text:p>
          </table:table-cell>
          <table:table-cell table:style-name="ce1" office:value-type="string" calcext:value-type="string">
            <text:p>Monte Alegre</text:p>
          </table:table-cell>
          <table:table-cell table:style-name="ce1"/>
          <table:table-cell table:style-name="ce3" office:value-type="string" calcext:value-type="string">
            <text:p>Feature: locality</text:p>
            <text:p>Country: Brésil</text:p>
            <text:p>Admin name: Minas Gerais</text:p>
          </table:table-cell>
        </table:table-row>
        <table:table-row table:style-name="ro2">
          <table:table-cell table:style-name="ce4" office:value-type="string" calcext:value-type="string">
            <text:p>Montséra</text:p>
          </table:table-cell>
          <table:table-cell table:style-name="ce12" office:value-type="string" calcext:value-type="string">
            <text:p>#9368</text:p>
          </table:table-cell>
          <table:table-cell table:style-name="ce4" office:value-type="string" calcext:value-type="string">
            <text:p>http://www.geonames.org/5201812</text:p>
          </table:table-cell>
          <table:table-cell table:style-name="ce4" office:value-type="string" calcext:value-type="string">
            <text:p>Montser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États-Unis</text:p>
            <text:p>Admin name: Pennsylvanie</text:p>
          </table:table-cell>
        </table:table-row>
        <table:table-row table:style-name="ro2">
          <table:table-cell table:style-name="ce1" office:value-type="string" calcext:value-type="string">
            <text:p>Montserrat</text:p>
          </table:table-cell>
          <table:table-cell table:style-name="ce13" office:value-type="string" calcext:value-type="string">
            <text:p>#14 #106 #2190 #2194 #2447 #10055 #10057 #10058 #10059 #10060 <text:s/>#20647 #20771</text:p>
          </table:table-cell>
          <table:table-cell table:style-name="ce1" office:value-type="string" calcext:value-type="string">
            <text:p>http://www.geonames.org/3578097</text:p>
          </table:table-cell>
          <table:table-cell table:style-name="ce1" office:value-type="string" calcext:value-type="string">
            <text:p>Montserrat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Montserrat</text:p>
            <text:p>Population: 9,341</text:p>
          </table:table-cell>
        </table:table-row>
        <table:table-row table:style-name="ro1">
          <table:table-cell table:style-name="ce4" office:value-type="string" calcext:value-type="string">
            <text:p>Montsinery</text:p>
          </table:table-cell>
          <table:table-cell table:style-name="ce12" office:value-type="string" calcext:value-type="string">
            <text:p>#9222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Morbihan</text:p>
          </table:table-cell>
          <table:table-cell table:style-name="ce10" office:value-type="string" calcext:value-type="string">
            <text:p>#9031</text:p>
          </table:table-cell>
          <table:table-cell table:style-name="ce1" office:value-type="string" calcext:value-type="string">
            <text:p>http://www.geonames.org/2991879</text:p>
          </table:table-cell>
          <table:table-cell table:style-name="ce1" office:value-type="string" calcext:value-type="string">
            <text:p>Morbihan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Bretagne</text:p>
            <text:p>Population: 739,144</text:p>
          </table:table-cell>
        </table:table-row>
        <table:table-row table:style-name="ro2">
          <table:table-cell table:style-name="ce4" office:value-type="string" calcext:value-type="string">
            <text:p>Morne des Cadets</text:p>
          </table:table-cell>
          <table:table-cell table:style-name="ce12" office:value-type="string" calcext:value-type="string">
            <text:p>#2962</text:p>
          </table:table-cell>
          <table:table-cell table:style-name="ce4" office:value-type="string" calcext:value-type="string">
            <text:p>http://www.geonames.org/3570975</text:p>
          </table:table-cell>
          <table:table-cell table:style-name="ce4" office:value-type="string" calcext:value-type="string">
            <text:p>Morne des Cadets</text:p>
          </table:table-cell>
          <table:table-cell table:style-name="ce4"/>
          <table:table-cell table:style-name="ce5" office:value-type="string" calcext:value-type="string">
            <text:p>Feature: hill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Morne Diablotin</text:p>
          </table:table-cell>
          <table:table-cell table:style-name="ce10" office:value-type="string" calcext:value-type="string">
            <text:p>#20702 #20703 #20704 #20705 #20706</text:p>
          </table:table-cell>
          <table:table-cell table:style-name="ce1" office:value-type="string" calcext:value-type="string">
            <text:p>http://www.geonames.org/3575832</text:p>
          </table:table-cell>
          <table:table-cell table:style-name="ce1" office:value-type="string" calcext:value-type="string">
            <text:p>Morne Diablotins</text:p>
          </table:table-cell>
          <table:table-cell table:style-name="ce1"/>
          <table:table-cell table:style-name="ce3" office:value-type="string" calcext:value-type="string">
            <text:p>Feature: peak</text:p>
            <text:p>Country: Dominique</text:p>
            <text:p>Admin name: Saint Andrew</text:p>
          </table:table-cell>
        </table:table-row>
        <table:table-row table:style-name="ro1">
          <table:table-cell table:style-name="ce4" office:value-type="string" calcext:value-type="string">
            <text:p>Morne l'Etoile</text:p>
          </table:table-cell>
          <table:table-cell table:style-name="ce12" office:value-type="string" calcext:value-type="string">
            <text:p>#2892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Morne Lacroix</text:p>
          </table:table-cell>
          <table:table-cell table:style-name="ce10" office:value-type="string" calcext:value-type="string">
            <text:p>#808 #2858</text:p>
          </table:table-cell>
          <table:table-cell table:style-name="ce1" office:value-type="string" calcext:value-type="string">
            <text:p>http://www.geonames.org/11601137</text:p>
          </table:table-cell>
          <table:table-cell table:style-name="ce1" office:value-type="string" calcext:value-type="string">
            <text:p>Morne Lacroix</text:p>
          </table:table-cell>
          <table:table-cell table:style-name="ce1"/>
          <table:table-cell table:style-name="ce3" office:value-type="string" calcext:value-type="string">
            <text:p>Feature: hill</text:p>
            <text:p>Country: Martinique</text:p>
          </table:table-cell>
        </table:table-row>
        <table:table-row table:style-name="ro4">
          <table:table-cell table:style-name="ce4" office:value-type="string" calcext:value-type="string">
            <text:p>Morne Lénard</text:p>
          </table:table-cell>
          <table:table-cell table:style-name="ce12" office:value-type="string" calcext:value-type="string">
            <text:p>#2968 #2969</text:p>
          </table:table-cell>
          <table:table-cell table:style-name="ce4" office:value-type="string" calcext:value-type="string">
            <text:p>http://www.geonames.org/11620566</text:p>
          </table:table-cell>
          <table:table-cell table:style-name="ce4" office:value-type="string" calcext:value-type="string">
            <text:p>Morne Lenard</text:p>
          </table:table-cell>
          <table:table-cell table:style-name="ce4"/>
          <table:table-cell table:style-name="ce5" office:value-type="string" calcext:value-type="string">
            <text:p>Feature: mountain</text:p>
            <text:p>Country: Martinique</text:p>
          </table:table-cell>
        </table:table-row>
        <table:table-row table:style-name="ro2">
          <table:table-cell table:style-name="ce1" office:value-type="string" calcext:value-type="string">
            <text:p>Morne Rouge</text:p>
          </table:table-cell>
          <table:table-cell table:style-name="ce10" office:value-type="string" calcext:value-type="string">
            <text:p>#2892</text:p>
          </table:table-cell>
          <table:table-cell table:style-name="ce1" office:value-type="string" calcext:value-type="string">
            <text:p>http://www.geonames.org/3580077</text:p>
          </table:table-cell>
          <table:table-cell table:style-name="ce1" office:value-type="string" calcext:value-type="string">
            <text:p>Morne Roug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Grenade</text:p>
            <text:p>Admin name: Saint George</text:p>
          </table:table-cell>
        </table:table-row>
        <table:table-row table:style-name="ro2">
          <table:table-cell table:style-name="ce4" office:value-type="string" calcext:value-type="string">
            <text:p>Morro Velho</text:p>
          </table:table-cell>
          <table:table-cell table:style-name="ce12" office:value-type="string" calcext:value-type="string">
            <text:p>#5506 #5507</text:p>
          </table:table-cell>
          <table:table-cell table:style-name="ce4" office:value-type="string" calcext:value-type="string">
            <text:p>http://www.geonames.org/3445362</text:p>
          </table:table-cell>
          <table:table-cell table:style-name="ce4" office:value-type="string" calcext:value-type="string">
            <text:p>Morro Velho</text:p>
          </table:table-cell>
          <table:table-cell table:style-name="ce4"/>
          <table:table-cell table:style-name="ce5" office:value-type="string" calcext:value-type="string">
            <text:p>Feature: hill</text:p>
            <text:p>Country: Brésil</text:p>
            <text:p>Admin name: Bahia</text:p>
          </table:table-cell>
        </table:table-row>
        <table:table-row table:style-name="ro2">
          <table:table-cell table:style-name="ce1" office:value-type="string" calcext:value-type="string">
            <text:p>Mouche</text:p>
          </table:table-cell>
          <table:table-cell table:style-name="ce10" office:value-type="string" calcext:value-type="string">
            <text:p>#9848</text:p>
          </table:table-cell>
          <table:table-cell table:style-name="ce1" office:value-type="string" calcext:value-type="string">
            <text:p>http://www.geonames.org/166584</text:p>
          </table:table-cell>
          <table:table-cell table:style-name="ce1" office:value-type="string" calcext:value-type="string">
            <text:p>Mouch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yrie</text:p>
            <text:p>Admin name: Tartous</text:p>
          </table:table-cell>
        </table:table-row>
        <table:table-row table:style-name="ro1">
          <table:table-cell table:style-name="ce4" office:value-type="string" calcext:value-type="string">
            <text:p>Mouillage</text:p>
          </table:table-cell>
          <table:table-cell table:style-name="ce12" office:value-type="string" calcext:value-type="string">
            <text:p>#291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Moutouchy</text:p>
          </table:table-cell>
          <table:table-cell table:style-name="ce10" office:value-type="string" calcext:value-type="string">
            <text:p>#220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Moyen Orient</text:p>
          </table:table-cell>
          <table:table-cell table:style-name="ce12" office:value-type="string" calcext:value-type="string">
            <text:p>#2316 #2317 #2318</text:p>
          </table:table-cell>
          <table:table-cell table:style-name="ce4" office:value-type="string" calcext:value-type="string">
            <text:p>http://www.geonames.org/6269133</text:p>
          </table:table-cell>
          <table:table-cell table:style-name="ce4" office:value-type="string" calcext:value-type="string">
            <text:p>Moyen-Orient</text:p>
          </table:table-cell>
          <table:table-cell table:style-name="ce4"/>
          <table:table-cell table:style-name="ce5" office:value-type="string" calcext:value-type="string">
            <text:p>Feature: region</text:p>
            <text:p>Population: 371,400,000</text:p>
          </table:table-cell>
        </table:table-row>
        <table:table-row table:style-name="ro1">
          <table:table-cell table:style-name="ce1" office:value-type="string" calcext:value-type="string">
            <text:p>Moyen Sinnamary</text:p>
          </table:table-cell>
          <table:table-cell table:style-name="ce10" office:value-type="string" calcext:value-type="string">
            <text:p>#811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Moyenne Mana</text:p>
          </table:table-cell>
          <table:table-cell table:style-name="ce12" office:value-type="string" calcext:value-type="string">
            <text:p>#11710 #1171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Moyenne Mana Élysée</text:p>
          </table:table-cell>
          <table:table-cell table:style-name="ce10" office:value-type="string" calcext:value-type="string">
            <text:p>#11712 #11782 #11858 #11860 #11861 #11862 #11863 #1186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Mozambique</text:p>
          </table:table-cell>
          <table:table-cell table:style-name="ce12" office:value-type="string" calcext:value-type="string">
            <text:p>#14214 #14238</text:p>
          </table:table-cell>
          <table:table-cell table:style-name="ce4" office:value-type="string" calcext:value-type="string">
            <text:p>http://www.geonames.org/1036973</text:p>
          </table:table-cell>
          <table:table-cell table:style-name="ce4" office:value-type="string" calcext:value-type="string">
            <text:p>Mozambiqu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Mozambique</text:p>
            <text:p>Population: 29,495,962</text:p>
          </table:table-cell>
        </table:table-row>
        <table:table-row table:style-name="ro3">
          <table:table-cell table:style-name="ce1" office:value-type="string" calcext:value-type="string">
            <text:p>Mysore</text:p>
          </table:table-cell>
          <table:table-cell table:style-name="ce10" office:value-type="string" calcext:value-type="string">
            <text:p>#13983 #13984</text:p>
          </table:table-cell>
          <table:table-cell table:style-name="ce1" office:value-type="string" calcext:value-type="string">
            <text:p>http://www.geonames.org/1267701</text:p>
          </table:table-cell>
          <table:table-cell table:style-name="ce1" office:value-type="string" calcext:value-type="string">
            <text:p>Mysor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Inde</text:p>
            <text:p>Admin name: Karnataka</text:p>
            <text:p>Population: 61,095,297</text:p>
          </table:table-cell>
        </table:table-row>
        <table:table-row table:style-name="ro1">
          <table:table-cell table:style-name="ce4" office:value-type="string" calcext:value-type="string">
            <text:p>Nambuco</text:p>
          </table:table-cell>
          <table:table-cell table:style-name="ce12" office:value-type="string" calcext:value-type="string">
            <text:p>#1862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Natal</text:p>
          </table:table-cell>
          <table:table-cell table:style-name="ce10" office:value-type="string" calcext:value-type="string">
            <text:p>#7699</text:p>
          </table:table-cell>
          <table:table-cell table:style-name="ce1" office:value-type="string" calcext:value-type="string">
            <text:p>http://www.geonames.org/3394023</text:p>
          </table:table-cell>
          <table:table-cell table:style-name="ce1" office:value-type="string" calcext:value-type="string">
            <text:p>Natal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Rio Grande do Norte</text:p>
            <text:p>Population: 763,043</text:p>
          </table:table-cell>
        </table:table-row>
        <table:table-row table:style-name="ro2">
          <table:table-cell table:style-name="ce4" office:value-type="string" calcext:value-type="string">
            <text:p>Nederland</text:p>
          </table:table-cell>
          <table:table-cell table:style-name="ce12" office:value-type="string" calcext:value-type="string">
            <text:p>#9141</text:p>
          </table:table-cell>
          <table:table-cell table:style-name="ce4" office:value-type="string" calcext:value-type="string">
            <text:p>http://www.geonames.org/2750405</text:p>
          </table:table-cell>
          <table:table-cell table:style-name="ce4" office:value-type="string" calcext:value-type="string">
            <text:p>Nederland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ays-Bas</text:p>
            <text:p>Population: 17,231,017</text:p>
          </table:table-cell>
        </table:table-row>
        <table:table-row table:style-name="ro3">
          <table:table-cell table:style-name="ce1" office:value-type="string" calcext:value-type="string">
            <text:p>Nevada</text:p>
          </table:table-cell>
          <table:table-cell table:style-name="ce10" office:value-type="string" calcext:value-type="string">
            <text:p>#14625</text:p>
          </table:table-cell>
          <table:table-cell table:style-name="ce1" office:value-type="string" calcext:value-type="string">
            <text:p>http://www.geonames.org/5509151</text:p>
          </table:table-cell>
          <table:table-cell table:style-name="ce1" office:value-type="string" calcext:value-type="string">
            <text:p>Nevad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États-Unis</text:p>
            <text:p>Admin name: Nevada</text:p>
            <text:p>Population: 2,399,532</text:p>
          </table:table-cell>
        </table:table-row>
        <table:table-row table:style-name="ro3">
          <table:table-cell table:style-name="ce4" office:value-type="string" calcext:value-type="string">
            <text:p>New Jersey</text:p>
          </table:table-cell>
          <table:table-cell table:style-name="ce12" office:value-type="string" calcext:value-type="string">
            <text:p>#16062</text:p>
          </table:table-cell>
          <table:table-cell table:style-name="ce4" office:value-type="string" calcext:value-type="string">
            <text:p>http://www.geonames.org/5101760</text:p>
          </table:table-cell>
          <table:table-cell table:style-name="ce4" office:value-type="string" calcext:value-type="string">
            <text:p>New Jersey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New Jersey</text:p>
            <text:p>Population: 8,751,436</text:p>
          </table:table-cell>
        </table:table-row>
        <table:table-row table:style-name="ro2">
          <table:table-cell table:style-name="ce1" office:value-type="string" calcext:value-type="string">
            <text:p>Nicaragua</text:p>
          </table:table-cell>
          <table:table-cell table:style-name="ce13" office:value-type="string" calcext:value-type="string">
            <text:p>#117 #2154 #4111 #13593 #14420 #15942 #15943 #20489 #20490 #20819 <text:s/>#20825</text:p>
          </table:table-cell>
          <table:table-cell table:style-name="ce1" office:value-type="string" calcext:value-type="string">
            <text:p>http://www.geonames.org/3617476</text:p>
          </table:table-cell>
          <table:table-cell table:style-name="ce1" office:value-type="string" calcext:value-type="string">
            <text:p>Nicaragu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Nicaragua</text:p>
            <text:p>Population: 6,465,513</text:p>
          </table:table-cell>
        </table:table-row>
        <table:table-row table:style-name="ro2">
          <table:table-cell table:style-name="ce4" office:value-type="string" calcext:value-type="string">
            <text:p>Niger</text:p>
          </table:table-cell>
          <table:table-cell table:style-name="ce12" office:value-type="string" calcext:value-type="string">
            <text:p>#1937</text:p>
          </table:table-cell>
          <table:table-cell table:style-name="ce4" office:value-type="string" calcext:value-type="string">
            <text:p>http://www.geonames.org/2440476</text:p>
          </table:table-cell>
          <table:table-cell table:style-name="ce4" office:value-type="string" calcext:value-type="string">
            <text:p>Niger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Niger</text:p>
            <text:p>Population: 22,442,948</text:p>
          </table:table-cell>
        </table:table-row>
        <table:table-row table:style-name="ro2">
          <table:table-cell table:style-name="ce1" office:value-type="string" calcext:value-type="string">
            <text:p>Niger|Say</text:p>
          </table:table-cell>
          <table:table-cell table:style-name="ce10" office:value-type="string" calcext:value-type="string">
            <text:p>#13868</text:p>
          </table:table-cell>
          <table:table-cell table:style-name="ce1" office:value-type="string" calcext:value-type="string">
            <text:p>http://www.geonames.org/2439811</text:p>
          </table:table-cell>
          <table:table-cell table:style-name="ce1" office:value-type="string" calcext:value-type="string">
            <text:p>Say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Niger</text:p>
            <text:p>Admin name: Tillabéri</text:p>
          </table:table-cell>
        </table:table-row>
        <table:table-row table:style-name="ro3">
          <table:table-cell table:style-name="ce1" office:value-type="string" calcext:value-type="string">
            <text:p>Niger|Say</text:p>
          </table:table-cell>
          <table:table-cell table:style-name="ce10" office:value-type="string" calcext:value-type="string">
            <text:p>#13868</text:p>
          </table:table-cell>
          <table:table-cell table:style-name="ce1" office:value-type="string" calcext:value-type="string">
            <text:p>http://www.geonames.org/2439812</text:p>
          </table:table-cell>
          <table:table-cell table:style-name="ce1" office:value-type="string" calcext:value-type="string">
            <text:p>Say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Niger</text:p>
            <text:p>Admin name: Tillabéri</text:p>
            <text:p>Population: 10,387</text:p>
          </table:table-cell>
        </table:table-row>
        <table:table-row table:style-name="ro2">
          <table:table-cell table:style-name="ce4" office:value-type="string" calcext:value-type="string">
            <text:p>Nigéria</text:p>
          </table:table-cell>
          <table:table-cell table:style-name="ce12" office:value-type="string" calcext:value-type="string">
            <text:p>#6263 #13818</text:p>
          </table:table-cell>
          <table:table-cell table:style-name="ce4" office:value-type="string" calcext:value-type="string">
            <text:p>http://www.geonames.org/2328926</text:p>
          </table:table-cell>
          <table:table-cell table:style-name="ce4" office:value-type="string" calcext:value-type="string">
            <text:p>Nigéri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Nigeria</text:p>
            <text:p>Population: 195,874,740</text:p>
          </table:table-cell>
        </table:table-row>
        <table:table-row table:style-name="ro2">
          <table:table-cell table:style-name="ce1" office:value-type="string" calcext:value-type="string">
            <text:p>Norvège</text:p>
          </table:table-cell>
          <table:table-cell table:style-name="ce10" office:value-type="string" calcext:value-type="string">
            <text:p>#2182 #2322 #13190</text:p>
          </table:table-cell>
          <table:table-cell table:style-name="ce1" office:value-type="string" calcext:value-type="string">
            <text:p>http://www.geonames.org/3144096</text:p>
          </table:table-cell>
          <table:table-cell table:style-name="ce1" office:value-type="string" calcext:value-type="string">
            <text:p>Norvèg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Norvège</text:p>
            <text:p>Population: 5,314,336</text:p>
          </table:table-cell>
        </table:table-row>
        <table:table-row table:style-name="ro1">
          <table:table-cell table:style-name="ce4" office:value-type="string" calcext:value-type="string">
            <text:p>Nouvelle Angleterre</text:p>
          </table:table-cell>
          <table:table-cell table:style-name="ce12" office:value-type="string" calcext:value-type="string">
            <text:p>#3558 #16199 #16200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Nouvelle Calédonie</text:p>
          </table:table-cell>
          <table:table-cell table:style-name="ce10" office:value-type="string" calcext:value-type="string">
            <text:p>#5273 #12539 #22128</text:p>
          </table:table-cell>
          <table:table-cell table:style-name="ce1" office:value-type="string" calcext:value-type="string">
            <text:p>http://www.geonames.org/2139685</text:p>
          </table:table-cell>
          <table:table-cell table:style-name="ce1" office:value-type="string" calcext:value-type="string">
            <text:p>Nouvelle-Caledonie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Nouvelle-Calédonie</text:p>
            <text:p>Population: 284,060</text:p>
          </table:table-cell>
        </table:table-row>
        <table:table-row table:style-name="ro4">
          <table:table-cell table:style-name="ce1" office:value-type="string" calcext:value-type="string">
            <text:p>Nouvelle Calédonie</text:p>
          </table:table-cell>
          <table:table-cell table:style-name="ce10" office:value-type="string" calcext:value-type="string">
            <text:p>#5273 #12539 #22128</text:p>
          </table:table-cell>
          <table:table-cell table:style-name="ce1" office:value-type="string" calcext:value-type="string">
            <text:p>http://www.geonames.org/2139509</text:p>
          </table:table-cell>
          <table:table-cell table:style-name="ce1" office:value-type="string" calcext:value-type="string">
            <text:p>Nouvelle-Caledonie</text:p>
          </table:table-cell>
          <table:table-cell table:style-name="ce1"/>
          <table:table-cell table:style-name="ce3" office:value-type="string" calcext:value-type="string">
            <text:p>Feature: island</text:p>
            <text:p>Country: Nouvelle-Calédonie</text:p>
          </table:table-cell>
        </table:table-row>
        <table:table-row table:style-name="ro1">
          <table:table-cell table:style-name="ce4" office:value-type="string" calcext:value-type="string">
            <text:p>Nouvelle Espagne</text:p>
          </table:table-cell>
          <table:table-cell table:style-name="ce12" office:value-type="string" calcext:value-type="string">
            <text:p>#7 #3558 #16199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Nouvelle France</text:p>
          </table:table-cell>
          <table:table-cell table:style-name="ce10" office:value-type="string" calcext:value-type="string">
            <text:p>#4150 #13167 #16199</text:p>
          </table:table-cell>
          <table:table-cell table:style-name="ce1" office:value-type="string" calcext:value-type="string">
            <text:p>http://www.geonames.org/934229</text:p>
          </table:table-cell>
          <table:table-cell table:style-name="ce1" office:value-type="string" calcext:value-type="string">
            <text:p>Nouvelle Franc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urice</text:p>
            <text:p>Admin name: Grand Port</text:p>
            <text:p>Population: 7,238</text:p>
          </table:table-cell>
        </table:table-row>
        <table:table-row table:style-name="ro1">
          <table:table-cell table:style-name="ce4" office:value-type="string" calcext:value-type="string">
            <text:p>Nouvelle-Andalousie</text:p>
          </table:table-cell>
          <table:table-cell table:style-name="ce12" office:value-type="string" calcext:value-type="string">
            <text:p>#1699 #1734 #1746 #1793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Nouvelle-Calédonie</text:p>
          </table:table-cell>
          <table:table-cell table:style-name="ce13" office:value-type="string" calcext:value-type="string">
            <text:p>#2170 #2178 #3556 #3713 #4098 #4099 #4118 #5456 #5959 #5962 <text:s/>#6191 #6196 #6199 #6200 #6270 #6271 #9940 #10644 #13101 #13102 <text:s/>#13103 #13104 #13105 #13607 #13609 #13611 #13613 #14100 #14101 #14102 <text:s/>#14103 #14104 #14105 #14106 #14107 #14108 #14109 #14111 #14112 #20664 <text:s/>#22045 #22046 #22047 #22048 #22049 #22050</text:p>
          </table:table-cell>
          <table:table-cell table:style-name="ce1" office:value-type="string" calcext:value-type="string">
            <text:p>http://www.geonames.org/2139685</text:p>
          </table:table-cell>
          <table:table-cell table:style-name="ce1" office:value-type="string" calcext:value-type="string">
            <text:p>Nouvelle-Calédonie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Nouvelle-Calédonie</text:p>
            <text:p>Population: 284,060</text:p>
          </table:table-cell>
        </table:table-row>
        <table:table-row table:style-name="ro1">
          <table:table-cell table:style-name="ce4" office:value-type="string" calcext:value-type="string">
            <text:p>Nouvelle-Espagne</text:p>
          </table:table-cell>
          <table:table-cell table:style-name="ce12" office:value-type="string" calcext:value-type="string">
            <text:p>#1683 #1716 #1735 #1754 #1756 #13594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Nouvelle-France</text:p>
          </table:table-cell>
          <table:table-cell table:style-name="ce10" office:value-type="string" calcext:value-type="string">
            <text:p>#1693 #1707 #11119 #13600 #14058 #14059 #14060 #14640</text:p>
          </table:table-cell>
          <table:table-cell table:style-name="ce1" office:value-type="string" calcext:value-type="string">
            <text:p>http://www.geonames.org/934229</text:p>
          </table:table-cell>
          <table:table-cell table:style-name="ce1" office:value-type="string" calcext:value-type="string">
            <text:p>Nouvelle Franc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urice</text:p>
            <text:p>Admin name: Grand Port</text:p>
            <text:p>Population: 7,238</text:p>
          </table:table-cell>
        </table:table-row>
        <table:table-row table:style-name="ro4">
          <table:table-cell table:style-name="ce1" office:value-type="string" calcext:value-type="string">
            <text:p>Nouvelle-France</text:p>
          </table:table-cell>
          <table:table-cell table:style-name="ce10" office:value-type="string" calcext:value-type="string">
            <text:p>#1693 #1707 #11119 #13600 #14058 #14059 #14060 #14640</text:p>
          </table:table-cell>
          <table:table-cell table:style-name="ce1" office:value-type="string" calcext:value-type="string">
            <text:p>http://www.geonames.org/10418454</text:p>
          </table:table-cell>
          <table:table-cell table:style-name="ce1" office:value-type="string" calcext:value-type="string">
            <text:p>Nouvelle France</text:p>
          </table:table-cell>
          <table:table-cell table:style-name="ce1"/>
          <table:table-cell table:style-name="ce3" office:value-type="string" calcext:value-type="string">
            <text:p>Feature: locality</text:p>
            <text:p>Country: Guyane</text:p>
          </table:table-cell>
        </table:table-row>
        <table:table-row table:style-name="ro3">
          <table:table-cell table:style-name="ce4" office:value-type="string" calcext:value-type="string">
            <text:p>Nouvelle-Orléans</text:p>
          </table:table-cell>
          <table:table-cell table:style-name="ce12" office:value-type="string" calcext:value-type="string">
            <text:p>#16142</text:p>
          </table:table-cell>
          <table:table-cell table:style-name="ce4" office:value-type="string" calcext:value-type="string">
            <text:p>http://www.geonames.org/4335045</text:p>
          </table:table-cell>
          <table:table-cell table:style-name="ce4" office:value-type="string" calcext:value-type="string">
            <text:p>Nouvelle Orleans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États-Unis</text:p>
            <text:p>Admin name: Louisiane</text:p>
            <text:p>Population: 389,617</text:p>
          </table:table-cell>
        </table:table-row>
        <table:table-row table:style-name="ro2">
          <table:table-cell table:style-name="ce1" office:value-type="string" calcext:value-type="string">
            <text:p>Nouvelle-Zélande</text:p>
          </table:table-cell>
          <table:table-cell table:style-name="ce10" office:value-type="string" calcext:value-type="string">
            <text:p>#4118</text:p>
          </table:table-cell>
          <table:table-cell table:style-name="ce1" office:value-type="string" calcext:value-type="string">
            <text:p>http://www.geonames.org/2186224</text:p>
          </table:table-cell>
          <table:table-cell table:style-name="ce1" office:value-type="string" calcext:value-type="string">
            <text:p>Nouvelle-Zélan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Nouvelle-Zélande</text:p>
            <text:p>Population: 4,885,500</text:p>
          </table:table-cell>
        </table:table-row>
        <table:table-row table:style-name="ro3">
          <table:table-cell table:style-name="ce4" office:value-type="string" calcext:value-type="string">
            <text:p>Nouvelle-Zélande|Wellington</text:p>
          </table:table-cell>
          <table:table-cell table:style-name="ce12" office:value-type="string" calcext:value-type="string">
            <text:p>#10098</text:p>
          </table:table-cell>
          <table:table-cell table:style-name="ce4" office:value-type="string" calcext:value-type="string">
            <text:p>http://www.geonames.org/2179537</text:p>
          </table:table-cell>
          <table:table-cell table:style-name="ce4" office:value-type="string" calcext:value-type="string">
            <text:p>Wellington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Nouvelle-Zélande</text:p>
            <text:p>Admin name: Wellington</text:p>
            <text:p>Population: 381,900</text:p>
          </table:table-cell>
        </table:table-row>
        <table:table-row table:style-name="ro3">
          <table:table-cell table:style-name="ce4" office:value-type="string" calcext:value-type="string">
            <text:p>Nouvelle-Zélande|Wellington</text:p>
          </table:table-cell>
          <table:table-cell table:style-name="ce12" office:value-type="string" calcext:value-type="string">
            <text:p>#10098</text:p>
          </table:table-cell>
          <table:table-cell table:style-name="ce4" office:value-type="string" calcext:value-type="string">
            <text:p>http://www.geonames.org/2179538</text:p>
          </table:table-cell>
          <table:table-cell table:style-name="ce4" office:value-type="string" calcext:value-type="string">
            <text:p>Wellingto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Nouvelle-Zélande</text:p>
            <text:p>Admin name: Wellington</text:p>
            <text:p>Population: 464,000</text:p>
          </table:table-cell>
        </table:table-row>
        <table:table-row table:style-name="ro4">
          <table:table-cell table:style-name="ce4" office:value-type="string" calcext:value-type="string">
            <text:p>Nouvelle-Zélande|Wellington</text:p>
          </table:table-cell>
          <table:table-cell table:style-name="ce12" office:value-type="string" calcext:value-type="string">
            <text:p>#10098</text:p>
          </table:table-cell>
          <table:table-cell table:style-name="ce4" office:value-type="string" calcext:value-type="string">
            <text:p>http://www.geonames.org/2179536</text:p>
          </table:table-cell>
          <table:table-cell table:style-name="ce4" office:value-type="string" calcext:value-type="string">
            <text:p>Wellington</text:p>
          </table:table-cell>
          <table:table-cell table:style-name="ce4"/>
          <table:table-cell table:style-name="ce5" office:value-type="string" calcext:value-type="string">
            <text:p>Feature: administrative division</text:p>
            <text:p>Country: Nouvelle-Zélande</text:p>
          </table:table-cell>
        </table:table-row>
        <table:table-row table:style-name="ro4">
          <table:table-cell table:style-name="ce1" office:value-type="string" calcext:value-type="string">
            <text:p>Nouvelles-Hébrides</text:p>
          </table:table-cell>
          <table:table-cell table:style-name="ce10" office:value-type="string" calcext:value-type="string">
            <text:p>#6271 #14110</text:p>
          </table:table-cell>
          <table:table-cell table:style-name="ce1" office:value-type="string" calcext:value-type="string">
            <text:p>http://www.geonames.org/2135600</text:p>
          </table:table-cell>
          <table:table-cell table:style-name="ce1" office:value-type="string" calcext:value-type="string">
            <text:p>Nouvelles-Hébrides</text:p>
          </table:table-cell>
          <table:table-cell table:style-name="ce1"/>
          <table:table-cell table:style-name="ce3" office:value-type="string" calcext:value-type="string">
            <text:p>Feature: islands</text:p>
            <text:p>Country: Vanuatu</text:p>
          </table:table-cell>
        </table:table-row>
        <table:table-row table:style-name="ro1">
          <table:table-cell table:style-name="ce4" office:value-type="string" calcext:value-type="string">
            <text:p>Océan Atlantique</text:p>
          </table:table-cell>
          <table:table-cell table:style-name="ce12" office:value-type="string" calcext:value-type="string">
            <text:p>#307 #2853 #2854 #8015</text:p>
          </table:table-cell>
          <table:table-cell table:style-name="ce4" office:value-type="string" calcext:value-type="string">
            <text:p>http://www.geonames.org/3373405</text:p>
          </table:table-cell>
          <table:table-cell table:style-name="ce4" office:value-type="string" calcext:value-type="string">
            <text:p>Océan Atlantique</text:p>
          </table:table-cell>
          <table:table-cell table:style-name="ce4"/>
          <table:table-cell table:style-name="ce4" office:value-type="string" calcext:value-type="string">
            <text:p>Feature: ocean</text:p>
          </table:table-cell>
        </table:table-row>
        <table:table-row table:style-name="ro1">
          <table:table-cell table:style-name="ce1" office:value-type="string" calcext:value-type="string">
            <text:p>Océan Indien</text:p>
          </table:table-cell>
          <table:table-cell table:style-name="ce10" office:value-type="string" calcext:value-type="string">
            <text:p>#2442 #3578 #8030 #12620 #12838 #14213 #14214 #14215</text:p>
          </table:table-cell>
          <table:table-cell table:style-name="ce1" office:value-type="string" calcext:value-type="string">
            <text:p>http://www.geonames.org/1545739</text:p>
          </table:table-cell>
          <table:table-cell table:style-name="ce1" office:value-type="string" calcext:value-type="string">
            <text:p>Océan Indien</text:p>
          </table:table-cell>
          <table:table-cell table:style-name="ce1"/>
          <table:table-cell table:style-name="ce1" office:value-type="string" calcext:value-type="string">
            <text:p>Feature: ocean</text:p>
          </table:table-cell>
        </table:table-row>
        <table:table-row table:style-name="ro4">
          <table:table-cell table:style-name="ce4" office:value-type="string" calcext:value-type="string">
            <text:p>Océanie</text:p>
          </table:table-cell>
          <table:table-cell table:style-name="ce11" office:value-type="string" calcext:value-type="string">
            <text:p>#3236 #4125 #4168 #4169 #4171 #4172 #4173 #4176 #5040 #5257 <text:s/>#6272 #6927 #6979 #6992 #14376 #20654</text:p>
          </table:table-cell>
          <table:table-cell table:style-name="ce4" office:value-type="string" calcext:value-type="string">
            <text:p>http://www.geonames.org/6255151</text:p>
          </table:table-cell>
          <table:table-cell table:style-name="ce4" office:value-type="string" calcext:value-type="string">
            <text:p>Océanie</text:p>
          </table:table-cell>
          <table:table-cell table:style-name="ce4"/>
          <table:table-cell table:style-name="ce5" office:value-type="string" calcext:value-type="string">
            <text:p>Feature: continent</text:p>
            <text:p>Population: 40,000,000</text:p>
          </table:table-cell>
        </table:table-row>
        <table:table-row table:style-name="ro1">
          <table:table-cell table:style-name="ce1" office:value-type="string" calcext:value-type="string">
            <text:p>Ogôqué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Olinda</text:p>
          </table:table-cell>
          <table:table-cell table:style-name="ce12" office:value-type="string" calcext:value-type="string">
            <text:p>#5546</text:p>
          </table:table-cell>
          <table:table-cell table:style-name="ce4" office:value-type="string" calcext:value-type="string">
            <text:p>http://www.geonames.org/3393536</text:p>
          </table:table-cell>
          <table:table-cell table:style-name="ce4" office:value-type="string" calcext:value-type="string">
            <text:p>Olind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Pernambouc</text:p>
            <text:p>Population: 366,754</text:p>
          </table:table-cell>
        </table:table-row>
        <table:table-row table:style-name="ro1">
          <table:table-cell table:style-name="ce1" office:value-type="string" calcext:value-type="string">
            <text:p>Omaranh</text:p>
          </table:table-cell>
          <table:table-cell table:style-name="ce10" office:value-type="string" calcext:value-type="string">
            <text:p>#1755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Orapu</text:p>
          </table:table-cell>
          <table:table-cell table:style-name="ce12" office:value-type="string" calcext:value-type="string">
            <text:p>#11901</text:p>
          </table:table-cell>
          <table:table-cell table:style-name="ce4" office:value-type="string" calcext:value-type="string">
            <text:p>http://www.geonames.org/3380806</text:p>
          </table:table-cell>
          <table:table-cell table:style-name="ce4" office:value-type="string" calcext:value-type="string">
            <text:p>Orapu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Orenoque</text:p>
          </table:table-cell>
          <table:table-cell table:style-name="ce10" office:value-type="string" calcext:value-type="string">
            <text:p>#1376 #1699 #2185 #4241</text:p>
          </table:table-cell>
          <table:table-cell table:style-name="ce1" office:value-type="string" calcext:value-type="string">
            <text:p>http://www.geonames.org/3631298</text:p>
          </table:table-cell>
          <table:table-cell table:style-name="ce1" office:value-type="string" calcext:value-type="string">
            <text:p>Orenoque</text:p>
          </table:table-cell>
          <table:table-cell table:style-name="ce1"/>
          <table:table-cell table:style-name="ce3" office:value-type="string" calcext:value-type="string">
            <text:p>Feature: stream</text:p>
            <text:p>Country: Vénézuéla</text:p>
          </table:table-cell>
        </table:table-row>
        <table:table-row table:style-name="ro3">
          <table:table-cell table:style-name="ce4" office:value-type="string" calcext:value-type="string">
            <text:p>Orion</text:p>
          </table:table-cell>
          <table:table-cell table:style-name="ce12" office:value-type="string" calcext:value-type="string">
            <text:p>#9809 #9815</text:p>
          </table:table-cell>
          <table:table-cell table:style-name="ce4" office:value-type="string" calcext:value-type="string">
            <text:p>http://www.geonames.org/1697023</text:p>
          </table:table-cell>
          <table:table-cell table:style-name="ce4" office:value-type="string" calcext:value-type="string">
            <text:p>Orion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Philippines</text:p>
            <text:p>Admin name: Luçon centrale</text:p>
            <text:p>Population: 46,991</text:p>
          </table:table-cell>
        </table:table-row>
        <table:table-row table:style-name="ro2">
          <table:table-cell table:style-name="ce1" office:value-type="string" calcext:value-type="string">
            <text:p>Ouessant</text:p>
          </table:table-cell>
          <table:table-cell table:style-name="ce10" office:value-type="string" calcext:value-type="string">
            <text:p>#4872</text:p>
          </table:table-cell>
          <table:table-cell table:style-name="ce1" office:value-type="string" calcext:value-type="string">
            <text:p>http://www.geonames.org/3007974</text:p>
          </table:table-cell>
          <table:table-cell table:style-name="ce1" office:value-type="string" calcext:value-type="string">
            <text:p>Ouessan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Bretagne</text:p>
          </table:table-cell>
        </table:table-row>
        <table:table-row table:style-name="ro1">
          <table:table-cell table:style-name="ce4" office:value-type="string" calcext:value-type="string">
            <text:p>Ouira</text:p>
          </table:table-cell>
          <table:table-cell table:style-name="ce12" office:value-type="string" calcext:value-type="string">
            <text:p>#32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Ouro Preto</text:p>
          </table:table-cell>
          <table:table-cell table:style-name="ce10" office:value-type="string" calcext:value-type="string">
            <text:p>#5508 #5509</text:p>
          </table:table-cell>
          <table:table-cell table:style-name="ce1" office:value-type="string" calcext:value-type="string">
            <text:p>http://www.geonames.org/3455671</text:p>
          </table:table-cell>
          <table:table-cell table:style-name="ce1" office:value-type="string" calcext:value-type="string">
            <text:p>Ouro Preto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Minas Gerais</text:p>
            <text:p>Population: 63,678</text:p>
          </table:table-cell>
        </table:table-row>
        <table:table-row table:style-name="ro1">
          <table:table-cell table:style-name="ce4" office:value-type="string" calcext:value-type="string">
            <text:p>Outre-mer</text:p>
          </table:table-cell>
          <table:table-cell table:style-name="ce11" office:value-type="string" calcext:value-type="string">
            <text:p>#109 #1488 #1490 #5952 #6927 #6930 #6935 #6936 #6940 #6944 <text:s/>#6945 #6952 #12546 #12728 #12737 #12738 #12739 #12747 #22258 #22259 <text:s/>#22261 #2226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Ouzbékistan|Samarcande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1216265</text:p>
          </table:table-cell>
          <table:table-cell table:style-name="ce1" office:value-type="string" calcext:value-type="string">
            <text:p>Samarcand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Ouzbékistan</text:p>
            <text:p>Admin name: Samarqand</text:p>
            <text:p>Population: 319,366</text:p>
          </table:table-cell>
        </table:table-row>
        <table:table-row table:style-name="ro3">
          <table:table-cell table:style-name="ce4" office:value-type="string" calcext:value-type="string">
            <text:p>Oyapock</text:p>
          </table:table-cell>
          <table:table-cell table:style-name="ce12" office:value-type="string" calcext:value-type="string">
            <text:p>#439 #1867 #3808 #3809 #3811 #3812 #3813 #4131 #4260</text:p>
          </table:table-cell>
          <table:table-cell table:style-name="ce4" office:value-type="string" calcext:value-type="string">
            <text:p>http://www.geonames.org/3380402</text:p>
          </table:table-cell>
          <table:table-cell table:style-name="ce4" office:value-type="string" calcext:value-type="string">
            <text:p>Oyapock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,742</text:p>
          </table:table-cell>
        </table:table-row>
        <table:table-row table:style-name="ro1">
          <table:table-cell table:style-name="ce1" office:value-type="string" calcext:value-type="string">
            <text:p>Oyapoque</text:p>
          </table:table-cell>
          <table:table-cell table:style-name="ce10" office:value-type="string" calcext:value-type="string">
            <text:p>#13037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P.I.</text:p>
          </table:table-cell>
          <table:table-cell table:style-name="ce12" office:value-type="string" calcext:value-type="string">
            <text:p>#8156 #8157 #8159 #8162</text:p>
          </table:table-cell>
          <table:table-cell table:style-name="ce4" office:value-type="string" calcext:value-type="string">
            <text:p>http://www.geonames.org/1798598</text:p>
          </table:table-cell>
          <table:table-cell table:style-name="ce4" office:value-type="string" calcext:value-type="string">
            <text:p>P'i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Chine</text:p>
            <text:p>Admin name: Province de Sichuan</text:p>
          </table:table-cell>
        </table:table-row>
        <table:table-row table:style-name="ro1">
          <table:table-cell table:style-name="ce1" office:value-type="string" calcext:value-type="string">
            <text:p>Pacifique</text:p>
          </table:table-cell>
          <table:table-cell table:style-name="ce10" office:value-type="string" calcext:value-type="string">
            <text:p>#3580 #3591 #1262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agwana</text:p>
          </table:table-cell>
          <table:table-cell table:style-name="ce12" office:value-type="string" calcext:value-type="string">
            <text:p>#171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Palestine</text:p>
          </table:table-cell>
          <table:table-cell table:style-name="ce10" office:value-type="string" calcext:value-type="string">
            <text:p>#6267 #12808 #12812</text:p>
          </table:table-cell>
          <table:table-cell table:style-name="ce1" office:value-type="string" calcext:value-type="string">
            <text:p>http://www.geonames.org/6254930</text:p>
          </table:table-cell>
          <table:table-cell table:style-name="ce1" office:value-type="string" calcext:value-type="string">
            <text:p>Palestine</text:p>
          </table:table-cell>
          <table:table-cell table:style-name="ce1"/>
          <table:table-cell table:style-name="ce3" office:value-type="string" calcext:value-type="string">
            <text:p>Feature: semi-independent political entity</text:p>
            <text:p>Country: Territoire palestinien</text:p>
            <text:p>Population: 4,569,087</text:p>
          </table:table-cell>
        </table:table-row>
        <table:table-row table:style-name="ro1">
          <table:table-cell table:style-name="ce4" office:value-type="string" calcext:value-type="string">
            <text:p>Palestinien occupé, Territoire</text:p>
          </table:table-cell>
          <table:table-cell table:style-name="ce12" office:value-type="string" calcext:value-type="string">
            <text:p>#3512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Panama</text:p>
          </table:table-cell>
          <table:table-cell table:style-name="ce13" office:value-type="string" calcext:value-type="string">
            <text:p>#44 #88 #117 #1680 #2443 #2481 #2505 #3313 #11541 #11542 <text:s/>#12963 #13404 #13593 #14207 #14208 #14470 #14471 #14472 #14473 #14619 <text:s/>#14623 #20793 #21700 #22074 #22214</text:p>
          </table:table-cell>
          <table:table-cell table:style-name="ce1" office:value-type="string" calcext:value-type="string">
            <text:p>http://www.geonames.org/3703430</text:p>
          </table:table-cell>
          <table:table-cell table:style-name="ce1" office:value-type="string" calcext:value-type="string">
            <text:p>Panam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Panama</text:p>
            <text:p>Population: 4,176,873</text:p>
          </table:table-cell>
        </table:table-row>
        <table:table-row table:style-name="ro2">
          <table:table-cell table:style-name="ce4" office:value-type="string" calcext:value-type="string">
            <text:p>Pão de Açucar</text:p>
          </table:table-cell>
          <table:table-cell table:style-name="ce12" office:value-type="string" calcext:value-type="string">
            <text:p>#351</text:p>
          </table:table-cell>
          <table:table-cell table:style-name="ce4" office:value-type="string" calcext:value-type="string">
            <text:p>http://www.geonames.org/8624304</text:p>
          </table:table-cell>
          <table:table-cell table:style-name="ce4" office:value-type="string" calcext:value-type="string">
            <text:p>Pão de Açucar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Amazonas</text:p>
          </table:table-cell>
        </table:table-row>
        <table:table-row table:style-name="ro3">
          <table:table-cell table:style-name="ce1" office:value-type="string" calcext:value-type="string">
            <text:p>Para</text:p>
          </table:table-cell>
          <table:table-cell table:style-name="ce13" office:value-type="string" calcext:value-type="string">
            <text:p>#1858 #1859 #1864 #1867 #1900 #4043 #4053 #4292 #4293 #4294 <text:s/>#4295 #4296 #4297 #4298 #4299 #4300 #4301 #4302 #4303 #4304 <text:s/>#4305 #5230 #5515 #5516 #5517 #5518 #5519 #5520 #5521 #5522 <text:s/>#5523 #5524 #5525 #5526 #5527 #5528 #5529 #5530 #5531 #5532 <text:s/>#5533 #5534 #5535 #5536 #5537 #5538 #5539 #6220</text:p>
          </table:table-cell>
          <table:table-cell table:style-name="ce1" office:value-type="string" calcext:value-type="string">
            <text:p>http://www.geonames.org/3405870</text:p>
          </table:table-cell>
          <table:table-cell table:style-name="ce1" office:value-type="string" calcext:value-type="string">
            <text:p>Par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Pará</text:p>
            <text:p>Population: 1,407,737</text:p>
          </table:table-cell>
        </table:table-row>
        <table:table-row table:style-name="ro2">
          <table:table-cell table:style-name="ce4" office:value-type="string" calcext:value-type="string">
            <text:p>Paraguay</text:p>
          </table:table-cell>
          <table:table-cell table:style-name="ce11" office:value-type="string" calcext:value-type="string">
            <text:p>#71 #81 #1562 #1689 #1694 #1700 #1750 #1859 #3536 #3780 <text:s/>#3787 #3788 #5961 #6658 #6948 #7178 #13587 #14673</text:p>
          </table:table-cell>
          <table:table-cell table:style-name="ce4" office:value-type="string" calcext:value-type="string">
            <text:p>http://www.geonames.org/3437598</text:p>
          </table:table-cell>
          <table:table-cell table:style-name="ce4" office:value-type="string" calcext:value-type="string">
            <text:p>Paraguay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araguay</text:p>
            <text:p>Population: 6,956,071</text:p>
          </table:table-cell>
        </table:table-row>
        <table:table-row table:style-name="ro3">
          <table:table-cell table:style-name="ce1" office:value-type="string" calcext:value-type="string">
            <text:p>Parahiba</text:p>
          </table:table-cell>
          <table:table-cell table:style-name="ce10" office:value-type="string" calcext:value-type="string">
            <text:p>#5680 #5681 #5682 #5683 #5684</text:p>
          </table:table-cell>
          <table:table-cell table:style-name="ce1" office:value-type="string" calcext:value-type="string">
            <text:p>http://www.geonames.org/3397277</text:p>
          </table:table-cell>
          <table:table-cell table:style-name="ce1" office:value-type="string" calcext:value-type="string">
            <text:p>Parahib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Paraíba</text:p>
            <text:p>Population: 650,883</text:p>
          </table:table-cell>
        </table:table-row>
        <table:table-row table:style-name="ro3">
          <table:table-cell table:style-name="ce4" office:value-type="string" calcext:value-type="string">
            <text:p>Parahyba</text:p>
          </table:table-cell>
          <table:table-cell table:style-name="ce12" office:value-type="string" calcext:value-type="string">
            <text:p>#5241</text:p>
          </table:table-cell>
          <table:table-cell table:style-name="ce4" office:value-type="string" calcext:value-type="string">
            <text:p>http://www.geonames.org/3397277</text:p>
          </table:table-cell>
          <table:table-cell table:style-name="ce4" office:value-type="string" calcext:value-type="string">
            <text:p>Parahyb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Paraíba</text:p>
            <text:p>Population: 650,883</text:p>
          </table:table-cell>
        </table:table-row>
        <table:table-row table:style-name="ro1">
          <table:table-cell table:style-name="ce1" office:value-type="string" calcext:value-type="string">
            <text:p>Paramaca</text:p>
          </table:table-cell>
          <table:table-cell table:style-name="ce10" office:value-type="string" calcext:value-type="string">
            <text:p>#4210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Paramaribo</text:p>
          </table:table-cell>
          <table:table-cell table:style-name="ce12" office:value-type="string" calcext:value-type="string">
            <text:p>#9199 #9279 #9313 #9373 #9417</text:p>
          </table:table-cell>
          <table:table-cell table:style-name="ce4" office:value-type="string" calcext:value-type="string">
            <text:p>http://www.geonames.org/3383330</text:p>
          </table:table-cell>
          <table:table-cell table:style-name="ce4" office:value-type="string" calcext:value-type="string">
            <text:p>Paramaribo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urinam</text:p>
            <text:p>Admin name: Paramaribo</text:p>
            <text:p>Population: 223,757</text:p>
          </table:table-cell>
        </table:table-row>
        <table:table-row table:style-name="ro3">
          <table:table-cell table:style-name="ce1" office:value-type="string" calcext:value-type="string">
            <text:p>Parana</text:p>
          </table:table-cell>
          <table:table-cell table:style-name="ce13" office:value-type="string" calcext:value-type="string">
            <text:p>#1748 #5232 #5551 #5552 #5553 #5554 #5555 #5556 #5557 #5558 <text:s/>#5559 #5560 #5561</text:p>
          </table:table-cell>
          <table:table-cell table:style-name="ce1" office:value-type="string" calcext:value-type="string">
            <text:p>http://www.geonames.org/3841956</text:p>
          </table:table-cell>
          <table:table-cell table:style-name="ce1" office:value-type="string" calcext:value-type="string">
            <text:p>Paran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Argentine</text:p>
            <text:p>Admin name: Entre Ríos</text:p>
            <text:p>Population: 262,295</text:p>
          </table:table-cell>
        </table:table-row>
        <table:table-row table:style-name="ro3">
          <table:table-cell table:style-name="ce4" office:value-type="string" calcext:value-type="string">
            <text:p>Paris</text:p>
          </table:table-cell>
          <table:table-cell table:style-name="ce11" office:value-type="string" calcext:value-type="string">
            <text:p>#10929 #10930 #10931 #10932 #10933 #10934 #10935 #10936 #10937 #10938 <text:s/>#10939 #10940 #10941 #10942 #10943 #10944 #10945 #10956</text:p>
          </table:table-cell>
          <table:table-cell table:style-name="ce4" office:value-type="string" calcext:value-type="string">
            <text:p>http://www.geonames.org/2988507</text:p>
          </table:table-cell>
          <table:table-cell table:style-name="ce4" office:value-type="string" calcext:value-type="string">
            <text:p>Pari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France</text:p>
            <text:p>Admin name: Île-de-France</text:p>
            <text:p>Population: 2,138,551</text:p>
          </table:table-cell>
        </table:table-row>
        <table:table-row table:style-name="ro1">
          <table:table-cell table:style-name="ce1" office:value-type="string" calcext:value-type="string">
            <text:p>Pas trop tôt</text:p>
          </table:table-cell>
          <table:table-cell table:style-name="ce10" office:value-type="string" calcext:value-type="string">
            <text:p>#8162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Pasto</text:p>
          </table:table-cell>
          <table:table-cell table:style-name="ce12" office:value-type="string" calcext:value-type="string">
            <text:p>#1750</text:p>
          </table:table-cell>
          <table:table-cell table:style-name="ce4" office:value-type="string" calcext:value-type="string">
            <text:p>http://www.geonames.org/3672778</text:p>
          </table:table-cell>
          <table:table-cell table:style-name="ce4" office:value-type="string" calcext:value-type="string">
            <text:p>Past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Colombie</text:p>
            <text:p>Admin name: Nariño</text:p>
            <text:p>Population: 382,236</text:p>
          </table:table-cell>
        </table:table-row>
        <table:table-row table:style-name="ro4">
          <table:table-cell table:style-name="ce1" office:value-type="string" calcext:value-type="string">
            <text:p>Patagonie</text:p>
          </table:table-cell>
          <table:table-cell table:style-name="ce13" office:value-type="string" calcext:value-type="string">
            <text:p>#1707 #1716 #5222 #5324 #5325 #5326 #5327 #5328 #5329 #5330 <text:s/>#12760 #13585 #14614</text:p>
          </table:table-cell>
          <table:table-cell table:style-name="ce1" office:value-type="string" calcext:value-type="string">
            <text:p>http://www.geonames.org/3841798</text:p>
          </table:table-cell>
          <table:table-cell table:style-name="ce1" office:value-type="string" calcext:value-type="string">
            <text:p>Patagonie</text:p>
          </table:table-cell>
          <table:table-cell table:style-name="ce1"/>
          <table:table-cell table:style-name="ce3" office:value-type="string" calcext:value-type="string">
            <text:p>Feature: region</text:p>
            <text:p>Country: Argentine</text:p>
          </table:table-cell>
        </table:table-row>
        <table:table-row table:style-name="ro1">
          <table:table-cell table:style-name="ce4" office:value-type="string" calcext:value-type="string">
            <text:p>Pays arabes</text:p>
          </table:table-cell>
          <table:table-cell table:style-name="ce12" office:value-type="string" calcext:value-type="string">
            <text:p>#16439 #16440 #1644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ays des amazones</text:p>
          </table:table-cell>
          <table:table-cell table:style-name="ce10" office:value-type="string" calcext:value-type="string">
            <text:p>#1682 #1683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Pays-Bas</text:p>
          </table:table-cell>
          <table:table-cell table:style-name="ce12" office:value-type="string" calcext:value-type="string">
            <text:p>#4110 #4272 #5092 #5097 #5099 #5117 #5123 #11307 #13190 #20658</text:p>
          </table:table-cell>
          <table:table-cell table:style-name="ce4" office:value-type="string" calcext:value-type="string">
            <text:p>http://www.geonames.org/2750405</text:p>
          </table:table-cell>
          <table:table-cell table:style-name="ce4" office:value-type="string" calcext:value-type="string">
            <text:p>Pays-Ba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ays-Bas</text:p>
            <text:p>Population: 17,231,017</text:p>
          </table:table-cell>
        </table:table-row>
        <table:table-row table:style-name="ro2">
          <table:table-cell table:style-name="ce1" office:value-type="string" calcext:value-type="string">
            <text:p>Pays-Bas|Saba</text:p>
          </table:table-cell>
          <table:table-cell table:style-name="ce10" office:value-type="string" calcext:value-type="string">
            <text:p>#3260 #3261 #10051</text:p>
          </table:table-cell>
          <table:table-cell table:style-name="ce1" office:value-type="string" calcext:value-type="string">
            <text:p>http://www.geonames.org/7114196</text:p>
          </table:table-cell>
          <table:table-cell table:style-name="ce1" office:value-type="string" calcext:value-type="string">
            <text:p>Saba</text:p>
          </table:table-cell>
          <table:table-cell table:style-name="ce1"/>
          <table:table-cell table:style-name="ce3" office:value-type="string" calcext:value-type="string">
            <text:p>Feature: street</text:p>
            <text:p>Country: Pays-Bas</text:p>
            <text:p>Admin name: Gueldre</text:p>
          </table:table-cell>
        </table:table-row>
        <table:table-row table:style-name="ro1">
          <table:table-cell table:style-name="ce4" office:value-type="string" calcext:value-type="string">
            <text:p>Pays-Bas|Saint-Eustache</text:p>
          </table:table-cell>
          <table:table-cell table:style-name="ce12" office:value-type="string" calcext:value-type="string">
            <text:p>#10056 #10061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éninsule du Yucatán</text:p>
          </table:table-cell>
          <table:table-cell table:style-name="ce10" office:value-type="string" calcext:value-type="string">
            <text:p>#13593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éninsule ibérique</text:p>
          </table:table-cell>
          <table:table-cell table:style-name="ce12" office:value-type="string" calcext:value-type="string">
            <text:p>#2828 #5914</text:p>
          </table:table-cell>
          <table:table-cell table:style-name="ce4" office:value-type="string" calcext:value-type="string">
            <text:p>http://www.geonames.org/2267430</text:p>
          </table:table-cell>
          <table:table-cell table:style-name="ce4" office:value-type="string" calcext:value-type="string">
            <text:p>Péninsule Ibérique</text:p>
          </table:table-cell>
          <table:table-cell table:style-name="ce4"/>
          <table:table-cell table:style-name="ce4" office:value-type="string" calcext:value-type="string">
            <text:p>Feature: peninsula</text:p>
          </table:table-cell>
        </table:table-row>
        <table:table-row table:style-name="ro2">
          <table:table-cell table:style-name="ce1" office:value-type="string" calcext:value-type="string">
            <text:p>Périgord</text:p>
          </table:table-cell>
          <table:table-cell table:style-name="ce10" office:value-type="string" calcext:value-type="string">
            <text:p>#2801</text:p>
          </table:table-cell>
          <table:table-cell table:style-name="ce1" office:value-type="string" calcext:value-type="string">
            <text:p>http://www.geonames.org/2987968</text:p>
          </table:table-cell>
          <table:table-cell table:style-name="ce1" office:value-type="string" calcext:value-type="string">
            <text:p>Périgord</text:p>
          </table:table-cell>
          <table:table-cell table:style-name="ce1"/>
          <table:table-cell table:style-name="ce3" office:value-type="string" calcext:value-type="string">
            <text:p>Feature: region</text:p>
            <text:p>Country: France</text:p>
            <text:p>Admin name: Nouvelle-Aquitaine</text:p>
          </table:table-cell>
        </table:table-row>
        <table:table-row table:style-name="ro3">
          <table:table-cell table:style-name="ce4" office:value-type="string" calcext:value-type="string">
            <text:p>Pernambouc</text:p>
          </table:table-cell>
          <table:table-cell table:style-name="ce11" office:value-type="string" calcext:value-type="string">
            <text:p>#384 #5231 #5540 #5541 #5542 #5543 #5544 #5545 #5546 #5547 <text:s/>#5548 #5549 #5550 #16063 #16090 #16596</text:p>
          </table:table-cell>
          <table:table-cell table:style-name="ce4" office:value-type="string" calcext:value-type="string">
            <text:p>http://www.geonames.org/3392268</text:p>
          </table:table-cell>
          <table:table-cell table:style-name="ce4" office:value-type="string" calcext:value-type="string">
            <text:p>Pernambouc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Pernambouc</text:p>
            <text:p>Population: 8,796,032</text:p>
          </table:table-cell>
        </table:table-row>
        <table:table-row table:style-name="ro2">
          <table:table-cell table:style-name="ce1" office:value-type="string" calcext:value-type="string">
            <text:p>Pérou</text:p>
          </table:table-cell>
          <table:table-cell table:style-name="ce13" office:value-type="string" calcext:value-type="string">
            <text:p>#7 #71 #81 #91 #194 #1556 #1562 #1688 #1694 #1700 <text:s/>#1707 #1748 #1750 #1856 #1917 #1922 #2179 #2185 #2395 #2396 <text:s/>#2397 #2398 #2399 #2400 #2401 #2402 #2407 #3536 #3566 #3822 <text:s/>#3823 #3824 #3825 #3826 #3827 #3828 #3829 #3830 #3831 #3832 <text:s/>#3833 #3834 #3835 #3836 #3837 #3838 #3839 #3840 #3841 #3842 <text:s/>#3843 #3844 #3845 #3846 #3847 #4844 #4851 #4870 #6223 #6606 <text:s/>#6613 #6658 #6687 #6802 #6804 #10343 #10646 #11131 #11132 #13134 <text:s/>#13589 #14616 #14618 #14668 #16199 #21980</text:p>
          </table:table-cell>
          <table:table-cell table:style-name="ce1" office:value-type="string" calcext:value-type="string">
            <text:p>http://www.geonames.org/3932488</text:p>
          </table:table-cell>
          <table:table-cell table:style-name="ce1" office:value-type="string" calcext:value-type="string">
            <text:p>Pérou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Pérou</text:p>
            <text:p>Population: 31,989,256</text:p>
          </table:table-cell>
        </table:table-row>
        <table:table-row table:style-name="ro3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3946083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Pérou</text:p>
            <text:p>Admin name: Callao</text:p>
            <text:p>Population: 813,264</text:p>
          </table:table-cell>
        </table:table-row>
        <table:table-row table:style-name="ro3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3946080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érou</text:p>
            <text:p>Admin name: Callao</text:p>
            <text:p>Population: 839,271</text:p>
          </table:table-cell>
        </table:table-row>
        <table:table-row table:style-name="ro2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8349600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Pérou</text:p>
            <text:p>Admin name: Callao</text:p>
          </table:table-cell>
        </table:table-row>
        <table:table-row table:style-name="ro2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8350157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Pérou</text:p>
            <text:p>Admin name: Callao</text:p>
          </table:table-cell>
        </table:table-row>
        <table:table-row table:style-name="ro3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3699024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Région de Loreto</text:p>
            <text:p>Population: 22</text:p>
          </table:table-cell>
        </table:table-row>
        <table:table-row table:style-name="ro3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6379994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Région d'Ancash</text:p>
            <text:p>Population: 18</text:p>
          </table:table-cell>
        </table:table-row>
        <table:table-row table:style-name="ro3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9875331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San Martín</text:p>
            <text:p>Population: 7</text:p>
          </table:table-cell>
        </table:table-row>
        <table:table-row table:style-name="ro2">
          <table:table-cell table:style-name="ce4" office:value-type="string" calcext:value-type="string">
            <text:p>Pérou|Callao</text:p>
          </table:table-cell>
          <table:table-cell table:style-name="ce12" office:value-type="string" calcext:value-type="string">
            <text:p>#6202</text:p>
          </table:table-cell>
          <table:table-cell table:style-name="ce4" office:value-type="string" calcext:value-type="string">
            <text:p>http://www.geonames.org/6670336</text:p>
          </table:table-cell>
          <table:table-cell table:style-name="ce4" office:value-type="string" calcext:value-type="string">
            <text:p>Calla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Huanuco</text:p>
          </table:table-cell>
        </table:table-row>
        <table:table-row table:style-name="ro2">
          <table:table-cell table:style-name="ce1" office:value-type="string" calcext:value-type="string">
            <text:p>Pérou|Cuenca</text:p>
          </table:table-cell>
          <table:table-cell table:style-name="ce10" office:value-type="string" calcext:value-type="string">
            <text:p>#2303</text:p>
          </table:table-cell>
          <table:table-cell table:style-name="ce1" office:value-type="string" calcext:value-type="string">
            <text:p>http://www.geonames.org/8350134</text:p>
          </table:table-cell>
          <table:table-cell table:style-name="ce1" office:value-type="string" calcext:value-type="string">
            <text:p>Cuenc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Pérou</text:p>
            <text:p>Admin name: Région de Lima</text:p>
          </table:table-cell>
        </table:table-row>
        <table:table-row table:style-name="ro2">
          <table:table-cell table:style-name="ce1" office:value-type="string" calcext:value-type="string">
            <text:p>Pérou|Cuenca</text:p>
          </table:table-cell>
          <table:table-cell table:style-name="ce10" office:value-type="string" calcext:value-type="string">
            <text:p>#2303</text:p>
          </table:table-cell>
          <table:table-cell table:style-name="ce1" office:value-type="string" calcext:value-type="string">
            <text:p>http://www.geonames.org/8350998</text:p>
          </table:table-cell>
          <table:table-cell table:style-name="ce1" office:value-type="string" calcext:value-type="string">
            <text:p>Cuenc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Pérou</text:p>
            <text:p>Admin name: Région de Huancavelica</text:p>
          </table:table-cell>
        </table:table-row>
        <table:table-row table:style-name="ro3">
          <table:table-cell table:style-name="ce1" office:value-type="string" calcext:value-type="string">
            <text:p>Pérou|Cuenca</text:p>
          </table:table-cell>
          <table:table-cell table:style-name="ce10" office:value-type="string" calcext:value-type="string">
            <text:p>#2303</text:p>
          </table:table-cell>
          <table:table-cell table:style-name="ce1" office:value-type="string" calcext:value-type="string">
            <text:p>http://www.geonames.org/3929545</text:p>
          </table:table-cell>
          <table:table-cell table:style-name="ce1" office:value-type="string" calcext:value-type="string">
            <text:p>Cuen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e Lima</text:p>
            <text:p>Population: 90</text:p>
          </table:table-cell>
        </table:table-row>
        <table:table-row table:style-name="ro3">
          <table:table-cell table:style-name="ce1" office:value-type="string" calcext:value-type="string">
            <text:p>Pérou|Cuenca</text:p>
          </table:table-cell>
          <table:table-cell table:style-name="ce10" office:value-type="string" calcext:value-type="string">
            <text:p>#2303</text:p>
          </table:table-cell>
          <table:table-cell table:style-name="ce1" office:value-type="string" calcext:value-type="string">
            <text:p>http://www.geonames.org/3941817</text:p>
          </table:table-cell>
          <table:table-cell table:style-name="ce1" office:value-type="string" calcext:value-type="string">
            <text:p>Cuenca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Pérou</text:p>
            <text:p>Admin name: Région de Huancavelica</text:p>
            <text:p>Population: 422</text:p>
          </table:table-cell>
        </table:table-row>
        <table:table-row table:style-name="ro3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3941584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Pérou</text:p>
            <text:p>Admin name: Cusco</text:p>
            <text:p>Population: 312,140</text:p>
          </table:table-cell>
        </table:table-row>
        <table:table-row table:style-name="ro3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3941583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érou</text:p>
            <text:p>Admin name: Cusco</text:p>
            <text:p>Population: 1,171,503</text:p>
          </table:table-cell>
        </table:table-row>
        <table:table-row table:style-name="ro2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3941582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Pérou</text:p>
            <text:p>Admin name: Cusco</text:p>
          </table:table-cell>
        </table:table-row>
        <table:table-row table:style-name="ro2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8350938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Pérou</text:p>
            <text:p>Admin name: Cusco</text:p>
          </table:table-cell>
        </table:table-row>
        <table:table-row table:style-name="ro2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3697554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San Martín</text:p>
          </table:table-cell>
        </table:table-row>
        <table:table-row table:style-name="ro2">
          <table:table-cell table:style-name="ce4" office:value-type="string" calcext:value-type="string">
            <text:p>Pérou|Cusco</text:p>
          </table:table-cell>
          <table:table-cell table:style-name="ce12" office:value-type="string" calcext:value-type="string">
            <text:p>#1748</text:p>
          </table:table-cell>
          <table:table-cell table:style-name="ce4" office:value-type="string" calcext:value-type="string">
            <text:p>http://www.geonames.org/3766455</text:p>
          </table:table-cell>
          <table:table-cell table:style-name="ce4" office:value-type="string" calcext:value-type="string">
            <text:p>Cusc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Région de Loreto</text:p>
          </table:table-cell>
        </table:table-row>
        <table:table-row table:style-name="ro3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36456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Pérou</text:p>
            <text:p>Admin name: Lima Province</text:p>
            <text:p>Population: 7,737,002</text:p>
          </table:table-cell>
        </table:table-row>
        <table:table-row table:style-name="ro3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36452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érou</text:p>
            <text:p>Admin name: Région de Lima</text:p>
            <text:p>Population: 8,481,415</text:p>
          </table:table-cell>
        </table:table-row>
        <table:table-row table:style-name="ro3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36451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Pérou</text:p>
            <text:p>Admin name: Lima Province</text:p>
            <text:p>Population: 7,605,742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8349601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Pérou</text:p>
            <text:p>Admin name: Région de Lima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8351059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Pérou</text:p>
            <text:p>Admin name: Région de Lima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36455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e Puno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57244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Arequipa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761981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Cajamarca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11007462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Cajamarca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695370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Pérou</text:p>
            <text:p>Admin name: Région de Loreto</text:p>
          </table:table-cell>
        </table:table-row>
        <table:table-row table:style-name="ro2">
          <table:table-cell table:style-name="ce1" office:value-type="string" calcext:value-type="string">
            <text:p>Pérou|Lima</text:p>
          </table:table-cell>
          <table:table-cell table:style-name="ce10" office:value-type="string" calcext:value-type="string">
            <text:p>#4865</text:p>
          </table:table-cell>
          <table:table-cell table:style-name="ce1" office:value-type="string" calcext:value-type="string">
            <text:p>http://www.geonames.org/3936454</text:p>
          </table:table-cell>
          <table:table-cell table:style-name="ce1" office:value-type="string" calcext:value-type="string">
            <text:p>Lima</text:p>
          </table:table-cell>
          <table:table-cell table:style-name="ce1"/>
          <table:table-cell table:style-name="ce3" office:value-type="string" calcext:value-type="string">
            <text:p>Feature: radio station</text:p>
            <text:p>Country: Pérou</text:p>
            <text:p>Admin name: Région de Lima</text:p>
          </table:table-cell>
        </table:table-row>
        <table:table-row table:style-name="ro3">
          <table:table-cell table:style-name="ce4" office:value-type="string" calcext:value-type="string">
            <text:p>Pérou|Quito</text:p>
          </table:table-cell>
          <table:table-cell table:style-name="ce12" office:value-type="string" calcext:value-type="string">
            <text:p>#4846</text:p>
          </table:table-cell>
          <table:table-cell table:style-name="ce4" office:value-type="string" calcext:value-type="string">
            <text:p>http://www.geonames.org/11007282</text:p>
          </table:table-cell>
          <table:table-cell table:style-name="ce4" office:value-type="string" calcext:value-type="string">
            <text:p>Qui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Région de La Libertad</text:p>
            <text:p>Population: 326</text:p>
          </table:table-cell>
        </table:table-row>
        <table:table-row table:style-name="ro2">
          <table:table-cell table:style-name="ce4" office:value-type="string" calcext:value-type="string">
            <text:p>Pérou|Quito</text:p>
          </table:table-cell>
          <table:table-cell table:style-name="ce12" office:value-type="string" calcext:value-type="string">
            <text:p>#4846</text:p>
          </table:table-cell>
          <table:table-cell table:style-name="ce4" office:value-type="string" calcext:value-type="string">
            <text:p>http://www.geonames.org/3930614</text:p>
          </table:table-cell>
          <table:table-cell table:style-name="ce4" office:value-type="string" calcext:value-type="string">
            <text:p>Quit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érou</text:p>
            <text:p>Admin name: Région dAyacucho</text:p>
          </table:table-cell>
        </table:table-row>
        <table:table-row table:style-name="ro2">
          <table:table-cell table:style-name="ce1" office:value-type="string" calcext:value-type="string">
            <text:p>Perse</text:p>
          </table:table-cell>
          <table:table-cell table:style-name="ce10" office:value-type="string" calcext:value-type="string">
            <text:p>#2180 #14215</text:p>
          </table:table-cell>
          <table:table-cell table:style-name="ce1" office:value-type="string" calcext:value-type="string">
            <text:p>http://www.geonames.org/3057973</text:p>
          </table:table-cell>
          <table:table-cell table:style-name="ce1" office:value-type="string" calcext:value-type="string">
            <text:p>Pers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lovaquie</text:p>
            <text:p>Admin name: Banská Bystrica</text:p>
          </table:table-cell>
        </table:table-row>
        <table:table-row table:style-name="ro2">
          <table:table-cell table:style-name="ce4" office:value-type="string" calcext:value-type="string">
            <text:p>Peru</text:p>
          </table:table-cell>
          <table:table-cell table:style-name="ce11" office:value-type="string" calcext:value-type="string">
            <text:p>#1711 #1715 #1721 #1728 #1731 #1740 #1742 #1748 #1751 #1754 <text:s/>#1756 #2407</text:p>
          </table:table-cell>
          <table:table-cell table:style-name="ce4" office:value-type="string" calcext:value-type="string">
            <text:p>http://www.geonames.org/3932488</text:p>
          </table:table-cell>
          <table:table-cell table:style-name="ce4" office:value-type="string" calcext:value-type="string">
            <text:p>Peru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érou</text:p>
            <text:p>Population: 31,989,256</text:p>
          </table:table-cell>
        </table:table-row>
        <table:table-row table:style-name="ro2">
          <table:table-cell table:style-name="ce1" office:value-type="string" calcext:value-type="string">
            <text:p>Petit Bourg</text:p>
          </table:table-cell>
          <table:table-cell table:style-name="ce10" office:value-type="string" calcext:value-type="string">
            <text:p>#9149</text:p>
          </table:table-cell>
          <table:table-cell table:style-name="ce1" office:value-type="string" calcext:value-type="string">
            <text:p>http://www.geonames.org/3570187</text:p>
          </table:table-cell>
          <table:table-cell table:style-name="ce1" office:value-type="string" calcext:value-type="string">
            <text:p>Petit Bourg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</table:table-cell>
        </table:table-row>
        <table:table-row table:style-name="ro3">
          <table:table-cell table:style-name="ce4" office:value-type="string" calcext:value-type="string">
            <text:p>Petit Goave</text:p>
          </table:table-cell>
          <table:table-cell table:style-name="ce12" office:value-type="string" calcext:value-type="string">
            <text:p>#20846</text:p>
          </table:table-cell>
          <table:table-cell table:style-name="ce4" office:value-type="string" calcext:value-type="string">
            <text:p>http://www.geonames.org/3718962</text:p>
          </table:table-cell>
          <table:table-cell table:style-name="ce4" office:value-type="string" calcext:value-type="string">
            <text:p>Petit Goa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Ouest</text:p>
            <text:p>Population: 117,504</text:p>
          </table:table-cell>
        </table:table-row>
        <table:table-row table:style-name="ro1">
          <table:table-cell table:style-name="ce1" office:value-type="string" calcext:value-type="string">
            <text:p>Petit Lézard</text:p>
          </table:table-cell>
          <table:table-cell table:style-name="ce10" office:value-type="string" calcext:value-type="string">
            <text:p>#8162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Petites Antilles</text:p>
          </table:table-cell>
          <table:table-cell table:style-name="ce11" office:value-type="string" calcext:value-type="string">
            <text:p>#845 #1549 #1562 #1735 #1829 #1972 #3118 #3534 #3586 #4163 <text:s/>#6190 #6198 #6679 #9904 #13590 #20647 #20696 #21713</text:p>
          </table:table-cell>
          <table:table-cell table:style-name="ce4" office:value-type="string" calcext:value-type="string">
            <text:p>http://www.geonames.org/3578932</text:p>
          </table:table-cell>
          <table:table-cell table:style-name="ce4" office:value-type="string" calcext:value-type="string">
            <text:p>Petites Antilles</text:p>
          </table:table-cell>
          <table:table-cell table:style-name="ce4"/>
          <table:table-cell table:style-name="ce5" office:value-type="string" calcext:value-type="string">
            <text:p>Feature: islands</text:p>
            <text:p>Population: 4,000,000</text:p>
          </table:table-cell>
        </table:table-row>
        <table:table-row table:style-name="ro1">
          <table:table-cell table:style-name="ce1" office:value-type="string" calcext:value-type="string">
            <text:p>Petits-Cul-de-Sac Marin</text:p>
          </table:table-cell>
          <table:table-cell table:style-name="ce10" office:value-type="string" calcext:value-type="string">
            <text:p>#14395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Petropolis</text:p>
          </table:table-cell>
          <table:table-cell table:style-name="ce12" office:value-type="string" calcext:value-type="string">
            <text:p>#5627 #5628</text:p>
          </table:table-cell>
          <table:table-cell table:style-name="ce4" office:value-type="string" calcext:value-type="string">
            <text:p>http://www.geonames.org/498817</text:p>
          </table:table-cell>
          <table:table-cell table:style-name="ce4" office:value-type="string" calcext:value-type="string">
            <text:p>Petropoli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Russie</text:p>
            <text:p>Admin name: Saint-Pétersbourg</text:p>
            <text:p>Population: 5,028,000</text:p>
          </table:table-cell>
        </table:table-row>
        <table:table-row table:style-name="ro2">
          <table:table-cell table:style-name="ce1" office:value-type="string" calcext:value-type="string">
            <text:p>Philippines</text:p>
          </table:table-cell>
          <table:table-cell table:style-name="ce10" office:value-type="string" calcext:value-type="string">
            <text:p>#1457 #4125 #13605 #14635</text:p>
          </table:table-cell>
          <table:table-cell table:style-name="ce1" office:value-type="string" calcext:value-type="string">
            <text:p>http://www.geonames.org/1694008</text:p>
          </table:table-cell>
          <table:table-cell table:style-name="ce1" office:value-type="string" calcext:value-type="string">
            <text:p>Philippines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Philippines</text:p>
            <text:p>Population: 106,651,922</text:p>
          </table:table-cell>
        </table:table-row>
        <table:table-row table:style-name="ro3">
          <table:table-cell table:style-name="ce4" office:value-type="string" calcext:value-type="string">
            <text:p>Piauhy</text:p>
          </table:table-cell>
          <table:table-cell table:style-name="ce12" office:value-type="string" calcext:value-type="string">
            <text:p>#1859 #5237 #5631 #5632 #5633 #5634 #5635 #5636</text:p>
          </table:table-cell>
          <table:table-cell table:style-name="ce4" office:value-type="string" calcext:value-type="string">
            <text:p>http://www.geonames.org/3392213</text:p>
          </table:table-cell>
          <table:table-cell table:style-name="ce4" office:value-type="string" calcext:value-type="string">
            <text:p>Piauhy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Piauí</text:p>
            <text:p>Population: 3,119,015</text:p>
          </table:table-cell>
        </table:table-row>
        <table:table-row table:style-name="ro3">
          <table:table-cell table:style-name="ce1" office:value-type="string" calcext:value-type="string">
            <text:p>Piket</text:p>
          </table:table-cell>
          <table:table-cell table:style-name="ce10" office:value-type="string" calcext:value-type="string">
            <text:p>#4235</text:p>
          </table:table-cell>
          <table:table-cell table:style-name="ce1" office:value-type="string" calcext:value-type="string">
            <text:p>http://www.geonames.org/4649175</text:p>
          </table:table-cell>
          <table:table-cell table:style-name="ce1" office:value-type="string" calcext:value-type="string">
            <text:p>Piket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États-Unis</text:p>
            <text:p>Admin name: Tennessee</text:p>
            <text:p>Population: 5,077</text:p>
          </table:table-cell>
        </table:table-row>
        <table:table-row table:style-name="ro1">
          <table:table-cell table:style-name="ce4" office:value-type="string" calcext:value-type="string">
            <text:p>Piste PI-Bœuf Mort</text:p>
          </table:table-cell>
          <table:table-cell table:style-name="ce12" office:value-type="string" calcext:value-type="string">
            <text:p>#8158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Pitons du Carbet</text:p>
          </table:table-cell>
          <table:table-cell table:style-name="ce10" office:value-type="string" calcext:value-type="string">
            <text:p>#3177 #11098</text:p>
          </table:table-cell>
          <table:table-cell table:style-name="ce1" office:value-type="string" calcext:value-type="string">
            <text:p>http://www.geonames.org/3570945</text:p>
          </table:table-cell>
          <table:table-cell table:style-name="ce1" office:value-type="string" calcext:value-type="string">
            <text:p>Pitons du Carbet</text:p>
          </table:table-cell>
          <table:table-cell table:style-name="ce1"/>
          <table:table-cell table:style-name="ce3" office:value-type="string" calcext:value-type="string">
            <text:p>Feature: peak</text:p>
            <text:p>Country: Martinique</text:p>
            <text:p>Admin name: Martinique</text:p>
          </table:table-cell>
        </table:table-row>
        <table:table-row table:style-name="ro1">
          <table:table-cell table:style-name="ce4" office:value-type="string" calcext:value-type="string">
            <text:p>Place Bertin</text:p>
          </table:table-cell>
          <table:table-cell table:style-name="ce12" office:value-type="string" calcext:value-type="string">
            <text:p>#2872 #2873 #2874 #2882 #2926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Place des Palmistes</text:p>
          </table:table-cell>
          <table:table-cell table:style-name="ce10" office:value-type="string" calcext:value-type="string">
            <text:p>#618 #2676 #3649 #6503</text:p>
          </table:table-cell>
          <table:table-cell table:style-name="ce1" office:value-type="string" calcext:value-type="string">
            <text:p>http://www.geonames.org/3380750</text:p>
          </table:table-cell>
          <table:table-cell table:style-name="ce1" office:value-type="string" calcext:value-type="string">
            <text:p>Place des Palmistes</text:p>
          </table:table-cell>
          <table:table-cell table:style-name="ce1"/>
          <table:table-cell table:style-name="ce3" office:value-type="string" calcext:value-type="string">
            <text:p>Feature: square</text:p>
            <text:p>Country: Guyane</text:p>
            <text:p>Admin name: Guyane</text:p>
          </table:table-cell>
        </table:table-row>
        <table:table-row table:style-name="ro1">
          <table:table-cell table:style-name="ce4" office:value-type="string" calcext:value-type="string">
            <text:p>Place du Mouillage</text:p>
          </table:table-cell>
          <table:table-cell table:style-name="ce12" office:value-type="string" calcext:value-type="string">
            <text:p>#289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Aicoupai</text:p>
          </table:table-cell>
          <table:table-cell table:style-name="ce10" office:value-type="string" calcext:value-type="string">
            <text:p>#5967 #5969 #5970 #5971 #5972 #5973 #597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Boulanger</text:p>
          </table:table-cell>
          <table:table-cell table:style-name="ce12" office:value-type="string" calcext:value-type="string">
            <text:p>#11794 #11795 #11796 #1188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Chicdacam</text:p>
          </table:table-cell>
          <table:table-cell table:style-name="ce10" office:value-type="string" calcext:value-type="string">
            <text:p>#5973 #597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Counamaré</text:p>
          </table:table-cell>
          <table:table-cell table:style-name="ce12" office:value-type="string" calcext:value-type="string">
            <text:p>#5967 #5969 #5970 #5971 #5972 #5973 #597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Dagobert</text:p>
          </table:table-cell>
          <table:table-cell table:style-name="ce10" office:value-type="string" calcext:value-type="string">
            <text:p>#6015 #6328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de l'Agence et de l'Hôpital</text:p>
          </table:table-cell>
          <table:table-cell table:style-name="ce12" office:value-type="string" calcext:value-type="string">
            <text:p>#5972 #5973 #597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Elysée</text:p>
          </table:table-cell>
          <table:table-cell table:style-name="ce10" office:value-type="string" calcext:value-type="string">
            <text:p>#6333 #633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Fromager</text:p>
          </table:table-cell>
          <table:table-cell table:style-name="ce12" office:value-type="string" calcext:value-type="string">
            <text:p>#597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Magdeleine</text:p>
          </table:table-cell>
          <table:table-cell table:style-name="ce10" office:value-type="string" calcext:value-type="string">
            <text:p>#5967 #5971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Orion</text:p>
          </table:table-cell>
          <table:table-cell table:style-name="ce12" office:value-type="string" calcext:value-type="string">
            <text:p>#11814 #1181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Pas Trop Tôt</text:p>
          </table:table-cell>
          <table:table-cell table:style-name="ce10" office:value-type="string" calcext:value-type="string">
            <text:p>#1185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Saint Pierre</text:p>
          </table:table-cell>
          <table:table-cell table:style-name="ce12" office:value-type="string" calcext:value-type="string">
            <text:p>#1185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Saint-Remy</text:p>
          </table:table-cell>
          <table:table-cell table:style-name="ce10" office:value-type="string" calcext:value-type="string">
            <text:p>#5969 #597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Sans-Rémission</text:p>
          </table:table-cell>
          <table:table-cell table:style-name="ce12" office:value-type="string" calcext:value-type="string">
            <text:p>#5972 #5973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cer Sur-saut</text:p>
          </table:table-cell>
          <table:table-cell table:style-name="ce10" office:value-type="string" calcext:value-type="string">
            <text:p>#822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lacer Vitalo</text:p>
          </table:table-cell>
          <table:table-cell table:style-name="ce12" office:value-type="string" calcext:value-type="string">
            <text:p>#809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lateau des Guyanes</text:p>
          </table:table-cell>
          <table:table-cell table:style-name="ce13" office:value-type="string" calcext:value-type="string">
            <text:p>#6918 #6919 #6920 #6921 #6922 #6923 #6924 #7046 #7047 #7048 <text:s/>#7049 #7050 #11352 #11356 #11554 #11555 #11979 #12089 #12820 #12889 <text:s/>#12891 #12892 #12895 #12901 #12902 #12904 #12933 #12944 #13039 #20581 <text:s/>#21902 #21943 #22249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oint à Pitre</text:p>
          </table:table-cell>
          <table:table-cell table:style-name="ce12" office:value-type="string" calcext:value-type="string">
            <text:p>#9142 #9169 #9234 #9388 #9412 #951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ointe Noire Guadeloupe</text:p>
          </table:table-cell>
          <table:table-cell table:style-name="ce10" office:value-type="string" calcext:value-type="string">
            <text:p>#9765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Pologne</text:p>
          </table:table-cell>
          <table:table-cell table:style-name="ce12" office:value-type="string" calcext:value-type="string">
            <text:p>#4013 #13131 #13940</text:p>
          </table:table-cell>
          <table:table-cell table:style-name="ce4" office:value-type="string" calcext:value-type="string">
            <text:p>http://www.geonames.org/798544</text:p>
          </table:table-cell>
          <table:table-cell table:style-name="ce4" office:value-type="string" calcext:value-type="string">
            <text:p>Pologn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ologne</text:p>
            <text:p>Population: 37,978,548</text:p>
          </table:table-cell>
        </table:table-row>
        <table:table-row table:style-name="ro1">
          <table:table-cell table:style-name="ce1" office:value-type="string" calcext:value-type="string">
            <text:p>Polynénie française</text:p>
          </table:table-cell>
          <table:table-cell table:style-name="ce10" office:value-type="string" calcext:value-type="string">
            <text:p>#21871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Polynésie <text:s/>française</text:p>
          </table:table-cell>
          <table:table-cell table:style-name="ce12" office:value-type="string" calcext:value-type="string">
            <text:p>#2046 #3591 #6272</text:p>
          </table:table-cell>
          <table:table-cell table:style-name="ce4" office:value-type="string" calcext:value-type="string">
            <text:p>http://www.geonames.org/4030656</text:p>
          </table:table-cell>
          <table:table-cell table:style-name="ce4" office:value-type="string" calcext:value-type="string">
            <text:p>Polynesie Francaise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Polynésie Française</text:p>
            <text:p>Population: 277,679</text:p>
          </table:table-cell>
        </table:table-row>
        <table:table-row table:style-name="ro2">
          <table:table-cell table:style-name="ce1" office:value-type="string" calcext:value-type="string">
            <text:p>Polynésie française</text:p>
          </table:table-cell>
          <table:table-cell table:style-name="ce13" office:value-type="string" calcext:value-type="string">
            <text:p>#2178 #4118 #4125 #5273 #6196 #14099 #14113 #14114 #14115 #14116 <text:s/>#14117 #14118 #14119 #14120 #14121</text:p>
          </table:table-cell>
          <table:table-cell table:style-name="ce1" office:value-type="string" calcext:value-type="string">
            <text:p>http://www.geonames.org/4030656</text:p>
          </table:table-cell>
          <table:table-cell table:style-name="ce1" office:value-type="string" calcext:value-type="string">
            <text:p>Polynésie Française</text:p>
          </table:table-cell>
          <table:table-cell table:style-name="ce1"/>
          <table:table-cell table:style-name="ce3" office:value-type="string" calcext:value-type="string">
            <text:p>Feature: dependent political entity</text:p>
            <text:p>Country: Polynésie Française</text:p>
            <text:p>Population: 277,679</text:p>
          </table:table-cell>
        </table:table-row>
        <table:table-row table:style-name="ro3">
          <table:table-cell table:style-name="ce4" office:value-type="string" calcext:value-type="string">
            <text:p>Polynésie française|Tahiti</text:p>
          </table:table-cell>
          <table:table-cell table:style-name="ce12" office:value-type="string" calcext:value-type="string">
            <text:p>#14099 #14113 #14114 #14117 #14119 #14120</text:p>
          </table:table-cell>
          <table:table-cell table:style-name="ce4" office:value-type="string" calcext:value-type="string">
            <text:p>http://www.geonames.org/4034365</text:p>
          </table:table-cell>
          <table:table-cell table:style-name="ce4" office:value-type="string" calcext:value-type="string">
            <text:p>Tahiti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olynésie Française</text:p>
            <text:p>Admin name: Îles du Vent</text:p>
            <text:p>Population: 194,939</text:p>
          </table:table-cell>
        </table:table-row>
        <table:table-row table:style-name="ro3">
          <table:table-cell table:style-name="ce4" office:value-type="string" calcext:value-type="string">
            <text:p>Polynésie française|Tahiti</text:p>
          </table:table-cell>
          <table:table-cell table:style-name="ce12" office:value-type="string" calcext:value-type="string">
            <text:p>#14099 #14113 #14114 #14117 #14119 #14120</text:p>
          </table:table-cell>
          <table:table-cell table:style-name="ce4" office:value-type="string" calcext:value-type="string">
            <text:p>http://www.geonames.org/4033649</text:p>
          </table:table-cell>
          <table:table-cell table:style-name="ce4" office:value-type="string" calcext:value-type="string">
            <text:p>Tahiti</text:p>
          </table:table-cell>
          <table:table-cell table:style-name="ce4"/>
          <table:table-cell table:style-name="ce5" office:value-type="string" calcext:value-type="string">
            <text:p>Feature: island</text:p>
            <text:p>Country: Polynésie Française</text:p>
            <text:p>Admin name: Îles du Vent</text:p>
            <text:p>Population: 183,645</text:p>
          </table:table-cell>
        </table:table-row>
        <table:table-row table:style-name="ro3">
          <table:table-cell table:style-name="ce1" office:value-type="string" calcext:value-type="string">
            <text:p>Pondichéry</text:p>
          </table:table-cell>
          <table:table-cell table:style-name="ce10" office:value-type="string" calcext:value-type="string">
            <text:p>#13980 #13982</text:p>
          </table:table-cell>
          <table:table-cell table:style-name="ce1" office:value-type="string" calcext:value-type="string">
            <text:p>http://www.geonames.org/1259425</text:p>
          </table:table-cell>
          <table:table-cell table:style-name="ce1" office:value-type="string" calcext:value-type="string">
            <text:p>Pondichéry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Inde</text:p>
            <text:p>Admin name: L'État de Pondichéry</text:p>
            <text:p>Population: 227,411</text:p>
          </table:table-cell>
        </table:table-row>
        <table:table-row table:style-name="ro2">
          <table:table-cell table:style-name="ce4" office:value-type="string" calcext:value-type="string">
            <text:p>Pont de l'Alma</text:p>
          </table:table-cell>
          <table:table-cell table:style-name="ce12" office:value-type="string" calcext:value-type="string">
            <text:p>#3177</text:p>
          </table:table-cell>
          <table:table-cell table:style-name="ce4" office:value-type="string" calcext:value-type="string">
            <text:p>http://www.geonames.org/6457264</text:p>
          </table:table-cell>
          <table:table-cell table:style-name="ce4" office:value-type="string" calcext:value-type="string">
            <text:p>Pont de l'Alma</text:p>
          </table:table-cell>
          <table:table-cell table:style-name="ce4"/>
          <table:table-cell table:style-name="ce5" office:value-type="string" calcext:value-type="string">
            <text:p>Feature: bridge</text:p>
            <text:p>Country: France</text:p>
            <text:p>Admin name: Île-de-France</text:p>
          </table:table-cell>
        </table:table-row>
        <table:table-row table:style-name="ro2">
          <table:table-cell table:style-name="ce1" office:value-type="string" calcext:value-type="string">
            <text:p>Port de Paix</text:p>
          </table:table-cell>
          <table:table-cell table:style-name="ce10" office:value-type="string" calcext:value-type="string">
            <text:p>#20844</text:p>
          </table:table-cell>
          <table:table-cell table:style-name="ce1" office:value-type="string" calcext:value-type="string">
            <text:p>http://www.geonames.org/3718421</text:p>
          </table:table-cell>
          <table:table-cell table:style-name="ce1" office:value-type="string" calcext:value-type="string">
            <text:p>Port de Paix</text:p>
          </table:table-cell>
          <table:table-cell table:style-name="ce1"/>
          <table:table-cell table:style-name="ce3" office:value-type="string" calcext:value-type="string">
            <text:p>Feature: airfield</text:p>
            <text:p>Country: Haïti</text:p>
            <text:p>Admin name: Nord-Ouest</text:p>
          </table:table-cell>
        </table:table-row>
        <table:table-row table:style-name="ro4">
          <table:table-cell table:style-name="ce4" office:value-type="string" calcext:value-type="string">
            <text:p>Portes d'enfer</text:p>
          </table:table-cell>
          <table:table-cell table:style-name="ce12" office:value-type="string" calcext:value-type="string">
            <text:p>#434</text:p>
          </table:table-cell>
          <table:table-cell table:style-name="ce4" office:value-type="string" calcext:value-type="string">
            <text:p>http://www.geonames.org/3578581</text:p>
          </table:table-cell>
          <table:table-cell table:style-name="ce4" office:value-type="string" calcext:value-type="string">
            <text:p>Portes d'Enfer</text:p>
          </table:table-cell>
          <table:table-cell table:style-name="ce4"/>
          <table:table-cell table:style-name="ce5" office:value-type="string" calcext:value-type="string">
            <text:p>Feature: cove(s)</text:p>
            <text:p>Country: Guadeloupe</text:p>
          </table:table-cell>
        </table:table-row>
        <table:table-row table:style-name="ro2">
          <table:table-cell table:style-name="ce1" office:value-type="string" calcext:value-type="string">
            <text:p>Porto Rico</text:p>
          </table:table-cell>
          <table:table-cell table:style-name="ce13" office:value-type="string" calcext:value-type="string">
            <text:p>#44 #1366 #1417 #1464 #1519 #2152 #2156 #2157 #2192 #2808 <text:s/>#4110 #5097 #5098 #5099 #5927 #6925 #7030 #9893 #9897 #10113 <text:s/>#10188 #10709 #10718 #10719 #11175 #11320 #11386 #11387 #11406 #11407 <text:s/>#11408 #11541 #12112 #12494 #12961 #13450 #13590 #14637 #20468 #20469 <text:s/>#20565</text:p>
          </table:table-cell>
          <table:table-cell table:style-name="ce1" office:value-type="string" calcext:value-type="string">
            <text:p>http://www.geonames.org/4566967</text:p>
          </table:table-cell>
          <table:table-cell table:style-name="ce1" office:value-type="string" calcext:value-type="string">
            <text:p>Porto Rico</text:p>
          </table:table-cell>
          <table:table-cell table:style-name="ce1"/>
          <table:table-cell table:style-name="ce3" office:value-type="string" calcext:value-type="string">
            <text:p>Feature: island</text:p>
            <text:p>Country: Porto Rico</text:p>
            <text:p>Population: 3,474,182</text:p>
          </table:table-cell>
        </table:table-row>
        <table:table-row table:style-name="ro3">
          <table:table-cell table:style-name="ce4" office:value-type="string" calcext:value-type="string">
            <text:p>Porto Rico|Ponce</text:p>
          </table:table-cell>
          <table:table-cell table:style-name="ce12" office:value-type="string" calcext:value-type="string">
            <text:p>#3257</text:p>
          </table:table-cell>
          <table:table-cell table:style-name="ce4" office:value-type="string" calcext:value-type="string">
            <text:p>http://www.geonames.org/4566880</text:p>
          </table:table-cell>
          <table:table-cell table:style-name="ce4" office:value-type="string" calcext:value-type="string">
            <text:p>Ponc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Porto Rico</text:p>
            <text:p>Admin name: Ponce</text:p>
            <text:p>Population: 152,634</text:p>
          </table:table-cell>
        </table:table-row>
        <table:table-row table:style-name="ro3">
          <table:table-cell table:style-name="ce4" office:value-type="string" calcext:value-type="string">
            <text:p>Porto Rico|Ponce</text:p>
          </table:table-cell>
          <table:table-cell table:style-name="ce12" office:value-type="string" calcext:value-type="string">
            <text:p>#3257</text:p>
          </table:table-cell>
          <table:table-cell table:style-name="ce4" office:value-type="string" calcext:value-type="string">
            <text:p>http://www.geonames.org/4566886</text:p>
          </table:table-cell>
          <table:table-cell table:style-name="ce4" office:value-type="string" calcext:value-type="string">
            <text:p>Ponce Municipi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orto Rico</text:p>
            <text:p>Admin name: Ponce</text:p>
            <text:p>Population: 166,327</text:p>
          </table:table-cell>
        </table:table-row>
        <table:table-row table:style-name="ro3">
          <table:table-cell table:style-name="ce1" office:value-type="string" calcext:value-type="string">
            <text:p>Porto Santo</text:p>
          </table:table-cell>
          <table:table-cell table:style-name="ce10" office:value-type="string" calcext:value-type="string">
            <text:p>#4872</text:p>
          </table:table-cell>
          <table:table-cell table:style-name="ce1" office:value-type="string" calcext:value-type="string">
            <text:p>http://www.geonames.org/2264401</text:p>
          </table:table-cell>
          <table:table-cell table:style-name="ce1" office:value-type="string" calcext:value-type="string">
            <text:p>Porto Santo</text:p>
          </table:table-cell>
          <table:table-cell table:style-name="ce1"/>
          <table:table-cell table:style-name="ce3" office:value-type="string" calcext:value-type="string">
            <text:p>Feature: island</text:p>
            <text:p>Country: Portugal</text:p>
            <text:p>Admin name: Madère</text:p>
            <text:p>Population: 5,483</text:p>
          </table:table-cell>
        </table:table-row>
        <table:table-row table:style-name="ro3">
          <table:table-cell table:style-name="ce4" office:value-type="string" calcext:value-type="string">
            <text:p>Porto Velho</text:p>
          </table:table-cell>
          <table:table-cell table:style-name="ce12" office:value-type="string" calcext:value-type="string">
            <text:p>#5600</text:p>
          </table:table-cell>
          <table:table-cell table:style-name="ce4" office:value-type="string" calcext:value-type="string">
            <text:p>http://www.geonames.org/3662762</text:p>
          </table:table-cell>
          <table:table-cell table:style-name="ce4" office:value-type="string" calcext:value-type="string">
            <text:p>Porto Velh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Rondônia</text:p>
            <text:p>Population: 306,180</text:p>
          </table:table-cell>
        </table:table-row>
        <table:table-row table:style-name="ro2">
          <table:table-cell table:style-name="ce1" office:value-type="string" calcext:value-type="string">
            <text:p>Porto-Rico</text:p>
          </table:table-cell>
          <table:table-cell table:style-name="ce10" office:value-type="string" calcext:value-type="string">
            <text:p>#10179</text:p>
          </table:table-cell>
          <table:table-cell table:style-name="ce1" office:value-type="string" calcext:value-type="string">
            <text:p>http://www.geonames.org/4566967</text:p>
          </table:table-cell>
          <table:table-cell table:style-name="ce1" office:value-type="string" calcext:value-type="string">
            <text:p>Porto-Rico</text:p>
          </table:table-cell>
          <table:table-cell table:style-name="ce1"/>
          <table:table-cell table:style-name="ce3" office:value-type="string" calcext:value-type="string">
            <text:p>Feature: island</text:p>
            <text:p>Country: Porto Rico</text:p>
            <text:p>Population: 3,474,182</text:p>
          </table:table-cell>
        </table:table-row>
        <table:table-row table:style-name="ro2">
          <table:table-cell table:style-name="ce4" office:value-type="string" calcext:value-type="string">
            <text:p>Portugal</text:p>
          </table:table-cell>
          <table:table-cell table:style-name="ce11" office:value-type="string" calcext:value-type="string">
            <text:p>#141 #416 #1485 #3031 #12526 #13132 #13450 #14224 #14225 #14226 <text:s/>#14227 #14228 #14229 #14230 #14231 #14251 #16043 #16085 #16437 #16590 <text:s/>#16591 #16592 #16593 #16594 #16595 #20653 #22040</text:p>
          </table:table-cell>
          <table:table-cell table:style-name="ce4" office:value-type="string" calcext:value-type="string">
            <text:p>http://www.geonames.org/2264397</text:p>
          </table:table-cell>
          <table:table-cell table:style-name="ce4" office:value-type="string" calcext:value-type="string">
            <text:p>Portugal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Portugal</text:p>
            <text:p>Population: 10,281,762</text:p>
          </table:table-cell>
        </table:table-row>
        <table:table-row table:style-name="ro1">
          <table:table-cell table:style-name="ce1" office:value-type="string" calcext:value-type="string">
            <text:p>Portugal|Ile de Madère</text:p>
          </table:table-cell>
          <table:table-cell table:style-name="ce10" office:value-type="string" calcext:value-type="string">
            <text:p>#2447 #618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Portugal|Madère</text:p>
          </table:table-cell>
          <table:table-cell table:style-name="ce12" office:value-type="string" calcext:value-type="string">
            <text:p>#6494 #6495 #6497</text:p>
          </table:table-cell>
          <table:table-cell table:style-name="ce4" office:value-type="string" calcext:value-type="string">
            <text:p>http://www.geonames.org/2593105</text:p>
          </table:table-cell>
          <table:table-cell table:style-name="ce4" office:value-type="string" calcext:value-type="string">
            <text:p>Madèr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ortugal</text:p>
            <text:p>Admin name: Madère</text:p>
            <text:p>Population: 238,928</text:p>
          </table:table-cell>
        </table:table-row>
        <table:table-row table:style-name="ro3">
          <table:table-cell table:style-name="ce4" office:value-type="string" calcext:value-type="string">
            <text:p>Portugal|Madère</text:p>
          </table:table-cell>
          <table:table-cell table:style-name="ce12" office:value-type="string" calcext:value-type="string">
            <text:p>#6494 #6495 #6497</text:p>
          </table:table-cell>
          <table:table-cell table:style-name="ce4" office:value-type="string" calcext:value-type="string">
            <text:p>http://www.geonames.org/2266877</text:p>
          </table:table-cell>
          <table:table-cell table:style-name="ce4" office:value-type="string" calcext:value-type="string">
            <text:p>Madère</text:p>
          </table:table-cell>
          <table:table-cell table:style-name="ce4"/>
          <table:table-cell table:style-name="ce5" office:value-type="string" calcext:value-type="string">
            <text:p>Feature: islands</text:p>
            <text:p>Country: Portugal</text:p>
            <text:p>Admin name: Madère</text:p>
            <text:p>Population: 289,000</text:p>
          </table:table-cell>
        </table:table-row>
        <table:table-row table:style-name="ro3">
          <table:table-cell table:style-name="ce4" office:value-type="string" calcext:value-type="string">
            <text:p>Portugal|Madère</text:p>
          </table:table-cell>
          <table:table-cell table:style-name="ce12" office:value-type="string" calcext:value-type="string">
            <text:p>#6494 #6495 #6497</text:p>
          </table:table-cell>
          <table:table-cell table:style-name="ce4" office:value-type="string" calcext:value-type="string">
            <text:p>http://www.geonames.org/2266874</text:p>
          </table:table-cell>
          <table:table-cell table:style-name="ce4" office:value-type="string" calcext:value-type="string">
            <text:p>Madère</text:p>
          </table:table-cell>
          <table:table-cell table:style-name="ce4"/>
          <table:table-cell table:style-name="ce5" office:value-type="string" calcext:value-type="string">
            <text:p>Feature: island</text:p>
            <text:p>Country: Portugal</text:p>
            <text:p>Admin name: Madère</text:p>
            <text:p>Population: 262,456</text:p>
          </table:table-cell>
        </table:table-row>
        <table:table-row table:style-name="ro1">
          <table:table-cell table:style-name="ce1" office:value-type="string" calcext:value-type="string">
            <text:p>Potasi</text:p>
          </table:table-cell>
          <table:table-cell table:style-name="ce10" office:value-type="string" calcext:value-type="string">
            <text:p>#175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oumaron</text:p>
          </table:table-cell>
          <table:table-cell table:style-name="ce12" office:value-type="string" calcext:value-type="string">
            <text:p>#424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rovince d'Oxaca</text:p>
          </table:table-cell>
          <table:table-cell table:style-name="ce10" office:value-type="string" calcext:value-type="string">
            <text:p>#484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Provinces de Rio de la Plata</text:p>
          </table:table-cell>
          <table:table-cell table:style-name="ce12" office:value-type="string" calcext:value-type="string">
            <text:p>#1682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Provinces-Unies du Río de la Plata</text:p>
          </table:table-cell>
          <table:table-cell table:style-name="ce10" office:value-type="string" calcext:value-type="string">
            <text:p>#7178 #13133 #13134 #16199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Puy de Dôme</text:p>
          </table:table-cell>
          <table:table-cell table:style-name="ce12" office:value-type="string" calcext:value-type="string">
            <text:p>#10846 #10847 #10848 #10849 #10850 #10851 #10852</text:p>
          </table:table-cell>
          <table:table-cell table:style-name="ce4" office:value-type="string" calcext:value-type="string">
            <text:p>http://www.geonames.org/3021215</text:p>
          </table:table-cell>
          <table:table-cell table:style-name="ce4" office:value-type="string" calcext:value-type="string">
            <text:p>Puy de Dôme</text:p>
          </table:table-cell>
          <table:table-cell table:style-name="ce4"/>
          <table:table-cell table:style-name="ce5" office:value-type="string" calcext:value-type="string">
            <text:p>Feature: mountain</text:p>
            <text:p>Country: France</text:p>
            <text:p>Admin name: Auvergne-Rhône-Alpes</text:p>
          </table:table-cell>
        </table:table-row>
        <table:table-row table:style-name="ro3">
          <table:table-cell table:style-name="ce1" office:value-type="string" calcext:value-type="string">
            <text:p>Pyrénées-Orientales</text:p>
          </table:table-cell>
          <table:table-cell table:style-name="ce10" office:value-type="string" calcext:value-type="string">
            <text:p>#10867 #10868 #10869 #10870 #10871 #10872</text:p>
          </table:table-cell>
          <table:table-cell table:style-name="ce1" office:value-type="string" calcext:value-type="string">
            <text:p>http://www.geonames.org/2984885</text:p>
          </table:table-cell>
          <table:table-cell table:style-name="ce1" office:value-type="string" calcext:value-type="string">
            <text:p>Pyrénées-Orientale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Occitanie</text:p>
            <text:p>Population: 454,737</text:p>
          </table:table-cell>
        </table:table-row>
        <table:table-row table:style-name="ro2">
          <table:table-cell table:style-name="ce4" office:value-type="string" calcext:value-type="string">
            <text:p>Qatar</text:p>
          </table:table-cell>
          <table:table-cell table:style-name="ce12" office:value-type="string" calcext:value-type="string">
            <text:p>#16448</text:p>
          </table:table-cell>
          <table:table-cell table:style-name="ce4" office:value-type="string" calcext:value-type="string">
            <text:p>http://www.geonames.org/289688</text:p>
          </table:table-cell>
          <table:table-cell table:style-name="ce4" office:value-type="string" calcext:value-type="string">
            <text:p>Qatar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Qatar</text:p>
            <text:p>Population: 2,781,677</text:p>
          </table:table-cell>
        </table:table-row>
        <table:table-row table:style-name="ro1">
          <table:table-cell table:style-name="ce1" office:value-type="string" calcext:value-type="string">
            <text:p>Quaxamalta</text:p>
          </table:table-cell>
          <table:table-cell table:style-name="ce10" office:value-type="string" calcext:value-type="string">
            <text:p>#1750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Québec</text:p>
          </table:table-cell>
          <table:table-cell table:style-name="ce12" office:value-type="string" calcext:value-type="string">
            <text:p>#1476 #1478 #8121 #12073 #14642</text:p>
          </table:table-cell>
          <table:table-cell table:style-name="ce4" office:value-type="string" calcext:value-type="string">
            <text:p>http://www.geonames.org/6325494</text:p>
          </table:table-cell>
          <table:table-cell table:style-name="ce4" office:value-type="string" calcext:value-type="string">
            <text:p>Québec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Canada</text:p>
            <text:p>Admin name: Québec</text:p>
            <text:p>Population: 528,595</text:p>
          </table:table-cell>
        </table:table-row>
        <table:table-row table:style-name="ro1">
          <table:table-cell table:style-name="ce1" office:value-type="string" calcext:value-type="string">
            <text:p>Qusquo</text:p>
          </table:table-cell>
          <table:table-cell table:style-name="ce10" office:value-type="string" calcext:value-type="string">
            <text:p>#1750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Ravine à Couleuvres</text:p>
          </table:table-cell>
          <table:table-cell table:style-name="ce12" office:value-type="string" calcext:value-type="string">
            <text:p>#3403</text:p>
          </table:table-cell>
          <table:table-cell table:style-name="ce4" office:value-type="string" calcext:value-type="string">
            <text:p>http://www.geonames.org/3727256</text:p>
          </table:table-cell>
          <table:table-cell table:style-name="ce4" office:value-type="string" calcext:value-type="string">
            <text:p>Ravine à Couleuvres</text:p>
          </table:table-cell>
          <table:table-cell table:style-name="ce4"/>
          <table:table-cell table:style-name="ce5" office:value-type="string" calcext:value-type="string">
            <text:p>Feature: intermittent stream</text:p>
            <text:p>Country: Haïti</text:p>
            <text:p>Admin name: Artibonite</text:p>
          </table:table-cell>
        </table:table-row>
        <table:table-row table:style-name="ro3">
          <table:table-cell table:style-name="ce1" office:value-type="string" calcext:value-type="string">
            <text:p>Régina</text:p>
          </table:table-cell>
          <table:table-cell table:style-name="ce10" office:value-type="string" calcext:value-type="string">
            <text:p>#5968 #5969 #5970 #5971 #5972 #5973 #5974</text:p>
          </table:table-cell>
          <table:table-cell table:style-name="ce1" office:value-type="string" calcext:value-type="string">
            <text:p>http://www.geonames.org/6119109</text:p>
          </table:table-cell>
          <table:table-cell table:style-name="ce1" office:value-type="string" calcext:value-type="string">
            <text:p>Régin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anada</text:p>
            <text:p>Admin name: Saskatchewan</text:p>
            <text:p>Population: 176,183</text:p>
          </table:table-cell>
        </table:table-row>
        <table:table-row table:style-name="ro1">
          <table:table-cell table:style-name="ce4" office:value-type="string" calcext:value-type="string">
            <text:p>Région "tablon"</text:p>
          </table:table-cell>
          <table:table-cell table:style-name="ce12" office:value-type="string" calcext:value-type="string">
            <text:p>#8152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égion autonome de l'île de Madère</text:p>
          </table:table-cell>
          <table:table-cell table:style-name="ce10" office:value-type="string" calcext:value-type="string">
            <text:p>#6494 #6495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égion Circumpolaire</text:p>
          </table:table-cell>
          <table:table-cell table:style-name="ce12" office:value-type="string" calcext:value-type="string">
            <text:p>#5335 #533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égion de St-Elie</text:p>
          </table:table-cell>
          <table:table-cell table:style-name="ce10" office:value-type="string" calcext:value-type="string">
            <text:p>#9786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épublique bolivarienne du Vénézuela</text:p>
          </table:table-cell>
          <table:table-cell table:style-name="ce12" office:value-type="string" calcext:value-type="string">
            <text:p>#1376 #1397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République centrafricaine</text:p>
          </table:table-cell>
          <table:table-cell table:style-name="ce10" office:value-type="string" calcext:value-type="string">
            <text:p>#13895 #13918 #13919</text:p>
          </table:table-cell>
          <table:table-cell table:style-name="ce1" office:value-type="string" calcext:value-type="string">
            <text:p>http://www.geonames.org/239880</text:p>
          </table:table-cell>
          <table:table-cell table:style-name="ce1" office:value-type="string" calcext:value-type="string">
            <text:p>République Centrafricain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Centrafrique</text:p>
            <text:p>Population: 4,666,377</text:p>
          </table:table-cell>
        </table:table-row>
        <table:table-row table:style-name="ro2">
          <table:table-cell table:style-name="ce4" office:value-type="string" calcext:value-type="string">
            <text:p>République d'Haïti</text:p>
          </table:table-cell>
          <table:table-cell table:style-name="ce12" office:value-type="string" calcext:value-type="string">
            <text:p>#4110</text:p>
          </table:table-cell>
          <table:table-cell table:style-name="ce4" office:value-type="string" calcext:value-type="string">
            <text:p>http://www.geonames.org/3723988</text:p>
          </table:table-cell>
          <table:table-cell table:style-name="ce4" office:value-type="string" calcext:value-type="string">
            <text:p>Republique d'Haiti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Haïti</text:p>
            <text:p>Population: 11,123,176</text:p>
          </table:table-cell>
        </table:table-row>
        <table:table-row table:style-name="ro1">
          <table:table-cell table:style-name="ce1" office:value-type="string" calcext:value-type="string">
            <text:p>République de Counani</text:p>
          </table:table-cell>
          <table:table-cell table:style-name="ce13" office:value-type="string" calcext:value-type="string">
            <text:p>#2551 #2567 #2711 #2713 #2714 #2715 #2716 #2717 #2718 #2719 <text:s/>#2720 #2721 #2722 #2723 #2724 #2725 #2726 #2727 #2728 #2729 <text:s/>#2730 #2731 #2732 #2733 #2734 #2735 #2736 #2737 #2738 #2739 <text:s/>#2740 #2741 #2742 #2743 #2744 #2745 #2746 #2747 #2748 #2749 <text:s/>#2750 #2751 #2752 #2753 #275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épublique de Florence</text:p>
          </table:table-cell>
          <table:table-cell table:style-name="ce12" office:value-type="string" calcext:value-type="string">
            <text:p>#411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épublique de Gènes</text:p>
          </table:table-cell>
          <table:table-cell table:style-name="ce10" office:value-type="string" calcext:value-type="string">
            <text:p>#4118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épublique de la Guyane indépendante</text:p>
          </table:table-cell>
          <table:table-cell table:style-name="ce11" office:value-type="string" calcext:value-type="string">
            <text:p>#2711 #2713 #2714 #2715 #2716 #2717 #2718 #2719 #2720 #2721 <text:s/>#2722 #2723 #2724 #2725 #2726 #2727 #2728 #2729 #2730 #2731 <text:s/>#2732 #2733 #2734 #2735 #2736 #2737 #2738 #2739 #2740 #2741 <text:s/>#2742 #2743 #2745 #2746 #2747 #2748 #2749 #2750 #2751 #2752 <text:s/>#2753 #275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épublique de Pise</text:p>
          </table:table-cell>
          <table:table-cell table:style-name="ce10" office:value-type="string" calcext:value-type="string">
            <text:p>#4118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épublique de Venise</text:p>
          </table:table-cell>
          <table:table-cell table:style-name="ce12" office:value-type="string" calcext:value-type="string">
            <text:p>#4118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République Dominicaine</text:p>
          </table:table-cell>
          <table:table-cell table:style-name="ce13" office:value-type="string" calcext:value-type="string">
            <text:p>#34 #40 #44 #50 #57 #120 #124 #178 #257 #360 <text:s/>#571 #593 #598 #611 #628 #648 #656 #685 #697 #699 <text:s/>#729 #737 #791 #807 #826 #849 #860 #912 #938 #1070 <text:s/>#1111 #1127 #1188 #1200 #1223 #1316 #1348 #1485 #2010 #2152 <text:s/>#2571 #3298 #3299 #3300 #3308 #3309 #3354 #3474 #5927 #6925 <text:s/>#7303 #7305 #7306 #7307 #7308 #7309 #7310 #7311 #7312 #7313 <text:s/>#7314 #7315 #7316 #7317 #7572 #7573 #8035 #10179 #10180 #10181 <text:s/>#10263 #10264 #10265 #10266 #10268 #10332 #10352 #11418 #11455 #11534 <text:s/>#11538 #11541 #11542 #12535 #12730 #12958 #13020 #13021 #13022 #13023 <text:s/>#13591 #13606 #14204 #14205 #14343 #14637 #16406 #20595 #20920</text:p>
          </table:table-cell>
          <table:table-cell table:style-name="ce1" office:value-type="string" calcext:value-type="string">
            <text:p>http://www.geonames.org/3508796</text:p>
          </table:table-cell>
          <table:table-cell table:style-name="ce1" office:value-type="string" calcext:value-type="string">
            <text:p>République Dominicain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République Dominicaine</text:p>
            <text:p>Population: 10,627,165</text:p>
          </table:table-cell>
        </table:table-row>
        <table:table-row table:style-name="ro3">
          <table:table-cell table:style-name="ce4" office:value-type="string" calcext:value-type="string">
            <text:p>République Dominicaine|Concepcion de La Vega</text:p>
          </table:table-cell>
          <table:table-cell table:style-name="ce12" office:value-type="string" calcext:value-type="string">
            <text:p>#3303</text:p>
          </table:table-cell>
          <table:table-cell table:style-name="ce4" office:value-type="string" calcext:value-type="string">
            <text:p>http://www.geonames.org/3509382</text:p>
          </table:table-cell>
          <table:table-cell table:style-name="ce4" office:value-type="string" calcext:value-type="string">
            <text:p>Concepcion de La Veg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République Dominicaine</text:p>
            <text:p>Admin name: La Vega</text:p>
            <text:p>Population: 102,426</text:p>
          </table:table-cell>
        </table:table-row>
        <table:table-row table:style-name="ro2">
          <table:table-cell table:style-name="ce4" office:value-type="string" calcext:value-type="string">
            <text:p>République Dominicaine|Concepcion de La Vega</text:p>
          </table:table-cell>
          <table:table-cell table:style-name="ce12" office:value-type="string" calcext:value-type="string">
            <text:p>#3303</text:p>
          </table:table-cell>
          <table:table-cell table:style-name="ce4" office:value-type="string" calcext:value-type="string">
            <text:p>http://www.geonames.org/8410616</text:p>
          </table:table-cell>
          <table:table-cell table:style-name="ce4" office:value-type="string" calcext:value-type="string">
            <text:p>Concepción de la Vega</text:p>
          </table:table-cell>
          <table:table-cell table:style-name="ce4"/>
          <table:table-cell table:style-name="ce5" office:value-type="string" calcext:value-type="string">
            <text:p>Feature: ruin(s)</text:p>
            <text:p>Country: République Dominicaine</text:p>
            <text:p>Admin name: La Vega</text:p>
          </table:table-cell>
        </table:table-row>
        <table:table-row table:style-name="ro2">
          <table:table-cell table:style-name="ce1" office:value-type="string" calcext:value-type="string">
            <text:p>République Dominicaine|La Cabeza de Cachon</text:p>
          </table:table-cell>
          <table:table-cell table:style-name="ce10" office:value-type="string" calcext:value-type="string">
            <text:p>#3302</text:p>
          </table:table-cell>
          <table:table-cell table:style-name="ce1" office:value-type="string" calcext:value-type="string">
            <text:p>http://www.geonames.org/3510813</text:p>
          </table:table-cell>
          <table:table-cell table:style-name="ce1" office:value-type="string" calcext:value-type="string">
            <text:p>La Cabeza de Cachon</text:p>
          </table:table-cell>
          <table:table-cell table:style-name="ce1"/>
          <table:table-cell table:style-name="ce3" office:value-type="string" calcext:value-type="string">
            <text:p>Feature: locality</text:p>
            <text:p>Country: République Dominicaine</text:p>
            <text:p>Admin name: Barahona</text:p>
          </table:table-cell>
        </table:table-row>
        <table:table-row table:style-name="ro3">
          <table:table-cell table:style-name="ce4" office:value-type="string" calcext:value-type="string">
            <text:p>République Dominicaine|Las Matas de Farfan</text:p>
          </table:table-cell>
          <table:table-cell table:style-name="ce12" office:value-type="string" calcext:value-type="string">
            <text:p>#268</text:p>
          </table:table-cell>
          <table:table-cell table:style-name="ce4" office:value-type="string" calcext:value-type="string">
            <text:p>http://www.geonames.org/3500371</text:p>
          </table:table-cell>
          <table:table-cell table:style-name="ce4" office:value-type="string" calcext:value-type="string">
            <text:p>Las Matas de Farfa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République Dominicaine</text:p>
            <text:p>Admin name: San Juan</text:p>
            <text:p>Population: 37,366</text:p>
          </table:table-cell>
        </table:table-row>
        <table:table-row table:style-name="ro3">
          <table:table-cell table:style-name="ce4" office:value-type="string" calcext:value-type="string">
            <text:p>République Dominicaine|Las Matas de Farfan</text:p>
          </table:table-cell>
          <table:table-cell table:style-name="ce12" office:value-type="string" calcext:value-type="string">
            <text:p>#268</text:p>
          </table:table-cell>
          <table:table-cell table:style-name="ce4" office:value-type="string" calcext:value-type="string">
            <text:p>http://www.geonames.org/3500370</text:p>
          </table:table-cell>
          <table:table-cell table:style-name="ce4" office:value-type="string" calcext:value-type="string">
            <text:p>Las Matas de Farfa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République Dominicaine</text:p>
            <text:p>Admin name: San Juan</text:p>
            <text:p>Population: 21,802</text:p>
          </table:table-cell>
        </table:table-row>
        <table:table-row table:style-name="ro2">
          <table:table-cell table:style-name="ce4" office:value-type="string" calcext:value-type="string">
            <text:p>République Dominicaine|Las Matas de Farfan</text:p>
          </table:table-cell>
          <table:table-cell table:style-name="ce12" office:value-type="string" calcext:value-type="string">
            <text:p>#268</text:p>
          </table:table-cell>
          <table:table-cell table:style-name="ce4" office:value-type="string" calcext:value-type="string">
            <text:p>http://www.geonames.org/11154676</text:p>
          </table:table-cell>
          <table:table-cell table:style-name="ce4" office:value-type="string" calcext:value-type="string">
            <text:p>Las Matas De Farfá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République Dominicaine</text:p>
            <text:p>Admin name: San Juan</text:p>
          </table:table-cell>
        </table:table-row>
        <table:table-row table:style-name="ro3">
          <table:table-cell table:style-name="ce1" office:value-type="string" calcext:value-type="string">
            <text:p>République Dominicaine|Moca</text:p>
          </table:table-cell>
          <table:table-cell table:style-name="ce10" office:value-type="string" calcext:value-type="string">
            <text:p>#3304</text:p>
          </table:table-cell>
          <table:table-cell table:style-name="ce1" office:value-type="string" calcext:value-type="string">
            <text:p>http://www.geonames.org/3496331</text:p>
          </table:table-cell>
          <table:table-cell table:style-name="ce1" office:value-type="string" calcext:value-type="string">
            <text:p>Moc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République Dominicaine</text:p>
            <text:p>Admin name: Espaillat</text:p>
            <text:p>Population: 61,834</text:p>
          </table:table-cell>
        </table:table-row>
        <table:table-row table:style-name="ro3">
          <table:table-cell table:style-name="ce1" office:value-type="string" calcext:value-type="string">
            <text:p>République Dominicaine|Moca</text:p>
          </table:table-cell>
          <table:table-cell table:style-name="ce10" office:value-type="string" calcext:value-type="string">
            <text:p>#3304</text:p>
          </table:table-cell>
          <table:table-cell table:style-name="ce1" office:value-type="string" calcext:value-type="string">
            <text:p>http://www.geonames.org/3496332</text:p>
          </table:table-cell>
          <table:table-cell table:style-name="ce1" office:value-type="string" calcext:value-type="string">
            <text:p>Moc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République Dominicaine</text:p>
            <text:p>Admin name: Espaillat</text:p>
            <text:p>Population: 135,253</text:p>
          </table:table-cell>
        </table:table-row>
        <table:table-row table:style-name="ro2">
          <table:table-cell table:style-name="ce1" office:value-type="string" calcext:value-type="string">
            <text:p>République Dominicaine|Moca</text:p>
          </table:table-cell>
          <table:table-cell table:style-name="ce10" office:value-type="string" calcext:value-type="string">
            <text:p>#3304</text:p>
          </table:table-cell>
          <table:table-cell table:style-name="ce1" office:value-type="string" calcext:value-type="string">
            <text:p>http://www.geonames.org/3499749</text:p>
          </table:table-cell>
          <table:table-cell table:style-name="ce1" office:value-type="string" calcext:value-type="string">
            <text:p>Mo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République Dominicaine</text:p>
            <text:p>Admin name: Espaillat</text:p>
          </table:table-cell>
        </table:table-row>
        <table:table-row table:style-name="ro2">
          <table:table-cell table:style-name="ce1" office:value-type="string" calcext:value-type="string">
            <text:p>République Dominicaine|Moca</text:p>
          </table:table-cell>
          <table:table-cell table:style-name="ce10" office:value-type="string" calcext:value-type="string">
            <text:p>#3304</text:p>
          </table:table-cell>
          <table:table-cell table:style-name="ce1" office:value-type="string" calcext:value-type="string">
            <text:p>http://www.geonames.org/11154831</text:p>
          </table:table-cell>
          <table:table-cell table:style-name="ce1" office:value-type="string" calcext:value-type="string">
            <text:p>Moc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République Dominicaine</text:p>
            <text:p>Admin name: Espaillat</text:p>
          </table:table-cell>
        </table:table-row>
        <table:table-row table:style-name="ro2">
          <table:table-cell table:style-name="ce4" office:value-type="string" calcext:value-type="string">
            <text:p>République Dominicaine|Ozama</text:p>
          </table:table-cell>
          <table:table-cell table:style-name="ce12" office:value-type="string" calcext:value-type="string">
            <text:p>#163</text:p>
          </table:table-cell>
          <table:table-cell table:style-name="ce4" office:value-type="string" calcext:value-type="string">
            <text:p>http://www.geonames.org/11776505</text:p>
          </table:table-cell>
          <table:table-cell table:style-name="ce4" office:value-type="string" calcext:value-type="string">
            <text:p>Ozama</text:p>
          </table:table-cell>
          <table:table-cell table:style-name="ce4"/>
          <table:table-cell table:style-name="ce5" office:value-type="string" calcext:value-type="string">
            <text:p>Feature: region</text:p>
            <text:p>Country: République Dominicaine</text:p>
            <text:p>Population: 3,960,000</text:p>
          </table:table-cell>
        </table:table-row>
        <table:table-row table:style-name="ro3">
          <table:table-cell table:style-name="ce1" office:value-type="string" calcext:value-type="string">
            <text:p>République Dominicaine|Puerto Plata</text:p>
          </table:table-cell>
          <table:table-cell table:style-name="ce10" office:value-type="string" calcext:value-type="string">
            <text:p>#176 #363 #3306</text:p>
          </table:table-cell>
          <table:table-cell table:style-name="ce1" office:value-type="string" calcext:value-type="string">
            <text:p>http://www.geonames.org/3493175</text:p>
          </table:table-cell>
          <table:table-cell table:style-name="ce1" office:value-type="string" calcext:value-type="string">
            <text:p>Puerto Plat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République Dominicaine</text:p>
            <text:p>Admin name: Puerto Plata</text:p>
            <text:p>Population: 146,000</text:p>
          </table:table-cell>
        </table:table-row>
        <table:table-row table:style-name="ro3">
          <table:table-cell table:style-name="ce1" office:value-type="string" calcext:value-type="string">
            <text:p>République Dominicaine|Puerto Plata</text:p>
          </table:table-cell>
          <table:table-cell table:style-name="ce10" office:value-type="string" calcext:value-type="string">
            <text:p>#176 #363 #3306</text:p>
          </table:table-cell>
          <table:table-cell table:style-name="ce1" office:value-type="string" calcext:value-type="string">
            <text:p>http://www.geonames.org/3494267</text:p>
          </table:table-cell>
          <table:table-cell table:style-name="ce1" office:value-type="string" calcext:value-type="string">
            <text:p>Puerto Plat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République Dominicaine</text:p>
            <text:p>Admin name: Puerto Plata</text:p>
            <text:p>Population: 312,706</text:p>
          </table:table-cell>
        </table:table-row>
        <table:table-row table:style-name="ro2">
          <table:table-cell table:style-name="ce1" office:value-type="string" calcext:value-type="string">
            <text:p>République Dominicaine|Puerto Plata</text:p>
          </table:table-cell>
          <table:table-cell table:style-name="ce10" office:value-type="string" calcext:value-type="string">
            <text:p>#176 #363 #3306</text:p>
          </table:table-cell>
          <table:table-cell table:style-name="ce1" office:value-type="string" calcext:value-type="string">
            <text:p>http://www.geonames.org/3494269</text:p>
          </table:table-cell>
          <table:table-cell table:style-name="ce1" office:value-type="string" calcext:value-type="string">
            <text:p>Puerto Plat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République Dominicaine</text:p>
            <text:p>Admin name: Puerto Plata</text:p>
          </table:table-cell>
        </table:table-row>
        <table:table-row table:style-name="ro2">
          <table:table-cell table:style-name="ce1" office:value-type="string" calcext:value-type="string">
            <text:p>République Dominicaine|Puerto Plata</text:p>
          </table:table-cell>
          <table:table-cell table:style-name="ce10" office:value-type="string" calcext:value-type="string">
            <text:p>#176 #363 #3306</text:p>
          </table:table-cell>
          <table:table-cell table:style-name="ce1" office:value-type="string" calcext:value-type="string">
            <text:p>http://www.geonames.org/11154861</text:p>
          </table:table-cell>
          <table:table-cell table:style-name="ce1" office:value-type="string" calcext:value-type="string">
            <text:p>Puerto Plat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République Dominicaine</text:p>
            <text:p>Admin name: Puerto Plata</text:p>
          </table:table-cell>
        </table:table-row>
        <table:table-row table:style-name="ro2">
          <table:table-cell table:style-name="ce1" office:value-type="string" calcext:value-type="string">
            <text:p>République Dominicaine|Puerto Plata</text:p>
          </table:table-cell>
          <table:table-cell table:style-name="ce10" office:value-type="string" calcext:value-type="string">
            <text:p>#176 #363 #3306</text:p>
          </table:table-cell>
          <table:table-cell table:style-name="ce1" office:value-type="string" calcext:value-type="string">
            <text:p>http://www.geonames.org/3494268</text:p>
          </table:table-cell>
          <table:table-cell table:style-name="ce1" office:value-type="string" calcext:value-type="string">
            <text:p>Puerto Plata</text:p>
          </table:table-cell>
          <table:table-cell table:style-name="ce1"/>
          <table:table-cell table:style-name="ce3" office:value-type="string" calcext:value-type="string">
            <text:p>Feature: abandoned airfield</text:p>
            <text:p>Country: République Dominicaine</text:p>
            <text:p>Admin name: Puerto Plata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3508796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République Dominicaine</text:p>
            <text:p>Population: 10,627,165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3504558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island</text:p>
            <text:p>Country: République Dominicaine</text:p>
            <text:p>Population: 21,107,000</text:p>
          </table:table-cell>
        </table:table-row>
        <table:table-row table:style-name="ro3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3494121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République Dominicaine</text:p>
            <text:p>Admin name: San Pedro de Macorís</text:p>
            <text:p>Population: 17,694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11154561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République Dominicaine</text:p>
            <text:p>Admin name: San Pedro de Macorís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11154890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République Dominicaine</text:p>
            <text:p>Admin name: San Pedro de Macorís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11162731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fifth-order administrative division</text:p>
            <text:p>Country: République Dominicaine</text:p>
            <text:p>Admin name: Azua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11163359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fifth-order administrative division</text:p>
            <text:p>Country: République Dominicaine</text:p>
            <text:p>Admin name: Valverde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11158308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fifth-order administrative division</text:p>
            <text:p>Country: République Dominicaine</text:p>
            <text:p>Admin name: Monseñor Nouel</text:p>
          </table:table-cell>
        </table:table-row>
        <table:table-row table:style-name="ro2">
          <table:table-cell table:style-name="ce4" office:value-type="string" calcext:value-type="string">
            <text:p>République Dominicaine|Quisqueya</text:p>
          </table:table-cell>
          <table:table-cell table:style-name="ce12" office:value-type="string" calcext:value-type="string">
            <text:p>#3335</text:p>
          </table:table-cell>
          <table:table-cell table:style-name="ce4" office:value-type="string" calcext:value-type="string">
            <text:p>http://www.geonames.org/3494122</text:p>
          </table:table-cell>
          <table:table-cell table:style-name="ce4" office:value-type="string" calcext:value-type="string">
            <text:p>Quisqueya</text:p>
          </table:table-cell>
          <table:table-cell table:style-name="ce4"/>
          <table:table-cell table:style-name="ce5" office:value-type="string" calcext:value-type="string">
            <text:p>Feature: airfield</text:p>
            <text:p>Country: République Dominicaine</text:p>
            <text:p>Admin name: San Pedro de Macorís</text:p>
          </table:table-cell>
        </table:table-row>
        <table:table-row table:style-name="ro2">
          <table:table-cell table:style-name="ce1" office:value-type="string" calcext:value-type="string">
            <text:p>République Dominicaine|Saint-Domingue</text:p>
          </table:table-cell>
          <table:table-cell table:style-name="ce10" office:value-type="string" calcext:value-type="string">
            <text:p>#467 #542 #688 #3301 #13436 #14621</text:p>
          </table:table-cell>
          <table:table-cell table:style-name="ce1" office:value-type="string" calcext:value-type="string">
            <text:p>http://www.geonames.org/3504558</text:p>
          </table:table-cell>
          <table:table-cell table:style-name="ce1" office:value-type="string" calcext:value-type="string">
            <text:p>Saint-Domingue</text:p>
          </table:table-cell>
          <table:table-cell table:style-name="ce1"/>
          <table:table-cell table:style-name="ce3" office:value-type="string" calcext:value-type="string">
            <text:p>Feature: island</text:p>
            <text:p>Country: République Dominicaine</text:p>
            <text:p>Population: 21,107,000</text:p>
          </table:table-cell>
        </table:table-row>
        <table:table-row table:style-name="ro3">
          <table:table-cell table:style-name="ce1" office:value-type="string" calcext:value-type="string">
            <text:p>République Dominicaine|Saint-Domingue</text:p>
          </table:table-cell>
          <table:table-cell table:style-name="ce10" office:value-type="string" calcext:value-type="string">
            <text:p>#467 #542 #688 #3301 #13436 #14621</text:p>
          </table:table-cell>
          <table:table-cell table:style-name="ce1" office:value-type="string" calcext:value-type="string">
            <text:p>http://www.geonames.org/3492908</text:p>
          </table:table-cell>
          <table:table-cell table:style-name="ce1" office:value-type="string" calcext:value-type="string">
            <text:p>Saint Domingu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République Dominicaine</text:p>
            <text:p>Admin name: Distrito Nacional</text:p>
            <text:p>Population: 2,201,941</text:p>
          </table:table-cell>
        </table:table-row>
        <table:table-row table:style-name="ro3">
          <table:table-cell table:style-name="ce4" office:value-type="string" calcext:value-type="string">
            <text:p>République Dominicaine|San Juan de la Maguana</text:p>
          </table:table-cell>
          <table:table-cell table:style-name="ce12" office:value-type="string" calcext:value-type="string">
            <text:p>#834</text:p>
          </table:table-cell>
          <table:table-cell table:style-name="ce4" office:value-type="string" calcext:value-type="string">
            <text:p>http://www.geonames.org/3493081</text:p>
          </table:table-cell>
          <table:table-cell table:style-name="ce4" office:value-type="string" calcext:value-type="string">
            <text:p>San Juan de la Maguan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République Dominicaine</text:p>
            <text:p>Admin name: San Juan</text:p>
            <text:p>Population: 72,950</text:p>
          </table:table-cell>
        </table:table-row>
        <table:table-row table:style-name="ro3">
          <table:table-cell table:style-name="ce4" office:value-type="string" calcext:value-type="string">
            <text:p>République Dominicaine|San Juan de la Maguana</text:p>
          </table:table-cell>
          <table:table-cell table:style-name="ce12" office:value-type="string" calcext:value-type="string">
            <text:p>#834</text:p>
          </table:table-cell>
          <table:table-cell table:style-name="ce4" office:value-type="string" calcext:value-type="string">
            <text:p>http://www.geonames.org/3493083</text:p>
          </table:table-cell>
          <table:table-cell table:style-name="ce4" office:value-type="string" calcext:value-type="string">
            <text:p>San Juan de la Maguan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République Dominicaine</text:p>
            <text:p>Admin name: San Juan</text:p>
            <text:p>Population: 169,032</text:p>
          </table:table-cell>
        </table:table-row>
        <table:table-row table:style-name="ro2">
          <table:table-cell table:style-name="ce4" office:value-type="string" calcext:value-type="string">
            <text:p>République Dominicaine|San Juan de la Maguana</text:p>
          </table:table-cell>
          <table:table-cell table:style-name="ce12" office:value-type="string" calcext:value-type="string">
            <text:p>#834</text:p>
          </table:table-cell>
          <table:table-cell table:style-name="ce4" office:value-type="string" calcext:value-type="string">
            <text:p>http://www.geonames.org/3493082</text:p>
          </table:table-cell>
          <table:table-cell table:style-name="ce4" office:value-type="string" calcext:value-type="string">
            <text:p>San Juan de La Maguana</text:p>
          </table:table-cell>
          <table:table-cell table:style-name="ce4"/>
          <table:table-cell table:style-name="ce5" office:value-type="string" calcext:value-type="string">
            <text:p>Feature: airfield</text:p>
            <text:p>Country: République Dominicaine</text:p>
            <text:p>Admin name: San Juan</text:p>
          </table:table-cell>
        </table:table-row>
        <table:table-row table:style-name="ro3">
          <table:table-cell table:style-name="ce1" office:value-type="string" calcext:value-type="string">
            <text:p>République Dominicaine|Santa Barbara De Samana</text:p>
          </table:table-cell>
          <table:table-cell table:style-name="ce10" office:value-type="string" calcext:value-type="string">
            <text:p>#3307</text:p>
          </table:table-cell>
          <table:table-cell table:style-name="ce1" office:value-type="string" calcext:value-type="string">
            <text:p>http://www.geonames.org/3492997</text:p>
          </table:table-cell>
          <table:table-cell table:style-name="ce1" office:value-type="string" calcext:value-type="string">
            <text:p>Santa Barbara de Saman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République Dominicaine</text:p>
            <text:p>Admin name: Samaná Province</text:p>
            <text:p>Population: 11,432</text:p>
          </table:table-cell>
        </table:table-row>
        <table:table-row table:style-name="ro2">
          <table:table-cell table:style-name="ce1" office:value-type="string" calcext:value-type="string">
            <text:p>République Dominicaine|Santa Barbara De Samana</text:p>
          </table:table-cell>
          <table:table-cell table:style-name="ce10" office:value-type="string" calcext:value-type="string">
            <text:p>#3307</text:p>
          </table:table-cell>
          <table:table-cell table:style-name="ce1" office:value-type="string" calcext:value-type="string">
            <text:p>http://www.geonames.org/3493236</text:p>
          </table:table-cell>
          <table:table-cell table:style-name="ce1" office:value-type="string" calcext:value-type="string">
            <text:p>Santa Barbara de Saman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République Dominicaine</text:p>
            <text:p>Admin name: Samaná Province</text:p>
          </table:table-cell>
        </table:table-row>
        <table:table-row table:style-name="ro3">
          <table:table-cell table:style-name="ce4" office:value-type="string" calcext:value-type="string">
            <text:p>République Dominicaine|Santiago De Los Caballeros</text:p>
          </table:table-cell>
          <table:table-cell table:style-name="ce12" office:value-type="string" calcext:value-type="string">
            <text:p>#3305</text:p>
          </table:table-cell>
          <table:table-cell table:style-name="ce4" office:value-type="string" calcext:value-type="string">
            <text:p>http://www.geonames.org/3492914</text:p>
          </table:table-cell>
          <table:table-cell table:style-name="ce4" office:value-type="string" calcext:value-type="string">
            <text:p>Santiago de los Caballeros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République Dominicaine</text:p>
            <text:p>Admin name: Santiago</text:p>
            <text:p>Population: 1,200,000</text:p>
          </table:table-cell>
        </table:table-row>
        <table:table-row table:style-name="ro2">
          <table:table-cell table:style-name="ce4" office:value-type="string" calcext:value-type="string">
            <text:p>République Dominicaine|Santiago De Los Caballeros</text:p>
          </table:table-cell>
          <table:table-cell table:style-name="ce12" office:value-type="string" calcext:value-type="string">
            <text:p>#3305</text:p>
          </table:table-cell>
          <table:table-cell table:style-name="ce4" office:value-type="string" calcext:value-type="string">
            <text:p>http://www.geonames.org/3492915</text:p>
          </table:table-cell>
          <table:table-cell table:style-name="ce4" office:value-type="string" calcext:value-type="string">
            <text:p>Santiago de los Caballero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République Dominicaine</text:p>
            <text:p>Admin name: Santiago</text:p>
          </table:table-cell>
        </table:table-row>
        <table:table-row table:style-name="ro1">
          <table:table-cell table:style-name="ce1" office:value-type="string" calcext:value-type="string">
            <text:p>République du Ghana</text:p>
          </table:table-cell>
          <table:table-cell table:style-name="ce10" office:value-type="string" calcext:value-type="string">
            <text:p>#6925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Réunion</text:p>
          </table:table-cell>
          <table:table-cell table:style-name="ce11" office:value-type="string" calcext:value-type="string">
            <text:p>#1329 #1423 #1459 #1463 #1529 #2163 #2164 #5305 #5449 #5450 <text:s/>#5451 #6266 #6393 #6527 #10336 #11080 #11081 #11082 #11083 #11084 <text:s/>#11085 #11086 #11470 #11474 #11484 #11485 #11491 #11492 #12729 #12781 <text:s/>#12845 #13357 #13636 #13961 #13962 #13963 #13964 #13965 #13966 #13967 <text:s/>#13968 #13969 #13970 #13971 #20768</text:p>
          </table:table-cell>
          <table:table-cell table:style-name="ce4" office:value-type="string" calcext:value-type="string">
            <text:p>http://www.geonames.org/935317</text:p>
          </table:table-cell>
          <table:table-cell table:style-name="ce4" office:value-type="string" calcext:value-type="string">
            <text:p>Réunion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Réunion</text:p>
            <text:p>Population: 776,948</text:p>
          </table:table-cell>
        </table:table-row>
        <table:table-row table:style-name="ro3">
          <table:table-cell table:style-name="ce1" office:value-type="string" calcext:value-type="string">
            <text:p>Rhône</text:p>
          </table:table-cell>
          <table:table-cell table:style-name="ce10" office:value-type="string" calcext:value-type="string">
            <text:p>#10889 #10890 #10891</text:p>
          </table:table-cell>
          <table:table-cell table:style-name="ce1" office:value-type="string" calcext:value-type="string">
            <text:p>http://www.geonames.org/2987410</text:p>
          </table:table-cell>
          <table:table-cell table:style-name="ce1" office:value-type="string" calcext:value-type="string">
            <text:p>Rhôn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Auvergne-Rhône-Alpes</text:p>
            <text:p>Population: 1,738,949</text:p>
          </table:table-cell>
        </table:table-row>
        <table:table-row table:style-name="ro2">
          <table:table-cell table:style-name="ce4" office:value-type="string" calcext:value-type="string">
            <text:p>Rio Amazonas</text:p>
          </table:table-cell>
          <table:table-cell table:style-name="ce12" office:value-type="string" calcext:value-type="string">
            <text:p>#1751</text:p>
          </table:table-cell>
          <table:table-cell table:style-name="ce4" office:value-type="string" calcext:value-type="string">
            <text:p>http://www.geonames.org/3407729</text:p>
          </table:table-cell>
          <table:table-cell table:style-name="ce4" office:value-type="string" calcext:value-type="string">
            <text:p>Rio Amazonas</text:p>
          </table:table-cell>
          <table:table-cell table:style-name="ce4"/>
          <table:table-cell table:style-name="ce5" office:value-type="string" calcext:value-type="string">
            <text:p>Feature: stream</text:p>
            <text:p>Country: Brésil</text:p>
            <text:p>Admin name: Pará</text:p>
          </table:table-cell>
        </table:table-row>
        <table:table-row table:style-name="ro1">
          <table:table-cell table:style-name="ce1" office:value-type="string" calcext:value-type="string">
            <text:p>Rio da Brata</text:p>
          </table:table-cell>
          <table:table-cell table:style-name="ce10" office:value-type="string" calcext:value-type="string">
            <text:p>#170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Rio de Janeiro</text:p>
          </table:table-cell>
          <table:table-cell table:style-name="ce11" office:value-type="string" calcext:value-type="string">
            <text:p>#5624 #5625 #5626 #5627 #5628 #5629 #5630 #5668 #5669 #5670 <text:s/>#5671 #5672 #5673 #5674 #5675 #5676 #5677 #5678 #5679</text:p>
          </table:table-cell>
          <table:table-cell table:style-name="ce4" office:value-type="string" calcext:value-type="string">
            <text:p>http://www.geonames.org/3451190</text:p>
          </table:table-cell>
          <table:table-cell table:style-name="ce4" office:value-type="string" calcext:value-type="string">
            <text:p>Rio de Janeir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Rio de Janeiro</text:p>
            <text:p>Population: 6,023,699</text:p>
          </table:table-cell>
        </table:table-row>
        <table:table-row table:style-name="ro3">
          <table:table-cell table:style-name="ce1" office:value-type="string" calcext:value-type="string">
            <text:p>Rio de la Hacha</text:p>
          </table:table-cell>
          <table:table-cell table:style-name="ce10" office:value-type="string" calcext:value-type="string">
            <text:p>#1793</text:p>
          </table:table-cell>
          <table:table-cell table:style-name="ce1" office:value-type="string" calcext:value-type="string">
            <text:p>http://www.geonames.org/3670745</text:p>
          </table:table-cell>
          <table:table-cell table:style-name="ce1" office:value-type="string" calcext:value-type="string">
            <text:p>Rio de la Hacha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olombie</text:p>
            <text:p>Admin name: La Guajira</text:p>
            <text:p>Population: 92,431</text:p>
          </table:table-cell>
        </table:table-row>
        <table:table-row table:style-name="ro4">
          <table:table-cell table:style-name="ce4" office:value-type="string" calcext:value-type="string">
            <text:p>Rio de la Plata</text:p>
          </table:table-cell>
          <table:table-cell table:style-name="ce12" office:value-type="string" calcext:value-type="string">
            <text:p>#1748 #14673</text:p>
          </table:table-cell>
          <table:table-cell table:style-name="ce4" office:value-type="string" calcext:value-type="string">
            <text:p>http://www.geonames.org/3441069</text:p>
          </table:table-cell>
          <table:table-cell table:style-name="ce4" office:value-type="string" calcext:value-type="string">
            <text:p>Rio de la Plata</text:p>
          </table:table-cell>
          <table:table-cell table:style-name="ce4"/>
          <table:table-cell table:style-name="ce5" office:value-type="string" calcext:value-type="string">
            <text:p>Feature: estuary</text:p>
            <text:p>Country: Uruguay</text:p>
          </table:table-cell>
        </table:table-row>
        <table:table-row table:style-name="ro1">
          <table:table-cell table:style-name="ce1" office:value-type="string" calcext:value-type="string">
            <text:p>Río de la Plata, Vice-royauté de, Espagne, 1776-1821)</text:p>
          </table:table-cell>
          <table:table-cell table:style-name="ce10" office:value-type="string" calcext:value-type="string">
            <text:p>#13587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Rio Grande do Norte</text:p>
          </table:table-cell>
          <table:table-cell table:style-name="ce12" office:value-type="string" calcext:value-type="string">
            <text:p>#5241 #5685 #5686 #5687 #5688 #5689 #5690</text:p>
          </table:table-cell>
          <table:table-cell table:style-name="ce4" office:value-type="string" calcext:value-type="string">
            <text:p>http://www.geonames.org/3390290</text:p>
          </table:table-cell>
          <table:table-cell table:style-name="ce4" office:value-type="string" calcext:value-type="string">
            <text:p>Rio Grande do Nort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Rio Grande do Norte</text:p>
            <text:p>Population: 3,168,133</text:p>
          </table:table-cell>
        </table:table-row>
        <table:table-row table:style-name="ro3">
          <table:table-cell table:style-name="ce1" office:value-type="string" calcext:value-type="string">
            <text:p>Rio Grande do Sul</text:p>
          </table:table-cell>
          <table:table-cell table:style-name="ce10" office:value-type="string" calcext:value-type="string">
            <text:p>#16068</text:p>
          </table:table-cell>
          <table:table-cell table:style-name="ce1" office:value-type="string" calcext:value-type="string">
            <text:p>http://www.geonames.org/3451133</text:p>
          </table:table-cell>
          <table:table-cell table:style-name="ce1" office:value-type="string" calcext:value-type="string">
            <text:p>Rio Grande do Sul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résil</text:p>
            <text:p>Admin name: Rio Grande do Sul</text:p>
            <text:p>Population: 10,695,532</text:p>
          </table:table-cell>
        </table:table-row>
        <table:table-row table:style-name="ro1">
          <table:table-cell table:style-name="ce4" office:value-type="string" calcext:value-type="string">
            <text:p>Rio Maranon o</text:p>
          </table:table-cell>
          <table:table-cell table:style-name="ce12" office:value-type="string" calcext:value-type="string">
            <text:p>#1685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Rio-Negro</text:p>
          </table:table-cell>
          <table:table-cell table:style-name="ce10" office:value-type="string" calcext:value-type="string">
            <text:p>#5324</text:p>
          </table:table-cell>
          <table:table-cell table:style-name="ce1" office:value-type="string" calcext:value-type="string">
            <text:p>http://www.geonames.org/3843184</text:p>
          </table:table-cell>
          <table:table-cell table:style-name="ce1" office:value-type="string" calcext:value-type="string">
            <text:p>Rio-Negro</text:p>
          </table:table-cell>
          <table:table-cell table:style-name="ce1"/>
          <table:table-cell table:style-name="ce3" office:value-type="string" calcext:value-type="string">
            <text:p>Feature: stream</text:p>
            <text:p>Country: Argentine</text:p>
          </table:table-cell>
        </table:table-row>
        <table:table-row table:style-name="ro1">
          <table:table-cell table:style-name="ce4" office:value-type="string" calcext:value-type="string">
            <text:p>Rive Arouany</text:p>
          </table:table-cell>
          <table:table-cell table:style-name="ce12" office:value-type="string" calcext:value-type="string">
            <text:p>#8160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Rivière Arouany</text:p>
          </table:table-cell>
          <table:table-cell table:style-name="ce10" office:value-type="string" calcext:value-type="string">
            <text:p>#8087 #8088</text:p>
          </table:table-cell>
          <table:table-cell table:style-name="ce1" office:value-type="string" calcext:value-type="string">
            <text:p>http://www.geonames.org/3382510</text:p>
          </table:table-cell>
          <table:table-cell table:style-name="ce1" office:value-type="string" calcext:value-type="string">
            <text:p>Rivière Arouany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2">
          <table:table-cell table:style-name="ce4" office:value-type="string" calcext:value-type="string">
            <text:p>Rivière Blanche</text:p>
          </table:table-cell>
          <table:table-cell table:style-name="ce12" office:value-type="string" calcext:value-type="string">
            <text:p>#165 #837 #870 #2859 #2897 #2899 #2953 #2954</text:p>
          </table:table-cell>
          <table:table-cell table:style-name="ce4" office:value-type="string" calcext:value-type="string">
            <text:p>http://www.geonames.org/3729972</text:p>
          </table:table-cell>
          <table:table-cell table:style-name="ce4" office:value-type="string" calcext:value-type="string">
            <text:p>Rivière Blanche</text:p>
          </table:table-cell>
          <table:table-cell table:style-name="ce4"/>
          <table:table-cell table:style-name="ce5" office:value-type="string" calcext:value-type="string">
            <text:p>Feature: intermittent stream</text:p>
            <text:p>Country: Haïti</text:p>
            <text:p>Admin name: Artibonite</text:p>
          </table:table-cell>
        </table:table-row>
        <table:table-row table:style-name="ro1">
          <table:table-cell table:style-name="ce1" office:value-type="string" calcext:value-type="string">
            <text:p>Rivière Corentyn</text:p>
          </table:table-cell>
          <table:table-cell table:style-name="ce10" office:value-type="string" calcext:value-type="string">
            <text:p>#4250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Rivière de Kaw</text:p>
          </table:table-cell>
          <table:table-cell table:style-name="ce12" office:value-type="string" calcext:value-type="string">
            <text:p>#8164</text:p>
          </table:table-cell>
          <table:table-cell table:style-name="ce4" office:value-type="string" calcext:value-type="string">
            <text:p>http://www.geonames.org/3381351</text:p>
          </table:table-cell>
          <table:table-cell table:style-name="ce4" office:value-type="string" calcext:value-type="string">
            <text:p>Rivière de Kaw</text:p>
          </table:table-cell>
          <table:table-cell table:style-name="ce4"/>
          <table:table-cell table:style-name="ce5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1" office:value-type="string" calcext:value-type="string">
            <text:p>Rivière de la Basse-Pointe</text:p>
          </table:table-cell>
          <table:table-cell table:style-name="ce10" office:value-type="string" calcext:value-type="string">
            <text:p>#3172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Rivière des Pères</text:p>
          </table:table-cell>
          <table:table-cell table:style-name="ce12" office:value-type="string" calcext:value-type="string">
            <text:p>#2957</text:p>
          </table:table-cell>
          <table:table-cell table:style-name="ce4" office:value-type="string" calcext:value-type="string">
            <text:p>http://www.geonames.org/11545155</text:p>
          </table:table-cell>
          <table:table-cell table:style-name="ce4" office:value-type="string" calcext:value-type="string">
            <text:p>Rivière des Pèr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adeloupe</text:p>
          </table:table-cell>
        </table:table-row>
        <table:table-row table:style-name="ro4">
          <table:table-cell table:style-name="ce1" office:value-type="string" calcext:value-type="string">
            <text:p>Rivière Fourca</text:p>
          </table:table-cell>
          <table:table-cell table:style-name="ce10" office:value-type="string" calcext:value-type="string">
            <text:p>#8087 #8088</text:p>
          </table:table-cell>
          <table:table-cell table:style-name="ce1" office:value-type="string" calcext:value-type="string">
            <text:p>http://www.geonames.org/3381336</text:p>
          </table:table-cell>
          <table:table-cell table:style-name="ce1" office:value-type="string" calcext:value-type="string">
            <text:p>Rivière Fourca</text:p>
          </table:table-cell>
          <table:table-cell table:style-name="ce1"/>
          <table:table-cell table:style-name="ce3" office:value-type="string" calcext:value-type="string">
            <text:p>Feature: stream</text:p>
            <text:p>Country: Guyane</text:p>
          </table:table-cell>
        </table:table-row>
        <table:table-row table:style-name="ro1">
          <table:table-cell table:style-name="ce4" office:value-type="string" calcext:value-type="string">
            <text:p>Rivière Grand Lézard</text:p>
          </table:table-cell>
          <table:table-cell table:style-name="ce12" office:value-type="string" calcext:value-type="string">
            <text:p>#8087 #8088 #8089 #8090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ivière Lèche</text:p>
          </table:table-cell>
          <table:table-cell table:style-name="ce10" office:value-type="string" calcext:value-type="string">
            <text:p>#290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Rivière Pilote</text:p>
          </table:table-cell>
          <table:table-cell table:style-name="ce12" office:value-type="string" calcext:value-type="string">
            <text:p>#9039 #9107 #9158</text:p>
          </table:table-cell>
          <table:table-cell table:style-name="ce4" office:value-type="string" calcext:value-type="string">
            <text:p>http://www.geonames.org/3570606</text:p>
          </table:table-cell>
          <table:table-cell table:style-name="ce4" office:value-type="string" calcext:value-type="string">
            <text:p>Rivière Pilote</text:p>
          </table:table-cell>
          <table:table-cell table:style-name="ce4"/>
          <table:table-cell table:style-name="ce5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Rivière Roxelane</text:p>
          </table:table-cell>
          <table:table-cell table:style-name="ce10" office:value-type="string" calcext:value-type="string">
            <text:p>#196 #258 #804</text:p>
          </table:table-cell>
          <table:table-cell table:style-name="ce1" office:value-type="string" calcext:value-type="string">
            <text:p>http://www.geonames.org/3569943</text:p>
          </table:table-cell>
          <table:table-cell table:style-name="ce1" office:value-type="string" calcext:value-type="string">
            <text:p>Rivière Roxelane</text:p>
          </table:table-cell>
          <table:table-cell table:style-name="ce1"/>
          <table:table-cell table:style-name="ce3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1">
          <table:table-cell table:style-name="ce4" office:value-type="string" calcext:value-type="string">
            <text:p>Rivière Sècle</text:p>
          </table:table-cell>
          <table:table-cell table:style-name="ce12" office:value-type="string" calcext:value-type="string">
            <text:p>#2903</text:p>
          </table:table-cell>
          <table:table-cell table:style-name="ce4" table:number-columns-repeated="4"/>
        </table:table-row>
        <table:table-row table:style-name="ro4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1575910</text:p>
          </table:table-cell>
          <table:table-cell table:style-name="ce1" office:value-type="string" calcext:value-type="string">
            <text:p>Riviere Claire</text:p>
          </table:table-cell>
          <table:table-cell table:style-name="ce1"/>
          <table:table-cell table:style-name="ce3" office:value-type="string" calcext:value-type="string">
            <text:p>Feature: stream</text:p>
            <text:p>Country: Chine</text:p>
          </table:table-cell>
        </table:table-row>
        <table:table-row table:style-name="ro4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11619996</text:p>
          </table:table-cell>
          <table:table-cell table:style-name="ce1" office:value-type="string" calcext:value-type="string">
            <text:p>Riviere Clai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</table:table-cell>
        </table:table-row>
        <table:table-row table:style-name="ro2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3570875</text:p>
          </table:table-cell>
          <table:table-cell table:style-name="ce1" office:value-type="string" calcext:value-type="string">
            <text:p>Riviere Claire</text:p>
          </table:table-cell>
          <table:table-cell table:style-name="ce1"/>
          <table:table-cell table:style-name="ce3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4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11599507</text:p>
          </table:table-cell>
          <table:table-cell table:style-name="ce1" office:value-type="string" calcext:value-type="string">
            <text:p>Riviere Claire</text:p>
          </table:table-cell>
          <table:table-cell table:style-name="ce1"/>
          <table:table-cell table:style-name="ce3" office:value-type="string" calcext:value-type="string">
            <text:p>Feature: intermittent stream</text:p>
            <text:p>Country: Martinique</text:p>
          </table:table-cell>
        </table:table-row>
        <table:table-row table:style-name="ro2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3570876</text:p>
          </table:table-cell>
          <table:table-cell table:style-name="ce1" office:value-type="string" calcext:value-type="string">
            <text:p>Rivière Claire</text:p>
          </table:table-cell>
          <table:table-cell table:style-name="ce1"/>
          <table:table-cell table:style-name="ce3" office:value-type="string" calcext:value-type="string">
            <text:p>Feature: stream</text:p>
            <text:p>Country: Martinique</text:p>
            <text:p>Admin name: Martinique</text:p>
          </table:table-cell>
        </table:table-row>
        <table:table-row table:style-name="ro2">
          <table:table-cell table:style-name="ce1" office:value-type="string" calcext:value-type="string">
            <text:p>Rivière-Claire</text:p>
          </table:table-cell>
          <table:table-cell table:style-name="ce10" office:value-type="string" calcext:value-type="string">
            <text:p>#2970 #2971</text:p>
          </table:table-cell>
          <table:table-cell table:style-name="ce1" office:value-type="string" calcext:value-type="string">
            <text:p>http://www.geonames.org/6123416</text:p>
          </table:table-cell>
          <table:table-cell table:style-name="ce1" office:value-type="string" calcext:value-type="string">
            <text:p>Rivière Claire</text:p>
          </table:table-cell>
          <table:table-cell table:style-name="ce1"/>
          <table:table-cell table:style-name="ce3" office:value-type="string" calcext:value-type="string">
            <text:p>Feature: stream</text:p>
            <text:p>Country: Canada</text:p>
            <text:p>Admin name: Québec</text:p>
          </table:table-cell>
        </table:table-row>
        <table:table-row table:style-name="ro1">
          <table:table-cell table:style-name="ce4" office:value-type="string" calcext:value-type="string">
            <text:p>Rivière-Sans-Nom</text:p>
          </table:table-cell>
          <table:table-cell table:style-name="ce12" office:value-type="string" calcext:value-type="string">
            <text:p>#2955 #2964 #2965 #2969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Robert</text:p>
          </table:table-cell>
          <table:table-cell table:style-name="ce10" office:value-type="string" calcext:value-type="string">
            <text:p>#9242 #9370</text:p>
          </table:table-cell>
          <table:table-cell table:style-name="ce1" office:value-type="string" calcext:value-type="string">
            <text:p>http://www.geonames.org/3570412</text:p>
          </table:table-cell>
          <table:table-cell table:style-name="ce1" office:value-type="string" calcext:value-type="string">
            <text:p>Robe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artinique</text:p>
            <text:p>Admin name: Martinique</text:p>
            <text:p>Population: 23,814</text:p>
          </table:table-cell>
        </table:table-row>
        <table:table-row table:style-name="ro1">
          <table:table-cell table:style-name="ce4" office:value-type="string" calcext:value-type="string">
            <text:p>Rocher du Diamant (Martinique)</text:p>
          </table:table-cell>
          <table:table-cell table:style-name="ce12" office:value-type="string" calcext:value-type="string">
            <text:p>#11089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Rodriguez</text:p>
          </table:table-cell>
          <table:table-cell table:style-name="ce10" office:value-type="string" calcext:value-type="string">
            <text:p>#1463</text:p>
          </table:table-cell>
          <table:table-cell table:style-name="ce1" office:value-type="string" calcext:value-type="string">
            <text:p>http://www.geonames.org/1699296</text:p>
          </table:table-cell>
          <table:table-cell table:style-name="ce1" office:value-type="string" calcext:value-type="string">
            <text:p>Rodriguez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Philippines</text:p>
            <text:p>Admin name: Calabarzon</text:p>
            <text:p>Population: 134,432</text:p>
          </table:table-cell>
        </table:table-row>
        <table:table-row table:style-name="ro3">
          <table:table-cell table:style-name="ce4" office:value-type="string" calcext:value-type="string">
            <text:p>Rome</text:p>
          </table:table-cell>
          <table:table-cell table:style-name="ce12" office:value-type="string" calcext:value-type="string">
            <text:p>#10814 #10829 #10830 #11466</text:p>
          </table:table-cell>
          <table:table-cell table:style-name="ce4" office:value-type="string" calcext:value-type="string">
            <text:p>http://www.geonames.org/3169070</text:p>
          </table:table-cell>
          <table:table-cell table:style-name="ce4" office:value-type="string" calcext:value-type="string">
            <text:p>Rom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Italie</text:p>
            <text:p>Admin name: Latium</text:p>
            <text:p>Population: 2,318,895</text:p>
          </table:table-cell>
        </table:table-row>
        <table:table-row table:style-name="ro1">
          <table:table-cell table:style-name="ce1" office:value-type="string" calcext:value-type="string">
            <text:p>Rorota</text:p>
          </table:table-cell>
          <table:table-cell table:style-name="ce10" office:value-type="string" calcext:value-type="string">
            <text:p>#438 #6325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Roseau</text:p>
          </table:table-cell>
          <table:table-cell table:style-name="ce12" office:value-type="string" calcext:value-type="string">
            <text:p>#9378</text:p>
          </table:table-cell>
          <table:table-cell table:style-name="ce4" office:value-type="string" calcext:value-type="string">
            <text:p>http://www.geonames.org/3575635</text:p>
          </table:table-cell>
          <table:table-cell table:style-name="ce4" office:value-type="string" calcext:value-type="string">
            <text:p>Roseau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Dominique</text:p>
            <text:p>Admin name: Saint George</text:p>
            <text:p>Population: 16,571</text:p>
          </table:table-cell>
        </table:table-row>
        <table:table-row table:style-name="ro3">
          <table:table-cell table:style-name="ce1" office:value-type="string" calcext:value-type="string">
            <text:p>Rouen</text:p>
          </table:table-cell>
          <table:table-cell table:style-name="ce10" office:value-type="string" calcext:value-type="string">
            <text:p>#10964 #10965 #10966 #10967 #10968 #10969</text:p>
          </table:table-cell>
          <table:table-cell table:style-name="ce1" office:value-type="string" calcext:value-type="string">
            <text:p>http://www.geonames.org/2982652</text:p>
          </table:table-cell>
          <table:table-cell table:style-name="ce1" office:value-type="string" calcext:value-type="string">
            <text:p>Rouen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France</text:p>
            <text:p>Admin name: Normandie</text:p>
            <text:p>Population: 112,787</text:p>
          </table:table-cell>
        </table:table-row>
        <table:table-row table:style-name="ro3">
          <table:table-cell table:style-name="ce4" office:value-type="string" calcext:value-type="string">
            <text:p>Roura</text:p>
          </table:table-cell>
          <table:table-cell table:style-name="ce12" office:value-type="string" calcext:value-type="string">
            <text:p>#9223 #11902</text:p>
          </table:table-cell>
          <table:table-cell table:style-name="ce4" office:value-type="string" calcext:value-type="string">
            <text:p>http://www.geonames.org/3380450</text:p>
          </table:table-cell>
          <table:table-cell table:style-name="ce4" office:value-type="string" calcext:value-type="string">
            <text:p>Roura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Guyane</text:p>
            <text:p>Admin name: Guyane</text:p>
            <text:p>Population: 2,229</text:p>
          </table:table-cell>
        </table:table-row>
        <table:table-row table:style-name="ro1">
          <table:table-cell table:style-name="ce1" office:value-type="string" calcext:value-type="string">
            <text:p>Route de Saint-Pierre</text:p>
          </table:table-cell>
          <table:table-cell table:style-name="ce10" office:value-type="string" calcext:value-type="string">
            <text:p>#290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oyaume de Juda</text:p>
          </table:table-cell>
          <table:table-cell table:style-name="ce12" office:value-type="string" calcext:value-type="string">
            <text:p>#488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Royaume de Quito</text:p>
          </table:table-cell>
          <table:table-cell table:style-name="ce10" office:value-type="string" calcext:value-type="string">
            <text:p>#4834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Royaume du Prêtre-Jean</text:p>
          </table:table-cell>
          <table:table-cell table:style-name="ce12" office:value-type="string" calcext:value-type="string">
            <text:p>#406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Royaume-Uni</text:p>
          </table:table-cell>
          <table:table-cell table:style-name="ce13" office:value-type="string" calcext:value-type="string">
            <text:p>#1453 #1460 #2043 #2546 #3558 #4009 #4109 #4118 #5092 #5095 <text:s/>#5110 #5111 #5114 #5116 #5117 #5121 #5123 #5136 #5332 #5333 <text:s/>#5341 #5907 #7083 #7709 #10825 #11480 #11481 #13188 #13409 #14062 <text:s/>#14180 #14181 #14182 #14183 #14184 #14185 #14186 #14187 #14188 #14248 <text:s/>#14249 #14250 #16084 #16302</text:p>
          </table:table-cell>
          <table:table-cell table:style-name="ce1" office:value-type="string" calcext:value-type="string">
            <text:p>http://www.geonames.org/2635167</text:p>
          </table:table-cell>
          <table:table-cell table:style-name="ce1" office:value-type="string" calcext:value-type="string">
            <text:p>Royaume-Uni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Royaume-Uni</text:p>
            <text:p>Population: 66,488,991</text:p>
          </table:table-cell>
        </table:table-row>
        <table:table-row table:style-name="ro3">
          <table:table-cell table:style-name="ce4" office:value-type="string" calcext:value-type="string">
            <text:p>Royaume-Uni|Londres</text:p>
          </table:table-cell>
          <table:table-cell table:style-name="ce12" office:value-type="string" calcext:value-type="string">
            <text:p>#16091 #16092</text:p>
          </table:table-cell>
          <table:table-cell table:style-name="ce4" office:value-type="string" calcext:value-type="string">
            <text:p>http://www.geonames.org/2643743</text:p>
          </table:table-cell>
          <table:table-cell table:style-name="ce4" office:value-type="string" calcext:value-type="string">
            <text:p>Londre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Royaume-Uni</text:p>
            <text:p>Admin name: Angleterre</text:p>
            <text:p>Population: 7,556,900</text:p>
          </table:table-cell>
        </table:table-row>
        <table:table-row table:style-name="ro3">
          <table:table-cell table:style-name="ce4" office:value-type="string" calcext:value-type="string">
            <text:p>Royaume-Uni|Londres</text:p>
          </table:table-cell>
          <table:table-cell table:style-name="ce12" office:value-type="string" calcext:value-type="string">
            <text:p>#16091 #16092</text:p>
          </table:table-cell>
          <table:table-cell table:style-name="ce4" office:value-type="string" calcext:value-type="string">
            <text:p>http://www.geonames.org/2643741</text:p>
          </table:table-cell>
          <table:table-cell table:style-name="ce4" office:value-type="string" calcext:value-type="string">
            <text:p>Londres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Royaume-Uni</text:p>
            <text:p>Admin name: Angleterre</text:p>
            <text:p>Population: 8,072</text:p>
          </table:table-cell>
        </table:table-row>
        <table:table-row table:style-name="ro3">
          <table:table-cell table:style-name="ce4" office:value-type="string" calcext:value-type="string">
            <text:p>Royaume-Uni|Londres</text:p>
          </table:table-cell>
          <table:table-cell table:style-name="ce12" office:value-type="string" calcext:value-type="string">
            <text:p>#16091 #16092</text:p>
          </table:table-cell>
          <table:table-cell table:style-name="ce4" office:value-type="string" calcext:value-type="string">
            <text:p>http://www.geonames.org/2648110</text:p>
          </table:table-cell>
          <table:table-cell table:style-name="ce4" office:value-type="string" calcext:value-type="string">
            <text:p>Londr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Royaume-Uni</text:p>
            <text:p>Admin name: Angleterre</text:p>
            <text:p>Population: 7,504,800</text:p>
          </table:table-cell>
        </table:table-row>
        <table:table-row table:style-name="ro3">
          <table:table-cell table:style-name="ce4" office:value-type="string" calcext:value-type="string">
            <text:p>Royaume-Uni|Londres</text:p>
          </table:table-cell>
          <table:table-cell table:style-name="ce12" office:value-type="string" calcext:value-type="string">
            <text:p>#16091 #16092</text:p>
          </table:table-cell>
          <table:table-cell table:style-name="ce4" office:value-type="string" calcext:value-type="string">
            <text:p>http://www.geonames.org/2643744</text:p>
          </table:table-cell>
          <table:table-cell table:style-name="ce4" office:value-type="string" calcext:value-type="string">
            <text:p>Londres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Royaume-Uni</text:p>
            <text:p>Admin name: Angleterre</text:p>
            <text:p>Population: 9,401</text:p>
          </table:table-cell>
        </table:table-row>
        <table:table-row table:style-name="ro2">
          <table:table-cell table:style-name="ce1" office:value-type="string" calcext:value-type="string">
            <text:p>Rue de la Liberté</text:p>
          </table:table-cell>
          <table:table-cell table:style-name="ce10" office:value-type="string" calcext:value-type="string">
            <text:p>#2672</text:p>
          </table:table-cell>
          <table:table-cell table:style-name="ce1" office:value-type="string" calcext:value-type="string">
            <text:p>http://www.geonames.org/12187295</text:p>
          </table:table-cell>
          <table:table-cell table:style-name="ce1" office:value-type="string" calcext:value-type="string">
            <text:p>Rue de la Liberté</text:p>
          </table:table-cell>
          <table:table-cell table:style-name="ce1"/>
          <table:table-cell table:style-name="ce3" office:value-type="string" calcext:value-type="string">
            <text:p>Feature: road</text:p>
            <text:p>Country: Tunisie</text:p>
            <text:p>Admin name: Kairouan</text:p>
          </table:table-cell>
        </table:table-row>
        <table:table-row table:style-name="ro1">
          <table:table-cell table:style-name="ce4" office:value-type="string" calcext:value-type="string">
            <text:p>Rue Victor Hugo</text:p>
          </table:table-cell>
          <table:table-cell table:style-name="ce12" office:value-type="string" calcext:value-type="string">
            <text:p>#2864 #2887 #2924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Russie</text:p>
          </table:table-cell>
          <table:table-cell table:style-name="ce10" office:value-type="string" calcext:value-type="string">
            <text:p>#2181 #2183 #2322 #4118 #5034 #13190 #16146</text:p>
          </table:table-cell>
          <table:table-cell table:style-name="ce1" office:value-type="string" calcext:value-type="string">
            <text:p>http://www.geonames.org/2017370</text:p>
          </table:table-cell>
          <table:table-cell table:style-name="ce1" office:value-type="string" calcext:value-type="string">
            <text:p>Russ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Russie</text:p>
            <text:p>Population: 144,478,050</text:p>
          </table:table-cell>
        </table:table-row>
        <table:table-row table:style-name="ro1">
          <table:table-cell table:style-name="ce4" office:value-type="string" calcext:value-type="string">
            <text:p>Russie, Fédération de</text:p>
          </table:table-cell>
          <table:table-cell table:style-name="ce12" office:value-type="string" calcext:value-type="string">
            <text:p>#1468 #1295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Saba</text:p>
          </table:table-cell>
          <table:table-cell table:style-name="ce10" office:value-type="string" calcext:value-type="string">
            <text:p>#2007 #20658</text:p>
          </table:table-cell>
          <table:table-cell table:style-name="ce1" office:value-type="string" calcext:value-type="string">
            <text:p>http://www.geonames.org/7610358</text:p>
          </table:table-cell>
          <table:table-cell table:style-name="ce1" office:value-type="string" calcext:value-type="string">
            <text:p>Saba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Bonaire, Saint-Eustache et Saba</text:p>
            <text:p>Admin name: Saba</text:p>
            <text:p>Population: 1,737</text:p>
          </table:table-cell>
        </table:table-row>
        <table:table-row table:style-name="ro1">
          <table:table-cell table:style-name="ce4" office:value-type="string" calcext:value-type="string">
            <text:p>Sahara</text:p>
          </table:table-cell>
          <table:table-cell table:style-name="ce12" office:value-type="string" calcext:value-type="string">
            <text:p>#6343 #6344 #6350</text:p>
          </table:table-cell>
          <table:table-cell table:style-name="ce4" office:value-type="string" calcext:value-type="string">
            <text:p>http://www.geonames.org/2212709</text:p>
          </table:table-cell>
          <table:table-cell table:style-name="ce4" office:value-type="string" calcext:value-type="string">
            <text:p>Sahara</text:p>
          </table:table-cell>
          <table:table-cell table:style-name="ce4"/>
          <table:table-cell table:style-name="ce4" office:value-type="string" calcext:value-type="string">
            <text:p>Feature: desert</text:p>
          </table:table-cell>
        </table:table-row>
        <table:table-row table:style-name="ro1">
          <table:table-cell table:style-name="ce1" office:value-type="string" calcext:value-type="string">
            <text:p>Saibnt-Domingue</text:p>
          </table:table-cell>
          <table:table-cell table:style-name="ce10" office:value-type="string" calcext:value-type="string">
            <text:p>#20766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aint André</text:p>
          </table:table-cell>
          <table:table-cell table:style-name="ce12" office:value-type="string" calcext:value-type="string">
            <text:p>#5451</text:p>
          </table:table-cell>
          <table:table-cell table:style-name="ce4" office:value-type="string" calcext:value-type="string">
            <text:p>http://www.geonames.org/1559323</text:p>
          </table:table-cell>
          <table:table-cell table:style-name="ce4" office:value-type="string" calcext:value-type="string">
            <text:p>Saint André</text:p>
          </table:table-cell>
          <table:table-cell table:style-name="ce4"/>
          <table:table-cell table:style-name="ce5" office:value-type="string" calcext:value-type="string">
            <text:p>Feature: island</text:p>
            <text:p>Country: Palaos</text:p>
            <text:p>Admin name: Sonsorol</text:p>
          </table:table-cell>
        </table:table-row>
        <table:table-row table:style-name="ro3">
          <table:table-cell table:style-name="ce1" office:value-type="string" calcext:value-type="string">
            <text:p>Saint Domingue</text:p>
          </table:table-cell>
          <table:table-cell table:style-name="ce10" office:value-type="string" calcext:value-type="string">
            <text:p>#1485 #1532 #1534 #5907 #12526 #21912</text:p>
          </table:table-cell>
          <table:table-cell table:style-name="ce1" office:value-type="string" calcext:value-type="string">
            <text:p>http://www.geonames.org/3492908</text:p>
          </table:table-cell>
          <table:table-cell table:style-name="ce1" office:value-type="string" calcext:value-type="string">
            <text:p>Saint Domingue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République Dominicaine</text:p>
            <text:p>Admin name: Distrito Nacional</text:p>
            <text:p>Population: 2,201,941</text:p>
          </table:table-cell>
        </table:table-row>
        <table:table-row table:style-name="ro2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6137954</text:p>
          </table:table-cell>
          <table:table-cell table:style-name="ce4" office:value-type="string" calcext:value-type="string">
            <text:p>Saint-Élie</text:p>
          </table:table-cell>
          <table:table-cell table:style-name="ce4"/>
          <table:table-cell table:style-name="ce5" office:value-type="string" calcext:value-type="string">
            <text:p>Feature: area</text:p>
            <text:p>Country: Canada</text:p>
            <text:p>Admin name: Québec</text:p>
          </table:table-cell>
        </table:table-row>
        <table:table-row table:style-name="ro2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6137955</text:p>
          </table:table-cell>
          <table:table-cell table:style-name="ce4" office:value-type="string" calcext:value-type="string">
            <text:p>Saint-Élie</text:p>
          </table:table-cell>
          <table:table-cell table:style-name="ce4"/>
          <table:table-cell table:style-name="ce5" office:value-type="string" calcext:value-type="string">
            <text:p>Feature: area</text:p>
            <text:p>Country: Canada</text:p>
            <text:p>Admin name: Québec</text:p>
          </table:table-cell>
        </table:table-row>
        <table:table-row table:style-name="ro2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3380415</text:p>
          </table:table-cell>
          <table:table-cell table:style-name="ce4" office:value-type="string" calcext:value-type="string">
            <text:p>Saint-El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3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6690703</text:p>
          </table:table-cell>
          <table:table-cell table:style-name="ce4" office:value-type="string" calcext:value-type="string">
            <text:p>Saint-Élie</text:p>
          </table:table-cell>
          <table:table-cell table:style-name="ce4"/>
          <table:table-cell table:style-name="ce5" office:value-type="string" calcext:value-type="string">
            <text:p>Feature: fourth-order administrative division</text:p>
            <text:p>Country: Guyane</text:p>
            <text:p>Admin name: Guyane</text:p>
            <text:p>Population: 147</text:p>
          </table:table-cell>
        </table:table-row>
        <table:table-row table:style-name="ro2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6137952</text:p>
          </table:table-cell>
          <table:table-cell table:style-name="ce4" office:value-type="string" calcext:value-type="string">
            <text:p>Saint-Él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anada</text:p>
            <text:p>Admin name: Québec</text:p>
          </table:table-cell>
        </table:table-row>
        <table:table-row table:style-name="ro2">
          <table:table-cell table:style-name="ce4" office:value-type="string" calcext:value-type="string">
            <text:p>Saint Élie</text:p>
          </table:table-cell>
          <table:table-cell table:style-name="ce11" office:value-type="string" calcext:value-type="string">
            <text:p>#11715 #11716 #11717 #11718 #11719 #11720 #11726 #11727 #11728 #11729 <text:s/>#11730 #11754 #11756 #11781 #11783 #11784</text:p>
          </table:table-cell>
          <table:table-cell table:style-name="ce4" office:value-type="string" calcext:value-type="string">
            <text:p>http://www.geonames.org/6137953</text:p>
          </table:table-cell>
          <table:table-cell table:style-name="ce4" office:value-type="string" calcext:value-type="string">
            <text:p>Saint-Élie</text:p>
          </table:table-cell>
          <table:table-cell table:style-name="ce4"/>
          <table:table-cell table:style-name="ce5" office:value-type="string" calcext:value-type="string">
            <text:p>Feature: post office</text:p>
            <text:p>Country: Canada</text:p>
            <text:p>Admin name: Québec</text:p>
          </table:table-cell>
        </table:table-row>
        <table:table-row table:style-name="ro1">
          <table:table-cell table:style-name="ce1" office:value-type="string" calcext:value-type="string">
            <text:p>Saint Élie <text:s text:c="2"/>Dieu-Merci</text:p>
          </table:table-cell>
          <table:table-cell table:style-name="ce10" office:value-type="string" calcext:value-type="string">
            <text:p>#11713 #11714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Saint Jean</text:p>
          </table:table-cell>
          <table:table-cell table:style-name="ce12" office:value-type="string" calcext:value-type="string">
            <text:p>#3266</text:p>
          </table:table-cell>
          <table:table-cell table:style-name="ce4" office:value-type="string" calcext:value-type="string">
            <text:p>http://www.geonames.org/2979342</text:p>
          </table:table-cell>
          <table:table-cell table:style-name="ce4" office:value-type="string" calcext:value-type="string">
            <text:p>Saint Jea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Auvergne-Rhône-Alpes</text:p>
            <text:p>Population: 4,211</text:p>
          </table:table-cell>
        </table:table-row>
        <table:table-row table:style-name="ro3">
          <table:table-cell table:style-name="ce1" office:value-type="string" calcext:value-type="string">
            <text:p>Saint Joseph</text:p>
          </table:table-cell>
          <table:table-cell table:style-name="ce10" office:value-type="string" calcext:value-type="string">
            <text:p>#5449</text:p>
          </table:table-cell>
          <table:table-cell table:style-name="ce1" office:value-type="string" calcext:value-type="string">
            <text:p>http://www.geonames.org/4407010</text:p>
          </table:table-cell>
          <table:table-cell table:style-name="ce1" office:value-type="string" calcext:value-type="string">
            <text:p>Saint Joseph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États-Unis</text:p>
            <text:p>Admin name: Missouri</text:p>
            <text:p>Population: 76,780</text:p>
          </table:table-cell>
        </table:table-row>
        <table:table-row table:style-name="ro3">
          <table:table-cell table:style-name="ce4" office:value-type="string" calcext:value-type="string">
            <text:p>Saint-Barthélémy</text:p>
          </table:table-cell>
          <table:table-cell table:style-name="ce11" office:value-type="string" calcext:value-type="string">
            <text:p>#1404 #1451 #1456 #1464 #1866 #1984 #2081 #6519 #9901 #10139 <text:s/>#11474 #11478 #11481 #12850 #20442</text:p>
          </table:table-cell>
          <table:table-cell table:style-name="ce4" office:value-type="string" calcext:value-type="string">
            <text:p>http://www.geonames.org/11919779</text:p>
          </table:table-cell>
          <table:table-cell table:style-name="ce4" office:value-type="string" calcext:value-type="string">
            <text:p>Saint-Barthélémy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France</text:p>
            <text:p>Admin name: Provence-Alpes-Côte d'Azur</text:p>
            <text:p>Population: 18,655</text:p>
          </table:table-cell>
        </table:table-row>
        <table:table-row table:style-name="ro1">
          <table:table-cell table:style-name="ce1" office:value-type="string" calcext:value-type="string">
            <text:p>Saint-Barthélémy|Gustavia</text:p>
          </table:table-cell>
          <table:table-cell table:style-name="ce10" office:value-type="string" calcext:value-type="string">
            <text:p>#3252 #7890 #16275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Saint-Bernard</text:p>
          </table:table-cell>
          <table:table-cell table:style-name="ce12" office:value-type="string" calcext:value-type="string">
            <text:p>#4208</text:p>
          </table:table-cell>
          <table:table-cell table:style-name="ce4" office:value-type="string" calcext:value-type="string">
            <text:p>http://www.geonames.org/2981387</text:p>
          </table:table-cell>
          <table:table-cell table:style-name="ce4" office:value-type="string" calcext:value-type="string">
            <text:p>Saint-Bernard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Bourgogne-Franche-Comté</text:p>
            <text:p>Population: 301</text:p>
          </table:table-cell>
        </table:table-row>
        <table:table-row table:style-name="ro4">
          <table:table-cell table:style-name="ce1" office:value-type="string" calcext:value-type="string">
            <text:p>Saint-Christophe</text:p>
          </table:table-cell>
          <table:table-cell table:style-name="ce10" office:value-type="string" calcext:value-type="string">
            <text:p>#198 #568 #2522 #2526 #3242 #20800 #20848 #20849</text:p>
          </table:table-cell>
          <table:table-cell table:style-name="ce1" office:value-type="string" calcext:value-type="string">
            <text:p>http://www.geonames.org/3575181</text:p>
          </table:table-cell>
          <table:table-cell table:style-name="ce1" office:value-type="string" calcext:value-type="string">
            <text:p>Saint-Christophe</text:p>
          </table:table-cell>
          <table:table-cell table:style-name="ce1"/>
          <table:table-cell table:style-name="ce3" office:value-type="string" calcext:value-type="string">
            <text:p>Feature: island</text:p>
            <text:p>Country: Saint-Christophe-et-Niévès</text:p>
          </table:table-cell>
        </table:table-row>
        <table:table-row table:style-name="ro2">
          <table:table-cell table:style-name="ce4" office:value-type="string" calcext:value-type="string">
            <text:p>Saint-Domingue</text:p>
          </table:table-cell>
          <table:table-cell table:style-name="ce11" office:value-type="string" calcext:value-type="string">
            <text:p>#40 #50 #807 #2058 #2185 #2441 #2443 #2457 #2500 #2571 <text:s/>#2813 #3357 #3358 #3373 #3385 #3513 #3518 #3539 #3543 #3572 <text:s/>#3598 #3603 #3606 #3607 #3608 #3609 #4118 #4155 #5092 #5111 <text:s/>#7154 #7455 #7574 #10709 #11056 #11488 #12615 #12824 #13099 #13125 <text:s/>#13129 #13153 #13154 #13155 #13156 #13157 #13158 #13159 #13171 #13172 <text:s/>#13173 #13174 #13175 #13176 #13177 #13178 #13179 #13180 #13202 #13203 <text:s/>#13204 #13205 #13206 #13207 #13208 #13209 #13210 #13211 #13212 #13213 <text:s/>#13214 #13215 #13216 #13217 #13218 #13219 #13220 #13221 #13222 #13223 <text:s/>#13224 #13225 #13226 #13227 #13228 #13229 #13230 #13231 #13232 #13233 <text:s/>#13234 #13235 #13236 #13237 #13238 #13239 #13244 #13247 #13249 #13250 <text:s/>#13257 #13261 #13262 #13342 #13362 #13363 #13543 #13616 #14189 #14190 <text:s/>#14194 #14195 #14196 #14197 #14198 #14199 #14200 #14201 #14202 #14203 <text:s/>#16091 #16092 #16142 #16143 #16147 #16156 #16158 #16202 #16276 #16277 <text:s/>#16405 #16406 #16461 #20441 #20726 #20727 #20734 #20738 #20739 #20740 <text:s/>#20741 #20742 #20743 #20744 #20785 #20789 #20795 #20798 #20799 #20815 <text:s/>#20817 #20843 #20844 #20846 #20854 #20856 #20860 #20862 #20864 #20867 <text:s/>#20920 #20922 #21928 #22016 #22077 #22078 #22079 #22080 #22081 #22082 <text:s/>#22083 #22084 #22085 #22086 #22087 #22088</text:p>
          </table:table-cell>
          <table:table-cell table:style-name="ce4" office:value-type="string" calcext:value-type="string">
            <text:p>http://www.geonames.org/3504558</text:p>
          </table:table-cell>
          <table:table-cell table:style-name="ce4" office:value-type="string" calcext:value-type="string">
            <text:p>Saint-Domingue</text:p>
          </table:table-cell>
          <table:table-cell table:style-name="ce4"/>
          <table:table-cell table:style-name="ce5" office:value-type="string" calcext:value-type="string">
            <text:p>Feature: island</text:p>
            <text:p>Country: République Dominicaine</text:p>
            <text:p>Population: 21,107,000</text:p>
          </table:table-cell>
        </table:table-row>
        <table:table-row table:style-name="ro1">
          <table:table-cell table:style-name="ce1" office:value-type="string" calcext:value-type="string">
            <text:p>Saint-Domingue (colonie française)</text:p>
          </table:table-cell>
          <table:table-cell table:style-name="ce10" office:value-type="string" calcext:value-type="string">
            <text:p>#3368 #7240 #7241 #7242 #11179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Saint-Domingue|Anse à Veau</text:p>
          </table:table-cell>
          <table:table-cell table:style-name="ce12" office:value-type="string" calcext:value-type="string">
            <text:p>#2079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Saint-Domingue|Cayes</text:p>
          </table:table-cell>
          <table:table-cell table:style-name="ce10" office:value-type="string" calcext:value-type="string">
            <text:p>#20796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Saint-Domingue|Île de la Tortue</text:p>
          </table:table-cell>
          <table:table-cell table:style-name="ce12" office:value-type="string" calcext:value-type="string">
            <text:p>#20779 #2080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Saint-Domingue|Môle Saint Nicolas</text:p>
          </table:table-cell>
          <table:table-cell table:style-name="ce10" office:value-type="string" calcext:value-type="string">
            <text:p>#20809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aint-Elie</text:p>
          </table:table-cell>
          <table:table-cell table:style-name="ce12" office:value-type="string" calcext:value-type="string">
            <text:p>#8204 #8205</text:p>
          </table:table-cell>
          <table:table-cell table:style-name="ce4" office:value-type="string" calcext:value-type="string">
            <text:p>http://www.geonames.org/3380415</text:p>
          </table:table-cell>
          <table:table-cell table:style-name="ce4" office:value-type="string" calcext:value-type="string">
            <text:p>Saint-El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Saint-Elie (placer)</text:p>
          </table:table-cell>
          <table:table-cell table:style-name="ce10" office:value-type="string" calcext:value-type="string">
            <text:p>#9836 #9838 #9842 #9844 #9858 #9860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Saint-Eustache</text:p>
          </table:table-cell>
          <table:table-cell table:style-name="ce12" office:value-type="string" calcext:value-type="string">
            <text:p>#2007 #20658</text:p>
          </table:table-cell>
          <table:table-cell table:style-name="ce4" office:value-type="string" calcext:value-type="string">
            <text:p>http://www.geonames.org/7610359</text:p>
          </table:table-cell>
          <table:table-cell table:style-name="ce4" office:value-type="string" calcext:value-type="string">
            <text:p>Saint-Eustach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onaire, Saint-Eustache et Saba</text:p>
            <text:p>Admin name: Saint-Eustache</text:p>
            <text:p>Population: 2,886</text:p>
          </table:table-cell>
        </table:table-row>
        <table:table-row table:style-name="ro3">
          <table:table-cell table:style-name="ce1" office:value-type="string" calcext:value-type="string">
            <text:p>Saint-Georges-de-l'Oyapock</text:p>
          </table:table-cell>
          <table:table-cell table:style-name="ce10" office:value-type="string" calcext:value-type="string">
            <text:p>#22207</text:p>
          </table:table-cell>
          <table:table-cell table:style-name="ce1" office:value-type="string" calcext:value-type="string">
            <text:p>http://www.geonames.org/3380402</text:p>
          </table:table-cell>
          <table:table-cell table:style-name="ce1" office:value-type="string" calcext:value-type="string">
            <text:p>Saint-Georges-de-l'Oyapock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  <text:p>Population: 2,742</text:p>
          </table:table-cell>
        </table:table-row>
        <table:table-row table:style-name="ro3">
          <table:table-cell table:style-name="ce4" office:value-type="string" calcext:value-type="string">
            <text:p>Saint-James</text:p>
          </table:table-cell>
          <table:table-cell table:style-name="ce12" office:value-type="string" calcext:value-type="string">
            <text:p>#2963</text:p>
          </table:table-cell>
          <table:table-cell table:style-name="ce4" office:value-type="string" calcext:value-type="string">
            <text:p>http://www.geonames.org/2979401</text:p>
          </table:table-cell>
          <table:table-cell table:style-name="ce4" office:value-type="string" calcext:value-type="string">
            <text:p>Saint-Jam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France</text:p>
            <text:p>Admin name: Normandie</text:p>
            <text:p>Population: 3,014</text:p>
          </table:table-cell>
        </table:table-row>
        <table:table-row table:style-name="ro3">
          <table:table-cell table:style-name="ce1" office:value-type="string" calcext:value-type="string">
            <text:p>Saint-Jean de Luz</text:p>
          </table:table-cell>
          <table:table-cell table:style-name="ce10" office:value-type="string" calcext:value-type="string">
            <text:p>#2493</text:p>
          </table:table-cell>
          <table:table-cell table:style-name="ce1" office:value-type="string" calcext:value-type="string">
            <text:p>http://www.geonames.org/2979309</text:p>
          </table:table-cell>
          <table:table-cell table:style-name="ce1" office:value-type="string" calcext:value-type="string">
            <text:p>Saint-Jean-de-Luz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uvelle-Aquitaine</text:p>
            <text:p>Population: 14,514</text:p>
          </table:table-cell>
        </table:table-row>
        <table:table-row table:style-name="ro3">
          <table:table-cell table:style-name="ce1" office:value-type="string" calcext:value-type="string">
            <text:p>Saint-Jean de Luz</text:p>
          </table:table-cell>
          <table:table-cell table:style-name="ce10" office:value-type="string" calcext:value-type="string">
            <text:p>#2493</text:p>
          </table:table-cell>
          <table:table-cell table:style-name="ce1" office:value-type="string" calcext:value-type="string">
            <text:p>http://www.geonames.org/6440594</text:p>
          </table:table-cell>
          <table:table-cell table:style-name="ce1" office:value-type="string" calcext:value-type="string">
            <text:p>Saint-Jean-de-Luz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France</text:p>
            <text:p>Admin name: Nouvelle-Aquitaine</text:p>
            <text:p>Population: 14,057</text:p>
          </table:table-cell>
        </table:table-row>
        <table:table-row table:style-name="ro3">
          <table:table-cell table:style-name="ce4" office:value-type="string" calcext:value-type="string">
            <text:p>Saint-John</text:p>
          </table:table-cell>
          <table:table-cell table:style-name="ce12" office:value-type="string" calcext:value-type="string">
            <text:p>#16407</text:p>
          </table:table-cell>
          <table:table-cell table:style-name="ce4" office:value-type="string" calcext:value-type="string">
            <text:p>http://www.geonames.org/3576023</text:p>
          </table:table-cell>
          <table:table-cell table:style-name="ce4" office:value-type="string" calcext:value-type="string">
            <text:p>Saint-John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Antigua et Barbuda</text:p>
            <text:p>Admin name: Saint-John</text:p>
            <text:p>Population: 42,721</text:p>
          </table:table-cell>
        </table:table-row>
        <table:table-row table:style-name="ro2">
          <table:table-cell table:style-name="ce1" office:value-type="string" calcext:value-type="string">
            <text:p>Saint-Kitts-et-Nevis</text:p>
          </table:table-cell>
          <table:table-cell table:style-name="ce13" office:value-type="string" calcext:value-type="string">
            <text:p>#14 #198 #265 #568 #1364 #1377 #2427 #2446 #2447 #2522 <text:s/>#2526 #3241 #3242 #3243 #4061 #6198 #6925 #7797 #10062 #10063 <text:s/>#10064 #10065 #10066 #10067 #10068 #10069 #10070 #10071 #10072 #10073 <text:s/>#10074 #10075 #10190 #10709 #10715 #13441 #13442 #14351 #16384 #20463 <text:s/>#20465 #20482 #20647 #20800 #20848 #20849 #21673 #22105</text:p>
          </table:table-cell>
          <table:table-cell table:style-name="ce1" office:value-type="string" calcext:value-type="string">
            <text:p>http://www.geonames.org/3575174</text:p>
          </table:table-cell>
          <table:table-cell table:style-name="ce1" office:value-type="string" calcext:value-type="string">
            <text:p>Saint-Kitts-et-Nevis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aint-Christophe-et-Niévès</text:p>
            <text:p>Population: 52,441</text:p>
          </table:table-cell>
        </table:table-row>
        <table:table-row table:style-name="ro2">
          <table:table-cell table:style-name="ce4" office:value-type="string" calcext:value-type="string">
            <text:p>Saint-Martin</text:p>
          </table:table-cell>
          <table:table-cell table:style-name="ce11" office:value-type="string" calcext:value-type="string">
            <text:p>#1364 #1377 #1383 #1404 #1451 #1456 #1724 #1866 #1984 #2007 <text:s/>#2152 #6519 #9901 #10140 #10192 #10709 #12523 #14397 #20442 #20658 <text:s/>#21999 #22170</text:p>
          </table:table-cell>
          <table:table-cell table:style-name="ce4" office:value-type="string" calcext:value-type="string">
            <text:p>http://www.geonames.org/7609695</text:p>
          </table:table-cell>
          <table:table-cell table:style-name="ce4" office:value-type="string" calcext:value-type="string">
            <text:p>Saint-Martin</text:p>
          </table:table-cell>
          <table:table-cell table:style-name="ce4"/>
          <table:table-cell table:style-name="ce5" office:value-type="string" calcext:value-type="string">
            <text:p>Feature: section of independent political entity</text:p>
            <text:p>Country: Saint-Martin</text:p>
            <text:p>Population: 40,654</text:p>
          </table:table-cell>
        </table:table-row>
        <table:table-row table:style-name="ro1">
          <table:table-cell table:style-name="ce1" office:value-type="string" calcext:value-type="string">
            <text:p>Saint-Martin|Marigot</text:p>
          </table:table-cell>
          <table:table-cell table:style-name="ce10" office:value-type="string" calcext:value-type="string">
            <text:p>#3251 #7877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aint-Martin|Philipsburg</text:p>
          </table:table-cell>
          <table:table-cell table:style-name="ce12" office:value-type="string" calcext:value-type="string">
            <text:p>#3259</text:p>
          </table:table-cell>
          <table:table-cell table:style-name="ce4" office:value-type="string" calcext:value-type="string">
            <text:p>http://www.geonames.org/3513392</text:p>
          </table:table-cell>
          <table:table-cell table:style-name="ce4" office:value-type="string" calcext:value-type="string">
            <text:p>Philipsburg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aint-Martin</text:p>
            <text:p>Population: 1,400</text:p>
          </table:table-cell>
        </table:table-row>
        <table:table-row table:style-name="ro3">
          <table:table-cell table:style-name="ce1" office:value-type="string" calcext:value-type="string">
            <text:p>Saint-Pierre</text:p>
          </table:table-cell>
          <table:table-cell table:style-name="ce10" office:value-type="string" calcext:value-type="string">
            <text:p>#2948</text:p>
          </table:table-cell>
          <table:table-cell table:style-name="ce1" office:value-type="string" calcext:value-type="string">
            <text:p>http://www.geonames.org/935214</text:p>
          </table:table-cell>
          <table:table-cell table:style-name="ce1" office:value-type="string" calcext:value-type="string">
            <text:p>Saint-Pierr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Réunion</text:p>
            <text:p>Admin name: Réunion</text:p>
            <text:p>Population: 76,655</text:p>
          </table:table-cell>
        </table:table-row>
        <table:table-row table:style-name="ro2">
          <table:table-cell table:style-name="ce4" office:value-type="string" calcext:value-type="string">
            <text:p>Saint-Pierre-et-Miquelon</text:p>
          </table:table-cell>
          <table:table-cell table:style-name="ce11" office:value-type="string" calcext:value-type="string">
            <text:p>#1477 #1478 #1866 #2178 #2442 #2806 #2816 #4112 #5109 #5116 <text:s/>#5959 #6191 #6227 #6829 #6830 #6831 #10159 #10160 #10161 #11114 <text:s/>#11294 #12490 #13411 #14064 #14065 #14066 #14067 #14068 #14069 #21706 <text:s/>#21935</text:p>
          </table:table-cell>
          <table:table-cell table:style-name="ce4" office:value-type="string" calcext:value-type="string">
            <text:p>http://www.geonames.org/3424932</text:p>
          </table:table-cell>
          <table:table-cell table:style-name="ce4" office:value-type="string" calcext:value-type="string">
            <text:p>Saint-Pierre-et-Miquelon</text:p>
          </table:table-cell>
          <table:table-cell table:style-name="ce4"/>
          <table:table-cell table:style-name="ce5" office:value-type="string" calcext:value-type="string">
            <text:p>Feature: dependent political entity</text:p>
            <text:p>Country: Saint-Pierre et Miquelon</text:p>
            <text:p>Population: 7,012</text:p>
          </table:table-cell>
        </table:table-row>
        <table:table-row table:style-name="ro3">
          <table:table-cell table:style-name="ce1" office:value-type="string" calcext:value-type="string">
            <text:p>Saint-Thomas</text:p>
          </table:table-cell>
          <table:table-cell table:style-name="ce10" office:value-type="string" calcext:value-type="string">
            <text:p>#2083 #3243 #3262 #16384 #16407</text:p>
          </table:table-cell>
          <table:table-cell table:style-name="ce1" office:value-type="string" calcext:value-type="string">
            <text:p>http://www.geonames.org/4796548</text:p>
          </table:table-cell>
          <table:table-cell table:style-name="ce1" office:value-type="string" calcext:value-type="string">
            <text:p>Saint-Thomas</text:p>
          </table:table-cell>
          <table:table-cell table:style-name="ce1"/>
          <table:table-cell table:style-name="ce3" office:value-type="string" calcext:value-type="string">
            <text:p>Feature: island</text:p>
            <text:p>Country: Îles Vierges des États-Unis</text:p>
            <text:p>Admin name: Saint Thomas Island</text:p>
            <text:p>Population: 51,634</text:p>
          </table:table-cell>
        </table:table-row>
        <table:table-row table:style-name="ro2">
          <table:table-cell table:style-name="ce4" office:value-type="string" calcext:value-type="string">
            <text:p>Saint-Vincent</text:p>
          </table:table-cell>
          <table:table-cell table:style-name="ce12" office:value-type="string" calcext:value-type="string">
            <text:p>#20773</text:p>
          </table:table-cell>
          <table:table-cell table:style-name="ce4" office:value-type="string" calcext:value-type="string">
            <text:p>http://www.geonames.org/3577816</text:p>
          </table:table-cell>
          <table:table-cell table:style-name="ce4" office:value-type="string" calcext:value-type="string">
            <text:p>Saint-Vincent</text:p>
          </table:table-cell>
          <table:table-cell table:style-name="ce4"/>
          <table:table-cell table:style-name="ce5" office:value-type="string" calcext:value-type="string">
            <text:p>Feature: island</text:p>
            <text:p>Country: Saint-Vincent-et-les-Grenadines</text:p>
            <text:p>Population: 100,000</text:p>
          </table:table-cell>
        </table:table-row>
        <table:table-row table:style-name="ro2">
          <table:table-cell table:style-name="ce1" office:value-type="string" calcext:value-type="string">
            <text:p>Saint-Vincent-et-les-Grenadines</text:p>
          </table:table-cell>
          <table:table-cell table:style-name="ce13" office:value-type="string" calcext:value-type="string">
            <text:p>#88 #1188 #1364 #1377 #2103 #2447 #3247 #3526 #6925 #6958 <text:s/>#7797 #10103 #10106 #10121 #10122 #10123 #10124 #10125 #10126 #10191 <text:s/>#10709 #11342 #11428 #11429 #13012 #14345 #14417 #16390 #20440 #20647 <text:s/>#20838 #21561 #21676</text:p>
          </table:table-cell>
          <table:table-cell table:style-name="ce1" office:value-type="string" calcext:value-type="string">
            <text:p>http://www.geonames.org/3577815</text:p>
          </table:table-cell>
          <table:table-cell table:style-name="ce1" office:value-type="string" calcext:value-type="string">
            <text:p>Saint-Vincent-et-les-Grenadines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aint-Vincent-et-les-Grenadines</text:p>
            <text:p>Population: 110,211</text:p>
          </table:table-cell>
        </table:table-row>
        <table:table-row table:style-name="ro1">
          <table:table-cell table:style-name="ce4" office:value-type="string" calcext:value-type="string">
            <text:p>Saint-Vincent-et-les-Grenadines|Carriacou</text:p>
          </table:table-cell>
          <table:table-cell table:style-name="ce12" office:value-type="string" calcext:value-type="string">
            <text:p>#215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Sainte Lucia</text:p>
          </table:table-cell>
          <table:table-cell table:style-name="ce10" office:value-type="string" calcext:value-type="string">
            <text:p>#1703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Sainte-Croix</text:p>
          </table:table-cell>
          <table:table-cell table:style-name="ce12" office:value-type="string" calcext:value-type="string">
            <text:p>#3264 #3265 #16384 #16407</text:p>
          </table:table-cell>
          <table:table-cell table:style-name="ce4" office:value-type="string" calcext:value-type="string">
            <text:p>http://www.geonames.org/2786634</text:p>
          </table:table-cell>
          <table:table-cell table:style-name="ce4" office:value-type="string" calcext:value-type="string">
            <text:p>Sainte-Croix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elgique</text:p>
            <text:p>Admin name: Flandre</text:p>
            <text:p>Population: 16,000</text:p>
          </table:table-cell>
        </table:table-row>
        <table:table-row table:style-name="ro2">
          <table:table-cell table:style-name="ce1" office:value-type="string" calcext:value-type="string">
            <text:p>Sainte-Lucie</text:p>
          </table:table-cell>
          <table:table-cell table:style-name="ce13" office:value-type="string" calcext:value-type="string">
            <text:p>#14 #73 #74 #106 #845 #847 #1127 #1309 #1364 #1377 <text:s/>#1455 #1464 #1519 #1826 #2447 #3526 #4119 #5111 #6189 #6500 <text:s/>#6501 #6502 #6679 #6925 #7108 #7797 #10089 #10090 #10091 #10092 <text:s/>#10093 #10094 #10095 #10096 #10097 #10099 #10100 #10101 #10606 #10709 <text:s/>#12529 #13012 #16390 #20439 #20647 #20697 #21580 #21676 #21686 #21859 <text:s/>#22030</text:p>
          </table:table-cell>
          <table:table-cell table:style-name="ce1" office:value-type="string" calcext:value-type="string">
            <text:p>http://www.geonames.org/3576468</text:p>
          </table:table-cell>
          <table:table-cell table:style-name="ce1" office:value-type="string" calcext:value-type="string">
            <text:p>Sainte-Luc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ainte-Lucie</text:p>
            <text:p>Population: 181,889</text:p>
          </table:table-cell>
        </table:table-row>
        <table:table-row table:style-name="ro3">
          <table:table-cell table:style-name="ce4" office:value-type="string" calcext:value-type="string">
            <text:p>Sainte-Lucie|Castries</text:p>
          </table:table-cell>
          <table:table-cell table:style-name="ce12" office:value-type="string" calcext:value-type="string">
            <text:p>#838 #3246 #10105</text:p>
          </table:table-cell>
          <table:table-cell table:style-name="ce4" office:value-type="string" calcext:value-type="string">
            <text:p>http://www.geonames.org/3576812</text:p>
          </table:table-cell>
          <table:table-cell table:style-name="ce4" office:value-type="string" calcext:value-type="string">
            <text:p>Castrie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ainte-Lucie</text:p>
            <text:p>Admin name: District de Castries</text:p>
            <text:p>Population: 20,000</text:p>
          </table:table-cell>
        </table:table-row>
        <table:table-row table:style-name="ro3">
          <table:table-cell table:style-name="ce4" office:value-type="string" calcext:value-type="string">
            <text:p>Sainte-Lucie|Castries</text:p>
          </table:table-cell>
          <table:table-cell table:style-name="ce12" office:value-type="string" calcext:value-type="string">
            <text:p>#838 #3246 #10105</text:p>
          </table:table-cell>
          <table:table-cell table:style-name="ce4" office:value-type="string" calcext:value-type="string">
            <text:p>http://www.geonames.org/3576810</text:p>
          </table:table-cell>
          <table:table-cell table:style-name="ce4" office:value-type="string" calcext:value-type="string">
            <text:p>Castries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ainte-Lucie</text:p>
            <text:p>Admin name: District de Castries</text:p>
            <text:p>Population: 68,400</text:p>
          </table:table-cell>
        </table:table-row>
        <table:table-row table:style-name="ro1">
          <table:table-cell table:style-name="ce1" office:value-type="string" calcext:value-type="string">
            <text:p>Saluages</text:p>
          </table:table-cell>
          <table:table-cell table:style-name="ce10" office:value-type="string" calcext:value-type="string">
            <text:p>#487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alvador</text:p>
          </table:table-cell>
          <table:table-cell table:style-name="ce12" office:value-type="string" calcext:value-type="string">
            <text:p>#4111 #13593</text:p>
          </table:table-cell>
          <table:table-cell table:style-name="ce4" office:value-type="string" calcext:value-type="string">
            <text:p>http://www.geonames.org/3585968</text:p>
          </table:table-cell>
          <table:table-cell table:style-name="ce4" office:value-type="string" calcext:value-type="string">
            <text:p>Salvador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alvador</text:p>
            <text:p>Population: 6,420,744</text:p>
          </table:table-cell>
        </table:table-row>
        <table:table-row table:style-name="ro1">
          <table:table-cell table:style-name="ce1" office:value-type="string" calcext:value-type="string">
            <text:p>Samana (Baie de)</text:p>
          </table:table-cell>
          <table:table-cell table:style-name="ce10" office:value-type="string" calcext:value-type="string">
            <text:p>#685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Samora</text:p>
          </table:table-cell>
          <table:table-cell table:style-name="ce12" office:value-type="string" calcext:value-type="string">
            <text:p>#1750</text:p>
          </table:table-cell>
          <table:table-cell table:style-name="ce4" office:value-type="string" calcext:value-type="string">
            <text:p>http://www.geonames.org/3104342</text:p>
          </table:table-cell>
          <table:table-cell table:style-name="ce4" office:value-type="string" calcext:value-type="string">
            <text:p>Samora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Espagne</text:p>
            <text:p>Admin name: Castille-et-León</text:p>
            <text:p>Population: 66,293</text:p>
          </table:table-cell>
        </table:table-row>
        <table:table-row table:style-name="ro3">
          <table:table-cell table:style-name="ce1" office:value-type="string" calcext:value-type="string">
            <text:p>San Paulo</text:p>
          </table:table-cell>
          <table:table-cell table:style-name="ce10" office:value-type="string" calcext:value-type="string">
            <text:p>#1859</text:p>
          </table:table-cell>
          <table:table-cell table:style-name="ce1" office:value-type="string" calcext:value-type="string">
            <text:p>http://www.geonames.org/3448439</text:p>
          </table:table-cell>
          <table:table-cell table:style-name="ce1" office:value-type="string" calcext:value-type="string">
            <text:p>San Paulo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résil</text:p>
            <text:p>Admin name: São Paulo</text:p>
            <text:p>Population: 10,021,295</text:p>
          </table:table-cell>
        </table:table-row>
        <table:table-row table:style-name="ro3">
          <table:table-cell table:style-name="ce4" office:value-type="string" calcext:value-type="string">
            <text:p>Santa Catharina</text:p>
          </table:table-cell>
          <table:table-cell table:style-name="ce12" office:value-type="string" calcext:value-type="string">
            <text:p>#5232 #5562 #5563 #5564 #5565 #5566 #5567 #5568 #5569 #5570</text:p>
          </table:table-cell>
          <table:table-cell table:style-name="ce4" office:value-type="string" calcext:value-type="string">
            <text:p>http://www.geonames.org/3450387</text:p>
          </table:table-cell>
          <table:table-cell table:style-name="ce4" office:value-type="string" calcext:value-type="string">
            <text:p>Santa Catharin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Brésil</text:p>
            <text:p>Admin name: Santa Catarina</text:p>
            <text:p>Population: 6,249,682</text:p>
          </table:table-cell>
        </table:table-row>
        <table:table-row table:style-name="ro3">
          <table:table-cell table:style-name="ce1" office:value-type="string" calcext:value-type="string">
            <text:p>Santa Cruz</text:p>
          </table:table-cell>
          <table:table-cell table:style-name="ce10" office:value-type="string" calcext:value-type="string">
            <text:p>#1706</text:p>
          </table:table-cell>
          <table:table-cell table:style-name="ce1" office:value-type="string" calcext:value-type="string">
            <text:p>http://www.geonames.org/3904906</text:p>
          </table:table-cell>
          <table:table-cell table:style-name="ce1" office:value-type="string" calcext:value-type="string">
            <text:p>Santa Cruz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Bolivie</text:p>
            <text:p>Admin name: Santa Cruz</text:p>
            <text:p>Population: 1,364,389</text:p>
          </table:table-cell>
        </table:table-row>
        <table:table-row table:style-name="ro3">
          <table:table-cell table:style-name="ce4" office:value-type="string" calcext:value-type="string">
            <text:p>Santo Amaro</text:p>
          </table:table-cell>
          <table:table-cell table:style-name="ce12" office:value-type="string" calcext:value-type="string">
            <text:p>#5619</text:p>
          </table:table-cell>
          <table:table-cell table:style-name="ce4" office:value-type="string" calcext:value-type="string">
            <text:p>http://www.geonames.org/3449720</text:p>
          </table:table-cell>
          <table:table-cell table:style-name="ce4" office:value-type="string" calcext:value-type="string">
            <text:p>Santo Amar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Brésil</text:p>
            <text:p>Admin name: Bahia</text:p>
            <text:p>Population: 46,748</text:p>
          </table:table-cell>
        </table:table-row>
        <table:table-row table:style-name="ro3">
          <table:table-cell table:style-name="ce1" office:value-type="string" calcext:value-type="string">
            <text:p>Santos</text:p>
          </table:table-cell>
          <table:table-cell table:style-name="ce10" office:value-type="string" calcext:value-type="string">
            <text:p>#5580</text:p>
          </table:table-cell>
          <table:table-cell table:style-name="ce1" office:value-type="string" calcext:value-type="string">
            <text:p>http://www.geonames.org/3449433</text:p>
          </table:table-cell>
          <table:table-cell table:style-name="ce1" office:value-type="string" calcext:value-type="string">
            <text:p>Santos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Brésil</text:p>
            <text:p>Admin name: São Paulo</text:p>
            <text:p>Population: 411,403</text:p>
          </table:table-cell>
        </table:table-row>
        <table:table-row table:style-name="ro3">
          <table:table-cell table:style-name="ce4" office:value-type="string" calcext:value-type="string">
            <text:p>Sao Paulo</text:p>
          </table:table-cell>
          <table:table-cell table:style-name="ce11" office:value-type="string" calcext:value-type="string">
            <text:p>#5571 #5572 #5573 #5574 #5575 #5576 #5577 #5578 #5579 #5580 <text:s/>#5581 #5582 #5583 #5584 #5585 #5586 #5587 #5588 #5589</text:p>
          </table:table-cell>
          <table:table-cell table:style-name="ce4" office:value-type="string" calcext:value-type="string">
            <text:p>http://www.geonames.org/3448439</text:p>
          </table:table-cell>
          <table:table-cell table:style-name="ce4" office:value-type="string" calcext:value-type="string">
            <text:p>Sao Paulo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Brésil</text:p>
            <text:p>Admin name: São Paulo</text:p>
            <text:p>Population: 10,021,295</text:p>
          </table:table-cell>
        </table:table-row>
        <table:table-row table:style-name="ro3">
          <table:table-cell table:style-name="ce1" office:value-type="string" calcext:value-type="string">
            <text:p>Saône-et-Loire</text:p>
          </table:table-cell>
          <table:table-cell table:style-name="ce10" office:value-type="string" calcext:value-type="string">
            <text:p>#10915 #10916 #10917 #10918 #10919 #10920 #10921</text:p>
          </table:table-cell>
          <table:table-cell table:style-name="ce1" office:value-type="string" calcext:value-type="string">
            <text:p>http://www.geonames.org/2976082</text:p>
          </table:table-cell>
          <table:table-cell table:style-name="ce1" office:value-type="string" calcext:value-type="string">
            <text:p>Saône-et-Loir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Bourgogne-Franche-Comté</text:p>
            <text:p>Population: 574,002</text:p>
          </table:table-cell>
        </table:table-row>
        <table:table-row table:style-name="ro3">
          <table:table-cell table:style-name="ce4" office:value-type="string" calcext:value-type="string">
            <text:p>Saramacca</text:p>
          </table:table-cell>
          <table:table-cell table:style-name="ce12" office:value-type="string" calcext:value-type="string">
            <text:p>#4251</text:p>
          </table:table-cell>
          <table:table-cell table:style-name="ce4" office:value-type="string" calcext:value-type="string">
            <text:p>http://www.geonames.org/3383110</text:p>
          </table:table-cell>
          <table:table-cell table:style-name="ce4" office:value-type="string" calcext:value-type="string">
            <text:p>Saramacc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urinam</text:p>
            <text:p>Admin name: Saramacca</text:p>
            <text:p>Population: 16,171</text:p>
          </table:table-cell>
        </table:table-row>
        <table:table-row table:style-name="ro3">
          <table:table-cell table:style-name="ce1" office:value-type="string" calcext:value-type="string">
            <text:p>Sarthe</text:p>
          </table:table-cell>
          <table:table-cell table:style-name="ce10" office:value-type="string" calcext:value-type="string">
            <text:p>#10908 #10909 #10911 #10912 #10913 #10914</text:p>
          </table:table-cell>
          <table:table-cell table:style-name="ce1" office:value-type="string" calcext:value-type="string">
            <text:p>http://www.geonames.org/2975926</text:p>
          </table:table-cell>
          <table:table-cell table:style-name="ce1" office:value-type="string" calcext:value-type="string">
            <text:p>Sarth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Pays de la Loire</text:p>
            <text:p>Population: 576,741</text:p>
          </table:table-cell>
        </table:table-row>
        <table:table-row table:style-name="ro2">
          <table:table-cell table:style-name="ce4" office:value-type="string" calcext:value-type="string">
            <text:p>Saül</text:p>
          </table:table-cell>
          <table:table-cell table:style-name="ce11" office:value-type="string" calcext:value-type="string">
            <text:p>#11731 #11732 #11733 #11734 #11735 #11736 #11737 #11738 #11739 #11740 <text:s/>#11801 #11802</text:p>
          </table:table-cell>
          <table:table-cell table:style-name="ce4" office:value-type="string" calcext:value-type="string">
            <text:p>http://www.geonames.org/3380341</text:p>
          </table:table-cell>
          <table:table-cell table:style-name="ce4" office:value-type="string" calcext:value-type="string">
            <text:p>Saül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Saut de Bellevue</text:p>
          </table:table-cell>
          <table:table-cell table:style-name="ce10" office:value-type="string" calcext:value-type="string">
            <text:p>#2842</text:p>
          </table:table-cell>
          <table:table-cell table:style-name="ce1" table:number-columns-repeated="4"/>
        </table:table-row>
        <table:table-row table:style-name="ro4">
          <table:table-cell table:style-name="ce4" office:value-type="string" calcext:value-type="string">
            <text:p>Saut Féti-tabiki</text:p>
          </table:table-cell>
          <table:table-cell table:style-name="ce12" office:value-type="string" calcext:value-type="string">
            <text:p>#827</text:p>
          </table:table-cell>
          <table:table-cell table:style-name="ce4" office:value-type="string" calcext:value-type="string">
            <text:p>http://www.geonames.org/3381612</text:p>
          </table:table-cell>
          <table:table-cell table:style-name="ce4" office:value-type="string" calcext:value-type="string">
            <text:p>Saut Féti-Tabiki</text:p>
          </table:table-cell>
          <table:table-cell table:style-name="ce4"/>
          <table:table-cell table:style-name="ce5" office:value-type="string" calcext:value-type="string">
            <text:p>Feature: rapids</text:p>
            <text:p>Country: Guyane</text:p>
          </table:table-cell>
        </table:table-row>
        <table:table-row table:style-name="ro4">
          <table:table-cell table:style-name="ce1" office:value-type="string" calcext:value-type="string">
            <text:p>Saut Taparoubo</text:p>
          </table:table-cell>
          <table:table-cell table:style-name="ce10" office:value-type="string" calcext:value-type="string">
            <text:p>#809</text:p>
          </table:table-cell>
          <table:table-cell table:style-name="ce1" office:value-type="string" calcext:value-type="string">
            <text:p>http://www.geonames.org/3381350</text:p>
          </table:table-cell>
          <table:table-cell table:style-name="ce1" office:value-type="string" calcext:value-type="string">
            <text:p>Saut Taparoubo</text:p>
          </table:table-cell>
          <table:table-cell table:style-name="ce1"/>
          <table:table-cell table:style-name="ce3" office:value-type="string" calcext:value-type="string">
            <text:p>Feature: rapids</text:p>
            <text:p>Country: Guyane</text:p>
          </table:table-cell>
        </table:table-row>
        <table:table-row table:style-name="ro4">
          <table:table-cell table:style-name="ce4" office:value-type="string" calcext:value-type="string">
            <text:p>Saut Vata</text:p>
          </table:table-cell>
          <table:table-cell table:style-name="ce12" office:value-type="string" calcext:value-type="string">
            <text:p>#679</text:p>
          </table:table-cell>
          <table:table-cell table:style-name="ce4" office:value-type="string" calcext:value-type="string">
            <text:p>http://www.geonames.org/3380096</text:p>
          </table:table-cell>
          <table:table-cell table:style-name="ce4" office:value-type="string" calcext:value-type="string">
            <text:p>Saut Vata</text:p>
          </table:table-cell>
          <table:table-cell table:style-name="ce4"/>
          <table:table-cell table:style-name="ce5" office:value-type="string" calcext:value-type="string">
            <text:p>Feature: rapids</text:p>
            <text:p>Country: Guyane</text:p>
          </table:table-cell>
        </table:table-row>
        <table:table-row table:style-name="ro2">
          <table:table-cell table:style-name="ce1" office:value-type="string" calcext:value-type="string">
            <text:p>Seine</text:p>
          </table:table-cell>
          <table:table-cell table:style-name="ce13" office:value-type="string" calcext:value-type="string">
            <text:p>#10922 #10923 #10924 #10925 #10926 #10927 #10928 #10946 #10947 #10948 <text:s/>#10949 #10950 #10951 #10952 #10953 #10954 #10955 #10957 #10958 #10959 <text:s/>#10960 #10961 #10962 #10963</text:p>
          </table:table-cell>
          <table:table-cell table:style-name="ce1" office:value-type="string" calcext:value-type="string">
            <text:p>http://www.geonames.org/2975252</text:p>
          </table:table-cell>
          <table:table-cell table:style-name="ce1" office:value-type="string" calcext:value-type="string">
            <text:p>Seine</text:p>
          </table:table-cell>
          <table:table-cell table:style-name="ce1"/>
          <table:table-cell table:style-name="ce3" office:value-type="string" calcext:value-type="string">
            <text:p>Feature: stream</text:p>
            <text:p>Country: France</text:p>
            <text:p>Admin name: Normandie</text:p>
          </table:table-cell>
        </table:table-row>
        <table:table-row table:style-name="ro3">
          <table:table-cell table:style-name="ce4" office:value-type="string" calcext:value-type="string">
            <text:p>Seine et Marne</text:p>
          </table:table-cell>
          <table:table-cell table:style-name="ce12" office:value-type="string" calcext:value-type="string">
            <text:p>#10970 #10971 #10972 #10973 #10974 #10975 #10976</text:p>
          </table:table-cell>
          <table:table-cell table:style-name="ce4" office:value-type="string" calcext:value-type="string">
            <text:p>http://www.geonames.org/2975249</text:p>
          </table:table-cell>
          <table:table-cell table:style-name="ce4" office:value-type="string" calcext:value-type="string">
            <text:p>Seine-et-Mar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Île-de-France</text:p>
            <text:p>Population: 1,335,284</text:p>
          </table:table-cell>
        </table:table-row>
        <table:table-row table:style-name="ro1">
          <table:table-cell table:style-name="ce1" office:value-type="string" calcext:value-type="string">
            <text:p>Seine et Oise</text:p>
          </table:table-cell>
          <table:table-cell table:style-name="ce10" office:value-type="string" calcext:value-type="string">
            <text:p>#10977 #10978 #10979 #10980 #10981 #10982 #10983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énégal</text:p>
          </table:table-cell>
          <table:table-cell table:style-name="ce11" office:value-type="string" calcext:value-type="string">
            <text:p>#2178 #2806 #2816 #3512 #4112 #4118 #5090 #5109 #5116 #5501 <text:s/>#6196 #6235 #7196 #7676 #8150 #10832 #11074 #11075 #11076 #11077 <text:s/>#11078 #11079 #13803 #13808 #13828 #13832 #16400 #20664 #21706</text:p>
          </table:table-cell>
          <table:table-cell table:style-name="ce4" office:value-type="string" calcext:value-type="string">
            <text:p>http://www.geonames.org/2245662</text:p>
          </table:table-cell>
          <table:table-cell table:style-name="ce4" office:value-type="string" calcext:value-type="string">
            <text:p>Sénégal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énégal</text:p>
            <text:p>Population: 15,854,360</text:p>
          </table:table-cell>
        </table:table-row>
        <table:table-row table:style-name="ro2">
          <table:table-cell table:style-name="ce1" office:value-type="string" calcext:value-type="string">
            <text:p>Sénégal|Bakel</text:p>
          </table:table-cell>
          <table:table-cell table:style-name="ce10" office:value-type="string" calcext:value-type="string">
            <text:p>#13796 #13799 #13830</text:p>
          </table:table-cell>
          <table:table-cell table:style-name="ce1" office:value-type="string" calcext:value-type="string">
            <text:p>http://www.geonames.org/2254443</text:p>
          </table:table-cell>
          <table:table-cell table:style-name="ce1" office:value-type="string" calcext:value-type="string">
            <text:p>Bakel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Sénégal</text:p>
            <text:p>Admin name: Tambacounda</text:p>
          </table:table-cell>
        </table:table-row>
        <table:table-row table:style-name="ro2">
          <table:table-cell table:style-name="ce1" office:value-type="string" calcext:value-type="string">
            <text:p>Sénégal|Bakel</text:p>
          </table:table-cell>
          <table:table-cell table:style-name="ce10" office:value-type="string" calcext:value-type="string">
            <text:p>#13796 #13799 #13830</text:p>
          </table:table-cell>
          <table:table-cell table:style-name="ce1" office:value-type="string" calcext:value-type="string">
            <text:p>http://www.geonames.org/2254441</text:p>
          </table:table-cell>
          <table:table-cell table:style-name="ce1" office:value-type="string" calcext:value-type="string">
            <text:p>Bakel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énégal</text:p>
            <text:p>Admin name: Tambacounda</text:p>
          </table:table-cell>
        </table:table-row>
        <table:table-row table:style-name="ro2">
          <table:table-cell table:style-name="ce1" office:value-type="string" calcext:value-type="string">
            <text:p>Sénégal|Bakel</text:p>
          </table:table-cell>
          <table:table-cell table:style-name="ce10" office:value-type="string" calcext:value-type="string">
            <text:p>#13796 #13799 #13830</text:p>
          </table:table-cell>
          <table:table-cell table:style-name="ce1" office:value-type="string" calcext:value-type="string">
            <text:p>http://www.geonames.org/2254442</text:p>
          </table:table-cell>
          <table:table-cell table:style-name="ce1" office:value-type="string" calcext:value-type="string">
            <text:p>Bakel</text:p>
          </table:table-cell>
          <table:table-cell table:style-name="ce1"/>
          <table:table-cell table:style-name="ce3" office:value-type="string" calcext:value-type="string">
            <text:p>Feature: airfield</text:p>
            <text:p>Country: Sénégal</text:p>
            <text:p>Admin name: Tambacounda</text:p>
          </table:table-cell>
        </table:table-row>
        <table:table-row table:style-name="ro3">
          <table:table-cell table:style-name="ce4" office:value-type="string" calcext:value-type="string">
            <text:p>Sénégal|Dakar</text:p>
          </table:table-cell>
          <table:table-cell table:style-name="ce12" office:value-type="string" calcext:value-type="string">
            <text:p>#6383 #6384 #13831</text:p>
          </table:table-cell>
          <table:table-cell table:style-name="ce4" office:value-type="string" calcext:value-type="string">
            <text:p>http://www.geonames.org/2253354</text:p>
          </table:table-cell>
          <table:table-cell table:style-name="ce4" office:value-type="string" calcext:value-type="string">
            <text:p>Dakar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énégal</text:p>
            <text:p>Admin name: Dakar</text:p>
            <text:p>Population: 2,476,400</text:p>
          </table:table-cell>
        </table:table-row>
        <table:table-row table:style-name="ro3">
          <table:table-cell table:style-name="ce4" office:value-type="string" calcext:value-type="string">
            <text:p>Sénégal|Dakar</text:p>
          </table:table-cell>
          <table:table-cell table:style-name="ce12" office:value-type="string" calcext:value-type="string">
            <text:p>#6383 #6384 #13831</text:p>
          </table:table-cell>
          <table:table-cell table:style-name="ce4" office:value-type="string" calcext:value-type="string">
            <text:p>http://www.geonames.org/2253350</text:p>
          </table:table-cell>
          <table:table-cell table:style-name="ce4" office:value-type="string" calcext:value-type="string">
            <text:p>Dakar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énégal</text:p>
            <text:p>Admin name: Dakar</text:p>
            <text:p>Population: 2,431,062</text:p>
          </table:table-cell>
        </table:table-row>
        <table:table-row table:style-name="ro3">
          <table:table-cell table:style-name="ce4" office:value-type="string" calcext:value-type="string">
            <text:p>Sénégal|Dakar</text:p>
          </table:table-cell>
          <table:table-cell table:style-name="ce12" office:value-type="string" calcext:value-type="string">
            <text:p>#6383 #6384 #13831</text:p>
          </table:table-cell>
          <table:table-cell table:style-name="ce4" office:value-type="string" calcext:value-type="string">
            <text:p>http://www.geonames.org/7732977</text:p>
          </table:table-cell>
          <table:table-cell table:style-name="ce4" office:value-type="string" calcext:value-type="string">
            <text:p>Dakar Department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Sénégal</text:p>
            <text:p>Admin name: Dakar</text:p>
            <text:p>Population: 1,030,594</text:p>
          </table:table-cell>
        </table:table-row>
        <table:table-row table:style-name="ro2">
          <table:table-cell table:style-name="ce4" office:value-type="string" calcext:value-type="string">
            <text:p>Sénégal|Dakar</text:p>
          </table:table-cell>
          <table:table-cell table:style-name="ce12" office:value-type="string" calcext:value-type="string">
            <text:p>#6383 #6384 #13831</text:p>
          </table:table-cell>
          <table:table-cell table:style-name="ce4" office:value-type="string" calcext:value-type="string">
            <text:p>http://www.geonames.org/2253352</text:p>
          </table:table-cell>
          <table:table-cell table:style-name="ce4" office:value-type="string" calcext:value-type="string">
            <text:p>Dakar</text:p>
          </table:table-cell>
          <table:table-cell table:style-name="ce4"/>
          <table:table-cell table:style-name="ce5" office:value-type="string" calcext:value-type="string">
            <text:p>Feature: port</text:p>
            <text:p>Country: Sénégal</text:p>
            <text:p>Admin name: Dakar</text:p>
          </table:table-cell>
        </table:table-row>
        <table:table-row table:style-name="ro2">
          <table:table-cell table:style-name="ce1" office:value-type="string" calcext:value-type="string">
            <text:p>Sénégal|Gorée</text:p>
          </table:table-cell>
          <table:table-cell table:style-name="ce10" office:value-type="string" calcext:value-type="string">
            <text:p>#3887 #11076</text:p>
          </table:table-cell>
          <table:table-cell table:style-name="ce1" office:value-type="string" calcext:value-type="string">
            <text:p>http://www.geonames.org/2251510</text:p>
          </table:table-cell>
          <table:table-cell table:style-name="ce1" office:value-type="string" calcext:value-type="string">
            <text:p>Gorée</text:p>
          </table:table-cell>
          <table:table-cell table:style-name="ce1"/>
          <table:table-cell table:style-name="ce3" office:value-type="string" calcext:value-type="string">
            <text:p>Feature: island</text:p>
            <text:p>Country: Sénégal</text:p>
            <text:p>Admin name: Dakar</text:p>
          </table:table-cell>
        </table:table-row>
        <table:table-row table:style-name="ro2">
          <table:table-cell table:style-name="ce1" office:value-type="string" calcext:value-type="string">
            <text:p>Sénégal|Gorée</text:p>
          </table:table-cell>
          <table:table-cell table:style-name="ce10" office:value-type="string" calcext:value-type="string">
            <text:p>#3887 #11076</text:p>
          </table:table-cell>
          <table:table-cell table:style-name="ce1" office:value-type="string" calcext:value-type="string">
            <text:p>http://www.geonames.org/2251512</text:p>
          </table:table-cell>
          <table:table-cell table:style-name="ce1" office:value-type="string" calcext:value-type="string">
            <text:p>Goré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énégal</text:p>
            <text:p>Admin name: Dakar</text:p>
          </table:table-cell>
        </table:table-row>
        <table:table-row table:style-name="ro2">
          <table:table-cell table:style-name="ce4" office:value-type="string" calcext:value-type="string">
            <text:p>Sénégal|Médine</text:p>
          </table:table-cell>
          <table:table-cell table:style-name="ce12" office:value-type="string" calcext:value-type="string">
            <text:p>#13807</text:p>
          </table:table-cell>
          <table:table-cell table:style-name="ce4" office:value-type="string" calcext:value-type="string">
            <text:p>http://www.geonames.org/2248411</text:p>
          </table:table-cell>
          <table:table-cell table:style-name="ce4" office:value-type="string" calcext:value-type="string">
            <text:p>Méd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Sénégal</text:p>
            <text:p>Admin name: Thiès</text:p>
          </table:table-cell>
        </table:table-row>
        <table:table-row table:style-name="ro3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2246452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Sénégal</text:p>
            <text:p>Admin name: Saint-Louis</text:p>
            <text:p>Population: 176,000</text:p>
          </table:table-cell>
        </table:table-row>
        <table:table-row table:style-name="ro3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2246451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Sénégal</text:p>
            <text:p>Admin name: Saint-Louis</text:p>
            <text:p>Population: 732,667</text:p>
          </table:table-cell>
        </table:table-row>
        <table:table-row table:style-name="ro4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6297230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airport</text:p>
            <text:p>Country: Sénégal</text:p>
          </table:table-cell>
        </table:table-row>
        <table:table-row table:style-name="ro2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2246454</text:p>
          </table:table-cell>
          <table:table-cell table:style-name="ce1" office:value-type="string" calcext:value-type="string">
            <text:p>Saint-Louis</text:p>
          </table:table-cell>
          <table:table-cell table:style-name="ce1"/>
          <table:table-cell table:style-name="ce3" office:value-type="string" calcext:value-type="string">
            <text:p>Feature: airfield</text:p>
            <text:p>Country: Sénégal</text:p>
            <text:p>Admin name: Saint-Louis</text:p>
          </table:table-cell>
        </table:table-row>
        <table:table-row table:style-name="ro2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11429067</text:p>
          </table:table-cell>
          <table:table-cell table:style-name="ce1" office:value-type="string" calcext:value-type="string">
            <text:p>Saint-Louis Department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Sénégal</text:p>
            <text:p>Admin name: Saint-Louis</text:p>
          </table:table-cell>
        </table:table-row>
        <table:table-row table:style-name="ro2">
          <table:table-cell table:style-name="ce1" office:value-type="string" calcext:value-type="string">
            <text:p>Sénégal|Saint-Louis</text:p>
          </table:table-cell>
          <table:table-cell table:style-name="ce10" office:value-type="string" calcext:value-type="string">
            <text:p>#11079 #13794 #13829</text:p>
          </table:table-cell>
          <table:table-cell table:style-name="ce1" office:value-type="string" calcext:value-type="string">
            <text:p>http://www.geonames.org/2246453</text:p>
          </table:table-cell>
          <table:table-cell table:style-name="ce1" office:value-type="string" calcext:value-type="string">
            <text:p>Saint Louis</text:p>
          </table:table-cell>
          <table:table-cell table:style-name="ce1"/>
          <table:table-cell table:style-name="ce3" office:value-type="string" calcext:value-type="string">
            <text:p>Feature: seaplane landing area</text:p>
            <text:p>Country: Sénégal</text:p>
            <text:p>Admin name: Saint-Louis</text:p>
          </table:table-cell>
        </table:table-row>
        <table:table-row table:style-name="ro2">
          <table:table-cell table:style-name="ce4" office:value-type="string" calcext:value-type="string">
            <text:p>Seychelles</text:p>
          </table:table-cell>
          <table:table-cell table:style-name="ce12" office:value-type="string" calcext:value-type="string">
            <text:p>#1463</text:p>
          </table:table-cell>
          <table:table-cell table:style-name="ce4" office:value-type="string" calcext:value-type="string">
            <text:p>http://www.geonames.org/241170</text:p>
          </table:table-cell>
          <table:table-cell table:style-name="ce4" office:value-type="string" calcext:value-type="string">
            <text:p>Seychelles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eychelles</text:p>
            <text:p>Population: 96,762</text:p>
          </table:table-cell>
        </table:table-row>
        <table:table-row table:style-name="ro2">
          <table:table-cell table:style-name="ce1" office:value-type="string" calcext:value-type="string">
            <text:p>Siam</text:p>
          </table:table-cell>
          <table:table-cell table:style-name="ce10" office:value-type="string" calcext:value-type="string">
            <text:p>#14007 #14008 #14029</text:p>
          </table:table-cell>
          <table:table-cell table:style-name="ce1" office:value-type="string" calcext:value-type="string">
            <text:p>http://www.geonames.org/1605651</text:p>
          </table:table-cell>
          <table:table-cell table:style-name="ce1" office:value-type="string" calcext:value-type="string">
            <text:p>Siam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haïlande</text:p>
            <text:p>Population: 69,428,524</text:p>
          </table:table-cell>
        </table:table-row>
        <table:table-row table:style-name="ro4">
          <table:table-cell table:style-name="ce4" office:value-type="string" calcext:value-type="string">
            <text:p>Sibérie</text:p>
          </table:table-cell>
          <table:table-cell table:style-name="ce12" office:value-type="string" calcext:value-type="string">
            <text:p>#2181</text:p>
          </table:table-cell>
          <table:table-cell table:style-name="ce4" office:value-type="string" calcext:value-type="string">
            <text:p>http://www.geonames.org/2016590</text:p>
          </table:table-cell>
          <table:table-cell table:style-name="ce4" office:value-type="string" calcext:value-type="string">
            <text:p>Siberie</text:p>
          </table:table-cell>
          <table:table-cell table:style-name="ce4"/>
          <table:table-cell table:style-name="ce5" office:value-type="string" calcext:value-type="string">
            <text:p>Feature: region</text:p>
            <text:p>Country: Russie</text:p>
          </table:table-cell>
        </table:table-row>
        <table:table-row table:style-name="ro2">
          <table:table-cell table:style-name="ce4" office:value-type="string" calcext:value-type="string">
            <text:p>Sibérie</text:p>
          </table:table-cell>
          <table:table-cell table:style-name="ce12" office:value-type="string" calcext:value-type="string">
            <text:p>#2181</text:p>
          </table:table-cell>
          <table:table-cell table:style-name="ce4" office:value-type="string" calcext:value-type="string">
            <text:p>http://www.geonames.org/2747346</text:p>
          </table:table-cell>
          <table:table-cell table:style-name="ce4" office:value-type="string" calcext:value-type="string">
            <text:p>Siberië</text:p>
          </table:table-cell>
          <table:table-cell table:style-name="ce4"/>
          <table:table-cell table:style-name="ce5" office:value-type="string" calcext:value-type="string">
            <text:p>Feature: locality</text:p>
            <text:p>Country: Pays-Bas</text:p>
            <text:p>Admin name: Brabant-Septentrional</text:p>
          </table:table-cell>
        </table:table-row>
        <table:table-row table:style-name="ro3">
          <table:table-cell table:style-name="ce4" office:value-type="string" calcext:value-type="string">
            <text:p>Sibérie</text:p>
          </table:table-cell>
          <table:table-cell table:style-name="ce12" office:value-type="string" calcext:value-type="string">
            <text:p>#2181</text:p>
          </table:table-cell>
          <table:table-cell table:style-name="ce4" office:value-type="string" calcext:value-type="string">
            <text:p>http://www.geonames.org/8974478</text:p>
          </table:table-cell>
          <table:table-cell table:style-name="ce4" office:value-type="string" calcext:value-type="string">
            <text:p>Siberi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Italie</text:p>
            <text:p>Admin name: Vénétie</text:p>
            <text:p>Population: 22</text:p>
          </table:table-cell>
        </table:table-row>
        <table:table-row table:style-name="ro2">
          <table:table-cell table:style-name="ce4" office:value-type="string" calcext:value-type="string">
            <text:p>Sibérie</text:p>
          </table:table-cell>
          <table:table-cell table:style-name="ce12" office:value-type="string" calcext:value-type="string">
            <text:p>#2181</text:p>
          </table:table-cell>
          <table:table-cell table:style-name="ce4" office:value-type="string" calcext:value-type="string">
            <text:p>http://www.geonames.org/2747345</text:p>
          </table:table-cell>
          <table:table-cell table:style-name="ce4" office:value-type="string" calcext:value-type="string">
            <text:p>Siberië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Pays-Bas</text:p>
            <text:p>Admin name: Drenthe</text:p>
          </table:table-cell>
        </table:table-row>
        <table:table-row table:style-name="ro4">
          <table:table-cell table:style-name="ce4" office:value-type="string" calcext:value-type="string">
            <text:p>Sibérie</text:p>
          </table:table-cell>
          <table:table-cell table:style-name="ce12" office:value-type="string" calcext:value-type="string">
            <text:p>#2181</text:p>
          </table:table-cell>
          <table:table-cell table:style-name="ce4" office:value-type="string" calcext:value-type="string">
            <text:p>http://www.geonames.org/3513241</text:p>
          </table:table-cell>
          <table:table-cell table:style-name="ce4" office:value-type="string" calcext:value-type="string">
            <text:p>Siberie</text:p>
          </table:table-cell>
          <table:table-cell table:style-name="ce4"/>
          <table:table-cell table:style-name="ce5" office:value-type="string" calcext:value-type="string">
            <text:p>Feature: estate(s)</text:p>
            <text:p>Country: Curaçao</text:p>
          </table:table-cell>
        </table:table-row>
        <table:table-row table:style-name="ro1">
          <table:table-cell table:style-name="ce1" office:value-type="string" calcext:value-type="string">
            <text:p>Sierra de Caraça</text:p>
          </table:table-cell>
          <table:table-cell table:style-name="ce10" office:value-type="string" calcext:value-type="string">
            <text:p>#257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ierra Leone</text:p>
          </table:table-cell>
          <table:table-cell table:style-name="ce12" office:value-type="string" calcext:value-type="string">
            <text:p>#6263 #6520</text:p>
          </table:table-cell>
          <table:table-cell table:style-name="ce4" office:value-type="string" calcext:value-type="string">
            <text:p>http://www.geonames.org/2403846</text:p>
          </table:table-cell>
          <table:table-cell table:style-name="ce4" office:value-type="string" calcext:value-type="string">
            <text:p>Sierra Leon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ierra Leone</text:p>
            <text:p>Population: 7,650,154</text:p>
          </table:table-cell>
        </table:table-row>
        <table:table-row table:style-name="ro3">
          <table:table-cell table:style-name="ce1" office:value-type="string" calcext:value-type="string">
            <text:p>Sinnamary</text:p>
          </table:table-cell>
          <table:table-cell table:style-name="ce10" office:value-type="string" calcext:value-type="string">
            <text:p>#9846 #9863</text:p>
          </table:table-cell>
          <table:table-cell table:style-name="ce1" office:value-type="string" calcext:value-type="string">
            <text:p>http://www.geonames.org/3380290</text:p>
          </table:table-cell>
          <table:table-cell table:style-name="ce1" office:value-type="string" calcext:value-type="string">
            <text:p>Sinnamary</text:p>
          </table:table-cell>
          <table:table-cell table:style-name="ce1"/>
          <table:table-cell table:style-name="ce3" office:value-type="string" calcext:value-type="string">
            <text:p>Feature: seat of a third-order administrative division</text:p>
            <text:p>Country: Guyane</text:p>
            <text:p>Admin name: Guyane</text:p>
            <text:p>Population: 3,180</text:p>
          </table:table-cell>
        </table:table-row>
        <table:table-row table:style-name="ro1">
          <table:table-cell table:style-name="ce4" office:value-type="string" calcext:value-type="string">
            <text:p>Sinnamary (fleuve)</text:p>
          </table:table-cell>
          <table:table-cell table:style-name="ce12" office:value-type="string" calcext:value-type="string">
            <text:p>#466 #679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Somalie</text:p>
          </table:table-cell>
          <table:table-cell table:style-name="ce10" office:value-type="string" calcext:value-type="string">
            <text:p>#6264</text:p>
          </table:table-cell>
          <table:table-cell table:style-name="ce1" office:value-type="string" calcext:value-type="string">
            <text:p>http://www.geonames.org/51537</text:p>
          </table:table-cell>
          <table:table-cell table:style-name="ce1" office:value-type="string" calcext:value-type="string">
            <text:p>Somal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omalie</text:p>
            <text:p>Population: 15,008,154</text:p>
          </table:table-cell>
        </table:table-row>
        <table:table-row table:style-name="ro3">
          <table:table-cell table:style-name="ce4" office:value-type="string" calcext:value-type="string">
            <text:p>Somme</text:p>
          </table:table-cell>
          <table:table-cell table:style-name="ce12" office:value-type="string" calcext:value-type="string">
            <text:p>#10998 #10999 #11000 #11001 #11002 #11003 #11004</text:p>
          </table:table-cell>
          <table:table-cell table:style-name="ce4" office:value-type="string" calcext:value-type="string">
            <text:p>http://www.geonames.org/2974304</text:p>
          </table:table-cell>
          <table:table-cell table:style-name="ce4" office:value-type="string" calcext:value-type="string">
            <text:p>Somm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Hauts-de-France</text:p>
            <text:p>Population: 582,469</text:p>
          </table:table-cell>
        </table:table-row>
        <table:table-row table:style-name="ro2">
          <table:table-cell table:style-name="ce1" office:value-type="string" calcext:value-type="string">
            <text:p>Soudan</text:p>
          </table:table-cell>
          <table:table-cell table:style-name="ce13" office:value-type="string" calcext:value-type="string">
            <text:p>#2180 #4112 #6263 #13809 #13813 #13816 #13818 #13833 #13834 #13835 <text:s/>#13836 #13837 #13838 #13839 #13913</text:p>
          </table:table-cell>
          <table:table-cell table:style-name="ce1" office:value-type="string" calcext:value-type="string">
            <text:p>http://www.geonames.org/366755</text:p>
          </table:table-cell>
          <table:table-cell table:style-name="ce1" office:value-type="string" calcext:value-type="string">
            <text:p>Souda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oudan</text:p>
            <text:p>Population: 41,801,533</text:p>
          </table:table-cell>
        </table:table-row>
        <table:table-row table:style-name="ro3">
          <table:table-cell table:style-name="ce4" office:value-type="string" calcext:value-type="string">
            <text:p>Soueida</text:p>
          </table:table-cell>
          <table:table-cell table:style-name="ce12" office:value-type="string" calcext:value-type="string">
            <text:p>#6365</text:p>
          </table:table-cell>
          <table:table-cell table:style-name="ce4" office:value-type="string" calcext:value-type="string">
            <text:p>http://www.geonames.org/172408</text:p>
          </table:table-cell>
          <table:table-cell table:style-name="ce4" office:value-type="string" calcext:value-type="string">
            <text:p>Soueid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Syrie</text:p>
            <text:p>Admin name: As-Suwayda</text:p>
            <text:p>Population: 59,052</text:p>
          </table:table-cell>
        </table:table-row>
        <table:table-row table:style-name="ro3">
          <table:table-cell table:style-name="ce1" office:value-type="string" calcext:value-type="string">
            <text:p>Soufrière</text:p>
          </table:table-cell>
          <table:table-cell table:style-name="ce10" office:value-type="string" calcext:value-type="string">
            <text:p>#9181 #10195 #11106</text:p>
          </table:table-cell>
          <table:table-cell table:style-name="ce1" office:value-type="string" calcext:value-type="string">
            <text:p>http://www.geonames.org/3576441</text:p>
          </table:table-cell>
          <table:table-cell table:style-name="ce1" office:value-type="string" calcext:value-type="string">
            <text:p>Soufrièr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Sainte-Lucie</text:p>
            <text:p>Admin name: Soufrière</text:p>
            <text:p>Population: 7,935</text:p>
          </table:table-cell>
        </table:table-row>
        <table:table-row table:style-name="ro2">
          <table:table-cell table:style-name="ce4" office:value-type="string" calcext:value-type="string">
            <text:p>Sparouine</text:p>
          </table:table-cell>
          <table:table-cell table:style-name="ce12" office:value-type="string" calcext:value-type="string">
            <text:p>#9854</text:p>
          </table:table-cell>
          <table:table-cell table:style-name="ce4" office:value-type="string" calcext:value-type="string">
            <text:p>http://www.geonames.org/3380265</text:p>
          </table:table-cell>
          <table:table-cell table:style-name="ce4" office:value-type="string" calcext:value-type="string">
            <text:p>Sparouin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Guyane</text:p>
            <text:p>Admin name: Guyane</text:p>
          </table:table-cell>
        </table:table-row>
        <table:table-row table:style-name="ro1">
          <table:table-cell table:style-name="ce1" office:value-type="string" calcext:value-type="string">
            <text:p>Sparwine</text:p>
          </table:table-cell>
          <table:table-cell table:style-name="ce10" office:value-type="string" calcext:value-type="string">
            <text:p>#11842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pielberg</text:p>
          </table:table-cell>
          <table:table-cell table:style-name="ce12" office:value-type="string" calcext:value-type="string">
            <text:p>#2322</text:p>
          </table:table-cell>
          <table:table-cell table:style-name="ce4" office:value-type="string" calcext:value-type="string">
            <text:p>http://www.geonames.org/3065525</text:p>
          </table:table-cell>
          <table:table-cell table:style-name="ce4" office:value-type="string" calcext:value-type="string">
            <text:p>Spielberg</text:p>
          </table:table-cell>
          <table:table-cell table:style-name="ce4"/>
          <table:table-cell table:style-name="ce5" office:value-type="string" calcext:value-type="string">
            <text:p>Feature: hill</text:p>
            <text:p>Country: République tchèque</text:p>
            <text:p>Admin name: Moravie-du-Sud</text:p>
          </table:table-cell>
        </table:table-row>
        <table:table-row table:style-name="ro3">
          <table:table-cell table:style-name="ce1" office:value-type="string" calcext:value-type="string">
            <text:p>St François</text:p>
          </table:table-cell>
          <table:table-cell table:style-name="ce10" office:value-type="string" calcext:value-type="string">
            <text:p>#9033</text:p>
          </table:table-cell>
          <table:table-cell table:style-name="ce1" office:value-type="string" calcext:value-type="string">
            <text:p>http://www.geonames.org/4406884</text:p>
          </table:table-cell>
          <table:table-cell table:style-name="ce1" office:value-type="string" calcext:value-type="string">
            <text:p>St. Francois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États-Unis</text:p>
            <text:p>Admin name: Missouri</text:p>
            <text:p>Population: 65,359</text:p>
          </table:table-cell>
        </table:table-row>
        <table:table-row table:style-name="ro2">
          <table:table-cell table:style-name="ce4" office:value-type="string" calcext:value-type="string">
            <text:p>St Joseph</text:p>
          </table:table-cell>
          <table:table-cell table:style-name="ce12" office:value-type="string" calcext:value-type="string">
            <text:p>#9195 #9307</text:p>
          </table:table-cell>
          <table:table-cell table:style-name="ce4" office:value-type="string" calcext:value-type="string">
            <text:p>http://www.geonames.org/10299443</text:p>
          </table:table-cell>
          <table:table-cell table:style-name="ce4" office:value-type="string" calcext:value-type="string">
            <text:p>St Joseph</text:p>
          </table:table-cell>
          <table:table-cell table:style-name="ce4"/>
          <table:table-cell table:style-name="ce5" office:value-type="string" calcext:value-type="string">
            <text:p>Feature: hotel</text:p>
            <text:p>Country: Allemagne</text:p>
            <text:p>Admin name: Hambourg</text:p>
          </table:table-cell>
        </table:table-row>
        <table:table-row table:style-name="ro2">
          <table:table-cell table:style-name="ce1" office:value-type="string" calcext:value-type="string">
            <text:p>St Martin</text:p>
          </table:table-cell>
          <table:table-cell table:style-name="ce10" office:value-type="string" calcext:value-type="string">
            <text:p>#9304</text:p>
          </table:table-cell>
          <table:table-cell table:style-name="ce1" office:value-type="string" calcext:value-type="string">
            <text:p>http://www.geonames.org/3578421</text:p>
          </table:table-cell>
          <table:table-cell table:style-name="ce1" office:value-type="string" calcext:value-type="string">
            <text:p>St Martin</text:p>
          </table:table-cell>
          <table:table-cell table:style-name="ce1"/>
          <table:table-cell table:style-name="ce3" office:value-type="string" calcext:value-type="string">
            <text:p>Feature: section of independent political entity</text:p>
            <text:p>Country: Saint-Martin</text:p>
            <text:p>Population: 37,264</text:p>
          </table:table-cell>
        </table:table-row>
        <table:table-row table:style-name="ro1">
          <table:table-cell table:style-name="ce4" office:value-type="string" calcext:value-type="string">
            <text:p>Ste Aimée</text:p>
          </table:table-cell>
          <table:table-cell table:style-name="ce12" office:value-type="string" calcext:value-type="string">
            <text:p>#9106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6155865</text:p>
          </table:table-cell>
          <table:table-cell table:style-name="ce1" office:value-type="string" calcext:value-type="string">
            <text:p>Ste. Ann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Canada</text:p>
            <text:p>Admin name: Manitoba</text:p>
          </table:table-cell>
        </table:table-row>
        <table:table-row table:style-name="ro3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4908543</text:p>
          </table:table-cell>
          <table:table-cell table:style-name="ce1" office:value-type="string" calcext:value-type="string">
            <text:p>Saint Ann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États-Unis</text:p>
            <text:p>Admin name: Illinois</text:p>
            <text:p>Population: 1,257</text:p>
          </table:table-cell>
        </table:table-row>
        <table:table-row table:style-name="ro3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2980758</text:p>
          </table:table-cell>
          <table:table-cell table:style-name="ce1" office:value-type="string" calcext:value-type="string">
            <text:p>Sainte-Anne-Saint-Pries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uvelle-Aquitaine</text:p>
            <text:p>Population: 145</text:p>
          </table:table-cell>
        </table:table-row>
        <table:table-row table:style-name="ro2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6155866</text:p>
          </table:table-cell>
          <table:table-cell table:style-name="ce1" office:value-type="string" calcext:value-type="string">
            <text:p>Ste. Ann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Canada</text:p>
            <text:p>Admin name: Manitoba</text:p>
          </table:table-cell>
        </table:table-row>
        <table:table-row table:style-name="ro2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6155864</text:p>
          </table:table-cell>
          <table:table-cell table:style-name="ce1" office:value-type="string" calcext:value-type="string">
            <text:p>Ste-Anne</text:p>
          </table:table-cell>
          <table:table-cell table:style-name="ce1"/>
          <table:table-cell table:style-name="ce3" office:value-type="string" calcext:value-type="string">
            <text:p>Feature: area</text:p>
            <text:p>Country: Canada</text:p>
            <text:p>Admin name: Ontario</text:p>
          </table:table-cell>
        </table:table-row>
        <table:table-row table:style-name="ro2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6155867</text:p>
          </table:table-cell>
          <table:table-cell table:style-name="ce1" office:value-type="string" calcext:value-type="string">
            <text:p>Ste. Anne</text:p>
          </table:table-cell>
          <table:table-cell table:style-name="ce1"/>
          <table:table-cell table:style-name="ce3" office:value-type="string" calcext:value-type="string">
            <text:p>Feature: area</text:p>
            <text:p>Country: Canada</text:p>
            <text:p>Admin name: Manitoba</text:p>
          </table:table-cell>
        </table:table-row>
        <table:table-row table:style-name="ro2">
          <table:table-cell table:style-name="ce1" office:value-type="string" calcext:value-type="string">
            <text:p>Ste Anne</text:p>
          </table:table-cell>
          <table:table-cell table:style-name="ce10" office:value-type="string" calcext:value-type="string">
            <text:p>#9139 #9260</text:p>
          </table:table-cell>
          <table:table-cell table:style-name="ce1" office:value-type="string" calcext:value-type="string">
            <text:p>http://www.geonames.org/11942454</text:p>
          </table:table-cell>
          <table:table-cell table:style-name="ce1" office:value-type="string" calcext:value-type="string">
            <text:p>Sainte Anne</text:p>
          </table:table-cell>
          <table:table-cell table:style-name="ce1"/>
          <table:table-cell table:style-name="ce3" office:value-type="string" calcext:value-type="string">
            <text:p>Feature: fourth-order administrative division</text:p>
            <text:p>Country: Madagascar</text:p>
            <text:p>Admin name: Amoron'i Mania</text:p>
          </table:table-cell>
        </table:table-row>
        <table:table-row table:style-name="ro2">
          <table:table-cell table:style-name="ce4" office:value-type="string" calcext:value-type="string">
            <text:p>Ste Lucie</text:p>
          </table:table-cell>
          <table:table-cell table:style-name="ce11" office:value-type="string" calcext:value-type="string">
            <text:p>#9010 #9012 #9013 #9014 #9015 #9017 #9022 #9027 #9028 #9036 <text:s/>#9040 #9042 #9043 #9045 #9046 #9047 #9050 #9051 #9052 #9054 <text:s/>#9056 #9058 #9060 #9064 #9065 #9066 #9067 #9069 #9070 #9071 <text:s/>#9074 #9076 #9079 #9088 #9090 #9091 #9094 #9095 #9097 #9098 <text:s/>#9099 #9101 #9110 #9111 #9112 #9123 #9124 #9129 #9132 #9133 <text:s/>#9135 #9136 #9138 #9145 #9153 #9154 #9157 #9159 #9161 #9164 <text:s/>#9166 #9168 #9170 #9173 #9177 #9179 #9180 #9181 #9182 #9183 <text:s/>#9184 #9186 #9191 #9210 #9216 #9217 #9225 #9226 #9229 #9236 <text:s/>#9237 #9240 #9243 #9249 #9255 #9258 #9265 #9266 #9287 #9288 <text:s/>#9291 #9294 #9297 #9309 #9314 #9316 #9317 #9320 #9323 #9328 <text:s/>#9331 #9332 #9339 #9341 #9344 #9345 #9346 #9350 #9352 #9353 <text:s/>#9358 #9361 #9362 #9365 #9366 #9369 #9379 #9380 #9381 #9382 <text:s/>#9383 #9386 #9390 #9391 #9396 #9398 #9399 #9400 #9401 #9404 <text:s/>#9405 #9406 #9413 #9418 #9420 #9421 #9423 #9425 #9427 #9429 <text:s/>#9431 #9432 #9433 #9434 #9435 #9438 #9439 #9440 #9443 #9445 <text:s/>#9446 #9451 #9452 #9453 #9491 #9492 #9493 #9494 #9495 #9498 <text:s/>#9501 #9502 #9503 #9504 #9511</text:p>
          </table:table-cell>
          <table:table-cell table:style-name="ce4" office:value-type="string" calcext:value-type="string">
            <text:p>http://www.geonames.org/2976147</text:p>
          </table:table-cell>
          <table:table-cell table:style-name="ce4" office:value-type="string" calcext:value-type="string">
            <text:p>Ruisseau de Sainte-Lucie</text:p>
          </table:table-cell>
          <table:table-cell table:style-name="ce4"/>
          <table:table-cell table:style-name="ce5" office:value-type="string" calcext:value-type="string">
            <text:p>Feature: stream</text:p>
            <text:p>Country: France</text:p>
            <text:p>Admin name: Corse</text:p>
          </table:table-cell>
        </table:table-row>
        <table:table-row table:style-name="ro3">
          <table:table-cell table:style-name="ce1" office:value-type="string" calcext:value-type="string">
            <text:p>Ste Marie</text:p>
          </table:table-cell>
          <table:table-cell table:style-name="ce10" office:value-type="string" calcext:value-type="string">
            <text:p>#9250</text:p>
          </table:table-cell>
          <table:table-cell table:style-name="ce1" office:value-type="string" calcext:value-type="string">
            <text:p>http://www.geonames.org/4249276</text:p>
          </table:table-cell>
          <table:table-cell table:style-name="ce1" office:value-type="string" calcext:value-type="string">
            <text:p>Ste Mari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États-Unis</text:p>
            <text:p>Admin name: Illinois</text:p>
            <text:p>Population: 244</text:p>
          </table:table-cell>
        </table:table-row>
        <table:table-row table:style-name="ro2">
          <table:table-cell table:style-name="ce4" office:value-type="string" calcext:value-type="string">
            <text:p>Ste Marthe</text:p>
          </table:table-cell>
          <table:table-cell table:style-name="ce12" office:value-type="string" calcext:value-type="string">
            <text:p>#1793</text:p>
          </table:table-cell>
          <table:table-cell table:style-name="ce4" office:value-type="string" calcext:value-type="string">
            <text:p>http://www.geonames.org/2590584</text:p>
          </table:table-cell>
          <table:table-cell table:style-name="ce4" office:value-type="string" calcext:value-type="string">
            <text:p>Sainte Marthe</text:p>
          </table:table-cell>
          <table:table-cell table:style-name="ce4"/>
          <table:table-cell table:style-name="ce5" office:value-type="string" calcext:value-type="string">
            <text:p>Feature: area</text:p>
            <text:p>Country: Tunisie</text:p>
            <text:p>Admin name: Sfax</text:p>
          </table:table-cell>
        </table:table-row>
        <table:table-row table:style-name="ro1">
          <table:table-cell table:style-name="ce1" office:value-type="string" calcext:value-type="string">
            <text:p>Sud-ouest de la france</text:p>
          </table:table-cell>
          <table:table-cell table:style-name="ce10" office:value-type="string" calcext:value-type="string">
            <text:p>#1561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Suède</text:p>
          </table:table-cell>
          <table:table-cell table:style-name="ce12" office:value-type="string" calcext:value-type="string">
            <text:p>#2183 #2322 #4109 #4118 #11481 #13190</text:p>
          </table:table-cell>
          <table:table-cell table:style-name="ce4" office:value-type="string" calcext:value-type="string">
            <text:p>http://www.geonames.org/2661886</text:p>
          </table:table-cell>
          <table:table-cell table:style-name="ce4" office:value-type="string" calcext:value-type="string">
            <text:p>Suèd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uède</text:p>
            <text:p>Population: 10,183,175</text:p>
          </table:table-cell>
        </table:table-row>
        <table:table-row table:style-name="ro2">
          <table:table-cell table:style-name="ce1" office:value-type="string" calcext:value-type="string">
            <text:p>Suisse</text:p>
          </table:table-cell>
          <table:table-cell table:style-name="ce10" office:value-type="string" calcext:value-type="string">
            <text:p>#2181 #2311 #5058 #5092 #5123 #13189</text:p>
          </table:table-cell>
          <table:table-cell table:style-name="ce1" office:value-type="string" calcext:value-type="string">
            <text:p>http://www.geonames.org/2658434</text:p>
          </table:table-cell>
          <table:table-cell table:style-name="ce1" office:value-type="string" calcext:value-type="string">
            <text:p>Suiss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uisse</text:p>
            <text:p>Population: 8,516,543</text:p>
          </table:table-cell>
        </table:table-row>
        <table:table-row table:style-name="ro3">
          <table:table-cell table:style-name="ce4" office:value-type="string" calcext:value-type="string">
            <text:p>Suisse|Bâle</text:p>
          </table:table-cell>
          <table:table-cell table:style-name="ce12" office:value-type="string" calcext:value-type="string">
            <text:p>#5057</text:p>
          </table:table-cell>
          <table:table-cell table:style-name="ce4" office:value-type="string" calcext:value-type="string">
            <text:p>http://www.geonames.org/2661604</text:p>
          </table:table-cell>
          <table:table-cell table:style-name="ce4" office:value-type="string" calcext:value-type="string">
            <text:p>Bâl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Suisse</text:p>
            <text:p>Admin name: Bâle-Ville</text:p>
            <text:p>Population: 164,488</text:p>
          </table:table-cell>
        </table:table-row>
        <table:table-row table:style-name="ro3">
          <table:table-cell table:style-name="ce4" office:value-type="string" calcext:value-type="string">
            <text:p>Suisse|Bâle</text:p>
          </table:table-cell>
          <table:table-cell table:style-name="ce12" office:value-type="string" calcext:value-type="string">
            <text:p>#5057</text:p>
          </table:table-cell>
          <table:table-cell table:style-name="ce4" office:value-type="string" calcext:value-type="string">
            <text:p>http://www.geonames.org/7285161</text:p>
          </table:table-cell>
          <table:table-cell table:style-name="ce4" office:value-type="string" calcext:value-type="string">
            <text:p>Bâl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Suisse</text:p>
            <text:p>Admin name: Bâle-Ville</text:p>
            <text:p>Population: 169,916</text:p>
          </table:table-cell>
        </table:table-row>
        <table:table-row table:style-name="ro3">
          <table:table-cell table:style-name="ce1" office:value-type="string" calcext:value-type="string">
            <text:p>Suisse|Grindelwald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2660498</text:p>
          </table:table-cell>
          <table:table-cell table:style-name="ce1" office:value-type="string" calcext:value-type="string">
            <text:p>Grindelwald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Suisse</text:p>
            <text:p>Admin name: Berne</text:p>
            <text:p>Population: 3,730</text:p>
          </table:table-cell>
        </table:table-row>
        <table:table-row table:style-name="ro3">
          <table:table-cell table:style-name="ce1" office:value-type="string" calcext:value-type="string">
            <text:p>Suisse|Grindelwald</text:p>
          </table:table-cell>
          <table:table-cell table:style-name="ce10" office:value-type="string" calcext:value-type="string">
            <text:p>#2572</text:p>
          </table:table-cell>
          <table:table-cell table:style-name="ce1" office:value-type="string" calcext:value-type="string">
            <text:p>http://www.geonames.org/7285984</text:p>
          </table:table-cell>
          <table:table-cell table:style-name="ce1" office:value-type="string" calcext:value-type="string">
            <text:p>Grindelwald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Suisse</text:p>
            <text:p>Admin name: Berne</text:p>
            <text:p>Population: 3,740</text:p>
          </table:table-cell>
        </table:table-row>
        <table:table-row table:style-name="ro2">
          <table:table-cell table:style-name="ce4" office:value-type="string" calcext:value-type="string">
            <text:p>Surinam</text:p>
          </table:table-cell>
          <table:table-cell table:style-name="ce12" office:value-type="string" calcext:value-type="string">
            <text:p>#9026 #9030 #9277 #9296 #9389</text:p>
          </table:table-cell>
          <table:table-cell table:style-name="ce4" office:value-type="string" calcext:value-type="string">
            <text:p>http://www.geonames.org/3382998</text:p>
          </table:table-cell>
          <table:table-cell table:style-name="ce4" office:value-type="string" calcext:value-type="string">
            <text:p>Surinam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Surinam</text:p>
            <text:p>Population: 575,991</text:p>
          </table:table-cell>
        </table:table-row>
        <table:table-row table:style-name="ro2">
          <table:table-cell table:style-name="ce1" office:value-type="string" calcext:value-type="string">
            <text:p>Suriname</text:p>
          </table:table-cell>
          <table:table-cell table:style-name="ce13" office:value-type="string" calcext:value-type="string">
            <text:p>#28 #58 #75 #87 #99 #236 #345 #472 #483 #505 <text:s/>#529 #601 #730 #875 #898 #1480 #1498 #1549 #1553 #1556 <text:s/>#1559 #1560 #1562 #1571 #1572 #1573 #1688 #1729 #1748 #1750 <text:s/>#1858 #1939 #1940 #1941 #1942 #1943 #1944 #1945 #1946 #1947 <text:s/>#1948 #1949 #1950 #1951 #1997 #2008 #2014 #2319 #2573 #2667 <text:s/>#2802 #2803 #2804 #3506 #3545 #3546 #3643 #3669 #3673 #3744 <text:s/>#4017 #4022 #4047 #4068 #4069 #4070 #4071 #4107 #4119 #4120 <text:s/>#4136 #4251 #4252 #4256 #4271 #4272 #4369 #4370 #4372 #4373 <text:s/>#4374 #4376 #4377 #4378 #4379 #4380 #4381 #4386 #4387 #4388 <text:s/>#4389 #4390 #4391 #4392 #4393 #4394 #4395 #4396 #4397 #4398 <text:s/>#4400 #4401 #4402 #4403 #4405 #4406 #5002 #5006 #5223 #5244 <text:s/>#5245 #5267 #5270 #5421 #5422 #5425 #5696 #5697 #5698 #5699 <text:s/>#5700 #5701 #5702 #5703 #5704 #5705 #5706 #5707 #5708 #5709 <text:s/>#5710 #5711 #5712 #5713 #5714 #5715 #5716 #5717 #5718 #5719 <text:s/>#5720 #5721 #5722 #5723 #5724 #5725 #5726 #5727 #5728 #5729 <text:s/>#5730 #5731 #5732 #5733 #5734 #5735 #5736 #5737 #5738 #5739 <text:s/>#5740 #5741 #5742 #5743 #5744 #5745 #5746 #5747 #5748 #5749 <text:s/>#5750 #5751 #5752 #5753 #5754 #5755 #5756 #5757 #5758 #5759 <text:s/>#5760 #5761 #5762 #5763 #5764 #5765 #5766 #5767 #5768 #5769 <text:s/>#5770 #5771 #5772 #5773 #5774 #5775 #5776 #5777 #5778 #5779 <text:s/>#5780 #5781 #5785 #5786 #5787 #5788 #5790 #5791 #5792 #5793 <text:s/>#5795 #5796 #5797 #5798 #5799 #5800 #5801 #5802 #5803 #5804 <text:s/>#5805 #5806 #5808 #5809 #5810 #5811 #5812 #5813 #5814 #5815 <text:s/>#5816 #5817 #5819 #5820 #5821 #5822 #5823 #5824 #5825 #5826 <text:s/>#5827 #5828 #5829 #5830 #5831 #5832 #5833 #5834 #5835 #5836 <text:s/>#5837 #5838 #5839 #5840 #5841 #5842 #5843 #5844 #5845 #5846 <text:s/>#5847 #5848 #5849 #5850 #5851 #5852 #5853 #5854 #5855 #5856 <text:s/>#5857 #5858 #5859 #5860 #5861 #5862 #5863 #5864 #5865 #5866 <text:s/>#5867 #5868 #5869 #5870 #5871 #5872 #5873 #5874 #5875 #5876 <text:s/>#5885 #5908 #5910 #5911 #6222 #6306 #6517 #6754 #6772 #6773 <text:s/>#6801 #6918 #6919 #6920 #6921 #6922 #6923 #6924 #7922 #9926 <text:s/>#10618 #10709 #10739 #10740 #10744 #10745 #11339 #11340 #11341 #11345 <text:s/>#11348 #11353 #11545 #11569 #11758 #11760 #11762 #11764 #11766 #11768 <text:s/>#11786 #11822 #11824 #11826 #11828 #11830 #11937 #12896 #12898 #12987 <text:s/>#12995 #13617 #13625 #14463 #16026 #16404 #20564 #20586 #20615 #21904 <text:s/>#21952 #21995 #21996 #22168 #22169</text:p>
          </table:table-cell>
          <table:table-cell table:style-name="ce1" office:value-type="string" calcext:value-type="string">
            <text:p>http://www.geonames.org/3382998</text:p>
          </table:table-cell>
          <table:table-cell table:style-name="ce1" office:value-type="string" calcext:value-type="string">
            <text:p>Surinam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urinam</text:p>
            <text:p>Population: 575,991</text:p>
          </table:table-cell>
        </table:table-row>
        <table:table-row table:style-name="ro3">
          <table:table-cell table:style-name="ce4" office:value-type="string" calcext:value-type="string">
            <text:p>Suriname|Paramaribo</text:p>
          </table:table-cell>
          <table:table-cell table:style-name="ce11" office:value-type="string" calcext:value-type="string">
            <text:p>#871 #4253 #4384 #4385 #4414 #5782 #5783 #5784 #5789 #5794 <text:s/>#5807 #5818 #10616 #10617</text:p>
          </table:table-cell>
          <table:table-cell table:style-name="ce4" office:value-type="string" calcext:value-type="string">
            <text:p>http://www.geonames.org/3383330</text:p>
          </table:table-cell>
          <table:table-cell table:style-name="ce4" office:value-type="string" calcext:value-type="string">
            <text:p>Paramaribo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Surinam</text:p>
            <text:p>Admin name: Paramaribo</text:p>
            <text:p>Population: 223,757</text:p>
          </table:table-cell>
        </table:table-row>
        <table:table-row table:style-name="ro3">
          <table:table-cell table:style-name="ce4" office:value-type="string" calcext:value-type="string">
            <text:p>Suriname|Paramaribo</text:p>
          </table:table-cell>
          <table:table-cell table:style-name="ce11" office:value-type="string" calcext:value-type="string">
            <text:p>#871 #4253 #4384 #4385 #4414 #5782 #5783 #5784 #5789 #5794 <text:s/>#5807 #5818 #10616 #10617</text:p>
          </table:table-cell>
          <table:table-cell table:style-name="ce4" office:value-type="string" calcext:value-type="string">
            <text:p>http://www.geonames.org/3383329</text:p>
          </table:table-cell>
          <table:table-cell table:style-name="ce4" office:value-type="string" calcext:value-type="string">
            <text:p>Paramarib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Surinam</text:p>
            <text:p>Admin name: Paramaribo</text:p>
            <text:p>Population: 242,946</text:p>
          </table:table-cell>
        </table:table-row>
        <table:table-row table:style-name="ro2">
          <table:table-cell table:style-name="ce4" office:value-type="string" calcext:value-type="string">
            <text:p>Suriname|Paramaribo</text:p>
          </table:table-cell>
          <table:table-cell table:style-name="ce11" office:value-type="string" calcext:value-type="string">
            <text:p>#871 #4253 #4384 #4385 #4414 #5782 #5783 #5784 #5789 #5794 <text:s/>#5807 #5818 #10616 #10617</text:p>
          </table:table-cell>
          <table:table-cell table:style-name="ce4" office:value-type="string" calcext:value-type="string">
            <text:p>http://www.geonames.org/11525692</text:p>
          </table:table-cell>
          <table:table-cell table:style-name="ce4" office:value-type="string" calcext:value-type="string">
            <text:p>Paramaribo</text:p>
          </table:table-cell>
          <table:table-cell table:style-name="ce4"/>
          <table:table-cell table:style-name="ce5" office:value-type="string" calcext:value-type="string">
            <text:p>Feature: port</text:p>
            <text:p>Country: Surinam</text:p>
            <text:p>Admin name: Saramacca</text:p>
          </table:table-cell>
        </table:table-row>
        <table:table-row table:style-name="ro2">
          <table:table-cell table:style-name="ce1" office:value-type="string" calcext:value-type="string">
            <text:p>Syrie</text:p>
          </table:table-cell>
          <table:table-cell table:style-name="ce10" office:value-type="string" calcext:value-type="string">
            <text:p>#2182 #2183 #2442 #6267 #6362 #6363</text:p>
          </table:table-cell>
          <table:table-cell table:style-name="ce1" office:value-type="string" calcext:value-type="string">
            <text:p>http://www.geonames.org/163843</text:p>
          </table:table-cell>
          <table:table-cell table:style-name="ce1" office:value-type="string" calcext:value-type="string">
            <text:p>Syr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Syrie</text:p>
            <text:p>Population: 16,906,283</text:p>
          </table:table-cell>
        </table:table-row>
        <table:table-row table:style-name="ro1">
          <table:table-cell table:style-name="ce4" office:value-type="string" calcext:value-type="string">
            <text:p>Tabbon</text:p>
          </table:table-cell>
          <table:table-cell table:style-name="ce12" office:value-type="string" calcext:value-type="string">
            <text:p>#8161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Tablon</text:p>
          </table:table-cell>
          <table:table-cell table:style-name="ce10" office:value-type="string" calcext:value-type="string">
            <text:p>#8162</text:p>
          </table:table-cell>
          <table:table-cell table:style-name="ce1" office:value-type="string" calcext:value-type="string">
            <text:p>http://www.geonames.org/3682981</text:p>
          </table:table-cell>
          <table:table-cell table:style-name="ce1" office:value-type="string" calcext:value-type="string">
            <text:p>Tablon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Colombie</text:p>
            <text:p>Admin name: Nariño</text:p>
            <text:p>Population: 2,373</text:p>
          </table:table-cell>
        </table:table-row>
        <table:table-row table:style-name="ro3">
          <table:table-cell table:style-name="ce4" office:value-type="string" calcext:value-type="string">
            <text:p>Tahiti</text:p>
          </table:table-cell>
          <table:table-cell table:style-name="ce12" office:value-type="string" calcext:value-type="string">
            <text:p>#2178 #3591 #5959 #8033 #12222 #20664</text:p>
          </table:table-cell>
          <table:table-cell table:style-name="ce4" office:value-type="string" calcext:value-type="string">
            <text:p>http://www.geonames.org/4034365</text:p>
          </table:table-cell>
          <table:table-cell table:style-name="ce4" office:value-type="string" calcext:value-type="string">
            <text:p>Tahiti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Polynésie Française</text:p>
            <text:p>Admin name: Îles du Vent</text:p>
            <text:p>Population: 194,939</text:p>
          </table:table-cell>
        </table:table-row>
        <table:table-row table:style-name="ro2">
          <table:table-cell table:style-name="ce1" office:value-type="string" calcext:value-type="string">
            <text:p>Taïwan</text:p>
          </table:table-cell>
          <table:table-cell table:style-name="ce10" office:value-type="string" calcext:value-type="string">
            <text:p>#16354</text:p>
          </table:table-cell>
          <table:table-cell table:style-name="ce1" office:value-type="string" calcext:value-type="string">
            <text:p>http://www.geonames.org/1668284</text:p>
          </table:table-cell>
          <table:table-cell table:style-name="ce1" office:value-type="string" calcext:value-type="string">
            <text:p>Taïwan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aïwan</text:p>
            <text:p>Population: 22,894,384</text:p>
          </table:table-cell>
        </table:table-row>
        <table:table-row table:style-name="ro1">
          <table:table-cell table:style-name="ce4" office:value-type="string" calcext:value-type="string">
            <text:p>Tanarive</text:p>
          </table:table-cell>
          <table:table-cell table:style-name="ce12" office:value-type="string" calcext:value-type="string">
            <text:p>#5455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Tapanaoni</text:p>
          </table:table-cell>
          <table:table-cell table:style-name="ce10" office:value-type="string" calcext:value-type="string">
            <text:p>#4229 #1178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Tarn</text:p>
          </table:table-cell>
          <table:table-cell table:style-name="ce12" office:value-type="string" calcext:value-type="string">
            <text:p>#11005 #11007 #11009 #11010 #11011</text:p>
          </table:table-cell>
          <table:table-cell table:style-name="ce4" office:value-type="string" calcext:value-type="string">
            <text:p>http://www.geonames.org/2973362</text:p>
          </table:table-cell>
          <table:table-cell table:style-name="ce4" office:value-type="string" calcext:value-type="string">
            <text:p>Tar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Occitanie</text:p>
            <text:p>Population: 385,722</text:p>
          </table:table-cell>
        </table:table-row>
        <table:table-row table:style-name="ro3">
          <table:table-cell table:style-name="ce1" office:value-type="string" calcext:value-type="string">
            <text:p>Tarn et Garonne</text:p>
          </table:table-cell>
          <table:table-cell table:style-name="ce10" office:value-type="string" calcext:value-type="string">
            <text:p>#11012 #11013 #11014 #11015 #11016 #11017 #11018</text:p>
          </table:table-cell>
          <table:table-cell table:style-name="ce1" office:value-type="string" calcext:value-type="string">
            <text:p>http://www.geonames.org/2973357</text:p>
          </table:table-cell>
          <table:table-cell table:style-name="ce1" office:value-type="string" calcext:value-type="string">
            <text:p>Tarn-et-Garonn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Occitanie</text:p>
            <text:p>Population: 245,857</text:p>
          </table:table-cell>
        </table:table-row>
        <table:table-row table:style-name="ro1">
          <table:table-cell table:style-name="ce4" office:value-type="string" calcext:value-type="string">
            <text:p>Tartenson / Antilles</text:p>
          </table:table-cell>
          <table:table-cell table:style-name="ce12" office:value-type="string" calcext:value-type="string">
            <text:p>#3157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Tayaouaou</text:p>
          </table:table-cell>
          <table:table-cell table:style-name="ce10" office:value-type="string" calcext:value-type="string">
            <text:p>#380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Tchad</text:p>
          </table:table-cell>
          <table:table-cell table:style-name="ce12" office:value-type="string" calcext:value-type="string">
            <text:p>#6263 #13888</text:p>
          </table:table-cell>
          <table:table-cell table:style-name="ce4" office:value-type="string" calcext:value-type="string">
            <text:p>http://www.geonames.org/2434508</text:p>
          </table:table-cell>
          <table:table-cell table:style-name="ce4" office:value-type="string" calcext:value-type="string">
            <text:p>Tchad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Tchad</text:p>
            <text:p>Population: 15,477,751</text:p>
          </table:table-cell>
        </table:table-row>
        <table:table-row table:style-name="ro3">
          <table:table-cell table:style-name="ce1" office:value-type="string" calcext:value-type="string">
            <text:p>Tenerife</text:p>
          </table:table-cell>
          <table:table-cell table:style-name="ce10" office:value-type="string" calcext:value-type="string">
            <text:p>#3568</text:p>
          </table:table-cell>
          <table:table-cell table:style-name="ce1" office:value-type="string" calcext:value-type="string">
            <text:p>http://www.geonames.org/2511174</text:p>
          </table:table-cell>
          <table:table-cell table:style-name="ce1" office:value-type="string" calcext:value-type="string">
            <text:p>Tenerif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Espagne</text:p>
            <text:p>Admin name: Canaries</text:p>
            <text:p>Population: 222,417</text:p>
          </table:table-cell>
        </table:table-row>
        <table:table-row table:style-name="ro2">
          <table:table-cell table:style-name="ce4" office:value-type="string" calcext:value-type="string">
            <text:p>Teotihuacán</text:p>
          </table:table-cell>
          <table:table-cell table:style-name="ce12" office:value-type="string" calcext:value-type="string">
            <text:p>#1958</text:p>
          </table:table-cell>
          <table:table-cell table:style-name="ce4" office:value-type="string" calcext:value-type="string">
            <text:p>http://www.geonames.org/8379475</text:p>
          </table:table-cell>
          <table:table-cell table:style-name="ce4" office:value-type="string" calcext:value-type="string">
            <text:p>Teotihuacán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Mexique</text:p>
            <text:p>Admin name: México</text:p>
          </table:table-cell>
        </table:table-row>
        <table:table-row table:style-name="ro4">
          <table:table-cell table:style-name="ce1" office:value-type="string" calcext:value-type="string">
            <text:p>Terre de Feu</text:p>
          </table:table-cell>
          <table:table-cell table:style-name="ce10" office:value-type="string" calcext:value-type="string">
            <text:p>#42 #5222</text:p>
          </table:table-cell>
          <table:table-cell table:style-name="ce1" office:value-type="string" calcext:value-type="string">
            <text:p>http://www.geonames.org/3834451</text:p>
          </table:table-cell>
          <table:table-cell table:style-name="ce1" office:value-type="string" calcext:value-type="string">
            <text:p>Terre de Feu</text:p>
          </table:table-cell>
          <table:table-cell table:style-name="ce1"/>
          <table:table-cell table:style-name="ce3" office:value-type="string" calcext:value-type="string">
            <text:p>Feature: islands</text:p>
            <text:p>Country: Chili</text:p>
          </table:table-cell>
        </table:table-row>
        <table:table-row table:style-name="ro1">
          <table:table-cell table:style-name="ce4" office:value-type="string" calcext:value-type="string">
            <text:p>Terre ferme</text:p>
          </table:table-cell>
          <table:table-cell table:style-name="ce12" office:value-type="string" calcext:value-type="string">
            <text:p>#1682 #1683 #169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Terre magellanique</text:p>
          </table:table-cell>
          <table:table-cell table:style-name="ce10" office:value-type="string" calcext:value-type="string">
            <text:p>#1682 #1694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Terre Neuve</text:p>
          </table:table-cell>
          <table:table-cell table:style-name="ce12" office:value-type="string" calcext:value-type="string">
            <text:p>#1866 #11114</text:p>
          </table:table-cell>
          <table:table-cell table:style-name="ce4" office:value-type="string" calcext:value-type="string">
            <text:p>http://www.geonames.org/3716785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Artibonite</text:p>
            <text:p>Population: 911</text:p>
          </table:table-cell>
        </table:table-row>
        <table:table-row table:style-name="ro1">
          <table:table-cell table:style-name="ce1" office:value-type="string" calcext:value-type="string">
            <text:p>Terre Nevfve</text:p>
          </table:table-cell>
          <table:table-cell table:style-name="ce10" office:value-type="string" calcext:value-type="string">
            <text:p>#1754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3716785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Artibonite</text:p>
            <text:p>Population: 911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3716787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Sud</text:p>
          </table:table-cell>
        </table:table-row>
        <table:table-row table:style-name="ro4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11879351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Saint-Barthélemy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3716788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locality</text:p>
            <text:p>Country: Haïti</text:p>
            <text:p>Admin name: Nord-Est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3716789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Haïti</text:p>
            <text:p>Admin name: Artibonite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3716786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Haïti</text:p>
            <text:p>Admin name: Nord-Est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11550152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France</text:p>
            <text:p>Admin name: Auvergne-Rhône-Alpes</text:p>
          </table:table-cell>
        </table:table-row>
        <table:table-row table:style-name="ro2">
          <table:table-cell table:style-name="ce4" office:value-type="string" calcext:value-type="string">
            <text:p>Terre-Neuve</text:p>
          </table:table-cell>
          <table:table-cell table:style-name="ce12" office:value-type="string" calcext:value-type="string">
            <text:p>#2178 #2442 #4101 #4112 #14063</text:p>
          </table:table-cell>
          <table:table-cell table:style-name="ce4" office:value-type="string" calcext:value-type="string">
            <text:p>http://www.geonames.org/11466480</text:p>
          </table:table-cell>
          <table:table-cell table:style-name="ce4" office:value-type="string" calcext:value-type="string">
            <text:p>Terre Neuve</text:p>
          </table:table-cell>
          <table:table-cell table:style-name="ce4"/>
          <table:table-cell table:style-name="ce5" office:value-type="string" calcext:value-type="string">
            <text:p>Feature: farm</text:p>
            <text:p>Country: Suisse</text:p>
            <text:p>Admin name: Vaud</text:p>
          </table:table-cell>
        </table:table-row>
        <table:table-row table:style-name="ro2">
          <table:table-cell table:style-name="ce1" office:value-type="string" calcext:value-type="string">
            <text:p>Terres australes et antarctiques françaises</text:p>
          </table:table-cell>
          <table:table-cell table:style-name="ce10" office:value-type="string" calcext:value-type="string">
            <text:p>#13957 #13958 #13959 #13960</text:p>
          </table:table-cell>
          <table:table-cell table:style-name="ce1" office:value-type="string" calcext:value-type="string">
            <text:p>http://www.geonames.org/1546748</text:p>
          </table:table-cell>
          <table:table-cell table:style-name="ce1" office:value-type="string" calcext:value-type="string">
            <text:p>Terres Australes et Antarctiques Françaises</text:p>
          </table:table-cell>
          <table:table-cell table:style-name="ce1"/>
          <table:table-cell table:style-name="ce3" office:value-type="string" calcext:value-type="string">
            <text:p>Feature: section of independent political entity</text:p>
            <text:p>Country: Terres australes françaises</text:p>
            <text:p>Population: 140</text:p>
          </table:table-cell>
        </table:table-row>
        <table:table-row table:style-name="ro1">
          <table:table-cell table:style-name="ce4" office:value-type="string" calcext:value-type="string">
            <text:p>Territoire contesté</text:p>
          </table:table-cell>
          <table:table-cell table:style-name="ce12" office:value-type="string" calcext:value-type="string">
            <text:p>#2289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Territoire de l'Inini</text:p>
          </table:table-cell>
          <table:table-cell table:style-name="ce10" office:value-type="string" calcext:value-type="string">
            <text:p>#6273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Texas</text:p>
          </table:table-cell>
          <table:table-cell table:style-name="ce12" office:value-type="string" calcext:value-type="string">
            <text:p>#14624</text:p>
          </table:table-cell>
          <table:table-cell table:style-name="ce4" office:value-type="string" calcext:value-type="string">
            <text:p>http://www.geonames.org/4736286</text:p>
          </table:table-cell>
          <table:table-cell table:style-name="ce4" office:value-type="string" calcext:value-type="string">
            <text:p>Texas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Texas</text:p>
            <text:p>Population: 22,875,689</text:p>
          </table:table-cell>
        </table:table-row>
        <table:table-row table:style-name="ro2">
          <table:table-cell table:style-name="ce1" office:value-type="string" calcext:value-type="string">
            <text:p>Thailande</text:p>
          </table:table-cell>
          <table:table-cell table:style-name="ce10" office:value-type="string" calcext:value-type="string">
            <text:p>#2774 #14008</text:p>
          </table:table-cell>
          <table:table-cell table:style-name="ce1" office:value-type="string" calcext:value-type="string">
            <text:p>http://www.geonames.org/1605651</text:p>
          </table:table-cell>
          <table:table-cell table:style-name="ce1" office:value-type="string" calcext:value-type="string">
            <text:p>Thailand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haïlande</text:p>
            <text:p>Population: 69,428,524</text:p>
          </table:table-cell>
        </table:table-row>
        <table:table-row table:style-name="ro1">
          <table:table-cell table:style-name="ce4" office:value-type="string" calcext:value-type="string">
            <text:p>Therenzina</text:p>
          </table:table-cell>
          <table:table-cell table:style-name="ce12" office:value-type="string" calcext:value-type="string">
            <text:p>#5632 #5633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Therezopolis</text:p>
          </table:table-cell>
          <table:table-cell table:style-name="ce10" office:value-type="string" calcext:value-type="string">
            <text:p>#5630</text:p>
          </table:table-cell>
          <table:table-cell table:style-name="ce1" office:value-type="string" calcext:value-type="string">
            <text:p>http://www.geonames.org/3446606</text:p>
          </table:table-cell>
          <table:table-cell table:style-name="ce1" office:value-type="string" calcext:value-type="string">
            <text:p>Therezopoli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de Janeiro</text:p>
            <text:p>Population: 123,979</text:p>
          </table:table-cell>
        </table:table-row>
        <table:table-row table:style-name="ro3">
          <table:table-cell table:style-name="ce4" office:value-type="string" calcext:value-type="string">
            <text:p>Tibet</text:p>
          </table:table-cell>
          <table:table-cell table:style-name="ce12" office:value-type="string" calcext:value-type="string">
            <text:p>#2572</text:p>
          </table:table-cell>
          <table:table-cell table:style-name="ce4" office:value-type="string" calcext:value-type="string">
            <text:p>http://www.geonames.org/1279685</text:p>
          </table:table-cell>
          <table:table-cell table:style-name="ce4" office:value-type="string" calcext:value-type="string">
            <text:p>Tibet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Chine</text:p>
            <text:p>Admin name: Région autonome du Tibet</text:p>
            <text:p>Population: 2,870,000</text:p>
          </table:table-cell>
        </table:table-row>
        <table:table-row table:style-name="ro2">
          <table:table-cell table:style-name="ce1" office:value-type="string" calcext:value-type="string">
            <text:p>Tijuca</text:p>
          </table:table-cell>
          <table:table-cell table:style-name="ce10" office:value-type="string" calcext:value-type="string">
            <text:p>#180</text:p>
          </table:table-cell>
          <table:table-cell table:style-name="ce1" office:value-type="string" calcext:value-type="string">
            <text:p>http://www.geonames.org/3473657</text:p>
          </table:table-cell>
          <table:table-cell table:style-name="ce1" office:value-type="string" calcext:value-type="string">
            <text:p>Tijuc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résil</text:p>
            <text:p>Admin name: Rio de Janeiro</text:p>
          </table:table-cell>
        </table:table-row>
        <table:table-row table:style-name="ro1">
          <table:table-cell table:style-name="ce4" office:value-type="string" calcext:value-type="string">
            <text:p>Timbuia</text:p>
          </table:table-cell>
          <table:table-cell table:style-name="ce12" office:value-type="string" calcext:value-type="string">
            <text:p>#1711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Tisnada</text:p>
          </table:table-cell>
          <table:table-cell table:style-name="ce10" office:value-type="string" calcext:value-type="string">
            <text:p>#1727 #1729 #1742 #1748</text:p>
          </table:table-cell>
          <table:table-cell table:style-name="ce1" office:value-type="string" calcext:value-type="string">
            <text:p>http://www.geonames.org/3981493</text:p>
          </table:table-cell>
          <table:table-cell table:style-name="ce1" office:value-type="string" calcext:value-type="string">
            <text:p>Tisnad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Mexique</text:p>
            <text:p>Admin name: État de Durango</text:p>
          </table:table-cell>
        </table:table-row>
        <table:table-row table:style-name="ro3">
          <table:table-cell table:style-name="ce4" office:value-type="string" calcext:value-type="string">
            <text:p>Tobago</text:p>
          </table:table-cell>
          <table:table-cell table:style-name="ce12" office:value-type="string" calcext:value-type="string">
            <text:p>#9298</text:p>
          </table:table-cell>
          <table:table-cell table:style-name="ce4" office:value-type="string" calcext:value-type="string">
            <text:p>http://www.geonames.org/3573606</text:p>
          </table:table-cell>
          <table:table-cell table:style-name="ce4" office:value-type="string" calcext:value-type="string">
            <text:p>Tobago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rinidad et Tobago</text:p>
            <text:p>Admin name: Tobago</text:p>
            <text:p>Population: 60,874</text:p>
          </table:table-cell>
        </table:table-row>
        <table:table-row table:style-name="ro2">
          <table:table-cell table:style-name="ce1" office:value-type="string" calcext:value-type="string">
            <text:p>Togo</text:p>
          </table:table-cell>
          <table:table-cell table:style-name="ce10" office:value-type="string" calcext:value-type="string">
            <text:p>#2442 #3574 #5959 #6263 #10824 #13818</text:p>
          </table:table-cell>
          <table:table-cell table:style-name="ce1" office:value-type="string" calcext:value-type="string">
            <text:p>http://www.geonames.org/2363686</text:p>
          </table:table-cell>
          <table:table-cell table:style-name="ce1" office:value-type="string" calcext:value-type="string">
            <text:p>Togo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ogo</text:p>
            <text:p>Population: 7,889,094</text:p>
          </table:table-cell>
        </table:table-row>
        <table:table-row table:style-name="ro4">
          <table:table-cell table:style-name="ce4" office:value-type="string" calcext:value-type="string">
            <text:p>Tonkin</text:p>
          </table:table-cell>
          <table:table-cell table:style-name="ce12" office:value-type="string" calcext:value-type="string">
            <text:p>#6269 #6843</text:p>
          </table:table-cell>
          <table:table-cell table:style-name="ce4" office:value-type="string" calcext:value-type="string">
            <text:p>http://www.geonames.org/1591445</text:p>
          </table:table-cell>
          <table:table-cell table:style-name="ce4" office:value-type="string" calcext:value-type="string">
            <text:p>Tonkin</text:p>
          </table:table-cell>
          <table:table-cell table:style-name="ce4"/>
          <table:table-cell table:style-name="ce5" office:value-type="string" calcext:value-type="string">
            <text:p>Feature: region</text:p>
            <text:p>Country: Vietnam</text:p>
          </table:table-cell>
        </table:table-row>
        <table:table-row table:style-name="ro1">
          <table:table-cell table:style-name="ce1" office:value-type="string" calcext:value-type="string">
            <text:p>Tonnégrande (rivière)</text:p>
          </table:table-cell>
          <table:table-cell table:style-name="ce10" office:value-type="string" calcext:value-type="string">
            <text:p>#641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Tortola</text:p>
          </table:table-cell>
          <table:table-cell table:style-name="ce12" office:value-type="string" calcext:value-type="string">
            <text:p>#2043 #2443 #16384</text:p>
          </table:table-cell>
          <table:table-cell table:style-name="ce4" office:value-type="string" calcext:value-type="string">
            <text:p>http://www.geonames.org/3577342</text:p>
          </table:table-cell>
          <table:table-cell table:style-name="ce4" office:value-type="string" calcext:value-type="string">
            <text:p>Tortola</text:p>
          </table:table-cell>
          <table:table-cell table:style-name="ce4"/>
          <table:table-cell table:style-name="ce5" office:value-type="string" calcext:value-type="string">
            <text:p>Feature: island</text:p>
            <text:p>Country: Îles Vierges</text:p>
            <text:p>Population: 23,908</text:p>
          </table:table-cell>
        </table:table-row>
        <table:table-row table:style-name="ro1">
          <table:table-cell table:style-name="ce1" office:value-type="string" calcext:value-type="string">
            <text:p>Tortue, Île de la</text:p>
          </table:table-cell>
          <table:table-cell table:style-name="ce10" office:value-type="string" calcext:value-type="string">
            <text:p>#82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Toulon</text:p>
          </table:table-cell>
          <table:table-cell table:style-name="ce12" office:value-type="string" calcext:value-type="string">
            <text:p>#2581 #3969</text:p>
          </table:table-cell>
          <table:table-cell table:style-name="ce4" office:value-type="string" calcext:value-type="string">
            <text:p>http://www.geonames.org/2972328</text:p>
          </table:table-cell>
          <table:table-cell table:style-name="ce4" office:value-type="string" calcext:value-type="string">
            <text:p>Toulon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France</text:p>
            <text:p>Admin name: Provence-Alpes-Côte d'Azur</text:p>
            <text:p>Population: 168,701</text:p>
          </table:table-cell>
        </table:table-row>
        <table:table-row table:style-name="ro3">
          <table:table-cell table:style-name="ce1" office:value-type="string" calcext:value-type="string">
            <text:p>Tran</text:p>
          </table:table-cell>
          <table:table-cell table:style-name="ce10" office:value-type="string" calcext:value-type="string">
            <text:p>#11006</text:p>
          </table:table-cell>
          <table:table-cell table:style-name="ce1" office:value-type="string" calcext:value-type="string">
            <text:p>http://www.geonames.org/726306</text:p>
          </table:table-cell>
          <table:table-cell table:style-name="ce1" office:value-type="string" calcext:value-type="string">
            <text:p>Tran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Bulgarie</text:p>
            <text:p>Admin name: Pernik</text:p>
            <text:p>Population: 3,915</text:p>
          </table:table-cell>
        </table:table-row>
        <table:table-row table:style-name="ro2">
          <table:table-cell table:style-name="ce4" office:value-type="string" calcext:value-type="string">
            <text:p>Trinidad</text:p>
          </table:table-cell>
          <table:table-cell table:style-name="ce12" office:value-type="string" calcext:value-type="string">
            <text:p>#262 #398 #448 #609 #1153 #1699 #1721 #9239 #9251 #13058</text:p>
          </table:table-cell>
          <table:table-cell table:style-name="ce4" office:value-type="string" calcext:value-type="string">
            <text:p>http://www.geonames.org/3573592</text:p>
          </table:table-cell>
          <table:table-cell table:style-name="ce4" office:value-type="string" calcext:value-type="string">
            <text:p>Trinidad</text:p>
          </table:table-cell>
          <table:table-cell table:style-name="ce4"/>
          <table:table-cell table:style-name="ce5" office:value-type="string" calcext:value-type="string">
            <text:p>Feature: island</text:p>
            <text:p>Country: Trinidad et Tobago</text:p>
            <text:p>Population: 1,267,145</text:p>
          </table:table-cell>
        </table:table-row>
        <table:table-row table:style-name="ro1">
          <table:table-cell table:style-name="ce1" office:value-type="string" calcext:value-type="string">
            <text:p>Trinidaeda</text:p>
          </table:table-cell>
          <table:table-cell table:style-name="ce10" office:value-type="string" calcext:value-type="string">
            <text:p>#1724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Trinité</text:p>
          </table:table-cell>
          <table:table-cell table:style-name="ce12" office:value-type="string" calcext:value-type="string">
            <text:p>#9137 #9190 #9333 #9766</text:p>
          </table:table-cell>
          <table:table-cell table:style-name="ce4" office:value-type="string" calcext:value-type="string">
            <text:p>http://www.geonames.org/3573592</text:p>
          </table:table-cell>
          <table:table-cell table:style-name="ce4" office:value-type="string" calcext:value-type="string">
            <text:p>Trinité</text:p>
          </table:table-cell>
          <table:table-cell table:style-name="ce4"/>
          <table:table-cell table:style-name="ce5" office:value-type="string" calcext:value-type="string">
            <text:p>Feature: island</text:p>
            <text:p>Country: Trinidad et Tobago</text:p>
            <text:p>Population: 1,267,145</text:p>
          </table:table-cell>
        </table:table-row>
        <table:table-row table:style-name="ro2">
          <table:table-cell table:style-name="ce1" office:value-type="string" calcext:value-type="string">
            <text:p>Trinité-et-Tobago</text:p>
          </table:table-cell>
          <table:table-cell table:style-name="ce13" office:value-type="string" calcext:value-type="string">
            <text:p>#14 #86 #88 #132 #262 #398 #448 #584 #609 #863 <text:s/>#925 #1127 #1153 #1215 #1364 #1368 #1377 #1464 #1519 #2447 <text:s/>#3526 #3588 #3672 #5423 #5431 #6198 #6658 #6679 #6696 #6956 <text:s/>#7009 #7029 #7190 #7191 #7797 #10718 #10719 #11442 #12087 #12523 <text:s/>#12985 #13010 #13058 #14446 #20647 #21569 #21606 #21692 #21724</text:p>
          </table:table-cell>
          <table:table-cell table:style-name="ce1" office:value-type="string" calcext:value-type="string">
            <text:p>http://www.geonames.org/3573591</text:p>
          </table:table-cell>
          <table:table-cell table:style-name="ce1" office:value-type="string" calcext:value-type="string">
            <text:p>Trinité-et-Tobago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rinidad et Tobago</text:p>
            <text:p>Population: 1,389,858</text:p>
          </table:table-cell>
        </table:table-row>
        <table:table-row table:style-name="ro3">
          <table:table-cell table:style-name="ce4" office:value-type="string" calcext:value-type="string">
            <text:p>Trinité-et-Tobago|Port-d'Espagne</text:p>
          </table:table-cell>
          <table:table-cell table:style-name="ce12" office:value-type="string" calcext:value-type="string">
            <text:p>#502 #3248 #6659</text:p>
          </table:table-cell>
          <table:table-cell table:style-name="ce4" office:value-type="string" calcext:value-type="string">
            <text:p>http://www.geonames.org/3573890</text:p>
          </table:table-cell>
          <table:table-cell table:style-name="ce4" office:value-type="string" calcext:value-type="string">
            <text:p>Port-d'Espagn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Trinidad et Tobago</text:p>
            <text:p>Admin name: Port-d'Espagne</text:p>
            <text:p>Population: 49,031</text:p>
          </table:table-cell>
        </table:table-row>
        <table:table-row table:style-name="ro3">
          <table:table-cell table:style-name="ce4" office:value-type="string" calcext:value-type="string">
            <text:p>Trinité-et-Tobago|Port-d'Espagne</text:p>
          </table:table-cell>
          <table:table-cell table:style-name="ce12" office:value-type="string" calcext:value-type="string">
            <text:p>#502 #3248 #6659</text:p>
          </table:table-cell>
          <table:table-cell table:style-name="ce4" office:value-type="string" calcext:value-type="string">
            <text:p>http://www.geonames.org/3573891</text:p>
          </table:table-cell>
          <table:table-cell table:style-name="ce4" office:value-type="string" calcext:value-type="string">
            <text:p>Port-d'Espagn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rinidad et Tobago</text:p>
            <text:p>Admin name: Port-d'Espagne</text:p>
            <text:p>Population: 37,074</text:p>
          </table:table-cell>
        </table:table-row>
        <table:table-row table:style-name="ro3">
          <table:table-cell table:style-name="ce1" office:value-type="string" calcext:value-type="string">
            <text:p>Trinité-et-Tobago|Port-of-Spain</text:p>
          </table:table-cell>
          <table:table-cell table:style-name="ce10" office:value-type="string" calcext:value-type="string">
            <text:p>#7751</text:p>
          </table:table-cell>
          <table:table-cell table:style-name="ce1" office:value-type="string" calcext:value-type="string">
            <text:p>http://www.geonames.org/3573890</text:p>
          </table:table-cell>
          <table:table-cell table:style-name="ce1" office:value-type="string" calcext:value-type="string">
            <text:p>Port-of-Spain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Trinidad et Tobago</text:p>
            <text:p>Admin name: Port-d'Espagne</text:p>
            <text:p>Population: 49,031</text:p>
          </table:table-cell>
        </table:table-row>
        <table:table-row table:style-name="ro3">
          <table:table-cell table:style-name="ce1" office:value-type="string" calcext:value-type="string">
            <text:p>Trinité-et-Tobago|Port-of-Spain</text:p>
          </table:table-cell>
          <table:table-cell table:style-name="ce10" office:value-type="string" calcext:value-type="string">
            <text:p>#7751</text:p>
          </table:table-cell>
          <table:table-cell table:style-name="ce1" office:value-type="string" calcext:value-type="string">
            <text:p>http://www.geonames.org/3573891</text:p>
          </table:table-cell>
          <table:table-cell table:style-name="ce1" office:value-type="string" calcext:value-type="string">
            <text:p>Port-of-Spai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rinidad et Tobago</text:p>
            <text:p>Admin name: Port-d'Espagne</text:p>
            <text:p>Population: 37,074</text:p>
          </table:table-cell>
        </table:table-row>
        <table:table-row table:style-name="ro2">
          <table:table-cell table:style-name="ce1" office:value-type="string" calcext:value-type="string">
            <text:p>Trinité-et-Tobago|Port-of-Spain</text:p>
          </table:table-cell>
          <table:table-cell table:style-name="ce10" office:value-type="string" calcext:value-type="string">
            <text:p>#7751</text:p>
          </table:table-cell>
          <table:table-cell table:style-name="ce1" office:value-type="string" calcext:value-type="string">
            <text:p>http://www.geonames.org/11525724</text:p>
          </table:table-cell>
          <table:table-cell table:style-name="ce1" office:value-type="string" calcext:value-type="string">
            <text:p>Port Of Spain</text:p>
          </table:table-cell>
          <table:table-cell table:style-name="ce1"/>
          <table:table-cell table:style-name="ce3" office:value-type="string" calcext:value-type="string">
            <text:p>Feature: port</text:p>
            <text:p>Country: Trinidad et Tobago</text:p>
            <text:p>Admin name: Port-d'Espagne</text:p>
          </table:table-cell>
        </table:table-row>
        <table:table-row table:style-name="ro1">
          <table:table-cell table:style-name="ce4" office:value-type="string" calcext:value-type="string">
            <text:p>Trois Plets</text:p>
          </table:table-cell>
          <table:table-cell table:style-name="ce12" office:value-type="string" calcext:value-type="string">
            <text:p>#914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Trois Ponts</text:p>
          </table:table-cell>
          <table:table-cell table:style-name="ce10" office:value-type="string" calcext:value-type="string">
            <text:p>#800</text:p>
          </table:table-cell>
          <table:table-cell table:style-name="ce1" office:value-type="string" calcext:value-type="string">
            <text:p>http://www.geonames.org/2785223</text:p>
          </table:table-cell>
          <table:table-cell table:style-name="ce1" office:value-type="string" calcext:value-type="string">
            <text:p>Trois Ponts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Belgique</text:p>
            <text:p>Admin name: Wallonie</text:p>
            <text:p>Population: 2,533</text:p>
          </table:table-cell>
        </table:table-row>
        <table:table-row table:style-name="ro3">
          <table:table-cell table:style-name="ce4" office:value-type="string" calcext:value-type="string">
            <text:p>Trois-Rivières</text:p>
          </table:table-cell>
          <table:table-cell table:style-name="ce12" office:value-type="string" calcext:value-type="string">
            <text:p>#1985</text:p>
          </table:table-cell>
          <table:table-cell table:style-name="ce4" office:value-type="string" calcext:value-type="string">
            <text:p>http://www.geonames.org/6169141</text:p>
          </table:table-cell>
          <table:table-cell table:style-name="ce4" office:value-type="string" calcext:value-type="string">
            <text:p>Trois-Rivière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Canada</text:p>
            <text:p>Admin name: Québec</text:p>
            <text:p>Population: 119,693</text:p>
          </table:table-cell>
        </table:table-row>
        <table:table-row table:style-name="ro1">
          <table:table-cell table:style-name="ce1" office:value-type="string" calcext:value-type="string">
            <text:p>Trou du Gouverneur</text:p>
          </table:table-cell>
          <table:table-cell table:style-name="ce10" office:value-type="string" calcext:value-type="string">
            <text:p>#2842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Tumuc-Humac</text:p>
          </table:table-cell>
          <table:table-cell table:style-name="ce12" office:value-type="string" calcext:value-type="string">
            <text:p>#2180 #5965</text:p>
          </table:table-cell>
          <table:table-cell table:style-name="ce4" table:number-columns-repeated="4"/>
        </table:table-row>
        <table:table-row table:style-name="ro2">
          <table:table-cell table:style-name="ce1" office:value-type="string" calcext:value-type="string">
            <text:p>Tunisie</text:p>
          </table:table-cell>
          <table:table-cell table:style-name="ce13" office:value-type="string" calcext:value-type="string">
            <text:p>#2180 #2442 #4112 #4118 #5471 #5472 #5473 #5959 #6196 #6254 <text:s/>#6255 #6256 #6260 #6263 #6346 #6347 #6348 #13724 #13726 #13741 <text:s/>#13742 #13744 #13746 #13747 #13750 #13761 #13766 #13767 #13769 #13782 <text:s/>#16442 #16443 #20767 #21543 #21544 #21547</text:p>
          </table:table-cell>
          <table:table-cell table:style-name="ce1" office:value-type="string" calcext:value-type="string">
            <text:p>http://www.geonames.org/2464461</text:p>
          </table:table-cell>
          <table:table-cell table:style-name="ce1" office:value-type="string" calcext:value-type="string">
            <text:p>Tunisie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Tunisie</text:p>
            <text:p>Population: 11,565,204</text:p>
          </table:table-cell>
        </table:table-row>
        <table:table-row table:style-name="ro3">
          <table:table-cell table:style-name="ce4" office:value-type="string" calcext:value-type="string">
            <text:p>Tunisie|Bizerte</text:p>
          </table:table-cell>
          <table:table-cell table:style-name="ce12" office:value-type="string" calcext:value-type="string">
            <text:p>#13714 #13745 #13758</text:p>
          </table:table-cell>
          <table:table-cell table:style-name="ce4" office:value-type="string" calcext:value-type="string">
            <text:p>http://www.geonames.org/2472706</text:p>
          </table:table-cell>
          <table:table-cell table:style-name="ce4" office:value-type="string" calcext:value-type="string">
            <text:p>Bizert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Tunisie</text:p>
            <text:p>Admin name: Bizerte</text:p>
            <text:p>Population: 115,268</text:p>
          </table:table-cell>
        </table:table-row>
        <table:table-row table:style-name="ro3">
          <table:table-cell table:style-name="ce4" office:value-type="string" calcext:value-type="string">
            <text:p>Tunisie|Bizerte</text:p>
          </table:table-cell>
          <table:table-cell table:style-name="ce12" office:value-type="string" calcext:value-type="string">
            <text:p>#13714 #13745 #13758</text:p>
          </table:table-cell>
          <table:table-cell table:style-name="ce4" office:value-type="string" calcext:value-type="string">
            <text:p>http://www.geonames.org/2472699</text:p>
          </table:table-cell>
          <table:table-cell table:style-name="ce4" office:value-type="string" calcext:value-type="string">
            <text:p>Bizert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unisie</text:p>
            <text:p>Admin name: Bizerte</text:p>
            <text:p>Population: 568,219</text:p>
          </table:table-cell>
        </table:table-row>
        <table:table-row table:style-name="ro3">
          <table:table-cell table:style-name="ce1" office:value-type="string" calcext:value-type="string">
            <text:p>Tunisie|Carthage</text:p>
          </table:table-cell>
          <table:table-cell table:style-name="ce10" office:value-type="string" calcext:value-type="string">
            <text:p>#13728 #13729 #13734 #13756 #13757</text:p>
          </table:table-cell>
          <table:table-cell table:style-name="ce1" office:value-type="string" calcext:value-type="string">
            <text:p>http://www.geonames.org/2468245</text:p>
          </table:table-cell>
          <table:table-cell table:style-name="ce1" office:value-type="string" calcext:value-type="string">
            <text:p>Carthage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Tunisie</text:p>
            <text:p>Admin name: Tunis</text:p>
            <text:p>Population: 15,922</text:p>
          </table:table-cell>
        </table:table-row>
        <table:table-row table:style-name="ro2">
          <table:table-cell table:style-name="ce1" office:value-type="string" calcext:value-type="string">
            <text:p>Tunisie|Carthage</text:p>
          </table:table-cell>
          <table:table-cell table:style-name="ce10" office:value-type="string" calcext:value-type="string">
            <text:p>#13728 #13729 #13734 #13756 #13757</text:p>
          </table:table-cell>
          <table:table-cell table:style-name="ce1" office:value-type="string" calcext:value-type="string">
            <text:p>http://www.geonames.org/11109179</text:p>
          </table:table-cell>
          <table:table-cell table:style-name="ce1" office:value-type="string" calcext:value-type="string">
            <text:p>Carthag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Tunisie</text:p>
            <text:p>Admin name: Tunis</text:p>
          </table:table-cell>
        </table:table-row>
        <table:table-row table:style-name="ro2">
          <table:table-cell table:style-name="ce1" office:value-type="string" calcext:value-type="string">
            <text:p>Tunisie|Carthage</text:p>
          </table:table-cell>
          <table:table-cell table:style-name="ce10" office:value-type="string" calcext:value-type="string">
            <text:p>#13728 #13729 #13734 #13756 #13757</text:p>
          </table:table-cell>
          <table:table-cell table:style-name="ce1" office:value-type="string" calcext:value-type="string">
            <text:p>http://www.geonames.org/2468244</text:p>
          </table:table-cell>
          <table:table-cell table:style-name="ce1" office:value-type="string" calcext:value-type="string">
            <text:p>Carthage</text:p>
          </table:table-cell>
          <table:table-cell table:style-name="ce1"/>
          <table:table-cell table:style-name="ce3" office:value-type="string" calcext:value-type="string">
            <text:p>Feature: ruin(s)</text:p>
            <text:p>Country: Tunisie</text:p>
            <text:p>Admin name: Tunis</text:p>
          </table:table-cell>
        </table:table-row>
        <table:table-row table:style-name="ro3">
          <table:table-cell table:style-name="ce4" office:value-type="string" calcext:value-type="string">
            <text:p>Tunisie|Djerba</text:p>
          </table:table-cell>
          <table:table-cell table:style-name="ce12" office:value-type="string" calcext:value-type="string">
            <text:p>#13737</text:p>
          </table:table-cell>
          <table:table-cell table:style-name="ce4" office:value-type="string" calcext:value-type="string">
            <text:p>http://www.geonames.org/2470384</text:p>
          </table:table-cell>
          <table:table-cell table:style-name="ce4" office:value-type="string" calcext:value-type="string">
            <text:p>Djerb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Tunisie</text:p>
            <text:p>Admin name: Médenine</text:p>
            <text:p>Population: 62,583</text:p>
          </table:table-cell>
        </table:table-row>
        <table:table-row table:style-name="ro2">
          <table:table-cell table:style-name="ce4" office:value-type="string" calcext:value-type="string">
            <text:p>Tunisie|Djerba</text:p>
          </table:table-cell>
          <table:table-cell table:style-name="ce12" office:value-type="string" calcext:value-type="string">
            <text:p>#13737</text:p>
          </table:table-cell>
          <table:table-cell table:style-name="ce4" office:value-type="string" calcext:value-type="string">
            <text:p>http://www.geonames.org/2470181</text:p>
          </table:table-cell>
          <table:table-cell table:style-name="ce4" office:value-type="string" calcext:value-type="string">
            <text:p>Djerba</text:p>
          </table:table-cell>
          <table:table-cell table:style-name="ce4"/>
          <table:table-cell table:style-name="ce5" office:value-type="string" calcext:value-type="string">
            <text:p>Feature: island</text:p>
            <text:p>Country: Tunisie</text:p>
            <text:p>Admin name: Médenine</text:p>
          </table:table-cell>
        </table:table-row>
        <table:table-row table:style-name="ro2">
          <table:table-cell table:style-name="ce4" office:value-type="string" calcext:value-type="string">
            <text:p>Tunisie|Djerba</text:p>
          </table:table-cell>
          <table:table-cell table:style-name="ce12" office:value-type="string" calcext:value-type="string">
            <text:p>#13737</text:p>
          </table:table-cell>
          <table:table-cell table:style-name="ce4" office:value-type="string" calcext:value-type="string">
            <text:p>http://www.geonames.org/7911272</text:p>
          </table:table-cell>
          <table:table-cell table:style-name="ce4" office:value-type="string" calcext:value-type="string">
            <text:p>Djerba</text:p>
          </table:table-cell>
          <table:table-cell table:style-name="ce4"/>
          <table:table-cell table:style-name="ce5" office:value-type="string" calcext:value-type="string">
            <text:p>Feature: section of populated place</text:p>
            <text:p>Country: Tunisie</text:p>
            <text:p>Admin name: Médenine</text:p>
          </table:table-cell>
        </table:table-row>
        <table:table-row table:style-name="ro2">
          <table:table-cell table:style-name="ce1" office:value-type="string" calcext:value-type="string">
            <text:p>Tunisie|Dougga</text:p>
          </table:table-cell>
          <table:table-cell table:style-name="ce10" office:value-type="string" calcext:value-type="string">
            <text:p>#13733</text:p>
          </table:table-cell>
          <table:table-cell table:style-name="ce1" office:value-type="string" calcext:value-type="string">
            <text:p>http://www.geonames.org/2471332</text:p>
          </table:table-cell>
          <table:table-cell table:style-name="ce1" office:value-type="string" calcext:value-type="string">
            <text:p>Dougga</text:p>
          </table:table-cell>
          <table:table-cell table:style-name="ce1"/>
          <table:table-cell table:style-name="ce3" office:value-type="string" calcext:value-type="string">
            <text:p>Feature: ruin(s)</text:p>
            <text:p>Country: Tunisie</text:p>
            <text:p>Admin name: Béja</text:p>
          </table:table-cell>
        </table:table-row>
        <table:table-row table:style-name="ro2">
          <table:table-cell table:style-name="ce1" office:value-type="string" calcext:value-type="string">
            <text:p>Tunisie|Dougga</text:p>
          </table:table-cell>
          <table:table-cell table:style-name="ce10" office:value-type="string" calcext:value-type="string">
            <text:p>#13733</text:p>
          </table:table-cell>
          <table:table-cell table:style-name="ce1" office:value-type="string" calcext:value-type="string">
            <text:p>http://www.geonames.org/11904208</text:p>
          </table:table-cell>
          <table:table-cell table:style-name="ce1" office:value-type="string" calcext:value-type="string">
            <text:p>Dougg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Tunisie</text:p>
            <text:p>Admin name: Béja</text:p>
          </table:table-cell>
        </table:table-row>
        <table:table-row table:style-name="ro2">
          <table:table-cell table:style-name="ce1" office:value-type="string" calcext:value-type="string">
            <text:p>Tunisie|Dougga</text:p>
          </table:table-cell>
          <table:table-cell table:style-name="ce10" office:value-type="string" calcext:value-type="string">
            <text:p>#13733</text:p>
          </table:table-cell>
          <table:table-cell table:style-name="ce1" office:value-type="string" calcext:value-type="string">
            <text:p>http://www.geonames.org/11049539</text:p>
          </table:table-cell>
          <table:table-cell table:style-name="ce1" office:value-type="string" calcext:value-type="string">
            <text:p>Dougg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Tunisie</text:p>
            <text:p>Admin name: Béja</text:p>
          </table:table-cell>
        </table:table-row>
        <table:table-row table:style-name="ro3">
          <table:table-cell table:style-name="ce4" office:value-type="string" calcext:value-type="string">
            <text:p>Tunisie|El Jem</text:p>
          </table:table-cell>
          <table:table-cell table:style-name="ce12" office:value-type="string" calcext:value-type="string">
            <text:p>#13735</text:p>
          </table:table-cell>
          <table:table-cell table:style-name="ce4" office:value-type="string" calcext:value-type="string">
            <text:p>http://www.geonames.org/2473654</text:p>
          </table:table-cell>
          <table:table-cell table:style-name="ce4" office:value-type="string" calcext:value-type="string">
            <text:p>El Jem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Tunisie</text:p>
            <text:p>Admin name: Mahdia</text:p>
            <text:p>Population: 20,029</text:p>
          </table:table-cell>
        </table:table-row>
        <table:table-row table:style-name="ro2">
          <table:table-cell table:style-name="ce4" office:value-type="string" calcext:value-type="string">
            <text:p>Tunisie|El Jem</text:p>
          </table:table-cell>
          <table:table-cell table:style-name="ce12" office:value-type="string" calcext:value-type="string">
            <text:p>#13735</text:p>
          </table:table-cell>
          <table:table-cell table:style-name="ce4" office:value-type="string" calcext:value-type="string">
            <text:p>http://www.geonames.org/2473655</text:p>
          </table:table-cell>
          <table:table-cell table:style-name="ce4" office:value-type="string" calcext:value-type="string">
            <text:p>El Jem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Tunisie</text:p>
            <text:p>Admin name: Mahdia</text:p>
          </table:table-cell>
        </table:table-row>
        <table:table-row table:style-name="ro3">
          <table:table-cell table:style-name="ce1" office:value-type="string" calcext:value-type="string">
            <text:p>Tunisie|Gabès</text:p>
          </table:table-cell>
          <table:table-cell table:style-name="ce10" office:value-type="string" calcext:value-type="string">
            <text:p>#13715 #13717 #13764</text:p>
          </table:table-cell>
          <table:table-cell table:style-name="ce1" office:value-type="string" calcext:value-type="string">
            <text:p>http://www.geonames.org/2468369</text:p>
          </table:table-cell>
          <table:table-cell table:style-name="ce1" office:value-type="string" calcext:value-type="string">
            <text:p>Gabès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Gabès</text:p>
            <text:p>Population: 110,075</text:p>
          </table:table-cell>
        </table:table-row>
        <table:table-row table:style-name="ro3">
          <table:table-cell table:style-name="ce1" office:value-type="string" calcext:value-type="string">
            <text:p>Tunisie|Gabès</text:p>
          </table:table-cell>
          <table:table-cell table:style-name="ce10" office:value-type="string" calcext:value-type="string">
            <text:p>#13715 #13717 #13764</text:p>
          </table:table-cell>
          <table:table-cell table:style-name="ce1" office:value-type="string" calcext:value-type="string">
            <text:p>http://www.geonames.org/2468365</text:p>
          </table:table-cell>
          <table:table-cell table:style-name="ce1" office:value-type="string" calcext:value-type="string">
            <text:p>Gabès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Gabès</text:p>
            <text:p>Population: 374,300</text:p>
          </table:table-cell>
        </table:table-row>
        <table:table-row table:style-name="ro3">
          <table:table-cell table:style-name="ce4" office:value-type="string" calcext:value-type="string">
            <text:p>Tunisie|Gafsa</text:p>
          </table:table-cell>
          <table:table-cell table:style-name="ce12" office:value-type="string" calcext:value-type="string">
            <text:p>#13716 #13765</text:p>
          </table:table-cell>
          <table:table-cell table:style-name="ce4" office:value-type="string" calcext:value-type="string">
            <text:p>http://www.geonames.org/2468353</text:p>
          </table:table-cell>
          <table:table-cell table:style-name="ce4" office:value-type="string" calcext:value-type="string">
            <text:p>Gafsa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Tunisie</text:p>
            <text:p>Admin name: Gafsa</text:p>
            <text:p>Population: 81,232</text:p>
          </table:table-cell>
        </table:table-row>
        <table:table-row table:style-name="ro3">
          <table:table-cell table:style-name="ce4" office:value-type="string" calcext:value-type="string">
            <text:p>Tunisie|Gafsa</text:p>
          </table:table-cell>
          <table:table-cell table:style-name="ce12" office:value-type="string" calcext:value-type="string">
            <text:p>#13716 #13765</text:p>
          </table:table-cell>
          <table:table-cell table:style-name="ce4" office:value-type="string" calcext:value-type="string">
            <text:p>http://www.geonames.org/2468351</text:p>
          </table:table-cell>
          <table:table-cell table:style-name="ce4" office:value-type="string" calcext:value-type="string">
            <text:p>Gafsa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unisie</text:p>
            <text:p>Admin name: Gafsa</text:p>
            <text:p>Population: 337,331</text:p>
          </table:table-cell>
        </table:table-row>
        <table:table-row table:style-name="ro2">
          <table:table-cell table:style-name="ce1" office:value-type="string" calcext:value-type="string">
            <text:p>Tunisie|Grombalia</text:p>
          </table:table-cell>
          <table:table-cell table:style-name="ce10" office:value-type="string" calcext:value-type="string">
            <text:p>#13710</text:p>
          </table:table-cell>
          <table:table-cell table:style-name="ce1" office:value-type="string" calcext:value-type="string">
            <text:p>http://www.geonames.org/2467897</text:p>
          </table:table-cell>
          <table:table-cell table:style-name="ce1" office:value-type="string" calcext:value-type="string">
            <text:p>Grombalia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Tunisie</text:p>
            <text:p>Admin name: Nabeul</text:p>
          </table:table-cell>
        </table:table-row>
        <table:table-row table:style-name="ro2">
          <table:table-cell table:style-name="ce1" office:value-type="string" calcext:value-type="string">
            <text:p>Tunisie|Grombalia</text:p>
          </table:table-cell>
          <table:table-cell table:style-name="ce10" office:value-type="string" calcext:value-type="string">
            <text:p>#13710</text:p>
          </table:table-cell>
          <table:table-cell table:style-name="ce1" office:value-type="string" calcext:value-type="string">
            <text:p>http://www.geonames.org/2467898</text:p>
          </table:table-cell>
          <table:table-cell table:style-name="ce1" office:value-type="string" calcext:value-type="string">
            <text:p>Grombali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Tunisie</text:p>
            <text:p>Admin name: Nabeul</text:p>
          </table:table-cell>
        </table:table-row>
        <table:table-row table:style-name="ro3">
          <table:table-cell table:style-name="ce4" office:value-type="string" calcext:value-type="string">
            <text:p>Tunisie|Hammam Lif</text:p>
          </table:table-cell>
          <table:table-cell table:style-name="ce12" office:value-type="string" calcext:value-type="string">
            <text:p>#13711</text:p>
          </table:table-cell>
          <table:table-cell table:style-name="ce4" office:value-type="string" calcext:value-type="string">
            <text:p>http://www.geonames.org/2470587</text:p>
          </table:table-cell>
          <table:table-cell table:style-name="ce4" office:value-type="string" calcext:value-type="string">
            <text:p>Hammam Lif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Tunisie</text:p>
            <text:p>Admin name: Ben Arous</text:p>
            <text:p>Population: 42,518</text:p>
          </table:table-cell>
        </table:table-row>
        <table:table-row table:style-name="ro3">
          <table:table-cell table:style-name="ce4" office:value-type="string" calcext:value-type="string">
            <text:p>Tunisie|Hammam Lif</text:p>
          </table:table-cell>
          <table:table-cell table:style-name="ce12" office:value-type="string" calcext:value-type="string">
            <text:p>#13711</text:p>
          </table:table-cell>
          <table:table-cell table:style-name="ce4" office:value-type="string" calcext:value-type="string">
            <text:p>http://www.geonames.org/2470588</text:p>
          </table:table-cell>
          <table:table-cell table:style-name="ce4" office:value-type="string" calcext:value-type="string">
            <text:p>Hammam-Lif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Tunisie</text:p>
            <text:p>Admin name: Ben Arous</text:p>
            <text:p>Population: 47,760</text:p>
          </table:table-cell>
        </table:table-row>
        <table:table-row table:style-name="ro3">
          <table:table-cell table:style-name="ce1" office:value-type="string" calcext:value-type="string">
            <text:p>Tunisie|Kairouan</text:p>
          </table:table-cell>
          <table:table-cell table:style-name="ce10" office:value-type="string" calcext:value-type="string">
            <text:p>#13749 #13762 #13763</text:p>
          </table:table-cell>
          <table:table-cell table:style-name="ce1" office:value-type="string" calcext:value-type="string">
            <text:p>http://www.geonames.org/2473449</text:p>
          </table:table-cell>
          <table:table-cell table:style-name="ce1" office:value-type="string" calcext:value-type="string">
            <text:p>Kairouan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Kairouan</text:p>
            <text:p>Population: 119,794</text:p>
          </table:table-cell>
        </table:table-row>
        <table:table-row table:style-name="ro3">
          <table:table-cell table:style-name="ce1" office:value-type="string" calcext:value-type="string">
            <text:p>Tunisie|Kairouan</text:p>
          </table:table-cell>
          <table:table-cell table:style-name="ce10" office:value-type="string" calcext:value-type="string">
            <text:p>#13749 #13762 #13763</text:p>
          </table:table-cell>
          <table:table-cell table:style-name="ce1" office:value-type="string" calcext:value-type="string">
            <text:p>http://www.geonames.org/2473451</text:p>
          </table:table-cell>
          <table:table-cell table:style-name="ce1" office:value-type="string" calcext:value-type="string">
            <text:p>Kairoua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Kairouan</text:p>
            <text:p>Population: 570,559</text:p>
          </table:table-cell>
        </table:table-row>
        <table:table-row table:style-name="ro2">
          <table:table-cell table:style-name="ce1" office:value-type="string" calcext:value-type="string">
            <text:p>Tunisie|Kairouan</text:p>
          </table:table-cell>
          <table:table-cell table:style-name="ce10" office:value-type="string" calcext:value-type="string">
            <text:p>#13749 #13762 #13763</text:p>
          </table:table-cell>
          <table:table-cell table:style-name="ce1" office:value-type="string" calcext:value-type="string">
            <text:p>http://www.geonames.org/6296471</text:p>
          </table:table-cell>
          <table:table-cell table:style-name="ce1" office:value-type="string" calcext:value-type="string">
            <text:p>Kairouan</text:p>
          </table:table-cell>
          <table:table-cell table:style-name="ce1"/>
          <table:table-cell table:style-name="ce3" office:value-type="string" calcext:value-type="string">
            <text:p>Feature: airport</text:p>
            <text:p>Country: Tunisie</text:p>
            <text:p>Admin name: Kairouan</text:p>
          </table:table-cell>
        </table:table-row>
        <table:table-row table:style-name="ro1">
          <table:table-cell table:style-name="ce4" office:value-type="string" calcext:value-type="string">
            <text:p>Tunisie|Lemsa</text:p>
          </table:table-cell>
          <table:table-cell table:style-name="ce12" office:value-type="string" calcext:value-type="string">
            <text:p>#13736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Tunisie|Nabeul</text:p>
          </table:table-cell>
          <table:table-cell table:style-name="ce10" office:value-type="string" calcext:value-type="string">
            <text:p>#13748</text:p>
          </table:table-cell>
          <table:table-cell table:style-name="ce1" office:value-type="string" calcext:value-type="string">
            <text:p>http://www.geonames.org/2468576</text:p>
          </table:table-cell>
          <table:table-cell table:style-name="ce1" office:value-type="string" calcext:value-type="string">
            <text:p>Nabeul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Nabeul</text:p>
            <text:p>Population: 787,920</text:p>
          </table:table-cell>
        </table:table-row>
        <table:table-row table:style-name="ro3">
          <table:table-cell table:style-name="ce1" office:value-type="string" calcext:value-type="string">
            <text:p>Tunisie|Nabeul</text:p>
          </table:table-cell>
          <table:table-cell table:style-name="ce10" office:value-type="string" calcext:value-type="string">
            <text:p>#13748</text:p>
          </table:table-cell>
          <table:table-cell table:style-name="ce1" office:value-type="string" calcext:value-type="string">
            <text:p>http://www.geonames.org/2468579</text:p>
          </table:table-cell>
          <table:table-cell table:style-name="ce1" office:value-type="string" calcext:value-type="string">
            <text:p>Nabeul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Nabeul</text:p>
            <text:p>Population: 56,387</text:p>
          </table:table-cell>
        </table:table-row>
        <table:table-row table:style-name="ro2">
          <table:table-cell table:style-name="ce1" office:value-type="string" calcext:value-type="string">
            <text:p>Tunisie|Nabeul</text:p>
          </table:table-cell>
          <table:table-cell table:style-name="ce10" office:value-type="string" calcext:value-type="string">
            <text:p>#13748</text:p>
          </table:table-cell>
          <table:table-cell table:style-name="ce1" office:value-type="string" calcext:value-type="string">
            <text:p>http://www.geonames.org/2468577</text:p>
          </table:table-cell>
          <table:table-cell table:style-name="ce1" office:value-type="string" calcext:value-type="string">
            <text:p>Nabeul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Tunisie</text:p>
            <text:p>Admin name: Nabeul</text:p>
          </table:table-cell>
        </table:table-row>
        <table:table-row table:style-name="ro3">
          <table:table-cell table:style-name="ce4" office:value-type="string" calcext:value-type="string">
            <text:p>Tunisie|Nefta</text:p>
          </table:table-cell>
          <table:table-cell table:style-name="ce12" office:value-type="string" calcext:value-type="string">
            <text:p>#13713 #13718</text:p>
          </table:table-cell>
          <table:table-cell table:style-name="ce4" office:value-type="string" calcext:value-type="string">
            <text:p>http://www.geonames.org/2468561</text:p>
          </table:table-cell>
          <table:table-cell table:style-name="ce4" office:value-type="string" calcext:value-type="string">
            <text:p>Neft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Tunisie</text:p>
            <text:p>Admin name: Tozeur</text:p>
            <text:p>Population: 21,720</text:p>
          </table:table-cell>
        </table:table-row>
        <table:table-row table:style-name="ro2">
          <table:table-cell table:style-name="ce4" office:value-type="string" calcext:value-type="string">
            <text:p>Tunisie|Nefta</text:p>
          </table:table-cell>
          <table:table-cell table:style-name="ce12" office:value-type="string" calcext:value-type="string">
            <text:p>#13713 #13718</text:p>
          </table:table-cell>
          <table:table-cell table:style-name="ce4" office:value-type="string" calcext:value-type="string">
            <text:p>http://www.geonames.org/2468560</text:p>
          </table:table-cell>
          <table:table-cell table:style-name="ce4" office:value-type="string" calcext:value-type="string">
            <text:p>Neft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Tunisie</text:p>
            <text:p>Admin name: Tozeur</text:p>
          </table:table-cell>
        </table:table-row>
        <table:table-row table:style-name="ro2">
          <table:table-cell table:style-name="ce1" office:value-type="string" calcext:value-type="string">
            <text:p>Tunisie|Oudna</text:p>
          </table:table-cell>
          <table:table-cell table:style-name="ce10" office:value-type="string" calcext:value-type="string">
            <text:p>#13730</text:p>
          </table:table-cell>
          <table:table-cell table:style-name="ce1" office:value-type="string" calcext:value-type="string">
            <text:p>http://www.geonames.org/11903943</text:p>
          </table:table-cell>
          <table:table-cell table:style-name="ce1" office:value-type="string" calcext:value-type="string">
            <text:p>Oudna</text:p>
          </table:table-cell>
          <table:table-cell table:style-name="ce1"/>
          <table:table-cell table:style-name="ce3" office:value-type="string" calcext:value-type="string">
            <text:p>Feature: third-order administrative division</text:p>
            <text:p>Country: Tunisie</text:p>
            <text:p>Admin name: Ben Arous</text:p>
          </table:table-cell>
        </table:table-row>
        <table:table-row table:style-name="ro2">
          <table:table-cell table:style-name="ce1" office:value-type="string" calcext:value-type="string">
            <text:p>Tunisie|Oudna</text:p>
          </table:table-cell>
          <table:table-cell table:style-name="ce10" office:value-type="string" calcext:value-type="string">
            <text:p>#13730</text:p>
          </table:table-cell>
          <table:table-cell table:style-name="ce1" office:value-type="string" calcext:value-type="string">
            <text:p>http://www.geonames.org/2464420</text:p>
          </table:table-cell>
          <table:table-cell table:style-name="ce1" office:value-type="string" calcext:value-type="string">
            <text:p>Oudna</text:p>
          </table:table-cell>
          <table:table-cell table:style-name="ce1"/>
          <table:table-cell table:style-name="ce3" office:value-type="string" calcext:value-type="string">
            <text:p>Feature: ruin(s)</text:p>
            <text:p>Country: Tunisie</text:p>
            <text:p>Admin name: Ben Arous</text:p>
          </table:table-cell>
        </table:table-row>
        <table:table-row table:style-name="ro2">
          <table:table-cell table:style-name="ce1" office:value-type="string" calcext:value-type="string">
            <text:p>Tunisie|Oudna</text:p>
          </table:table-cell>
          <table:table-cell table:style-name="ce10" office:value-type="string" calcext:value-type="string">
            <text:p>#13730</text:p>
          </table:table-cell>
          <table:table-cell table:style-name="ce1" office:value-type="string" calcext:value-type="string">
            <text:p>http://www.geonames.org/2464421</text:p>
          </table:table-cell>
          <table:table-cell table:style-name="ce1" office:value-type="string" calcext:value-type="string">
            <text:p>Oudna Station</text:p>
          </table:table-cell>
          <table:table-cell table:style-name="ce1"/>
          <table:table-cell table:style-name="ce3" office:value-type="string" calcext:value-type="string">
            <text:p>Feature: railroad station</text:p>
            <text:p>Country: Tunisie</text:p>
            <text:p>Admin name: Ben Arous</text:p>
          </table:table-cell>
        </table:table-row>
        <table:table-row table:style-name="ro3">
          <table:table-cell table:style-name="ce4" office:value-type="string" calcext:value-type="string">
            <text:p>Tunisie|Sfax</text:p>
          </table:table-cell>
          <table:table-cell table:style-name="ce12" office:value-type="string" calcext:value-type="string">
            <text:p>#13760</text:p>
          </table:table-cell>
          <table:table-cell table:style-name="ce4" office:value-type="string" calcext:value-type="string">
            <text:p>http://www.geonames.org/2467454</text:p>
          </table:table-cell>
          <table:table-cell table:style-name="ce4" office:value-type="string" calcext:value-type="string">
            <text:p>Sfax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Tunisie</text:p>
            <text:p>Admin name: Sfax</text:p>
            <text:p>Population: 277,278</text:p>
          </table:table-cell>
        </table:table-row>
        <table:table-row table:style-name="ro3">
          <table:table-cell table:style-name="ce4" office:value-type="string" calcext:value-type="string">
            <text:p>Tunisie|Sfax</text:p>
          </table:table-cell>
          <table:table-cell table:style-name="ce12" office:value-type="string" calcext:value-type="string">
            <text:p>#13760</text:p>
          </table:table-cell>
          <table:table-cell table:style-name="ce4" office:value-type="string" calcext:value-type="string">
            <text:p>http://www.geonames.org/2467450</text:p>
          </table:table-cell>
          <table:table-cell table:style-name="ce4" office:value-type="string" calcext:value-type="string">
            <text:p>Sfax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unisie</text:p>
            <text:p>Admin name: Sfax</text:p>
            <text:p>Population: 955,421</text:p>
          </table:table-cell>
        </table:table-row>
        <table:table-row table:style-name="ro3">
          <table:table-cell table:style-name="ce1" office:value-type="string" calcext:value-type="string">
            <text:p>Tunisie|Sousse</text:p>
          </table:table-cell>
          <table:table-cell table:style-name="ce10" office:value-type="string" calcext:value-type="string">
            <text:p>#13731 #13759</text:p>
          </table:table-cell>
          <table:table-cell table:style-name="ce1" office:value-type="string" calcext:value-type="string">
            <text:p>http://www.geonames.org/2464915</text:p>
          </table:table-cell>
          <table:table-cell table:style-name="ce1" office:value-type="string" calcext:value-type="string">
            <text:p>Souss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Sousse</text:p>
            <text:p>Population: 164,123</text:p>
          </table:table-cell>
        </table:table-row>
        <table:table-row table:style-name="ro3">
          <table:table-cell table:style-name="ce1" office:value-type="string" calcext:value-type="string">
            <text:p>Tunisie|Sousse</text:p>
          </table:table-cell>
          <table:table-cell table:style-name="ce10" office:value-type="string" calcext:value-type="string">
            <text:p>#13731 #13759</text:p>
          </table:table-cell>
          <table:table-cell table:style-name="ce1" office:value-type="string" calcext:value-type="string">
            <text:p>http://www.geonames.org/2464912</text:p>
          </table:table-cell>
          <table:table-cell table:style-name="ce1" office:value-type="string" calcext:value-type="string">
            <text:p>Sousse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Sousse</text:p>
            <text:p>Population: 674,971</text:p>
          </table:table-cell>
        </table:table-row>
        <table:table-row table:style-name="ro2">
          <table:table-cell table:style-name="ce4" office:value-type="string" calcext:value-type="string">
            <text:p>Tunisie|Tebourba</text:p>
          </table:table-cell>
          <table:table-cell table:style-name="ce12" office:value-type="string" calcext:value-type="string">
            <text:p>#13732</text:p>
          </table:table-cell>
          <table:table-cell table:style-name="ce4" office:value-type="string" calcext:value-type="string">
            <text:p>http://www.geonames.org/2464857</text:p>
          </table:table-cell>
          <table:table-cell table:style-name="ce4" office:value-type="string" calcext:value-type="string">
            <text:p>Tebourba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Tunisie</text:p>
            <text:p>Admin name: Manouba</text:p>
          </table:table-cell>
        </table:table-row>
        <table:table-row table:style-name="ro2">
          <table:table-cell table:style-name="ce4" office:value-type="string" calcext:value-type="string">
            <text:p>Tunisie|Tebourba</text:p>
          </table:table-cell>
          <table:table-cell table:style-name="ce12" office:value-type="string" calcext:value-type="string">
            <text:p>#13732</text:p>
          </table:table-cell>
          <table:table-cell table:style-name="ce4" office:value-type="string" calcext:value-type="string">
            <text:p>http://www.geonames.org/2464858</text:p>
          </table:table-cell>
          <table:table-cell table:style-name="ce4" office:value-type="string" calcext:value-type="string">
            <text:p>Tebourba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Tunisie</text:p>
            <text:p>Admin name: Manouba</text:p>
          </table:table-cell>
        </table:table-row>
        <table:table-row table:style-name="ro2">
          <table:table-cell table:style-name="ce4" office:value-type="string" calcext:value-type="string">
            <text:p>Tunisie|Tebourba</text:p>
          </table:table-cell>
          <table:table-cell table:style-name="ce12" office:value-type="string" calcext:value-type="string">
            <text:p>#13732</text:p>
          </table:table-cell>
          <table:table-cell table:style-name="ce4" office:value-type="string" calcext:value-type="string">
            <text:p>http://www.geonames.org/11903967</text:p>
          </table:table-cell>
          <table:table-cell table:style-name="ce4" office:value-type="string" calcext:value-type="string">
            <text:p>Tebourba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Tunisie</text:p>
            <text:p>Admin name: Manouba</text:p>
          </table:table-cell>
        </table:table-row>
        <table:table-row table:style-name="ro3">
          <table:table-cell table:style-name="ce1" office:value-type="string" calcext:value-type="string">
            <text:p>Tunisie|Tozeur</text:p>
          </table:table-cell>
          <table:table-cell table:style-name="ce10" office:value-type="string" calcext:value-type="string">
            <text:p>#13712 #13727 #13740</text:p>
          </table:table-cell>
          <table:table-cell table:style-name="ce1" office:value-type="string" calcext:value-type="string">
            <text:p>http://www.geonames.org/2464645</text:p>
          </table:table-cell>
          <table:table-cell table:style-name="ce1" office:value-type="string" calcext:value-type="string">
            <text:p>Tozeur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Tozeur</text:p>
            <text:p>Population: 107,912</text:p>
          </table:table-cell>
        </table:table-row>
        <table:table-row table:style-name="ro3">
          <table:table-cell table:style-name="ce1" office:value-type="string" calcext:value-type="string">
            <text:p>Tunisie|Tozeur</text:p>
          </table:table-cell>
          <table:table-cell table:style-name="ce10" office:value-type="string" calcext:value-type="string">
            <text:p>#13712 #13727 #13740</text:p>
          </table:table-cell>
          <table:table-cell table:style-name="ce1" office:value-type="string" calcext:value-type="string">
            <text:p>http://www.geonames.org/2464648</text:p>
          </table:table-cell>
          <table:table-cell table:style-name="ce1" office:value-type="string" calcext:value-type="string">
            <text:p>Tozeur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Tozeur</text:p>
            <text:p>Population: 34,943</text:p>
          </table:table-cell>
        </table:table-row>
        <table:table-row table:style-name="ro2">
          <table:table-cell table:style-name="ce1" office:value-type="string" calcext:value-type="string">
            <text:p>Tunisie|Tozeur</text:p>
          </table:table-cell>
          <table:table-cell table:style-name="ce10" office:value-type="string" calcext:value-type="string">
            <text:p>#13712 #13727 #13740</text:p>
          </table:table-cell>
          <table:table-cell table:style-name="ce1" office:value-type="string" calcext:value-type="string">
            <text:p>http://www.geonames.org/2464646</text:p>
          </table:table-cell>
          <table:table-cell table:style-name="ce1" office:value-type="string" calcext:value-type="string">
            <text:p>Tozeur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Tunisie</text:p>
            <text:p>Admin name: Tozeur</text:p>
          </table:table-cell>
        </table:table-row>
        <table:table-row table:style-name="ro2">
          <table:table-cell table:style-name="ce1" office:value-type="string" calcext:value-type="string">
            <text:p>Tunisie|Tozeur</text:p>
          </table:table-cell>
          <table:table-cell table:style-name="ce10" office:value-type="string" calcext:value-type="string">
            <text:p>#13712 #13727 #13740</text:p>
          </table:table-cell>
          <table:table-cell table:style-name="ce1" office:value-type="string" calcext:value-type="string">
            <text:p>http://www.geonames.org/2464647</text:p>
          </table:table-cell>
          <table:table-cell table:style-name="ce1" office:value-type="string" calcext:value-type="string">
            <text:p>Tozeur</text:p>
          </table:table-cell>
          <table:table-cell table:style-name="ce1"/>
          <table:table-cell table:style-name="ce3" office:value-type="string" calcext:value-type="string">
            <text:p>Feature: tribal area</text:p>
            <text:p>Country: Tunisie</text:p>
            <text:p>Admin name: Tozeur</text:p>
          </table:table-cell>
        </table:table-row>
        <table:table-row table:style-name="ro2">
          <table:table-cell table:style-name="ce4" office:value-type="string" calcext:value-type="string">
            <text:p>Tunisie|Tunis</text:p>
          </table:table-cell>
          <table:table-cell table:style-name="ce11" office:value-type="string" calcext:value-type="string">
            <text:p>#13719 #13720 #13721 #13722 #13723 #13725 #13738 #13739 #13743 #13751 <text:s/>#13752 #13753 #13754 #13755</text:p>
          </table:table-cell>
          <table:table-cell table:style-name="ce4" office:value-type="string" calcext:value-type="string">
            <text:p>http://www.geonames.org/2464461</text:p>
          </table:table-cell>
          <table:table-cell table:style-name="ce4" office:value-type="string" calcext:value-type="string">
            <text:p>Tunis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Tunisie</text:p>
            <text:p>Population: 11,565,204</text:p>
          </table:table-cell>
        </table:table-row>
        <table:table-row table:style-name="ro3">
          <table:table-cell table:style-name="ce4" office:value-type="string" calcext:value-type="string">
            <text:p>Tunisie|Tunis</text:p>
          </table:table-cell>
          <table:table-cell table:style-name="ce11" office:value-type="string" calcext:value-type="string">
            <text:p>#13719 #13720 #13721 #13722 #13723 #13725 #13738 #13739 #13743 #13751 <text:s/>#13752 #13753 #13754 #13755</text:p>
          </table:table-cell>
          <table:table-cell table:style-name="ce4" office:value-type="string" calcext:value-type="string">
            <text:p>http://www.geonames.org/2464470</text:p>
          </table:table-cell>
          <table:table-cell table:style-name="ce4" office:value-type="string" calcext:value-type="string">
            <text:p>Tuni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Tunisie</text:p>
            <text:p>Admin name: Tunis</text:p>
            <text:p>Population: 693,210</text:p>
          </table:table-cell>
        </table:table-row>
        <table:table-row table:style-name="ro3">
          <table:table-cell table:style-name="ce4" office:value-type="string" calcext:value-type="string">
            <text:p>Tunisie|Tunis</text:p>
          </table:table-cell>
          <table:table-cell table:style-name="ce11" office:value-type="string" calcext:value-type="string">
            <text:p>#13719 #13720 #13721 #13722 #13723 #13725 #13738 #13739 #13743 #13751 <text:s/>#13752 #13753 #13754 #13755</text:p>
          </table:table-cell>
          <table:table-cell table:style-name="ce4" office:value-type="string" calcext:value-type="string">
            <text:p>http://www.geonames.org/2464464</text:p>
          </table:table-cell>
          <table:table-cell table:style-name="ce4" office:value-type="string" calcext:value-type="string">
            <text:p>Tunis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Tunisie</text:p>
            <text:p>Admin name: Tunis</text:p>
            <text:p>Population: 1,056,247</text:p>
          </table:table-cell>
        </table:table-row>
        <table:table-row table:style-name="ro3">
          <table:table-cell table:style-name="ce1" office:value-type="string" calcext:value-type="string">
            <text:p>Tunisie|Zaghouan</text:p>
          </table:table-cell>
          <table:table-cell table:style-name="ce10" office:value-type="string" calcext:value-type="string">
            <text:p>#13708 #13709</text:p>
          </table:table-cell>
          <table:table-cell table:style-name="ce1" office:value-type="string" calcext:value-type="string">
            <text:p>http://www.geonames.org/2464038</text:p>
          </table:table-cell>
          <table:table-cell table:style-name="ce1" office:value-type="string" calcext:value-type="string">
            <text:p>Zaghouan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Tunisie</text:p>
            <text:p>Admin name: Zaghouan</text:p>
            <text:p>Population: 176,945</text:p>
          </table:table-cell>
        </table:table-row>
        <table:table-row table:style-name="ro3">
          <table:table-cell table:style-name="ce1" office:value-type="string" calcext:value-type="string">
            <text:p>Tunisie|Zaghouan</text:p>
          </table:table-cell>
          <table:table-cell table:style-name="ce10" office:value-type="string" calcext:value-type="string">
            <text:p>#13708 #13709</text:p>
          </table:table-cell>
          <table:table-cell table:style-name="ce1" office:value-type="string" calcext:value-type="string">
            <text:p>http://www.geonames.org/2464041</text:p>
          </table:table-cell>
          <table:table-cell table:style-name="ce1" office:value-type="string" calcext:value-type="string">
            <text:p>Zaghouan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nisie</text:p>
            <text:p>Admin name: Zaghouan</text:p>
            <text:p>Population: 16,911</text:p>
          </table:table-cell>
        </table:table-row>
        <table:table-row table:style-name="ro2">
          <table:table-cell table:style-name="ce1" office:value-type="string" calcext:value-type="string">
            <text:p>Tunisie|Zaghouan</text:p>
          </table:table-cell>
          <table:table-cell table:style-name="ce10" office:value-type="string" calcext:value-type="string">
            <text:p>#13708 #13709</text:p>
          </table:table-cell>
          <table:table-cell table:style-name="ce1" office:value-type="string" calcext:value-type="string">
            <text:p>http://www.geonames.org/2464039</text:p>
          </table:table-cell>
          <table:table-cell table:style-name="ce1" office:value-type="string" calcext:value-type="string">
            <text:p>Zaghouan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Tunisie</text:p>
            <text:p>Admin name: Zaghouan</text:p>
          </table:table-cell>
        </table:table-row>
        <table:table-row table:style-name="ro2">
          <table:table-cell table:style-name="ce4" office:value-type="string" calcext:value-type="string">
            <text:p>Turquie</text:p>
          </table:table-cell>
          <table:table-cell table:style-name="ce12" office:value-type="string" calcext:value-type="string">
            <text:p>#2572 #14180 #14181 #14187 #14188</text:p>
          </table:table-cell>
          <table:table-cell table:style-name="ce4" office:value-type="string" calcext:value-type="string">
            <text:p>http://www.geonames.org/298795</text:p>
          </table:table-cell>
          <table:table-cell table:style-name="ce4" office:value-type="string" calcext:value-type="string">
            <text:p>Turquie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Turquie</text:p>
            <text:p>Population: 82,319,724</text:p>
          </table:table-cell>
        </table:table-row>
        <table:table-row table:style-name="ro3">
          <table:table-cell table:style-name="ce1" office:value-type="string" calcext:value-type="string">
            <text:p>Turquie|Constantinople</text:p>
          </table:table-cell>
          <table:table-cell table:style-name="ce10" office:value-type="string" calcext:value-type="string">
            <text:p>#2977</text:p>
          </table:table-cell>
          <table:table-cell table:style-name="ce1" office:value-type="string" calcext:value-type="string">
            <text:p>http://www.geonames.org/745044</text:p>
          </table:table-cell>
          <table:table-cell table:style-name="ce1" office:value-type="string" calcext:value-type="string">
            <text:p>Constantinople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Turquie</text:p>
            <text:p>Admin name: İst</text:p>
            <text:p>Population: 14,804,116</text:p>
          </table:table-cell>
        </table:table-row>
        <table:table-row table:style-name="ro3">
          <table:table-cell table:style-name="ce4" office:value-type="string" calcext:value-type="string">
            <text:p>Ukraine|Inkerma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712576</text:p>
          </table:table-cell>
          <table:table-cell table:style-name="ce4" office:value-type="string" calcext:value-type="string">
            <text:p>Inkerman</text:p>
          </table:table-cell>
          <table:table-cell table:style-name="ce4"/>
          <table:table-cell table:style-name="ce5" office:value-type="string" calcext:value-type="string">
            <text:p>Feature: seat of a third-order administrative division</text:p>
            <text:p>Country: Ukraine</text:p>
            <text:p>Admin name: Municipalité de Sébastopol</text:p>
            <text:p>Population: 10,204</text:p>
          </table:table-cell>
        </table:table-row>
        <table:table-row table:style-name="ro3">
          <table:table-cell table:style-name="ce4" office:value-type="string" calcext:value-type="string">
            <text:p>Ukraine|Inkerman</text:p>
          </table:table-cell>
          <table:table-cell table:style-name="ce12" office:value-type="string" calcext:value-type="string">
            <text:p>#2549</text:p>
          </table:table-cell>
          <table:table-cell table:style-name="ce4" office:value-type="string" calcext:value-type="string">
            <text:p>http://www.geonames.org/11153386</text:p>
          </table:table-cell>
          <table:table-cell table:style-name="ce4" office:value-type="string" calcext:value-type="string">
            <text:p>Inkerman</text:p>
          </table:table-cell>
          <table:table-cell table:style-name="ce4"/>
          <table:table-cell table:style-name="ce5" office:value-type="string" calcext:value-type="string">
            <text:p>Feature: third-order administrative division</text:p>
            <text:p>Country: Ukraine</text:p>
            <text:p>Admin name: Municipalité de Sébastopol</text:p>
            <text:p>Population: 10,204</text:p>
          </table:table-cell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10" office:value-type="string" calcext:value-type="string">
            <text:p>#1562 #3536 #6658 #6948 #7178 #11138 #13133 #13134 #13587</text:p>
          </table:table-cell>
          <table:table-cell table:style-name="ce1" office:value-type="string" calcext:value-type="string">
            <text:p>http://www.geonames.org/3439705</text:p>
          </table:table-cell>
          <table:table-cell table:style-name="ce1" office:value-type="string" calcext:value-type="string">
            <text:p>Uruguay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Uruguay</text:p>
            <text:p>Population: 3,449,299</text:p>
          </table:table-cell>
        </table:table-row>
        <table:table-row table:style-name="ro1">
          <table:table-cell table:style-name="ce4" office:value-type="string" calcext:value-type="string">
            <text:p>Vallée de la Grande Souffrière</text:p>
          </table:table-cell>
          <table:table-cell table:style-name="ce12" office:value-type="string" calcext:value-type="string">
            <text:p>#20707 #20708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Vallée de la Rivière Blanche</text:p>
          </table:table-cell>
          <table:table-cell table:style-name="ce10" office:value-type="string" calcext:value-type="string">
            <text:p>#2891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Vallée de Roseau</text:p>
          </table:table-cell>
          <table:table-cell table:style-name="ce12" office:value-type="string" calcext:value-type="string">
            <text:p>#20700 #20710</text:p>
          </table:table-cell>
          <table:table-cell table:style-name="ce4" table:number-columns-repeated="4"/>
        </table:table-row>
        <table:table-row table:style-name="ro3">
          <table:table-cell table:style-name="ce1" office:value-type="string" calcext:value-type="string">
            <text:p>Valparaiso</text:p>
          </table:table-cell>
          <table:table-cell table:style-name="ce10" office:value-type="string" calcext:value-type="string">
            <text:p>#5366 #5367 #5368</text:p>
          </table:table-cell>
          <table:table-cell table:style-name="ce1" office:value-type="string" calcext:value-type="string">
            <text:p>http://www.geonames.org/3868626</text:p>
          </table:table-cell>
          <table:table-cell table:style-name="ce1" office:value-type="string" calcext:value-type="string">
            <text:p>Valparaiso</text:p>
          </table:table-cell>
          <table:table-cell table:style-name="ce1"/>
          <table:table-cell table:style-name="ce3" office:value-type="string" calcext:value-type="string">
            <text:p>Feature: seat of a first-order administrative division</text:p>
            <text:p>Country: Chili</text:p>
            <text:p>Admin name: Valparaíso</text:p>
            <text:p>Population: 282,448</text:p>
          </table:table-cell>
        </table:table-row>
        <table:table-row table:style-name="ro2">
          <table:table-cell table:style-name="ce4" office:value-type="string" calcext:value-type="string">
            <text:p>Vanuatu</text:p>
          </table:table-cell>
          <table:table-cell table:style-name="ce12" office:value-type="string" calcext:value-type="string">
            <text:p>#6271 #14110</text:p>
          </table:table-cell>
          <table:table-cell table:style-name="ce4" office:value-type="string" calcext:value-type="string">
            <text:p>http://www.geonames.org/2134431</text:p>
          </table:table-cell>
          <table:table-cell table:style-name="ce4" office:value-type="string" calcext:value-type="string">
            <text:p>Vanuatu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Vanuatu</text:p>
            <text:p>Population: 292,680</text:p>
          </table:table-cell>
        </table:table-row>
        <table:table-row table:style-name="ro3">
          <table:table-cell table:style-name="ce1" office:value-type="string" calcext:value-type="string">
            <text:p>Var</text:p>
          </table:table-cell>
          <table:table-cell table:style-name="ce10" office:value-type="string" calcext:value-type="string">
            <text:p>#11019 #11020 #11021 #11022 #11023 #11024</text:p>
          </table:table-cell>
          <table:table-cell table:style-name="ce1" office:value-type="string" calcext:value-type="string">
            <text:p>http://www.geonames.org/2970749</text:p>
          </table:table-cell>
          <table:table-cell table:style-name="ce1" office:value-type="string" calcext:value-type="string">
            <text:p>Var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Provence-Alpes-Côte d'Azur</text:p>
            <text:p>Population: 1,025,201</text:p>
          </table:table-cell>
        </table:table-row>
        <table:table-row table:style-name="ro3">
          <table:table-cell table:style-name="ce4" office:value-type="string" calcext:value-type="string">
            <text:p>Vauclin</text:p>
          </table:table-cell>
          <table:table-cell table:style-name="ce12" office:value-type="string" calcext:value-type="string">
            <text:p>#9262 #9273 #9497</text:p>
          </table:table-cell>
          <table:table-cell table:style-name="ce4" office:value-type="string" calcext:value-type="string">
            <text:p>http://www.geonames.org/3570392</text:p>
          </table:table-cell>
          <table:table-cell table:style-name="ce4" office:value-type="string" calcext:value-type="string">
            <text:p>Vauclin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Martinique</text:p>
            <text:p>Admin name: Martinique</text:p>
            <text:p>Population: 7,812</text:p>
          </table:table-cell>
        </table:table-row>
        <table:table-row table:style-name="ro3">
          <table:table-cell table:style-name="ce1" office:value-type="string" calcext:value-type="string">
            <text:p>Vaucluse</text:p>
          </table:table-cell>
          <table:table-cell table:style-name="ce10" office:value-type="string" calcext:value-type="string">
            <text:p>#11025 #11026 #11027 #11028 #11029 #11030 #11031</text:p>
          </table:table-cell>
          <table:table-cell table:style-name="ce1" office:value-type="string" calcext:value-type="string">
            <text:p>http://www.geonames.org/2970554</text:p>
          </table:table-cell>
          <table:table-cell table:style-name="ce1" office:value-type="string" calcext:value-type="string">
            <text:p>Vaucluse</text:p>
          </table:table-cell>
          <table:table-cell table:style-name="ce1"/>
          <table:table-cell table:style-name="ce3" office:value-type="string" calcext:value-type="string">
            <text:p>Feature: second-order administrative division</text:p>
            <text:p>Country: France</text:p>
            <text:p>Admin name: Provence-Alpes-Côte d'Azur</text:p>
            <text:p>Population: 551,922</text:p>
          </table:table-cell>
        </table:table-row>
        <table:table-row table:style-name="ro3">
          <table:table-cell table:style-name="ce4" office:value-type="string" calcext:value-type="string">
            <text:p>Vendée</text:p>
          </table:table-cell>
          <table:table-cell table:style-name="ce11" office:value-type="string" calcext:value-type="string">
            <text:p>#11032 #11033 #11034 #11035 #11036 #11037 #11038 #11980 #11981 #11982 <text:s/>#16390</text:p>
          </table:table-cell>
          <table:table-cell table:style-name="ce4" office:value-type="string" calcext:value-type="string">
            <text:p>http://www.geonames.org/2970140</text:p>
          </table:table-cell>
          <table:table-cell table:style-name="ce4" office:value-type="string" calcext:value-type="string">
            <text:p>Vendé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Pays de la Loire</text:p>
            <text:p>Population: 645,820</text:p>
          </table:table-cell>
        </table:table-row>
        <table:table-row table:style-name="ro2">
          <table:table-cell table:style-name="ce1" office:value-type="string" calcext:value-type="string">
            <text:p>Venezuela</text:p>
          </table:table-cell>
          <table:table-cell table:style-name="ce13" office:value-type="string" calcext:value-type="string">
            <text:p>#44 #1465 #1474 #1553 #1556 #1560 #1562 #1688 #1793 #1860 <text:s/>#1863 #1864 #2321 #2548 #3545 #3546 #3589 #3996 #4022 #4240 <text:s/>#4241 #4244 #5006 #6658 #6670 #6679 #6681 #6696 #6709 #6710 <text:s/>#6713 #6720 #6723 #6737 #6739 #6743 #6744 #6745 #6746 #6948 <text:s/>#9926 #11305 #11325 #11357 #11426 #12447 #12772 #13133 #13134 #13540 <text:s/>#13544 #13590 #13625 #14283 #14619 #14709 #16386 #16387 #16388 #21535</text:p>
          </table:table-cell>
          <table:table-cell table:style-name="ce1" office:value-type="string" calcext:value-type="string">
            <text:p>http://www.geonames.org/3625428</text:p>
          </table:table-cell>
          <table:table-cell table:style-name="ce1" office:value-type="string" calcext:value-type="string">
            <text:p>Venezuela</text:p>
          </table:table-cell>
          <table:table-cell table:style-name="ce1"/>
          <table:table-cell table:style-name="ce3" office:value-type="string" calcext:value-type="string">
            <text:p>Feature: independent political entity</text:p>
            <text:p>Country: Vénézuéla</text:p>
            <text:p>Population: 28,870,195</text:p>
          </table:table-cell>
        </table:table-row>
        <table:table-row table:style-name="ro3">
          <table:table-cell table:style-name="ce4" office:value-type="string" calcext:value-type="string">
            <text:p>Venezuela|Caracas</text:p>
          </table:table-cell>
          <table:table-cell table:style-name="ce12" office:value-type="string" calcext:value-type="string">
            <text:p>#3536 #10590 #10591 #10592 #21534</text:p>
          </table:table-cell>
          <table:table-cell table:style-name="ce4" office:value-type="string" calcext:value-type="string">
            <text:p>http://www.geonames.org/3646738</text:p>
          </table:table-cell>
          <table:table-cell table:style-name="ce4" office:value-type="string" calcext:value-type="string">
            <text:p>Caracas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Vénézuéla</text:p>
            <text:p>Admin name: District capitale de Caracas</text:p>
            <text:p>Population: 3,000,000</text:p>
          </table:table-cell>
        </table:table-row>
        <table:table-row table:style-name="ro3">
          <table:table-cell table:style-name="ce4" office:value-type="string" calcext:value-type="string">
            <text:p>Venezuela|Caracas</text:p>
          </table:table-cell>
          <table:table-cell table:style-name="ce12" office:value-type="string" calcext:value-type="string">
            <text:p>#3536 #10590 #10591 #10592 #21534</text:p>
          </table:table-cell>
          <table:table-cell table:style-name="ce4" office:value-type="string" calcext:value-type="string">
            <text:p>http://www.geonames.org/3632191</text:p>
          </table:table-cell>
          <table:table-cell table:style-name="ce4" office:value-type="string" calcext:value-type="string">
            <text:p>Caracas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Vénézuéla</text:p>
            <text:p>Admin name: Miranda</text:p>
            <text:p>Population: 2,675,165</text:p>
          </table:table-cell>
        </table:table-row>
        <table:table-row table:style-name="ro2">
          <table:table-cell table:style-name="ce4" office:value-type="string" calcext:value-type="string">
            <text:p>Venezuela|Caracas</text:p>
          </table:table-cell>
          <table:table-cell table:style-name="ce12" office:value-type="string" calcext:value-type="string">
            <text:p>#3536 #10590 #10591 #10592 #21534</text:p>
          </table:table-cell>
          <table:table-cell table:style-name="ce4" office:value-type="string" calcext:value-type="string">
            <text:p>http://www.geonames.org/3634385</text:p>
          </table:table-cell>
          <table:table-cell table:style-name="ce4" office:value-type="string" calcext:value-type="string">
            <text:p>Carac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Vénézuéla</text:p>
            <text:p>Admin name: Monagas</text:p>
          </table:table-cell>
        </table:table-row>
        <table:table-row table:style-name="ro2">
          <table:table-cell table:style-name="ce4" office:value-type="string" calcext:value-type="string">
            <text:p>Venezuela|Caracas</text:p>
          </table:table-cell>
          <table:table-cell table:style-name="ce12" office:value-type="string" calcext:value-type="string">
            <text:p>#3536 #10590 #10591 #10592 #21534</text:p>
          </table:table-cell>
          <table:table-cell table:style-name="ce4" office:value-type="string" calcext:value-type="string">
            <text:p>http://www.geonames.org/3632297</text:p>
          </table:table-cell>
          <table:table-cell table:style-name="ce4" office:value-type="string" calcext:value-type="string">
            <text:p>Caracas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Vénézuéla</text:p>
            <text:p>Admin name: Estado Portuguesa</text:p>
          </table:table-cell>
        </table:table-row>
        <table:table-row table:style-name="ro2">
          <table:table-cell table:style-name="ce1" office:value-type="string" calcext:value-type="string">
            <text:p>Venezuela|Cicapra</text:p>
          </table:table-cell>
          <table:table-cell table:style-name="ce10" office:value-type="string" calcext:value-type="string">
            <text:p>#6665</text:p>
          </table:table-cell>
          <table:table-cell table:style-name="ce1" office:value-type="string" calcext:value-type="string">
            <text:p>http://www.geonames.org/3645573</text:p>
          </table:table-cell>
          <table:table-cell table:style-name="ce1" office:value-type="string" calcext:value-type="string">
            <text:p>Cicapra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Vénézuéla</text:p>
            <text:p>Admin name: Estado Bolívar</text:p>
          </table:table-cell>
        </table:table-row>
        <table:table-row table:style-name="ro2">
          <table:table-cell table:style-name="ce4" office:value-type="string" calcext:value-type="string">
            <text:p>Venezuela|El Callao</text:p>
          </table:table-cell>
          <table:table-cell table:style-name="ce11" office:value-type="string" calcext:value-type="string">
            <text:p>#6202 #6675 #6685 #6697 #6698 #6700 #6701 #6702 #6704 #6705 <text:s/>#6706 #6739</text:p>
          </table:table-cell>
          <table:table-cell table:style-name="ce4" office:value-type="string" calcext:value-type="string">
            <text:p>http://www.geonames.org/3644022</text:p>
          </table:table-cell>
          <table:table-cell table:style-name="ce4" office:value-type="string" calcext:value-type="string">
            <text:p>El Callao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Vénézuéla</text:p>
            <text:p>Admin name: Estado Bolívar</text:p>
          </table:table-cell>
        </table:table-row>
        <table:table-row table:style-name="ro2">
          <table:table-cell table:style-name="ce4" office:value-type="string" calcext:value-type="string">
            <text:p>Venezuela|El Callao</text:p>
          </table:table-cell>
          <table:table-cell table:style-name="ce11" office:value-type="string" calcext:value-type="string">
            <text:p>#6202 #6675 #6685 #6697 #6698 #6700 #6701 #6702 #6704 #6705 <text:s/>#6706 #6739</text:p>
          </table:table-cell>
          <table:table-cell table:style-name="ce4" office:value-type="string" calcext:value-type="string">
            <text:p>http://www.geonames.org/3746829</text:p>
          </table:table-cell>
          <table:table-cell table:style-name="ce4" office:value-type="string" calcext:value-type="string">
            <text:p>El Callao</text:p>
          </table:table-cell>
          <table:table-cell table:style-name="ce4"/>
          <table:table-cell table:style-name="ce5" office:value-type="string" calcext:value-type="string">
            <text:p>Feature: populated place</text:p>
            <text:p>Country: Vénézuéla</text:p>
            <text:p>Admin name: Estado Lara</text:p>
          </table:table-cell>
        </table:table-row>
        <table:table-row table:style-name="ro2">
          <table:table-cell table:style-name="ce4" office:value-type="string" calcext:value-type="string">
            <text:p>Venezuela|El Callao</text:p>
          </table:table-cell>
          <table:table-cell table:style-name="ce11" office:value-type="string" calcext:value-type="string">
            <text:p>#6202 #6675 #6685 #6697 #6698 #6700 #6701 #6702 #6704 #6705 <text:s/>#6706 #6739</text:p>
          </table:table-cell>
          <table:table-cell table:style-name="ce4" office:value-type="string" calcext:value-type="string">
            <text:p>http://www.geonames.org/3785710</text:p>
          </table:table-cell>
          <table:table-cell table:style-name="ce4" office:value-type="string" calcext:value-type="string">
            <text:p>El Callao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Vénézuéla</text:p>
            <text:p>Admin name: Estado Falcón</text:p>
          </table:table-cell>
        </table:table-row>
        <table:table-row table:style-name="ro2">
          <table:table-cell table:style-name="ce4" office:value-type="string" calcext:value-type="string">
            <text:p>Venezuela|El Callao</text:p>
          </table:table-cell>
          <table:table-cell table:style-name="ce11" office:value-type="string" calcext:value-type="string">
            <text:p>#6202 #6675 #6685 #6697 #6698 #6700 #6701 #6702 #6704 #6705 <text:s/>#6706 #6739</text:p>
          </table:table-cell>
          <table:table-cell table:style-name="ce4" office:value-type="string" calcext:value-type="string">
            <text:p>http://www.geonames.org/3644023</text:p>
          </table:table-cell>
          <table:table-cell table:style-name="ce4" office:value-type="string" calcext:value-type="string">
            <text:p>El Callao</text:p>
          </table:table-cell>
          <table:table-cell table:style-name="ce4"/>
          <table:table-cell table:style-name="ce5" office:value-type="string" calcext:value-type="string">
            <text:p>Feature: airfield</text:p>
            <text:p>Country: Vénézuéla</text:p>
            <text:p>Admin name: Estado Bolívar</text:p>
          </table:table-cell>
        </table:table-row>
        <table:table-row table:style-name="ro1">
          <table:table-cell table:style-name="ce1" office:value-type="string" calcext:value-type="string">
            <text:p>Venezuela|Guacipati</text:p>
          </table:table-cell>
          <table:table-cell table:style-name="ce10" office:value-type="string" calcext:value-type="string">
            <text:p>#6677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Venezuela|Puerto Cabello</text:p>
          </table:table-cell>
          <table:table-cell table:style-name="ce12" office:value-type="string" calcext:value-type="string">
            <text:p>#21536</text:p>
          </table:table-cell>
          <table:table-cell table:style-name="ce4" office:value-type="string" calcext:value-type="string">
            <text:p>http://www.geonames.org/3629706</text:p>
          </table:table-cell>
          <table:table-cell table:style-name="ce4" office:value-type="string" calcext:value-type="string">
            <text:p>Puerto Cabello</text:p>
          </table:table-cell>
          <table:table-cell table:style-name="ce4"/>
          <table:table-cell table:style-name="ce5" office:value-type="string" calcext:value-type="string">
            <text:p>Feature: seat of a second-order administrative division</text:p>
            <text:p>Country: Vénézuéla</text:p>
            <text:p>Admin name: Estado Carabobo</text:p>
            <text:p>Population: 174,000</text:p>
          </table:table-cell>
        </table:table-row>
        <table:table-row table:style-name="ro2">
          <table:table-cell table:style-name="ce4" office:value-type="string" calcext:value-type="string">
            <text:p>Venezuela|Puerto Cabello</text:p>
          </table:table-cell>
          <table:table-cell table:style-name="ce12" office:value-type="string" calcext:value-type="string">
            <text:p>#21536</text:p>
          </table:table-cell>
          <table:table-cell table:style-name="ce4" office:value-type="string" calcext:value-type="string">
            <text:p>http://www.geonames.org/3805544</text:p>
          </table:table-cell>
          <table:table-cell table:style-name="ce4" office:value-type="string" calcext:value-type="string">
            <text:p>Puerto Cabello</text:p>
          </table:table-cell>
          <table:table-cell table:style-name="ce4"/>
          <table:table-cell table:style-name="ce5" office:value-type="string" calcext:value-type="string">
            <text:p>Feature: populated locality</text:p>
            <text:p>Country: Vénézuéla</text:p>
            <text:p>Admin name: Estado Apure</text:p>
          </table:table-cell>
        </table:table-row>
        <table:table-row table:style-name="ro2">
          <table:table-cell table:style-name="ce4" office:value-type="string" calcext:value-type="string">
            <text:p>Venezuela|Puerto Cabello</text:p>
          </table:table-cell>
          <table:table-cell table:style-name="ce12" office:value-type="string" calcext:value-type="string">
            <text:p>#21536</text:p>
          </table:table-cell>
          <table:table-cell table:style-name="ce4" office:value-type="string" calcext:value-type="string">
            <text:p>http://www.geonames.org/11525739</text:p>
          </table:table-cell>
          <table:table-cell table:style-name="ce4" office:value-type="string" calcext:value-type="string">
            <text:p>Puerto Cabello</text:p>
          </table:table-cell>
          <table:table-cell table:style-name="ce4"/>
          <table:table-cell table:style-name="ce5" office:value-type="string" calcext:value-type="string">
            <text:p>Feature: harbor(s)</text:p>
            <text:p>Country: Vénézuéla</text:p>
            <text:p>Admin name: Estado Carabobo</text:p>
          </table:table-cell>
        </table:table-row>
        <table:table-row table:style-name="ro3">
          <table:table-cell table:style-name="ce1" office:value-type="string" calcext:value-type="string">
            <text:p>Venezuela|Upata</text:p>
          </table:table-cell>
          <table:table-cell table:style-name="ce10" office:value-type="string" calcext:value-type="string">
            <text:p>#6666</text:p>
          </table:table-cell>
          <table:table-cell table:style-name="ce1" office:value-type="string" calcext:value-type="string">
            <text:p>http://www.geonames.org/3625710</text:p>
          </table:table-cell>
          <table:table-cell table:style-name="ce1" office:value-type="string" calcext:value-type="string">
            <text:p>Upata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Vénézuéla</text:p>
            <text:p>Admin name: Estado Bolívar</text:p>
            <text:p>Population: 53,685</text:p>
          </table:table-cell>
        </table:table-row>
        <table:table-row table:style-name="ro2">
          <table:table-cell table:style-name="ce1" office:value-type="string" calcext:value-type="string">
            <text:p>Venezuela|Upata</text:p>
          </table:table-cell>
          <table:table-cell table:style-name="ce10" office:value-type="string" calcext:value-type="string">
            <text:p>#6666</text:p>
          </table:table-cell>
          <table:table-cell table:style-name="ce1" office:value-type="string" calcext:value-type="string">
            <text:p>http://www.geonames.org/3625711</text:p>
          </table:table-cell>
          <table:table-cell table:style-name="ce1" office:value-type="string" calcext:value-type="string">
            <text:p>Upata</text:p>
          </table:table-cell>
          <table:table-cell table:style-name="ce1"/>
          <table:table-cell table:style-name="ce3" office:value-type="string" calcext:value-type="string">
            <text:p>Feature: airfield</text:p>
            <text:p>Country: Vénézuéla</text:p>
            <text:p>Admin name: Estado Bolívar</text:p>
          </table:table-cell>
        </table:table-row>
        <table:table-row table:style-name="ro3">
          <table:table-cell table:style-name="ce4" office:value-type="string" calcext:value-type="string">
            <text:p>Veracruz</text:p>
          </table:table-cell>
          <table:table-cell table:style-name="ce12" office:value-type="string" calcext:value-type="string">
            <text:p>#2493</text:p>
          </table:table-cell>
          <table:table-cell table:style-name="ce4" office:value-type="string" calcext:value-type="string">
            <text:p>http://www.geonames.org/3514780</text:p>
          </table:table-cell>
          <table:table-cell table:style-name="ce4" office:value-type="string" calcext:value-type="string">
            <text:p>Veracruz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Mexique</text:p>
            <text:p>Admin name: Veracruz-Llave</text:p>
            <text:p>Population: 7,058,898</text:p>
          </table:table-cell>
        </table:table-row>
        <table:table-row table:style-name="ro3">
          <table:table-cell table:style-name="ce1" office:value-type="string" calcext:value-type="string">
            <text:p>Versailles</text:p>
          </table:table-cell>
          <table:table-cell table:style-name="ce10" office:value-type="string" calcext:value-type="string">
            <text:p>#10984 #10985 #10986 #10987 #10988 #10989 #10990</text:p>
          </table:table-cell>
          <table:table-cell table:style-name="ce1" office:value-type="string" calcext:value-type="string">
            <text:p>http://www.geonames.org/2969679</text:p>
          </table:table-cell>
          <table:table-cell table:style-name="ce1" office:value-type="string" calcext:value-type="string">
            <text:p>Versailles</text:p>
          </table:table-cell>
          <table:table-cell table:style-name="ce1"/>
          <table:table-cell table:style-name="ce3" office:value-type="string" calcext:value-type="string">
            <text:p>Feature: seat of a second-order administrative division</text:p>
            <text:p>Country: France</text:p>
            <text:p>Admin name: Île-de-France</text:p>
            <text:p>Population: 85,416</text:p>
          </table:table-cell>
        </table:table-row>
        <table:table-row table:style-name="ro1">
          <table:table-cell table:style-name="ce4" office:value-type="string" calcext:value-type="string">
            <text:p>Vice-royauté du Pérou (1542-1824)</text:p>
          </table:table-cell>
          <table:table-cell table:style-name="ce12" office:value-type="string" calcext:value-type="string">
            <text:p>#1735 #1746 #13586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Vice-royauté du Pérou, Espagne, 1534-1818</text:p>
          </table:table-cell>
          <table:table-cell table:style-name="ce10" office:value-type="string" calcext:value-type="string">
            <text:p>#1358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Vienne</text:p>
          </table:table-cell>
          <table:table-cell table:style-name="ce12" office:value-type="string" calcext:value-type="string">
            <text:p>#11039 #11040 #11041 #11042 #11043 #11044 #11045</text:p>
          </table:table-cell>
          <table:table-cell table:style-name="ce4" office:value-type="string" calcext:value-type="string">
            <text:p>http://www.geonames.org/2761369</text:p>
          </table:table-cell>
          <table:table-cell table:style-name="ce4" office:value-type="string" calcext:value-type="string">
            <text:p>Vienne</text:p>
          </table:table-cell>
          <table:table-cell table:style-name="ce4"/>
          <table:table-cell table:style-name="ce5" office:value-type="string" calcext:value-type="string">
            <text:p>Feature: capital of a political entity</text:p>
            <text:p>Country: Autriche</text:p>
            <text:p>Admin name: Vienne</text:p>
            <text:p>Population: 1,691,468</text:p>
          </table:table-cell>
        </table:table-row>
        <table:table-row table:style-name="ro1">
          <table:table-cell table:style-name="ce1" office:value-type="string" calcext:value-type="string">
            <text:p>Viêt Nam|Hanoï</text:p>
          </table:table-cell>
          <table:table-cell table:style-name="ce10" office:value-type="string" calcext:value-type="string">
            <text:p>#3613</text:p>
          </table:table-cell>
          <table:table-cell table:style-name="ce1" table:number-columns-repeated="4"/>
        </table:table-row>
        <table:table-row table:style-name="ro2">
          <table:table-cell table:style-name="ce4" office:value-type="string" calcext:value-type="string">
            <text:p>Vietnam</text:p>
          </table:table-cell>
          <table:table-cell table:style-name="ce11" office:value-type="string" calcext:value-type="string">
            <text:p>#2774 #3577 #6268 #6269 #6529 #6879 #13991 #13992 #13995 #14004 <text:s/>#14005 #14006 #14009 #14010 #14015 #14035 #14036 #14037 #14038 #14039 <text:s/>#14040 #14041 #14042 #14049 #14051 #14052 #14053 #14054 #14055 #14056 <text:s/>#21542</text:p>
          </table:table-cell>
          <table:table-cell table:style-name="ce4" office:value-type="string" calcext:value-type="string">
            <text:p>http://www.geonames.org/1562822</text:p>
          </table:table-cell>
          <table:table-cell table:style-name="ce4" office:value-type="string" calcext:value-type="string">
            <text:p>Vietnam</text:p>
          </table:table-cell>
          <table:table-cell table:style-name="ce4"/>
          <table:table-cell table:style-name="ce5" office:value-type="string" calcext:value-type="string">
            <text:p>Feature: independent political entity</text:p>
            <text:p>Country: Vietnam</text:p>
            <text:p>Population: 95,540,395</text:p>
          </table:table-cell>
        </table:table-row>
        <table:table-row table:style-name="ro3">
          <table:table-cell table:style-name="ce1" office:value-type="string" calcext:value-type="string">
            <text:p>Vietnam|Châu Dôc</text:p>
          </table:table-cell>
          <table:table-cell table:style-name="ce10" office:value-type="string" calcext:value-type="string">
            <text:p>#13990</text:p>
          </table:table-cell>
          <table:table-cell table:style-name="ce1" office:value-type="string" calcext:value-type="string">
            <text:p>http://www.geonames.org/1585660</text:p>
          </table:table-cell>
          <table:table-cell table:style-name="ce1" office:value-type="string" calcext:value-type="string">
            <text:p>Chau Doc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Vietnam</text:p>
            <text:p>Admin name: An Giang</text:p>
            <text:p>Population: 70,239</text:p>
          </table:table-cell>
        </table:table-row>
        <table:table-row table:style-name="ro3">
          <table:table-cell table:style-name="ce4" office:value-type="string" calcext:value-type="string">
            <text:p>Vietnam|Haïphong</text:p>
          </table:table-cell>
          <table:table-cell table:style-name="ce12" office:value-type="string" calcext:value-type="string">
            <text:p>#13994</text:p>
          </table:table-cell>
          <table:table-cell table:style-name="ce4" office:value-type="string" calcext:value-type="string">
            <text:p>http://www.geonames.org/1581298</text:p>
          </table:table-cell>
          <table:table-cell table:style-name="ce4" office:value-type="string" calcext:value-type="string">
            <text:p>Haiphong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Vietnam</text:p>
            <text:p>Admin name: Hải Phòng</text:p>
            <text:p>Population: 602,695</text:p>
          </table:table-cell>
        </table:table-row>
        <table:table-row table:style-name="ro3">
          <table:table-cell table:style-name="ce4" office:value-type="string" calcext:value-type="string">
            <text:p>Vietnam|Haïphong</text:p>
          </table:table-cell>
          <table:table-cell table:style-name="ce12" office:value-type="string" calcext:value-type="string">
            <text:p>#13994</text:p>
          </table:table-cell>
          <table:table-cell table:style-name="ce4" office:value-type="string" calcext:value-type="string">
            <text:p>http://www.geonames.org/1581297</text:p>
          </table:table-cell>
          <table:table-cell table:style-name="ce4" office:value-type="string" calcext:value-type="string">
            <text:p>Haiphong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Vietnam</text:p>
            <text:p>Admin name: Hải Phòng</text:p>
            <text:p>Population: 1,925,200</text:p>
          </table:table-cell>
        </table:table-row>
        <table:table-row table:style-name="ro3">
          <table:table-cell table:style-name="ce1" office:value-type="string" calcext:value-type="string">
            <text:p>Vietnam|Hanoï</text:p>
          </table:table-cell>
          <table:table-cell table:style-name="ce10" office:value-type="string" calcext:value-type="string">
            <text:p>#14012</text:p>
          </table:table-cell>
          <table:table-cell table:style-name="ce1" office:value-type="string" calcext:value-type="string">
            <text:p>http://www.geonames.org/1581130</text:p>
          </table:table-cell>
          <table:table-cell table:style-name="ce1" office:value-type="string" calcext:value-type="string">
            <text:p>Hanoï</text:p>
          </table:table-cell>
          <table:table-cell table:style-name="ce1"/>
          <table:table-cell table:style-name="ce3" office:value-type="string" calcext:value-type="string">
            <text:p>Feature: capital of a political entity</text:p>
            <text:p>Country: Vietnam</text:p>
            <text:p>Admin name: Ha Nội</text:p>
            <text:p>Population: 1,431,270</text:p>
          </table:table-cell>
        </table:table-row>
        <table:table-row table:style-name="ro3">
          <table:table-cell table:style-name="ce1" office:value-type="string" calcext:value-type="string">
            <text:p>Vietnam|Hanoï</text:p>
          </table:table-cell>
          <table:table-cell table:style-name="ce10" office:value-type="string" calcext:value-type="string">
            <text:p>#14012</text:p>
          </table:table-cell>
          <table:table-cell table:style-name="ce1" office:value-type="string" calcext:value-type="string">
            <text:p>http://www.geonames.org/1581129</text:p>
          </table:table-cell>
          <table:table-cell table:style-name="ce1" office:value-type="string" calcext:value-type="string">
            <text:p>Hanoi</text:p>
          </table:table-cell>
          <table:table-cell table:style-name="ce1"/>
          <table:table-cell table:style-name="ce3" office:value-type="string" calcext:value-type="string">
            <text:p>Feature: first-order administrative division</text:p>
            <text:p>Country: Vietnam</text:p>
            <text:p>Admin name: Ha Nội</text:p>
            <text:p>Population: 7,067,000</text:p>
          </table:table-cell>
        </table:table-row>
        <table:table-row table:style-name="ro2">
          <table:table-cell table:style-name="ce1" office:value-type="string" calcext:value-type="string">
            <text:p>Vietnam|Hanoï</text:p>
          </table:table-cell>
          <table:table-cell table:style-name="ce10" office:value-type="string" calcext:value-type="string">
            <text:p>#14012</text:p>
          </table:table-cell>
          <table:table-cell table:style-name="ce1" office:value-type="string" calcext:value-type="string">
            <text:p>http://www.geonames.org/11000537</text:p>
          </table:table-cell>
          <table:table-cell table:style-name="ce1" office:value-type="string" calcext:value-type="string">
            <text:p>Hanoi</text:p>
          </table:table-cell>
          <table:table-cell table:style-name="ce1"/>
          <table:table-cell table:style-name="ce3" office:value-type="string" calcext:value-type="string">
            <text:p>Feature: hotel</text:p>
            <text:p>Country: Vietnam</text:p>
            <text:p>Admin name: Ha Nội</text:p>
          </table:table-cell>
        </table:table-row>
        <table:table-row table:style-name="ro3">
          <table:table-cell table:style-name="ce4" office:value-type="string" calcext:value-type="string">
            <text:p>Vietnam|Hô-Chi-Minh-Ville</text:p>
          </table:table-cell>
          <table:table-cell table:style-name="ce12" office:value-type="string" calcext:value-type="string">
            <text:p>#14011</text:p>
          </table:table-cell>
          <table:table-cell table:style-name="ce4" office:value-type="string" calcext:value-type="string">
            <text:p>http://www.geonames.org/1566083</text:p>
          </table:table-cell>
          <table:table-cell table:style-name="ce4" office:value-type="string" calcext:value-type="string">
            <text:p>Hô-Chi-Minh-Vill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Vietnam</text:p>
            <text:p>Admin name: Saigon</text:p>
            <text:p>Population: 3,467,331</text:p>
          </table:table-cell>
        </table:table-row>
        <table:table-row table:style-name="ro3">
          <table:table-cell table:style-name="ce4" office:value-type="string" calcext:value-type="string">
            <text:p>Vietnam|Hô-Chi-Minh-Ville</text:p>
          </table:table-cell>
          <table:table-cell table:style-name="ce12" office:value-type="string" calcext:value-type="string">
            <text:p>#14011</text:p>
          </table:table-cell>
          <table:table-cell table:style-name="ce4" office:value-type="string" calcext:value-type="string">
            <text:p>http://www.geonames.org/1580578</text:p>
          </table:table-cell>
          <table:table-cell table:style-name="ce4" office:value-type="string" calcext:value-type="string">
            <text:p>Hô-Chi-Minh-Vill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Vietnam</text:p>
            <text:p>Admin name: Saigon</text:p>
            <text:p>Population: 12,865,411</text:p>
          </table:table-cell>
        </table:table-row>
        <table:table-row table:style-name="ro1">
          <table:table-cell table:style-name="ce1" office:value-type="string" calcext:value-type="string">
            <text:p>Vietnam|Sontay</text:p>
          </table:table-cell>
          <table:table-cell table:style-name="ce10" office:value-type="string" calcext:value-type="string">
            <text:p>#13993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Vietnam|Tourane</text:p>
          </table:table-cell>
          <table:table-cell table:style-name="ce12" office:value-type="string" calcext:value-type="string">
            <text:p>#13996</text:p>
          </table:table-cell>
          <table:table-cell table:style-name="ce4" office:value-type="string" calcext:value-type="string">
            <text:p>http://www.geonames.org/1583992</text:p>
          </table:table-cell>
          <table:table-cell table:style-name="ce4" office:value-type="string" calcext:value-type="string">
            <text:p>Tourane</text:p>
          </table:table-cell>
          <table:table-cell table:style-name="ce4"/>
          <table:table-cell table:style-name="ce5" office:value-type="string" calcext:value-type="string">
            <text:p>Feature: seat of a first-order administrative division</text:p>
            <text:p>Country: Vietnam</text:p>
            <text:p>Admin name: Đà Nẵng</text:p>
            <text:p>Population: 752,493</text:p>
          </table:table-cell>
        </table:table-row>
        <table:table-row table:style-name="ro3">
          <table:table-cell table:style-name="ce1" office:value-type="string" calcext:value-type="string">
            <text:p>Vieux-Port</text:p>
          </table:table-cell>
          <table:table-cell table:style-name="ce10" office:value-type="string" calcext:value-type="string">
            <text:p>#9092</text:p>
          </table:table-cell>
          <table:table-cell table:style-name="ce1" office:value-type="string" calcext:value-type="string">
            <text:p>http://www.geonames.org/2969186</text:p>
          </table:table-cell>
          <table:table-cell table:style-name="ce1" office:value-type="string" calcext:value-type="string">
            <text:p>Vieux-Port</text:p>
          </table:table-cell>
          <table:table-cell table:style-name="ce1"/>
          <table:table-cell table:style-name="ce3" office:value-type="string" calcext:value-type="string">
            <text:p>Feature: populated place</text:p>
            <text:p>Country: France</text:p>
            <text:p>Admin name: Normandie</text:p>
            <text:p>Population: 63</text:p>
          </table:table-cell>
        </table:table-row>
        <table:table-row table:style-name="ro1">
          <table:table-cell table:style-name="ce4" office:value-type="string" calcext:value-type="string">
            <text:p>Village Baba</text:p>
          </table:table-cell>
          <table:table-cell table:style-name="ce12" office:value-type="string" calcext:value-type="string">
            <text:p>#8164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Village Edwin Bernard</text:p>
          </table:table-cell>
          <table:table-cell table:style-name="ce10" office:value-type="string" calcext:value-type="string">
            <text:p>#8160</text:p>
          </table:table-cell>
          <table:table-cell table:style-name="ce1" table:number-columns-repeated="4"/>
        </table:table-row>
        <table:table-row table:style-name="ro1">
          <table:table-cell table:style-name="ce4" office:value-type="string" calcext:value-type="string">
            <text:p>Village Gervais</text:p>
          </table:table-cell>
          <table:table-cell table:style-name="ce12" office:value-type="string" calcext:value-type="string">
            <text:p>#8160</text:p>
          </table:table-cell>
          <table:table-cell table:style-name="ce4" table:number-columns-repeated="4"/>
        </table:table-row>
        <table:table-row table:style-name="ro1">
          <table:table-cell table:style-name="ce1" office:value-type="string" calcext:value-type="string">
            <text:p>Virgin Islands, USA</text:p>
          </table:table-cell>
          <table:table-cell table:style-name="ce10" office:value-type="string" calcext:value-type="string">
            <text:p>#13011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Virginie</text:p>
          </table:table-cell>
          <table:table-cell table:style-name="ce12" office:value-type="string" calcext:value-type="string">
            <text:p>#42 #1693 #4110 #13599 #14652</text:p>
          </table:table-cell>
          <table:table-cell table:style-name="ce4" office:value-type="string" calcext:value-type="string">
            <text:p>http://www.geonames.org/6254928</text:p>
          </table:table-cell>
          <table:table-cell table:style-name="ce4" office:value-type="string" calcext:value-type="string">
            <text:p>Virginie</text:p>
          </table:table-cell>
          <table:table-cell table:style-name="ce4"/>
          <table:table-cell table:style-name="ce5" office:value-type="string" calcext:value-type="string">
            <text:p>Feature: first-order administrative division</text:p>
            <text:p>Country: États-Unis</text:p>
            <text:p>Admin name: Virginie</text:p>
            <text:p>Population: 7,642,884</text:p>
          </table:table-cell>
        </table:table-row>
        <table:table-row table:style-name="ro1">
          <table:table-cell table:style-name="ce1" office:value-type="string" calcext:value-type="string">
            <text:p>Viritou</text:p>
          </table:table-cell>
          <table:table-cell table:style-name="ce10" office:value-type="string" calcext:value-type="string">
            <text:p>#359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Vosges</text:p>
          </table:table-cell>
          <table:table-cell table:style-name="ce12" office:value-type="string" calcext:value-type="string">
            <text:p>#11053 #11054 #11055 #11057 #11058 #11059</text:p>
          </table:table-cell>
          <table:table-cell table:style-name="ce4" office:value-type="string" calcext:value-type="string">
            <text:p>http://www.geonames.org/2967681</text:p>
          </table:table-cell>
          <table:table-cell table:style-name="ce4" office:value-type="string" calcext:value-type="string">
            <text:p>Vosges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Grand Est</text:p>
            <text:p>Population: 393,474</text:p>
          </table:table-cell>
        </table:table-row>
        <table:table-row table:style-name="ro1">
          <table:table-cell table:style-name="ce1" office:value-type="string" calcext:value-type="string">
            <text:p>Yarouqui</text:p>
          </table:table-cell>
          <table:table-cell table:style-name="ce10" office:value-type="string" calcext:value-type="string">
            <text:p>#4846</text:p>
          </table:table-cell>
          <table:table-cell table:style-name="ce1" table:number-columns-repeated="4"/>
        </table:table-row>
        <table:table-row table:style-name="ro3">
          <table:table-cell table:style-name="ce4" office:value-type="string" calcext:value-type="string">
            <text:p>Yonne</text:p>
          </table:table-cell>
          <table:table-cell table:style-name="ce12" office:value-type="string" calcext:value-type="string">
            <text:p>#11060 #11061 #11062 #11063 #11064 #11065 #11066</text:p>
          </table:table-cell>
          <table:table-cell table:style-name="ce4" office:value-type="string" calcext:value-type="string">
            <text:p>http://www.geonames.org/2967222</text:p>
          </table:table-cell>
          <table:table-cell table:style-name="ce4" office:value-type="string" calcext:value-type="string">
            <text:p>Yonne</text:p>
          </table:table-cell>
          <table:table-cell table:style-name="ce4"/>
          <table:table-cell table:style-name="ce5" office:value-type="string" calcext:value-type="string">
            <text:p>Feature: second-order administrative division</text:p>
            <text:p>Country: France</text:p>
            <text:p>Admin name: Bourgogne-Franche-Comté</text:p>
            <text:p>Population: 354,282</text:p>
          </table:table-cell>
        </table:table-row>
        <table:table-row table:style-name="ro4">
          <table:table-cell table:style-name="ce1" office:value-type="string" calcext:value-type="string">
            <text:p>Yougoslavie</text:p>
          </table:table-cell>
          <table:table-cell table:style-name="ce10" office:value-type="string" calcext:value-type="string">
            <text:p>#1435</text:p>
          </table:table-cell>
          <table:table-cell table:style-name="ce1" office:value-type="string" calcext:value-type="string">
            <text:p>http://www.geonames.org/7500737</text:p>
          </table:table-cell>
          <table:table-cell table:style-name="ce1" office:value-type="string" calcext:value-type="string">
            <text:p>Yougoslavie</text:p>
          </table:table-cell>
          <table:table-cell table:style-name="ce1"/>
          <table:table-cell table:style-name="ce3" office:value-type="string" calcext:value-type="string">
            <text:p>Feature: historical political entity</text:p>
            <text:p>Country: YU</text:p>
          </table:table-cell>
        </table:table-row>
        <table:table-row table:style-name="ro1" table:number-rows-repeated="104649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43:02.94796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Daniel Berthereau</dc:creator>
    <meta:creation-date>2021-06-09T13:32:18+00:00</meta:creation-date>
    <dc:date>2021-06-10T15:46:24.361663093</dc:date>
    <meta:editing-duration>PT6M1S</meta:editing-duration>
    <meta:editing-cycles>3</meta:editing-cycles>
    <meta:generator>LibreOffice/7.0.4.2$Linux_X86_64 LibreOffice_project/00$Build-2</meta:generator>
    <meta:document-statistic meta:table-count="1" meta:cell-count="9443" meta:object-count="0"/>
  </office:meta>
</office:document-meta>
</file>